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Ganapathy" svg:font-family="Ganapathy" style:font-family-generic="swiss" style:font-pitch="variable"/>
    <style:font-face style:name="Ganapathy1" svg:font-family="Ganapathy" style:font-family-generic="system" style:font-pitch="variable"/>
    <style:font-face style:name="Gentium" svg:font-family="Gentium" style:font-pitch="variable"/>
    <style:font-face style:name="Helvetica" svg:font-family="Helvetica" style:font-family-generic="swiss"/>
    <style:font-face style:name="Helvetica1" svg:font-family="Helvetica"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mil Sangam MN" svg:font-family="'Tamil Sangam MN'" style:font-pitch="variable"/>
    <style:font-face style:name="Telugu Sangam MN" svg:font-family="'Telugu Sangam MN'"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NewRomanPS-ItalicMT" svg:font-family="TimesNewRomanPS-ItalicMT" style:font-family-generic="swiss"/>
    <style:font-face style:name="TimesNewRomanPSMT" svg:font-family="TimesNewRomanPSMT" style:font-family-generic="roman"/>
    <style:font-face style:name="TimesNewRomanPSMT1" svg:font-family="TimesNewRomanPSMT" style:font-family-generic="system" style:font-pitch="variable"/>
    <style:font-face style:name="nRWÿ" svg:font-family="nRWÿ"/>
    <style:font-face style:name="ð]`[ÿ" svg:font-family="ð]`[ÿ"/>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3pt" fo:font-weight="bold" style:font-size-asian="13pt" style:font-weight-asian="bold" style:font-name-complex="Times New Roman2" style:font-size-complex="13pt" style:font-weight-complex="bold"/>
    </style:style>
    <style:style style:name="P3" style:family="paragraph" style:parent-style-name="Standard">
      <style:paragraph-properties fo:line-height="150%" fo:text-align="center" style:justify-single-word="false"/>
      <style:text-properties style:font-name="Times New Roman2" fo:font-size="10pt" fo:font-weight="bold" style:font-size-asian="10pt" style:font-weight-asian="bold" style:font-name-complex="Times New Roman2" style:font-size-complex="10pt" style:font-weight-complex="bold"/>
    </style:style>
    <style:style style:name="P4" style:family="paragraph" style:parent-style-name="Standard" style:master-page-name="">
      <style:paragraph-properties fo:margin-left="0.1016in" fo:margin-right="0in" fo:line-height="100%" fo:text-align="center" style:justify-single-word="false" fo:text-indent="0in" style:auto-text-indent="false" style:page-number="auto"/>
      <style:text-properties style:font-name="Times New Roman2" fo:font-size="10pt" fo:font-weight="normal" style:font-size-asian="10pt" style:font-weight-asian="normal" style:font-name-complex="Times New Roman2" style:font-size-complex="10pt" style:font-weight-complex="normal"/>
    </style:style>
    <style:style style:name="P5" style:family="paragraph" style:parent-style-name="Footnote">
      <style:text-properties style:font-name="Times New Roman2" fo:font-size="10pt" style:font-size-asian="10pt" style:font-size-complex="10pt"/>
    </style:style>
    <style:style style:name="P6" style:family="paragraph" style:parent-style-name="Footnote">
      <style:paragraph-properties fo:text-align="justify" style:justify-single-word="false"/>
      <style:text-properties style:font-name="Times New Roman2" fo:font-size="10pt" style:font-size-asian="10pt" style:font-size-complex="10pt"/>
    </style:style>
    <style:style style:name="P7" style:family="paragraph" style:parent-style-name="Standard" style:master-page-name="">
      <style:paragraph-properties fo:margin-left="0.1992in" fo:margin-right="0in" fo:line-height="100%" fo:text-indent="0in" style:auto-text-indent="false" style:page-number="auto"/>
      <style:text-properties style:font-name="Times New Roman2" fo:font-size="10pt" style:font-size-asian="10pt" style:font-name-complex="Times New Roman2" style:font-size-complex="10pt"/>
    </style:style>
    <style:style style:name="P8" style:family="paragraph" style:parent-style-name="Standard">
      <style:paragraph-properties fo:margin-left="0.1992in" fo:margin-right="0in" fo:line-height="100%" fo:text-indent="0in" style:auto-text-indent="false"/>
      <style:text-properties style:font-name="Times New Roman2" fo:font-size="10pt" style:font-size-asian="10pt" style:font-name-complex="Times New Roman2" style:font-size-complex="10pt"/>
    </style:style>
    <style:style style:name="P9" style:family="paragraph" style:parent-style-name="Standard" style:master-page-name="">
      <style:paragraph-properties fo:margin-left="0.7965in" fo:margin-right="0in" fo:line-height="100%" fo:text-align="justify" style:justify-single-word="false" fo:text-indent="-0.5882in" style:auto-text-indent="false" style:page-number="auto"/>
      <style:text-properties style:font-name="Times New Roman2" fo:font-size="10pt" style:font-size-asian="10pt" style:font-name-complex="Times New Roman2" style:font-size-complex="10pt"/>
    </style:style>
    <style:style style:name="P10" style:family="paragraph" style:parent-style-name="Standard" style:master-page-name="">
      <style:paragraph-properties fo:margin-left="0.8457in" fo:margin-right="0in" fo:line-height="100%" fo:text-align="justify" style:justify-single-word="false" fo:text-indent="-0.6374in" style:auto-text-indent="false" style:page-number="auto"/>
      <style:text-properties style:font-name="Times New Roman2" fo:font-size="10pt" style:font-size-asian="10pt" style:font-name-complex="Times New Roman2" style:font-size-complex="10pt"/>
    </style:style>
    <style:style style:name="P11" style:family="paragraph" style:parent-style-name="Standard" style:master-page-name="">
      <style:paragraph-properties fo:margin-left="0.7354in" fo:margin-right="0in" fo:line-height="100%" fo:text-align="justify" style:justify-single-word="false" fo:text-indent="-0.539in" style:auto-text-indent="false" style:page-number="auto"/>
      <style:text-properties style:font-name="Times New Roman2" fo:font-size="10pt" style:font-size-asian="10pt" style:font-name-complex="Times New Roman2" style:font-size-complex="10pt"/>
    </style:style>
    <style:style style:name="P12" style:family="paragraph" style:parent-style-name="Standard">
      <style:paragraph-properties fo:margin-left="0.8457in" fo:margin-right="0in" fo:line-height="100%" fo:text-indent="-0.6374in" style:auto-text-indent="false"/>
      <style:text-properties style:font-name="Times New Roman2" fo:font-size="10pt" style:font-size-asian="10pt" style:font-name-complex="Times New Roman2" style:font-size-complex="10pt"/>
    </style:style>
    <style:style style:name="P13" style:family="paragraph" style:parent-style-name="Standard">
      <style:paragraph-properties fo:margin-left="0.6984in" fo:margin-right="0.0126in" fo:line-height="100%" fo:text-align="justify" style:justify-single-word="false" fo:text-indent="-0.5083in" style:auto-text-indent="false"/>
      <style:text-properties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P14" style:family="paragraph" style:parent-style-name="Standard">
      <style:paragraph-properties fo:line-height="150%" fo:text-align="center" style:justify-single-word="false"/>
      <style:text-properties style:font-name="Times New Roman2" fo:font-size="11pt" fo:font-weight="bold" style:font-size-asian="11pt" style:font-weight-asian="bold" style:font-name-complex="Times New Roman2" style:font-size-complex="11pt" style:font-weight-complex="bold"/>
    </style:style>
    <style:style style:name="P15" style:family="paragraph" style:parent-style-name="Standard" style:master-page-name="">
      <style:paragraph-properties fo:margin-left="0.2299in" fo:margin-right="0in" fo:line-height="100%" fo:text-align="center" style:justify-single-word="false" fo:text-indent="0in" style:auto-text-indent="false" style:page-number="auto"/>
      <style:text-properties style:font-name="Times New Roman2" fo:font-size="11pt" style:font-size-asian="11pt" style:font-name-complex="Times New Roman2" style:font-size-complex="11pt"/>
    </style:style>
    <style:style style:name="P16" style:family="paragraph" style:parent-style-name="Standard">
      <style:paragraph-properties fo:margin-left="0.2299in" fo:margin-right="0in" fo:line-height="100%" fo:text-align="center" style:justify-single-word="false" fo:text-indent="0in" style:auto-text-indent="false"/>
      <style:text-properties style:font-name="Times New Roman2" fo:font-size="11pt" style:font-size-asian="11pt" style:font-name-complex="Times New Roman2" style:font-size-complex="11pt"/>
    </style:style>
    <style:style style:name="P17" style:family="paragraph" style:parent-style-name="Standard" style:master-page-name="">
      <style:paragraph-properties fo:margin-left="0.2299in" fo:margin-right="0in" fo:line-height="100%" fo:text-align="center" style:justify-single-word="false" fo:text-indent="0in" style:auto-text-indent="false" style:page-number="auto"/>
      <style:text-properties style:font-name="Times New Roman2" fo:font-size="11pt" style:text-underline-style="solid" style:text-underline-width="auto" style:text-underline-color="font-color" style:font-size-asian="11pt" style:font-name-complex="Times New Roman2" style:font-size-complex="11pt"/>
    </style:style>
    <style:style style:name="P18" style:family="paragraph" style:parent-style-name="Standard">
      <style:paragraph-properties fo:margin-left="0.0098in" fo:margin-right="0in" style:line-height-at-least="0.0693in" fo:text-align="center" style:justify-single-word="false" fo:text-indent="0in" style:auto-text-indent="false"/>
      <style:text-properties style:font-name="Times New Roman2" fo:font-size="11pt" style:text-underline-style="solid" style:text-underline-width="auto" style:text-underline-color="font-color" style:font-size-asian="11pt" style:font-name-complex="Times New Roman2" style:font-size-complex="11pt"/>
    </style:style>
    <style:style style:name="P19" style:family="paragraph" style:parent-style-name="Standard" style:master-page-name="">
      <style:paragraph-properties fo:line-height="150%" fo:text-align="justify" style:justify-single-word="false" style:page-number="auto"/>
      <style:text-properties style:font-name="Times New Roman2" fo:font-size="11pt" fo:font-weight="normal" style:font-size-asian="11pt" style:font-weight-asian="normal" style:font-name-complex="Times New Roman2" style:font-size-complex="11pt" style:font-weight-complex="normal"/>
    </style:style>
    <style:style style:name="P20" style:family="paragraph" style:parent-style-name="Standard">
      <style:paragraph-properties fo:line-height="150%" fo:text-align="center" style:justify-single-word="false"/>
      <style:text-properties style:font-name="Times New Roman2" fo:font-size="12pt" fo:font-weight="bold" style:font-size-asian="12pt" style:font-weight-asian="bold" style:font-name-complex="Times New Roman2" style:font-size-complex="12pt" style:font-weight-complex="bold"/>
    </style:style>
    <style:style style:name="P21" style:family="paragraph" style:parent-style-name="Standard">
      <style:paragraph-properties fo:margin-left="0.1102in" fo:margin-right="0in" fo:line-height="100%" fo:text-align="center" style:justify-single-word="false" fo:text-indent="0in" style:auto-text-indent="false"/>
      <style:text-properties style:font-name="Times New Roman2" fo:font-size="12pt" fo:font-weight="bold" style:font-size-asian="12pt" style:font-weight-asian="bold" style:font-name-complex="Times New Roman2" style:font-size-complex="12pt" style:font-weight-complex="bold"/>
    </style:style>
    <style:style style:name="P22" style:family="paragraph" style:parent-style-name="Standard">
      <style:paragraph-properties fo:margin-left="0.3945in" fo:margin-right="0in" fo:line-height="200%" fo:text-align="start" style:justify-single-word="false" fo:text-indent="-0.1957in" style:auto-text-indent="false"/>
      <style:text-properties style:font-name="Times New Roman2" fo:font-size="12pt" fo:font-weight="bold" style:font-size-asian="12pt" style:font-weight-asian="bold" style:font-name-complex="Ganapathy" style:font-size-complex="12pt" style:font-weight-complex="bold"/>
    </style:style>
    <style:style style:name="P23" style:family="paragraph" style:parent-style-name="Standard" style:master-page-name="">
      <style:paragraph-properties fo:margin-left="0.3882in" fo:margin-right="0.3925in" fo:line-height="150%" fo:text-align="justify" style:justify-single-word="false" fo:text-indent="-0.1902in" style:auto-text-indent="false" style:page-number="auto"/>
      <style:text-properties style:font-name="Times New Roman2" fo:font-size="12pt" fo:font-weight="bold" style:font-size-asian="12pt" style:font-weight-asian="bold" style:font-name-complex="Ganapathy" style:font-size-complex="12pt" style:font-weight-complex="bold"/>
    </style:style>
    <style:style style:name="P24" style:family="paragraph" style:parent-style-name="Standard">
      <style:paragraph-properties fo:margin-left="0.3882in" fo:margin-right="0.3925in" fo:line-height="150%" fo:text-align="justify" style:justify-single-word="false" fo:text-indent="-0.1902in" style:auto-text-indent="false"/>
      <style:text-properties style:font-name="Times New Roman2" fo:font-size="12pt" fo:font-weight="bold" style:font-size-asian="12pt" style:font-weight-asian="bold" style:font-name-complex="Ganapathy" style:font-size-complex="12pt" style:font-weight-complex="bold"/>
    </style:style>
    <style:style style:name="P25" style:family="paragraph" style:parent-style-name="Standard" style:master-page-name="">
      <style:paragraph-properties fo:margin-left="0.3882in" fo:margin-right="0.3925in" fo:line-height="150%" fo:text-align="justify" style:justify-single-word="false" fo:text-indent="-0.1839in" style:auto-text-indent="false" style:page-number="auto"/>
      <style:text-properties style:font-name="Times New Roman2" fo:font-size="12pt" fo:font-weight="bold" style:font-size-asian="12pt" style:font-weight-asian="bold" style:font-name-complex="Ganapathy" style:font-size-complex="12pt" style:font-weight-complex="bold"/>
    </style:style>
    <style:style style:name="P26" style:family="paragraph" style:parent-style-name="Standard">
      <style:paragraph-properties fo:margin-left="0.3882in" fo:margin-right="0.3925in" fo:line-height="150%" fo:text-align="justify" style:justify-single-word="false" fo:text-indent="-0.1839in" style:auto-text-indent="false"/>
      <style:text-properties style:font-name="Times New Roman2" fo:font-size="12pt" fo:font-weight="bold" style:font-size-asian="12pt" style:font-weight-asian="bold" style:font-name-complex="Ganapathy" style:font-size-complex="12pt" style:font-weight-complex="bold"/>
    </style:style>
    <style:style style:name="P27" style:family="paragraph" style:parent-style-name="Standard">
      <style:paragraph-properties fo:margin-left="0.4063in" fo:margin-right="0in" fo:line-height="150%" fo:text-align="justify" style:justify-single-word="false" fo:text-indent="0in" style:auto-text-indent="false">
        <style:tab-stops/>
      </style:paragraph-properties>
      <style:text-properties style:font-name="Times New Roman2" fo:font-size="12pt" style:font-size-asian="12pt" style:font-name-complex="Times New Roman2" style:font-size-complex="12pt"/>
    </style:style>
    <style:style style:name="P28" style:family="paragraph" style:parent-style-name="Standard" style:master-page-name="">
      <style:paragraph-properties fo:margin-left="0.4661in" fo:margin-right="0.3756in" fo:line-height="150%" fo:text-align="justify" style:justify-single-word="false" fo:text-indent="-0.2693in" style:auto-text-indent="false" style:page-number="auto">
        <style:tab-stops/>
      </style:paragraph-properties>
      <style:text-properties style:font-name="Times New Roman2" fo:font-size="12pt" style:font-size-asian="12pt" style:font-name-complex="Times New Roman2" style:font-size-complex="12pt"/>
    </style:style>
    <style:style style:name="P29" style:family="paragraph" style:parent-style-name="Standard" style:master-page-name="">
      <style:paragraph-properties fo:margin-left="0.4661in" fo:margin-right="0.3598in" fo:line-height="150%" fo:text-align="justify" style:justify-single-word="false" fo:text-indent="-0.2693in" style:auto-text-indent="false" style:page-number="auto">
        <style:tab-stops/>
      </style:paragraph-properties>
      <style:text-properties style:font-name="Times New Roman2" fo:font-size="12pt" style:font-size-asian="12pt" style:font-name-complex="Times New Roman2" style:font-size-complex="12pt"/>
    </style:style>
    <style:style style:name="P30" style:family="paragraph" style:parent-style-name="Standard">
      <style:paragraph-properties fo:margin-left="0.4661in" fo:margin-right="0.3598in" fo:line-height="150%" fo:text-align="justify" style:justify-single-word="false" fo:text-indent="-0.2693in" style:auto-text-indent="false">
        <style:tab-stops/>
      </style:paragraph-properties>
      <style:text-properties style:font-name="Times New Roman2" fo:font-size="12pt" style:font-size-asian="12pt" style:font-name-complex="Times New Roman2" style:font-size-complex="12pt"/>
    </style:style>
    <style:style style:name="P31" style:family="paragraph" style:parent-style-name="Standard" style:master-page-name="">
      <style:paragraph-properties fo:margin-left="0.4661in" fo:margin-right="0.3063in" fo:line-height="150%" fo:text-align="justify" style:justify-single-word="false" fo:text-indent="-0.2693in" style:auto-text-indent="false" style:page-number="auto">
        <style:tab-stops/>
      </style:paragraph-properties>
      <style:text-properties style:font-name="Times New Roman2" fo:font-size="12pt" style:font-size-asian="12pt" style:font-name-complex="Times New Roman2" style:font-size-complex="12pt"/>
    </style:style>
    <style:style style:name="P32" style:family="paragraph" style:parent-style-name="Standard" style:master-page-name="">
      <style:paragraph-properties fo:margin-left="0.4043in" fo:margin-right="0.3118in" fo:line-height="150%" fo:text-align="justify" style:justify-single-word="false" fo:text-indent="-0.211in" style:auto-text-indent="false" style:page-number="auto"/>
      <style:text-properties style:font-name="Times New Roman2" fo:font-size="12pt" style:font-size-asian="12pt" style:font-name-complex="Times New Roman2" style:font-size-complex="12pt"/>
    </style:style>
    <style:style style:name="P33" style:family="paragraph" style:parent-style-name="Standard">
      <style:paragraph-properties fo:margin-left="0.4043in" fo:margin-right="0.3118in" fo:line-height="150%" fo:text-align="justify" style:justify-single-word="false" fo:text-indent="-0.211in" style:auto-text-indent="false"/>
      <style:text-properties style:font-name="Times New Roman2" fo:font-size="12pt" style:font-size-asian="12pt" style:font-name-complex="Times New Roman2" style:font-size-complex="12pt"/>
    </style:style>
    <style:style style:name="P34" style:family="paragraph" style:parent-style-name="Standard" style:master-page-name="">
      <style:paragraph-properties fo:margin-left="0.4016in" fo:margin-right="0.3811in" fo:line-height="150%" fo:text-align="justify" style:justify-single-word="false" fo:text-indent="-0.2008in" style:auto-text-indent="false" style:page-number="auto">
        <style:tab-stops>
          <style:tab-stop style:position="-0.3874in"/>
        </style:tab-stops>
      </style:paragraph-properties>
      <style:text-properties style:font-name="Times New Roman2" fo:font-size="12pt" style:font-size-asian="12pt" style:font-name-complex="Times New Roman2" style:font-size-complex="12pt"/>
    </style:style>
    <style:style style:name="P35" style:family="paragraph" style:parent-style-name="Standard">
      <style:paragraph-properties fo:margin-left="0.4016in" fo:margin-right="0.2945in" fo:line-height="150%" fo:text-align="justify" style:justify-single-word="false" fo:text-indent="-0.2008in" style:auto-text-indent="false">
        <style:tab-stops>
          <style:tab-stop style:position="-0.3874in"/>
        </style:tab-stops>
      </style:paragraph-properties>
      <style:text-properties style:font-name="Times New Roman2" fo:font-size="12pt" style:font-size-asian="12pt" style:font-name-complex="Times New Roman2" style:font-size-complex="12pt"/>
    </style:style>
    <style:style style:name="P36" style:family="paragraph" style:parent-style-name="Standard" style:master-page-name="">
      <style:paragraph-properties fo:margin-left="0.4016in" fo:margin-right="0.2945in" fo:line-height="150%" fo:text-align="justify" style:justify-single-word="false" fo:text-indent="-0.2008in" style:auto-text-indent="false" style:page-number="auto">
        <style:tab-stops>
          <style:tab-stop style:position="-0.3874in"/>
        </style:tab-stops>
      </style:paragraph-properties>
      <style:text-properties style:font-name="Times New Roman2" fo:font-size="12pt" style:font-size-asian="12pt" style:font-name-complex="Times New Roman2" style:font-size-complex="12pt"/>
    </style:style>
    <style:style style:name="P37" style:family="paragraph" style:parent-style-name="Standard" style:master-page-name="">
      <style:paragraph-properties fo:margin-left="0.1957in" fo:margin-right="0.3756in" fo:line-height="150%" fo:text-align="start" style:justify-single-word="false" fo:text-indent="0in" style:auto-text-indent="false" style:page-number="auto">
        <style:tab-stops/>
      </style:paragraph-properties>
      <style:text-properties style:font-name="Times New Roman2" fo:font-size="12pt" style:font-size-asian="12pt" style:font-name-complex="Times New Roman2" style:font-size-complex="12pt"/>
    </style:style>
    <style:style style:name="P38"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style:font-name="Times New Roman2" fo:font-size="12pt" style:font-size-asian="12pt" style:font-size-complex="12pt"/>
    </style:style>
    <style:style style:name="P39" style:family="paragraph" style:parent-style-name="Standard" style:master-page-name="">
      <style:paragraph-properties fo:margin-left="0.1984in" fo:margin-right="0in" fo:line-height="200%" fo:text-align="start" style:justify-single-word="false" fo:text-indent="0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40" style:family="paragraph" style:parent-style-name="Standard">
      <style:paragraph-properties fo:margin-left="0.1984in" fo:margin-right="0in" fo:line-height="200%" fo:text-align="start"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1" style:family="paragraph" style:parent-style-name="Standard">
      <style:paragraph-properties fo:margin-left="0.4047in" fo:margin-right="0.1909in" fo:line-height="200%" fo:text-align="start" style:justify-single-word="false" fo:text-indent="-0.2083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2" style:family="paragraph" style:parent-style-name="Standard">
      <style:paragraph-properties fo:margin-left="0.4063in" fo:margin-right="0in" fo:line-height="2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3" style:family="paragraph" style:parent-style-name="Standard">
      <style:paragraph-properties fo:margin-left="0.2055in" fo:margin-right="0in" fo:line-height="2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4" style:family="paragraph" style:parent-style-name="Standard" style:master-page-name="">
      <style:paragraph-properties fo:margin-left="0.1957in" fo:margin-right="0.2945in" fo:line-height="200%" fo:text-align="justify" style:justify-single-word="false" fo:text-indent="0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45" style:family="paragraph" style:parent-style-name="Standard">
      <style:paragraph-properties fo:margin-left="0.1957in" fo:margin-right="0.2945in" fo:line-height="2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6" style:family="paragraph" style:parent-style-name="Standard" style:master-page-name="">
      <style:paragraph-properties fo:margin-left="0.4028in" fo:margin-right="0.3898in" fo:line-height="200%" fo:text-align="justify" style:justify-single-word="false" fo:text-indent="-0.1984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47" style:family="paragraph" style:parent-style-name="Standard">
      <style:paragraph-properties fo:margin-left="0.4028in" fo:margin-right="0.3898in" fo:line-height="20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8" style:family="paragraph" style:parent-style-name="Standard">
      <style:paragraph-properties fo:margin-left="0.4028in" fo:margin-right="0.228in" fo:line-height="20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9" style:family="paragraph" style:parent-style-name="Standard" style:master-page-name="">
      <style:paragraph-properties fo:margin-left="0.4028in" fo:margin-right="0.3984in" fo:line-height="200%" fo:text-align="justify" style:justify-single-word="false" fo:text-indent="-0.2146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50" style:family="paragraph" style:parent-style-name="Standard">
      <style:paragraph-properties fo:margin-left="0.4028in" fo:margin-right="0.3984in" fo:line-height="200%" fo:text-align="justify" style:justify-single-word="false" fo:text-indent="-0.2146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1" style:family="paragraph" style:parent-style-name="Standard" style:master-page-name="">
      <style:paragraph-properties fo:margin-left="0.4063in" fo:margin-right="0in" fo:line-height="200%" fo:text-align="justify" style:justify-single-word="false" fo:text-indent="-0.2083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52" style:family="paragraph" style:parent-style-name="Standard">
      <style:paragraph-properties fo:margin-left="0.4063in" fo:margin-right="0in" fo:line-height="200%" fo:text-align="justify" style:justify-single-word="false" fo:text-indent="-0.2083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3" style:family="paragraph" style:parent-style-name="Standard">
      <style:paragraph-properties fo:margin-left="0.4063in" fo:margin-right="0in" fo:line-height="200%" fo:text-align="center"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4" style:family="paragraph" style:parent-style-name="Standard">
      <style:paragraph-properties fo:margin-left="0.4063in" fo:margin-right="0in" fo:line-height="100%" fo:text-align="center"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5" style:family="paragraph" style:parent-style-name="Standard">
      <style:paragraph-properties fo:margin-left="0.4063in" fo:margin-right="0in" fo:line-height="1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6" style:family="paragraph" style:parent-style-name="Standard">
      <style:paragraph-properties fo:margin-left="0.1957in" fo:margin-right="0.2945in" fo:line-height="1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7" style:family="paragraph" style:parent-style-name="Standard">
      <style:paragraph-properties fo:margin-left="0.4063in" fo:margin-right="0in" fo:line-height="15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8" style:family="paragraph" style:parent-style-name="Standard">
      <style:paragraph-properties fo:margin-left="0.1984in" fo:margin-right="0.1909in" fo:line-height="150%" fo:text-align="justify" style:justify-single-word="false" fo:text-indent="-0.0075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9" style:family="paragraph" style:parent-style-name="Standard">
      <style:paragraph-properties fo:margin-left="0.4335in" fo:margin-right="0.3839in" fo:line-height="150%" fo:text-align="justify" style:justify-single-word="false" fo:text-indent="-0.2366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60" style:family="paragraph" style:parent-style-name="Standard" style:master-page-name="">
      <style:paragraph-properties fo:margin-left="0.4028in" fo:margin-right="0.3984in" fo:line-height="150%" fo:text-align="justify" style:justify-single-word="false" fo:text-indent="-0.2083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61"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62" style:family="paragraph" style:parent-style-name="Standard" style:master-page-name="">
      <style:paragraph-properties fo:margin-left="0.3945in" fo:margin-right="0.3925in" fo:line-height="150%" fo:text-align="justify" style:justify-single-word="false" fo:text-indent="-0.1937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63"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64" style:family="paragraph" style:parent-style-name="Standard" style:master-page-name="">
      <style:paragraph-properties fo:margin-left="0.4043in" fo:margin-right="0.3839in" fo:line-height="150%" fo:text-align="justify" style:justify-single-word="false" fo:text-indent="-0.1984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65"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66" style:family="paragraph" style:parent-style-name="Standard" style:master-page-name="">
      <style:paragraph-properties fo:margin-left="0.3972in" fo:margin-right="0.3839in" fo:line-height="150%" fo:text-align="justify" style:justify-single-word="false" fo:text-indent="-0.1909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67" style:family="paragraph" style:parent-style-name="Standard" style:master-page-name="">
      <style:paragraph-properties fo:margin-left="0.4016in" fo:margin-right="0.2472in" fo:line-height="150%" fo:text-align="justify"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68" style:family="paragraph" style:parent-style-name="Standard">
      <style:paragraph-properties fo:margin-left="0.4016in" fo:margin-right="0.2602in" fo:line-height="150%" fo:text-align="justify" style:justify-single-word="false" fo:text-indent="-0.2071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9" style:family="paragraph" style:parent-style-name="Standard" style:master-page-name="">
      <style:paragraph-properties fo:margin-left="0.4016in" fo:margin-right="0.2602in" fo:line-height="150%" fo:text-align="justify"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70" style:family="paragraph" style:parent-style-name="Standard">
      <style:paragraph-properties fo:margin-left="0.4035in" fo:margin-right="0.2945in" fo:line-height="150%" fo:text-align="justify" style:justify-single-word="false" fo:text-indent="-0.2055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71" style:family="paragraph" style:parent-style-name="Standard" style:master-page-name="">
      <style:paragraph-properties fo:margin-left="0.4028in" fo:margin-right="0.3898in" fo:line-height="150%" fo:text-align="justify" style:justify-single-word="false" fo:text-indent="-0.2055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72"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73" style:family="paragraph" style:parent-style-name="Standard" style:master-page-name="">
      <style:paragraph-properties fo:margin-left="0.4028in" fo:margin-right="0.3602in" fo:line-height="150%" fo:text-align="justify" style:justify-single-word="false" fo:text-indent="-0.1984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74" style:family="paragraph" style:parent-style-name="Standard">
      <style:paragraph-properties fo:margin-left="0.4028in" fo:margin-right="0.3602in" fo:line-height="15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75" style:family="paragraph" style:parent-style-name="Standard">
      <style:paragraph-properties fo:margin-left="0.4028in" fo:margin-right="0.3898in" fo:line-height="15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76" style:family="paragraph" style:parent-style-name="Standard">
      <style:paragraph-properties fo:margin-left="0.4028in" fo:margin-right="0.228in" fo:line-height="15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77" style:family="paragraph" style:parent-style-name="Standard" style:master-page-name="">
      <style:paragraph-properties fo:margin-left="0.4028in" fo:margin-right="0.3118in" fo:line-height="150%" fo:text-align="justify" style:justify-single-word="false" fo:text-indent="-0.1909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78" style:family="paragraph" style:parent-style-name="Standard">
      <style:paragraph-properties fo:margin-left="0.4028in" fo:margin-right="0.3118in" fo:line-height="150%" fo:text-align="justify" style:justify-single-word="false" fo:text-indent="-0.1909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79"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80" style:family="paragraph" style:parent-style-name="Standard">
      <style:paragraph-properties fo:line-height="150%" fo:text-align="justify" style:justify-single-word="false"/>
      <style:text-properties style:font-name="Times New Roman2" fo:font-size="12pt" fo:font-weight="normal" style:font-size-asian="12pt" style:font-weight-asian="normal" style:font-name-complex="Times New Roman2" style:font-size-complex="12pt" style:font-weight-complex="normal"/>
    </style:style>
    <style:style style:name="P81" style:family="paragraph" style:parent-style-name="Standard">
      <style:paragraph-properties fo:margin-left="0.6902in" fo:margin-right="0.3646in" fo:line-height="150%" fo:text-align="center" style:justify-single-word="false" fo:text-indent="-0.287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82" style:family="paragraph" style:parent-style-name="Standard">
      <style:paragraph-properties fo:margin-left="0.6902in" fo:margin-right="0.3118in" fo:line-height="150%" fo:text-align="center" style:justify-single-word="false" fo:text-indent="-0.287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83" style:family="paragraph" style:parent-style-name="Standard" style:master-page-name="">
      <style:paragraph-properties fo:margin-left="0.4016in" fo:margin-right="0.1472in" fo:line-height="150%" fo:text-align="start"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84" style:family="paragraph" style:parent-style-name="Standard" style:master-page-name="">
      <style:paragraph-properties fo:margin-left="0.4016in" fo:margin-right="0.1602in" fo:line-height="150%" fo:text-align="start"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85" style:family="paragraph" style:parent-style-name="Standard" style:master-page-name="">
      <style:paragraph-properties fo:margin-left="0.4016in" fo:margin-right="0.2008in" fo:line-height="150%" fo:text-align="start"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86" style:family="paragraph" style:parent-style-name="Standard" style:master-page-name="">
      <style:paragraph-properties fo:margin-left="0.3925in" fo:margin-right="0.2862in" fo:line-height="150%" fo:text-align="justify" style:justify-single-word="false" fo:text-indent="-0.1799in" style:auto-text-indent="false" style:page-number="auto"/>
      <style:text-properties style:font-name="Times New Roman2" fo:font-size="12pt" fo:font-weight="normal" style:font-size-asian="12pt" style:font-weight-asian="normal" style:font-name-complex="Helvetica" style:font-size-complex="12pt" style:font-weight-complex="normal"/>
    </style:style>
    <style:style style:name="P87" style:family="paragraph" style:parent-style-name="Standard">
      <style:paragraph-properties fo:margin-left="0.3925in" fo:margin-right="0.2862in" fo:line-height="150%" fo:text-align="justify" style:justify-single-word="false" fo:text-indent="-0.1799in" style:auto-text-indent="false"/>
      <style:text-properties style:font-name="Times New Roman2" fo:font-size="12pt" fo:font-weight="normal" style:font-size-asian="12pt" style:font-weight-asian="normal" style:font-name-complex="Helvetica" style:font-size-complex="12pt" style:font-weight-complex="normal"/>
    </style:style>
    <style:style style:name="P88" style:family="paragraph" style:parent-style-name="Standard" style:master-page-name="">
      <style:paragraph-properties fo:margin-left="0.3925in" fo:margin-right="0.2126in" fo:line-height="150%" fo:text-align="justify" style:justify-single-word="false" fo:text-indent="-0.1799in" style:auto-text-indent="false" style:page-number="auto"/>
      <style:text-properties style:font-name="Times New Roman2" fo:font-size="12pt" fo:font-weight="normal" style:font-size-asian="12pt" style:font-weight-asian="normal" style:font-name-complex="Helvetica" style:font-size-complex="12pt" style:font-weight-complex="normal"/>
    </style:style>
    <style:style style:name="P89" style:family="paragraph" style:parent-style-name="Standard">
      <style:paragraph-properties fo:margin-left="0.3925in" fo:margin-right="0.3756in" fo:line-height="150%" fo:text-align="justify" style:justify-single-word="false" fo:text-indent="-0.1799in" style:auto-text-indent="false"/>
      <style:text-properties style:font-name="Times New Roman2" fo:font-size="12pt" fo:font-weight="normal" style:font-size-asian="12pt" style:font-weight-asian="normal" style:font-name-complex="Helvetica" style:font-size-complex="12pt" style:font-weight-complex="normal"/>
    </style:style>
    <style:style style:name="P90" style:family="paragraph" style:parent-style-name="Standard">
      <style:paragraph-properties fo:margin-left="0.3945in" fo:margin-right="0in" fo:line-height="200%" fo:text-align="start" style:justify-single-word="false" fo:text-indent="-0.1984in" style:auto-text-indent="false"/>
      <style:text-properties style:font-name="Times New Roman2" fo:font-size="12pt" fo:font-weight="normal" style:font-size-asian="12pt" style:font-weight-asian="normal" style:font-size-complex="12pt" style:font-weight-complex="normal"/>
    </style:style>
    <style:style style:name="P91" style:family="paragraph" style:parent-style-name="Standard" style:master-page-name="">
      <style:paragraph-properties fo:margin-left="0.4035in" fo:margin-right="0.3516in" fo:line-height="150%" fo:text-align="justify" style:justify-single-word="false" fo:text-indent="-0.2091in" style:auto-text-indent="false" style:page-number="auto">
        <style:tab-stops/>
      </style:paragraph-properties>
      <style:text-properties style:font-name="Times New Roman2" fo:font-size="12pt" fo:font-weight="normal" style:font-size-asian="12pt" style:font-weight-asian="normal" style:font-size-complex="12pt" style:font-weight-complex="normal"/>
    </style:style>
    <style:style style:name="P92"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style:font-name="Times New Roman2" fo:font-size="12pt" fo:font-weight="normal" style:font-size-asian="12pt" style:font-weight-asian="normal" style:font-size-complex="12pt" style:font-weight-complex="normal"/>
    </style:style>
    <style:style style:name="P93" style:family="paragraph" style:parent-style-name="Standard">
      <style:paragraph-properties fo:margin-left="0.4063in" fo:margin-right="0in" fo:line-height="100%" fo:text-align="center" style:justify-single-word="false" fo:text-indent="0in" style:auto-text-indent="false"/>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94" style:family="paragraph" style:parent-style-name="Standard">
      <style:paragraph-properties fo:margin-left="0.3945in" fo:margin-right="0.302in" fo:line-height="200%" fo:text-align="justify" style:justify-single-word="false" fo:text-indent="-0.2008in" style:auto-text-indent="false">
        <style:tab-stops/>
      </style:paragraph-properties>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95" style:family="paragraph" style:parent-style-name="Standard">
      <style:paragraph-properties fo:margin-left="0.2055in" fo:margin-right="0.2945in" fo:line-height="200%" fo:text-align="justify" style:justify-single-word="false" fo:text-indent="0in" style:auto-text-indent="false"/>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96" style:family="paragraph" style:parent-style-name="Standard">
      <style:paragraph-properties fo:margin-left="0.4134in" fo:margin-right="0.2945in" fo:line-height="150%" fo:text-align="justify" style:justify-single-word="false" fo:text-indent="-0.1984in" style:auto-text-indent="false"/>
      <style:text-properties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97" style:family="paragraph" style:parent-style-name="Standard">
      <style:paragraph-properties fo:margin-left="0.7181in" fo:margin-right="0.3417in" fo:line-height="150%" fo:text-align="justify" style:justify-single-word="false" fo:text-indent="-0.3252in" style:auto-text-indent="false"/>
      <style:text-properties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98" style:family="paragraph" style:parent-style-name="Standard">
      <style:paragraph-properties fo:margin-left="0.3929in" fo:margin-right="0.3417in" fo:line-height="150%" fo:text-align="justify" style:justify-single-word="false" fo:text-indent="-0.1957in" style:auto-text-indent="false"/>
      <style:text-properties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99" style:family="paragraph" style:parent-style-name="Standard">
      <style:paragraph-properties fo:margin-left="0.1047in" fo:margin-right="0in" fo:line-height="100%" fo:text-align="center" style:justify-single-word="false" fo:text-indent="0in" style:auto-text-indent="false"/>
      <style:text-properties style:font-name="Times New Roman2" style:font-name-complex="Times New Roman2"/>
    </style:style>
    <style:style style:name="P100" style:family="paragraph" style:parent-style-name="Standard" style:master-page-name="">
      <style:paragraph-properties fo:margin-left="0.4083in" fo:margin-right="0.3516in" fo:line-height="150%" fo:text-align="justify" style:justify-single-word="false" fo:text-indent="-0.2209in" style:auto-text-indent="false" style:page-number="auto"/>
      <style:text-properties style:font-name="Times New Roman2" style:font-name-complex="Times New Roman2"/>
    </style:style>
    <style:style style:name="P101" style:family="paragraph" style:parent-style-name="Standard">
      <style:paragraph-properties fo:margin-left="0.4083in" fo:margin-right="0.3516in" fo:line-height="150%" fo:text-align="justify" style:justify-single-word="false" fo:text-indent="-0.2209in" style:auto-text-indent="false"/>
      <style:text-properties style:font-name="Times New Roman2" style:font-name-complex="Times New Roman2"/>
    </style:style>
    <style:style style:name="P102" style:family="paragraph" style:parent-style-name="Standard">
      <style:paragraph-properties fo:margin-left="0.4016in" fo:margin-right="0.2602in" fo:line-height="150%" fo:text-align="justify" style:justify-single-word="false" fo:text-indent="-0.2071in" style:auto-text-indent="false"/>
      <style:text-properties style:font-name="Times New Roman2" style:font-name-complex="Times New Roman2"/>
    </style:style>
    <style:style style:name="P103"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style:font-name="Times New Roman2" style:font-name-complex="Times New Roman2"/>
    </style:style>
    <style:style style:name="P104" style:family="paragraph" style:parent-style-name="Standard" style:master-page-name="">
      <style:paragraph-properties fo:margin-left="0.4043in" fo:margin-right="0.3898in" fo:line-height="150%" fo:text-align="justify" style:justify-single-word="false" fo:text-indent="-0.1984in" style:auto-text-indent="false" style:page-number="auto">
        <style:tab-stops/>
      </style:paragraph-properties>
      <style:text-properties style:font-name="Times New Roman2" style:font-name-complex="Times New Roman2"/>
    </style:style>
    <style:style style:name="P105" style:family="paragraph" style:parent-style-name="Standard" style:master-page-name="">
      <style:paragraph-properties fo:margin-left="0.4134in" fo:margin-right="0.2945in" fo:line-height="150%" fo:text-align="justify" style:justify-single-word="false" fo:text-indent="-0.1984in" style:auto-text-indent="false" style:page-number="auto"/>
      <style:text-properties style:font-name="Times New Roman2" style:font-name-complex="Times New Roman2"/>
    </style:style>
    <style:style style:name="P106" style:family="paragraph" style:parent-style-name="Standard">
      <style:paragraph-properties fo:margin-left="0.4134in" fo:margin-right="0.2945in" fo:line-height="150%" fo:text-align="justify" style:justify-single-word="false" fo:text-indent="-0.1984in" style:auto-text-indent="false"/>
      <style:text-properties style:font-name="Times New Roman2" style:font-name-complex="Times New Roman2"/>
    </style:style>
    <style:style style:name="P107" style:family="paragraph" style:parent-style-name="Standard">
      <style:paragraph-properties fo:margin-left="0.5335in" fo:margin-right="0.3862in" fo:line-height="150%" fo:text-align="justify" style:justify-single-word="false" fo:text-indent="-0.3366in" style:auto-text-indent="false"/>
      <style:text-properties style:font-name="Times New Roman2" style:font-name-complex="Times New Roman2"/>
    </style:style>
    <style:style style:name="P108" style:family="paragraph" style:parent-style-name="Standard" style:master-page-name="">
      <style:paragraph-properties fo:margin-left="0.3957in" fo:margin-right="0.3902in" fo:line-height="150%" fo:text-align="justify" style:justify-single-word="false" fo:text-indent="-0.1925in" style:auto-text-indent="false" style:page-number="auto"/>
      <style:text-properties style:font-name="Times New Roman2" style:font-name-complex="Times New Roman2"/>
    </style:style>
    <style:style style:name="P109" style:family="paragraph" style:parent-style-name="Standard">
      <style:paragraph-properties fo:margin-left="0.3957in" fo:margin-right="0.3902in" fo:line-height="150%" fo:text-align="justify" style:justify-single-word="false" fo:text-indent="-0.1925in" style:auto-text-indent="false"/>
      <style:text-properties style:font-name="Times New Roman2" style:font-name-complex="Times New Roman2"/>
    </style:style>
    <style:style style:name="P110" style:family="paragraph" style:parent-style-name="Standard" style:master-page-name="">
      <style:paragraph-properties fo:margin-left="0.3929in" fo:margin-right="0.3417in" fo:line-height="150%" fo:text-align="justify" style:justify-single-word="false" fo:text-indent="-0.1957in" style:auto-text-indent="false" style:page-number="auto"/>
      <style:text-properties style:font-name="Times New Roman2" style:font-name-complex="Times New Roman2"/>
    </style:style>
    <style:style style:name="P111" style:family="paragraph" style:parent-style-name="Standard">
      <style:paragraph-properties fo:margin-left="0.3929in" fo:margin-right="0.3417in" fo:line-height="150%" fo:text-align="justify" style:justify-single-word="false" fo:text-indent="-0.1957in" style:auto-text-indent="false"/>
      <style:text-properties style:font-name="Times New Roman2" style:font-name-complex="Times New Roman2"/>
    </style:style>
    <style:style style:name="P112" style:family="paragraph" style:parent-style-name="Standard" style:master-page-name="">
      <style:paragraph-properties fo:margin-left="0.3929in" fo:margin-right="0.3417in" fo:line-height="150%" fo:text-align="justify" style:justify-single-word="false" fo:text-indent="-0.1929in" style:auto-text-indent="false" style:page-number="auto"/>
      <style:text-properties style:font-name="Times New Roman2" style:font-name-complex="Times New Roman2"/>
    </style:style>
    <style:style style:name="P113" style:family="paragraph" style:parent-style-name="Standard">
      <style:paragraph-properties fo:margin-left="0.3929in" fo:margin-right="0.3417in" fo:line-height="150%" fo:text-align="justify" style:justify-single-word="false" fo:text-indent="-0.1929in" style:auto-text-indent="false"/>
      <style:text-properties style:font-name="Times New Roman2" style:font-name-complex="Times New Roman2"/>
    </style:style>
    <style:style style:name="P114" style:family="paragraph" style:parent-style-name="Standard" style:master-page-name="">
      <style:paragraph-properties fo:margin-left="0.1984in" fo:margin-right="0in" fo:line-height="200%" fo:text-align="justify" style:justify-single-word="false" fo:text-indent="0in" style:auto-text-indent="false" style:page-number="auto"/>
      <style:text-properties style:font-name="Times New Roman2" fo:font-weight="normal" style:font-weight-asian="normal" style:font-name-complex="Times New Roman2" style:font-weight-complex="normal"/>
    </style:style>
    <style:style style:name="P115" style:family="paragraph" style:parent-style-name="Standard">
      <style:paragraph-properties fo:margin-left="0.1984in" fo:margin-right="0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16" style:family="paragraph" style:parent-style-name="Standard">
      <style:paragraph-properties fo:margin-left="0.4063in" fo:margin-right="0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17" style:family="paragraph" style:parent-style-name="Standard" style:master-page-name="">
      <style:paragraph-properties fo:margin-left="0.2055in" fo:margin-right="0.2945in" fo:line-height="200%" fo:text-align="justify" style:justify-single-word="false" fo:text-indent="0in" style:auto-text-indent="false" style:page-number="auto"/>
      <style:text-properties style:font-name="Times New Roman2" fo:font-weight="normal" style:font-weight-asian="normal" style:font-name-complex="Times New Roman2" style:font-weight-complex="normal"/>
    </style:style>
    <style:style style:name="P118" style:family="paragraph" style:parent-style-name="Standard">
      <style:paragraph-properties fo:margin-left="0.2055in" fo:margin-right="0.2945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19" style:family="paragraph" style:parent-style-name="Standard" style:master-page-name="">
      <style:paragraph-properties fo:margin-left="0.198in" fo:margin-right="0.3898in" fo:line-height="200%" fo:text-align="justify" style:justify-single-word="false" fo:text-indent="0in" style:auto-text-indent="false" style:page-number="auto"/>
      <style:text-properties style:font-name="Times New Roman2" fo:font-weight="normal" style:font-weight-asian="normal" style:font-name-complex="Times New Roman2" style:font-weight-complex="normal"/>
    </style:style>
    <style:style style:name="P120" style:family="paragraph" style:parent-style-name="Standard">
      <style:paragraph-properties fo:margin-left="0.198in" fo:margin-right="0.3898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21" style:family="paragraph" style:parent-style-name="Standard">
      <style:paragraph-properties fo:margin-left="0.6902in" fo:margin-right="0.3945in" fo:line-height="200%" fo:text-align="justify" style:justify-single-word="false" fo:text-indent="-0.2874in" style:auto-text-indent="false"/>
      <style:text-properties style:font-name="Times New Roman2" fo:font-weight="normal" style:font-weight-asian="normal" style:font-name-complex="Times New Roman2" style:font-weight-complex="normal"/>
    </style:style>
    <style:style style:name="P122" style:family="paragraph" style:parent-style-name="Standard" style:master-page-name="">
      <style:paragraph-properties fo:margin-left="0.2055in" fo:margin-right="0.3811in" fo:line-height="200%" fo:text-align="justify" style:justify-single-word="false" fo:text-indent="0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23" style:family="paragraph" style:parent-style-name="Standard">
      <style:paragraph-properties fo:margin-left="0.2055in" fo:margin-right="0.3811in" fo:line-height="200%" fo:text-align="justify" style:justify-single-word="false" fo:text-indent="0in" style:auto-text-indent="false">
        <style:tab-stops/>
      </style:paragraph-properties>
      <style:text-properties style:font-name="Times New Roman2" fo:font-weight="normal" style:font-weight-asian="normal" style:font-name-complex="Times New Roman2" style:font-weight-complex="normal"/>
    </style:style>
    <style:style style:name="P124" style:family="paragraph" style:parent-style-name="Standard" style:master-page-name="">
      <style:paragraph-properties fo:margin-left="0.4028in" fo:margin-right="0.3984in" fo:line-height="200%" fo:text-align="justify" style:justify-single-word="false" fo:text-indent="-0.2083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25" style:family="paragraph" style:parent-style-name="Standard">
      <style:paragraph-properties fo:margin-left="0.4028in" fo:margin-right="0.3984in" fo:line-height="200%" fo:text-align="justify" style:justify-single-word="false" fo:text-indent="-0.2083in" style:auto-text-indent="false">
        <style:tab-stops/>
      </style:paragraph-properties>
      <style:text-properties style:font-name="Times New Roman2" fo:font-weight="normal" style:font-weight-asian="normal" style:font-name-complex="Times New Roman2" style:font-weight-complex="normal"/>
    </style:style>
    <style:style style:name="P126" style:family="paragraph" style:parent-style-name="Standard" style:master-page-name="">
      <style:paragraph-properties fo:margin-left="0.3945in" fo:margin-right="0.302in" fo:line-height="200%" fo:text-align="justify" style:justify-single-word="false" fo:text-indent="-0.2008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27" style:family="paragraph" style:parent-style-name="Standard">
      <style:paragraph-properties fo:margin-left="0.3945in" fo:margin-right="0.302in" fo:line-height="200%" fo:text-align="justify" style:justify-single-word="false" fo:text-indent="-0.2008in" style:auto-text-indent="false">
        <style:tab-stops/>
      </style:paragraph-properties>
      <style:text-properties style:font-name="Times New Roman2" fo:font-weight="normal" style:font-weight-asian="normal" style:font-name-complex="Times New Roman2" style:font-weight-complex="normal"/>
    </style:style>
    <style:style style:name="P128" style:family="paragraph" style:parent-style-name="Standard" style:master-page-name="">
      <style:paragraph-properties fo:margin-left="0.4035in" fo:margin-right="0.2992in" fo:line-height="200%" fo:text-align="justify" style:justify-single-word="false" fo:text-indent="-0.2047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29" style:family="paragraph" style:parent-style-name="Standard">
      <style:paragraph-properties fo:margin-left="0.4035in" fo:margin-right="0.2992in" fo:line-height="200%" fo:text-align="justify" style:justify-single-word="false" fo:text-indent="-0.2047in" style:auto-text-indent="false">
        <style:tab-stops/>
      </style:paragraph-properties>
      <style:text-properties style:font-name="Times New Roman2" fo:font-weight="normal" style:font-weight-asian="normal" style:font-name-complex="Times New Roman2" style:font-weight-complex="normal"/>
    </style:style>
    <style:style style:name="P130" style:family="paragraph" style:parent-style-name="Standard" style:master-page-name="">
      <style:paragraph-properties fo:margin-left="0.4028in" fo:margin-right="0.3118in" fo:line-height="200%" fo:text-align="justify" style:justify-single-word="false" fo:text-indent="-0.202in" style:auto-text-indent="false" style:page-number="auto"/>
      <style:text-properties style:font-name="Times New Roman2" fo:font-weight="normal" style:font-weight-asian="normal" style:font-name-complex="Times New Roman2" style:font-weight-complex="normal"/>
    </style:style>
    <style:style style:name="P131" style:family="paragraph" style:parent-style-name="Standard">
      <style:paragraph-properties fo:margin-left="0.4028in" fo:margin-right="0.3118in" fo:line-height="200%" fo:text-align="justify" style:justify-single-word="false" fo:text-indent="-0.202in" style:auto-text-indent="false"/>
      <style:text-properties style:font-name="Times New Roman2" fo:font-weight="normal" style:font-weight-asian="normal" style:font-name-complex="Times New Roman2" style:font-weight-complex="normal"/>
    </style:style>
    <style:style style:name="P132" style:family="paragraph" style:parent-style-name="Standard">
      <style:paragraph-properties fo:margin-left="0.7272in" fo:margin-right="0.261in" fo:line-height="150%" fo:text-align="justify" style:justify-single-word="false" fo:text-indent="-0.3429in" style:auto-text-indent="false"/>
      <style:text-properties style:font-name="Times New Roman2" fo:font-weight="normal" style:font-weight-asian="normal" style:font-name-complex="Times New Roman2" style:font-weight-complex="normal"/>
    </style:style>
    <style:style style:name="P133" style:family="paragraph" style:parent-style-name="Standard">
      <style:paragraph-properties fo:margin-left="0.5902in" fo:margin-right="0.3764in" fo:line-height="150%" fo:text-align="justify" style:justify-single-word="false" fo:text-indent="-0.4063in" style:auto-text-indent="false"/>
      <style:text-properties style:font-name="Times New Roman2" fo:font-weight="normal" style:font-weight-asian="normal" style:font-name-complex="Times New Roman2" style:font-weight-complex="normal"/>
    </style:style>
    <style:style style:name="P134" style:family="paragraph" style:parent-style-name="Standard">
      <style:paragraph-properties fo:margin-left="0.6902in" fo:margin-right="0.3646in" fo:line-height="150%" fo:text-align="justify" style:justify-single-word="false" fo:text-indent="-0.2874in" style:auto-text-indent="false"/>
      <style:text-properties style:font-name="Times New Roman2" fo:font-weight="normal" style:font-weight-asian="normal" style:font-name-complex="Times New Roman2" style:font-weight-complex="normal"/>
    </style:style>
    <style:style style:name="P135" style:family="paragraph" style:parent-style-name="Standard" style:master-page-name="">
      <style:paragraph-properties fo:margin-left="0.4in" fo:margin-right="0.4in" fo:line-height="150%" fo:text-align="justify" style:justify-single-word="false" fo:text-indent="-0.1957in" style:auto-text-indent="false" style:page-number="auto"/>
      <style:text-properties style:font-name="Times New Roman2" fo:font-weight="normal" style:font-weight-asian="normal" style:font-name-complex="Times New Roman2" style:font-weight-complex="normal"/>
    </style:style>
    <style:style style:name="P136" style:family="paragraph" style:parent-style-name="Standard">
      <style:paragraph-properties fo:margin-left="0.4in" fo:margin-right="0.4in" fo:line-height="150%" fo:text-align="justify" style:justify-single-word="false" fo:text-indent="-0.1957in" style:auto-text-indent="false"/>
      <style:text-properties style:font-name="Times New Roman2" fo:font-weight="normal" style:font-weight-asian="normal" style:font-name-complex="Times New Roman2" style:font-weight-complex="normal"/>
    </style:style>
    <style:style style:name="P137" style:family="paragraph" style:parent-style-name="Standard" style:master-page-name="">
      <style:paragraph-properties fo:margin-left="0.398in" fo:margin-right="0.3673in" fo:line-height="150%" fo:text-align="justify" style:justify-single-word="false" fo:text-indent="-0.1839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38"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style:font-name="Times New Roman2" fo:font-weight="normal" style:font-weight-asian="normal" style:font-name-complex="Times New Roman2" style:font-weight-complex="normal"/>
    </style:style>
    <style:style style:name="P139" style:family="paragraph" style:parent-style-name="Standard" style:master-page-name="">
      <style:paragraph-properties fo:margin-left="0.4035in" fo:margin-right="0.4063in" fo:line-height="150%" fo:text-align="justify" style:justify-single-word="false" fo:text-indent="-0.1984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40" style:family="paragraph" style:parent-style-name="Standard">
      <style:paragraph-properties fo:margin-left="0.4035in" fo:margin-right="0.4063in" fo:line-height="150%" fo:text-align="justify" style:justify-single-word="false" fo:text-indent="-0.1984in" style:auto-text-indent="false">
        <style:tab-stops/>
      </style:paragraph-properties>
      <style:text-properties style:font-name="Times New Roman2" fo:font-weight="normal" style:font-weight-asian="normal" style:font-name-complex="Times New Roman2" style:font-weight-complex="normal"/>
    </style:style>
    <style:style style:name="P141"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style:font-name="Times New Roman2" fo:font-weight="normal" style:font-weight-asian="normal" style:font-name-complex="Times New Roman2" style:font-weight-complex="normal"/>
    </style:style>
    <style:style style:name="P142" style:family="paragraph" style:parent-style-name="Standard" style:master-page-name="">
      <style:paragraph-properties fo:margin-left="0.3972in" fo:margin-right="0.3764in" fo:line-height="150%" fo:text-align="justify" style:justify-single-word="false" fo:text-indent="-0.1909in" style:auto-text-indent="false" style:page-number="auto"/>
      <style:text-properties style:font-name="Times New Roman2" fo:font-weight="normal" style:font-weight-asian="normal" style:font-name-complex="Times New Roman2" style:font-weight-complex="normal"/>
    </style:style>
    <style:style style:name="P143" style:family="paragraph" style:parent-style-name="Standard">
      <style:paragraph-properties fo:margin-left="0.3972in" fo:margin-right="0.3764in" fo:line-height="150%" fo:text-align="justify" style:justify-single-word="false" fo:text-indent="-0.1909in" style:auto-text-indent="false"/>
      <style:text-properties style:font-name="Times New Roman2" fo:font-weight="normal" style:font-weight-asian="normal" style:font-name-complex="Times New Roman2" style:font-weight-complex="normal"/>
    </style:style>
    <style:style style:name="P144" style:family="paragraph" style:parent-style-name="Standard">
      <style:paragraph-properties fo:margin-left="0.3925in" fo:margin-right="0.3457in" fo:line-height="150%" fo:text-align="justify" style:justify-single-word="false" fo:text-indent="-0.1839in" style:auto-text-indent="false"/>
      <style:text-properties style:font-name="Times New Roman2" fo:font-weight="normal" style:font-weight-asian="normal" style:font-name-complex="Times New Roman2" style:font-weight-complex="normal"/>
    </style:style>
    <style:style style:name="P145" style:family="paragraph" style:parent-style-name="Standard" style:master-page-name="">
      <style:paragraph-properties fo:margin-left="0.4043in" fo:margin-right="0.3764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46" style:family="paragraph" style:parent-style-name="Standard">
      <style:paragraph-properties fo:margin-left="0.4043in" fo:margin-right="0.3764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47" style:family="paragraph" style:parent-style-name="Standard" style:master-page-name="">
      <style:paragraph-properties fo:margin-left="0.4043in" fo:margin-right="0.3528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48" style:family="paragraph" style:parent-style-name="Standard" style:master-page-name="">
      <style:paragraph-properties fo:margin-left="0.4035in" fo:margin-right="0.2945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49" style:family="paragraph" style:parent-style-name="Standard">
      <style:paragraph-properties fo:margin-left="0.4035in" fo:margin-right="0.2945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50" style:family="paragraph" style:parent-style-name="Standard" style:master-page-name="">
      <style:paragraph-properties fo:margin-left="0.4035in" fo:margin-right="0.3307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51" style:family="paragraph" style:parent-style-name="Standard" style:master-page-name="">
      <style:paragraph-properties fo:margin-left="0.4035in" fo:margin-right="0.3382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52" style:family="paragraph" style:parent-style-name="Standard" style:master-page-name="">
      <style:paragraph-properties fo:margin-left="0.4028in" fo:margin-right="0.3764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53" style:family="paragraph" style:parent-style-name="Standard">
      <style:paragraph-properties fo:margin-left="0.4028in" fo:margin-right="0.3764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54" style:family="paragraph" style:parent-style-name="Standard" style:master-page-name="">
      <style:paragraph-properties fo:margin-left="0.4028in" fo:margin-right="0.3898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55"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56" style:family="paragraph" style:parent-style-name="Standard" style:master-page-name="">
      <style:paragraph-properties fo:margin-left="0.4016in" fo:margin-right="0.3764in" fo:line-height="150%" fo:text-align="justify" style:justify-single-word="false" fo:text-indent="-0.2071in" style:auto-text-indent="false" style:page-number="auto"/>
      <style:text-properties style:font-name="Times New Roman2" fo:font-weight="normal" style:font-weight-asian="normal" style:font-name-complex="Times New Roman2" style:font-weight-complex="normal"/>
    </style:style>
    <style:style style:name="P157" style:family="paragraph" style:parent-style-name="Standard">
      <style:paragraph-properties fo:margin-left="0.4016in" fo:margin-right="0.3764in" fo:line-height="150%" fo:text-align="justify" style:justify-single-word="false" fo:text-indent="-0.2071in" style:auto-text-indent="false"/>
      <style:text-properties style:font-name="Times New Roman2" fo:font-weight="normal" style:font-weight-asian="normal" style:font-name-complex="Times New Roman2" style:font-weight-complex="normal"/>
    </style:style>
    <style:style style:name="P158" style:family="paragraph" style:parent-style-name="Standard" style:master-page-name="">
      <style:paragraph-properties fo:margin-left="0.4016in" fo:margin-right="0.3189in" fo:line-height="150%" fo:text-align="justify" style:justify-single-word="false" fo:text-indent="-0.2071in" style:auto-text-indent="false" style:page-number="auto"/>
      <style:text-properties style:font-name="Times New Roman2" fo:font-weight="normal" style:font-weight-asian="normal" style:font-name-complex="Times New Roman2" style:font-weight-complex="normal"/>
    </style:style>
    <style:style style:name="P159" style:family="paragraph" style:parent-style-name="Standard">
      <style:paragraph-properties fo:margin-left="0.4016in" fo:margin-right="0.3189in" fo:line-height="150%" fo:text-align="justify" style:justify-single-word="false" fo:text-indent="-0.2071in" style:auto-text-indent="false"/>
      <style:text-properties style:font-name="Times New Roman2" fo:font-weight="normal" style:font-weight-asian="normal" style:font-name-complex="Times New Roman2" style:font-weight-complex="normal"/>
    </style:style>
    <style:style style:name="P160" style:family="paragraph" style:parent-style-name="Standard" style:master-page-name="">
      <style:paragraph-properties fo:margin-left="0.4016in" fo:margin-right="0.3764in" fo:line-height="150%" fo:text-align="justify" style:justify-single-word="false" fo:text-indent="-0.2008in" style:auto-text-indent="false" style:page-number="auto"/>
      <style:text-properties style:font-name="Times New Roman2" fo:font-weight="normal" style:font-weight-asian="normal" style:font-name-complex="Times New Roman2" style:font-weight-complex="normal"/>
    </style:style>
    <style:style style:name="P161" style:family="paragraph" style:parent-style-name="Standard">
      <style:paragraph-properties fo:margin-left="0.4016in" fo:margin-right="0.3764in" fo:line-height="150%" fo:text-align="justify" style:justify-single-word="false" fo:text-indent="-0.2008in" style:auto-text-indent="false"/>
      <style:text-properties style:font-name="Times New Roman2" fo:font-weight="normal" style:font-weight-asian="normal" style:font-name-complex="Times New Roman2" style:font-weight-complex="normal"/>
    </style:style>
    <style:style style:name="P162" style:family="paragraph" style:parent-style-name="Standard" style:master-page-name="">
      <style:paragraph-properties fo:margin-left="0.3945in" fo:margin-right="0.4189in" fo:line-height="150%" fo:text-align="justify" style:justify-single-word="false" fo:text-indent="-0.1937in" style:auto-text-indent="false" style:page-number="auto"/>
      <style:text-properties style:font-name="Times New Roman2" fo:font-weight="normal" style:font-weight-asian="normal" style:font-name-complex="Times New Roman2" style:font-weight-complex="normal"/>
    </style:style>
    <style:style style:name="P163" style:family="paragraph" style:parent-style-name="Standard">
      <style:paragraph-properties fo:margin-left="0.3945in" fo:margin-right="0.4189in" fo:line-height="150%" fo:text-align="justify" style:justify-single-word="false" fo:text-indent="-0.1937in" style:auto-text-indent="false"/>
      <style:text-properties style:font-name="Times New Roman2" fo:font-weight="normal" style:font-weight-asian="normal" style:font-name-complex="Times New Roman2" style:font-weight-complex="normal"/>
    </style:style>
    <style:style style:name="P164" style:family="paragraph" style:parent-style-name="Standard" style:master-page-name="">
      <style:paragraph-properties fo:margin-left="0.4035in" fo:margin-right="0.3673in" fo:line-height="150%" fo:text-align="justify" style:justify-single-word="false" fo:text-indent="-0.1984in" style:auto-text-indent="false" style:page-number="auto"/>
      <style:text-properties style:font-name="Times New Roman2" fo:font-weight="normal" style:font-weight-asian="normal" style:font-name-complex="Times New Roman2" style:font-weight-complex="normal"/>
    </style:style>
    <style:style style:name="P165" style:family="paragraph" style:parent-style-name="Standard">
      <style:paragraph-properties fo:margin-left="0.4035in" fo:margin-right="0.3673in" fo:line-height="150%" fo:text-align="justify" style:justify-single-word="false" fo:text-indent="-0.1984in" style:auto-text-indent="false"/>
      <style:text-properties style:font-name="Times New Roman2" fo:font-weight="normal" style:font-weight-asian="normal" style:font-name-complex="Times New Roman2" style:font-weight-complex="normal"/>
    </style:style>
    <style:style style:name="P166" style:family="paragraph" style:parent-style-name="Standard" style:master-page-name="">
      <style:paragraph-properties fo:margin-left="0.4028in" fo:margin-right="0.3602in" fo:line-height="150%" fo:text-align="justify" style:justify-single-word="false" fo:text-indent="-0.1984in" style:auto-text-indent="false" style:page-number="auto"/>
      <style:text-properties style:font-name="Times New Roman2" fo:font-weight="normal" style:font-weight-asian="normal" style:font-name-complex="Times New Roman2" style:font-weight-complex="normal"/>
    </style:style>
    <style:style style:name="P167" style:family="paragraph" style:parent-style-name="Standard">
      <style:paragraph-properties fo:margin-left="0.4028in" fo:margin-right="0.3602in" fo:line-height="150%" fo:text-align="justify" style:justify-single-word="false" fo:text-indent="-0.1984in" style:auto-text-indent="false"/>
      <style:text-properties style:font-name="Times New Roman2" fo:font-weight="normal" style:font-weight-asian="normal" style:font-name-complex="Times New Roman2" style:font-weight-complex="normal"/>
    </style:style>
    <style:style style:name="P168" style:family="paragraph" style:parent-style-name="Standard" style:master-page-name="">
      <style:paragraph-properties fo:margin-left="0.4028in" fo:margin-right="0.3898in" fo:line-height="150%" fo:text-align="justify" style:justify-single-word="false" fo:text-indent="-0.1984in" style:auto-text-indent="false" style:page-number="auto"/>
      <style:text-properties style:font-name="Times New Roman2" fo:font-weight="normal" style:font-weight-asian="normal" style:font-name-complex="Times New Roman2" style:font-weight-complex="normal"/>
    </style:style>
    <style:style style:name="P169" style:family="paragraph" style:parent-style-name="Standard">
      <style:paragraph-properties fo:margin-left="0.4028in" fo:margin-right="0.3898in" fo:line-height="150%" fo:text-align="justify" style:justify-single-word="false" fo:text-indent="-0.1984in" style:auto-text-indent="false"/>
      <style:text-properties style:font-name="Times New Roman2" fo:font-weight="normal" style:font-weight-asian="normal" style:font-name-complex="Times New Roman2" style:font-weight-complex="normal"/>
    </style:style>
    <style:style style:name="P170" style:family="paragraph" style:parent-style-name="Standard" style:master-page-name="">
      <style:paragraph-properties fo:margin-left="0.4028in" fo:margin-right="0.3984in" fo:line-height="150%" fo:text-align="justify" style:justify-single-word="false" fo:text-indent="-0.2083in" style:auto-text-indent="false" style:page-number="auto"/>
      <style:text-properties style:font-name="Times New Roman2" fo:font-weight="normal" style:font-weight-asian="normal" style:font-name-complex="Times New Roman2" style:font-weight-complex="normal"/>
    </style:style>
    <style:style style:name="P171" style:family="paragraph" style:parent-style-name="Standard" style:master-page-name="">
      <style:paragraph-properties fo:margin-left="0.4028in" fo:margin-right="0.3736in" fo:line-height="150%" fo:text-align="justify" style:justify-single-word="false" fo:text-indent="-0.2083in" style:auto-text-indent="false" style:page-number="auto"/>
      <style:text-properties style:font-name="Times New Roman2" fo:font-weight="normal" style:font-weight-asian="normal" style:font-name-complex="Times New Roman2" style:font-weight-complex="normal"/>
    </style:style>
    <style:style style:name="P172" style:family="paragraph" style:parent-style-name="Standard">
      <style:paragraph-properties fo:margin-left="0.4028in" fo:margin-right="0.3736in" fo:line-height="150%" fo:text-align="justify" style:justify-single-word="false" fo:text-indent="-0.2083in" style:auto-text-indent="false"/>
      <style:text-properties style:font-name="Times New Roman2" fo:font-weight="normal" style:font-weight-asian="normal" style:font-name-complex="Times New Roman2" style:font-weight-complex="normal"/>
    </style:style>
    <style:style style:name="P173" style:family="paragraph" style:parent-style-name="Standard" style:master-page-name="">
      <style:paragraph-properties fo:margin-left="0.4028in" fo:margin-right="0.3945in" fo:line-height="150%" fo:text-align="justify" style:justify-single-word="false" fo:text-indent="-0.2047in" style:auto-text-indent="false" style:page-number="auto"/>
      <style:text-properties style:font-name="Times New Roman2" fo:font-weight="normal" style:font-weight-asian="normal" style:font-name-complex="Times New Roman2" style:font-weight-complex="normal"/>
    </style:style>
    <style:style style:name="P174" style:family="paragraph" style:parent-style-name="Standard">
      <style:paragraph-properties fo:margin-left="0.4028in" fo:margin-right="0.3945in" fo:line-height="150%" fo:text-align="justify" style:justify-single-word="false" fo:text-indent="-0.2047in" style:auto-text-indent="false"/>
      <style:text-properties style:font-name="Times New Roman2" fo:font-weight="normal" style:font-weight-asian="normal" style:font-name-complex="Times New Roman2" style:font-weight-complex="normal"/>
    </style:style>
    <style:style style:name="P175" style:family="paragraph" style:parent-style-name="Standard">
      <style:paragraph-properties fo:margin-left="0.7791in" fo:margin-right="0.3764in" fo:line-height="150%" fo:text-align="center" style:justify-single-word="false" fo:text-indent="-0.3764in" style:auto-text-indent="false"/>
      <style:text-properties style:font-name="Times New Roman2" fo:font-weight="normal" style:font-weight-asian="normal" style:font-name-complex="Times New Roman2" style:font-weight-complex="normal"/>
    </style:style>
    <style:style style:name="P176" style:family="paragraph" style:parent-style-name="Standard">
      <style:paragraph-properties fo:margin-left="0.7563in" fo:margin-right="0.2945in" fo:line-height="150%" fo:text-align="center" style:justify-single-word="false" fo:text-indent="-0.3429in" style:auto-text-indent="false"/>
      <style:text-properties style:font-name="Times New Roman2" fo:font-weight="normal" style:font-weight-asian="normal" style:font-name-complex="Times New Roman2" style:font-weight-complex="normal"/>
    </style:style>
    <style:style style:name="P177" style:family="paragraph" style:parent-style-name="Standard">
      <style:paragraph-properties fo:margin-left="0.7563in" fo:margin-right="0.339in" fo:line-height="150%" fo:text-align="center" style:justify-single-word="false" fo:text-indent="-0.3453in" style:auto-text-indent="false"/>
      <style:text-properties style:font-name="Times New Roman2" fo:font-weight="normal" style:font-weight-asian="normal" style:font-name-complex="Times New Roman2" style:font-weight-complex="normal"/>
    </style:style>
    <style:style style:name="P178" style:family="paragraph" style:parent-style-name="Standard">
      <style:paragraph-properties fo:margin-left="0.6902in" fo:margin-right="0.3646in" fo:line-height="15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79" style:family="paragraph" style:parent-style-name="Standard">
      <style:paragraph-properties fo:margin-left="0.6902in" fo:margin-right="0.3945in" fo:line-height="15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80" style:family="paragraph" style:parent-style-name="Standard">
      <style:paragraph-properties fo:margin-left="0.6902in" fo:margin-right="0.3571in" fo:line-height="15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81" style:family="paragraph" style:parent-style-name="Standard">
      <style:paragraph-properties fo:margin-left="0.752in" fo:margin-right="0.3165in" fo:line-height="150%" fo:text-align="center" style:justify-single-word="false" fo:text-indent="-0.3591in" style:auto-text-indent="false">
        <style:tab-stops>
          <style:tab-stop style:position="4.5055in"/>
        </style:tab-stops>
      </style:paragraph-properties>
      <style:text-properties style:font-name="Times New Roman2" fo:font-weight="normal" style:font-weight-asian="normal" style:font-name-complex="Times New Roman2" style:font-weight-complex="normal"/>
    </style:style>
    <style:style style:name="P182" style:family="paragraph" style:parent-style-name="Standard">
      <style:paragraph-properties fo:margin-left="0.7791in" fo:margin-right="0.3764in" fo:line-height="150%" fo:text-align="start" style:justify-single-word="false" fo:text-indent="-0.3764in" style:auto-text-indent="false"/>
      <style:text-properties style:font-name="Times New Roman2" fo:font-weight="normal" style:font-weight-asian="normal" style:font-name-complex="Times New Roman2" style:font-weight-complex="normal"/>
    </style:style>
    <style:style style:name="P183" style:family="paragraph" style:parent-style-name="Standard">
      <style:paragraph-properties fo:margin-left="0.0098in" fo:margin-right="0in" fo:line-height="1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84" style:family="paragraph" style:parent-style-name="Standard">
      <style:paragraph-properties fo:margin-left="0in" fo:margin-right="0.3764in" fo:line-height="1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85" style:family="paragraph" style:parent-style-name="Standard">
      <style:paragraph-properties fo:margin-left="0.198in" fo:margin-right="0.3898in" fo:line-height="1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86" style:family="paragraph" style:parent-style-name="Standard">
      <style:paragraph-properties fo:margin-left="0.7791in" fo:margin-right="0.3764in" fo:line-height="100%" fo:text-align="justify" style:justify-single-word="false" fo:text-indent="-0.3764in" style:auto-text-indent="false"/>
      <style:text-properties style:font-name="Times New Roman2" fo:font-weight="normal" style:font-weight-asian="normal" style:font-name-complex="Times New Roman2" style:font-weight-complex="normal"/>
    </style:style>
    <style:style style:name="P187" style:family="paragraph" style:parent-style-name="Standard">
      <style:paragraph-properties fo:margin-left="0.7791in" fo:margin-right="0.3764in" fo:line-height="100%" fo:text-align="center" style:justify-single-word="false" fo:text-indent="-0.3764in" style:auto-text-indent="false"/>
      <style:text-properties style:font-name="Times New Roman2" fo:font-weight="normal" style:font-weight-asian="normal" style:font-name-complex="Times New Roman2" style:font-weight-complex="normal"/>
    </style:style>
    <style:style style:name="P188" style:family="paragraph" style:parent-style-name="Standard">
      <style:paragraph-properties fo:margin-left="0.7563in" fo:margin-right="0.3866in" fo:line-height="100%" fo:text-align="center" style:justify-single-word="false" fo:text-indent="-0.3484in" style:auto-text-indent="false"/>
      <style:text-properties style:font-name="Times New Roman2" fo:font-weight="normal" style:font-weight-asian="normal" style:font-name-complex="Times New Roman2" style:font-weight-complex="normal"/>
    </style:style>
    <style:style style:name="P189" style:family="paragraph" style:parent-style-name="Standard">
      <style:paragraph-properties fo:margin-left="0.6902in" fo:margin-right="0.3945in" fo:line-height="10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90" style:family="paragraph" style:parent-style-name="Standard">
      <style:paragraph-properties fo:margin-left="0.7791in" fo:margin-right="0.3811in" fo:line-height="100%" fo:text-align="center" style:justify-single-word="false" fo:text-indent="-0.3811in" style:auto-text-indent="false">
        <style:tab-stops/>
      </style:paragraph-properties>
      <style:text-properties style:font-name="Times New Roman2" fo:font-weight="normal" style:font-weight-asian="normal" style:font-name-complex="Times New Roman2" style:font-weight-complex="normal"/>
    </style:style>
    <style:style style:name="P191" style:family="paragraph" style:parent-style-name="Standard">
      <style:paragraph-properties fo:margin-left="0.6in" fo:margin-right="0.3291in" fo:line-height="150%" fo:text-align="justify" style:justify-single-word="false" fo:text-indent="-0.3098in" style:auto-text-indent="false"/>
      <style:text-properties style:font-name="Times New Roman2" fo:font-weight="normal" style:font-weight-asian="normal" style:font-name-complex="Helvetica" style:font-weight-complex="normal"/>
    </style:style>
    <style:style style:name="P192" style:family="paragraph" style:parent-style-name="Standard">
      <style:paragraph-properties fo:margin-left="0.7791in" fo:margin-right="0.3756in" fo:line-height="150%" fo:text-align="justify" style:justify-single-word="false" fo:text-indent="-0.3756in" style:auto-text-indent="false"/>
      <style:text-properties style:font-name="Times New Roman2" fo:font-weight="normal" style:font-weight-asian="normal" style:font-name-complex="Helvetica" style:font-weight-complex="normal"/>
    </style:style>
    <style:style style:name="P193" style:family="paragraph" style:parent-style-name="Standard">
      <style:paragraph-properties fo:margin-left="0in" fo:margin-right="0.3756in" fo:line-height="150%" fo:text-align="justify" style:justify-single-word="false" fo:text-indent="0in" style:auto-text-indent="false"/>
      <style:text-properties style:font-name="Times New Roman2" fo:font-weight="normal" style:font-weight-asian="normal" style:font-name-complex="Helvetica" style:font-weight-complex="normal"/>
    </style:style>
    <style:style style:name="P194" style:family="paragraph" style:parent-style-name="Standard">
      <style:paragraph-properties fo:margin-left="0.3925in" fo:margin-right="0.3291in" fo:line-height="150%" fo:text-align="justify" style:justify-single-word="false" fo:text-indent="-0.1882in" style:auto-text-indent="false"/>
      <style:text-properties style:font-name="Times New Roman2" fo:font-weight="normal" style:font-weight-asian="normal" style:font-name-complex="Helvetica" style:font-weight-complex="normal"/>
    </style:style>
    <style:style style:name="P195" style:family="paragraph" style:parent-style-name="Standard" style:master-page-name="">
      <style:paragraph-properties fo:margin-left="0.3925in" fo:margin-right="0.2862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196" style:family="paragraph" style:parent-style-name="Standard">
      <style:paragraph-properties fo:margin-left="0.3925in" fo:margin-right="0.2862in" fo:line-height="150%" fo:text-align="justify" style:justify-single-word="false" fo:text-indent="-0.1799in" style:auto-text-indent="false">
        <style:tab-stops>
          <style:tab-stop style:position="4.8366in"/>
        </style:tab-stops>
      </style:paragraph-properties>
      <style:text-properties style:font-name="Times New Roman2" fo:font-weight="normal" style:font-weight-asian="normal" style:font-name-complex="Helvetica" style:font-weight-complex="normal"/>
    </style:style>
    <style:style style:name="P197" style:family="paragraph" style:parent-style-name="Standard" style:master-page-name="">
      <style:paragraph-properties fo:margin-left="0.3925in" fo:margin-right="0.3756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198"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style:font-name="Times New Roman2" fo:font-weight="normal" style:font-weight-asian="normal" style:font-name-complex="Helvetica" style:font-weight-complex="normal"/>
    </style:style>
    <style:style style:name="P199" style:family="paragraph" style:parent-style-name="Standard" style:master-page-name="">
      <style:paragraph-properties fo:margin-left="0.3925in" fo:margin-right="0.3516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200"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style:font-name="Times New Roman2" fo:font-weight="normal" style:font-weight-asian="normal" style:font-name-complex="Helvetica" style:font-weight-complex="normal"/>
    </style:style>
    <style:style style:name="P201" style:family="paragraph" style:parent-style-name="Standard" style:master-page-name="">
      <style:paragraph-properties fo:margin-left="0.3925in" fo:margin-right="0.278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202" style:family="paragraph" style:parent-style-name="Standard" style:master-page-name="">
      <style:paragraph-properties fo:margin-left="0.3925in" fo:margin-right="0.2693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203" style:family="paragraph" style:parent-style-name="Standard" style:master-page-name="">
      <style:paragraph-properties fo:margin-left="0.3925in" fo:margin-right="0.3673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204" style:family="paragraph" style:parent-style-name="Standard">
      <style:paragraph-properties fo:margin-left="0.3925in" fo:margin-right="0.3673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205" style:family="paragraph" style:parent-style-name="Standard">
      <style:paragraph-properties fo:margin-left="0.3925in" fo:margin-right="0.2945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206" style:family="paragraph" style:parent-style-name="Standard" style:master-page-name="">
      <style:paragraph-properties fo:margin-left="0.3925in" fo:margin-right="0.3516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207" style:family="paragraph" style:parent-style-name="Standard">
      <style:paragraph-properties fo:margin-left="0.3925in" fo:margin-right="0.3516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208" style:family="paragraph" style:parent-style-name="Standard">
      <style:paragraph-properties fo:margin-left="0.3925in" fo:margin-right="0.3189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209" style:family="paragraph" style:parent-style-name="Standard" style:master-page-name="">
      <style:paragraph-properties fo:margin-left="0.3925in" fo:margin-right="0.2756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210" style:family="paragraph" style:parent-style-name="Standard" style:master-page-name="">
      <style:paragraph-properties fo:margin-left="0.3925in" fo:margin-right="0.3429in" fo:line-height="150%" fo:text-align="justify" style:justify-single-word="false" fo:text-indent="-0.1799in" style:auto-text-indent="false" style:page-number="auto">
        <style:tab-stops>
          <style:tab-stop style:position="4.7634in"/>
        </style:tab-stops>
      </style:paragraph-properties>
      <style:text-properties style:font-name="Times New Roman2" fo:font-weight="normal" style:font-weight-asian="normal" style:font-name-complex="Helvetica" style:font-weight-complex="normal"/>
    </style:style>
    <style:style style:name="P211"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style:font-name="Times New Roman2" fo:font-weight="normal" style:font-weight-asian="normal" style:font-name-complex="Helvetica" style:font-weight-complex="normal"/>
    </style:style>
    <style:style style:name="P212" style:family="paragraph" style:parent-style-name="Standard" style:master-page-name="">
      <style:paragraph-properties fo:margin-left="0.3925in" fo:margin-right="0.3516in" fo:line-height="150%" fo:text-align="justify" style:justify-single-word="false" fo:text-indent="-0.1799in" style:auto-text-indent="false" style:page-number="auto">
        <style:tab-stops>
          <style:tab-stop style:position="4.7634in"/>
        </style:tab-stops>
      </style:paragraph-properties>
      <style:text-properties style:font-name="Times New Roman2" fo:font-weight="normal" style:font-weight-asian="normal" style:font-name-complex="Helvetica" style:font-weight-complex="normal"/>
    </style:style>
    <style:style style:name="P213" style:family="paragraph" style:parent-style-name="Standard">
      <style:paragraph-properties fo:margin-left="0.3925in" fo:margin-right="0.3516in" fo:line-height="150%" fo:text-align="justify" style:justify-single-word="false" fo:text-indent="-0.1799in" style:auto-text-indent="false">
        <style:tab-stops>
          <style:tab-stop style:position="4.7634in"/>
        </style:tab-stops>
      </style:paragraph-properties>
      <style:text-properties style:font-name="Times New Roman2" fo:font-weight="normal" style:font-weight-asian="normal" style:font-name-complex="Helvetica" style:font-weight-complex="normal"/>
    </style:style>
    <style:style style:name="P214" style:family="paragraph" style:parent-style-name="Standard" style:master-page-name="">
      <style:paragraph-properties fo:margin-left="0.3925in" fo:margin-right="0.261in" fo:line-height="150%" fo:text-align="justify" style:justify-single-word="false" fo:text-indent="-0.1799in" style:auto-text-indent="false" style:page-number="auto">
        <style:tab-stops>
          <style:tab-stop style:position="4.7634in"/>
        </style:tab-stops>
      </style:paragraph-properties>
      <style:text-properties style:font-name="Times New Roman2" fo:font-weight="normal" style:font-weight-asian="normal" style:font-name-complex="Helvetica" style:font-weight-complex="normal"/>
    </style:style>
    <style:style style:name="P215" style:family="paragraph" style:parent-style-name="Standard" style:master-page-name="">
      <style:paragraph-properties fo:margin-left="0.3925in" fo:margin-right="0.2366in" fo:line-height="150%" fo:text-align="justify" style:justify-single-word="false" fo:text-indent="-0.1799in" style:auto-text-indent="false" style:page-number="auto">
        <style:tab-stops>
          <style:tab-stop style:position="4.8445in"/>
        </style:tab-stops>
      </style:paragraph-properties>
      <style:text-properties style:font-name="Times New Roman2" fo:font-weight="normal" style:font-weight-asian="normal" style:font-name-complex="Helvetica" style:font-weight-complex="normal"/>
    </style:style>
    <style:style style:name="P216" style:family="paragraph" style:parent-style-name="Standard" style:master-page-name="">
      <style:paragraph-properties fo:margin-left="0.3925in" fo:margin-right="0.278in" fo:line-height="150%" fo:text-align="justify" style:justify-single-word="false" fo:text-indent="-0.1799in" style:auto-text-indent="false" style:page-number="auto">
        <style:tab-stops>
          <style:tab-stop style:position="5.2807in"/>
        </style:tab-stops>
      </style:paragraph-properties>
      <style:text-properties style:font-name="Times New Roman2" fo:font-weight="normal" style:font-weight-asian="normal" style:font-name-complex="Helvetica" style:font-weight-complex="normal"/>
    </style:style>
    <style:style style:name="P217" style:family="paragraph" style:parent-style-name="Standard">
      <style:paragraph-properties fo:margin-left="0.3925in" fo:margin-right="0.278in" fo:line-height="150%" fo:text-align="justify" style:justify-single-word="false" fo:text-indent="-0.1799in" style:auto-text-indent="false">
        <style:tab-stops>
          <style:tab-stop style:position="5.2807in"/>
        </style:tab-stops>
      </style:paragraph-properties>
      <style:text-properties style:font-name="Times New Roman2" fo:font-weight="normal" style:font-weight-asian="normal" style:font-name-complex="Helvetica" style:font-weight-complex="normal"/>
    </style:style>
    <style:style style:name="P218" style:family="paragraph" style:parent-style-name="Standard" style:master-page-name="">
      <style:paragraph-properties fo:margin-left="0.3925in" fo:margin-right="0.3598in" fo:line-height="150%" fo:text-align="justify" style:justify-single-word="false" fo:text-indent="-0.1799in" style:auto-text-indent="false" style:page-number="auto">
        <style:tab-stops>
          <style:tab-stop style:position="5.2807in"/>
        </style:tab-stops>
      </style:paragraph-properties>
      <style:text-properties style:font-name="Times New Roman2" fo:font-weight="normal" style:font-weight-asian="normal" style:font-name-complex="Helvetica" style:font-weight-complex="normal"/>
    </style:style>
    <style:style style:name="P219" style:family="paragraph" style:parent-style-name="Standard">
      <style:paragraph-properties fo:margin-left="0.3925in" fo:margin-right="0.3598in" fo:line-height="150%" fo:text-align="justify" style:justify-single-word="false" fo:text-indent="-0.1799in" style:auto-text-indent="false">
        <style:tab-stops>
          <style:tab-stop style:position="5.2807in"/>
        </style:tab-stops>
      </style:paragraph-properties>
      <style:text-properties style:font-name="Times New Roman2" fo:font-weight="normal" style:font-weight-asian="normal" style:font-name-complex="Helvetica" style:font-weight-complex="normal"/>
    </style:style>
    <style:style style:name="P220" style:family="paragraph" style:parent-style-name="Standard" style:master-page-name="">
      <style:paragraph-properties fo:margin-left="0.3925in" fo:margin-right="0.1957in" fo:line-height="150%" fo:text-align="justify" style:justify-single-word="false" fo:text-indent="-0.1799in" style:auto-text-indent="false" style:page-number="auto">
        <style:tab-stops>
          <style:tab-stop style:position="5.2807in"/>
        </style:tab-stops>
      </style:paragraph-properties>
      <style:text-properties style:font-name="Times New Roman2" fo:font-weight="normal" style:font-weight-asian="normal" style:font-name-complex="Helvetica" style:font-weight-complex="normal"/>
    </style:style>
    <style:style style:name="P221" style:family="paragraph" style:parent-style-name="Standard" style:master-page-name="">
      <style:paragraph-properties fo:margin-left="0.3925in" fo:margin-right="0.3189in" fo:line-height="150%" fo:text-align="justify" style:justify-single-word="false" fo:text-indent="-0.1799in" style:auto-text-indent="false" style:page-number="auto">
        <style:tab-stops>
          <style:tab-stop style:position="4.7791in"/>
        </style:tab-stops>
      </style:paragraph-properties>
      <style:text-properties style:font-name="Times New Roman2" fo:font-weight="normal" style:font-weight-asian="normal" style:font-name-complex="Helvetica" style:font-weight-complex="normal"/>
    </style:style>
    <style:style style:name="P222"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style:font-name="Times New Roman2" fo:font-weight="normal" style:font-weight-asian="normal" style:font-name-complex="Helvetica" style:font-weight-complex="normal"/>
    </style:style>
    <style:style style:name="P223" style:family="paragraph" style:parent-style-name="Standard" style:master-page-name="">
      <style:paragraph-properties fo:margin-left="0.3925in" fo:margin-right="0.3272in" fo:line-height="150%" fo:text-align="justify" style:justify-single-word="false" fo:text-indent="-0.1957in" style:auto-text-indent="false" style:page-number="auto"/>
      <style:text-properties style:font-name="Times New Roman2" fo:font-weight="normal" style:font-weight-asian="normal" style:font-name-complex="Helvetica" style:font-weight-complex="normal"/>
    </style:style>
    <style:style style:name="P224" style:family="paragraph" style:parent-style-name="Standard">
      <style:paragraph-properties fo:margin-left="0.3925in" fo:margin-right="0.3272in" fo:line-height="150%" fo:text-align="justify" style:justify-single-word="false" fo:text-indent="-0.1957in" style:auto-text-indent="false"/>
      <style:text-properties style:font-name="Times New Roman2" fo:font-weight="normal" style:font-weight-asian="normal" style:font-name-complex="Helvetica" style:font-weight-complex="normal"/>
    </style:style>
    <style:style style:name="P225" style:family="paragraph" style:parent-style-name="Standard" style:master-page-name="">
      <style:paragraph-properties fo:margin-left="0.3925in" fo:margin-right="0.3756in" fo:line-height="150%" fo:text-align="justify" style:justify-single-word="false" fo:text-indent="-0.1957in" style:auto-text-indent="false" style:page-number="auto"/>
      <style:text-properties style:font-name="Times New Roman2" fo:font-weight="normal" style:font-weight-asian="normal" style:font-name-complex="Helvetica" style:font-weight-complex="normal"/>
    </style:style>
    <style:style style:name="P226" style:family="paragraph" style:parent-style-name="Standard">
      <style:paragraph-properties fo:margin-left="0.3925in" fo:margin-right="0.3756in" fo:line-height="150%" fo:text-align="justify" style:justify-single-word="false" fo:text-indent="-0.1957in" style:auto-text-indent="false"/>
      <style:text-properties style:font-name="Times New Roman2" fo:font-weight="normal" style:font-weight-asian="normal" style:font-name-complex="Helvetica" style:font-weight-complex="normal"/>
    </style:style>
    <style:style style:name="P227" style:family="paragraph" style:parent-style-name="Standard" style:master-page-name="">
      <style:paragraph-properties fo:margin-left="0.3925in" fo:margin-right="0.3236in" fo:line-height="150%" fo:text-align="justify" style:justify-single-word="false" fo:text-indent="-0.1909in" style:auto-text-indent="false" style:page-number="auto"/>
      <style:text-properties style:font-name="Times New Roman2" fo:font-weight="normal" style:font-weight-asian="normal" style:font-name-complex="Helvetica" style:font-weight-complex="normal"/>
    </style:style>
    <style:style style:name="P228" style:family="paragraph" style:parent-style-name="Standard" style:master-page-name="">
      <style:paragraph-properties fo:margin-left="0.3925in" fo:margin-right="0.3091in" fo:line-height="150%" fo:text-align="justify" style:justify-single-word="false" fo:text-indent="-0.1909in" style:auto-text-indent="false" style:page-number="auto"/>
      <style:text-properties style:font-name="Times New Roman2" fo:font-weight="normal" style:font-weight-asian="normal" style:font-name-complex="Helvetica" style:font-weight-complex="normal"/>
    </style:style>
    <style:style style:name="P229" style:family="paragraph" style:parent-style-name="Standard" style:master-page-name="">
      <style:paragraph-properties fo:margin-left="0.3925in" fo:margin-right="0.3161in" fo:line-height="150%" fo:text-align="justify" style:justify-single-word="false" fo:text-indent="-0.1909in" style:auto-text-indent="false" style:page-number="auto"/>
      <style:text-properties style:font-name="Times New Roman2" fo:font-weight="normal" style:font-weight-asian="normal" style:font-name-complex="Helvetica" style:font-weight-complex="normal"/>
    </style:style>
    <style:style style:name="P230" style:family="paragraph" style:parent-style-name="Standard" style:master-page-name="">
      <style:paragraph-properties fo:margin-left="0.3925in" fo:margin-right="0.2646in" fo:line-height="150%" fo:text-align="justify" style:justify-single-word="false" fo:text-indent="-0.1839in" style:auto-text-indent="false" style:page-number="auto"/>
      <style:text-properties style:font-name="Times New Roman2" fo:font-weight="normal" style:font-weight-asian="normal" style:font-name-complex="Helvetica" style:font-weight-complex="normal"/>
    </style:style>
    <style:style style:name="P231"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weight="normal" style:font-weight-asian="normal" style:font-name-complex="Helvetica" style:font-weight-complex="normal"/>
    </style:style>
    <style:style style:name="P232" style:family="paragraph" style:parent-style-name="Standard" style:master-page-name="">
      <style:paragraph-properties fo:margin-left="0.3925in" fo:margin-right="0.25in" fo:line-height="150%" fo:text-align="justify" style:justify-single-word="false" fo:text-indent="-0.1839in" style:auto-text-indent="false" style:page-number="auto"/>
      <style:text-properties style:font-name="Times New Roman2" fo:font-weight="normal" style:font-weight-asian="normal" style:font-name-complex="Helvetica" style:font-weight-complex="normal"/>
    </style:style>
    <style:style style:name="P233" style:family="paragraph" style:parent-style-name="Standard" style:master-page-name="">
      <style:paragraph-properties fo:margin-left="0.3925in" fo:margin-right="0.3189in" fo:line-height="150%" fo:text-align="start"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234" style:family="paragraph" style:parent-style-name="Standard">
      <style:paragraph-properties fo:margin-left="0.3925in" fo:margin-right="0.3189in" fo:line-height="150%" fo:text-align="start" style:justify-single-word="false" fo:text-indent="-0.1799in" style:auto-text-indent="false"/>
      <style:text-properties style:font-name="Times New Roman2" fo:font-weight="normal" style:font-weight-asian="normal" style:font-name-complex="Helvetica" style:font-weight-complex="normal"/>
    </style:style>
    <style:style style:name="P235" style:family="paragraph" style:parent-style-name="Standard">
      <style:paragraph-properties fo:margin-left="0.8091in" fo:margin-right="0.1957in" fo:line-height="100%" fo:text-align="center" style:justify-single-word="false" fo:text-indent="-0.4165in" style:auto-text-indent="false"/>
      <style:text-properties style:font-name="Times New Roman2" fo:font-weight="normal" style:font-weight-asian="normal" style:font-name-complex="Helvetica" style:font-weight-complex="normal"/>
    </style:style>
    <style:style style:name="P236" style:family="paragraph" style:parent-style-name="Standard">
      <style:paragraph-properties fo:margin-left="0.4028in" fo:margin-right="0.228in" fo:line-height="200%" fo:text-align="justify" style:justify-single-word="false" fo:text-indent="-0.1984in" style:auto-text-indent="false"/>
      <style:text-properties style:font-name="Times New Roman2" fo:font-weight="normal" style:font-weight-asian="normal" style:font-weight-complex="normal"/>
    </style:style>
    <style:style style:name="P237" style:family="paragraph" style:parent-style-name="Standard" style:master-page-name="">
      <style:paragraph-properties fo:margin-left="0.3945in" fo:margin-right="0in" fo:line-height="200%" fo:text-align="start" style:justify-single-word="false" fo:text-indent="-0.1909in" style:auto-text-indent="false" style:page-number="auto"/>
      <style:text-properties style:font-name="Times New Roman2" fo:font-weight="normal" style:font-weight-asian="normal" style:font-weight-complex="normal"/>
    </style:style>
    <style:style style:name="P238" style:family="paragraph" style:parent-style-name="Standard">
      <style:paragraph-properties fo:margin-left="0.3945in" fo:margin-right="0in" fo:line-height="200%" fo:text-align="start" style:justify-single-word="false" fo:text-indent="-0.1909in" style:auto-text-indent="false"/>
      <style:text-properties style:font-name="Times New Roman2" fo:font-weight="normal" style:font-weight-asian="normal" style:font-weight-complex="normal"/>
    </style:style>
    <style:style style:name="P239" style:family="paragraph" style:parent-style-name="Standard">
      <style:paragraph-properties fo:margin-left="0.3945in" fo:margin-right="0in" fo:line-height="200%" fo:text-align="start" style:justify-single-word="false" fo:text-indent="-0.1984in" style:auto-text-indent="false"/>
      <style:text-properties style:font-name="Times New Roman2" fo:font-weight="normal" style:font-weight-asian="normal" style:font-weight-complex="normal"/>
    </style:style>
    <style:style style:name="P240" style:family="paragraph" style:parent-style-name="Standard">
      <style:paragraph-properties fo:margin-left="0in" fo:margin-right="0.3764in" fo:line-height="150%" fo:text-align="justify" style:justify-single-word="false" fo:text-indent="0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41" style:family="paragraph" style:parent-style-name="Standard">
      <style:paragraph-properties fo:margin-left="0.4043in" fo:margin-right="0.3764in" fo:line-height="150%" fo:text-align="justify" style:justify-single-word="false" fo:text-indent="-0.2055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42" style:family="paragraph" style:parent-style-name="Standard">
      <style:paragraph-properties fo:margin-left="0.4035in" fo:margin-right="0.3756in" fo:line-height="150%" fo:text-align="justify" style:justify-single-word="false" fo:text-indent="-0.2055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43" style:family="paragraph" style:parent-style-name="Standard">
      <style:paragraph-properties fo:margin-left="0.4035in" fo:margin-right="0.2945in" fo:line-height="150%" fo:text-align="justify" style:justify-single-word="false" fo:text-indent="-0.2055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44" style:family="paragraph" style:parent-style-name="Standard">
      <style:paragraph-properties fo:margin-left="0.4028in" fo:margin-right="0.3984in" fo:line-height="150%" fo:text-align="justify" style:justify-single-word="false" fo:text-indent="-0.2083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45"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style:font-name="Times New Roman2" fo:font-size="8pt" fo:font-weight="normal" style:font-size-asian="8pt" style:font-weight-asian="normal" style:font-name-complex="Times New Roman2" style:font-size-complex="8pt" style:font-weight-complex="normal"/>
    </style:style>
    <style:style style:name="P246" style:family="paragraph" style:parent-style-name="Standard">
      <style:paragraph-properties fo:margin-left="0in" fo:margin-right="0.1909in" fo:line-height="100%" fo:text-align="justify" style:justify-single-word="false" fo:text-indent="0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47" style:family="paragraph" style:parent-style-name="Footnote">
      <style:text-properties style:font-name="Times New Roman2"/>
    </style:style>
    <style:style style:name="P248" style:family="paragraph" style:parent-style-name="Footnote">
      <style:paragraph-properties fo:text-align="justify" style:justify-single-word="false"/>
      <style:text-properties style:font-name="Times New Roman2"/>
    </style:style>
    <style:style style:name="P249" style:family="paragraph" style:parent-style-name="Standard">
      <style:paragraph-properties fo:margin-left="0.7791in" fo:margin-right="0.3063in" fo:line-height="150%" fo:text-align="justify" style:justify-single-word="false" fo:text-indent="-0.3756in" style:auto-text-indent="false">
        <style:tab-stops/>
      </style:paragraph-properties>
      <style:text-properties style:font-name="Times New Roman2" fo:font-size="2pt" fo:font-weight="normal" style:font-size-asian="2pt" style:font-weight-asian="normal" style:font-name-complex="Times New Roman2" style:font-size-complex="2pt" style:font-weight-complex="normal"/>
    </style:style>
    <style:style style:name="P250" style:family="paragraph" style:parent-style-name="Standard">
      <style:paragraph-properties fo:margin-left="0.3925in" fo:margin-right="0.3291in" fo:line-height="150%" fo:text-align="justify" style:justify-single-word="false" fo:text-indent="-0.1882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51" style:family="paragraph" style:parent-style-name="Standard">
      <style:paragraph-properties fo:margin-left="0.4035in" fo:margin-right="0.3673in" fo:line-height="150%" fo:text-align="justify" style:justify-single-word="false" fo:text-indent="-0.1984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52" style:family="paragraph" style:parent-style-name="Standard">
      <style:paragraph-properties fo:margin-left="0.4028in" fo:margin-right="0.3898in" fo:line-height="150%" fo:text-align="justify" style:justify-single-word="false" fo:text-indent="-0.1984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53"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54"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style:font-name="Times New Roman2" fo:font-size="6pt" fo:font-weight="normal" style:font-size-asian="6pt" style:font-weight-asian="normal" style:font-name-complex="Times New Roman2" style:font-size-complex="6pt" style:font-weight-complex="normal"/>
    </style:style>
    <style:style style:name="P255" style:family="paragraph" style:parent-style-name="Standard">
      <style:paragraph-properties fo:margin-left="0.4016in" fo:margin-right="0.3189in" fo:line-height="150%" fo:text-align="justify" style:justify-single-word="false" fo:text-indent="-0.2071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56"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57" style:family="paragraph" style:parent-style-name="Standard">
      <style:paragraph-properties fo:margin-left="0.4028in" fo:margin-right="0.3945in" fo:line-height="150%" fo:text-align="justify" style:justify-single-word="false" fo:text-indent="-0.2047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58" style:family="paragraph" style:parent-style-name="Standard">
      <style:paragraph-properties fo:line-height="150%" fo:text-align="justify" style:justify-single-word="false"/>
      <style:text-properties style:font-name="Times New Roman2" fo:font-size="6pt" fo:font-weight="normal" style:font-size-asian="6pt" style:font-weight-asian="normal" style:font-name-complex="Times New Roman2" style:font-size-complex="6pt" style:font-weight-complex="normal"/>
    </style:style>
    <style:style style:name="P259" style:family="paragraph" style:parent-style-name="Standard">
      <style:paragraph-properties fo:margin-left="0.3925in" fo:margin-right="0.3272in" fo:line-height="150%" fo:text-align="justify" style:justify-single-word="false" fo:text-indent="-0.1957in" style:auto-text-indent="false"/>
      <style:text-properties style:font-name="Times New Roman2" fo:font-size="6pt" fo:font-weight="normal" style:font-size-asian="6pt" style:font-weight-asian="normal" style:font-name-complex="Helvetica" style:font-size-complex="6pt" style:font-weight-complex="normal"/>
    </style:style>
    <style:style style:name="P260" style:family="paragraph" style:parent-style-name="Standard">
      <style:paragraph-properties fo:margin-left="0.3925in" fo:margin-right="0.3756in" fo:line-height="150%" fo:text-align="justify" style:justify-single-word="false" fo:text-indent="-0.1957in" style:auto-text-indent="false"/>
      <style:text-properties style:font-name="Times New Roman2" fo:font-size="6pt" fo:font-weight="normal" style:font-size-asian="6pt" style:font-weight-asian="normal" style:font-name-complex="Helvetica" style:font-size-complex="6pt" style:font-weight-complex="normal"/>
    </style:style>
    <style:style style:name="P261" style:family="paragraph" style:parent-style-name="Standard">
      <style:paragraph-properties fo:margin-left="0.4134in" fo:margin-right="0.2945in" fo:line-height="150%" fo:text-align="justify" style:justify-single-word="false" fo:text-indent="-0.1984in" style:auto-text-indent="false"/>
      <style:text-properties style:font-name="Times New Roman2" fo:font-size="6pt" fo:font-style="normal"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262"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263" style:family="paragraph" style:parent-style-name="Standard">
      <style:paragraph-properties fo:margin-left="0.4016in" fo:margin-right="0.3189in" fo:line-height="150%" fo:text-align="justify" style:justify-single-word="false" fo:text-indent="-0.2071in" style:auto-text-indent="false"/>
      <style:text-properties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264" style:family="paragraph" style:parent-style-name="Standard">
      <style:paragraph-properties fo:margin-left="0.3929in" fo:margin-right="0.3417in" fo:line-height="150%" fo:text-align="justify" style:justify-single-word="false" fo:text-indent="-0.1929in" style:auto-text-indent="false"/>
      <style:text-properties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265" style:family="paragraph" style:parent-style-name="Standard">
      <style:paragraph-properties fo:margin-left="0.3929in" fo:margin-right="0.3417in" fo:line-height="150%" fo:text-align="justify" style:justify-single-word="false" fo:text-indent="-0.1957in" style:auto-text-indent="false"/>
      <style:text-properties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266" style:family="paragraph" style:parent-style-name="Standard">
      <style:paragraph-properties fo:margin-left="0.3925in" fo:margin-right="0.3756in" fo:line-height="150%" fo:text-align="justify" style:justify-single-word="false" fo:text-indent="-0.1957in" style:auto-text-indent="false"/>
      <style:text-properties style:font-name="Times New Roman2" fo:font-size="7pt" fo:font-weight="normal" style:font-size-asian="7pt" style:font-weight-asian="normal" style:font-name-complex="Helvetica" style:font-size-complex="7pt" style:font-weight-complex="normal"/>
    </style:style>
    <style:style style:name="P267" style:family="paragraph" style:parent-style-name="Standard">
      <style:paragraph-properties fo:margin-left="0.3972in" fo:margin-right="0.3764in" fo:line-height="150%" fo:text-align="justify" style:justify-single-word="false" fo:text-indent="-0.1909in" style:auto-text-indent="false"/>
      <style:text-properties style:font-name="Times New Roman2" fo:font-size="7pt" fo:font-weight="normal" style:font-size-asian="7pt" style:font-weight-asian="normal" style:font-name-complex="Times New Roman2" style:font-size-complex="7pt" style:font-weight-complex="normal"/>
    </style:style>
    <style:style style:name="P268"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7pt" fo:font-weight="normal" style:font-size-asian="7pt" style:font-weight-asian="normal" style:font-name-complex="Times New Roman2" style:font-size-complex="7pt" style:font-weight-complex="normal"/>
    </style:style>
    <style:style style:name="P269"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7pt" fo:font-style="italic" fo:font-weight="normal" style:font-size-asian="7pt" style:font-style-asian="italic" style:font-weight-asian="normal" style:font-name-complex="Times New Roman2" style:font-size-complex="7pt" style:font-style-complex="italic" style:font-weight-complex="normal"/>
    </style:style>
    <style:style style:name="P270" style:family="paragraph" style:parent-style-name="Standard" style:master-page-name="">
      <style:paragraph-properties fo:margin-left="0.0957in" fo:margin-right="0in" fo:line-height="100%" fo:text-align="center" style:justify-single-word="false" fo:text-indent="0in" style:auto-text-indent="false" style:page-number="auto"/>
      <style:text-properties style:font-name="Times New Roman2"/>
    </style:style>
    <style:style style:name="P271"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style:font-name="Times New Roman2" fo:font-size="5pt" fo:font-weight="normal" style:font-size-asian="5pt" style:font-weight-asian="normal" style:font-name-complex="Times New Roman2" style:font-size-complex="5pt" style:font-weight-complex="normal"/>
    </style:style>
    <style:style style:name="P272" style:family="paragraph" style:parent-style-name="Standard">
      <style:paragraph-properties fo:margin-left="0.1992in" fo:margin-right="0in" fo:line-height="100%" fo:text-indent="0in" style:auto-text-indent="false"/>
      <style:text-properties style:font-name="Times New Roman2" fo:font-size="5pt" style:font-size-asian="5pt" style:font-name-complex="Times New Roman2" style:font-size-complex="5pt"/>
    </style:style>
    <style:style style:name="P273" style:family="paragraph" style:parent-style-name="Standard">
      <style:paragraph-properties fo:margin-left="0.1957in" fo:margin-right="0.2945in" fo:line-height="100%" fo:text-align="justify" style:justify-single-word="false" fo:text-indent="0in" style:auto-text-indent="false"/>
      <style:text-properties style:font-name="Times New Roman2" fo:font-size="4pt" fo:font-weight="normal" style:font-size-asian="4pt" style:font-weight-asian="normal" style:font-name-complex="Times New Roman2" style:font-size-complex="4pt" style:font-weight-complex="normal"/>
    </style:style>
    <style:style style:name="P274" style:family="paragraph" style:parent-style-name="Standard">
      <style:paragraph-properties fo:margin-left="0.1992in" fo:margin-right="0in" fo:line-height="100%" fo:text-indent="0in" style:auto-text-indent="false"/>
      <style:text-properties style:font-name="Times New Roman2" fo:font-size="4pt" style:font-size-asian="4pt" style:font-name-complex="Times New Roman2" style:font-size-complex="4pt"/>
    </style:style>
    <style:style style:name="P275" style:family="paragraph" style:parent-style-name="Standard">
      <style:paragraph-properties fo:margin-left="0.8457in" fo:margin-right="0in" fo:line-height="100%" fo:text-indent="-0.6374in" style:auto-text-indent="false"/>
      <style:text-properties style:font-name="Times New Roman2" fo:font-size="10.5pt" style:font-size-asian="10.5pt" style:font-name-complex="Times New Roman2" style:font-size-complex="10.5pt"/>
    </style:style>
    <style:style style:name="P276" style:family="paragraph" style:parent-style-name="Standard">
      <style:paragraph-properties fo:margin-left="0.7791in" fo:margin-right="0.3756in" fo:line-height="150%" fo:text-align="justify" style:justify-single-word="false" fo:text-indent="-0.3756in" style:auto-text-indent="false"/>
      <style:text-properties fo:color="#000000" loext:opacity="100%" style:text-position="0% 100%" style:font-name="Times New Roman2" fo:font-size="10pt" fo:language="fr" fo:country="FR" fo:font-style="normal" style:text-underline-style="none" fo:font-weight="normal" fo:background-color="transparent" style:font-name-asian="Times New Roman1" style:font-size-asian="10pt" style:font-style-asian="normal" style:font-weight-asian="normal" style:font-name-complex="Times New Roman2" style:font-size-complex="10pt" style:font-style-complex="normal" style:font-weight-complex="normal"/>
    </style:style>
    <style:style style:name="P277" style:family="paragraph" style:parent-style-name="Standard">
      <style:paragraph-properties fo:margin-left="0in" fo:margin-right="0.3756in" fo:line-height="100%" fo:text-align="justify" style:justify-single-word="false" fo:text-indent="0in" style:auto-text-indent="false"/>
      <style:text-properties fo:color="#000000" loext:opacity="100%" style:text-position="0% 100%" style:font-name="Times New Roman2" fo:font-size="10pt" fo:language="fr" fo:country="FR" fo:font-style="normal" style:text-underline-style="none" fo:font-weight="normal" fo:background-color="transparent" style:font-name-asian="Times New Roman1" style:font-size-asian="10pt" style:font-style-asian="normal" style:font-weight-asian="normal" style:font-name-complex="Times New Roman2" style:font-size-complex="10pt" style:font-style-complex="normal" style:font-weight-complex="normal"/>
    </style:style>
    <style:style style:name="P278" style:family="paragraph" style:parent-style-name="Footnote">
      <style:paragraph-properties fo:text-align="justify" style:justify-single-word="false"/>
      <style:text-properties fo:color="#000000" loext:opacity="100%" style:text-position="0% 100%" style:font-name="Times New Roman2" fo:font-size="10pt" fo:language="fr" fo:country="FR" fo:font-style="normal" style:text-underline-style="none" fo:font-weight="normal" fo:background-color="transparent" style:font-name-asian="Times New Roman1" style:font-size-asian="10pt" style:font-style-asian="normal" style:font-weight-asian="normal" style:font-name-complex="Times New Roman2" style:font-size-complex="10pt" style:font-style-complex="normal" style:font-weight-complex="normal"/>
    </style:style>
    <style:style style:name="P279" style:family="paragraph" style:parent-style-name="Footnote">
      <style:text-properties fo:color="#000000" loext:opacity="100%" style:text-position="0% 100%" style:font-name="Times New Roman2" fo:font-size="10pt" fo:language="fr" fo:country="FR" fo:font-style="italic" style:text-underline-style="none" fo:font-weight="normal" fo:background-color="transparent" style:font-name-asian="Times New Roman1" style:font-size-asian="10pt" style:font-style-asian="italic" style:font-weight-asian="normal" style:font-name-complex="Times New Roman2" style:font-size-complex="10pt" style:font-style-complex="italic" style:font-weight-complex="normal"/>
    </style:style>
    <style:style style:name="P280" style:family="paragraph" style:parent-style-name="Standard">
      <style:paragraph-properties fo:margin-left="0.1016in" fo:margin-right="0in" fo:line-height="100%" fo:text-align="center" style:justify-single-word="false" fo:text-indent="0in" style:auto-text-indent="false"/>
      <style:text-properties fo:color="#000000" loext:opacity="100%" style:text-position="0% 100%" style:font-name="Times New Roman2" fo:font-size="7pt" fo:language="fr" fo:country="FR" fo:font-style="normal" style:text-underline-style="solid" style:text-underline-width="auto" style:text-underline-color="font-color" fo:font-weight="normal" style:font-name-asian="Times New Roman3" style:font-size-asian="7pt" style:font-style-asian="normal" style:font-weight-asian="normal" style:font-name-complex="Times New Roman2" style:font-size-complex="7pt" style:font-style-complex="normal" style:font-weight-complex="normal"/>
    </style:style>
    <style:style style:name="P281" style:family="paragraph" style:parent-style-name="Standard">
      <style:paragraph-properties fo:margin-left="0in" fo:margin-right="0in" fo:line-height="150%" fo:text-align="center" style:justify-single-word="false" fo:text-indent="0in" style:auto-text-indent="false">
        <style:tab-stops/>
      </style:paragraph-properties>
      <style:text-properties fo:color="#000000" loext:opacity="100%" style:text-position="0% 100%" style:font-name="Times New Roman2" fo:font-size="7pt" fo:language="fr" fo:country="FR" fo:font-style="normal" style:text-underline-style="none" fo:font-weight="normal" fo:background-color="transparent" style:font-name-asian="Times New Roman1" style:font-size-asian="7pt" style:font-style-asian="normal" style:font-weight-asian="normal" style:font-name-complex="Times New Roman2" style:font-size-complex="7pt" style:font-style-complex="normal" style:font-weight-complex="normal"/>
    </style:style>
    <style:style style:name="P282" style:family="paragraph" style:parent-style-name="Standard">
      <style:paragraph-properties fo:margin-left="0.2299in" fo:margin-right="0in" fo:line-height="150%" fo:text-align="start" style:justify-single-word="false" fo:text-indent="0in" style:auto-text-indent="false"/>
      <style:text-properties fo:color="#000000" loext:opacity="100%" style:text-position="0% 100%" style:font-name="Times New Roman2"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83" style:family="paragraph" style:parent-style-name="Standard">
      <style:paragraph-properties fo:margin-left="0.1929in" fo:margin-right="0in" fo:line-height="150%" fo:text-align="start" style:justify-single-word="false" fo:text-indent="0in" style:auto-text-indent="false"/>
      <style:text-properties fo:color="#000000" loext:opacity="100%" style:text-position="0% 100%" style:font-name="Times New Roman2"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84" style:family="paragraph" style:parent-style-name="Standard">
      <style:paragraph-properties fo:margin-left="0.2299in" fo:margin-right="0in" fo:line-height="150%" fo:text-align="start" style:justify-single-word="false" fo:text-indent="0in" style:auto-text-indent="false"/>
      <style:text-properties fo:color="#000000" loext:opacity="100%" style:text-position="0% 100%" style:font-name="Times New Roman2" fo:font-size="12pt" fo:language="fr" fo:country="FR" fo:font-style="normal" style:text-underline-style="none"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85" style:family="paragraph" style:parent-style-name="Standard">
      <style:paragraph-properties fo:margin-left="0.4063in" fo:margin-right="0in" fo:line-height="2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86" style:family="paragraph" style:parent-style-name="Standard">
      <style:paragraph-properties fo:margin-left="0.4063in" fo:margin-right="0in" fo:line-height="20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7" style:family="paragraph" style:parent-style-name="Standard">
      <style:paragraph-properties fo:margin-left="0.7791in" fo:margin-right="0.2945in" fo:line-height="200%" fo:text-align="justify" style:justify-single-word="false" fo:text-indent="-0.3756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8" style:family="paragraph" style:parent-style-name="Standard">
      <style:paragraph-properties fo:margin-left="0.4028in" fo:margin-right="0.3118in" fo:line-height="200%" fo:text-align="justify" style:justify-single-word="false" fo:text-indent="-0.202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9" style:family="paragraph" style:parent-style-name="Standard">
      <style:paragraph-properties fo:margin-left="0.4063in" fo:margin-right="0in" fo:line-height="200%" fo:text-align="center"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90" style:family="paragraph" style:parent-style-name="Standard">
      <style:paragraph-properties fo:margin-left="0.6902in" fo:margin-right="0.3945in" fo:line-height="200%" fo:text-align="center" style:justify-single-word="false" fo:text-indent="-0.2874in" style:auto-text-indent="false">
        <style:tab-stops>
          <style:tab-stop style:position="4.5055in"/>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91" style:family="paragraph" style:parent-style-name="Standard">
      <style:paragraph-properties fo:margin-left="0.4063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92" style:family="paragraph" style:parent-style-name="Standard">
      <style:paragraph-properties fo:margin-left="0.1047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93" style:family="paragraph" style:parent-style-name="Standard" style:master-page-name="">
      <style:paragraph-properties fo:margin-left="0.1047in" fo:margin-right="0in" fo:line-height="100%" fo:text-align="center" style:justify-single-word="false" fo:text-indent="0in" style:auto-text-indent="false" style:page-number="auto"/>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94" style:family="paragraph" style:parent-style-name="Standard">
      <style:paragraph-properties fo:margin-left="0.0098in" fo:margin-right="0in" fo:line-height="10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95" style:family="paragraph" style:parent-style-name="Standard">
      <style:paragraph-properties fo:margin-left="0.7791in" fo:margin-right="0.3756in" fo:line-height="100%" fo:text-align="justify" style:justify-single-word="false" fo:text-indent="-0.3756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96" style:family="paragraph" style:parent-style-name="Standard">
      <style:paragraph-properties fo:margin-left="0.7563in" fo:margin-right="0.3866in" fo:line-height="100%" fo:text-align="justify" style:justify-single-word="false" fo:text-indent="-0.348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97" style:family="paragraph" style:parent-style-name="Standard">
      <style:paragraph-properties fo:margin-left="0in" fo:margin-right="0in" fo:line-height="15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98" style:family="paragraph" style:parent-style-name="Standard">
      <style:paragraph-properties fo:margin-left="0in" fo:margin-right="0.3756in" fo:line-height="15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99" style:family="paragraph" style:parent-style-name="Standard">
      <style:paragraph-properties fo:margin-left="0.0953in" fo:margin-right="0in" fo:line-height="15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00" style:family="paragraph" style:parent-style-name="Standard">
      <style:paragraph-properties fo:margin-left="0.6902in" fo:margin-right="0.3646in" fo:line-height="150%" fo:text-align="justify"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01" style:family="paragraph" style:parent-style-name="Standard">
      <style:paragraph-properties fo:margin-left="0.6902in" fo:margin-right="0.3945in" fo:line-height="150%" fo:text-align="justify"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02" style:family="paragraph" style:parent-style-name="Standard">
      <style:paragraph-properties fo:margin-left="0.4in" fo:margin-right="0.4in" fo:line-height="150%" fo:text-align="justify" style:justify-single-word="false" fo:text-indent="-0.1957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03" style:family="paragraph" style:parent-style-name="Standard">
      <style:paragraph-properties fo:margin-left="0.7791in" fo:margin-right="0.3008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04" style:family="paragraph" style:parent-style-name="Standard">
      <style:paragraph-properties fo:margin-left="0.7791in" fo:margin-right="0.3811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05" style:family="paragraph" style:parent-style-name="Standard">
      <style:paragraph-properties fo:margin-left="0.6902in" fo:margin-right="0.3945in" fo:line-height="150%" fo:text-align="center" style:justify-single-word="false" fo:text-indent="-0.2874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06" style:family="paragraph" style:parent-style-name="Standard">
      <style:paragraph-properties fo:margin-left="0.7791in" fo:margin-right="0.3063in" fo:line-height="15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07" style:family="paragraph" style:parent-style-name="Standard">
      <style:paragraph-properties fo:margin-left="0.7791in" fo:margin-right="0.4063in" fo:line-height="15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08" style:family="paragraph" style:parent-style-name="Standard">
      <style:paragraph-properties fo:margin-left="0.6902in" fo:margin-right="0.3945in" fo:line-height="150%" fo:text-align="center"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09" style:family="paragraph" style:parent-style-name="Standard">
      <style:paragraph-properties fo:margin-left="0.6902in" fo:margin-right="0.3118in" fo:line-height="150%" fo:text-align="center"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10" style:family="paragraph" style:parent-style-name="Standard">
      <style:paragraph-properties fo:margin-left="0.7181in" fo:margin-right="0.3417in" fo:line-height="150%" fo:text-align="center" style:justify-single-word="false" fo:text-indent="-0.3252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11" style:family="paragraph" style:parent-style-name="Standard">
      <style:paragraph-properties fo:margin-left="0.6902in" fo:margin-right="0.3945in" fo:line-height="150%" fo:text-align="start"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312" style:family="paragraph" style:parent-style-name="Standard">
      <style:paragraph-properties fo:margin-left="0.4063in" fo:margin-right="0in" fo:line-height="200%" fo:text-align="justify"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13" style:family="paragraph" style:parent-style-name="Standard">
      <style:paragraph-properties fo:margin-left="0.4063in" fo:margin-right="0in" fo:line-height="200%" fo:text-align="center"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14" style:family="paragraph" style:parent-style-name="Standard">
      <style:paragraph-properties fo:margin-left="0.4063in" fo:margin-right="0in" fo:line-height="200%" fo:text-align="center" style:justify-single-word="false" fo:text-indent="0in" style:auto-text-indent="false" style:text-autospace="non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15" style:family="paragraph" style:parent-style-name="Standard">
      <style:paragraph-properties fo:margin-left="0.4043in" fo:margin-right="0in" fo:line-height="200%" fo:text-align="center" style:justify-single-word="false" fo:text-indent="0in" style:auto-text-indent="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16" style:family="paragraph" style:parent-style-name="Standard">
      <style:paragraph-properties fo:margin-left="0.4063in" fo:margin-right="0in" fo:line-height="150%" fo:text-align="center"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17" style:family="paragraph" style:parent-style-name="Standard">
      <style:paragraph-properties fo:margin-left="0.6984in" fo:margin-right="0.3827in" fo:line-height="150%" fo:text-align="center" style:justify-single-word="false" fo:text-indent="-0.301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18" style:family="paragraph" style:parent-style-name="Standard">
      <style:paragraph-properties fo:margin-left="0.7791in" fo:margin-right="0.3811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19" style:family="paragraph" style:parent-style-name="Standard">
      <style:paragraph-properties fo:margin-left="0.7791in" fo:margin-right="0.302in" fo:line-height="15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20" style:family="paragraph" style:parent-style-name="Standard">
      <style:paragraph-properties fo:margin-left="0.4043in" fo:margin-right="0in" fo:line-height="150%" fo:text-align="center" style:justify-single-word="false" fo:text-indent="0in" style:auto-text-indent="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21"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22" style:family="paragraph" style:parent-style-name="Standard">
      <style:paragraph-properties fo:margin-left="0.7791in" fo:margin-right="0.302in" fo:line-height="150%" fo:text-align="justify"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23"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24" style:family="paragraph" style:parent-style-name="Standard">
      <style:paragraph-properties fo:margin-left="0.3972in" fo:margin-right="0.3839in" fo:line-height="150%" fo:text-align="justify" style:justify-single-word="false" fo:text-indent="-0.1909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25" style:family="paragraph" style:parent-style-name="Standard">
      <style:paragraph-properties fo:margin-left="0.1957in" fo:margin-right="0.3756in" fo:line-height="150%" fo:text-align="start"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26" style:family="paragraph" style:parent-style-name="Standard">
      <style:paragraph-properties fo:margin-left="0.1047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27" style:family="paragraph" style:parent-style-name="Standard" style:master-page-name="">
      <style:paragraph-properties fo:margin-left="0.1047in" fo:margin-right="0in" fo:line-height="100%" fo:text-align="center" style:justify-single-word="false" fo:text-indent="0in" style:auto-text-indent="false" style:page-number="auto"/>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28" style:family="paragraph" style:parent-style-name="Standard">
      <style:paragraph-properties fo:margin-left="0.7791in" fo:margin-right="0.302in" fo:line-height="10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29" style:family="paragraph" style:parent-style-name="Standard">
      <style:paragraph-properties fo:margin-left="0.0098in" fo:margin-right="0in" fo:line-height="10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Ganapathy" style:font-size-complex="12pt" style:language-complex="sa" style:country-complex="IN" style:font-style-complex="normal" style:font-weight-complex="normal"/>
    </style:style>
    <style:style style:name="P330" style:family="paragraph" style:parent-style-name="Standard">
      <style:paragraph-properties fo:margin-left="0.7791in" fo:margin-right="0.3811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bold" fo:background-color="transparent" style:font-name-asian="Times New Roman1" style:font-size-asian="12pt" style:font-style-asian="normal" style:font-weight-asian="bold" style:font-name-complex="Times New Roman2" style:font-size-complex="12pt" style:language-complex="sa" style:country-complex="IN" style:font-style-complex="normal" style:font-weight-complex="bold"/>
    </style:style>
    <style:style style:name="P331" style:family="paragraph" style:parent-style-name="Standard">
      <style:paragraph-properties fo:margin-left="0.2299in" fo:margin-right="0in" fo:line-height="150%" fo:text-align="start" style:justify-single-word="false" fo:text-indent="0in" style:auto-text-indent="false"/>
      <style:text-properties fo:color="#000000" loext:opacity="100%" style:text-position="0% 100%" style:font-name="Times New Roman2" fo:font-size="2pt" fo:language="fr" fo:country="FR" fo:font-style="normal" style:text-underline-style="solid" style:text-underline-width="auto" style:text-underline-color="font-color" fo:font-weight="normal" style:font-name-asian="Times New Roman3" style:font-size-asian="2pt" style:font-style-asian="normal" style:font-weight-asian="normal" style:font-name-complex="Times New Roman2" style:font-size-complex="2pt" style:font-style-complex="normal" style:font-weight-complex="normal"/>
    </style:style>
    <style:style style:name="P332" style:family="paragraph" style:parent-style-name="Standard">
      <style:paragraph-properties fo:margin-left="0in" fo:margin-right="0in" fo:line-height="100%" fo:text-align="center" style:justify-single-word="false" fo:text-indent="0in" style:auto-text-indent="false"/>
      <style:text-properties fo:color="#000000" loext:opacity="100%" style:text-position="0% 100%" style:font-name="Times New Roman2" fo:font-size="2pt" fo:language="fr" fo:country="FR" fo:font-style="normal" style:text-underline-style="none" fo:font-weight="normal" fo:background-color="transparent" style:font-name-asian="Times New Roman1" style:font-size-asian="2pt" style:font-style-asian="normal" style:font-weight-asian="normal" style:font-name-complex="Times New Roman2" style:font-size-complex="2pt" style:font-style-complex="normal" style:font-weight-complex="normal"/>
    </style:style>
    <style:style style:name="P333" style:family="paragraph" style:parent-style-name="Standard">
      <style:paragraph-properties fo:margin-left="0.2299in" fo:margin-right="0in" fo:line-height="100%" fo:text-align="center" style:justify-single-word="false" fo:text-indent="0in" style:auto-text-indent="false"/>
      <style:text-properties fo:color="#000000" loext:opacity="100%" style:text-position="0% 100%" style:font-name="Times New Roman2"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2" style:font-size-complex="11pt" style:font-style-complex="normal" style:font-weight-complex="normal"/>
    </style:style>
    <style:style style:name="P334" style:family="paragraph" style:parent-style-name="Standard">
      <style:paragraph-properties fo:margin-left="0.0098in" fo:margin-right="0in" fo:line-height="100%" fo:text-align="center" style:justify-single-word="false" fo:text-indent="0in" style:auto-text-indent="false"/>
      <style:text-properties fo:color="#000000" loext:opacity="100%" style:text-position="0% 100%" style:font-name="Times New Roman2" fo:font-size="11pt" fo:language="fr" fo:country="FR" fo:font-style="normal" style:text-underline-style="solid" style:text-underline-width="auto" style:text-underline-color="font-color" fo:font-weight="normal" fo:background-color="transparent" style:font-name-asian="Times New Roman1" style:font-size-asian="11pt" style:font-style-asian="normal" style:font-weight-asian="normal" style:font-name-complex="Times New Roman2" style:font-size-complex="11pt" style:font-style-complex="normal" style:font-weight-complex="normal"/>
    </style:style>
    <style:style style:name="P335" style:family="paragraph" style:parent-style-name="Standard">
      <style:paragraph-properties fo:margin-left="0.7791in" fo:margin-right="0.3756in" fo:line-height="100%" fo:text-align="justify" style:justify-single-word="false" fo:text-indent="-0.3756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36" style:family="paragraph" style:parent-style-name="Standard">
      <style:paragraph-properties fo:margin-left="0in" fo:margin-right="0.3756in" fo:line-height="100%" fo:text-align="justify" style:justify-single-word="false" fo:text-indent="0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37" style:family="paragraph" style:parent-style-name="Standard">
      <style:paragraph-properties fo:margin-left="0.7791in" fo:margin-right="0.3756in" fo:line-height="150%" fo:text-align="justify" style:justify-single-word="false" fo:text-indent="-0.3756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38" style:family="paragraph" style:parent-style-name="Standard">
      <style:paragraph-properties fo:margin-left="0.4083in" fo:margin-right="0.3516in" fo:line-height="150%" fo:text-align="justify" style:justify-single-word="false" fo:text-indent="-0.2209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39"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language-complex="sa" style:country-complex="IN" style:font-style-complex="normal" style:font-weight-complex="normal"/>
    </style:style>
    <style:style style:name="P340" style:family="paragraph" style:parent-style-name="Standard">
      <style:paragraph-properties fo:margin-left="0.6902in" fo:margin-right="0.3945in" fo:line-height="150%" fo:text-align="justify" style:justify-single-word="false" fo:text-indent="-0.2874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41" style:family="paragraph" style:parent-style-name="Standard">
      <style:paragraph-properties fo:margin-left="0.6984in" fo:margin-right="0.3827in" fo:line-height="150%" fo:text-align="justify" style:justify-single-word="false" fo:text-indent="-0.3016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42" style:family="paragraph" style:parent-style-name="Standard">
      <style:paragraph-properties fo:margin-left="0.4035in" fo:margin-right="0.3673in" fo:line-height="150%" fo:text-align="justify" style:justify-single-word="false" fo:text-indent="-0.1984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43"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44"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45" style:family="paragraph" style:parent-style-name="Standard">
      <style:paragraph-properties fo:margin-left="0.5335in" fo:margin-right="0.3862in" fo:line-height="150%" fo:text-align="justify" style:justify-single-word="false" fo:text-indent="-0.3366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46" style:family="paragraph" style:parent-style-name="Standard">
      <style:paragraph-properties fo:margin-left="0.6902in" fo:margin-right="0.3945in" fo:line-height="150%" fo:text-align="justify" style:justify-single-word="false" fo:text-indent="-0.2874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47" style:family="paragraph" style:parent-style-name="Standard">
      <style:paragraph-properties fo:margin-left="0.7791in" fo:margin-right="0.4063in" fo:line-height="150%" fo:text-align="justify" style:justify-single-word="false" fo:text-indent="-0.3756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48" style:family="paragraph" style:parent-style-name="Standard">
      <style:paragraph-properties fo:margin-left="0.7791in" fo:margin-right="0.3811in" fo:line-height="150%" fo:text-align="justify" style:justify-single-word="false" fo:text-indent="-0.3811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49" style:family="paragraph" style:parent-style-name="Standard">
      <style:paragraph-properties fo:margin-left="0.4661in" fo:margin-right="0.3598in" fo:line-height="150%" fo:text-align="justify" style:justify-single-word="false" fo:text-indent="-0.269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50"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51" style:family="paragraph" style:parent-style-name="Standard">
      <style:paragraph-properties fo:margin-left="0.4016in" fo:margin-right="0.2945in" fo:line-height="150%" fo:text-align="justify" style:justify-single-word="false" fo:text-indent="-0.2008in" style:auto-text-indent="false">
        <style:tab-stops>
          <style:tab-stop style:position="-0.3874in"/>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52" style:family="paragraph" style:parent-style-name="Standard">
      <style:paragraph-properties fo:margin-left="0.1957in" fo:margin-right="0.3756in" fo:line-height="150%" fo:text-align="start" style:justify-single-word="false" fo:text-indent="0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53" style:family="paragraph" style:parent-style-name="Standard">
      <style:paragraph-properties fo:margin-left="0.4661in" fo:margin-right="0.3756in" fo:line-height="150%" fo:text-align="start" style:justify-single-word="false" fo:text-indent="-0.269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NewRomanPSMT" style:font-size-asian="6pt" style:font-style-asian="normal" style:font-weight-asian="normal" style:font-name-complex="Times New Roman2" style:font-size-complex="6pt" style:language-complex="sa" style:country-complex="IN" style:font-style-complex="normal" style:font-weight-complex="normal"/>
    </style:style>
    <style:style style:name="P354"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SimSun" style:font-size-asian="6pt" style:font-style-asian="normal" style:font-weight-asian="normal" style:font-name-complex="Times New Roman2" style:font-size-complex="6pt" style:language-complex="sa" style:country-complex="IN" style:font-style-complex="normal" style:font-weight-complex="normal"/>
    </style:style>
    <style:style style:name="P355"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Helvetica" style:font-size-asian="6pt" style:font-style-asian="normal" style:font-weight-asian="normal" style:font-name-complex="Times New Roman2" style:font-size-complex="6pt" style:language-complex="sa" style:country-complex="IN" style:font-style-complex="normal" style:font-weight-complex="normal"/>
    </style:style>
    <style:style style:name="P356" style:family="paragraph" style:parent-style-name="Standard">
      <style:paragraph-properties fo:margin-left="0.4in" fo:margin-right="0.4in" fo:line-height="150%" fo:text-align="justify" style:justify-single-word="false" fo:text-indent="-0.1957in" style:auto-text-indent="false"/>
      <style:text-properties fo:color="#000000" loext:opacity="100%" style:text-position="0% 100%" style:font-name="Times New Roman2" fo:font-size="9pt" fo:language="fr" fo:country="FR" fo:font-style="normal" style:text-underline-style="none" fo:font-weight="normal" fo:background-color="transparent" style:font-name-asian="Times New Roman1" style:font-size-asian="9pt" style:font-style-asian="normal" style:font-weight-asian="normal" style:font-name-complex="Times New Roman2" style:font-size-complex="9pt" style:font-style-complex="normal" style:font-weight-complex="normal"/>
    </style:style>
    <style:style style:name="P357"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text-position="0% 100%" style:font-name="Times New Roman2" fo:font-size="3pt" fo:language="fr" fo:country="FR" fo:font-style="normal" style:text-underline-style="none" fo:font-weight="normal" fo:background-color="transparent" style:font-name-asian="Times New Roman1" style:font-size-asian="3pt" style:font-style-asian="normal" style:font-weight-asian="normal" style:font-name-complex="Times New Roman2" style:font-size-complex="3pt" style:language-complex="sa" style:country-complex="IN" style:font-style-complex="normal" style:font-weight-complex="normal"/>
    </style:style>
    <style:style style:name="P358" style:family="paragraph" style:parent-style-name="Standard">
      <style:paragraph-properties fo:margin-left="0.4035in" fo:margin-right="0.3673in" fo:line-height="150%" fo:text-align="justify" style:justify-single-word="false" fo:text-indent="-0.1984in" style:auto-text-indent="false"/>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font-style-complex="normal" style:font-weight-complex="normal"/>
    </style:style>
    <style:style style:name="P359" style:family="paragraph" style:parent-style-name="Standard">
      <style:paragraph-properties fo:margin-left="0.4035in" fo:margin-right="0.3756in" fo:line-height="150%" fo:text-align="justify" style:justify-single-word="false" fo:text-indent="-0.2055in" style:auto-text-indent="false"/>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font-style-complex="normal" style:font-weight-complex="normal"/>
    </style:style>
    <style:style style:name="P360" style:family="paragraph" style:parent-style-name="Standard">
      <style:paragraph-properties fo:margin-left="0in" fo:margin-right="0.302in" fo:line-height="150%" fo:text-align="justify" style:justify-single-word="false" fo:text-indent="0in" style:auto-text-indent="false">
        <style:tab-stops/>
      </style:paragraph-properties>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P361"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P362" style:family="paragraph" style:parent-style-name="Standard">
      <style:paragraph-properties fo:margin-left="0.3972in" fo:margin-right="0.3839in" fo:line-height="150%" fo:text-align="justify" style:justify-single-word="false" fo:text-indent="-0.1909in" style:auto-text-indent="false">
        <style:tab-stops/>
      </style:paragraph-properties>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P363" style:family="paragraph" style:parent-style-name="Standard">
      <style:paragraph-properties fo:margin-left="0.1984in" fo:margin-right="0in" fo:line-height="200%" fo:text-align="justify" style:justify-single-word="false" fo:text-indent="0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64" style:family="paragraph" style:parent-style-name="Standard" style:master-page-name="">
      <style:paragraph-properties fo:margin-left="0.2055in" fo:margin-right="0in" fo:line-height="200%" fo:text-align="justify" style:justify-single-word="false" fo:text-indent="0in" style:auto-text-indent="false" style:page-number="auto"/>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65" style:family="paragraph" style:parent-style-name="Standard">
      <style:paragraph-properties fo:margin-left="0.2055in" fo:margin-right="0in" fo:line-height="200%" fo:text-align="justify" style:justify-single-word="false" fo:text-indent="0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66" style:family="paragraph" style:parent-style-name="Standard">
      <style:paragraph-properties fo:margin-left="0.1984in" fo:margin-right="0.1909in" fo:line-height="150%" fo:text-align="justify" style:justify-single-word="false" fo:text-indent="-0.0075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67" style:family="paragraph" style:parent-style-name="Standard">
      <style:paragraph-properties fo:margin-left="0.4165in" fo:margin-right="0.1957in" fo:line-height="150%" fo:text-align="center" style:justify-single-word="false" fo:text-indent="-0.0075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68" style:family="paragraph" style:parent-style-name="Standard">
      <style:paragraph-properties fo:margin-left="0.4063in" fo:margin-right="0in" fo:line-height="200%" fo:text-align="justify" style:justify-single-word="false" fo:text-indent="0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9" style:family="paragraph" style:parent-style-name="Standard">
      <style:paragraph-properties fo:margin-left="0.198in" fo:margin-right="0.3898in" fo:line-height="200%" fo:text-align="justify" style:justify-single-word="false" fo:text-indent="0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0" style:family="paragraph" style:parent-style-name="Standard">
      <style:paragraph-properties fo:margin-left="0.2055in" fo:margin-right="0.3811in" fo:line-height="200%" fo:text-align="justify" style:justify-single-word="false" fo:text-indent="0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1" style:family="paragraph" style:parent-style-name="Standard">
      <style:paragraph-properties fo:margin-left="0.4028in" fo:margin-right="0.3984in" fo:line-height="200%" fo:text-align="justify" style:justify-single-word="false" fo:text-indent="-0.2083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2" style:family="paragraph" style:parent-style-name="Standard" style:master-page-name="">
      <style:paragraph-properties fo:margin-left="0.4028in" fo:margin-right="0.3118in" fo:line-height="200%" fo:text-align="justify" style:justify-single-word="false" fo:text-indent="-0.190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3" style:family="paragraph" style:parent-style-name="Standard">
      <style:paragraph-properties fo:margin-left="0.4028in" fo:margin-right="0.3118in" fo:line-height="200%" fo:text-align="justify"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4" style:family="paragraph" style:parent-style-name="Standard" style:master-page-name="">
      <style:paragraph-properties fo:margin-left="0.4028in" fo:margin-right="0.3118in" fo:line-height="200%" fo:text-align="justify" style:justify-single-word="false" fo:text-indent="-0.2055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5" style:family="paragraph" style:parent-style-name="Standard">
      <style:paragraph-properties fo:margin-left="0.4028in" fo:margin-right="0.3118in" fo:line-height="200%" fo:text-align="justify"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6" style:family="paragraph" style:parent-style-name="Standard">
      <style:paragraph-properties fo:margin-left="0.4063in" fo:margin-right="0in" fo:line-height="200%" fo:text-align="start" style:justify-single-word="false" fo:text-indent="0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7"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8" style:family="paragraph" style:parent-style-name="Standard">
      <style:paragraph-properties fo:margin-left="0.3945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9" style:family="paragraph" style:parent-style-name="Standard">
      <style:paragraph-properties fo:margin-left="0.3937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0" style:family="paragraph" style:parent-style-name="Standard">
      <style:paragraph-properties fo:margin-left="0.3937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1" style:family="paragraph" style:parent-style-name="Standard" style:master-page-name="">
      <style:paragraph-properties fo:margin-left="0.3945in" fo:margin-right="0in" fo:line-height="200%" fo:text-align="start" style:justify-single-word="false" fo:text-indent="-0.1957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2" style:family="paragraph" style:parent-style-name="Standard">
      <style:paragraph-properties fo:margin-left="0.3945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3" style:family="paragraph" style:parent-style-name="Standard">
      <style:paragraph-properties fo:margin-left="0.3953in" fo:margin-right="0in" fo:line-height="200%" fo:text-align="center" style:justify-single-word="false" fo:text-indent="0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4" style:family="paragraph" style:parent-style-name="Standard">
      <style:paragraph-properties fo:margin-left="0.7764in" fo:margin-right="0.3882in" fo:line-height="150%" fo:text-align="justify" style:justify-single-word="false" fo:text-indent="-0.3882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5" style:family="paragraph" style:parent-style-name="Standard">
      <style:paragraph-properties fo:margin-left="0.4in" fo:margin-right="0.4in" fo:line-height="150%" fo:text-align="justify"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6"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7" style:family="paragraph" style:parent-style-name="Standard">
      <style:paragraph-properties fo:margin-left="0.4335in" fo:margin-right="0.3839in" fo:line-height="150%" fo:text-align="justify" style:justify-single-word="false" fo:text-indent="-0.2366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8"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9"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90"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91"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92" style:family="paragraph" style:parent-style-name="Standard">
      <style:paragraph-properties fo:margin-left="0.3925in" fo:margin-right="0.212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93" style:family="paragraph" style:parent-style-name="Standard" style:master-page-name="">
      <style:paragraph-properties fo:margin-left="0.3925in" fo:margin-right="0.3756in" fo:line-height="150%" fo:text-align="justify" style:justify-single-word="false" fo:text-indent="-0.179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94" style:family="paragraph" style:parent-style-name="Standard">
      <style:paragraph-properties fo:margin-left="0.3925in" fo:margin-right="0.375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95" style:family="paragraph" style:parent-style-name="Standard">
      <style:paragraph-properties fo:margin-left="0.3925in" fo:margin-right="0.2945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96" style:family="paragraph" style:parent-style-name="Standard">
      <style:paragraph-properties fo:margin-left="0.3925in" fo:margin-right="0.351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97" style:family="paragraph" style:parent-style-name="Standard">
      <style:paragraph-properties fo:margin-left="0.3925in" fo:margin-right="0.3189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98" style:family="paragraph" style:parent-style-name="Standard" style:master-page-name="">
      <style:paragraph-properties fo:margin-left="0.3925in" fo:margin-right="0.3346in" fo:line-height="150%" fo:text-align="justify" style:justify-single-word="false" fo:text-indent="-0.179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99" style:family="paragraph" style:parent-style-name="Standard">
      <style:paragraph-properties fo:margin-left="0.3925in" fo:margin-right="0.334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400"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401" style:family="paragraph" style:parent-style-name="Standard" style:master-page-name="">
      <style:paragraph-properties fo:margin-left="0.3925in" fo:margin-right="0.3457in" fo:line-height="150%" fo:text-align="justify" style:justify-single-word="false" fo:text-indent="-0.183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402" style:family="paragraph" style:parent-style-name="Standard">
      <style:paragraph-properties fo:margin-left="0.3925in" fo:margin-right="0.3457in" fo:line-height="150%" fo:text-align="justify" style:justify-single-word="false" fo:text-indent="-0.183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403" style:family="paragraph" style:parent-style-name="Standard">
      <style:paragraph-properties fo:margin-left="0.4035in" fo:margin-right="0.2945in" fo:line-height="150%" fo:text-align="justify"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404" style:family="paragraph" style:parent-style-name="Standard">
      <style:paragraph-properties fo:margin-left="0in" fo:margin-right="0.3882in" fo:line-height="150%" fo:text-align="justify" style:justify-single-word="false" fo:text-indent="0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405" style:family="paragraph" style:parent-style-name="Standard">
      <style:paragraph-properties fo:margin-left="0.4016in" fo:margin-right="0.1339in" fo:line-height="150%" fo:text-align="start" style:justify-single-word="false" fo:text-indent="-0.2071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406" style:family="paragraph" style:parent-style-name="Standard" style:master-page-name="">
      <style:paragraph-properties fo:margin-left="0.3925in" fo:margin-right="0.2283in" fo:line-height="150%" fo:text-align="start" style:justify-single-word="false" fo:text-indent="-0.179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407" style:family="paragraph" style:parent-style-name="Standard">
      <style:paragraph-properties fo:margin-left="0.4028in" fo:margin-right="0.3118in" fo:line-height="200%" fo:text-align="justify"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08" style:family="paragraph" style:parent-style-name="Standard">
      <style:paragraph-properties fo:margin-left="0.4028in" fo:margin-right="0.3118in" fo:line-height="200%" fo:text-align="justify"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09" style:family="paragraph" style:parent-style-name="Standard" style:master-page-name="">
      <style:paragraph-properties fo:margin-left="0.3945in" fo:margin-right="0in" fo:line-height="200%" fo:text-align="start" style:justify-single-word="false" fo:text-indent="-0.1839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10" style:family="paragraph" style:parent-style-name="Standard">
      <style:paragraph-properties fo:margin-left="0.3945in" fo:margin-right="0in" fo:line-height="200%" fo:text-align="start" style:justify-single-word="false" fo:text-indent="-0.183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11" style:family="paragraph" style:parent-style-name="Standard" style:master-page-name="">
      <style:paragraph-properties fo:margin-left="0.3945in" fo:margin-right="0in" fo:line-height="200%" fo:text-align="start" style:justify-single-word="false" fo:text-indent="-0.1909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12" style:family="paragraph" style:parent-style-name="Standard">
      <style:paragraph-properties fo:margin-left="0.3945in" fo:margin-right="0in" fo:line-height="200%" fo:text-align="start"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13" style:family="paragraph" style:parent-style-name="Standard" style:master-page-name="">
      <style:paragraph-properties fo:margin-left="0.3937in" fo:margin-right="0in" fo:line-height="200%" fo:text-align="start" style:justify-single-word="false" fo:text-indent="-0.1909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14" style:family="paragraph" style:parent-style-name="Standard">
      <style:paragraph-properties fo:margin-left="0.3937in" fo:margin-right="0in" fo:line-height="200%" fo:text-align="start"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15"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16" style:family="paragraph" style:parent-style-name="Standard">
      <style:paragraph-properties fo:margin-left="0.3945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17" style:family="paragraph" style:parent-style-name="Standard" style:master-page-name="">
      <style:paragraph-properties fo:margin-left="0.3937in" fo:margin-right="0in" fo:line-height="200%" fo:text-align="start" style:justify-single-word="false" fo:text-indent="-0.1984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18" style:family="paragraph" style:parent-style-name="Standard">
      <style:paragraph-properties fo:margin-left="0.3937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19" style:family="paragraph" style:parent-style-name="Standard" style:master-page-name="">
      <style:paragraph-properties fo:margin-left="0.3945in" fo:margin-right="0in" fo:line-height="200%" fo:text-align="start" style:justify-single-word="false" fo:text-indent="-0.1764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20" style:family="paragraph" style:parent-style-name="Standard">
      <style:paragraph-properties fo:margin-left="0.3945in" fo:margin-right="0in" fo:line-height="200%" fo:text-align="start" style:justify-single-word="false" fo:text-indent="-0.1764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21" style:family="paragraph" style:parent-style-name="Standard" style:master-page-name="">
      <style:paragraph-properties fo:margin-left="0.3937in" fo:margin-right="0in" fo:line-height="200%" fo:text-align="start" style:justify-single-word="false" fo:text-indent="-0.2055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22" style:family="paragraph" style:parent-style-name="Standard">
      <style:paragraph-properties fo:margin-left="0.3937in" fo:margin-right="0in" fo:line-height="200%" fo:text-align="start"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23" style:family="paragraph" style:parent-style-name="Standard" style:master-page-name="">
      <style:paragraph-properties fo:margin-left="0.3937in" fo:margin-right="0in" fo:line-height="200%" fo:text-align="start" style:justify-single-word="false" fo:text-indent="-0.1957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24" style:family="paragraph" style:parent-style-name="Standard">
      <style:paragraph-properties fo:margin-left="0.3937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25" style:family="paragraph" style:parent-style-name="Standard">
      <style:paragraph-properties fo:margin-left="0.3945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26" style:family="paragraph" style:parent-style-name="Standard">
      <style:paragraph-properties fo:margin-left="0.1957in" fo:margin-right="0in" fo:line-height="200%" fo:text-align="justify" style:justify-single-word="false" fo:text-indent="0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27" style:family="paragraph" style:parent-style-name="Standard" style:master-page-name="">
      <style:paragraph-properties fo:margin-left="0.1957in" fo:margin-right="0in" fo:line-height="200%" fo:text-align="justify" style:justify-single-word="false" fo:text-indent="0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28" style:family="paragraph" style:parent-style-name="Standard">
      <style:paragraph-properties fo:margin-left="0.1957in" fo:margin-right="0.278in" fo:line-height="200%" fo:text-align="justify" style:justify-single-word="false" fo:text-indent="0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29" style:family="paragraph" style:parent-style-name="Standard" style:master-page-name="">
      <style:paragraph-properties fo:margin-left="0.1957in" fo:margin-right="0.3598in" fo:line-height="200%" fo:text-align="justify" style:justify-single-word="false" fo:text-indent="0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30" style:family="paragraph" style:parent-style-name="Standard">
      <style:paragraph-properties fo:margin-left="0.1957in" fo:margin-right="0.3598in" fo:line-height="200%" fo:text-align="justify" style:justify-single-word="false" fo:text-indent="0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31" style:family="paragraph" style:parent-style-name="Standard" style:master-page-name="">
      <style:paragraph-properties fo:margin-left="0.1957in" fo:margin-right="0.0898in" fo:line-height="200%" fo:text-align="justify" style:justify-single-word="false" fo:text-indent="0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32" style:family="paragraph" style:parent-style-name="Standard">
      <style:paragraph-properties fo:margin-left="0.1957in" fo:margin-right="0.302in" fo:line-height="200%" fo:text-align="justify" style:justify-single-word="false" fo:text-indent="0in" style:auto-text-indent="false">
        <style:tab-stops>
          <style:tab-stop style:position="4.9673in"/>
        </style:tab-stops>
      </style:paragraph-properties>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33" style:family="paragraph" style:parent-style-name="Standard">
      <style:paragraph-properties fo:margin-left="0.6209in" fo:margin-right="0.3673in" fo:line-height="200%" fo:text-align="justify" style:justify-single-word="false" fo:text-indent="-0.4335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34" style:family="paragraph" style:parent-style-name="Standard">
      <style:paragraph-properties fo:margin-left="0.5965in" fo:margin-right="0.3839in" fo:line-height="150%" fo:text-align="justify" style:justify-single-word="false" fo:text-indent="-0.4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35" style:family="paragraph" style:parent-style-name="Standard" style:master-page-name="">
      <style:paragraph-properties fo:margin-left="0.3945in" fo:margin-right="0.3516in" fo:line-height="150%" fo:text-align="justify" style:justify-single-word="false" fo:text-indent="-0.1937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36" style:family="paragraph" style:parent-style-name="Standard" style:master-page-name="">
      <style:paragraph-properties fo:margin-left="0.3945in" fo:margin-right="0.3673in" fo:line-height="150%" fo:text-align="justify" style:justify-single-word="false" fo:text-indent="-0.1937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37" style:family="paragraph" style:parent-style-name="Standard" style:master-page-name="">
      <style:paragraph-properties fo:margin-left="0.4016in" fo:margin-right="0.3673in" fo:line-height="150%" fo:text-align="justify" style:justify-single-word="false" fo:text-indent="-0.2008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38" style:family="paragraph" style:parent-style-name="Standard" style:master-page-name="">
      <style:paragraph-properties fo:margin-left="0.3945in" fo:margin-right="0.3839in" fo:line-height="150%" fo:text-align="justify" style:justify-single-word="false" fo:text-indent="-0.2008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39" style:family="paragraph" style:parent-style-name="Standard">
      <style:paragraph-properties fo:margin-left="0.3945in" fo:margin-right="0.3839in" fo:line-height="150%" fo:text-align="justify" style:justify-single-word="false" fo:text-indent="-0.2008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40" style:family="paragraph" style:parent-style-name="Standard" style:master-page-name="">
      <style:paragraph-properties fo:margin-left="0.3945in" fo:margin-right="0.2272in" fo:line-height="150%" fo:text-align="justify" style:justify-single-word="false" fo:text-indent="-0.2008in" style:auto-text-indent="false" style:page-number="auto">
        <style:tab-stops>
          <style:tab-stop style:position="0in"/>
        </style:tab-stops>
      </style:paragraph-properties>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41" style:family="paragraph" style:parent-style-name="Standard">
      <style:paragraph-properties fo:margin-left="0.3945in" fo:margin-right="0.2272in" fo:line-height="150%" fo:text-align="justify" style:justify-single-word="false" fo:text-indent="-0.2008in" style:auto-text-indent="false">
        <style:tab-stops>
          <style:tab-stop style:position="0in"/>
        </style:tab-stops>
      </style:paragraph-properties>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42"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12pt" fo:font-style="normal" fo:font-weight="normal" fo:background-color="transparent" style:font-size-asian="12pt" style:font-style-asian="normal" style:font-weight-asian="normal" style:font-name-complex="Times New Roman2" style:font-size-complex="12pt" style:font-style-complex="normal" style:font-weight-complex="normal"/>
    </style:style>
    <style:style style:name="P443" style:family="paragraph" style:parent-style-name="Standard">
      <style:paragraph-properties fo:margin-left="0.4063in" fo:margin-right="0in" fo:line-height="100%" fo:text-align="center" style:justify-single-word="false" fo:text-indent="0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44" style:family="paragraph" style:parent-style-name="Standard">
      <style:paragraph-properties fo:margin-left="0.6984in" fo:margin-right="0.3827in" fo:line-height="100%" fo:text-align="center" style:justify-single-word="false" fo:text-indent="-0.3016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45" style:family="paragraph" style:parent-style-name="Standard">
      <style:paragraph-properties fo:margin-left="0.7791in" fo:margin-right="0.3898in" fo:line-height="100%" fo:text-align="center" style:justify-single-word="false" fo:text-indent="-0.3756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46" style:family="paragraph" style:parent-style-name="Standard">
      <style:paragraph-properties fo:margin-left="0.6902in" fo:margin-right="0.3945in" fo:line-height="150%" fo:text-align="center" style:justify-single-word="false" fo:text-indent="-0.287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47" style:family="paragraph" style:parent-style-name="Standard">
      <style:paragraph-properties fo:margin-left="0.7764in" fo:margin-right="0.3882in" fo:line-height="150%" fo:text-align="center" style:justify-single-word="false" fo:text-indent="-0.3882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48" style:family="paragraph" style:parent-style-name="Standard">
      <style:paragraph-properties fo:margin-left="0.6984in" fo:margin-right="0.3827in" fo:line-height="150%" fo:text-align="center" style:justify-single-word="false" fo:text-indent="-0.3016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49" style:family="paragraph" style:parent-style-name="Standard">
      <style:paragraph-properties fo:margin-left="0.4016in" fo:margin-right="0.2602in" fo:line-height="150%" fo:text-align="center" style:justify-single-word="false" fo:text-indent="-0.2071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50" style:family="paragraph" style:parent-style-name="Standard" style:master-page-name="">
      <style:paragraph-properties fo:margin-left="0.3925in" fo:margin-right="0.2862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51" style:family="paragraph" style:parent-style-name="Standard">
      <style:paragraph-properties fo:margin-left="0.3925in" fo:margin-right="0.2862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52"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53" style:family="paragraph" style:parent-style-name="Standard" style:master-page-name="">
      <style:paragraph-properties fo:margin-left="0.3925in" fo:margin-right="0.3516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54"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55" style:family="paragraph" style:parent-style-name="Standard" style:master-page-name="">
      <style:paragraph-properties fo:margin-left="0.3925in" fo:margin-right="0.3189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56" style:family="paragraph" style:parent-style-name="Standard" style:master-page-name="">
      <style:paragraph-properties fo:margin-left="0.3925in" fo:margin-right="0.261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57" style:family="paragraph" style:parent-style-name="Standard">
      <style:paragraph-properties fo:margin-left="0.3925in" fo:margin-right="0.278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58"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59"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60"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61" style:family="paragraph" style:parent-style-name="Standard">
      <style:paragraph-properties fo:margin-left="0.4028in" fo:margin-right="0.3898in" fo:line-height="150%" fo:text-align="justify" style:justify-single-word="false" fo:text-indent="-0.2055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62" style:family="paragraph" style:parent-style-name="Standard">
      <style:paragraph-properties fo:margin-left="0.4028in" fo:margin-right="0.3602in" fo:line-height="150%" fo:text-align="justify" style:justify-single-word="false" fo:text-indent="-0.198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63" style:family="paragraph" style:parent-style-name="Standard">
      <style:paragraph-properties fo:margin-left="0.389in" fo:margin-right="0in" fo:line-height="200%" fo:text-align="center" style:justify-single-word="false" fo:text-indent="0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64" style:family="paragraph" style:parent-style-name="Standard">
      <style:paragraph-properties fo:margin-left="0.6902in" fo:margin-right="0.3118in" fo:line-height="200%" fo:text-align="center" style:justify-single-word="false" fo:text-indent="-0.287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65" style:family="paragraph" style:parent-style-name="Standard">
      <style:paragraph-properties fo:margin-left="0.4028in" fo:margin-right="0.228in" fo:line-height="200%" fo:text-align="justify" style:justify-single-word="false" fo:text-indent="-0.198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66" style:family="paragraph" style:parent-style-name="Standard">
      <style:paragraph-properties fo:margin-left="0.4028in" fo:margin-right="0.3898in" fo:line-height="20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67" style:family="paragraph" style:parent-style-name="Standard">
      <style:paragraph-properties fo:margin-left="0.4028in" fo:margin-right="0.228in" fo:line-height="20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68"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69" style:family="paragraph" style:parent-style-name="Standard">
      <style:paragraph-properties fo:margin-left="0.4028in" fo:margin-right="0.228in" fo:line-height="15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70" style:family="paragraph" style:parent-style-name="Standard" style:master-page-name="">
      <style:paragraph-properties fo:margin-left="0.4028in" fo:margin-right="0.228in" fo:line-height="150%" fo:text-align="justify" style:justify-single-word="false" fo:text-indent="-0.1984in" style:auto-text-indent="false" style:page-number="auto"/>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71" style:family="paragraph" style:parent-style-name="Standard">
      <style:paragraph-properties fo:margin-left="0.4028in" fo:margin-right="0.3118in" fo:line-height="150%" fo:text-align="justify" style:justify-single-word="false" fo:text-indent="-0.1909in" style:auto-text-indent="false"/>
      <style:text-properties fo:color="#000000" loext:opacity="100%" style:font-name="Times New Roman2" fo:font-size="12pt" fo:font-style="normal" style:text-underline-style="none" fo:font-weight="normal" style:font-name-asian="TimesNewRomanPSMT" style:font-size-asian="12pt" style:font-style-asian="normal" style:font-weight-asian="normal" style:font-name-complex="Times New Roman2" style:font-size-complex="12pt" style:font-style-complex="normal" style:font-weight-complex="normal"/>
    </style:style>
    <style:style style:name="P472" style:family="paragraph" style:parent-style-name="Standard">
      <style:paragraph-properties fo:margin-left="0.4028in" fo:margin-right="0.3118in" fo:line-height="200%" fo:text-align="justify" style:justify-single-word="false" fo:text-indent="-0.2055in" style:auto-text-indent="false"/>
      <style:text-properties fo:color="#000000" loext:opacity="100%" style:font-name="Times New Roman2" fo:font-size="12pt" fo:font-style="normal" style:text-underline-style="none" fo:font-weight="normal" style:font-name-asian="TimesNewRomanPSMT" style:font-size-asian="12pt" style:font-style-asian="normal" style:font-weight-asian="normal" style:font-name-complex="Times New Roman2" style:font-size-complex="12pt" style:font-style-complex="normal" style:font-weight-complex="normal"/>
    </style:style>
    <style:style style:name="P473" style:family="paragraph" style:parent-style-name="Standard">
      <style:paragraph-properties fo:margin-left="0.3945in" fo:margin-right="0in" fo:line-height="200%" fo:text-align="start" style:justify-single-word="false" fo:text-indent="0in" style:auto-text-indent="false"/>
      <style:text-properties fo:color="#000000" loext:opacity="100%" style:font-name="Times New Roman2" fo:font-size="12pt" fo:font-style="normal" style:text-underline-style="none" fo:font-weight="bold" style:font-size-asian="12pt" style:font-style-asian="normal" style:font-weight-asian="bold" style:font-name-complex="Ganapathy" style:font-size-complex="12pt" style:font-style-complex="normal" style:font-weight-complex="bold"/>
    </style:style>
    <style:style style:name="P474"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style:text-underline-style="none" fo:font-weight="bold" style:font-size-asian="12pt" style:font-style-asian="normal" style:font-weight-asian="bold" style:font-name-complex="Ganapathy" style:font-size-complex="12pt" style:font-style-complex="normal" style:font-weight-complex="bold"/>
    </style:style>
    <style:style style:name="P475" style:family="paragraph" style:parent-style-name="Standard" style:master-page-name="">
      <style:paragraph-properties fo:margin-left="0.3945in" fo:margin-right="0in" fo:line-height="200%" fo:text-align="start" style:justify-single-word="false" fo:text-indent="-0.1909in" style:auto-text-indent="false" style:page-number="auto"/>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76" style:family="paragraph" style:parent-style-name="Standard">
      <style:paragraph-properties fo:margin-left="0.3945in" fo:margin-right="0in" fo:line-height="200%" fo:text-align="start" style:justify-single-word="false" fo:text-indent="-0.1909in" style:auto-text-indent="false"/>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77"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78" style:family="paragraph" style:parent-style-name="Standard">
      <style:paragraph-properties fo:margin-left="0.3945in" fo:margin-right="0in" fo:line-height="200%" fo:text-align="start" style:justify-single-word="false" fo:text-indent="-0.1984in" style:auto-text-indent="false"/>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79" style:family="paragraph" style:parent-style-name="Standard" style:master-page-name="">
      <style:paragraph-properties fo:margin-left="0.3945in" fo:margin-right="0in" fo:line-height="200%" fo:text-align="start" style:justify-single-word="false" fo:text-indent="-0.1957in" style:auto-text-indent="false" style:page-number="auto"/>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80" style:family="paragraph" style:parent-style-name="Standard">
      <style:paragraph-properties fo:margin-left="0.1047in" fo:margin-right="0in" fo:line-height="100%" fo:text-align="center" style:justify-single-word="false" fo:text-indent="0in" style:auto-text-indent="false"/>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81" style:family="paragraph" style:parent-style-name="Standard">
      <style:paragraph-properties fo:margin-left="0.7791in" fo:margin-right="0.3008in" fo:line-height="150%" fo:text-align="justify" style:justify-single-word="false" fo:text-indent="-0.3811in" style:auto-text-indent="false">
        <style:tab-stops/>
      </style:paragraph-properties>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82" style:family="paragraph" style:parent-style-name="Standard" style:master-page-name="">
      <style:paragraph-properties fo:margin-left="0.4043in" fo:margin-right="0.4118in" fo:line-height="150%" fo:text-align="justify" style:justify-single-word="false" fo:text-indent="-0.2055in" style:auto-text-indent="false" style:page-number="auto">
        <style:tab-stops/>
      </style:paragraph-properties>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83" style:family="paragraph" style:parent-style-name="Standard">
      <style:paragraph-properties fo:margin-left="0.4043in" fo:margin-right="0.4118in" fo:line-height="150%" fo:text-align="justify" style:justify-single-word="false" fo:text-indent="-0.2055in" style:auto-text-indent="false">
        <style:tab-stops/>
      </style:paragraph-properties>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84" style:family="paragraph" style:parent-style-name="Standard" style:master-page-name="">
      <style:paragraph-properties fo:margin-left="0.4047in" fo:margin-right="0.1909in" fo:line-height="200%" fo:text-align="start" style:justify-single-word="false" fo:text-indent="-0.2083in" style:auto-text-indent="false" style:page-number="auto"/>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85" style:family="paragraph" style:parent-style-name="Standard">
      <style:paragraph-properties fo:margin-left="0.4047in" fo:margin-right="0.1909in" fo:line-height="200%" fo:text-align="start" style:justify-single-word="false" fo:text-indent="-0.2083in" style:auto-text-indent="false"/>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86" style:family="paragraph" style:parent-style-name="Standard" style:master-page-name="">
      <style:paragraph-properties fo:margin-left="0.398in" fo:margin-right="0.3673in" fo:line-height="150%" fo:text-align="justify" style:justify-single-word="false" fo:text-indent="-0.1984in" style:auto-text-indent="false" style:page-number="auto"/>
      <style:text-properties fo:color="#000000" loext:opacity="100%" style:font-name="Times New Roman2" fo:font-size="12pt" style:font-name-asian="Times New Roman1" style:font-size-asian="12pt" style:font-name-complex="Times New Roman2" style:font-size-complex="12pt"/>
    </style:style>
    <style:style style:name="P487" style:family="paragraph" style:parent-style-name="Standard">
      <style:paragraph-properties fo:margin-left="0.398in" fo:margin-right="0.3673in" fo:line-height="150%" fo:text-align="justify" style:justify-single-word="false" fo:text-indent="-0.1984in" style:auto-text-indent="false"/>
      <style:text-properties fo:color="#000000" loext:opacity="100%" style:font-name="Times New Roman2" fo:font-size="12pt" style:font-name-asian="Times New Roman1" style:font-size-asian="12pt" style:font-name-complex="Times New Roman2" style:font-size-complex="12pt"/>
    </style:style>
    <style:style style:name="P488" style:family="paragraph" style:parent-style-name="Standard">
      <style:paragraph-properties fo:margin-left="0.2299in" fo:margin-right="0in" fo:line-height="150%" fo:text-align="start" style:justify-single-word="false" fo:text-indent="0in" style:auto-text-indent="false"/>
      <style:text-properties fo:color="#000000" loext:opacity="100%" style:font-name="Times New Roman2" fo:font-size="4pt" fo:font-style="normal" style:text-underline-style="none" fo:font-weight="normal" style:font-size-asian="4pt" style:font-style-asian="normal" style:font-weight-asian="normal" style:font-name-complex="Times New Roman2" style:font-size-complex="4pt" style:font-style-complex="normal" style:font-weight-complex="normal"/>
    </style:style>
    <style:style style:name="P489"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2" fo:font-size="4pt" fo:font-style="normal" style:text-underline-style="none" fo:font-weight="normal" style:font-size-asian="4pt" style:font-style-asian="normal" style:font-weight-asian="normal" style:font-name-complex="Times New Roman2" style:font-size-complex="4pt" style:font-style-complex="normal" style:font-weight-complex="normal"/>
    </style:style>
    <style:style style:name="P490" style:family="paragraph" style:parent-style-name="Standard">
      <style:paragraph-properties fo:margin-left="0.4063in" fo:margin-right="0in" fo:line-height="150%" fo:text-align="justify" style:justify-single-word="false" fo:text-indent="0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91" style:family="paragraph" style:parent-style-name="Standard">
      <style:paragraph-properties fo:margin-left="0.6209in" fo:margin-right="0.3673in" fo:line-height="150%" fo:text-align="justify" style:justify-single-word="false" fo:text-indent="-0.4335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92" style:family="paragraph" style:parent-style-name="Standard">
      <style:paragraph-properties fo:margin-left="0.3945in" fo:margin-right="0.302in" fo:line-height="150%" fo:text-align="justify" style:justify-single-word="false" fo:text-indent="-0.2008in" style:auto-text-indent="false">
        <style:tab-stops>
          <style:tab-stop style:position="4.9673in"/>
        </style:tab-stops>
      </style:paragraph-properties>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93" style:family="paragraph" style:parent-style-name="Standard">
      <style:paragraph-properties fo:margin-left="0.4016in" fo:margin-right="0in" fo:line-height="150%" fo:text-align="justify" style:justify-single-word="false" fo:text-indent="-0.2008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94" style:family="paragraph" style:parent-style-name="Standard">
      <style:paragraph-properties fo:margin-left="0.3945in" fo:margin-right="0.3839in" fo:line-height="150%" fo:text-align="justify" style:justify-single-word="false" fo:text-indent="-0.2008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95" style:family="paragraph" style:parent-style-name="Standard">
      <style:paragraph-properties fo:margin-left="0.3945in" fo:margin-right="0.2272in" fo:line-height="150%" fo:text-align="justify" style:justify-single-word="false" fo:text-indent="-0.2008in" style:auto-text-indent="false">
        <style:tab-stops>
          <style:tab-stop style:position="0in"/>
        </style:tab-stops>
      </style:paragraph-properties>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96" style:family="paragraph" style:parent-style-name="Standard">
      <style:paragraph-properties fo:margin-left="0.4063in" fo:margin-right="0in" fo:line-height="200%" fo:text-align="justify" style:justify-single-word="false" fo:text-indent="0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97"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4pt" fo:font-style="normal" fo:font-weight="normal" fo:background-color="transparent" style:font-size-asian="4pt" style:font-style-asian="normal" style:font-weight-asian="normal" style:font-name-complex="Times New Roman2" style:font-size-complex="4pt" style:font-style-complex="normal" style:font-weight-complex="normal"/>
    </style:style>
    <style:style style:name="P498" style:family="paragraph" style:parent-style-name="Standard">
      <style:paragraph-properties fo:margin-left="0.4016in" fo:margin-right="0.2602in" fo:line-height="150%" fo:text-align="justify" style:justify-single-word="false" fo:text-indent="-0.2071in" style:auto-text-indent="false"/>
      <style:text-properties fo:color="#000000" loext:opacity="100%" style:font-name="Times New Roman2" fo:font-size="4pt" fo:font-style="normal" fo:font-weight="normal" style:font-size-asian="4pt" style:font-style-asian="normal" style:font-weight-asian="normal" style:font-name-complex="Ganapathy" style:font-size-complex="4pt" style:font-style-complex="normal" style:font-weight-complex="normal"/>
    </style:style>
    <style:style style:name="P499" style:family="paragraph" style:parent-style-name="Standard">
      <style:paragraph-properties fo:margin-left="0.4016in" fo:margin-right="0.2602in" fo:line-height="150%" fo:text-align="justify" style:justify-single-word="false" fo:text-indent="-0.2071in" style:auto-text-indent="false"/>
      <style:text-properties fo:color="#000000" loext:opacity="100%" style:font-name="Times New Roman2" fo:font-size="4pt" fo:font-style="normal" fo:font-weight="normal" style:font-size-asian="4pt" style:font-style-asian="normal" style:font-weight-asian="normal" style:font-name-complex="Times New Roman2" style:font-size-complex="4pt" style:font-style-complex="normal" style:font-weight-complex="normal"/>
    </style:style>
    <style:style style:name="P500" style:family="paragraph" style:parent-style-name="Standard">
      <style:paragraph-properties fo:margin-left="0.7764in" fo:margin-right="0.3591in" fo:line-height="150%" fo:text-align="justify" style:justify-single-word="false" fo:text-indent="-0.3929in" style:auto-text-indent="false"/>
      <style:text-properties fo:color="#000000" loext:opacity="100%" style:font-name="Times New Roman2" fo:font-size="4pt" fo:font-style="normal" fo:font-weight="normal" style:font-size-asian="4pt" style:font-style-asian="normal" style:font-weight-asian="normal" style:font-name-complex="Times New Roman2" style:font-size-complex="4pt" style:font-style-complex="normal" style:font-weight-complex="normal"/>
    </style:style>
    <style:style style:name="P501" style:family="paragraph" style:parent-style-name="Standard">
      <style:paragraph-properties fo:margin-left="0.4016in" fo:margin-right="0.2008in" fo:line-height="150%" fo:text-align="start" style:justify-single-word="false" fo:text-indent="-0.2071in" style:auto-text-indent="false"/>
      <style:text-properties fo:color="#000000" loext:opacity="100%" style:font-name="Times New Roman2" fo:font-size="4pt" fo:font-style="normal" fo:font-weight="normal" style:font-size-asian="4pt" style:font-style-asian="normal" style:font-weight-asian="normal" style:font-name-complex="Times New Roman2" style:font-size-complex="4pt" style:font-style-complex="normal" style:font-weight-complex="normal"/>
    </style:style>
    <style:style style:name="P502"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font-name="Times New Roman2" fo:font-size="4pt" fo:font-style="normal" fo:font-weight="normal" style:font-name-asian="Times New Roman1" style:font-size-asian="4pt" style:font-style-asian="normal" style:font-weight-asian="normal" style:font-name-complex="Times New Roman2" style:font-size-complex="4pt" style:font-style-complex="normal" style:font-weight-complex="normal"/>
    </style:style>
    <style:style style:name="P503" style:family="paragraph" style:parent-style-name="Standard">
      <style:paragraph-properties fo:margin-left="0.198in" fo:margin-right="0.3898in" fo:line-height="100%" fo:text-align="justify" style:justify-single-word="false" fo:text-indent="0in" style:auto-text-indent="false"/>
      <style:text-properties fo:color="#000000" loext:opacity="100%" style:font-name="Times New Roman2" fo:font-size="4pt" fo:font-style="normal" fo:font-weight="normal" style:font-name-asian="Times New Roman1" style:font-size-asian="4pt" style:font-style-asian="normal" style:font-weight-asian="normal" style:font-name-complex="Times New Roman1" style:font-size-complex="4pt" style:font-style-complex="normal" style:font-weight-complex="normal"/>
    </style:style>
    <style:style style:name="P504"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font-name="Times New Roman2" fo:font-size="4pt" fo:language="en" fo:country="IN" fo:font-style="normal" fo:font-weight="normal" style:font-name-asian="Times New Roman1" style:font-size-asian="4pt" style:font-style-asian="normal" style:font-weight-asian="normal" style:font-name-complex="Times New Roman2" style:font-size-complex="4pt" style:font-style-complex="normal" style:font-weight-complex="normal"/>
    </style:style>
    <style:style style:name="P505"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506" style:family="paragraph" style:parent-style-name="Standard">
      <style:paragraph-properties fo:margin-left="0.3925in" fo:margin-right="0.3457in" fo:line-height="150%" fo:text-align="justify" style:justify-single-word="false" fo:text-indent="-0.1839in" style:auto-text-indent="false"/>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507" style:family="paragraph" style:parent-style-name="Standard">
      <style:paragraph-properties fo:margin-left="0.4028in" fo:margin-right="0.3764in" fo:line-height="150%" fo:text-align="justify" style:justify-single-word="false" fo:text-indent="-0.2055in" style:auto-text-indent="false"/>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508"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509"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5pt" fo:font-style="normal" style:text-underline-style="none" fo:font-weight="normal" style:font-size-asian="5pt" style:font-style-asian="normal" style:font-weight-asian="normal" style:font-name-complex="Times New Roman2" style:font-size-complex="5pt" style:font-style-complex="normal" style:font-weight-complex="normal"/>
    </style:style>
    <style:style style:name="P510"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5pt" fo:font-style="normal" style:text-underline-style="none" fo:font-weight="normal" style:font-size-asian="5pt" style:font-style-asian="normal" style:font-weight-asian="normal" style:font-name-complex="Times New Roman2" style:font-size-complex="5pt" style:font-style-complex="normal" style:font-weight-complex="normal"/>
    </style:style>
    <style:style style:name="P511"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5pt" fo:font-style="normal" style:text-underline-style="none" fo:font-weight="normal" style:font-size-asian="5pt" style:font-style-asian="normal" style:font-weight-asian="normal" style:font-name-complex="Times New Roman2" style:font-size-complex="5pt" style:font-style-complex="normal" style:font-weight-complex="normal"/>
    </style:style>
    <style:style style:name="P512" style:family="paragraph" style:parent-style-name="Standard">
      <style:paragraph-properties fo:margin-left="0.1984in" fo:margin-right="0.1909in" fo:line-height="150%" fo:text-align="justify" style:justify-single-word="false" fo:text-indent="-0.0075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513" style:family="paragraph" style:parent-style-name="Standard">
      <style:paragraph-properties fo:margin-left="0.5902in" fo:margin-right="0.3764in" fo:line-height="150%" fo:text-align="justify" style:justify-single-word="false" fo:text-indent="-0.4063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514" style:family="paragraph" style:parent-style-name="Standard">
      <style:paragraph-properties fo:margin-left="0.4043in" fo:margin-right="0.3764in" fo:line-height="150%" fo:text-align="justify" style:justify-single-word="false" fo:text-indent="-0.2055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515" style:family="paragraph" style:parent-style-name="Standard">
      <style:paragraph-properties fo:margin-left="0.4016in" fo:margin-right="0.3764in" fo:line-height="150%" fo:text-align="justify" style:justify-single-word="false" fo:text-indent="-0.2071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516" style:family="paragraph" style:parent-style-name="Standard">
      <style:paragraph-properties fo:margin-left="0.4016in" fo:margin-right="0.3764in" fo:line-height="150%" fo:text-align="justify" style:justify-single-word="false" fo:text-indent="-0.2008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517" style:family="paragraph" style:parent-style-name="Standard">
      <style:paragraph-properties fo:margin-left="0.3945in" fo:margin-right="0.4189in" fo:line-height="150%" fo:text-align="justify" style:justify-single-word="false" fo:text-indent="-0.1937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518" style:family="paragraph" style:parent-style-name="Standard">
      <style:paragraph-properties fo:margin-left="0.4035in" fo:margin-right="0.4063in" fo:line-height="150%" fo:text-align="justify" style:justify-single-word="false" fo:text-indent="-0.1984in" style:auto-text-indent="false">
        <style:tab-stops/>
      </style:paragraph-properties>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519" style:family="paragraph" style:parent-style-name="Standard">
      <style:paragraph-properties fo:margin-left="0.4028in" fo:margin-right="0.3736in" fo:line-height="150%" fo:text-align="justify" style:justify-single-word="false" fo:text-indent="-0.2083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520" style:family="paragraph" style:parent-style-name="Standard">
      <style:paragraph-properties fo:margin-left="0.4335in" fo:margin-right="0.3839in" fo:line-height="150%" fo:text-align="justify" style:justify-single-word="false" fo:text-indent="-0.2366in" style:auto-text-indent="false">
        <style:tab-stops/>
      </style:paragraph-properties>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521"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522"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523" style:family="paragraph" style:parent-style-name="Standard">
      <style:paragraph-properties fo:margin-left="0.4035in" fo:margin-right="0.2945in" fo:line-height="150%" fo:text-align="justify" style:justify-single-word="false" fo:text-indent="-0.2055in" style:auto-text-indent="false"/>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524"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25"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26"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27" style:family="paragraph" style:parent-style-name="Standard">
      <style:paragraph-properties fo:margin-left="0.4028in" fo:margin-right="0.3898in" fo:line-height="150%" fo:text-align="justify" style:justify-single-word="false" fo:text-indent="-0.2055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28" style:family="paragraph" style:parent-style-name="Standard">
      <style:paragraph-properties fo:margin-left="0.4028in" fo:margin-right="0.3602in" fo:line-height="150%" fo:text-align="justify" style:justify-single-word="false" fo:text-indent="-0.1984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29" style:family="paragraph" style:parent-style-name="Standard">
      <style:paragraph-properties fo:margin-left="0.4043in" fo:margin-right="0.3764in" fo:line-height="150%" fo:text-align="justify" style:justify-single-word="false" fo:text-indent="-0.2055in" style:auto-text-indent="false"/>
      <style:text-properties fo:color="#000000" loext:opacity="100%" style:font-name="Times New Roman2" fo:font-size="8pt" fo:font-style="normal" style:text-underline-style="none"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530" style:family="paragraph" style:parent-style-name="Standard">
      <style:paragraph-properties fo:margin-left="0.4028in" fo:margin-right="0.3736in" fo:line-height="150%" fo:text-align="justify" style:justify-single-word="false" fo:text-indent="-0.2083in" style:auto-text-indent="false"/>
      <style:text-properties fo:color="#000000" loext:opacity="100%" style:font-name="Times New Roman2" fo:font-size="8pt" fo:font-style="italic" fo:font-weight="bold" style:font-name-asian="Times New Roman1" style:font-size-asian="8pt" style:font-style-asian="italic" style:font-weight-asian="bold" style:font-name-complex="Times New Roman2" style:font-size-complex="8pt" style:font-style-complex="italic" style:font-weight-complex="bold"/>
    </style:style>
    <style:style style:name="P531" style:family="paragraph" style:parent-style-name="Standard">
      <style:paragraph-properties fo:margin-left="0.8091in" fo:margin-right="0.1957in" fo:line-height="100%" fo:text-align="justify" style:justify-single-word="false" fo:text-indent="-0.4165in" style:auto-text-indent="false"/>
      <style:text-properties fo:color="#000000" loext:opacity="100%"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P532" style:family="paragraph" style:parent-style-name="Standard">
      <style:paragraph-properties fo:margin-left="0.4028in" fo:margin-right="0.3602in" fo:line-height="150%" fo:text-align="justify" style:justify-single-word="false" fo:text-indent="-0.1984in" style:auto-text-indent="false"/>
      <style:text-properties fo:color="#000000" loext:opacity="100%"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P533" style:family="paragraph" style:parent-style-name="Standard">
      <style:paragraph-properties fo:margin-left="0.4016in" fo:margin-right="0.3764in" fo:line-height="150%" fo:text-align="justify" style:justify-single-word="false" fo:text-indent="-0.2071in" style:auto-text-indent="false"/>
      <style:text-properties fo:color="#000000" loext:opacity="100%"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P534" style:family="paragraph" style:parent-style-name="Standard">
      <style:paragraph-properties fo:margin-left="0.5902in" fo:margin-right="0.3764in" fo:line-height="150%" fo:text-align="justify" style:justify-single-word="false" fo:text-indent="-0.4063in" style:auto-text-indent="false"/>
      <style:text-properties fo:color="#000000" loext:opacity="100%" style:font-name="Times New Roman2" fo:font-size="10pt" fo:font-style="normal" style:text-underline-style="none"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P535" style:family="paragraph" style:parent-style-name="Footnote">
      <style:text-properties fo:color="#000000" loext:opacity="100%" style:font-name="Times New Roman2" fo:font-size="10pt" fo:font-style="italic" style:text-underline-style="none" fo:font-weight="normal" style:font-size-asian="10pt" style:font-style-asian="italic" style:font-weight-asian="normal" style:font-name-complex="Times New Roman2" style:font-size-complex="10pt" style:font-style-complex="italic" style:font-weight-complex="normal"/>
    </style:style>
    <style:style style:name="P536" style:family="paragraph" style:parent-style-name="Standard">
      <style:paragraph-properties fo:margin-left="0in" fo:margin-right="0.3756in" fo:line-height="150%" fo:text-align="justify" style:justify-single-word="false" fo:text-indent="0in" style:auto-text-indent="false"/>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37"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38"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39"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40"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41"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42"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font-name="Times New Roman2" fo:font-size="6pt" fo:font-style="normal" style:text-underline-style="none"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43" style:family="paragraph" style:parent-style-name="Standard">
      <style:paragraph-properties fo:margin-left="0.4028in" fo:margin-right="0.228in" fo:line-height="150%" fo:text-align="justify" style:justify-single-word="false" fo:text-indent="-0.1984in" style:auto-text-indent="false"/>
      <style:text-properties fo:color="#000000" loext:opacity="100%" style:font-name="Times New Roman2" fo:font-size="6pt" fo:font-style="normal" style:text-underline-style="none"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44" style:family="paragraph" style:parent-style-name="Standard">
      <style:paragraph-properties fo:margin-left="0.4028in" fo:margin-right="0.3118in" fo:line-height="150%" fo:text-align="justify" style:justify-single-word="false" fo:text-indent="-0.1909in" style:auto-text-indent="false"/>
      <style:text-properties fo:color="#000000" loext:opacity="100%" style:font-name="Times New Roman2" fo:font-size="6pt" fo:font-style="normal" style:text-underline-style="none" fo:font-weight="normal" style:font-name-asian="TimesNewRomanPSMT" style:font-size-asian="6pt" style:font-style-asian="normal" style:font-weight-asian="normal" style:font-name-complex="Times New Roman2" style:font-size-complex="6pt" style:font-style-complex="normal" style:font-weight-complex="normal"/>
    </style:style>
    <style:style style:name="P545" style:family="paragraph" style:parent-style-name="Standard">
      <style:paragraph-properties fo:margin-left="0.7764in" fo:margin-right="0.3882in" fo:line-height="150%" fo:text-align="justify" style:justify-single-word="false" fo:text-indent="-0.3882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46" style:family="paragraph" style:parent-style-name="Standard">
      <style:paragraph-properties fo:margin-left="0.4016in" fo:margin-right="0.2602in" fo:line-height="150%" fo:text-align="justify" style:justify-single-word="false" fo:text-indent="-0.2071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47" style:family="paragraph" style:parent-style-name="Standard">
      <style:paragraph-properties fo:margin-left="0.3925in" fo:margin-right="0.2862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48" style:family="paragraph" style:parent-style-name="Standard">
      <style:paragraph-properties fo:margin-left="0.3925in" fo:margin-right="0.2126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49" style:family="paragraph" style:parent-style-name="Standard">
      <style:paragraph-properties fo:margin-left="0.3925in" fo:margin-right="0.3756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50" style:family="paragraph" style:parent-style-name="Standard">
      <style:paragraph-properties fo:margin-left="0.3925in" fo:margin-right="0.3673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51" style:family="paragraph" style:parent-style-name="Standard">
      <style:paragraph-properties fo:margin-left="0.3925in" fo:margin-right="0.2945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52" style:family="paragraph" style:parent-style-name="Standard">
      <style:paragraph-properties fo:margin-left="0.3925in" fo:margin-right="0.3516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53"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54"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55" style:family="paragraph" style:parent-style-name="Standard">
      <style:paragraph-properties fo:margin-left="0.398in" fo:margin-right="0.3811in" fo:line-height="150%" fo:text-align="justify" style:justify-single-word="false" fo:text-indent="-0.1839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56"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57"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58"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59" style:family="paragraph" style:parent-style-name="Standard">
      <style:paragraph-properties fo:margin-left="0in" fo:margin-right="0.2945in" fo:line-height="150%" fo:text-align="justify" style:justify-single-word="false" fo:text-indent="0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60"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61" style:family="paragraph" style:parent-style-name="Standard">
      <style:paragraph-properties fo:margin-left="0.3882in" fo:margin-right="0.3925in" fo:line-height="150%" fo:text-align="justify" style:justify-single-word="false" fo:text-indent="-0.1902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62" style:family="paragraph" style:parent-style-name="Standard">
      <style:paragraph-properties fo:margin-left="0.3882in" fo:margin-right="0.3925in" fo:line-height="150%" fo:text-align="justify" style:justify-single-word="false" fo:text-indent="-0.183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63" style:family="paragraph" style:parent-style-name="Standard">
      <style:paragraph-properties fo:margin-left="0.3925in" fo:margin-right="0.3189in" fo:line-height="150%" fo:text-align="start"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64" style:family="paragraph" style:parent-style-name="Standard">
      <style:paragraph-properties fo:margin-left="0.4016in" fo:margin-right="0.3811in" fo:line-height="150%" fo:text-align="start" style:justify-single-word="false" fo:text-indent="-0.2008in" style:auto-text-indent="false">
        <style:tab-stops>
          <style:tab-stop style:position="-0.3874in"/>
        </style:tab-stops>
      </style:paragraph-properties>
      <style:text-properties fo:color="#000000" loext:opacity="100%" style:font-name="Times New Roman2" fo:font-size="6pt" fo:font-style="normal"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65" style:family="paragraph" style:parent-style-name="Standard">
      <style:paragraph-properties fo:margin-left="0.3929in" fo:margin-right="0.3417in" fo:line-height="150%" fo:text-align="justify" style:justify-single-word="false" fo:text-indent="-0.1929in" style:auto-text-indent="false"/>
      <style:text-properties fo:color="#000000" loext:opacity="100%" style:font-name="Times New Roman2" fo:font-size="6pt" fo:font-style="normal"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66"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6pt" fo:font-style="normal" fo:font-weight="normal" fo:background-color="transparent" style:font-size-asian="6pt" style:font-style-asian="normal" style:font-weight-asian="normal" style:font-name-complex="Times New Roman2" style:font-size-complex="6pt" style:font-style-complex="normal" style:font-weight-complex="normal"/>
    </style:style>
    <style:style style:name="P567"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font-name="Times New Roman2" fo:font-size="6pt" fo:font-style="normal" fo:font-weight="normal" style:font-name-asian="Helvetica" style:font-size-asian="6pt" style:font-style-asian="normal" style:font-weight-asian="normal" style:font-name-complex="Times New Roman2" style:font-size-complex="6pt" style:font-style-complex="normal" style:font-weight-complex="normal"/>
    </style:style>
    <style:style style:name="P568" style:family="paragraph" style:parent-style-name="Standard">
      <style:paragraph-properties fo:margin-left="0.4in" fo:margin-right="0.4in" fo:line-height="150%" fo:text-align="justify" style:justify-single-word="false" fo:text-indent="-0.1957in" style:auto-text-indent="false"/>
      <style:text-properties fo:color="#000000" loext:opacity="100%" style:font-name="Times New Roman2" fo:font-size="9pt" fo:font-style="normal" fo:font-weight="normal" style:font-size-asian="9pt" style:font-style-asian="normal" style:font-weight-asian="normal" style:font-name-complex="Times New Roman2" style:font-size-complex="9pt" style:font-style-complex="normal" style:font-weight-complex="normal"/>
    </style:style>
    <style:style style:name="P569" style:family="paragraph" style:parent-style-name="Standard">
      <style:paragraph-properties fo:margin-left="0.4043in" fo:margin-right="0.3118in" fo:line-height="150%" fo:text-align="justify" style:justify-single-word="false" fo:text-indent="-0.211in" style:auto-text-indent="false"/>
      <style:text-properties fo:color="#000000" loext:opacity="100%" style:font-name="Times New Roman2" fo:font-size="7pt" fo:font-style="normal" style:text-underline-style="none" fo:font-weight="normal" style:font-name-asian="TimesNewRomanPSMT" style:font-size-asian="7pt" style:font-style-asian="normal" style:font-weight-asian="normal" style:font-name-complex="Times New Roman2" style:font-size-complex="7pt" style:font-style-complex="normal" style:font-weight-complex="normal"/>
    </style:style>
    <style:style style:name="P570" style:family="paragraph" style:parent-style-name="Standard">
      <style:paragraph-properties fo:margin-left="0.4043in" fo:margin-right="0.3118in" fo:line-height="150%" fo:text-align="start" style:justify-single-word="false" fo:text-indent="-0.211in" style:auto-text-indent="false"/>
      <style:text-properties fo:color="#000000" loext:opacity="100%" style:font-name="Times New Roman2" fo:font-size="7pt" fo:font-style="normal" style:text-underline-style="none" fo:font-weight="normal" style:font-name-asian="TimesNewRomanPSMT" style:font-size-asian="7pt" style:font-style-asian="normal" style:font-weight-asian="normal" style:font-name-complex="Times New Roman2" style:font-size-complex="7pt" style:font-style-complex="normal" style:font-weight-complex="normal"/>
    </style:style>
    <style:style style:name="P571" style:family="paragraph" style:parent-style-name="Standard">
      <style:paragraph-properties fo:margin-left="0.3925in" fo:margin-right="0.2862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72"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73"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74" style:family="paragraph" style:parent-style-name="Standard">
      <style:paragraph-properties fo:margin-left="0.3925in" fo:margin-right="0.261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75"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76" style:family="paragraph" style:parent-style-name="Standard">
      <style:paragraph-properties fo:margin-left="0.3925in" fo:margin-right="0.278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77" style:family="paragraph" style:parent-style-name="Standard">
      <style:paragraph-properties fo:margin-left="0.3925in" fo:margin-right="0.3598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78" style:family="paragraph" style:parent-style-name="Standard">
      <style:paragraph-properties fo:margin-left="0.3925in" fo:margin-right="0.1957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79"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80"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81"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82"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83" style:family="paragraph" style:parent-style-name="Standard">
      <style:paragraph-properties fo:margin-left="0.3925in" fo:margin-right="0.3516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84" style:family="paragraph" style:parent-style-name="Standard">
      <style:paragraph-properties fo:margin-left="0.3925in" fo:margin-right="0.261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85" style:family="paragraph" style:parent-style-name="Standard">
      <style:paragraph-properties fo:margin-left="0.3925in" fo:margin-right="0.2366in" fo:line-height="150%" fo:text-align="justify" style:justify-single-word="false" fo:text-indent="-0.1799in" style:auto-text-indent="false">
        <style:tab-stops>
          <style:tab-stop style:position="4.8445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86"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87" style:family="paragraph" style:parent-style-name="Standard">
      <style:paragraph-properties fo:margin-left="0.3925in" fo:margin-right="0.3346in" fo:line-height="150%" fo:text-align="justify" style:justify-single-word="false" fo:text-indent="-0.1799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88" style:family="paragraph" style:parent-style-name="Standard">
      <style:paragraph-properties fo:margin-left="0.3925in" fo:margin-right="0.3189in" fo:line-height="150%" fo:text-align="start" style:justify-single-word="false" fo:text-indent="-0.1799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89" style:family="paragraph" style:parent-style-name="Standard">
      <style:paragraph-properties fo:margin-left="0.3925in" fo:margin-right="0.2283in" fo:line-height="150%" fo:text-align="start" style:justify-single-word="false" fo:text-indent="-0.1799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90" style:family="paragraph" style:parent-style-name="Standard" style:master-page-name="">
      <style:paragraph-properties fo:margin-left="0.1957in" fo:margin-right="0.4in" fo:line-height="200%" fo:text-align="justify" style:justify-single-word="false" fo:text-indent="0in" style:auto-text-indent="false" style:page-number="auto">
        <style:tab-stops/>
      </style:paragraph-properties>
      <style:text-properties fo:color="#000000" loext:opacity="100%" style:font-name="Times New Roman2" fo:font-weight="normal" style:font-weight-asian="normal" style:font-name-complex="Times New Roman2" style:font-weight-complex="normal"/>
    </style:style>
    <style:style style:name="P591" style:family="paragraph" style:parent-style-name="Standard">
      <style:paragraph-properties fo:margin-left="0.1957in" fo:margin-right="0.4in" fo:line-height="200%" fo:text-align="justify" style:justify-single-word="false" fo:text-indent="0in" style:auto-text-indent="false">
        <style:tab-stops/>
      </style:paragraph-properties>
      <style:text-properties fo:color="#000000" loext:opacity="100%" style:font-name="Times New Roman2" fo:font-weight="normal" style:font-weight-asian="normal" style:font-name-complex="Times New Roman2" style:font-weight-complex="normal"/>
    </style:style>
    <style:style style:name="P592" style:family="paragraph" style:parent-style-name="Standard" style:master-page-name="">
      <style:paragraph-properties fo:margin-left="0.1957in" fo:margin-right="0.302in" fo:line-height="200%" fo:text-align="justify" style:justify-single-word="false" fo:text-indent="0in" style:auto-text-indent="false" style:page-number="auto">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93" style:family="paragraph" style:parent-style-name="Standard">
      <style:paragraph-properties fo:margin-left="0.1957in" fo:margin-right="0.302in" fo:line-height="200%" fo:text-align="justify" style:justify-single-word="false" fo:text-indent="0in" style:auto-text-indent="false">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94" style:family="paragraph" style:parent-style-name="Standard">
      <style:paragraph-properties fo:margin-left="0.3945in" fo:margin-right="0.302in" fo:line-height="200%" fo:text-align="justify" style:justify-single-word="false" fo:text-indent="-0.2008in" style:auto-text-indent="false">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95" style:family="paragraph" style:parent-style-name="Standard" style:master-page-name="">
      <style:paragraph-properties fo:margin-left="0.3945in" fo:margin-right="0.302in" fo:line-height="150%" fo:text-align="justify" style:justify-single-word="false" fo:text-indent="-0.2008in" style:auto-text-indent="false" style:page-number="auto">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96" style:family="paragraph" style:parent-style-name="Standard">
      <style:paragraph-properties fo:margin-left="0.3945in" fo:margin-right="0.302in" fo:line-height="150%" fo:text-align="justify" style:justify-single-word="false" fo:text-indent="-0.2008in" style:auto-text-indent="false">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97" style:family="paragraph" style:parent-style-name="Standard">
      <style:paragraph-properties fo:margin-left="0.4016in" fo:margin-right="0.1339in" fo:line-height="150%" fo:text-align="start" style:justify-single-word="false" fo:text-indent="-0.2071in" style:auto-text-indent="false"/>
      <style:text-properties fo:color="#000000" loext:opacity="100%" style:font-name="Times New Roman2" fo:font-size="2pt" fo:font-style="normal" fo:font-weight="normal" style:font-size-asian="2pt" style:font-style-asian="normal" style:font-weight-asian="normal" style:font-name-complex="Times New Roman2" style:font-size-complex="2pt" style:font-style-complex="normal" style:font-weight-complex="normal"/>
    </style:style>
    <style:style style:name="P598" style:family="paragraph" style:parent-style-name="Standard">
      <style:paragraph-properties fo:margin-left="0.4016in" fo:margin-right="0.3744in" fo:line-height="150%" fo:text-align="start" style:justify-single-word="false" fo:text-indent="-0.2071in" style:auto-text-indent="false"/>
      <style:text-properties fo:color="#000000" loext:opacity="100%" style:font-name="Times New Roman2" fo:font-size="2pt" fo:font-style="normal" fo:font-weight="normal" style:font-size-asian="2pt" style:font-style-asian="normal" style:font-weight-asian="normal" style:font-name-complex="Times New Roman2" style:font-size-complex="2pt" style:font-style-complex="normal" style:font-weight-complex="normal"/>
    </style:style>
    <style:style style:name="P599" style:family="paragraph" style:parent-style-name="Standard">
      <style:paragraph-properties fo:margin-left="0.4016in" fo:margin-right="0.3744in" fo:line-height="150%" fo:text-align="justify" style:justify-single-word="false" fo:text-indent="-0.2071in" style:auto-text-indent="false"/>
      <style:text-properties fo:color="#000000" loext:opacity="100%" style:font-name="Times New Roman2" fo:font-size="2pt" fo:font-style="normal" fo:font-weight="normal" style:font-size-asian="2pt" style:font-style-asian="normal" style:font-weight-asian="normal" style:font-name-complex="Times New Roman2" style:font-size-complex="2pt" style:font-style-complex="normal" style:font-weight-complex="normal"/>
    </style:style>
    <style:style style:name="P600" style:family="paragraph" style:parent-style-name="Standard">
      <style:paragraph-properties fo:margin-left="0in" fo:margin-right="0.1957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01" style:family="paragraph" style:parent-style-name="Standard">
      <style:paragraph-properties fo:margin-left="0in" fo:margin-right="0.2008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02" style:family="paragraph" style:parent-style-name="Standard">
      <style:paragraph-properties fo:margin-left="0in" fo:margin-right="0.1602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03" style:family="paragraph" style:parent-style-name="Standard">
      <style:paragraph-properties fo:margin-left="0.1047in" fo:margin-right="0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04" style:family="paragraph" style:parent-style-name="Standard">
      <style:paragraph-properties fo:margin-left="0.0882in" fo:margin-right="0.3492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05" style:family="paragraph" style:parent-style-name="Standard">
      <style:paragraph-properties fo:margin-left="0.1984in" fo:margin-right="0.1909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06" style:family="paragraph" style:parent-style-name="Standard">
      <style:paragraph-properties fo:margin-left="0.4165in" fo:margin-right="0.1957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07" style:family="paragraph" style:parent-style-name="Standard" style:master-page-name="">
      <style:paragraph-properties fo:margin-left="0.4165in" fo:margin-right="0.1602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08" style:family="paragraph" style:parent-style-name="Standard">
      <style:paragraph-properties fo:margin-left="0.4165in" fo:margin-right="0.1602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09" style:family="paragraph" style:parent-style-name="Standard">
      <style:paragraph-properties fo:margin-left="0.098in" fo:margin-right="0.1957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10" style:family="paragraph" style:parent-style-name="Standard" style:master-page-name="">
      <style:paragraph-properties fo:margin-left="0.1673in" fo:margin-right="0.2008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11" style:family="paragraph" style:parent-style-name="Standard" style:master-page-name="">
      <style:paragraph-properties fo:margin-left="0.2055in" fo:margin-right="0.1602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12" style:family="paragraph" style:parent-style-name="Standard" style:master-page-name="">
      <style:paragraph-properties fo:margin-left="0.1146in" fo:margin-right="0.1752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13" style:family="paragraph" style:parent-style-name="Standard" style:master-page-name="">
      <style:paragraph-properties fo:margin-left="0.1028in" fo:margin-right="0.1028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14" style:family="paragraph" style:parent-style-name="Standard">
      <style:paragraph-properties fo:margin-left="0in" fo:margin-right="0in" fo:line-height="100%" fo:text-align="center" style:justify-single-word="false" fo:text-indent="0.196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15" style:family="paragraph" style:parent-style-name="Standard" style:master-page-name="">
      <style:paragraph-properties fo:margin-left="0in" fo:margin-right="0in" fo:line-height="100%" fo:text-align="center" style:justify-single-word="false" fo:text-indent="0.196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16"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17" style:family="paragraph" style:parent-style-name="Standard">
      <style:paragraph-properties fo:margin-left="0.1984in" fo:margin-right="0.1909in" fo:line-height="150%" fo:text-align="justify"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18" style:family="paragraph" style:parent-style-name="Standard">
      <style:paragraph-properties fo:margin-left="0in" fo:margin-right="0.1909in" fo:line-height="150%" fo:text-align="justify"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19" style:family="paragraph" style:parent-style-name="Standard">
      <style:paragraph-properties fo:margin-left="0.4165in" fo:margin-right="0.1957in" fo:line-height="15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20" style:family="paragraph" style:parent-style-name="Standard">
      <style:paragraph-properties fo:margin-left="0in" fo:margin-right="0in" fo:line-height="150%" fo:text-align="center" style:justify-single-word="false" fo:text-indent="0.2071in" style:auto-text-indent="false">
        <style:tab-stops/>
      </style:paragraph-properties>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21" style:family="paragraph" style:parent-style-name="Standard">
      <style:paragraph-properties fo:margin-left="0in" fo:margin-right="0.0075in" fo:line-height="150%" fo:text-align="center" style:justify-single-word="false" fo:text-indent="0.2071in" style:auto-text-indent="false">
        <style:tab-stops/>
      </style:paragraph-properties>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22" style:family="paragraph" style:parent-style-name="Standard">
      <style:paragraph-properties fo:margin-left="0in" fo:margin-right="-0.0098in" fo:line-height="150%" fo:text-align="center" style:justify-single-word="false" fo:text-indent="0.2063in" style:auto-text-indent="false">
        <style:tab-stops/>
      </style:paragraph-properties>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Times New Roman2" style:font-size-complex="12pt" style:font-style-complex="normal" style:font-weight-complex="normal"/>
    </style:style>
    <style:style style:name="P623" style:family="paragraph" style:parent-style-name="Standard">
      <style:paragraph-properties fo:margin-left="0in" fo:margin-right="0.0236in" fo:line-height="150%" fo:text-align="center" style:justify-single-word="false" fo:text-indent="0.1957in" style:auto-text-indent="false">
        <style:tab-stops/>
      </style:paragraph-properties>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Times New Roman2" style:font-size-complex="12pt" style:font-style-complex="normal" style:font-weight-complex="normal"/>
    </style:style>
    <style:style style:name="P624" style:family="paragraph" style:parent-style-name="Standard">
      <style:paragraph-properties fo:margin-left="0in" fo:margin-right="0.0236in" fo:line-height="100%" fo:text-align="center" style:justify-single-word="false" fo:text-indent="0.1957in" style:auto-text-indent="false">
        <style:tab-stops/>
      </style:paragraph-properties>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Times New Roman2" style:font-size-complex="12pt" style:font-style-complex="normal" style:font-weight-complex="normal"/>
    </style:style>
    <style:style style:name="P625" style:family="paragraph" style:parent-style-name="Standard">
      <style:paragraph-properties fo:margin-left="0.1984in" fo:margin-right="0.1909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bold" fo:background-color="transparent" style:font-name-asian="Times New Roman1" style:font-size-asian="12pt" style:font-style-asian="normal" style:font-weight-asian="bold" style:font-name-complex="Times New Roman2" style:font-size-complex="12pt" style:font-style-complex="normal" style:font-weight-complex="bold"/>
    </style:style>
    <style:style style:name="P626" style:family="paragraph" style:parent-style-name="Standard">
      <style:paragraph-properties fo:margin-left="0.4165in" fo:margin-right="0.1602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bold" fo:background-color="transparent" style:font-name-asian="Times New Roman1" style:font-size-asian="12pt" style:font-style-asian="normal" style:font-weight-asian="bold" style:font-name-complex="Times New Roman2" style:font-size-complex="12pt" style:font-style-complex="normal" style:font-weight-complex="bold"/>
    </style:style>
    <style:style style:name="P627" style:family="paragraph" style:parent-style-name="Standard">
      <style:paragraph-properties fo:margin-left="0.0098in" fo:margin-right="0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bold" fo:background-color="transparent" style:font-name-asian="Times New Roman1" style:font-size-asian="12pt" style:font-style-asian="normal" style:font-weight-asian="bold" style:font-name-complex="Times New Roman2" style:font-size-complex="12pt" style:font-style-complex="normal" style:font-weight-complex="bold"/>
    </style:style>
    <style:style style:name="P628" style:family="paragraph" style:parent-style-name="Standard" style:master-page-name="">
      <style:paragraph-properties fo:margin-left="0in" fo:margin-right="-0.0083in" fo:line-height="100%" fo:text-align="center" style:justify-single-word="false" fo:text-indent="0.202in" style:auto-text-indent="false" style:page-number="auto"/>
      <style:text-properties fo:font-variant="normal" fo:text-transform="none" fo:color="#000000" loext:opacity="100%" style:text-line-through-style="none" style:text-line-through-type="none" style:text-position="0% 100%" style:font-name="Times New Roman2" fo:font-size="12pt" fo:letter-spacing="normal"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29" style:family="paragraph" style:parent-style-name="Standard">
      <style:paragraph-properties fo:margin-left="0in" fo:margin-right="0.0091in" fo:line-height="100%" fo:text-align="center" style:justify-single-word="false" fo:text-indent="0.2047in" style:auto-text-indent="false" style:text-autospace="none">
        <style:tab-stops>
          <style:tab-stop style:position="5.2453in"/>
          <style:tab-stop style:position="5.7654in"/>
        </style:tab-stops>
      </style:paragraph-properties>
      <style:text-properties fo:font-variant="normal" fo:text-transform="none" fo:color="#000000" loext:opacity="100%" style:text-line-through-style="none" style:text-line-through-type="none" style:text-position="0% 100%" style:font-name="Times New Roman2" fo:font-size="12pt" fo:letter-spacing="normal"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630" style:family="paragraph" style:parent-style-name="Standard" style:master-page-name="">
      <style:paragraph-properties fo:margin-left="0.1984in" fo:margin-right="0.1909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7pt" fo:language="fr" fo:country="FR" fo:font-style="normal" style:text-underline-style="none" fo:font-weight="normal" fo:background-color="transparent" style:font-name-asian="Times New Roman1" style:font-size-asian="7pt" style:font-style-asian="normal" style:font-weight-asian="normal" style:font-name-complex="Times New Roman2" style:font-size-complex="7pt" style:font-style-complex="normal" style:font-weight-complex="normal"/>
    </style:style>
    <style:style style:name="P631" style:family="paragraph" style:parent-style-name="Standard">
      <style:paragraph-properties fo:margin-left="0.1984in" fo:margin-right="0.1909in" fo:line-height="150%" fo:text-align="justify"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9pt" fo:language="fr" fo:country="FR" fo:font-style="normal" style:text-underline-style="none" fo:font-weight="normal" fo:background-color="transparent" style:font-name-asian="Times New Roman1" style:font-size-asian="9pt" style:font-style-asian="normal" style:font-weight-asian="normal" style:font-name-complex="Times New Roman2" style:font-size-complex="9pt" style:font-style-complex="normal" style:font-weight-complex="normal"/>
    </style:style>
    <style:style style:name="P632" style:family="paragraph" style:parent-style-name="Standard">
      <style:paragraph-properties fo:margin-left="0.1909in" fo:margin-right="0.1909in" fo:line-height="150%" fo:text-align="justify"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633" style:family="paragraph" style:parent-style-name="Standard">
      <style:paragraph-properties fo:margin-left="0.4063in" fo:margin-right="0in" fo:line-height="150%" fo:text-align="start"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34" style:family="paragraph" style:parent-style-name="Standard">
      <style:paragraph-properties fo:margin-left="0.0091in" fo:margin-right="0in" fo:line-height="150%" fo:text-align="justify" style:justify-single-word="false" fo:text-indent="0.202in" style:auto-text-indent="false">
        <style:tab-stops>
          <style:tab-stop style:position="0.8091in"/>
        </style:tab-stops>
      </style:paragraph-properties>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35" style:family="paragraph" style:parent-style-name="Standard">
      <style:paragraph-properties fo:margin-left="0.6709in" fo:margin-right="0.3492in" fo:line-height="150%" fo:text-align="justify" style:justify-single-word="false" fo:text-indent="-0.3126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36" style:family="paragraph" style:parent-style-name="Standard">
      <style:paragraph-properties fo:margin-left="0.7953in" fo:margin-right="0in" fo:line-height="150%" fo:text-align="justify" style:justify-single-word="false" fo:text-indent="-0.5862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37" style:family="paragraph" style:parent-style-name="Standard">
      <style:paragraph-properties fo:margin-left="0.6709in" fo:margin-right="0.3492in" fo:line-height="150%" fo:text-align="center" style:justify-single-word="false" fo:text-indent="-0.3126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38" style:family="paragraph" style:parent-style-name="Standard">
      <style:paragraph-properties fo:margin-left="0.4043in" fo:margin-right="0in" fo:line-height="100%" fo:text-align="justify"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39" style:family="paragraph" style:parent-style-name="Standard">
      <style:paragraph-properties fo:margin-left="0.4043in" fo:margin-right="0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40" style:family="paragraph" style:parent-style-name="Standard">
      <style:paragraph-properties fo:margin-left="0.1028in" fo:margin-right="0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41" style:family="paragraph" style:parent-style-name="Standard" style:master-page-name="">
      <style:paragraph-properties fo:margin-left="0.0882in" fo:margin-right="0.3492in" fo:line-height="100%" fo:text-align="center" style:justify-single-word="false" fo:text-indent="0in" style:auto-text-indent="false" style:page-number="auto"/>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42" style:family="paragraph" style:parent-style-name="Standard">
      <style:paragraph-properties fo:margin-left="0.0882in" fo:margin-right="0.3492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43" style:family="paragraph" style:parent-style-name="Standard">
      <style:paragraph-properties fo:margin-left="0.1102in" fo:margin-right="0in" fo:line-height="100%" fo:text-align="center" style:justify-single-word="false" fo:text-indent="-0.0075in" style:auto-text-indent="false">
        <style:tab-stops>
          <style:tab-stop style:position="0.8091in"/>
        </style:tab-stops>
      </style:paragraph-properties>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44" style:family="paragraph" style:parent-style-name="Standard" style:master-page-name="">
      <style:paragraph-properties fo:margin-left="0.2055in" fo:margin-right="0in" fo:line-height="200%" fo:text-align="justify" style:justify-single-word="false" fo:text-indent="0in" style:auto-text-indent="false" style:page-number="auto"/>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45" style:family="paragraph" style:parent-style-name="Standard">
      <style:paragraph-properties fo:margin-left="0.2055in" fo:margin-right="0in" fo:line-height="200%" fo:text-align="justify"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46" style:family="paragraph" style:parent-style-name="Standard">
      <style:paragraph-properties fo:margin-left="0.0882in" fo:margin-right="0.3492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7pt" fo:language="fr" fo:country="FR" fo:font-style="normal" style:text-underline-style="none" fo:font-weight="normal" fo:background-color="transparent" style:font-name-asian="Helvetica" style:font-size-asian="7pt" style:font-style-asian="normal" style:font-weight-asian="normal" style:font-name-complex="Helvetica" style:font-size-complex="7pt" style:font-style-complex="normal" style:font-weight-complex="normal"/>
    </style:style>
    <style:style style:name="P647" style:family="paragraph" style:parent-style-name="Standard">
      <style:paragraph-properties fo:margin-left="0.7272in" fo:margin-right="0.2417in" fo:line-height="100%" fo:text-align="justify" style:justify-single-word="false" fo:text-indent="-0.3362in" style:auto-text-indent="false"/>
      <style:text-properties fo:font-variant="small-caps" style:use-window-font-color="true" loext:opacity="0%" style:text-line-through-style="none" style:text-line-through-type="none" style:text-position="0% 100%" style:font-name="Times New Roman2" fo:font-size="6pt" fo:language="fr" fo:country="FR" fo:font-style="normal" style:text-underline-style="none" fo:font-weight="normal" fo:background-color="transparent" style:font-name-asian="Helvetica" style:font-size-asian="6pt" style:font-style-asian="normal" style:font-weight-asian="normal" style:font-name-complex="Helvetica" style:font-size-complex="6pt" style:font-style-complex="normal" style:font-weight-complex="normal"/>
    </style:style>
    <style:style style:name="P648" style:family="paragraph" style:parent-style-name="Standard" style:master-page-name="">
      <style:paragraph-properties fo:margin-left="0.2134in" fo:margin-right="0in" fo:line-height="150%" fo:text-align="justify" style:justify-single-word="false" fo:text-indent="-0.0075in" style:auto-text-indent="false" style:page-number="auto">
        <style:tab-stops>
          <style:tab-stop style:position="0.8091in"/>
        </style:tab-stops>
      </style:paragraph-properties>
      <style:text-properties fo:font-variant="small-caps" style:use-window-font-color="true" loext:opacity="0%" style:font-name="Times New Roman2" fo:font-size="12pt" fo:language="fr" fo:country="FR" fo:font-style="normal"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49" style:family="paragraph" style:parent-style-name="Standard">
      <style:paragraph-properties fo:margin-left="0.2134in" fo:margin-right="0in" fo:line-height="150%" fo:text-align="justify" style:justify-single-word="false" fo:text-indent="-0.0075in" style:auto-text-indent="false">
        <style:tab-stops>
          <style:tab-stop style:position="0.8091in"/>
        </style:tab-stops>
      </style:paragraph-properties>
      <style:text-properties fo:font-variant="small-caps" style:use-window-font-color="true" loext:opacity="0%" style:font-name="Times New Roman2" fo:font-size="12pt" fo:language="fr" fo:country="FR" fo:font-style="normal"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50" style:family="paragraph" style:parent-style-name="Standard">
      <style:paragraph-properties fo:margin-left="0.7272in" fo:margin-right="0.2417in" fo:line-height="100%" fo:text-align="center" style:justify-single-word="false" fo:text-indent="-0.3362in" style:auto-text-indent="false"/>
      <style:text-properties style:use-window-font-color="true" loext:opacity="0%"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51" style:family="paragraph" style:parent-style-name="Standard">
      <style:paragraph-properties fo:margin-left="0.7791in" fo:margin-right="0.3756in" fo:line-height="150%" fo:text-align="center" style:justify-single-word="false" fo:text-indent="-0.3756in" style:auto-text-indent="false"/>
      <style:text-properties style:use-window-font-color="true" loext:opacity="0%"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52" style:family="paragraph" style:parent-style-name="Standard">
      <style:paragraph-properties fo:margin-left="0.398in" fo:margin-right="0.3673in" fo:line-height="150%" fo:text-align="justify" style:justify-single-word="false" fo:text-indent="-0.1984in" style:auto-text-indent="false"/>
      <style:text-properties style:use-window-font-color="true" loext:opacity="0%" style:text-position="0% 100%" style:font-name="Times New Roman2" fo:font-size="8pt" fo:language="fr" fo:country="FR" fo:font-style="normal" style:text-underline-style="none" fo:font-weight="normal" fo:background-color="transparent" style:font-name-asian="Helvetica" style:font-size-asian="8pt" style:font-style-asian="normal" style:font-weight-asian="normal" style:font-name-complex="Times New Roman2" style:font-size-complex="8pt" style:font-style-complex="normal" style:font-weight-complex="normal"/>
    </style:style>
    <style:style style:name="P653" style:family="paragraph" style:parent-style-name="Standard">
      <style:paragraph-properties fo:margin-left="0.4043in" fo:margin-right="0.4118in" fo:line-height="150%" fo:text-align="justify" style:justify-single-word="false" fo:text-indent="-0.2055in" style:auto-text-indent="false">
        <style:tab-stops/>
      </style:paragraph-properties>
      <style:text-properties style:use-window-font-color="true" loext:opacity="0%" style:font-name="Times New Roman2" fo:font-size="8pt" fo:font-style="normal" fo:font-weight="normal" style:font-name-asian="Helvetica" style:font-size-asian="8pt" style:font-style-asian="normal" style:font-weight-asian="normal" style:font-name-complex="Times New Roman2" style:font-size-complex="8pt" style:font-style-complex="normal" style:font-weight-complex="normal"/>
    </style:style>
    <style:style style:name="P654"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style:use-window-font-color="true" loext:opacity="0%" style:font-name="Times New Roman2" fo:font-size="6pt" fo:font-style="normal" fo:font-weight="normal" style:font-name-asian="Helvetica" style:font-size-asian="6pt" style:font-style-asian="normal" style:font-weight-asian="normal" style:font-name-complex="Times New Roman2" style:font-size-complex="6pt" style:font-style-complex="normal" style:font-weight-complex="normal"/>
    </style:style>
    <style:style style:name="P655" style:family="paragraph" style:parent-style-name="Standard">
      <style:paragraph-properties fo:margin-left="0.4047in" fo:margin-right="0.1909in" fo:line-height="200%" fo:text-align="start" style:justify-single-word="false" fo:text-indent="-0.2083in" style:auto-text-indent="false"/>
      <style:text-properties style:use-window-font-color="true" loext:opacity="0%" style:font-name="Times New Roman2" fo:font-size="12pt" fo:font-weight="normal" style:font-name-asian="Helvetica" style:font-size-asian="12pt" style:font-weight-asian="normal" style:font-name-complex="Times New Roman2" style:font-size-complex="12pt" style:font-weight-complex="normal"/>
    </style:style>
    <style:style style:name="P656" style:family="paragraph" style:parent-style-name="Footnote">
      <style:paragraph-properties fo:text-align="justify" style:justify-single-word="false"/>
    </style:style>
    <style:style style:name="P657" style:family="paragraph" style:parent-style-name="Footnote">
      <style:text-properties fo:font-size="10pt" style:font-size-asian="10pt" style:font-size-complex="10pt"/>
    </style:style>
    <style:style style:name="P658" style:family="paragraph" style:parent-style-name="Footnote">
      <style:paragraph-properties fo:text-align="justify" style:justify-single-word="false"/>
      <style:text-properties fo:font-size="10pt" style:font-size-asian="10pt" style:font-size-complex="10pt"/>
    </style:style>
    <style:style style:name="P659" style:family="paragraph" style:parent-style-name="Footnote">
      <style:paragraph-properties fo:text-align="justify" style:justify-single-word="false"/>
      <style:text-properties fo:font-size="10pt" fo:font-weight="normal" style:font-size-asian="10pt" style:font-weight-asian="normal" style:font-size-complex="10pt" style:font-weight-complex="normal"/>
    </style:style>
    <style:style style:name="P660" style:family="paragraph" style:parent-style-name="Footnote">
      <style:text-properties fo:font-style="italic" style:font-style-asian="italic" style:font-style-complex="italic"/>
    </style:style>
    <style:style style:name="P661" style:family="paragraph" style:parent-style-name="Standard">
      <style:paragraph-properties fo:margin-left="0.5965in" fo:margin-right="0.3839in" fo:line-height="150%" fo:text-align="justify" style:justify-single-word="false" fo:text-indent="-0.4in" style:auto-text-indent="false"/>
      <style:text-properties fo:color="#00000a" loext:opacity="100%" style:text-position="0% 100%" style:font-name="Times New Roman2" fo:font-size="4pt" fo:language="fr" fo:country="FR" fo:font-style="normal" style:text-underline-style="none" fo:font-weight="normal" fo:background-color="transparent" style:font-name-asian="Helvetica1" style:font-size-asian="4pt" style:font-style-asian="normal" style:font-weight-asian="normal" style:font-name-complex="Times New Roman3" style:font-size-complex="4pt" style:language-complex="sa" style:country-complex="IN" style:font-style-complex="normal" style:font-weight-complex="normal"/>
    </style:style>
    <style:style style:name="P662" style:family="paragraph" style:parent-style-name="Standard" style:master-page-name="">
      <style:paragraph-properties fo:margin-left="0.1984in" fo:margin-right="0.1839in" fo:line-height="150%" fo:text-align="justify" style:justify-single-word="false" fo:text-indent="0in" style:auto-text-indent="false" style:page-number="auto">
        <style:tab-stops/>
      </style:paragraph-properties>
      <style:text-properties fo:color="#800000" loext:opacity="100%" style:text-position="0% 100%" style:font-name="Times New Roman2" fo:font-size="11pt" fo:language="fr" fo:country="FR" fo:font-style="normal" style:text-underline-style="none" fo:font-weight="bold" fo:background-color="transparent" style:font-name-asian="Times New Roman1" style:font-size-asian="11pt" style:font-style-asian="normal" style:font-weight-asian="bold" style:font-name-complex="Times New Roman2" style:font-size-complex="11pt" style:font-style-complex="normal" style:font-weight-complex="bold"/>
    </style:style>
    <style:style style:name="P663" style:family="paragraph" style:parent-style-name="Table_20_Contents">
      <style:paragraph-properties fo:margin-left="0.0661in" fo:margin-right="0.0366in" fo:line-height="100%" fo:text-align="justify" style:justify-single-word="false" fo:text-indent="0in" style:auto-text-indent="false" text:number-lines="false" text:line-number="0"/>
      <style:text-properties fo:color="#800000" loext:opacity="100%" style:text-position="0% 100%" style:font-name="Times New Roman2" fo:font-size="11pt" fo:language="fr" fo:country="FR" fo:font-style="normal" style:text-underline-style="none" fo:font-weight="bold" fo:background-color="transparent" style:font-name-asian="Times New Roman1" style:font-size-asian="11pt" style:font-style-asian="normal" style:font-weight-asian="bold" style:font-name-complex="Times New Roman2" style:font-size-complex="11pt" style:font-style-complex="normal" style:font-weight-complex="bold"/>
    </style:style>
    <style:style style:name="P664" style:family="paragraph" style:parent-style-name="Standard" style:master-page-name="">
      <style:paragraph-properties fo:margin-left="0.2299in" fo:margin-right="0.1752in" fo:line-height="100%" fo:text-align="justify" style:justify-single-word="false" fo:text-indent="0in" style:auto-text-indent="false" style:page-number="auto"/>
      <style:text-properties fo:color="#800000" loext:opacity="100%" style:text-position="0% 100%" style:font-name="Times New Roman2" fo:font-size="11pt" fo:language="fr" fo:country="FR" fo:font-style="normal" style:text-underline-style="none" fo:font-weight="bold" fo:background-color="transparent" style:font-name-asian="Times New Roman1" style:font-size-asian="11pt" style:font-style-asian="normal" style:font-weight-asian="bold" style:font-name-complex="Times New Roman2" style:font-size-complex="11pt" style:font-style-complex="normal" style:font-weight-complex="bold"/>
    </style:style>
    <style:style style:name="P665" style:family="paragraph" style:parent-style-name="Standard">
      <style:paragraph-properties fo:margin-left="0.2299in" fo:margin-right="0.1752in" fo:line-height="100%" fo:text-align="justify" style:justify-single-word="false" fo:text-indent="0in" style:auto-text-indent="false"/>
      <style:text-properties fo:color="#800000" loext:opacity="100%" style:text-position="0% 100%" style:font-name="Times New Roman2" fo:font-size="11pt" fo:language="fr" fo:country="FR" fo:font-style="normal" style:text-underline-style="none" fo:font-weight="bold" fo:background-color="transparent" style:font-name-asian="Times New Roman1" style:font-size-asian="11pt" style:font-style-asian="normal" style:font-weight-asian="bold" style:font-name-complex="Times New Roman2" style:font-size-complex="11pt" style:font-style-complex="normal" style:font-weight-complex="bold"/>
    </style:style>
    <style:style style:name="P666"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800000" loext:opacity="100%" style:font-name="Times New Roman2" fo:font-size="5pt" fo:font-style="normal" fo:font-weight="normal" fo:background-color="transparent" style:font-size-asian="5pt" style:font-style-asian="normal" style:font-weight-asian="normal" style:font-name-complex="Times New Roman2" style:font-size-complex="5pt" style:font-style-complex="normal" style:font-weight-complex="normal"/>
    </style:style>
    <style:style style:name="P667" style:family="paragraph" style:parent-style-name="Standard" style:master-page-name="">
      <style:paragraph-properties fo:margin-left="0.2299in" fo:margin-right="0.1874in" fo:line-height="100%" fo:text-align="justify" style:justify-single-word="false" fo:text-indent="0in" style:auto-text-indent="false" style:page-number="auto"/>
      <style:text-properties fo:color="#800000" loext:opacity="100%" style:font-name="Times New Roman2" fo:font-size="11pt" fo:font-style="normal" style:text-underline-style="none" fo:font-weight="bold" style:font-size-asian="11pt" style:font-style-asian="normal" style:font-weight-asian="bold" style:font-name-complex="Times New Roman2" style:font-size-complex="11pt" style:font-style-complex="normal" style:font-weight-complex="bold"/>
    </style:style>
    <style:style style:name="P668" style:family="paragraph" style:parent-style-name="Standard">
      <style:paragraph-properties fo:margin-left="0.2299in" fo:margin-right="0.1874in" fo:line-height="100%" fo:text-align="justify" style:justify-single-word="false" fo:text-indent="0in" style:auto-text-indent="false"/>
      <style:text-properties fo:color="#800000" loext:opacity="100%" style:font-name="Times New Roman2" fo:font-size="11pt" fo:font-style="normal" style:text-underline-style="none" fo:font-weight="bold" style:font-size-asian="11pt" style:font-style-asian="normal" style:font-weight-asian="bold" style:font-name-complex="Times New Roman2" style:font-size-complex="11pt" style:font-style-complex="normal" style:font-weight-complex="bold"/>
    </style:style>
    <style:style style:name="P669" style:family="paragraph" style:parent-style-name="Standard">
      <style:paragraph-properties fo:margin-left="0.8457in" fo:margin-right="0in" fo:line-height="100%" fo:text-indent="-0.6374in" style:auto-text-indent="false"/>
    </style:style>
    <style:style style:name="P670" style:family="paragraph" style:parent-style-name="Heading_20_2" style:master-page-name="Standard">
      <style:paragraph-properties style:page-number="1"/>
    </style:style>
    <style:style style:name="P671" style:family="paragraph" style:parent-style-name="Heading_20_2">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72" style:family="paragraph" style:parent-style-name="Standard" style:master-page-name="First_20_Page">
      <style:paragraph-properties fo:line-height="150%" fo:text-align="center" style:justify-single-word="false" style:page-number="auto"/>
      <style:text-properties style:font-name="Times New Roman2" fo:font-size="11pt" fo:font-weight="bold" style:font-size-asian="11pt" style:font-weight-asian="bold" style:font-name-complex="Times New Roman2" style:font-size-complex="11pt" style:font-weight-complex="bold"/>
    </style:style>
    <style:style style:name="P673" style:family="paragraph" style:parent-style-name="Standard">
      <style:paragraph-properties fo:line-height="150%" fo:text-align="center" style:justify-single-word="false"/>
      <style:text-properties style:font-name="Times New Roman2" fo:font-size="11pt" fo:font-weight="bold" style:font-size-asian="11pt" style:font-weight-asian="bold" style:font-name-complex="Times New Roman2" style:font-size-complex="11pt" style:font-weight-complex="bold"/>
    </style:style>
    <style:style style:name="P674" style:family="paragraph" style:parent-style-name="Standard" style:master-page-name="">
      <style:paragraph-properties fo:margin-left="0.1984in" fo:margin-right="0in" fo:line-height="100%" fo:text-align="center" style:justify-single-word="false" fo:text-indent="0in" style:auto-text-indent="false" style:page-number="auto"/>
      <style:text-properties style:font-name="Times New Roman2" fo:font-size="11pt" style:text-underline-style="solid" style:text-underline-width="auto" style:text-underline-color="font-color" style:font-size-asian="11pt" style:font-name-complex="Times New Roman2" style:font-size-complex="11pt"/>
    </style:style>
    <style:style style:name="P675" style:family="paragraph" style:parent-style-name="Standard">
      <style:paragraph-properties fo:line-height="150%" fo:text-align="center" style:justify-single-word="false"/>
      <style:text-properties style:font-name="Times New Roman2" fo:font-size="8pt" style:font-size-asian="8pt" style:font-name-complex="Times New Roman2" style:font-size-complex="8pt"/>
    </style:style>
    <style:style style:name="P676" style:family="paragraph" style:parent-style-name="Standard">
      <style:paragraph-properties fo:margin-left="0.2299in" fo:margin-right="0in" fo:line-height="100%" fo:text-align="center" style:justify-single-word="false" fo:text-indent="0in" style:auto-text-indent="false"/>
      <style:text-properties fo:color="#000000" loext:opacity="100%" style:text-position="0% 100%" style:font-name="Times New Roman2"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2" style:font-size-complex="11pt" style:font-style-complex="normal" style:font-weight-complex="normal"/>
    </style:style>
    <style:style style:name="P677" style:family="paragraph" style:parent-style-name="Standard">
      <style:paragraph-properties fo:margin-left="0.1102in" fo:margin-right="0in" fo:line-height="100%" fo:text-align="center" style:justify-single-word="false" fo:text-indent="0in" style:auto-text-indent="false"/>
      <style:text-properties fo:color="#000000" loext:opacity="100%" style:text-position="0% 100%" style:font-name="Times New Roman2"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2" style:font-size-complex="11pt" style:font-style-complex="normal" style:font-weight-complex="normal"/>
    </style:style>
    <style:style style:name="P678" style:family="paragraph" style:parent-style-name="Standard" style:master-page-name="">
      <style:paragraph-properties fo:margin-left="0.1984in" fo:margin-right="0in" fo:line-height="100%" fo:text-align="center" style:justify-single-word="false" fo:text-indent="0in" style:auto-text-indent="false" style:page-number="auto"/>
      <style:text-properties fo:color="#000000" loext:opacity="100%" style:text-position="0% 100%" style:font-name="Times New Roman2"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3" style:font-size-complex="11pt" style:font-style-complex="normal" style:font-weight-complex="normal"/>
    </style:style>
    <style:style style:name="P679" style:family="paragraph" style:parent-style-name="Standard">
      <style:paragraph-properties fo:margin-left="0.1016in" fo:margin-right="0in" fo:line-height="100%" fo:text-align="center" style:justify-single-word="false" fo:text-indent="0in" style:auto-text-indent="false"/>
      <style:text-properties fo:color="#000000" loext:opacity="100%" style:text-position="0% 100%" style:font-name="Times New Roman2"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3" style:font-size-complex="11pt" style:font-style-complex="normal" style:font-weight-complex="normal"/>
    </style:style>
    <style:style style:name="P680" style:family="paragraph" style:parent-style-name="Standard">
      <style:paragraph-properties fo:margin-left="0.7791in" fo:margin-right="0.3811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81" style:family="paragraph" style:parent-style-name="Standard">
      <style:paragraph-properties fo:margin-left="0.4165in" fo:margin-right="0.1957in" fo:line-height="100%" fo:text-align="center" style:justify-single-word="false" fo:text-indent="-0.0075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82" style:family="paragraph" style:parent-style-name="Standard">
      <style:paragraph-properties fo:margin-left="0.1016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683" style:family="paragraph" style:parent-style-name="Standard">
      <style:paragraph-properties fo:margin-left="0.4165in" fo:margin-right="0.1602in" fo:line-height="100%" fo:text-align="center" style:justify-single-word="false" fo:text-indent="-0.0075in" style:auto-text-indent="false">
        <style:tab-stops>
          <style:tab-stop style:position="0.8091in"/>
        </style:tab-stops>
      </style:paragraph-properties>
      <style:text-properties fo:font-variant="small-caps" style:use-window-font-color="true" loext:opacity="0%" style:text-line-through-style="none" style:text-line-through-type="none" style:text-position="0% 100%" style:font-name="Times New Roman2" fo:font-size="10pt" fo:language="fr" fo:country="FR" fo:font-style="normal" style:text-underline-style="none" fo:font-weight="normal" fo:background-color="transparent" style:font-name-asian="Helvetica" style:font-size-asian="10pt" style:font-style-asian="normal" style:font-weight-asian="normal" style:font-name-complex="Helvetica" style:font-size-complex="10pt" style:font-style-complex="normal" style:font-weight-complex="normal"/>
    </style:style>
    <style:style style:name="P684" style:family="paragraph" style:parent-style-name="Standard">
      <style:paragraph-properties fo:margin-left="0.2134in" fo:margin-right="0in" fo:line-height="150%" fo:text-align="justify" style:justify-single-word="false" fo:text-indent="-0.0075in" style:auto-text-indent="false">
        <style:tab-stops>
          <style:tab-stop style:position="0.8091in"/>
        </style:tab-stops>
      </style:paragraph-properties>
      <style:text-properties fo:font-variant="small-caps" style:use-window-font-color="true" loext:opacity="0%" style:font-name="Times New Roman2" fo:font-size="12pt" fo:language="fr" fo:country="FR" fo:font-style="normal"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85" style:family="paragraph" style:parent-style-name="Standard">
      <style:paragraph-properties fo:margin-left="0.1102in" fo:margin-right="0in" fo:line-height="100%" fo:text-align="center" style:justify-single-word="false" fo:text-indent="-0.0075in" style:auto-text-indent="false">
        <style:tab-stops>
          <style:tab-stop style:position="0.8091in"/>
        </style:tab-stops>
      </style:paragraph-properties>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86" style:family="paragraph" style:parent-style-name="Standard" style:master-page-name="">
      <style:paragraph-properties fo:margin-left="0.1984in" fo:margin-right="0.1909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87" style:family="paragraph" style:parent-style-name="Standard" style:master-page-name="">
      <style:paragraph-properties fo:margin-left="0.1984in" fo:margin-right="0.1909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88" style:family="paragraph" style:parent-style-name="Standard">
      <style:paragraph-properties fo:margin-left="0.1984in" fo:margin-right="0.1909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89" style:family="paragraph" style:parent-style-name="Standard" style:master-page-name="">
      <style:paragraph-properties fo:margin-left="0.4165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90" style:family="paragraph" style:parent-style-name="Standard">
      <style:paragraph-properties fo:margin-left="0.4165in" fo:margin-right="0.1957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91" style:family="paragraph" style:parent-style-name="Standard" style:master-page-name="">
      <style:paragraph-properties fo:margin-left="0.4165in" fo:margin-right="0.1602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92" style:family="paragraph" style:parent-style-name="Standard" style:master-page-name="">
      <style:paragraph-properties fo:margin-left="0.4165in" fo:margin-right="0.1602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93" style:family="paragraph" style:parent-style-name="Standard" style:master-page-name="">
      <style:paragraph-properties fo:margin-left="0.4165in" fo:margin-right="0.1602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94" style:family="paragraph" style:parent-style-name="Standard" style:master-page-name="">
      <style:paragraph-properties fo:margin-left="0.2055in" fo:margin-right="0.1909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95" style:family="paragraph" style:parent-style-name="Standard" style:master-page-name="">
      <style:paragraph-properties fo:margin-left="0.1673in" fo:margin-right="0.2008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96" style:family="paragraph" style:parent-style-name="Standard" style:master-page-name="">
      <style:paragraph-properties fo:margin-left="0.098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97" style:family="paragraph" style:parent-style-name="Standard" style:master-page-name="">
      <style:paragraph-properties fo:margin-left="0.098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98" style:family="paragraph" style:parent-style-name="Standard" style:master-page-name="">
      <style:paragraph-properties fo:margin-left="0.098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99" style:family="paragraph" style:parent-style-name="Standard" style:master-page-name="">
      <style:paragraph-properties fo:margin-left="0.098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00" style:family="paragraph" style:parent-style-name="Standard" style:master-page-name="">
      <style:paragraph-properties fo:margin-left="0.098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01" style:family="paragraph" style:parent-style-name="Standard" style:master-page-name="">
      <style:paragraph-properties fo:margin-left="0.098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02" style:family="paragraph" style:parent-style-name="Standard" style:master-page-name="">
      <style:paragraph-properties fo:margin-left="0.1984in" fo:margin-right="0.1909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03" style:family="paragraph" style:parent-style-name="Standard" style:master-page-name="">
      <style:paragraph-properties fo:margin-left="0.1984in" fo:margin-right="0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04" style:family="paragraph" style:parent-style-name="Standard" style:master-page-name="">
      <style:paragraph-properties fo:margin-left="0.1984in" fo:margin-right="0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05" style:family="paragraph" style:parent-style-name="Standard">
      <style:paragraph-properties fo:margin-left="0.1047in" fo:margin-right="0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06" style:family="paragraph" style:parent-style-name="Standard">
      <style:paragraph-properties fo:margin-left="0in" fo:margin-right="0.1909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07" style:family="paragraph" style:parent-style-name="Standard">
      <style:paragraph-properties fo:margin-left="0.0882in" fo:margin-right="0.3492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08" style:family="paragraph" style:parent-style-name="Standard" style:master-page-name="">
      <style:paragraph-properties fo:margin-left="0.0902in" fo:margin-right="0.1957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09" style:family="paragraph" style:parent-style-name="Standard" style:master-page-name="">
      <style:paragraph-properties fo:margin-left="0.4165in" fo:margin-right="0.1472in" fo:line-height="100%" fo:text-align="center" style:justify-single-word="false" fo:text-indent="-0.0138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10" style:family="paragraph" style:parent-style-name="Standard" style:master-page-name="">
      <style:paragraph-properties fo:margin-left="0.4165in" fo:margin-right="0.1472in" fo:line-height="100%" fo:text-align="center" style:justify-single-word="false" fo:text-indent="-0.0138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11" style:family="paragraph" style:parent-style-name="Standard" style:master-page-name="">
      <style:paragraph-properties fo:margin-left="0.222in" fo:margin-right="0.1543in" fo:line-height="100%" fo:text-align="center" style:justify-single-word="false" fo:text-indent="-0.0138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12" style:family="paragraph" style:parent-style-name="Standard" style:master-page-name="">
      <style:paragraph-properties fo:margin-left="0.098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bold" fo:background-color="transparent" style:font-name-asian="Times New Roman1" style:font-size-asian="12pt" style:font-style-asian="normal" style:font-weight-asian="bold" style:font-name-complex="Times New Roman2" style:font-size-complex="12pt" style:font-style-complex="normal" style:font-weight-complex="bold"/>
    </style:style>
    <style:style style:name="P713" style:family="paragraph" style:parent-style-name="Standard">
      <style:paragraph-properties fo:margin-left="0.1984in" fo:margin-right="0.1909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etter-spacing="normal"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714" style:family="paragraph" style:parent-style-name="Standard" style:master-page-name="">
      <style:paragraph-properties fo:margin-left="0.1984in" fo:margin-right="0.1909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etter-spacing="normal"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715" style:family="paragraph" style:parent-style-name="Standard">
      <style:paragraph-properties fo:margin-left="0.1047in" fo:margin-right="0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etter-spacing="normal"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716" style:family="paragraph" style:parent-style-name="Standard" style:master-page-name="">
      <style:paragraph-properties fo:margin-left="0in" fo:margin-right="0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1pt" fo:language="fr" fo:country="FR" fo:font-style="normal" style:text-underline-style="none" fo:font-weight="normal" fo:background-color="transparent" style:font-name-asian="Times New Roman1" style:font-size-asian="11pt" style:font-style-asian="normal" style:font-weight-asian="normal" style:font-name-complex="Times New Roman2"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2" style:font-weight-complex="bold"/>
    </style:style>
    <style:style style:name="T3" style:family="text">
      <style:text-properties fo:font-weight="bold" style:font-weight-asian="bold" style:font-name-complex="Ganapathy" style:font-weight-complex="bold"/>
    </style:style>
    <style:style style:name="T4" style:family="text">
      <style:text-properties fo:color="#000000" loext:opacity="100%"/>
    </style:style>
    <style:style style:name="T5" style:family="text">
      <style:text-properties fo:color="#000000" loext:opacity="100%" style:text-position="0% 100%" fo:language="fr" fo:country="FR" fo:font-style="normal" style:text-underline-style="solid" style:text-underline-width="auto" style:text-underline-color="font-color" fo:font-weight="bold" style:font-name-asian="Times New Roman3" style:font-style-asian="normal" style:font-weight-asian="bold" style:font-style-complex="normal" style:font-weight-complex="bold"/>
    </style:style>
    <style:style style:name="T6" style:family="text">
      <style:text-properties fo:color="#000000" loext:opacity="100%" style:text-position="0% 100%" fo:language="fr" fo:country="FR" fo:font-style="normal" style:text-underline-style="solid" style:text-underline-width="auto" style:text-underline-color="font-color" fo:font-weight="normal" style:font-name-asian="Times New Roman3" style:font-style-asian="normal" style:font-weight-asian="normal" style:font-style-complex="normal" style:font-weight-complex="normal"/>
    </style:style>
    <style:style style:name="T7" style:family="text">
      <style:text-properties fo:color="#000000" loext:opacity="100%" style:text-position="0% 100%" fo:language="fr" fo:country="FR" fo:font-style="normal" style:text-underline-style="solid" style:text-underline-width="auto" style:text-underline-color="font-color" fo:background-color="transparent" loext:char-shading-value="0" style:font-name-asian="Times New Roman1" style:font-style-asian="normal" style:font-style-complex="normal"/>
    </style:style>
    <style:style style:name="T8" style:family="text">
      <style:text-properties fo:color="#000000" loext:opacity="100%" style:text-position="0% 100%" fo:language="fr" fo:country="FR" fo:font-style="normal" style:text-underline-style="solid" style:text-underline-width="auto" style:text-underline-color="font-color" fo:background-color="transparent" loext:char-shading-value="0" style:font-name-asian="Times New Roman1" style:font-style-asian="normal" style:language-complex="sa" style:country-complex="IN" style:font-style-complex="normal"/>
    </style:style>
    <style:style style:name="T9" style:family="text">
      <style:text-properties fo:color="#000000" loext:opacity="100%" style:text-position="0% 100%" fo:language="fr" fo:country="FR" fo:font-style="normal" style:text-underline-style="none" fo:font-weight="normal" fo:background-color="transparent" loext:char-shading-value="0" style:font-name-asian="Times New Roman1" style:font-style-asian="normal" style:font-weight-asian="normal" style:font-name-complex="Ganapathy" style:font-style-complex="normal" style:font-weight-complex="normal"/>
    </style:style>
    <style:style style:name="T10" style:family="text">
      <style:text-properties fo:color="#000000" loext:opacity="100%" style:text-position="0% 100%" fo:language="fr" fo:country="FR" fo:font-style="normal" style:text-underline-style="none" fo:font-weight="normal" fo:background-color="transparent" loext:char-shading-value="0" style:font-name-asian="Times New Roman1" style:font-style-asian="normal" style:font-weight-asian="normal" style:font-name-complex="Times New Roman2" style:language-complex="sa" style:country-complex="IN" style:font-style-complex="normal" style:font-weight-complex="normal"/>
    </style:style>
    <style:style style:name="T11" style:family="text">
      <style:text-properties fo:color="#000000" loext:opacity="100%" style:text-position="0% 100%" fo:language="fr" fo:country="FR" fo:font-style="normal" style:text-underline-style="none" fo:font-weight="normal" fo:background-color="transparent" loext:char-shading-value="0" style:font-name-asian="Times New Roman1" style:font-style-asian="normal" style:font-weight-asian="normal" style:language-complex="sa" style:country-complex="IN" style:font-style-complex="normal" style:font-weight-complex="normal"/>
    </style:style>
    <style:style style:name="T12" style:family="text">
      <style:text-properties fo:color="#000000" loext:opacity="100%" style:text-position="0% 100%" fo:language="fr" fo:country="FR" fo:font-style="normal" style:text-underline-style="none" fo:font-weight="normal" fo:background-color="transparent" loext:char-shading-value="0" style:font-name-asian="Helvetica" style:font-style-asian="normal" style:font-weight-asian="normal" style:font-name-complex="Times New Roman2" style:language-complex="sa" style:country-complex="IN" style:font-style-complex="normal" style:font-weight-complex="normal"/>
    </style:style>
    <style:style style:name="T13" style:family="text">
      <style:text-properties fo:color="#000000" loext:opacity="100%" style:text-position="0% 100%" fo:language="fr" fo:country="FR" fo:font-style="normal" style:text-underline-style="none" fo:font-weight="normal" fo:background-color="transparent" loext:char-shading-value="0" style:font-name-asian="TimesNewRomanPSMT" style:font-style-asian="normal" style:font-weight-asian="normal" style:language-complex="sa" style:country-complex="IN" style:font-style-complex="normal" style:font-weight-complex="normal"/>
    </style:style>
    <style:style style:name="T14" style:family="text">
      <style:text-properties fo:color="#000000" loext:opacity="100%" style:text-position="0% 100%" fo:language="fr" fo:country="FR" fo:font-style="normal" style:text-underline-style="none" fo:font-weight="normal" fo:background-color="transparent" loext:char-shading-value="0" style:font-name-asian="SimSun" style:font-style-asian="normal" style:font-weight-asian="normal" style:language-complex="sa" style:country-complex="IN" style:font-style-complex="normal" style:font-weight-complex="normal"/>
    </style:style>
    <style:style style:name="T15" style:family="text">
      <style:text-properties fo:color="#000000" loext:opacity="100%" style:text-position="0% 100%" fo:language="fr" fo:country="FR" fo:font-style="normal" style:text-underline-style="none" fo:font-weight="normal" style:font-name-asian="TimesNewRomanPSMT1" style:font-style-asian="normal" style:font-weight-asian="normal" style:font-name-complex="Times New Roman3" style:language-complex="sa" style:country-complex="IN" style:font-style-complex="normal" style:font-weight-complex="normal"/>
    </style:style>
    <style:style style:name="T16"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style-complex="normal"/>
    </style:style>
    <style:style style:name="T17"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name-complex="Times New Roman2" style:language-complex="sa" style:country-complex="IN" style:font-style-complex="normal"/>
    </style:style>
    <style:style style:name="T18" style:family="text">
      <style:text-properties fo:color="#000000" loext:opacity="100%" style:text-position="0% 100%" fo:language="fr" fo:country="FR" fo:font-style="normal" style:text-underline-style="none" fo:background-color="transparent" loext:char-shading-value="0" style:font-name-asian="Times New Roman1" style:font-style-asian="normal" style:language-complex="sa" style:country-complex="IN" style:font-style-complex="normal"/>
    </style:style>
    <style:style style:name="T19"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name-complex="Ganapathy" style:language-complex="sa" style:country-complex="IN" style:font-style-complex="normal"/>
    </style:style>
    <style:style style:name="T20"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name-complex="Ganapathy" style:font-style-complex="normal"/>
    </style:style>
    <style:style style:name="T21" style:family="text">
      <style:text-properties fo:color="#000000" loext:opacity="100%" style:text-position="0% 100%" fo:language="fr" fo:country="FR" fo:font-style="normal" style:text-underline-style="none" fo:font-weight="bold" fo:background-color="transparent" loext:char-shading-value="0" style:font-name-asian="Times New Roman1" style:font-style-asian="normal" style:font-weight-asian="bold" style:font-style-complex="normal" style:font-weight-complex="bold"/>
    </style:style>
    <style:style style:name="T22" style:family="text">
      <style:text-properties fo:color="#000000" loext:opacity="100%" style:text-position="0% 100%" fo:language="fr" fo:country="FR" fo:font-style="normal" style:text-underline-style="none" fo:font-weight="bold" fo:background-color="transparent" loext:char-shading-value="0" style:font-name-asian="Times New Roman1" style:font-style-asian="normal" style:font-weight-asian="bold" style:font-name-complex="Times New Roman2" style:language-complex="sa" style:country-complex="IN" style:font-style-complex="normal" style:font-weight-complex="bold"/>
    </style:style>
    <style:style style:name="T23" style:family="text">
      <style:text-properties fo:color="#000000" loext:opacity="100%" style:text-position="0% 100%" fo:language="fr" fo:country="FR" fo:font-style="normal" style:text-underline-style="none" fo:font-weight="bold" fo:background-color="transparent" loext:char-shading-value="0" style:font-name-asian="Times New Roman1" style:font-style-asian="normal" style:font-weight-asian="bold" style:language-complex="sa" style:country-complex="IN" style:font-style-complex="normal" style:font-weight-complex="bold"/>
    </style:style>
    <style:style style:name="T24" style:family="text">
      <style:text-properties fo:color="#000000" loext:opacity="100%" style:text-position="0% 100%" fo:language="fr" fo:country="FR" fo:font-style="normal" style:text-underline-style="none" fo:font-weight="bold" fo:background-color="transparent" loext:char-shading-value="0" style:font-name-asian="Helvetica" style:font-style-asian="normal" style:font-weight-asian="bold" style:font-name-complex="Times New Roman2" style:language-complex="sa" style:country-complex="IN" style:font-style-complex="normal" style:font-weight-complex="bold"/>
    </style:style>
    <style:style style:name="T25" style:family="text">
      <style:text-properties fo:color="#000000" loext:opacity="100%" style:text-position="0% 100%" fo:language="fr" fo:country="FR" fo:font-style="normal" style:text-underline-style="none" fo:font-weight="bold" fo:background-color="transparent" loext:char-shading-value="0" style:font-name-asian="TimesNewRomanPSMT" style:font-style-asian="normal" style:font-weight-asian="bold" style:language-complex="sa" style:country-complex="IN" style:font-style-complex="normal" style:font-weight-complex="bold"/>
    </style:style>
    <style:style style:name="T26" style:family="text">
      <style:text-properties fo:color="#000000" loext:opacity="100%" style:text-position="0% 100%" fo:language="fr" fo:country="FR" fo:font-style="normal" style:text-underline-style="none" fo:font-weight="bold" style:font-name-asian="Times New Roman3" style:font-style-asian="normal" style:font-weight-asian="bold" style:font-style-complex="normal" style:font-weight-complex="bold"/>
    </style:style>
    <style:style style:name="T27" style:family="text">
      <style:text-properties fo:color="#000000" loext:opacity="100%" style:text-position="0% 100%" fo:language="fr" fo:country="FR" fo:font-style="normal" style:text-underline-style="none" style:font-name-asian="Times New Roman3" style:font-style-asian="normal" style:font-style-complex="normal"/>
    </style:style>
    <style:style style:name="T28" style:family="text">
      <style:text-properties fo:color="#000000" loext:opacity="100%" style:text-position="0% 100%" fo:language="fr" fo:country="FR" fo:font-style="normal" fo:font-weight="normal" style:font-name-asian="Times New Roman3" style:font-style-asian="normal" style:font-weight-asian="normal" style:font-style-complex="normal" style:font-weight-complex="normal"/>
    </style:style>
    <style:style style:name="T29" style:family="text">
      <style:text-properties fo:color="#000000" loext:opacity="100%" style:text-position="0% 100%" fo:language="fr" fo:country="FR" fo:font-style="normal" fo:font-weight="normal" style:font-name-asian="Times New Roman3" style:font-style-asian="normal" style:font-weight-asian="normal" style:font-name-complex="Times New Roman3" style:font-style-complex="normal" style:font-weight-complex="normal"/>
    </style:style>
    <style:style style:name="T30" style:family="text">
      <style:text-properties fo:color="#000000" loext:opacity="100%" style:text-position="0% 100%" fo:language="fr" fo:country="FR" fo:font-style="normal" fo:font-weight="normal" style:font-name-asian="Times New Roman3" style:font-style-asian="normal" style:font-weight-asian="normal" style:font-name-complex="Times New Roman3" style:language-complex="sa" style:country-complex="IN" style:font-style-complex="normal" style:font-weight-complex="normal"/>
    </style:style>
    <style:style style:name="T31" style:family="text">
      <style:text-properties fo:color="#000000" loext:opacity="100%" style:text-position="0% 100%" fo:language="fr" fo:country="FR" fo:font-style="italic" style:text-underline-style="solid" style:text-underline-width="auto" style:text-underline-color="font-color" fo:font-weight="normal" style:font-name-asian="Times New Roman3" style:font-style-asian="italic" style:font-weight-asian="normal" style:font-style-complex="italic" style:font-weight-complex="normal"/>
    </style:style>
    <style:style style:name="T32" style:family="text">
      <style:text-properties fo:color="#000000" loext:opacity="100%" style:text-position="0% 100%" fo:language="fr" fo:country="FR" fo:font-style="italic" style:text-underline-style="none" fo:font-weight="normal" fo:background-color="transparent" loext:char-shading-value="0" style:font-name-asian="Times New Roman1" style:font-style-asian="italic" style:font-weight-asian="normal" style:font-name-complex="Ganapathy" style:font-style-complex="italic" style:font-weight-complex="normal"/>
    </style:style>
    <style:style style:name="T33" style:family="text">
      <style:text-properties fo:color="#000000" loext:opacity="100%" style:text-position="0% 100%" fo:language="fr" fo:country="FR" fo:font-style="italic" style:text-underline-style="none" fo:font-weight="normal" fo:background-color="transparent" loext:char-shading-value="0" style:font-name-asian="Times New Roman1" style:font-style-asian="italic" style:font-weight-asian="normal" style:font-name-complex="Times New Roman2" style:font-style-complex="italic" style:font-weight-complex="normal"/>
    </style:style>
    <style:style style:name="T34" style:family="text">
      <style:text-properties fo:color="#000000" loext:opacity="100%" style:text-position="0% 100%" fo:language="fr" fo:country="FR" fo:font-style="italic" style:text-underline-style="none" fo:font-weight="normal" fo:background-color="transparent" loext:char-shading-value="0" style:font-name-asian="Times New Roman1" style:font-style-asian="italic" style:font-weight-asian="normal" style:language-complex="sa" style:country-complex="IN" style:font-style-complex="italic" style:font-weight-complex="normal"/>
    </style:style>
    <style:style style:name="T35" style:family="text">
      <style:text-properties fo:color="#000000" loext:opacity="100%" style:text-position="0% 100%" fo:language="fr" fo:country="FR" fo:font-style="italic" style:text-underline-style="none" fo:font-weight="bold" fo:background-color="transparent" loext:char-shading-value="0" style:font-name-asian="Times New Roman1" style:font-style-asian="italic" style:font-weight-asian="bold" style:language-complex="sa" style:country-complex="IN" style:font-style-complex="italic" style:font-weight-complex="bold"/>
    </style:style>
    <style:style style:name="T36" style:family="text">
      <style:text-properties fo:color="#000000" loext:opacity="100%" style:text-position="0% 100%" fo:language="fr" fo:country="FR" fo:font-style="italic" style:text-underline-style="none" fo:font-weight="bold" fo:background-color="transparent" loext:char-shading-value="0" style:font-name-asian="Times New Roman1" style:font-style-asian="italic" style:font-weight-asian="bold" style:font-name-complex="Times New Roman2" style:language-complex="sa" style:country-complex="IN" style:font-style-complex="italic" style:font-weight-complex="bold"/>
    </style:style>
    <style:style style:name="T37" style:family="text">
      <style:text-properties fo:color="#000000" loext:opacity="100%" style:text-position="0% 100%" fo:language="fr" fo:country="FR" fo:font-style="italic" style:text-underline-style="none" fo:font-weight="bold" fo:background-color="transparent" loext:char-shading-value="0" style:font-name-asian="Times New Roman1" style:font-style-asian="italic" style:font-weight-asian="bold" style:font-style-complex="italic" style:font-weight-complex="bold"/>
    </style:style>
    <style:style style:name="T38" style:family="text">
      <style:text-properties fo:color="#000000" loext:opacity="100%" style:text-position="0% 100%" fo:language="fr" fo:country="FR" fo:font-style="italic" style:text-underline-style="none" fo:font-weight="bold" fo:background-color="transparent" loext:char-shading-value="0" style:font-name-asian="TimesNewRomanPSMT" style:font-style-asian="italic" style:font-weight-asian="bold" style:language-complex="sa" style:country-complex="IN" style:font-style-complex="italic" style:font-weight-complex="bold"/>
    </style:style>
    <style:style style:name="T39" style:family="text">
      <style:text-properties fo:color="#000000" loext:opacity="100%" style:text-position="0% 100%" fo:language="fr" fo:country="FR" fo:font-style="italic" style:text-underline-style="none" fo:font-weight="bold" style:font-name-asian="Times New Roman3" style:font-style-asian="italic" style:font-weight-asian="bold" style:font-style-complex="italic" style:font-weight-complex="bold"/>
    </style:style>
    <style:style style:name="T40" style:family="text">
      <style:text-properties fo:color="#000000" loext:opacity="100%" style:text-position="0% 100%" fo:language="fr" fo:country="FR" fo:font-style="italic" style:text-underline-style="none" fo:background-color="transparent" loext:char-shading-value="0" style:font-name-asian="Times New Roman1" style:font-style-asian="italic" style:font-style-complex="italic"/>
    </style:style>
    <style:style style:name="T41" style:family="text">
      <style:text-properties fo:color="#000000" loext:opacity="100%" style:text-position="0% 100%" fo:language="fr" fo:country="FR" fo:font-style="italic" fo:font-weight="normal" style:font-name-asian="Times New Roman3" style:font-style-asian="italic" style:font-weight-asian="normal" style:font-style-complex="italic" style:font-weight-complex="normal"/>
    </style:style>
    <style:style style:name="T42" style:family="text">
      <style:text-properties fo:color="#000000" loext:opacity="100%" style:text-position="0% 100%" fo:language="fr" fo:country="FR" fo:font-style="italic" fo:font-weight="normal" style:font-name-asian="Times New Roman3" style:font-style-asian="italic" style:font-weight-asian="normal" style:font-name-complex="Times New Roman3" style:font-style-complex="italic" style:font-weight-complex="normal"/>
    </style:style>
    <style:style style:name="T43" style:family="text">
      <style:text-properties fo:color="#000000" loext:opacity="100%" style:text-position="0% 100%" fo:language="fr" fo:country="FR" fo:font-style="italic" fo:font-weight="normal" style:font-name-asian="Times New Roman3" style:font-style-asian="italic" style:font-weight-asian="normal" style:font-name-complex="Times New Roman3" style:language-complex="sa" style:country-complex="IN" style:font-style-complex="italic" style:font-weight-complex="normal"/>
    </style:style>
    <style:style style:name="T44" style:family="text">
      <style:text-properties fo:color="#000000" loext:opacity="100%" style:text-position="0% 100%"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2" style:font-size-complex="11pt" style:font-style-complex="normal" style:font-weight-complex="normal"/>
    </style:style>
    <style:style style:name="T45" style:family="text">
      <style:text-properties fo:color="#000000" loext:opacity="100%" style:text-position="0% 100%" fo:font-size="11pt" fo:language="fr" fo:country="FR" fo:font-style="normal" style:text-underline-style="none" fo:background-color="transparent" loext:char-shading-value="0" style:font-name-asian="Times New Roman1" style:font-size-asian="11pt" style:font-style-asian="normal" style:font-name-complex="Times New Roman2" style:font-size-complex="11pt" style:font-style-complex="normal"/>
    </style:style>
    <style:style style:name="T46" style:family="text">
      <style:text-properties fo:color="#000000" loext:opacity="100%" style:text-position="0% 100%" fo:font-size="11pt" fo:language="fr" fo:country="FR" fo:font-style="italic" style:text-underline-style="solid" style:text-underline-width="auto" style:text-underline-color="font-color" fo:font-weight="normal" style:font-name-asian="Times New Roman3" style:font-size-asian="11pt" style:font-style-asian="italic" style:font-weight-asian="normal" style:font-name-complex="Times New Roman2" style:font-size-complex="11pt" style:font-style-complex="italic" style:font-weight-complex="normal"/>
    </style:style>
    <style:style style:name="T47"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Times New Roman2" style:font-size-complex="10pt" style:font-style-complex="normal" style:font-weight-complex="normal"/>
    </style:style>
    <style:style style:name="T48"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49"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Ganapathy" style:font-size-complex="10pt" style:font-style-complex="normal" style:font-weight-complex="normal"/>
    </style:style>
    <style:style style:name="T50"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Ganapathy" style:font-size-complex="10pt" style:language-complex="sa" style:country-complex="IN" style:font-style-complex="normal" style:font-weight-complex="normal"/>
    </style:style>
    <style:style style:name="T51"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NewRomanPSMT" style:font-size-asian="10pt" style:font-style-asian="normal" style:font-weight-asian="normal" style:font-name-complex="Ganapathy" style:font-size-complex="10pt" style:language-complex="sa" style:country-complex="IN" style:font-style-complex="normal" style:font-weight-complex="normal"/>
    </style:style>
    <style:style style:name="T52" style:family="text">
      <style:text-properties fo:color="#000000" loext:opacity="100%" style:text-position="0% 100%" style:font-name="Times New Roman2" fo:font-size="10pt" fo:language="fr" fo:country="FR" fo:font-style="normal" style:text-underline-style="none" fo:font-weight="bold" fo:background-color="transparent" loext:char-shading-value="0" style:font-name-asian="Times New Roman1" style:font-size-asian="10pt" style:font-style-asian="normal" style:font-weight-asian="bold" style:font-name-complex="Times New Roman2" style:font-size-complex="10pt" style:font-style-complex="normal" style:font-weight-complex="bold"/>
    </style:style>
    <style:style style:name="T53"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Ganapathy" style:font-size-complex="10pt" style:font-style-complex="italic" style:font-weight-complex="normal"/>
    </style:style>
    <style:style style:name="T54"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Ganapathy" style:font-size-complex="10pt" style:language-complex="sa" style:country-complex="IN" style:font-style-complex="italic" style:font-weight-complex="normal"/>
    </style:style>
    <style:style style:name="T55"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Times New Roman2" style:font-size-complex="10pt" style:font-style-complex="italic" style:font-weight-complex="normal"/>
    </style:style>
    <style:style style:name="T56"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Times New Roman2" style:font-size-complex="10pt" style:language-complex="sa" style:country-complex="IN" style:font-style-complex="italic" style:font-weight-complex="normal"/>
    </style:style>
    <style:style style:name="T57"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Times New Roman1" style:font-size-complex="10pt" style:font-style-complex="italic" style:font-weight-complex="normal"/>
    </style:style>
    <style:style style:name="T58" style:family="text">
      <style:text-properties fo:color="#000000" loext:opacity="100%" style:text-position="0% 100%" style:font-name="Times New Roman2" fo:font-size="10pt" fo:language="fr" fo:country="FR" style:text-underline-style="none" fo:font-weight="normal" fo:background-color="transparent" loext:char-shading-value="0" style:font-name-asian="Times New Roman1" style:font-size-asian="10pt" style:font-weight-asian="normal" style:font-name-complex="Times New Roman2" style:font-size-complex="10pt" style:font-weight-complex="normal"/>
    </style:style>
    <style:style style:name="T59" style:family="text">
      <style:text-properties fo:color="#000000" loext:opacity="100%" style:text-position="0% 100%" style:font-name="Times New Roman2" fo:language="fr" fo:country="FR" fo:font-style="italic" style:text-underline-style="none" fo:font-weight="normal" fo:background-color="transparent" loext:char-shading-value="0" style:font-name-asian="Times New Roman1" style:font-style-asian="italic" style:font-weight-asian="normal" style:font-name-complex="Times New Roman2" style:font-style-complex="italic" style:font-weight-complex="normal"/>
    </style:style>
    <style:style style:name="T60" style:family="text">
      <style:text-properties fo:color="#000000" loext:opacity="100%" style:text-position="0% 100%" style:font-name="Times New Roman2" fo:language="fr" fo:country="FR" fo:font-style="italic" style:text-underline-style="none" fo:font-weight="normal" fo:background-color="transparent" loext:char-shading-value="0" style:font-name-asian="Times New Roman1" style:font-style-asian="italic" style:font-weight-asian="normal" style:font-name-complex="Ganapathy" style:font-style-complex="italic" style:font-weight-complex="normal"/>
    </style:style>
    <style:style style:name="T61" style:family="text">
      <style:text-properties fo:color="#000000" loext:opacity="100%" style:text-position="0% 100%" style:font-name="Times New Roman2" fo:language="fr" fo:country="FR" fo:font-style="normal" style:text-underline-style="none" fo:font-weight="normal" fo:background-color="transparent" loext:char-shading-value="0" style:font-name-asian="Times New Roman1" style:font-style-asian="normal" style:font-weight-asian="normal" style:font-name-complex="Times New Roman2" style:font-style-complex="normal" style:font-weight-complex="normal"/>
    </style:style>
    <style:style style:name="T62" style:family="text">
      <style:text-properties fo:color="#000000" loext:opacity="100%" style:text-position="0% 100%" style:font-name="Times New Roman2" fo:language="fr" fo:country="FR" fo:font-style="normal" style:text-underline-style="none" fo:font-weight="normal" fo:background-color="transparent" loext:char-shading-value="0" style:font-name-asian="Times New Roman1" style:font-style-asian="normal" style:font-weight-asian="normal" style:font-name-complex="Ganapathy" style:font-style-complex="normal" style:font-weight-complex="normal"/>
    </style:style>
    <style:style style:name="T63" style:family="text">
      <style:text-properties fo:color="#000000" loext:opacity="100%" style:text-position="0% 100%" fo:font-size="12pt" fo:language="fr" fo:country="FR" fo:font-style="normal" style:text-underline-style="solid" style:text-underline-width="auto" style:text-underline-color="font-color" fo:font-weight="bold" style:font-name-asian="Times New Roman3" style:font-size-asian="12pt" style:font-style-asian="normal" style:font-weight-asian="bold" style:font-size-complex="12pt" style:font-style-complex="normal" style:font-weight-complex="bold"/>
    </style:style>
    <style:style style:name="T64" style:family="text">
      <style:text-properties fo:color="#000000" loext:opacity="100%" style:text-position="0% 100%"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size-complex="12pt" style:font-style-complex="normal" style:font-weight-complex="normal"/>
    </style:style>
    <style:style style:name="T65" style:family="text">
      <style:text-properties fo:color="#000000" loext:opacity="100%" style:text-position="0% 100%"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T66" style:family="text">
      <style:text-properties fo:color="#000000" loext:opacity="100%" style:text-position="0% 100%" fo:font-size="12pt" fo:language="fr" fo:country="FR"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size-complex="12pt" style:font-style-complex="normal" style:font-weight-complex="normal"/>
    </style:style>
    <style:style style:name="T67" style:family="text">
      <style:text-properties fo:color="#000000" loext:opacity="100%" style:text-position="0% 100%" fo:font-size="12pt" fo:language="fr" fo:country="FR"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68" style:family="text">
      <style:text-properties fo:color="#000000" loext:opacity="100%" style:text-position="0% 100%" fo:font-size="12pt" fo:language="fr" fo:country="FR" fo:font-style="normal" style:text-underline-style="solid" style:text-underline-width="auto" style:text-underline-color="font-color" fo:background-color="transparent" loext:char-shading-value="0" style:font-name-asian="Times New Roman1" style:font-size-asian="12pt" style:font-style-asian="normal" style:font-size-complex="12pt" style:font-style-complex="normal"/>
    </style:style>
    <style:style style:name="T69" style:family="text">
      <style:text-properties fo:color="#000000" loext:opacity="100%" style:text-position="0% 100%" fo:font-size="12pt" fo:language="fr" fo:country="FR" fo:font-style="normal" style:text-underline-style="none" fo:background-color="transparent" loext:char-shading-value="0" style:font-name-asian="Times New Roman1" style:font-size-asian="12pt" style:font-style-asian="normal" style:font-size-complex="12pt" style:font-style-complex="normal"/>
    </style:style>
    <style:style style:name="T70" style:family="text">
      <style:text-properties fo:color="#000000" loext:opacity="100%" style:text-position="0% 100%" fo:font-size="12pt" fo:language="fr" fo:country="FR" fo:font-style="normal" style:text-underline-style="none" fo:background-color="transparent" loext:char-shading-value="0" style:font-name-asian="Times New Roman1" style:font-size-asian="12pt" style:font-style-asian="normal" style:font-size-complex="12pt" style:language-complex="sa" style:country-complex="IN" style:font-style-complex="normal"/>
    </style:style>
    <style:style style:name="T71" style:family="text">
      <style:text-properties fo:color="#000000" loext:opacity="100%" style:text-position="0% 100%" fo:font-size="12pt" fo:language="fr" fo:country="FR" fo:font-style="normal" style:text-underline-style="non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72" style:family="text">
      <style:text-properties fo:color="#000000" loext:opacity="100%" style:text-position="0% 100%" fo:font-size="12pt" fo:language="fr" fo:country="FR" fo:font-style="normal" style:text-underline-style="none" fo:background-color="transparent" loext:char-shading-value="0" style:font-name-asian="SimSun" style:font-size-asian="12pt" style:font-style-asian="normal" style:font-size-complex="12pt" style:language-complex="sa" style:country-complex="IN" style:font-style-complex="normal"/>
    </style:style>
    <style:style style:name="T73" style:family="text">
      <style:text-properties fo:color="#000000" loext:opacity="100%" style:text-position="0% 100%" fo:font-size="12pt" fo:language="fr" fo:country="FR" fo:font-style="normal" style:text-underline-style="none" fo:font-weight="bold" fo:background-color="transparent" loext:char-shading-value="0" style:font-name-asian="Times New Roman1" style:font-size-asian="12pt" style:font-style-asian="normal" style:font-weight-asian="bold" style:font-size-complex="12pt" style:font-style-complex="normal" style:font-weight-complex="bold"/>
    </style:style>
    <style:style style:name="T74" style:family="text">
      <style:text-properties fo:color="#000000" loext:opacity="100%" style:text-position="0% 100%" fo:font-size="12pt" fo:language="fr" fo:country="FR" fo:font-style="normal" style:text-underline-style="none" fo:font-weight="bold" fo:background-color="transparent" loext:char-shading-value="0" style:font-name-asian="SimSun" style:font-size-asian="12pt" style:font-style-asian="normal" style:font-weight-asian="bold" style:font-size-complex="12pt" style:language-complex="sa" style:country-complex="IN" style:font-style-complex="normal" style:font-weight-complex="bold"/>
    </style:style>
    <style:style style:name="T75" style:family="text">
      <style:text-properties fo:color="#000000" loext:opacity="100%" style:text-position="0% 100%" fo:font-size="12pt" fo:language="fr" fo:country="FR" fo:font-style="normal" style:text-underline-style="none" fo:font-weight="normal" fo:background-color="transparent" loext:char-shading-value="0" style:font-name-asian="Times New Roman1" style:font-size-asian="12pt" style:font-style-asian="normal" style:font-weight-asian="normal" style:font-size-complex="12pt" style:font-style-complex="normal" style:font-weight-complex="normal"/>
    </style:style>
    <style:style style:name="T76" style:family="text">
      <style:text-properties fo:color="#000000" loext:opacity="100%" style:text-position="0% 100%" fo:font-size="12pt" fo:language="fr" fo:country="FR" fo:font-style="normal" style:text-underline-style="none" fo:font-weight="normal" fo:background-color="transparent" loext:char-shading-value="0" style:font-name-asian="Times New Roman1" style:font-size-asian="12pt" style:font-style-asian="normal" style:font-weight-asian="normal" style:font-size-complex="12pt" style:language-complex="sa" style:country-complex="IN" style:font-style-complex="normal" style:font-weight-complex="normal"/>
    </style:style>
    <style:style style:name="T77" style:family="text">
      <style:text-properties fo:color="#000000" loext:opacity="100%" style:text-position="0% 100%" fo:font-size="12pt" fo:language="fr" fo:country="FR" fo:font-style="normal" fo:font-weight="normal" style:font-name-asian="Times New Roman3" style:font-size-asian="12pt" style:font-style-asian="normal" style:font-weight-asian="normal" style:font-name-complex="Times New Roman3" style:font-size-complex="12pt" style:font-style-complex="normal" style:font-weight-complex="normal"/>
    </style:style>
    <style:style style:name="T78" style:family="text">
      <style:text-properties fo:color="#000000" loext:opacity="100%" style:text-position="0% 100%" fo:font-size="12pt" fo:language="fr" fo:country="FR" fo:font-style="italic" style:text-underline-style="none" fo:font-weight="bold" fo:background-color="transparent" loext:char-shading-value="0" style:font-name-asian="Times New Roman1" style:font-size-asian="12pt" style:font-style-asian="italic" style:font-weight-asian="bold" style:font-size-complex="12pt" style:font-style-complex="italic" style:font-weight-complex="bold"/>
    </style:style>
    <style:style style:name="T79" style:family="text">
      <style:text-properties fo:color="#000000" loext:opacity="100%" style:text-position="0% 100%" fo:font-size="12pt" fo:language="fr" fo:country="FR" fo:font-style="italic" style:text-underline-style="none" fo:font-weight="bold" fo:background-color="transparent" loext:char-shading-value="0" style:font-name-asian="Times New Roman1" style:font-size-asian="12pt" style:font-style-asian="italic" style:font-weight-asian="bold" style:font-size-complex="12pt" style:language-complex="sa" style:country-complex="IN" style:font-style-complex="italic" style:font-weight-complex="bold"/>
    </style:style>
    <style:style style:name="T80" style:family="text">
      <style:text-properties fo:color="#000000" loext:opacity="100%" style:text-position="0% 100%" fo:font-size="12pt" fo:language="fr" fo:country="FR" fo:font-style="italic" style:text-underline-style="none" fo:font-weight="bold" fo:background-color="transparent" loext:char-shading-value="0" style:font-name-asian="SimSun" style:font-size-asian="12pt" style:font-style-asian="italic" style:font-weight-asian="bold" style:font-size-complex="12pt" style:language-complex="sa" style:country-complex="IN" style:font-style-complex="italic" style:font-weight-complex="bold"/>
    </style:style>
    <style:style style:name="T81" style:family="text">
      <style:text-properties fo:color="#000000" loext:opacity="100%" style:text-position="0% 100%" fo:font-size="12pt" fo:language="fr" fo:country="FR" fo:font-style="italic" style:text-underline-style="none" fo:background-color="transparent" loext:char-shading-value="0" style:font-name-asian="Times New Roman1" style:font-size-asian="12pt" style:font-style-asian="italic" style:font-size-complex="12pt" style:font-style-complex="italic"/>
    </style:style>
    <style:style style:name="T82" style:family="text">
      <style:text-properties fo:color="#000000" loext:opacity="100%" style:text-position="0% 100%" fo:font-size="12pt" fo:language="fr" fo:country="FR" fo:font-style="italic" fo:font-weight="normal" style:font-name-asian="Times New Roman3" style:font-size-asian="12pt" style:font-style-asian="italic" style:font-weight-asian="normal" style:font-name-complex="Times New Roman3" style:font-size-complex="12pt" style:font-style-complex="italic" style:font-weight-complex="normal"/>
    </style:style>
    <style:style style:name="T83" style:family="text">
      <style:text-properties fo:color="#000000" loext:opacity="100%" style:text-position="0% 100%" fo:font-size="12pt" fo:font-style="normal" style:text-underline-style="solid" style:text-underline-width="auto" style:text-underline-color="font-color" style:font-name-asian="Times New Roman1" style:font-size-asian="12pt" style:font-style-asian="normal" style:font-size-complex="12pt" style:font-style-complex="normal"/>
    </style:style>
    <style:style style:name="T84" style:family="text">
      <style:text-properties fo:color="#000000" loext:opacity="100%" style:text-position="0% 100%" fo:font-size="10pt" fo:language="fr" fo:country="FR" fo:font-style="normal" style:text-underline-style="none" fo:font-weight="normal" style:font-name-asian="Times New Roman3" style:font-size-asian="10pt" style:font-style-asian="normal" style:font-weight-asian="normal" style:font-name-complex="Times New Roman3" style:font-size-complex="10pt" style:font-style-complex="normal" style:font-weight-complex="normal"/>
    </style:style>
    <style:style style:name="T85" style:family="text">
      <style:text-properties fo:color="#000000" loext:opacity="100%" style:text-position="0% 100%" fo:font-size="10pt" fo:language="fr" fo:country="FR" fo:font-style="normal" style:text-underline-style="none" fo:background-color="transparent" loext:char-shading-value="0" style:font-name-asian="Times New Roman1" style:font-size-asian="10pt" style:font-style-asian="normal" style:font-size-complex="10pt" style:font-style-complex="normal"/>
    </style:style>
    <style:style style:name="T86" style:family="text">
      <style:text-properties fo:color="#000000" loext:opacity="100%" style:text-position="0% 100%" fo:font-size="10pt" fo:language="fr" fo:country="FR" fo:font-style="normal" style:text-underline-style="none" fo:background-color="transparent" loext:char-shading-value="0" style:font-name-asian="Times New Roman1" style:font-size-asian="10pt" style:font-style-asian="normal" style:font-size-complex="10pt" style:language-complex="sa" style:country-complex="IN" style:font-style-complex="normal"/>
    </style:style>
    <style:style style:name="T87" style:family="text">
      <style:text-properties fo:color="#000000" loext:opacity="100%" style:text-position="0% 100%" fo:font-size="10pt" fo:language="fr" fo:country="FR" fo:font-style="italic" style:text-underline-style="none" fo:font-weight="normal" style:font-name-asian="Times New Roman3" style:font-size-asian="10pt" style:font-style-asian="italic" style:font-weight-asian="normal" style:font-name-complex="Times New Roman3" style:font-size-complex="10pt" style:font-style-complex="italic" style:font-weight-complex="normal"/>
    </style:style>
    <style:style style:name="T88" style:family="text">
      <style:text-properties fo:color="#000000" loext:opacity="100%" style:text-position="0% 100%" fo:language="en" fo:country="IN" fo:font-style="normal" style:text-underline-style="none" fo:font-weight="normal" fo:background-color="transparent" loext:char-shading-value="0" style:font-name-asian="Times New Roman1" style:font-style-asian="normal" style:font-weight-asian="normal" style:language-complex="sa" style:country-complex="IN" style:font-style-complex="normal" style:font-weight-complex="normal"/>
    </style:style>
    <style:style style:name="T89" style:family="text">
      <style:text-properties fo:color="#000000" loext:opacity="100%" style:text-position="sub 58%" fo:language="fr" fo:country="FR" fo:font-style="normal" style:text-underline-style="solid" style:text-underline-width="auto" style:text-underline-color="font-color" fo:font-weight="normal" style:font-name-asian="Times New Roman3" style:font-style-asian="normal" style:font-weight-asian="normal" style:font-style-complex="normal" style:font-weight-complex="normal"/>
    </style:style>
    <style:style style:name="T90" style:family="text">
      <style:text-properties fo:color="#000000" loext:opacity="100%" style:text-position="super 58%"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2" style:font-size-complex="11pt" style:font-style-complex="normal" style:font-weight-complex="normal"/>
    </style:style>
    <style:style style:name="T91" style:family="text">
      <style:text-properties fo:color="#000000" loext:opacity="100%" fo:font-style="normal" fo:font-weight="bold" style:font-style-asian="normal" style:font-weight-asian="bold" style:font-name-complex="Times New Roman2" style:font-style-complex="normal" style:font-weight-complex="bold"/>
    </style:style>
    <style:style style:name="T92" style:family="text">
      <style:text-properties fo:color="#000000" loext:opacity="100%" fo:font-style="normal" fo:font-weight="bold" style:font-style-asian="normal" style:font-weight-asian="bold" style:font-name-complex="Ganapathy" style:font-style-complex="normal" style:font-weight-complex="bold"/>
    </style:style>
    <style:style style:name="T93" style:family="text">
      <style:text-properties fo:color="#000000" loext:opacity="100%" fo:font-style="normal" fo:font-weight="bold" style:font-style-asian="normal" style:font-weight-asian="bold" style:font-style-complex="normal" style:font-weight-complex="bold"/>
    </style:style>
    <style:style style:name="T94" style:family="text">
      <style:text-properties fo:color="#000000" loext:opacity="100%" fo:font-style="normal" fo:font-weight="bold" style:font-name-asian="Times New Roman1" style:font-style-asian="normal" style:font-weight-asian="bold" style:font-style-complex="normal" style:font-weight-complex="bold"/>
    </style:style>
    <style:style style:name="T95" style:family="text">
      <style:text-properties fo:color="#000000" loext:opacity="100%" fo:font-style="normal" fo:font-weight="bold" style:font-name-asian="Helvetica" style:font-style-asian="normal" style:font-weight-asian="bold" style:font-name-complex="Times New Roman2" style:font-style-complex="normal" style:font-weight-complex="bold"/>
    </style:style>
    <style:style style:name="T96" style:family="text">
      <style:text-properties fo:color="#000000" loext:opacity="100%" fo:font-style="normal" fo:font-weight="bold" style:font-name-asian="SimSun" style:font-style-asian="normal" style:font-weight-asian="bold" style:font-style-complex="normal" style:font-weight-complex="bold"/>
    </style:style>
    <style:style style:name="T97" style:family="text">
      <style:text-properties fo:color="#000000" loext:opacity="100%" fo:font-style="normal" style:font-style-asian="normal" style:font-name-complex="Times New Roman2" style:font-style-complex="normal"/>
    </style:style>
    <style:style style:name="T98" style:family="text">
      <style:text-properties fo:color="#000000" loext:opacity="100%" fo:font-style="normal" style:font-style-asian="normal" style:font-name-complex="Ganapathy" style:font-style-complex="normal"/>
    </style:style>
    <style:style style:name="T99" style:family="text">
      <style:text-properties fo:color="#000000" loext:opacity="100%" fo:font-style="normal" style:font-style-asian="normal" style:font-style-complex="normal"/>
    </style:style>
    <style:style style:name="T100" style:family="text">
      <style:text-properties fo:color="#000000" loext:opacity="100%" fo:font-style="normal" fo:font-weight="normal" style:font-style-asian="normal" style:font-weight-asian="normal" style:font-name-complex="Times New Roman2" style:font-style-complex="normal" style:font-weight-complex="normal"/>
    </style:style>
    <style:style style:name="T101" style:family="text">
      <style:text-properties fo:color="#000000" loext:opacity="100%" fo:font-style="normal" fo:font-weight="normal" style:font-style-asian="normal" style:font-weight-asian="normal" style:font-name-complex="Ganapathy" style:font-style-complex="normal" style:font-weight-complex="normal"/>
    </style:style>
    <style:style style:name="T102" style:family="text">
      <style:text-properties fo:color="#000000" loext:opacity="100%" fo:font-style="normal" fo:font-weight="normal" style:font-style-asian="normal" style:font-weight-asian="normal" style:font-style-complex="normal" style:font-weight-complex="normal"/>
    </style:style>
    <style:style style:name="T103" style:family="text">
      <style:text-properties fo:color="#000000" loext:opacity="100%" fo:font-style="normal" fo:font-weight="normal" style:font-name-asian="SimSun" style:font-style-asian="normal" style:font-weight-asian="normal" style:font-style-complex="normal" style:font-weight-complex="normal"/>
    </style:style>
    <style:style style:name="T104" style:family="text">
      <style:text-properties fo:color="#000000" loext:opacity="100%" fo:font-style="normal" fo:font-weight="normal" style:font-name-asian="Times New Roman1" style:font-style-asian="normal" style:font-weight-asian="normal" style:font-style-complex="normal" style:font-weight-complex="normal"/>
    </style:style>
    <style:style style:name="T105" style:family="text">
      <style:text-properties fo:color="#000000" loext:opacity="100%" fo:font-style="normal" fo:font-weight="normal" style:font-name-asian="Helvetica" style:font-style-asian="normal" style:font-weight-asian="normal" style:font-name-complex="Times New Roman2" style:font-style-complex="normal" style:font-weight-complex="normal"/>
    </style:style>
    <style:style style:name="T106" style:family="text">
      <style:text-properties fo:color="#000000" loext:opacity="100%" fo:font-style="normal" style:text-underline-style="none" fo:font-weight="normal" style:font-style-asian="normal" style:font-weight-asian="normal" style:font-name-complex="Times New Roman2" style:font-style-complex="normal" style:font-weight-complex="normal"/>
    </style:style>
    <style:style style:name="T107" style:family="text">
      <style:text-properties fo:color="#000000" loext:opacity="100%" fo:font-style="normal" style:text-underline-style="none" fo:font-weight="normal" style:font-style-asian="normal" style:font-weight-asian="normal" style:font-style-complex="normal" style:font-weight-complex="normal"/>
    </style:style>
    <style:style style:name="T108" style:family="text">
      <style:text-properties fo:color="#000000" loext:opacity="100%" fo:font-style="normal" style:text-underline-style="none" fo:font-weight="normal" style:font-name-asian="TimesNewRomanPSMT" style:font-style-asian="normal" style:font-weight-asian="normal" style:font-style-complex="normal" style:font-weight-complex="normal"/>
    </style:style>
    <style:style style:name="T109" style:family="text">
      <style:text-properties fo:color="#000000" loext:opacity="100%" fo:font-style="normal" style:text-underline-style="none" style:font-style-asian="normal" style:font-style-complex="normal"/>
    </style:style>
    <style:style style:name="T110" style:family="text">
      <style:text-properties fo:color="#000000" loext:opacity="100%" fo:font-style="normal" style:text-underline-style="none" fo:font-weight="bold" style:font-style-asian="normal" style:font-weight-asian="bold" style:font-style-complex="normal" style:font-weight-complex="bold"/>
    </style:style>
    <style:style style:name="T111" style:family="text">
      <style:text-properties fo:color="#000000" loext:opacity="100%" fo:font-style="normal" style:text-underline-style="none" fo:font-weight="bold" style:font-name-asian="Times New Roman1" style:font-style-asian="normal" style:font-weight-asian="bold" style:font-style-complex="normal" style:font-weight-complex="bold"/>
    </style:style>
    <style:style style:name="T112" style:family="text">
      <style:text-properties fo:color="#000000" loext:opacity="100%" fo:font-style="normal" style:text-underline-style="none" fo:font-weight="bold" style:font-name-asian="TimesNewRomanPSMT" style:font-style-asian="normal" style:font-weight-asian="bold" style:font-style-complex="normal" style:font-weight-complex="bold"/>
    </style:style>
    <style:style style:name="T113" style:family="text">
      <style:text-properties fo:color="#000000" loext:opacity="100%" fo:font-style="normal" style:text-underline-style="none" style:font-name-asian="Times New Roman1" style:font-style-asian="normal" style:font-style-complex="normal"/>
    </style:style>
    <style:style style:name="T114" style:family="text">
      <style:text-properties fo:color="#000000" loext:opacity="100%" fo:font-style="normal" style:text-underline-style="none" style:font-name-asian="Times New Roman1" style:font-style-asian="normal" style:font-name-complex="Ganapathy" style:font-style-complex="normal"/>
    </style:style>
    <style:style style:name="T115" style:family="text">
      <style:text-properties fo:color="#000000" loext:opacity="100%" fo:font-style="normal" style:text-underline-style="none" style:font-name-asian="TimesNewRomanPSMT" style:font-style-asian="normal" style:font-style-complex="normal"/>
    </style:style>
    <style:style style:name="T116" style:family="text">
      <style:text-properties fo:color="#000000" loext:opacity="100%" fo:font-style="normal" style:font-name-asian="Times New Roman1" style:font-style-asian="normal" style:font-style-complex="normal"/>
    </style:style>
    <style:style style:name="T117" style:family="text">
      <style:text-properties fo:color="#000000" loext:opacity="100%" fo:font-style="normal" style:font-name-asian="Helvetica" style:font-style-asian="normal" style:font-name-complex="Times New Roman2" style:font-style-complex="normal"/>
    </style:style>
    <style:style style:name="T118" style:family="text">
      <style:text-properties fo:color="#000000" loext:opacity="100%" fo:font-style="italic" fo:font-weight="bold" style:font-style-asian="italic" style:font-weight-asian="bold" style:font-name-complex="Times New Roman2" style:font-style-complex="italic" style:font-weight-complex="bold"/>
    </style:style>
    <style:style style:name="T119" style:family="text">
      <style:text-properties fo:color="#000000" loext:opacity="100%" fo:font-style="italic" fo:font-weight="bold" style:font-style-asian="italic" style:font-weight-asian="bold" style:font-style-complex="italic" style:font-weight-complex="bold"/>
    </style:style>
    <style:style style:name="T120" style:family="text">
      <style:text-properties fo:color="#000000" loext:opacity="100%" fo:font-style="italic" fo:font-weight="bold" style:font-style-asian="italic" style:font-weight-asian="bold" style:font-name-complex="Ganapathy" style:font-style-complex="italic" style:font-weight-complex="bold"/>
    </style:style>
    <style:style style:name="T121" style:family="text">
      <style:text-properties fo:color="#000000" loext:opacity="100%" fo:font-style="italic" fo:font-weight="bold" style:font-name-asian="Times New Roman1" style:font-style-asian="italic" style:font-weight-asian="bold" style:font-name-complex="Times New Roman1" style:font-style-complex="italic" style:font-weight-complex="bold"/>
    </style:style>
    <style:style style:name="T122" style:family="text">
      <style:text-properties fo:color="#000000" loext:opacity="100%" fo:font-style="italic" fo:font-weight="bold" style:font-name-asian="Times New Roman1" style:font-style-asian="italic" style:font-weight-asian="bold" style:font-style-complex="italic" style:font-weight-complex="bold"/>
    </style:style>
    <style:style style:name="T123" style:family="text">
      <style:text-properties fo:color="#000000" loext:opacity="100%" fo:font-style="italic" fo:font-weight="bold" style:font-name-asian="SimSun" style:font-style-asian="italic" style:font-weight-asian="bold" style:font-style-complex="italic" style:font-weight-complex="bold"/>
    </style:style>
    <style:style style:name="T124" style:family="text">
      <style:text-properties fo:color="#000000" loext:opacity="100%" fo:font-style="italic" fo:font-weight="bold" style:font-name-asian="Helvetica" style:font-style-asian="italic" style:font-weight-asian="bold" style:font-name-complex="Times New Roman2" style:font-style-complex="italic" style:font-weight-complex="bold"/>
    </style:style>
    <style:style style:name="T125" style:family="text">
      <style:text-properties fo:color="#000000" loext:opacity="100%" fo:font-style="italic" fo:font-weight="normal" style:font-style-asian="italic" style:font-weight-asian="normal" style:font-name-complex="Times New Roman2" style:font-style-complex="italic" style:font-weight-complex="normal"/>
    </style:style>
    <style:style style:name="T126" style:family="text">
      <style:text-properties fo:color="#000000" loext:opacity="100%" fo:font-style="italic" fo:font-weight="normal" style:font-style-asian="italic" style:font-weight-asian="normal" style:font-name-complex="Ganapathy" style:font-style-complex="italic" style:font-weight-complex="normal"/>
    </style:style>
    <style:style style:name="T127" style:family="text">
      <style:text-properties fo:color="#000000" loext:opacity="100%" fo:font-style="italic" fo:font-weight="normal" style:font-style-asian="italic" style:font-weight-asian="normal" style:font-style-complex="italic" style:font-weight-complex="normal"/>
    </style:style>
    <style:style style:name="T128" style:family="text">
      <style:text-properties fo:color="#000000" loext:opacity="100%" fo:font-style="italic" fo:font-weight="normal" style:font-name-asian="Times New Roman1" style:font-style-asian="italic" style:font-weight-asian="normal" style:font-style-complex="italic" style:font-weight-complex="normal"/>
    </style:style>
    <style:style style:name="T129" style:family="text">
      <style:text-properties fo:color="#000000" loext:opacity="100%" fo:font-style="italic" style:text-underline-style="none" fo:font-weight="normal" style:font-style-asian="italic" style:font-weight-asian="normal" style:font-name-complex="Times New Roman2" style:font-style-complex="italic" style:font-weight-complex="normal"/>
    </style:style>
    <style:style style:name="T130" style:family="text">
      <style:text-properties fo:color="#000000" loext:opacity="100%" fo:font-style="italic" style:text-underline-style="none" style:font-style-asian="italic" style:font-style-complex="italic"/>
    </style:style>
    <style:style style:name="T131" style:family="text">
      <style:text-properties fo:color="#000000" loext:opacity="100%" fo:font-style="italic" style:text-underline-style="none" style:font-name-asian="TimesNewRomanPSMT" style:font-style-asian="italic" style:font-style-complex="italic"/>
    </style:style>
    <style:style style:name="T132" style:family="text">
      <style:text-properties fo:color="#000000" loext:opacity="100%" fo:font-style="italic" style:text-underline-style="none" fo:font-weight="bold" style:font-name-asian="Times New Roman1" style:font-style-asian="italic" style:font-weight-asian="bold" style:font-style-complex="italic" style:font-weight-complex="bold"/>
    </style:style>
    <style:style style:name="T133" style:family="text">
      <style:text-properties fo:color="#000000" loext:opacity="100%" fo:font-style="italic" style:text-underline-style="none" fo:font-weight="bold" style:font-name-asian="TimesNewRomanPSMT" style:font-style-asian="italic" style:font-weight-asian="bold" style:font-style-complex="italic" style:font-weight-complex="bold"/>
    </style:style>
    <style:style style:name="T134" style:family="text">
      <style:text-properties fo:color="#000000" loext:opacity="100%" fo:font-style="italic" style:text-underline-style="none" fo:font-weight="bold" style:font-style-asian="italic" style:font-weight-asian="bold" style:font-style-complex="italic" style:font-weight-complex="bold"/>
    </style:style>
    <style:style style:name="T135" style:family="text">
      <style:text-properties fo:color="#000000" loext:opacity="100%" fo:font-style="italic" style:text-underline-style="none" style:font-name-asian="Times New Roman1" style:font-style-asian="italic" style:font-style-complex="italic"/>
    </style:style>
    <style:style style:name="T136" style:family="text">
      <style:text-properties fo:color="#000000" loext:opacity="100%" fo:font-style="italic" style:font-style-asian="italic" style:font-style-complex="italic"/>
    </style:style>
    <style:style style:name="T137" style:family="text">
      <style:text-properties fo:color="#000000" loext:opacity="100%" fo:font-style="italic" style:font-style-asian="italic" style:font-name-complex="Ganapathy" style:font-style-complex="italic"/>
    </style:style>
    <style:style style:name="T138" style:family="text">
      <style:text-properties fo:color="#000000" loext:opacity="100%" fo:font-style="italic" style:font-style-asian="italic" style:font-name-complex="Times New Roman2" style:font-style-complex="italic"/>
    </style:style>
    <style:style style:name="T139" style:family="text">
      <style:text-properties fo:color="#000000" loext:opacity="100%" fo:font-style="italic" style:font-name-asian="Helvetica" style:font-style-asian="italic" style:font-name-complex="Times New Roman2" style:font-style-complex="italic"/>
    </style:style>
    <style:style style:name="T140" style:family="text">
      <style:text-properties fo:color="#000000" loext:opacity="100%" fo:font-size="12pt" fo:font-style="normal" fo:font-weight="bold" style:font-size-asian="12pt" style:font-style-asian="normal" style:font-weight-asian="bold" style:font-name-complex="Times New Roman2" style:font-size-complex="12pt" style:font-style-complex="normal" style:font-weight-complex="bold"/>
    </style:style>
    <style:style style:name="T141"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42" style:family="text">
      <style:text-properties fo:color="#000000" loext:opacity="100%" fo:font-size="12pt" fo:font-style="normal" fo:font-weight="bold" style:font-size-asian="12pt" style:font-style-asian="normal" style:font-weight-asian="bold" style:font-name-complex="Ganapathy" style:font-size-complex="12pt" style:font-style-complex="normal" style:font-weight-complex="bold"/>
    </style:style>
    <style:style style:name="T143" style:family="text">
      <style:text-properties fo:color="#000000" loext:opacity="100%" fo:font-size="12pt" fo:font-style="normal" fo:font-weight="bold" style:font-name-asian="Times New Roman1" style:font-size-asian="12pt" style:font-style-asian="normal" style:font-weight-asian="bold" style:font-size-complex="12pt" style:font-style-complex="normal" style:font-weight-complex="bold"/>
    </style:style>
    <style:style style:name="T144" style:family="text">
      <style:text-properties fo:color="#000000" loext:opacity="100%" fo:font-size="12pt" fo:font-style="normal" fo:font-weight="bold" style:font-size-asian="10.5pt" style:font-style-asian="normal" style:font-weight-asian="bold" style:font-size-complex="12pt" style:font-style-complex="normal" style:font-weight-complex="bold"/>
    </style:style>
    <style:style style:name="T145" style:family="text">
      <style:text-properties fo:color="#000000" loext:opacity="100%"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146" style:family="text">
      <style:text-properties fo:color="#000000" loext:opacity="100%" fo:font-size="12pt" fo:font-style="normal" style:font-size-asian="12pt" style:font-style-asian="normal" style:font-name-complex="Times New Roman2" style:font-size-complex="12pt" style:font-style-complex="normal"/>
    </style:style>
    <style:style style:name="T147" style:family="text">
      <style:text-properties fo:color="#000000" loext:opacity="100%" fo:font-size="12pt" fo:font-style="normal" style:font-size-asian="12pt" style:font-style-asian="normal" style:font-size-complex="12pt" style:font-style-complex="normal"/>
    </style:style>
    <style:style style:name="T148" style:family="text">
      <style:text-properties fo:color="#000000" loext:opacity="100%" fo:font-size="12pt" fo:font-style="normal" style:font-size-asian="12pt" style:font-style-asian="normal" style:font-name-complex="Ganapathy" style:font-size-complex="12pt" style:font-style-complex="normal"/>
    </style:style>
    <style:style style:name="T149" style:family="text">
      <style:text-properties fo:color="#000000" loext:opacity="100%" fo:font-size="12pt" fo:font-style="normal" style:text-underline-style="none" style:font-size-asian="12pt" style:font-style-asian="normal" style:font-name-complex="Times New Roman2" style:font-size-complex="12pt" style:font-style-complex="normal"/>
    </style:style>
    <style:style style:name="T150" style:family="text">
      <style:text-properties fo:color="#000000" loext:opacity="100%" fo:font-size="12pt" fo:font-style="normal" style:text-underline-style="none" style:font-size-asian="12pt" style:font-style-asian="normal" style:font-size-complex="12pt" style:font-style-complex="normal"/>
    </style:style>
    <style:style style:name="T151" style:family="text">
      <style:text-properties fo:color="#000000" loext:opacity="100%" fo:font-size="12pt" fo:font-style="normal" style:text-underline-style="none" style:font-size-asian="12pt" style:font-style-asian="normal" style:font-name-complex="Ganapathy" style:font-size-complex="12pt" style:font-style-complex="normal"/>
    </style:style>
    <style:style style:name="T152" style:family="text">
      <style:text-properties fo:color="#000000" loext:opacity="100%" fo:font-size="12pt" fo:font-style="normal" style:text-underline-style="none" fo:font-weight="bold" style:font-size-asian="12pt" style:font-style-asian="normal" style:font-weight-asian="bold" style:font-name-complex="Times New Roman2" style:font-size-complex="12pt" style:font-style-complex="normal" style:font-weight-complex="bold"/>
    </style:style>
    <style:style style:name="T153" style:family="text">
      <style:text-properties fo:color="#000000" loext:opacity="100%" fo:font-size="12pt" fo:font-style="normal" style:text-underline-style="none" fo:font-weight="bold" style:font-size-asian="12pt" style:font-style-asian="normal" style:font-weight-asian="bold" style:font-size-complex="12pt" style:font-style-complex="normal" style:font-weight-complex="bold"/>
    </style:style>
    <style:style style:name="T154" style:family="text">
      <style:text-properties fo:color="#000000" loext:opacity="100%" fo:font-size="12pt" fo:font-style="normal" style:text-underline-style="none" fo:font-weight="bold" style:font-name-asian="Times New Roman1" style:font-size-asian="12pt" style:font-style-asian="normal" style:font-weight-asian="bold" style:font-size-complex="12pt" style:font-style-complex="normal" style:font-weight-complex="bold"/>
    </style:style>
    <style:style style:name="T155" style:family="text">
      <style:text-properties fo:color="#000000" loext:opacity="100%" fo:font-size="12pt" fo:font-style="normal" style:text-underline-style="none" style:font-name-asian="Times New Roman1" style:font-size-asian="12pt" style:font-style-asian="normal" style:font-size-complex="12pt" style:font-style-complex="normal"/>
    </style:style>
    <style:style style:name="T156" style:family="text">
      <style:text-properties fo:color="#000000" loext:opacity="100%" fo:font-size="12pt" fo:font-style="normal" style:text-underline-style="none" style:font-name-asian="Times New Roman1" style:font-size-asian="12pt" style:font-style-asian="normal" style:font-name-complex="Times New Roman2" style:font-size-complex="12pt" style:font-style-complex="normal"/>
    </style:style>
    <style:style style:name="T157" style:family="text">
      <style:text-properties fo:color="#000000" loext:opacity="100%" fo:font-size="12pt" fo:font-style="normal" style:font-name-asian="Times New Roman1" style:font-size-asian="12pt" style:font-style-asian="normal" style:font-size-complex="12pt" style:font-style-complex="normal"/>
    </style:style>
    <style:style style:name="T158" style:family="text">
      <style:text-properties fo:color="#000000" loext:opacity="100%" fo:font-size="12pt" fo:font-style="normal" style:font-name-asian="Times New Roman1" style:font-size-asian="12pt" style:font-style-asian="normal" style:font-name-complex="Times New Roman1" style:font-size-complex="12pt" style:font-style-complex="normal"/>
    </style:style>
    <style:style style:name="T159" style:family="text">
      <style:text-properties fo:color="#000000" loext:opacity="100%" fo:font-size="12pt" fo:font-style="normal" style:font-name-asian="Times New Roman1" style:font-size-asian="12pt" style:font-style-asian="normal" style:font-name-complex="Ganapathy" style:font-size-complex="12pt" style:font-style-complex="normal"/>
    </style:style>
    <style:style style:name="T160" style:family="text">
      <style:text-properties fo:color="#000000" loext:opacity="100%" fo:font-size="12pt" fo:font-style="normal" style:font-size-asian="10.5pt" style:font-style-asian="normal" style:font-size-complex="12pt" style:font-style-complex="normal"/>
    </style:style>
    <style:style style:name="T161" style:family="text">
      <style:text-properties fo:color="#000000" loext:opacity="100%" fo:font-size="12pt" fo:font-style="normal" style:text-underline-style="solid" style:text-underline-width="auto" style:text-underline-color="font-color" style:font-name-asian="Times New Roman1" style:font-size-asian="12pt" style:font-style-asian="normal" style:font-size-complex="12pt" style:font-style-complex="normal"/>
    </style:style>
    <style:style style:name="T162" style:family="text">
      <style:text-properties fo:color="#000000" loext:opacity="100%" fo:font-size="12pt" fo:font-style="normal" style:text-underline-style="solid" style:text-underline-width="auto" style:text-underline-color="font-color" style:font-size-asian="12pt" style:font-style-asian="normal" style:font-size-complex="12pt" style:font-style-complex="normal"/>
    </style:style>
    <style:style style:name="T163" style:family="text">
      <style:text-properties fo:color="#000000" loext:opacity="100%" fo:font-size="12pt" fo:font-style="normal" fo:font-weight="normal" style:font-size-asian="12pt" style:font-style-asian="normal" style:font-weight-asian="normal" style:font-name-complex="Ganapathy" style:font-size-complex="12pt" style:font-style-complex="normal" style:font-weight-complex="normal"/>
    </style:style>
    <style:style style:name="T164"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165" style:family="text">
      <style:text-properties fo:color="#000000" loext:opacity="100%" fo:font-size="12pt" fo:font-style="normal" fo:font-weight="normal" style:font-name-asian="Times New Roman1" style:font-size-asian="12pt" style:font-style-asian="normal" style:font-weight-asian="normal" style:font-size-complex="12pt" style:font-style-complex="normal" style:font-weight-complex="normal"/>
    </style:style>
    <style:style style:name="T166" style:family="text">
      <style:text-properties fo:color="#000000" loext:opacity="100%" fo:font-size="12pt" fo:font-style="normal" fo:background-color="transparent" loext:char-shading-value="0" style:font-size-asian="12pt" style:font-style-asian="normal" style:font-size-complex="12pt" style:font-style-complex="normal"/>
    </style:style>
    <style:style style:name="T167" style:family="text">
      <style:text-properties fo:color="#000000" loext:opacity="100%" fo:font-size="12pt" fo:font-style="italic" style:font-size-asian="12pt" style:font-style-asian="italic" style:font-name-complex="Times New Roman2" style:font-size-complex="12pt" style:font-style-complex="italic"/>
    </style:style>
    <style:style style:name="T168" style:family="text">
      <style:text-properties fo:color="#000000" loext:opacity="100%" fo:font-size="12pt" fo:font-style="italic" style:font-size-asian="12pt" style:font-style-asian="italic" style:font-size-complex="12pt" style:font-style-complex="italic"/>
    </style:style>
    <style:style style:name="T169" style:family="text">
      <style:text-properties fo:color="#000000" loext:opacity="100%" fo:font-size="12pt" fo:font-style="italic" style:font-size-asian="12pt" style:font-style-asian="italic" style:font-name-complex="Ganapathy" style:font-size-complex="12pt" style:font-style-complex="italic"/>
    </style:style>
    <style:style style:name="T170" style:family="text">
      <style:text-properties fo:color="#000000" loext:opacity="100%" fo:font-size="12pt" fo:font-style="italic" fo:font-weight="bold" style:font-size-asian="12pt" style:font-style-asian="italic" style:font-weight-asian="bold" style:font-name-complex="Times New Roman2" style:font-size-complex="12pt" style:font-style-complex="italic" style:font-weight-complex="bold"/>
    </style:style>
    <style:style style:name="T171"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172" style:family="text">
      <style:text-properties fo:color="#000000" loext:opacity="100%" fo:font-size="12pt" fo:font-style="italic" fo:font-weight="bold" style:font-size-asian="10.5pt" style:font-style-asian="italic" style:font-weight-asian="bold" style:font-size-complex="12pt" style:font-style-complex="italic" style:font-weight-complex="bold"/>
    </style:style>
    <style:style style:name="T173" style:family="text">
      <style:text-properties fo:color="#000000" loext:opacity="100%" fo:font-size="12pt" fo:font-style="italic" fo:font-weight="bold" style:font-name-asian="Times New Roman1" style:font-size-asian="12pt" style:font-style-asian="italic" style:font-weight-asian="bold" style:font-size-complex="12pt" style:font-style-complex="italic" style:font-weight-complex="bold"/>
    </style:style>
    <style:style style:name="T174" style:family="text">
      <style:text-properties fo:color="#000000" loext:opacity="100%"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175" style:family="text">
      <style:text-properties fo:color="#000000" loext:opacity="100%" fo:font-size="12pt" fo:font-style="italic" style:text-underline-style="none" style:font-size-asian="12pt" style:font-style-asian="italic" style:font-name-complex="Times New Roman2" style:font-size-complex="12pt" style:font-style-complex="italic"/>
    </style:style>
    <style:style style:name="T176" style:family="text">
      <style:text-properties fo:color="#000000" loext:opacity="100%" fo:font-size="12pt" fo:font-style="italic" style:text-underline-style="none" style:font-name-asian="Times New Roman1" style:font-size-asian="12pt" style:font-style-asian="italic" style:font-size-complex="12pt" style:font-style-complex="italic"/>
    </style:style>
    <style:style style:name="T177" style:family="text">
      <style:text-properties fo:color="#000000" loext:opacity="100%" fo:font-size="12pt" fo:font-style="italic" style:text-underline-style="none" fo:font-weight="bold" style:font-size-asian="12pt" style:font-style-asian="italic" style:font-weight-asian="bold" style:font-name-complex="Times New Roman2" style:font-size-complex="12pt" style:font-style-complex="italic" style:font-weight-complex="bold"/>
    </style:style>
    <style:style style:name="T178" style:family="text">
      <style:text-properties fo:color="#000000" loext:opacity="100%" fo:font-size="12pt" fo:font-style="italic" style:text-underline-style="none" fo:font-weight="bold" style:font-size-asian="12pt" style:font-style-asian="italic" style:font-weight-asian="bold" style:font-size-complex="12pt" style:font-style-complex="italic" style:font-weight-complex="bold"/>
    </style:style>
    <style:style style:name="T179" style:family="text">
      <style:text-properties fo:color="#000000" loext:opacity="100%" fo:font-size="12pt" fo:font-style="italic" style:text-underline-style="none" fo:font-weight="bold" style:font-name-asian="Times New Roman1" style:font-size-asian="12pt" style:font-style-asian="italic" style:font-weight-asian="bold" style:font-size-complex="12pt" style:font-style-complex="italic" style:font-weight-complex="bold"/>
    </style:style>
    <style:style style:name="T180" style:family="text">
      <style:text-properties fo:color="#000000" loext:opacity="100%" fo:font-size="12pt" fo:font-style="italic" style:font-name-asian="Times New Roman1" style:font-size-asian="12pt" style:font-style-asian="italic" style:font-size-complex="12pt" style:font-style-complex="italic"/>
    </style:style>
    <style:style style:name="T181" style:family="text">
      <style:text-properties fo:color="#000000" loext:opacity="100%" fo:font-size="12pt" fo:font-style="italic" style:font-size-asian="10.5pt" style:font-style-asian="italic" style:font-size-complex="12pt" style:font-style-complex="italic"/>
    </style:style>
    <style:style style:name="T182" style:family="text">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T183" style:family="text">
      <style:text-properties fo:color="#000000" loext:opacity="100%" fo:font-size="12pt" fo:font-style="italic" fo:font-weight="normal" style:font-name-asian="Times New Roman1" style:font-size-asian="12pt" style:font-style-asian="italic" style:font-weight-asian="normal" style:font-size-complex="12pt" style:font-style-complex="italic" style:font-weight-complex="normal"/>
    </style:style>
    <style:style style:name="T184" style:family="text">
      <style:text-properties fo:color="#000000" loext:opacity="100%" fo:font-size="12pt" fo:font-style="italic" fo:background-color="transparent" loext:char-shading-value="0" style:font-size-asian="12pt" style:font-style-asian="italic" style:font-size-complex="12pt" style:font-style-complex="italic"/>
    </style:style>
    <style:style style:name="T185" style:family="text">
      <style:text-properties fo:color="#000000" loext:opacity="100%" fo:font-size="12pt" fo:language="en" fo:country="IN" fo:font-style="normal" style:text-underline-style="none" style:font-size-asian="12pt" style:font-style-asian="normal" style:font-name-complex="Times New Roman2" style:font-size-complex="12pt" style:font-style-complex="normal"/>
    </style:style>
    <style:style style:name="T186" style:family="text">
      <style:text-properties fo:color="#000000" loext:opacity="100%" fo:font-size="12pt" fo:language="en" fo:country="IN" fo:font-style="normal" fo:font-weight="normal" style:font-name-asian="Times New Roman1" style:font-size-asian="12pt" style:font-style-asian="normal" style:font-weight-asian="normal" style:font-size-complex="12pt" style:font-style-complex="normal" style:font-weight-complex="normal"/>
    </style:style>
    <style:style style:name="T187" style:family="text">
      <style:text-properties fo:color="#000000" loext:opacity="100%" fo:font-size="12pt" fo:language="en" fo:country="IN" fo:font-style="italic" fo:font-weight="normal" style:font-name-asian="Times New Roman1" style:font-size-asian="12pt" style:font-style-asian="italic" style:font-weight-asian="normal" style:font-size-complex="12pt" style:font-style-complex="italic" style:font-weight-complex="normal"/>
    </style:style>
    <style:style style:name="T188" style:family="text">
      <style:text-properties fo:color="#000000" loext:opacity="100%" fo:font-size="12pt" style:font-name-asian="Times New Roman2" style:font-size-asian="12pt" style:font-size-complex="12pt"/>
    </style:style>
    <style:style style:name="T189" style:family="text">
      <style:text-properties fo:color="#000000" loext:opacity="100%" fo:font-size="12pt" style:font-size-asian="12pt" style:font-size-complex="12pt"/>
    </style:style>
    <style:style style:name="T190" style:family="text">
      <style:text-properties fo:color="#000000" loext:opacity="100%" fo:font-size="12pt" fo:font-weight="bold" style:font-size-asian="12pt" style:font-weight-asian="bold" style:font-size-complex="12pt" style:font-weight-complex="bold"/>
    </style:style>
    <style:style style:name="T191" style:family="text">
      <style:text-properties fo:color="#000000" loext:opacity="100%" style:font-name="Times New Roman2" fo:font-size="10pt" fo:font-style="italic" fo:font-weight="normal" style:font-size-asian="10pt" style:font-style-asian="italic" style:font-weight-asian="normal" style:font-name-complex="Times New Roman2" style:font-size-complex="10pt" style:font-style-complex="italic" style:font-weight-complex="normal"/>
    </style:style>
    <style:style style:name="T192" style:family="text">
      <style:text-properties fo:color="#000000" loext:opacity="100%" style:font-name="Times New Roman2" fo:font-size="10pt" fo:font-style="italic" fo:font-weight="normal" style:font-size-asian="10pt" style:font-style-asian="italic" style:font-weight-asian="normal" style:font-name-complex="Ganapathy" style:font-size-complex="10pt" style:font-style-complex="italic" style:font-weight-complex="normal"/>
    </style:style>
    <style:style style:name="T193" style:family="text">
      <style:text-properties fo:color="#000000" loext:opacity="100%" style:font-name="Times New Roman2" fo:font-size="10pt" fo:font-style="italic"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194" style:family="text">
      <style:text-properties fo:color="#000000" loext:opacity="100%" style:font-name="Times New Roman2"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95" style:family="text">
      <style:text-properties fo:color="#000000" loext:opacity="100%" style:font-name="Times New Roman2" fo:font-size="10pt" fo:font-style="italic" fo:font-weight="normal" fo:background-color="transparent" loext:char-shading-value="0" style:font-name-asian="Times New Roman1" style:font-size-asian="10pt" style:font-style-asian="italic" style:font-weight-asian="normal" style:font-name-complex="Times New Roman2" style:font-size-complex="10pt" style:font-style-complex="italic" style:font-weight-complex="normal"/>
    </style:style>
    <style:style style:name="T196" style:family="text">
      <style:text-properties fo:color="#000000" loext:opacity="100%" style:font-name="Times New Roman2" fo:font-size="10pt" fo:font-style="italic" fo:font-weight="normal" fo:background-color="transparent" loext:char-shading-value="0" style:font-size-asian="10pt" style:font-style-asian="italic" style:font-weight-asian="normal" style:font-name-complex="Times New Roman2" style:font-size-complex="10pt" style:font-style-complex="italic" style:font-weight-complex="normal"/>
    </style:style>
    <style:style style:name="T197" style:family="text">
      <style:text-properties fo:color="#000000" loext:opacity="100%" style:font-name="Times New Roman2" fo:font-size="10pt"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198" style:family="text">
      <style:text-properties fo:color="#000000" loext:opacity="100%" style:font-name="Times New Roman2" fo:font-size="10pt" fo:font-style="italic" fo:font-weight="normal" style:font-name-asian="Helvetica" style:font-size-asian="10pt" style:font-style-asian="italic" style:font-weight-asian="normal" style:font-name-complex="Times New Roman2" style:font-size-complex="10pt" style:font-style-complex="italic" style:font-weight-complex="normal"/>
    </style:style>
    <style:style style:name="T199" style:family="text">
      <style:text-properties fo:color="#000000" loext:opacity="100%" style:font-name="Times New Roman2" fo:font-size="10pt" fo:font-style="italic" style:text-underline-style="none" fo:font-weight="normal" style:font-size-asian="10pt" style:font-style-asian="italic" style:font-weight-asian="normal" style:font-name-complex="Times New Roman2" style:font-size-complex="10pt" style:font-style-complex="italic" style:font-weight-complex="normal"/>
    </style:style>
    <style:style style:name="T200" style:family="text">
      <style:text-properties fo:color="#000000" loext:opacity="100%" style:font-name="Times New Roman2" fo:font-size="10pt" fo:font-style="italic" style:text-underline-style="none" fo:font-weight="normal" style:font-size-asian="10pt" style:font-style-asian="italic" style:font-weight-asian="normal" style:font-name-complex="Ganapathy" style:font-size-complex="10pt" style:font-style-complex="italic" style:font-weight-complex="normal"/>
    </style:style>
    <style:style style:name="T201" style:family="text">
      <style:text-properties fo:color="#000000" loext:opacity="100%" style:font-name="Times New Roman2" fo:font-size="10pt" fo:font-style="italic" style:text-underline-style="none"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202" style:family="text">
      <style:text-properties fo:color="#000000" loext:opacity="100%" style:font-name="Times New Roman2" fo:font-size="10pt" fo:font-style="italic" style:text-underline-style="none" fo:font-weight="normal" style:font-name-asian="TimesNewRomanPSMT" style:font-size-asian="10pt" style:font-style-asian="italic" style:font-weight-asian="normal" style:font-name-complex="Times New Roman2" style:font-size-complex="10pt" style:font-style-complex="italic" style:font-weight-complex="normal"/>
    </style:style>
    <style:style style:name="T203" style:family="text">
      <style:text-properties fo:color="#000000" loext:opacity="100%"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T204" style:family="text">
      <style:text-properties fo:color="#000000" loext:opacity="100%" style:font-name="Times New Roman2" fo:font-size="10pt" fo:font-style="normal" fo:font-weight="normal" style:font-size-asian="10pt" style:font-style-asian="normal" style:font-weight-asian="normal" style:font-name-complex="Ganapathy" style:font-size-complex="10pt" style:font-style-complex="normal" style:font-weight-complex="normal"/>
    </style:style>
    <style:style style:name="T205" style:family="text">
      <style:text-properties fo:color="#000000" loext:opacity="100%"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206" style:family="text">
      <style:text-properties fo:color="#000000" loext:opacity="100%" style:font-name="Times New Roman2"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207" style:family="text">
      <style:text-properties fo:color="#000000" loext:opacity="100%" style:font-name="Times New Roman2" fo:font-size="10pt" fo:font-style="normal" fo:font-weight="normal" fo:background-color="transparent" loext:char-shading-value="0" style:font-name-asian="Times New Roman1" style:font-size-asian="10pt" style:font-style-asian="normal" style:font-weight-asian="normal" style:font-name-complex="Times New Roman2" style:font-size-complex="10pt" style:font-style-complex="normal" style:font-weight-complex="normal"/>
    </style:style>
    <style:style style:name="T208" style:family="text">
      <style:text-properties fo:color="#000000" loext:opacity="100%" style:font-name="Times New Roman2" fo:font-size="10pt" fo:font-style="normal" fo:font-weight="normal" fo:background-color="transparent" loext:char-shading-value="0" style:font-size-asian="10pt" style:font-style-asian="normal" style:font-weight-asian="normal" style:font-name-complex="Times New Roman2" style:font-size-complex="10pt" style:font-style-complex="normal" style:font-weight-complex="normal"/>
    </style:style>
    <style:style style:name="T209" style:family="text">
      <style:text-properties fo:color="#000000" loext:opacity="100%" style:font-name="Times New Roman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210" style:family="text">
      <style:text-properties fo:color="#000000" loext:opacity="100%" style:font-name="Times New Roman2" fo:font-size="10pt" fo:font-style="normal" style:text-underline-style="none" fo:font-weight="normal" style:font-size-asian="10pt" style:font-style-asian="normal" style:font-weight-asian="normal" style:font-name-complex="Times New Roman2" style:font-size-complex="10pt" style:font-style-complex="normal" style:font-weight-complex="normal"/>
    </style:style>
    <style:style style:name="T211" style:family="text">
      <style:text-properties fo:color="#000000" loext:opacity="100%" style:font-name="Times New Roman2" fo:font-size="10pt" fo:font-style="normal" style:text-underline-style="none"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212" style:family="text">
      <style:text-properties fo:color="#000000" loext:opacity="100%" style:font-name="Times New Roman2" fo:font-size="10pt" fo:font-style="normal" style:text-underline-style="none" fo:font-weight="normal" style:font-name-asian="TimesNewRomanPSMT" style:font-size-asian="10pt" style:font-style-asian="normal" style:font-weight-asian="normal" style:font-name-complex="Times New Roman2" style:font-size-complex="10pt" style:font-style-complex="normal" style:font-weight-complex="normal"/>
    </style:style>
    <style:style style:name="T213" style:family="text">
      <style:text-properties fo:color="#000000" loext:opacity="100%" style:font-name="Times New Roman2" fo:font-size="10pt" style:text-underline-style="none" fo:font-weight="normal" style:font-size-asian="10pt" style:font-weight-asian="normal" style:font-name-complex="Times New Roman2" style:font-size-complex="10pt" style:font-weight-complex="normal"/>
    </style:style>
    <style:style style:name="T214" style:family="text">
      <style:text-properties fo:color="#000000" loext:opacity="100%" style:font-name="Times New Roman2" fo:font-size="10pt" fo:font-weight="normal" style:font-size-asian="10pt" style:font-weight-asian="normal" style:font-name-complex="Times New Roman2" style:font-size-complex="10pt" style:font-weight-complex="normal"/>
    </style:style>
    <style:style style:name="T215" style:family="text">
      <style:text-properties fo:color="#000000" loext:opacity="100%" style:font-name="Times New Roman2" fo:font-size="10pt" fo:font-weight="normal" style:font-name-asian="Helvetica" style:font-size-asian="10pt" style:font-weight-asian="normal" style:font-name-complex="Times New Roman2" style:font-size-complex="10pt" style:font-weight-complex="normal"/>
    </style:style>
    <style:style style:name="T216" style:family="text">
      <style:text-properties fo:color="#000000" loext:opacity="100%" style:font-name="Times New Roman2" fo:font-size="10pt" fo:language="fr" fo:country="FR" fo:font-style="italic" fo:font-weight="normal" fo:background-color="transparent" loext:char-shading-value="0" style:font-name-asian="Times New Roman1" style:font-size-asian="10pt" style:font-style-asian="italic" style:font-weight-asian="normal" style:font-name-complex="Times New Roman2" style:font-size-complex="10pt" style:font-style-complex="italic" style:font-weight-complex="normal"/>
    </style:style>
    <style:style style:name="T217" style:family="text">
      <style:text-properties fo:color="#000000" loext:opacity="100%" style:font-name="Times New Roman2" fo:font-size="10pt" fo:language="fr" fo:country="FR" fo:font-style="italic"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218" style:family="text">
      <style:text-properties fo:color="#000000" loext:opacity="100%" style:font-name="Times New Roman2" fo:font-size="10pt" fo:language="fr" fo:country="FR" fo:font-style="normal" fo:font-weight="normal" style:font-size-asian="10pt" style:font-style-asian="normal" style:font-weight-asian="normal" style:font-name-complex="Times New Roman2" style:font-size-complex="10pt" style:font-style-complex="normal" style:font-weight-complex="normal"/>
    </style:style>
    <style:style style:name="T219" style:family="text">
      <style:text-properties fo:color="#000000" loext:opacity="100%" style:font-name="Times New Roman2" fo:font-size="10pt" fo:language="fr" fo:country="FR"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220" style:family="text">
      <style:text-properties fo:color="#000000" loext:opacity="100%" style:font-name="Times New Roman2" fo:font-style="italic" fo:font-weight="normal" style:font-style-asian="italic" style:font-weight-asian="normal" style:font-name-complex="Times New Roman2" style:font-style-complex="italic" style:font-weight-complex="normal"/>
    </style:style>
    <style:style style:name="T221" style:family="text">
      <style:text-properties fo:color="#000000" loext:opacity="100%" style:font-name="Times New Roman2" fo:font-style="italic" style:text-underline-style="none" fo:font-weight="normal" style:font-style-asian="italic" style:font-weight-asian="normal" style:font-name-complex="Times New Roman2" style:font-style-complex="italic" style:font-weight-complex="normal"/>
    </style:style>
    <style:style style:name="T222" style:family="text">
      <style:text-properties fo:color="#000000" loext:opacity="100%" style:font-name="Times New Roman2" fo:font-style="normal" fo:font-weight="normal" style:font-style-asian="normal" style:font-weight-asian="normal" style:font-name-complex="Times New Roman2" style:font-style-complex="normal" style:font-weight-complex="normal"/>
    </style:style>
    <style:style style:name="T223" style:family="text">
      <style:text-properties fo:color="#000000" loext:opacity="100%" style:font-name="Times New Roman2" fo:font-style="normal" style:text-underline-style="none" fo:font-weight="normal" style:font-style-asian="normal" style:font-weight-asian="normal" style:font-name-complex="Times New Roman2" style:font-style-complex="normal" style:font-weight-complex="normal"/>
    </style:style>
    <style:style style:name="T224" style:family="text">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T225" style:family="text">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T226" style:family="text">
      <style:text-properties fo:color="#000000" loext:opacity="100%" style:font-name="Times New Roman2" fo:font-size="12pt" fo:language="fr" fo:country="FR" fo:font-style="normal" fo:font-weight="normal" fo:background-color="transparent" loext:char-shading-value="0" style:font-name-asian="Times New Roman1" style:font-size-asian="12pt" style:font-style-asian="normal" style:font-weight-asian="normal" style:font-name-complex="Times New Roman2" style:font-size-complex="12pt" style:font-style-complex="normal" style:font-weight-complex="normal"/>
    </style:style>
    <style:style style:name="T227" style:family="text">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T228" style:family="text">
      <style:text-properties fo:color="#000000" loext:opacity="100%" fo:font-size="10pt" fo:font-style="normal" style:font-size-asian="10pt" style:font-style-asian="normal" style:font-name-complex="Times New Roman2" style:font-size-complex="10pt" style:font-style-complex="normal"/>
    </style:style>
    <style:style style:name="T229" style:family="text">
      <style:text-properties fo:color="#000000" loext:opacity="100%" fo:font-size="10pt" fo:font-style="normal" fo:font-weight="normal" style:font-size-asian="10pt" style:font-style-asian="normal" style:font-weight-asian="normal" style:font-name-complex="Times New Roman2" style:font-size-complex="10pt" style:font-style-complex="normal" style:font-weight-complex="normal"/>
    </style:style>
    <style:style style:name="T230" style:family="text">
      <style:text-properties fo:color="#000000" loext:opacity="100%" fo:font-size="10pt" fo:font-style="normal" fo:font-weight="normal" style:font-size-asian="10pt" style:font-style-asian="normal" style:font-weight-asian="normal" style:font-name-complex="Ganapathy" style:font-size-complex="10pt" style:font-style-complex="normal" style:font-weight-complex="normal"/>
    </style:style>
    <style:style style:name="T231" style:family="text">
      <style:text-properties fo:color="#000000" loext:opacity="100%" fo:font-size="10pt" fo:font-style="normal" style:text-underline-style="none" style:font-size-asian="10pt" style:font-style-asian="normal" style:font-name-complex="Times New Roman2" style:font-size-complex="10pt" style:font-style-complex="normal"/>
    </style:style>
    <style:style style:name="T232" style:family="text">
      <style:text-properties fo:color="#000000" loext:opacity="100%" fo:font-size="10pt" fo:font-style="normal" style:text-underline-style="none" style:font-size-asian="10pt" style:font-style-asian="normal" style:font-size-complex="10pt" style:font-style-complex="normal"/>
    </style:style>
    <style:style style:name="T233" style:family="text">
      <style:text-properties fo:color="#000000" loext:opacity="100%" fo:font-size="10pt" fo:font-style="normal" style:text-underline-style="none" style:font-name-asian="Times New Roman1" style:font-size-asian="10pt" style:font-style-asian="normal" style:font-size-complex="10pt" style:font-style-complex="normal"/>
    </style:style>
    <style:style style:name="T234" style:family="text">
      <style:text-properties fo:color="#000000" loext:opacity="100%" fo:font-size="10pt" fo:font-style="normal" style:font-name-asian="Times New Roman1" style:font-size-asian="10pt" style:font-style-asian="normal" style:font-size-complex="10pt" style:font-style-complex="normal"/>
    </style:style>
    <style:style style:name="T235" style:family="text">
      <style:text-properties fo:color="#000000" loext:opacity="100%" fo:font-size="10pt" fo:font-style="italic" fo:font-weight="normal" style:font-size-asian="10pt" style:font-style-asian="italic" style:font-weight-asian="normal" style:font-name-complex="Times New Roman2" style:font-size-complex="10pt" style:font-style-complex="italic" style:font-weight-complex="normal"/>
    </style:style>
    <style:style style:name="T236" style:family="text">
      <style:text-properties fo:color="#000000" loext:opacity="100%" fo:font-size="10pt" fo:font-style="italic" fo:font-weight="normal" style:font-size-asian="10pt" style:font-style-asian="italic" style:font-weight-asian="normal" style:font-name-complex="Ganapathy" style:font-size-complex="10pt" style:font-style-complex="italic" style:font-weight-complex="normal"/>
    </style:style>
    <style:style style:name="T237" style:family="text">
      <style:text-properties fo:color="#000000" loext:opacity="100%" fo:font-size="10pt" fo:font-style="italic" fo:font-weight="bold" style:font-size-asian="10pt" style:font-style-asian="italic" style:font-weight-asian="bold" style:font-name-complex="Ganapathy" style:font-size-complex="10pt" style:font-style-complex="italic" style:font-weight-complex="bold"/>
    </style:style>
    <style:style style:name="T238" style:family="text">
      <style:text-properties fo:color="#000000" loext:opacity="100%" fo:font-size="10pt" style:font-size-asian="10pt" style:font-size-complex="10pt"/>
    </style:style>
    <style:style style:name="T239" style:family="text">
      <style:text-properties fo:color="#000000" loext:opacity="100%" fo:font-size="11pt" fo:font-style="normal" style:text-underline-style="none" style:font-size-asian="11pt" style:font-style-asian="normal" style:font-name-complex="Times New Roman2" style:font-size-complex="11pt" style:font-style-complex="normal"/>
    </style:style>
    <style:style style:name="T240" style:family="text">
      <style:text-properties fo:color="#000000" loext:opacity="100%" fo:font-size="11pt" fo:font-style="normal" style:text-underline-style="none" style:font-name-asian="Times New Roman1" style:font-size-asian="11pt" style:font-style-asian="normal" style:font-size-complex="11pt" style:font-style-complex="normal"/>
    </style:style>
    <style:style style:name="T241" style:family="text">
      <style:text-properties fo:color="#000000" loext:opacity="100%" fo:font-size="11pt" fo:font-style="normal" style:font-size-asian="11pt" style:font-style-asian="normal" style:font-size-complex="11pt" style:font-style-complex="normal"/>
    </style:style>
    <style:style style:name="T242" style:family="text">
      <style:text-properties fo:color="#000000" loext:opacity="100%" fo:font-size="9pt" fo:font-style="normal" style:text-underline-style="none" style:font-size-asian="9pt" style:font-style-asian="normal" style:font-name-complex="Times New Roman2" style:font-size-complex="9pt" style:font-style-complex="normal"/>
    </style:style>
    <style:style style:name="T243" style:family="text">
      <style:text-properties fo:color="#000000" loext:opacity="100%" fo:font-size="8pt" fo:font-style="normal" style:text-underline-style="none" style:font-size-asian="8pt" style:font-style-asian="normal" style:font-name-complex="Times New Roman2" style:font-size-complex="8pt" style:font-style-complex="normal"/>
    </style:style>
    <style:style style:name="T244" style:family="text">
      <style:text-properties fo:color="#000000" loext:opacity="100%" fo:font-size="8pt" fo:font-style="normal" style:font-size-asian="8pt" style:font-style-asian="normal" style:font-size-complex="8pt" style:font-style-complex="normal"/>
    </style:style>
    <style:style style:name="T245" style:family="text">
      <style:text-properties fo:color="#000000" loext:opacity="100%" fo:language="en" fo:country="IN" fo:font-style="normal" fo:font-weight="bold" style:font-style-asian="normal" style:font-weight-asian="bold" style:font-style-complex="normal" style:font-weight-complex="bold"/>
    </style:style>
    <style:style style:name="T246" style:family="text">
      <style:text-properties fo:color="#000000" loext:opacity="100%" fo:language="en" fo:country="IN" fo:font-style="normal" fo:font-weight="normal" style:font-name-asian="Times New Roman1" style:font-style-asian="normal" style:font-weight-asian="normal" style:font-style-complex="normal" style:font-weight-complex="normal"/>
    </style:style>
    <style:style style:name="T247" style:family="text">
      <style:text-properties fo:color="#000000" loext:opacity="100%" fo:font-weight="bold" style:font-weight-asian="bold" style:font-weight-complex="bold"/>
    </style:style>
    <style:style style:name="T248" style:family="text">
      <style:text-properties fo:font-variant="normal" fo:text-transform="none" fo:color="#000000" loext:opacity="100%" style:text-line-through-style="none" style:text-line-through-type="none" style:text-position="0% 100%" fo:font-size="11pt" fo:letter-spacing="normal" fo:language="fr" fo:country="FR" fo:font-style="normal" style:text-underline-style="solid" style:text-underline-width="auto" style:text-underline-color="font-color" fo:font-weight="normal" fo:background-color="transparent" loext:char-shading-value="0" style:font-name-asian="Times New Roman3" style:font-size-asian="11pt" style:font-style-asian="normal" style:font-weight-asian="normal" style:font-name-complex="Times New Roman2" style:font-size-complex="11pt" style:language-complex="sa" style:country-complex="IN" style:font-style-complex="normal" style:font-weight-complex="normal"/>
    </style:style>
    <style:style style:name="T249" style:family="text">
      <style:text-properties fo:font-variant="normal" fo:text-transform="none" fo:color="#000000" loext:opacity="100%" style:text-line-through-style="none" style:text-line-through-type="none" style:text-position="0% 100%" fo:font-size="11pt" fo:letter-spacing="normal" fo:language="fr" fo:country="FR" fo:font-style="normal" style:text-underline-style="solid" style:text-underline-width="auto" style:text-underline-color="font-color" fo:font-weight="normal" fo:background-color="transparent" loext:char-shading-value="0" style:font-name-asian="Times New Roman1" style:font-size-asian="11pt" style:font-style-asian="normal" style:font-weight-asian="normal" style:font-name-complex="Times New Roman2" style:font-size-complex="11pt" style:language-complex="sa" style:country-complex="IN" style:font-style-complex="normal" style:font-weight-complex="normal"/>
    </style:style>
    <style:style style:name="T250" style:family="text">
      <style:text-properties fo:font-variant="normal" fo:text-transform="none" fo:color="#000000" loext:opacity="100%" style:text-line-through-style="none" style:text-line-through-type="none" style:text-position="0% 100%" fo:font-size="11pt" fo:letter-spacing="normal" fo:language="fr" fo:country="FR" fo:font-style="normal" style:text-underline-style="none" fo:background-color="transparent" loext:char-shading-value="0" style:font-name-asian="Times New Roman1" style:font-size-asian="11pt" style:font-style-asian="normal" style:font-size-complex="11pt" style:language-complex="sa" style:country-complex="IN" style:font-style-complex="normal"/>
    </style:style>
    <style:style style:name="T251" style:family="text">
      <style:text-properties fo:font-variant="normal" fo:text-transform="none" fo:color="#000000" loext:opacity="100%" style:text-line-through-style="none" style:text-line-through-type="none" style:text-position="0% 100%" fo:font-size="11pt" fo:letter-spacing="normal" fo:language="fr" fo:country="FR" fo:font-style="normal" style:text-underline-style="none" fo:font-weight="bold" fo:background-color="transparent" loext:char-shading-value="0" style:font-name-asian="Times New Roman3" style:font-size-asian="11pt" style:font-style-asian="normal" style:font-weight-asian="bold" style:font-size-complex="11pt" style:language-complex="sa" style:country-complex="IN" style:font-style-complex="normal" style:font-weight-complex="bold"/>
    </style:style>
    <style:style style:name="T252" style:family="text">
      <style:text-properties fo:font-variant="normal" fo:text-transform="none" fo:color="#000000" loext:opacity="100%" style:text-line-through-style="none" style:text-line-through-type="none" style:text-position="0% 100%" fo:font-size="11pt" fo:letter-spacing="normal" fo:language="fr" fo:country="FR" fo:font-style="italic" style:text-underline-style="solid" style:text-underline-width="auto" style:text-underline-color="font-color" fo:font-weight="normal" fo:background-color="transparent" loext:char-shading-value="0" style:font-name-asian="Times New Roman1" style:font-size-asian="11pt" style:font-style-asian="italic" style:font-weight-asian="normal" style:font-name-complex="Times New Roman2" style:font-size-complex="11pt" style:language-complex="sa" style:country-complex="IN" style:font-style-complex="italic" style:font-weight-complex="normal"/>
    </style:style>
    <style:style style:name="T253" style:family="text">
      <style:text-properties fo:font-variant="normal" fo:text-transform="none" fo:color="#000000" loext:opacity="100%" style:text-line-through-style="none" style:text-line-through-type="none" style:text-position="0% 100%" fo:font-size="11pt" fo:letter-spacing="normal" fo:language="fr" fo:country="FR" fo:font-style="italic" style:text-underline-style="solid" style:text-underline-width="auto" style:text-underline-color="font-color" fo:font-weight="normal" fo:background-color="transparent" loext:char-shading-value="0" style:font-name-asian="Times New Roman3" style:font-size-asian="11pt" style:font-style-asian="italic" style:font-weight-asian="normal" style:font-name-complex="Times New Roman2" style:font-size-complex="11pt" style:language-complex="sa" style:country-complex="IN" style:font-style-complex="italic" style:font-weight-complex="normal"/>
    </style:style>
    <style:style style:name="T254" style:family="text">
      <style:text-properties fo:font-variant="normal" fo:text-transform="none" fo:color="#000000" loext:opacity="100%" style:text-line-through-style="none" style:text-line-through-type="none" style:text-position="0% 100%" fo:letter-spacing="normal" fo:language="fr" fo:country="FR" fo:font-style="normal" style:text-underline-style="none" fo:font-weight="bold" fo:background-color="transparent" loext:char-shading-value="0" style:font-name-asian="Times New Roman3" style:font-style-asian="normal" style:font-weight-asian="bold" style:font-name-complex="Times New Roman2" style:language-complex="sa" style:country-complex="IN" style:font-style-complex="normal" style:font-weight-complex="bold"/>
    </style:style>
    <style:style style:name="T255" style:family="text">
      <style:text-properties fo:font-variant="normal" fo:text-transform="none" fo:color="#000000" loext:opacity="100%" style:text-line-through-style="none" style:text-line-through-type="none" style:text-position="0% 100%" fo:letter-spacing="normal" fo:language="fr" fo:country="FR" fo:font-style="normal" style:text-underline-style="none" fo:font-weight="bold" fo:background-color="transparent" loext:char-shading-value="0" style:font-name-asian="Times New Roman3" style:font-style-asian="normal" style:font-weight-asian="bold" style:language-complex="sa" style:country-complex="IN" style:font-style-complex="normal" style:font-weight-complex="bold"/>
    </style:style>
    <style:style style:name="T256" style:family="text">
      <style:text-properties fo:font-variant="normal" fo:text-transform="none" fo:color="#000000" loext:opacity="100%" style:text-line-through-style="none" style:text-line-through-type="none" style:text-position="0% 100%" fo:letter-spacing="normal" fo:language="fr" fo:country="FR" fo:font-style="normal" style:text-underline-style="none" fo:background-color="transparent" loext:char-shading-value="0" style:font-name-asian="Times New Roman3" style:font-style-asian="normal" style:font-name-complex="Times New Roman2" style:language-complex="sa" style:country-complex="IN" style:font-style-complex="normal"/>
    </style:style>
    <style:style style:name="T257" style:family="text">
      <style:text-properties fo:font-variant="normal" fo:text-transform="none" fo:color="#000000" loext:opacity="100%" style:text-line-through-style="none" style:text-line-through-type="none" style:text-position="0% 100%" fo:letter-spacing="normal" fo:font-style="normal" style:text-underline-style="none" style:font-name-asian="Times New Roman2" style:font-style-asian="normal" style:font-name-complex="Times New Roman2" style:language-complex="sa" style:country-complex="IN" style:font-style-complex="normal"/>
    </style:style>
    <style:style style:name="T258" style:family="text">
      <style:text-properties fo:font-variant="normal" fo:text-transform="none" fo:color="#000000" loext:opacity="100%" style:text-line-through-style="none" style:text-line-through-type="none" style:text-position="0% 100%" fo:letter-spacing="normal" fo:font-style="normal" style:text-underline-style="none" fo:font-weight="bold" style:font-name-asian="Times New Roman3" style:font-style-asian="normal" style:font-weight-asian="bold" style:font-name-complex="Times New Roman2" style:language-complex="sa" style:country-complex="IN" style:font-style-complex="normal" style:font-weight-complex="bold"/>
    </style:style>
    <style:style style:name="T259" style:family="text">
      <style:text-properties fo:font-variant="normal" fo:text-transform="none" fo:color="#000000" loext:opacity="100%" style:text-line-through-style="none" style:text-line-through-type="none" style:text-position="0% 100%" fo:letter-spacing="normal" fo:font-style="normal" style:text-underline-style="none" fo:font-weight="bold" style:font-name-asian="Times New Roman2" style:font-style-asian="normal" style:font-weight-asian="bold" style:font-name-complex="Times New Roman2" style:language-complex="sa" style:country-complex="IN" style:font-style-complex="normal" style:font-weight-complex="bold"/>
    </style:style>
    <style:style style:name="T260" style:family="text">
      <style:text-properties fo:font-variant="normal" fo:text-transform="none" fo:color="#000000" loext:opacity="100%" style:text-line-through-style="none" style:text-line-through-type="none" style:text-position="0% 100%" fo:letter-spacing="normal" fo:font-style="italic" style:text-underline-style="none" style:font-name-asian="Times New Roman2" style:font-style-asian="italic" style:font-name-complex="Times New Roman2" style:language-complex="sa" style:country-complex="IN" style:font-style-complex="italic"/>
    </style:style>
    <style:style style:name="T261" style:family="text">
      <style:text-properties fo:font-variant="normal" fo:text-transform="none" fo:color="#000000" loext:opacity="100%" style:text-line-through-style="none" style:text-line-through-type="none" style:text-position="0% 100%" fo:letter-spacing="normal" fo:font-style="italic" style:text-underline-style="none" fo:font-weight="bold" style:font-name-asian="Times New Roman2" style:font-style-asian="italic" style:font-weight-asian="bold" style:font-name-complex="Times New Roman2" style:language-complex="sa" style:country-complex="IN" style:font-style-complex="italic" style:font-weight-complex="bold"/>
    </style:style>
    <style:style style:name="T262"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normal" style:text-underline-style="none" fo:font-weight="normal" fo:background-color="transparent" loext:char-shading-value="0" style:font-name-asian="Times New Roman2" style:font-size-asian="10pt" style:font-style-asian="normal" style:font-weight-asian="normal" style:font-name-complex="Times New Roman2" style:font-size-complex="10pt" style:language-complex="sa" style:country-complex="IN" style:font-style-complex="normal" style:font-weight-complex="normal"/>
    </style:style>
    <style:style style:name="T263"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normal" style:text-underline-style="none" fo:font-weight="normal" fo:background-color="transparent" loext:char-shading-value="0" style:font-name-asian="Times New Roman1" style:font-size-asian="10pt" style:font-style-asian="normal" style:font-weight-asian="normal" style:font-name-complex="Ganapathy" style:font-size-complex="10pt" style:language-complex="sa" style:country-complex="IN" style:font-style-complex="normal" style:font-weight-complex="normal"/>
    </style:style>
    <style:style style:name="T264"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normal" style:text-underline-style="none" fo:font-weight="normal"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265"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italic" style:text-underline-style="none" fo:font-weight="normal" fo:background-color="transparent" loext:char-shading-value="0" style:font-name-asian="Times New Roman2" style:font-size-asian="10pt" style:font-style-asian="italic" style:font-weight-asian="normal" style:font-name-complex="Times New Roman2" style:font-size-complex="10pt" style:language-complex="sa" style:country-complex="IN" style:font-style-complex="italic" style:font-weight-complex="normal"/>
    </style:style>
    <style:style style:name="T266" style:family="text">
      <style:text-properties fo:font-variant="normal" fo:text-transform="none" fo:color="#000000" loext:opacity="100%" style:text-line-through-style="none" style:text-line-through-type="none" style:text-position="0% 100%" style:font-name="Times New Roman2" fo:letter-spacing="normal" fo:language="fr" fo:country="FR" fo:font-style="italic" style:text-underline-style="none" fo:font-weight="normal" fo:background-color="transparent" loext:char-shading-value="0" style:font-name-asian="nRWÿ" style:font-style-asian="italic" style:font-weight-asian="normal" style:font-name-complex="nRWÿ" style:language-complex="sa" style:country-complex="IN" style:font-style-complex="italic" style:font-weight-complex="normal"/>
    </style:style>
    <style:style style:name="T267"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268"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1" style:font-size-asian="12pt" style:font-style-asian="normal" style:font-size-complex="12pt" style:language-complex="sa" style:country-complex="IN" style:font-style-complex="normal"/>
    </style:style>
    <style:style style:name="T269"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3" style:font-size-asian="12pt" style:font-style-asian="normal" style:font-size-complex="12pt" style:language-complex="sa" style:country-complex="IN" style:font-style-complex="normal"/>
    </style:style>
    <style:style style:name="T270"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3" style:font-size-asian="12pt" style:font-style-asian="normal" style:font-name-complex="Times New Roman2" style:font-size-complex="12pt" style:language-complex="sa" style:country-complex="IN" style:font-style-complex="normal"/>
    </style:style>
    <style:style style:name="T271"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SimSun" style:font-size-asian="12pt" style:font-style-asian="normal" style:font-size-complex="12pt" style:language-complex="sa" style:country-complex="IN" style:font-style-complex="normal"/>
    </style:style>
    <style:style style:name="T272"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font-weight="bold" fo:background-color="transparent" loext:char-shading-value="0" style:font-name-asian="Times New Roman3" style:font-size-asian="12pt" style:font-style-asian="normal" style:font-weight-asian="bold" style:font-name-complex="Times New Roman2" style:font-size-complex="12pt" style:language-complex="sa" style:country-complex="IN" style:font-style-complex="normal" style:font-weight-complex="bold"/>
    </style:style>
    <style:style style:name="T273"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font-weight="bold" fo:background-color="transparent" loext:char-shading-value="0" style:font-name-asian="Times New Roman3" style:font-size-asian="12pt" style:font-style-asian="normal" style:font-weight-asian="bold" style:font-size-complex="12pt" style:language-complex="sa" style:country-complex="IN" style:font-style-complex="normal" style:font-weight-complex="bold"/>
    </style:style>
    <style:style style:name="T274" style:family="text">
      <style:text-properties fo:font-variant="normal" fo:text-transform="none" fo:color="#000000" loext:opacity="100%" style:text-line-through-style="none" style:text-line-through-type="none" style:text-position="super 58%" fo:font-size="11pt" fo:letter-spacing="normal" fo:language="fr" fo:country="FR" fo:font-style="normal" style:text-underline-style="solid" style:text-underline-width="auto" style:text-underline-color="font-color" fo:font-weight="normal" fo:background-color="transparent" loext:char-shading-value="0" style:font-name-asian="Times New Roman3" style:font-size-asian="11pt" style:font-style-asian="normal" style:font-weight-asian="normal" style:font-name-complex="Times New Roman2" style:font-size-complex="11pt" style:language-complex="sa" style:country-complex="IN" style:font-style-complex="normal" style:font-weight-complex="normal"/>
    </style:style>
    <style:style style:name="T275" style:family="text">
      <style:text-properties fo:font-variant="normal" fo:text-transform="none" fo:color="#000000" loext:opacity="100%" style:text-line-through-style="none" style:text-line-through-type="none" fo:letter-spacing="normal" fo:font-style="normal" style:font-name-asian="Times New Roman3" style:font-style-asian="normal" style:font-name-complex="Times New Roman2" style:language-complex="sa" style:country-complex="IN" style:font-style-complex="normal"/>
    </style:style>
    <style:style style:name="T276"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fo:font-weight="normal" style:letter-kerning="false" fo:background-color="transparent" loext:char-shading-value="0"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T277"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fo:font-weight="normal" style:letter-kerning="false" fo:background-color="transparent" loext:char-shading-value="0" style:font-name-asian="Times New Roman3" style:font-size-asian="12pt" style:font-style-asian="normal" style:font-weight-asian="normal" style:font-name-complex="Times New Roman3" style:font-size-complex="12pt" style:language-complex="sa" style:country-complex="IN" style:font-style-complex="normal" style:font-weight-complex="normal"/>
    </style:style>
    <style:style style:name="T278"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style:letter-kerning="fals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279"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style:letter-kerning="false" fo:background-color="transparent" loext:char-shading-value="0" style:font-name-asian="Times New Roman1" style:font-size-asian="12pt" style:font-style-asian="normal" style:font-size-complex="12pt" style:language-complex="sa" style:country-complex="IN" style:font-style-complex="normal"/>
    </style:style>
    <style:style style:name="T280" style:family="text">
      <style:text-properties fo:font-variant="normal" fo:text-transform="none" fo:color="#000000" loext:opacity="100%" style:text-outline="false" style:text-line-through-style="none" style:text-line-through-type="none" style:text-position="0% 100%" style:font-name="Times New Roman2" fo:font-size="8pt" fo:letter-spacing="normal" fo:language="fr" fo:country="FR" fo:font-style="normal" style:text-underline-style="none" style:letter-kerning="false" fo:background-color="transparent" loext:char-shading-value="0" style:font-name-asian="Times New Roman1" style:font-size-asian="8pt" style:font-style-asian="normal" style:font-name-complex="Times New Roman2" style:font-size-complex="8pt" style:language-complex="sa" style:country-complex="IN" style:font-style-complex="normal"/>
    </style:style>
    <style:style style:name="T281" style:family="text">
      <style:text-properties fo:font-variant="normal" fo:text-transform="none" fo:color="#000000" loext:opacity="100%" style:text-outline="false" style:text-line-through-style="none" style:text-line-through-type="none" style:text-position="0% 100%" style:font-name="Times New Roman2" fo:font-size="8pt" fo:letter-spacing="normal" fo:language="fr" fo:country="FR" fo:font-style="normal" style:text-underline-style="none" style:letter-kerning="false" fo:background-color="transparent" loext:char-shading-value="0" style:font-name-asian="Times New Roman1" style:font-size-asian="8pt" style:font-style-asian="normal" style:font-size-complex="8pt" style:language-complex="sa" style:country-complex="IN" style:font-style-complex="normal"/>
    </style:style>
    <style:style style:name="T282" style:family="text">
      <style:text-properties fo:font-variant="normal" fo:text-transform="none" fo:color="#000000" loext:opacity="100%" style:text-outline="false" style:text-line-through-style="none" style:text-line-through-type="none" style:text-position="0% 100%" style:font-name="Times New Roman2" fo:font-size="8pt" fo:letter-spacing="normal" fo:language="fr" fo:country="FR" fo:font-style="normal" style:text-underline-style="none" style:letter-kerning="false" fo:background-color="transparent" loext:char-shading-value="0" style:font-name-asian="Helvetica" style:font-size-asian="8pt" style:font-style-asian="normal" style:font-size-complex="8pt" style:language-complex="sa" style:country-complex="IN" style:font-style-complex="normal"/>
    </style:style>
    <style:style style:name="T283"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Times New Roman1" style:font-size-asian="10pt" style:font-style-asian="italic" style:font-weight-asian="normal" style:font-name-complex="Times New Roman2" style:font-size-complex="10pt" style:language-complex="sa" style:country-complex="IN" style:font-style-complex="italic" style:font-weight-complex="normal"/>
    </style:style>
    <style:style style:name="T284"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Times New Roman1" style:font-size-asian="10pt" style:font-style-asian="italic" style:font-weight-asian="normal" style:font-name-complex="Ganapathy" style:font-size-complex="10pt" style:language-complex="sa" style:country-complex="IN" style:font-style-complex="italic" style:font-weight-complex="normal"/>
    </style:style>
    <style:style style:name="T285"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 style:font-size-asian="10pt" style:font-style-asian="italic" style:font-weight-asian="normal" style:font-name-complex="Times New Roman2" style:font-size-complex="10pt" style:language-complex="sa" style:country-complex="IN" style:font-style-complex="italic" style:font-weight-complex="normal"/>
    </style:style>
    <style:style style:name="T286"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Times New Roman3" style:font-size-asian="10pt" style:font-style-asian="italic" style:font-weight-asian="normal" style:font-name-complex="Times New Roman3" style:font-size-complex="10pt" style:language-complex="sa" style:country-complex="IN" style:font-style-complex="italic" style:font-weight-complex="normal"/>
    </style:style>
    <style:style style:name="T287"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nRWÿ" style:font-size-asian="10pt" style:font-style-asian="italic" style:font-weight-asian="normal" style:font-name-complex="Times New Roman2" style:font-size-complex="10pt" style:language-complex="sa" style:country-complex="IN" style:font-style-complex="italic" style:font-weight-complex="normal"/>
    </style:style>
    <style:style style:name="T288"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1" style:font-size-asian="10pt" style:font-style-asian="italic" style:font-weight-asian="normal" style:font-name-complex="Times New Roman3" style:font-size-complex="10pt" style:language-complex="sa" style:country-complex="IN" style:font-style-complex="italic" style:font-weight-complex="normal"/>
    </style:style>
    <style:style style:name="T289"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290"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Ganapathy" style:font-size-complex="10pt" style:language-complex="sa" style:country-complex="IN" style:font-style-complex="normal" style:font-weight-complex="normal"/>
    </style:style>
    <style:style style:name="T291"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Gentium" style:font-size-complex="10pt" style:language-complex="sa" style:country-complex="IN" style:font-style-complex="normal" style:font-weight-complex="normal"/>
    </style:style>
    <style:style style:name="T292"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Helvetica" style:font-size-asian="10pt" style:font-style-asian="normal" style:font-weight-asian="normal" style:font-name-complex="Times New Roman2" style:font-size-complex="10pt" style:language-complex="sa" style:country-complex="IN" style:font-style-complex="normal" style:font-weight-complex="normal"/>
    </style:style>
    <style:style style:name="T293"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3" style:font-size-asian="10pt" style:font-style-asian="normal" style:font-weight-asian="normal" style:font-name-complex="Times New Roman2" style:font-size-complex="10pt" style:language-complex="sa" style:country-complex="IN" style:font-style-complex="normal" style:font-weight-complex="normal"/>
    </style:style>
    <style:style style:name="T294"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3" style:font-size-asian="10pt" style:font-style-asian="normal" style:font-weight-asian="normal" style:font-name-complex="Times New Roman3" style:font-size-complex="10pt" style:language-complex="sa" style:country-complex="IN" style:font-style-complex="normal" style:font-weight-complex="normal"/>
    </style:style>
    <style:style style:name="T295"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SimSun" style:font-size-asian="10pt" style:font-style-asian="normal" style:font-weight-asian="normal" style:font-name-complex="Times New Roman3" style:font-size-complex="10pt" style:language-complex="sa" style:country-complex="IN" style:font-style-complex="normal" style:font-weight-complex="normal"/>
    </style:style>
    <style:style style:name="T296"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Helvetica1" style:font-size-asian="10pt" style:font-style-asian="normal" style:font-weight-asian="normal" style:font-name-complex="Times New Roman3" style:font-size-complex="10pt" style:language-complex="sa" style:country-complex="IN" style:font-style-complex="normal" style:font-weight-complex="normal"/>
    </style:style>
    <style:style style:name="T297"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style:letter-kerning="false" fo:background-color="transparent" loext:char-shading-value="0" style:font-name-asian="Times New Roman1" style:font-size-asian="10pt" style:font-style-asian="normal" style:font-size-complex="10pt" style:language-complex="sa" style:country-complex="IN" style:font-style-complex="normal"/>
    </style:style>
    <style:style style:name="T298"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style:letter-kerning="false" fo:background-color="transparent" loext:char-shading-value="0" style:font-name-asian="Times New Roman1" style:font-size-asian="10pt" style:font-style-asian="normal" style:font-name-complex="Times New Roman2" style:font-size-complex="10pt" style:language-complex="sa" style:country-complex="IN" style:font-style-complex="normal"/>
    </style:style>
    <style:style style:name="T299"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bold" style:letter-kerning="false" fo:background-color="transparent" loext:char-shading-value="0" style:font-name-asian="Times New Roman3" style:font-size-asian="10pt" style:font-style-asian="normal" style:font-weight-asian="bold" style:font-name-complex="Times New Roman2" style:font-size-complex="10pt" style:language-complex="sa" style:country-complex="IN" style:font-style-complex="normal" style:font-weight-complex="bold"/>
    </style:style>
    <style:style style:name="T300"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solid" style:text-underline-width="auto" style:text-underline-color="font-color" style:letter-kerning="false" fo:background-color="transparent" loext:char-shading-value="0" style:font-name-asian="Helvetica1" style:font-size-asian="10pt" style:font-style-asian="normal" style:font-name-complex="Times New Roman3" style:font-size-complex="10pt" style:language-complex="sa" style:country-complex="IN" style:font-style-complex="normal"/>
    </style:style>
    <style:style style:name="T301"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style:text-underline-style="none" fo:font-weight="normal" style:letter-kerning="false" fo:background-color="transparent" loext:char-shading-value="0" style:font-name-asian="Times New Roman1" style:font-size-asian="10pt" style:font-weight-asian="normal" style:font-name-complex="Times New Roman2" style:font-size-complex="10pt" style:language-complex="sa" style:country-complex="IN" style:font-weight-complex="normal"/>
    </style:style>
    <style:style style:name="T302"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US" fo:font-style="italic" style:text-underline-style="none" fo:font-weight="normal" style:letter-kerning="false" fo:background-color="transparent" loext:char-shading-value="0" style:font-name-asian="nRWÿ" style:font-size-asian="10pt" style:font-style-asian="italic" style:font-weight-asian="normal" style:font-name-complex="Times New Roman2" style:font-size-complex="10pt" style:language-complex="sa" style:country-complex="IN" style:font-style-complex="italic" style:font-weight-complex="normal"/>
    </style:style>
    <style:style style:name="T303"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IN" fo:font-style="italic" style:text-underline-style="none" fo:font-weight="normal" style:letter-kerning="false" fo:background-color="transparent" loext:char-shading-value="0" style:font-name-asian="Times New Roman1" style:font-size-asian="10pt" style:font-style-asian="italic" style:font-weight-asian="normal" style:font-name-complex="Times New Roman2" style:font-size-complex="10pt" style:language-complex="sa" style:country-complex="IN" style:font-style-complex="italic" style:font-weight-complex="normal"/>
    </style:style>
    <style:style style:name="T304"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IN" fo:font-style="italic" style:text-underline-style="none" fo:font-weight="normal" style:letter-kerning="false" fo:background-color="transparent" loext:char-shading-value="0" style:font-name-asian="Helvetica1" style:font-size-asian="10pt" style:font-style-asian="italic" style:font-weight-asian="normal" style:font-name-complex="Times New Roman3" style:font-size-complex="10pt" style:language-complex="sa" style:country-complex="IN" style:font-style-complex="italic" style:font-weight-complex="normal"/>
    </style:style>
    <style:style style:name="T305"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IN" fo:font-style="italic" style:text-underline-style="none" fo:font-weight="normal" style:letter-kerning="false" fo:background-color="transparent" loext:char-shading-value="0" style:font-name-asian="Times New Roman3" style:font-size-asian="10pt" style:font-style-asian="italic" style:font-weight-asian="normal" style:font-name-complex="Times New Roman3" style:font-size-complex="10pt" style:language-complex="sa" style:country-complex="IN" style:font-style-complex="italic" style:font-weight-complex="normal"/>
    </style:style>
    <style:style style:name="T306"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IN" fo:font-style="normal" style:text-underline-style="none" fo:font-weight="normal" style:letter-kerning="false"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307"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IN" fo:font-style="normal" style:text-underline-style="none" fo:font-weight="normal" style:letter-kerning="false" fo:background-color="transparent" loext:char-shading-value="0" style:font-name-asian="Helvetica1" style:font-size-asian="10pt" style:font-style-asian="normal" style:font-weight-asian="normal" style:font-name-complex="Times New Roman3" style:font-size-complex="10pt" style:language-complex="sa" style:country-complex="IN" style:font-style-complex="normal" style:font-weight-complex="normal"/>
    </style:style>
    <style:style style:name="T308"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IN" fo:font-style="normal" style:text-underline-style="none" fo:font-weight="normal" style:letter-kerning="false" fo:background-color="transparent" loext:char-shading-value="0" style:font-name-asian="Times New Roman3" style:font-size-asian="10pt" style:font-style-asian="normal" style:font-weight-asian="normal" style:font-name-complex="Times New Roman3" style:font-size-complex="10pt" style:language-complex="sa" style:country-complex="IN" style:font-style-complex="normal" style:font-weight-complex="normal"/>
    </style:style>
    <style:style style:name="T309" style:family="text">
      <style:text-properties fo:font-variant="normal" fo:text-transform="none" fo:color="#000000" loext:opacity="100%" style:text-outline="false" style:text-line-through-style="none" style:text-line-through-type="none" style:text-position="0% 100%" style:font-name="Times New Roman2" fo:font-size="5pt" fo:letter-spacing="normal" fo:language="fr" fo:country="FR" fo:font-style="normal" style:text-underline-style="none" style:letter-kerning="false" fo:background-color="transparent" loext:char-shading-value="0" style:font-name-asian="Times New Roman1" style:font-size-asian="5pt" style:font-style-asian="normal" style:font-size-complex="5pt" style:language-complex="sa" style:country-complex="IN" style:font-style-complex="normal"/>
    </style:style>
    <style:style style:name="T310" style:family="text">
      <style:text-properties fo:font-variant="normal" fo:text-transform="none" fo:color="#000000" loext:opacity="100%" style:text-outline="false" style:text-line-through-style="none" style:text-line-through-type="none" style:text-position="0% 100%" style:font-name="Times New Roman2" fo:font-size="7pt" fo:letter-spacing="normal" fo:language="fr" fo:country="FR" fo:font-style="normal" style:text-underline-style="none" style:letter-kerning="false" fo:background-color="transparent" loext:char-shading-value="0" style:font-name-asian="Helvetica" style:font-size-asian="7pt" style:font-style-asian="normal" style:font-size-complex="7pt" style:language-complex="sa" style:country-complex="IN" style:font-style-complex="normal"/>
    </style:style>
    <style:style style:name="T311" style:family="text">
      <style:text-properties fo:font-variant="normal" fo:text-transform="none" fo:color="#000000" loext:opacity="100%" style:text-outline="false" style:text-line-through-style="none" style:text-line-through-type="none" style:text-position="0% 100%" style:font-name="Times New Roman2" fo:font-size="7pt" fo:letter-spacing="normal" fo:language="fr" fo:country="FR" fo:font-style="normal" style:text-underline-style="none" style:letter-kerning="false" fo:background-color="transparent" loext:char-shading-value="0" style:font-name-asian="Times New Roman1" style:font-size-asian="7pt" style:font-style-asian="normal" style:font-name-complex="Times New Roman2" style:font-size-complex="7pt" style:language-complex="sa" style:country-complex="IN" style:font-style-complex="normal"/>
    </style:style>
    <style:style style:name="T312" style:family="text">
      <style:text-properties fo:font-variant="normal" fo:text-transform="none" fo:color="#000000" loext:opacity="100%" style:text-outline="false" style:text-line-through-style="none" style:text-line-through-type="none" style:text-position="0% 100%" style:font-name="Times New Roman2" fo:font-size="6pt" fo:letter-spacing="normal" fo:language="fr" fo:country="FR" fo:font-style="normal" style:text-underline-style="none" fo:font-weight="normal" style:letter-kerning="false" fo:background-color="transparent" loext:char-shading-value="0"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T313" style:family="text">
      <style:text-properties fo:font-variant="normal" fo:text-transform="none" fo:color="#000000" loext:opacity="100%" style:text-outline="false" style:text-line-through-style="none" style:text-line-through-type="none" style:text-position="0% 100%" style:font-name="Times New Roman2" fo:font-size="6pt" fo:letter-spacing="normal" fo:language="fr" fo:country="FR" fo:font-style="normal" style:text-underline-style="none" style:letter-kerning="false" fo:background-color="transparent" loext:char-shading-value="0" style:font-name-asian="Times New Roman3" style:font-size-asian="6pt" style:font-style-asian="normal" style:font-name-complex="Times New Roman2" style:font-size-complex="6pt" style:language-complex="sa" style:country-complex="IN" style:font-style-complex="normal"/>
    </style:style>
    <style:style style:name="T314" style:family="text">
      <style:text-properties fo:font-variant="normal" fo:text-transform="none" fo:color="#000000" loext:opacity="100%" style:text-outline="false" style:text-line-through-style="none" style:text-line-through-type="none" style:text-position="0% 100%" style:font-name="Times New Roman2" fo:font-size="6pt" fo:letter-spacing="normal" fo:language="fr" fo:country="FR" fo:font-style="normal" style:text-underline-style="none" style:letter-kerning="false" fo:background-color="transparent" loext:char-shading-value="0" style:font-name-asian="Times New Roman1" style:font-size-asian="6pt" style:font-style-asian="normal" style:font-name-complex="Times New Roman2" style:font-size-complex="6pt" style:language-complex="sa" style:country-complex="IN" style:font-style-complex="normal"/>
    </style:style>
    <style:style style:name="T315" style:family="text">
      <style:text-properties fo:font-variant="normal" fo:text-transform="none" fo:color="#000000" loext:opacity="100%" style:text-outline="false" style:text-line-through-style="none" style:text-line-through-type="none" style:text-position="0% 100%" style:font-name="Times New Roman2" fo:letter-spacing="normal" fo:language="fr" fo:country="FR" fo:font-style="italic" style:text-underline-style="none" fo:font-weight="normal" style:letter-kerning="false" fo:background-color="transparent" loext:char-shading-value="0" style:font-name-asian="nRWÿ" style:font-style-asian="italic" style:font-weight-asian="normal" style:font-name-complex="Times New Roman2" style:language-complex="sa" style:country-complex="IN" style:font-style-complex="italic" style:font-weight-complex="normal"/>
    </style:style>
    <style:style style:name="T316" style:family="text">
      <style:text-properties fo:font-variant="normal" fo:text-transform="none" fo:color="#000000" loext:opacity="100%" style:text-outline="false" style:text-line-through-style="none" style:text-line-through-type="none" style:text-position="0% 100%" fo:font-size="8pt" fo:letter-spacing="normal" fo:language="fr" fo:country="FR" fo:font-style="normal" style:text-underline-style="none" style:letter-kerning="false" fo:background-color="transparent" loext:char-shading-value="0" style:font-name-asian="Times New Roman1" style:font-size-asian="8pt" style:font-style-asian="normal" style:font-size-complex="8pt" style:language-complex="sa" style:country-complex="IN" style:font-style-complex="normal"/>
    </style:style>
    <style:style style:name="T317" style:family="text">
      <style:text-properties fo:font-variant="normal" fo:text-transform="none" fo:color="#000000" loext:opacity="100%" style:text-outline="false" style:text-line-through-style="none" style:text-line-through-type="none" style:text-position="0% 100%" fo:font-size="8pt" fo:letter-spacing="normal" fo:language="fr" fo:country="FR" fo:font-style="normal" style:text-underline-style="none" style:letter-kerning="false" fo:background-color="transparent" loext:char-shading-value="0" style:font-name-asian="Helvetica" style:font-size-asian="8pt" style:font-style-asian="normal" style:font-size-complex="8pt" style:language-complex="sa" style:country-complex="IN" style:font-style-complex="normal"/>
    </style:style>
    <style:style style:name="T318"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319"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2pt" style:font-style-asian="normal" style:font-size-complex="12pt" style:language-complex="sa" style:country-complex="IN" style:font-style-complex="normal"/>
    </style:style>
    <style:style style:name="T320"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2pt" style:font-style-asian="normal" style:font-name-complex="Ganapathy" style:font-size-complex="12pt" style:language-complex="sa" style:country-complex="IN" style:font-style-complex="normal"/>
    </style:style>
    <style:style style:name="T321"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0.5pt" style:font-style-asian="normal" style:font-size-complex="12pt" style:language-complex="sa" style:country-complex="IN" style:font-style-complex="normal"/>
    </style:style>
    <style:style style:name="T322"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Helvetica" style:font-size-asian="12pt" style:font-style-asian="normal" style:font-size-complex="12pt" style:language-complex="sa" style:country-complex="IN" style:font-style-complex="normal"/>
    </style:style>
    <style:style style:name="T323"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3" style:font-size-asian="12pt" style:font-style-asian="normal" style:font-size-complex="12pt" style:language-complex="sa" style:country-complex="IN" style:font-style-complex="normal"/>
    </style:style>
    <style:style style:name="T324"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Helvetica1" style:font-size-asian="12pt" style:font-style-asian="normal" style:font-size-complex="12pt" style:language-complex="sa" style:country-complex="IN" style:font-style-complex="normal"/>
    </style:style>
    <style:style style:name="T325"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1" style:font-size-asian="12pt" style:font-style-asian="normal" style:font-weight-asian="bold" style:font-name-complex="Times New Roman2" style:font-size-complex="12pt" style:language-complex="sa" style:country-complex="IN" style:font-style-complex="normal" style:font-weight-complex="bold"/>
    </style:style>
    <style:style style:name="T326"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1" style:font-size-asian="12pt" style:font-style-asian="normal" style:font-weight-asian="bold" style:font-size-complex="12pt" style:language-complex="sa" style:country-complex="IN" style:font-style-complex="normal" style:font-weight-complex="bold"/>
    </style:style>
    <style:style style:name="T327"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1" style:font-size-asian="10.5pt" style:font-style-asian="normal" style:font-weight-asian="bold" style:font-size-complex="12pt" style:language-complex="sa" style:country-complex="IN" style:font-style-complex="normal" style:font-weight-complex="bold"/>
    </style:style>
    <style:style style:name="T328"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3" style:font-size-asian="12pt" style:font-style-asian="normal" style:font-weight-asian="bold" style:font-size-complex="12pt" style:language-complex="sa" style:country-complex="IN" style:font-style-complex="normal" style:font-weight-complex="bold"/>
    </style:style>
    <style:style style:name="T329"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3" style:font-size-asian="12pt" style:font-style-asian="normal" style:font-weight-asian="bold" style:font-name-complex="Times New Roman2" style:font-size-complex="12pt" style:language-complex="sa" style:country-complex="IN" style:font-style-complex="normal" style:font-weight-complex="bold"/>
    </style:style>
    <style:style style:name="T330"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Helvetica" style:font-size-asian="12pt" style:font-style-asian="normal" style:font-weight-asian="bold" style:font-size-complex="12pt" style:language-complex="sa" style:country-complex="IN" style:font-style-complex="normal" style:font-weight-complex="bold"/>
    </style:style>
    <style:style style:name="T331"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normal" style:letter-kerning="false" fo:background-color="transparent" loext:char-shading-value="0" style:font-name-asian="Times New Roman1" style:font-size-asian="12pt" style:font-style-asian="normal" style:font-weight-asian="normal" style:font-size-complex="12pt" style:language-complex="sa" style:country-complex="IN" style:font-style-complex="normal" style:font-weight-complex="normal"/>
    </style:style>
    <style:style style:name="T332"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style:letter-kerning="false" fo:background-color="transparent" loext:char-shading-value="0" style:font-name-asian="Times New Roman1" style:font-size-asian="12pt" style:font-style-asian="normal" style:font-size-complex="12pt" style:language-complex="sa" style:country-complex="IN" style:font-style-complex="normal"/>
    </style:style>
    <style:style style:name="T333"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style:letter-kerning="false" fo:background-color="transparent" loext:char-shading-value="0" style:font-name-asian="Times New Roman3" style:font-size-asian="12pt" style:font-style-asian="normal" style:font-name-complex="Times New Roman3" style:font-size-complex="12pt" style:language-complex="sa" style:country-complex="IN" style:font-style-complex="normal"/>
    </style:style>
    <style:style style:name="T334"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style:letter-kerning="false" fo:background-color="transparent" loext:char-shading-value="0" style:font-name-asian="Helvetica1" style:font-size-asian="12pt" style:font-style-asian="normal" style:font-name-complex="Times New Roman3" style:font-size-complex="12pt" style:language-complex="sa" style:country-complex="IN" style:font-style-complex="normal"/>
    </style:style>
    <style:style style:name="T335"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fo:font-weight="bold" style:letter-kerning="false" fo:background-color="transparent" loext:char-shading-value="0" style:font-name-asian="Times New Roman3" style:font-size-asian="12pt" style:font-style-asian="normal" style:font-weight-asian="bold" style:font-name-complex="Times New Roman3" style:font-size-complex="12pt" style:language-complex="sa" style:country-complex="IN" style:font-style-complex="normal" style:font-weight-complex="bold"/>
    </style:style>
    <style:style style:name="T336"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fo:font-weight="bold" style:letter-kerning="false" fo:background-color="transparent" loext:char-shading-value="0" style:font-name-asian="Helvetica1" style:font-size-asian="12pt" style:font-style-asian="normal" style:font-weight-asian="bold" style:font-name-complex="Times New Roman3" style:font-size-complex="12pt" style:language-complex="sa" style:country-complex="IN" style:font-style-complex="normal" style:font-weight-complex="bold"/>
    </style:style>
    <style:style style:name="T337"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Times New Roman1" style:font-size-asian="12pt" style:font-style-asian="italic" style:font-name-complex="Times New Roman2" style:font-size-complex="12pt" style:language-complex="sa" style:country-complex="IN" style:font-style-complex="italic"/>
    </style:style>
    <style:style style:name="T338"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Times New Roman1" style:font-size-asian="12pt" style:font-style-asian="italic" style:font-size-complex="12pt" style:language-complex="sa" style:country-complex="IN" style:font-style-complex="italic"/>
    </style:style>
    <style:style style:name="T339"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Times New Roman1" style:font-size-asian="10.5pt" style:font-style-asian="italic" style:font-size-complex="12pt" style:language-complex="sa" style:country-complex="IN" style:font-style-complex="italic"/>
    </style:style>
    <style:style style:name="T340"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Helvetica" style:font-size-asian="12pt" style:font-style-asian="italic" style:font-size-complex="12pt" style:language-complex="sa" style:country-complex="IN" style:font-style-complex="italic"/>
    </style:style>
    <style:style style:name="T341"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1" style:font-size-asian="12pt" style:font-style-asian="italic" style:font-weight-asian="bold" style:font-size-complex="12pt" style:language-complex="sa" style:country-complex="IN" style:font-style-complex="italic" style:font-weight-complex="bold"/>
    </style:style>
    <style:style style:name="T342"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1" style:font-size-asian="12pt" style:font-style-asian="italic" style:font-weight-asian="bold" style:font-name-complex="Ganapathy" style:font-size-complex="12pt" style:language-complex="sa" style:country-complex="IN" style:font-style-complex="italic" style:font-weight-complex="bold"/>
    </style:style>
    <style:style style:name="T343"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1" style:font-size-asian="12pt" style:font-style-asian="italic" style:font-weight-asian="bold" style:font-name-complex="Times New Roman2" style:font-size-complex="12pt" style:language-complex="sa" style:country-complex="IN" style:font-style-complex="italic" style:font-weight-complex="bold"/>
    </style:style>
    <style:style style:name="T344"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3" style:font-size-asian="12pt" style:font-style-asian="italic" style:font-weight-asian="bold" style:font-size-complex="12pt" style:language-complex="sa" style:country-complex="IN" style:font-style-complex="italic" style:font-weight-complex="bold"/>
    </style:style>
    <style:style style:name="T345"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Helvetica" style:font-size-asian="12pt" style:font-style-asian="italic" style:font-weight-asian="bold" style:font-size-complex="12pt" style:language-complex="sa" style:country-complex="IN" style:font-style-complex="italic" style:font-weight-complex="bold"/>
    </style:style>
    <style:style style:name="T346"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language-complex="sa" style:country-complex="IN" style:font-style-complex="normal"/>
    </style:style>
    <style:style style:name="T347"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Times New Roman2" style:language-complex="sa" style:country-complex="IN" style:font-style-complex="normal"/>
    </style:style>
    <style:style style:name="T348"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Ganapathy" style:language-complex="sa" style:country-complex="IN" style:font-style-complex="normal"/>
    </style:style>
    <style:style style:name="T349"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3" style:font-style-asian="normal" style:language-complex="sa" style:country-complex="IN" style:font-style-complex="normal"/>
    </style:style>
    <style:style style:name="T350"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Helvetica" style:font-style-asian="normal" style:language-complex="sa" style:country-complex="IN" style:font-style-complex="normal"/>
    </style:style>
    <style:style style:name="T351"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3" style:font-style-asian="normal" style:font-weight-asian="bold" style:language-complex="sa" style:country-complex="IN" style:font-style-complex="normal" style:font-weight-complex="bold"/>
    </style:style>
    <style:style style:name="T352"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Helvetica" style:font-style-asian="normal" style:font-weight-asian="bold" style:language-complex="sa" style:country-complex="IN" style:font-style-complex="normal" style:font-weight-complex="bold"/>
    </style:style>
    <style:style style:name="T353"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1" style:font-style-asian="normal" style:font-weight-asian="bold" style:language-complex="sa" style:country-complex="IN" style:font-style-complex="normal" style:font-weight-complex="bold"/>
    </style:style>
    <style:style style:name="T354"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language-complex="sa" style:country-complex="IN" style:font-style-complex="normal" style:font-weight-complex="normal"/>
    </style:style>
    <style:style style:name="T355"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font-name-complex="Times New Roman2" style:language-complex="sa" style:country-complex="IN" style:font-style-complex="normal" style:font-weight-complex="normal"/>
    </style:style>
    <style:style style:name="T356"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NewRomanPSMT" style:font-style-asian="normal" style:font-weight-asian="normal" style:language-complex="sa" style:country-complex="IN" style:font-style-complex="normal" style:font-weight-complex="normal"/>
    </style:style>
    <style:style style:name="T357"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solid" style:text-underline-width="auto" style:text-underline-color="font-color" fo:font-weight="normal" style:letter-kerning="false" fo:background-color="transparent" loext:char-shading-value="0" style:font-name-asian="Times New Roman3" style:font-style-asian="normal" style:font-weight-asian="normal" style:font-name-complex="Times New Roman2" style:language-complex="sa" style:country-complex="IN" style:font-style-complex="normal" style:font-weight-complex="normal"/>
    </style:style>
    <style:style style:name="T358" style:family="text">
      <style:text-properties fo:font-variant="normal" fo:text-transform="none" fo:color="#000000" loext:opacity="100%" style:text-outline="false" style:text-line-through-style="none" style:text-line-through-type="none" style:text-position="0% 100%" fo:letter-spacing="normal" fo:language="fr" fo:country="FR" fo:font-style="normal" fo:font-weight="normal" style:letter-kerning="false" fo:background-color="transparent" loext:char-shading-value="0" style:font-name-asian="Helvetica1" style:font-style-asian="normal" style:font-weight-asian="normal" style:font-name-complex="Times New Roman3" style:language-complex="sa" style:country-complex="IN" style:font-style-complex="normal" style:font-weight-complex="normal"/>
    </style:style>
    <style:style style:name="T359" style:family="text">
      <style:text-properties fo:font-variant="normal" fo:text-transform="none" fo:color="#000000" loext:opacity="100%" style:text-outline="false" style:text-line-through-style="none" style:text-line-through-type="none" style:text-position="0% 100%" fo:letter-spacing="normal" fo:language="fr" fo:country="FR" fo:font-style="normal" fo:font-weight="normal" style:letter-kerning="false" fo:background-color="transparent" loext:char-shading-value="0" style:font-name-asian="Times New Roman3" style:font-style-asian="normal" style:font-weight-asian="normal" style:font-name-complex="Times New Roman3" style:language-complex="sa" style:country-complex="IN" style:font-style-complex="normal" style:font-weight-complex="normal"/>
    </style:style>
    <style:style style:name="T360"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solid" style:text-underline-width="auto" style:text-underline-color="font-color" fo:font-weight="normal" style:letter-kerning="false" fo:background-color="transparent" loext:char-shading-value="0" style:font-name-asian="Times New Roman3" style:font-style-asian="italic" style:font-weight-asian="normal" style:font-name-complex="Times New Roman2" style:language-complex="sa" style:country-complex="IN" style:font-style-complex="italic" style:font-weight-complex="normal"/>
    </style:style>
    <style:style style:name="T361"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bold" style:letter-kerning="false" fo:background-color="transparent" loext:char-shading-value="0" style:font-name-asian="Times New Roman3" style:font-style-asian="italic" style:font-weight-asian="bold" style:language-complex="sa" style:country-complex="IN" style:font-style-complex="italic" style:font-weight-complex="bold"/>
    </style:style>
    <style:style style:name="T362"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bold" style:letter-kerning="false" fo:background-color="transparent" loext:char-shading-value="0" style:font-name-asian="Helvetica" style:font-style-asian="italic" style:font-weight-asian="bold" style:language-complex="sa" style:country-complex="IN" style:font-style-complex="italic" style:font-weight-complex="bold"/>
    </style:style>
    <style:style style:name="T363"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style:letter-kerning="false" fo:background-color="transparent" loext:char-shading-value="0" style:font-name-asian="Times New Roman1" style:font-style-asian="italic" style:language-complex="sa" style:country-complex="IN" style:font-style-complex="italic"/>
    </style:style>
    <style:style style:name="T364"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normal" style:letter-kerning="false" fo:background-color="transparent" loext:char-shading-value="0" style:font-name-asian="Times New Roman1" style:font-style-asian="italic" style:font-weight-asian="normal" style:language-complex="sa" style:country-complex="IN" style:font-style-complex="italic" style:font-weight-complex="normal"/>
    </style:style>
    <style:style style:name="T365"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normal" style:letter-kerning="false" fo:background-color="transparent" loext:char-shading-value="0" style:font-name-asian="Times New Roman1" style:font-style-asian="italic" style:font-weight-asian="normal" style:font-name-complex="Times New Roman2" style:language-complex="sa" style:country-complex="IN" style:font-style-complex="italic" style:font-weight-complex="normal"/>
    </style:style>
    <style:style style:name="T366" style:family="text">
      <style:text-properties fo:font-variant="normal" fo:text-transform="none" fo:color="#000000" loext:opacity="100%" style:text-outline="false" style:text-line-through-style="none" style:text-line-through-type="none" style:text-position="0% 100%" fo:letter-spacing="normal" fo:language="fr" fo:country="FR" fo:font-style="italic" fo:font-weight="normal" style:letter-kerning="false" fo:background-color="transparent" loext:char-shading-value="0" style:font-name-asian="Times New Roman3" style:font-style-asian="italic" style:font-weight-asian="normal" style:font-name-complex="Times New Roman3" style:language-complex="sa" style:country-complex="IN" style:font-style-complex="italic" style:font-weight-complex="normal"/>
    </style:style>
    <style:style style:name="T367" style:family="text">
      <style:text-properties fo:font-variant="normal" fo:text-transform="none" fo:color="#000000" loext:opacity="100%" style:text-outline="false" style:text-line-through-style="none" style:text-line-through-type="none" style:text-position="0% 100%" fo:letter-spacing="normal" fo:language="en" fo:country="US" fo:font-style="italic" style:text-underline-style="none" fo:font-weight="bold" style:letter-kerning="false" fo:background-color="transparent" loext:char-shading-value="0" style:font-name-asian="nRWÿ" style:font-style-asian="italic" style:font-weight-asian="bold" style:language-complex="sa" style:country-complex="IN" style:font-style-complex="italic" style:font-weight-complex="bold"/>
    </style:style>
    <style:style style:name="T368"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Times New Roman1" style:font-size-asian="11pt" style:font-style-asian="normal" style:font-name-complex="Times New Roman2" style:font-size-complex="11pt" style:language-complex="sa" style:country-complex="IN" style:font-style-complex="normal"/>
    </style:style>
    <style:style style:name="T369"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Times New Roman1" style:font-size-asian="11pt" style:font-style-asian="normal" style:font-size-complex="11pt" style:language-complex="sa" style:country-complex="IN" style:font-style-complex="normal"/>
    </style:style>
    <style:style style:name="T370"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Times New Roman3" style:font-size-asian="11pt" style:font-style-asian="normal" style:font-size-complex="11pt" style:language-complex="sa" style:country-complex="IN" style:font-style-complex="normal"/>
    </style:style>
    <style:style style:name="T371"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ð]`[ÿ" style:font-size-asian="11pt" style:font-style-asian="normal" style:font-size-complex="11pt" style:language-complex="sa" style:country-complex="IN" style:font-style-complex="normal"/>
    </style:style>
    <style:style style:name="T372"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solid" style:text-underline-width="auto" style:text-underline-color="font-color" fo:font-weight="normal" style:letter-kerning="false" fo:background-color="transparent" loext:char-shading-value="0" style:font-name-asian="Times New Roman3" style:font-size-asian="11pt" style:font-style-asian="normal" style:font-weight-asian="normal" style:font-name-complex="Times New Roman2" style:font-size-complex="11pt" style:language-complex="sa" style:country-complex="IN" style:font-style-complex="normal" style:font-weight-complex="normal"/>
    </style:style>
    <style:style style:name="T373"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solid" style:text-underline-width="auto" style:text-underline-color="font-color" fo:font-weight="normal" style:letter-kerning="false" fo:background-color="transparent" loext:char-shading-value="0" style:font-name-asian="Times New Roman1" style:font-size-asian="11pt" style:font-style-asian="normal" style:font-weight-asian="normal" style:font-name-complex="Times New Roman2" style:font-size-complex="11pt" style:language-complex="sa" style:country-complex="IN" style:font-style-complex="normal" style:font-weight-complex="normal"/>
    </style:style>
    <style:style style:name="T374"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italic" style:text-underline-style="solid" style:text-underline-width="auto" style:text-underline-color="font-color" fo:font-weight="normal" style:letter-kerning="false" fo:background-color="transparent" loext:char-shading-value="0" style:font-name-asian="Times New Roman3" style:font-size-asian="11pt" style:font-style-asian="italic" style:font-weight-asian="normal" style:font-name-complex="Times New Roman2" style:font-size-complex="11pt" style:language-complex="sa" style:country-complex="IN" style:font-style-complex="italic" style:font-weight-complex="normal"/>
    </style:style>
    <style:style style:name="T375"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italic" style:text-underline-style="solid" style:text-underline-width="auto" style:text-underline-color="font-color" fo:font-weight="normal" style:letter-kerning="false" fo:background-color="transparent" loext:char-shading-value="0" style:font-name-asian="Times New Roman3" style:font-size-asian="11pt" style:font-style-asian="italic" style:font-weight-asian="normal" style:font-name-complex="Times New Roman3" style:font-size-complex="11pt" style:language-complex="sa" style:country-complex="IN" style:font-style-complex="italic" style:font-weight-complex="normal"/>
    </style:style>
    <style:style style:name="T376" style:family="text">
      <style:text-properties fo:font-variant="normal" fo:text-transform="none" fo:color="#000000" loext:opacity="100%" style:text-outline="false" style:text-line-through-style="none" style:text-line-through-type="none" style:text-position="0% 100%" fo:font-size="10pt" fo:letter-spacing="normal" fo:language="fr" fo:country="FR" fo:font-style="normal" style:text-underline-style="none" style:letter-kerning="false" fo:background-color="transparent" loext:char-shading-value="0" style:font-name-asian="Times New Roman1" style:font-size-asian="10pt" style:font-style-asian="normal" style:font-size-complex="10pt" style:language-complex="sa" style:country-complex="IN" style:font-style-complex="normal"/>
    </style:style>
    <style:style style:name="T377"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style:letter-kerning="false" fo:background-color="transparent" loext:char-shading-value="0" style:font-name-asian="Times New Roman1" style:font-size-asian="6pt" style:font-style-asian="normal" style:font-name-complex="Times New Roman2" style:font-size-complex="6pt" style:language-complex="sa" style:country-complex="IN" style:font-style-complex="normal"/>
    </style:style>
    <style:style style:name="T378"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style:letter-kerning="false" fo:background-color="transparent" loext:char-shading-value="0" style:font-name-asian="Times New Roman1" style:font-size-asian="6pt" style:font-style-asian="normal" style:font-size-complex="6pt" style:language-complex="sa" style:country-complex="IN" style:font-style-complex="normal"/>
    </style:style>
    <style:style style:name="T379"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style:letter-kerning="false" fo:background-color="transparent" loext:char-shading-value="0" style:font-name-asian="Helvetica" style:font-size-asian="6pt" style:font-style-asian="normal" style:font-size-complex="6pt" style:language-complex="sa" style:country-complex="IN" style:font-style-complex="normal"/>
    </style:style>
    <style:style style:name="T380"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fo:font-weight="normal" style:letter-kerning="false" fo:background-color="transparent" loext:char-shading-value="0" style:font-name-asian="Times New Roman1" style:font-size-asian="6pt" style:font-style-asian="normal" style:font-weight-asian="normal" style:font-size-complex="6pt" style:language-complex="sa" style:country-complex="IN" style:font-style-complex="normal" style:font-weight-complex="normal"/>
    </style:style>
    <style:style style:name="T381" style:family="text">
      <style:text-properties fo:font-variant="normal" fo:text-transform="none" fo:color="#000000" loext:opacity="100%" style:text-outline="false" style:text-line-through-style="none" style:text-line-through-type="none" style:text-position="0% 100%" fo:font-size="7pt" fo:letter-spacing="normal" fo:language="fr" fo:country="FR" fo:font-style="normal" style:text-underline-style="none" style:letter-kerning="false" fo:background-color="transparent" loext:char-shading-value="0" style:font-name-asian="Times New Roman1" style:font-size-asian="7pt" style:font-style-asian="normal" style:font-size-complex="7pt" style:language-complex="sa" style:country-complex="IN" style:font-style-complex="normal"/>
    </style:style>
    <style:style style:name="T382" style:family="text">
      <style:text-properties fo:font-variant="normal" fo:text-transform="none" fo:color="#000000" loext:opacity="100%" style:text-outline="false" style:text-line-through-style="none" style:text-line-through-type="none" style:text-position="0% 100%" fo:font-size="7pt" fo:letter-spacing="normal" fo:language="fr" fo:country="FR" fo:font-style="normal" style:text-underline-style="none" style:letter-kerning="false" fo:background-color="transparent" loext:char-shading-value="0" style:font-name-asian="Times New Roman1" style:font-size-asian="7pt" style:font-style-asian="normal" style:font-name-complex="Times New Roman2" style:font-size-complex="7pt" style:language-complex="sa" style:country-complex="IN" style:font-style-complex="normal"/>
    </style:style>
    <style:style style:name="T383" style:family="text">
      <style:text-properties fo:font-variant="normal" fo:text-transform="none" fo:color="#000000" loext:opacity="100%" style:text-outline="false" style:text-line-through-style="none" style:text-line-through-type="none" style:text-position="0% 100%" fo:font-size="7pt" fo:letter-spacing="normal" fo:language="fr" fo:country="FR" fo:font-style="normal" style:text-underline-style="none" fo:font-weight="normal" style:letter-kerning="false" fo:background-color="transparent" loext:char-shading-value="0" style:font-name-asian="TimesNewRomanPSMT" style:font-size-asian="7pt" style:font-style-asian="normal" style:font-weight-asian="normal" style:font-size-complex="7pt" style:language-complex="sa" style:country-complex="IN" style:font-style-complex="normal" style:font-weight-complex="normal"/>
    </style:style>
    <style:style style:name="T384" style:family="text">
      <style:text-properties fo:font-variant="normal" fo:text-transform="none" fo:color="#000000" loext:opacity="100%" style:text-outline="false" style:text-line-through-style="none" style:text-line-through-type="none" style:text-position="0% 100%" fo:font-size="4pt" fo:letter-spacing="normal" fo:language="fr" fo:country="FR" fo:font-style="normal" style:text-underline-style="none" style:letter-kerning="false" fo:background-color="transparent" loext:char-shading-value="0" style:font-name-asian="Helvetica" style:font-size-asian="4pt" style:font-style-asian="normal" style:font-size-complex="4pt" style:language-complex="sa" style:country-complex="IN" style:font-style-complex="normal"/>
    </style:style>
    <style:style style:name="T385" style:family="text">
      <style:text-properties fo:font-variant="normal" fo:text-transform="none" fo:color="#000000" loext:opacity="100%" style:text-outline="false" style:text-line-through-style="none" style:text-line-through-type="none" style:text-position="super 58%"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386" style:family="text">
      <style:text-properties fo:font-variant="normal" fo:text-transform="none" fo:color="#000000" loext:opacity="100%" style:text-outline="false" style:text-line-through-style="none" style:text-line-through-type="none" style:text-position="super 58%" fo:font-size="11pt" fo:letter-spacing="normal" fo:language="fr" fo:country="FR" fo:font-style="normal" style:text-underline-style="solid" style:text-underline-width="auto" style:text-underline-color="font-color" fo:font-weight="normal" style:letter-kerning="false" fo:background-color="transparent" loext:char-shading-value="0" style:font-name-asian="Times New Roman3" style:font-size-asian="11pt" style:font-style-asian="normal" style:font-weight-asian="normal" style:font-name-complex="Times New Roman2" style:font-size-complex="11pt" style:language-complex="sa" style:country-complex="IN" style:font-style-complex="normal" style:font-weight-complex="normal"/>
    </style:style>
    <style:style style:name="T387" style:family="text">
      <style:text-properties fo:font-variant="normal" fo:text-transform="none" fo:color="#000000" loext:opacity="100%" style:text-outline="false" style:text-line-through-style="none" style:text-line-through-type="none" style:text-position="sub 58%" fo:font-size="12pt" fo:letter-spacing="normal" fo:language="fr" fo:country="FR" fo:font-style="normal" style:text-underline-style="solid" style:text-underline-width="auto" style:text-underline-color="font-color" style:letter-kerning="false" fo:background-color="transparent" loext:char-shading-value="0" style:font-name-asian="Times New Roman3" style:font-size-asian="12pt" style:font-style-asian="normal" style:font-name-complex="Times New Roman3" style:font-size-complex="12pt" style:language-complex="sa" style:country-complex="IN" style:font-style-complex="normal"/>
    </style:style>
    <style:style style:name="T388" style:family="text">
      <style:text-properties fo:font-variant="normal" fo:text-transform="none" fo:color="#000000" loext:opacity="100%" style:text-outline="false" style:text-line-through-style="none" style:text-line-through-type="none" fo:letter-spacing="normal" fo:font-style="normal" fo:font-weight="normal" style:letter-kerning="false" fo:background-color="transparent" loext:char-shading-value="0" style:font-name-asian="Times New Roman3" style:font-style-asian="normal" style:font-weight-asian="normal" style:font-name-complex="Times New Roman3" style:language-complex="sa" style:country-complex="IN" style:font-style-complex="normal" style:font-weight-complex="normal"/>
    </style:style>
    <style:style style:name="T389" style:family="text">
      <style:text-properties fo:font-variant="normal" fo:text-transform="none" fo:color="#000000" loext:opacity="100%" style:text-outline="false" style:text-line-through-style="none" style:text-line-through-type="none" fo:letter-spacing="normal" fo:font-style="normal" fo:font-weight="normal" style:letter-kerning="false" style:font-name-asian="Helvetica1" style:font-style-asian="normal" style:font-weight-asian="normal" style:font-name-complex="Times New Roman3" style:language-complex="sa" style:country-complex="IN" style:font-style-complex="normal" style:font-weight-complex="normal"/>
    </style:style>
    <style:style style:name="T390" style:family="text">
      <style:text-properties fo:font-variant="normal" fo:text-transform="none" fo:color="#000000" loext:opacity="100%" style:text-outline="false" style:text-line-through-style="none" style:text-line-through-type="none" fo:letter-spacing="normal" fo:font-style="normal" fo:font-weight="normal" style:letter-kerning="false" style:font-style-asian="normal" style:font-weight-asian="normal" style:language-complex="sa" style:country-complex="IN" style:font-style-complex="normal" style:font-weight-complex="normal"/>
    </style:style>
    <style:style style:name="T391" style:family="text">
      <style:text-properties fo:font-variant="normal" fo:text-transform="none" fo:color="#000000" loext:opacity="100%" style:text-outline="false" style:text-line-through-style="none" style:text-line-through-type="none" fo:letter-spacing="normal" fo:font-style="normal" fo:font-weight="normal" style:letter-kerning="false" style:font-name-asian="Times New Roman3" style:font-style-asian="normal" style:font-weight-asian="normal" style:font-name-complex="Times New Roman3" style:language-complex="sa" style:country-complex="IN" style:font-style-complex="normal" style:font-weight-complex="normal"/>
    </style:style>
    <style:style style:name="T392" style:family="text">
      <style:text-properties fo:font-variant="normal" fo:text-transform="none" fo:color="#000000" loext:opacity="100%" style:text-outline="false" style:text-line-through-style="none" style:text-line-through-type="none" fo:letter-spacing="normal" fo:font-style="italic" fo:font-weight="normal" style:letter-kerning="false" style:font-style-asian="italic" style:font-weight-asian="normal" style:language-complex="sa" style:country-complex="IN" style:font-style-complex="italic" style:font-weight-complex="normal"/>
    </style:style>
    <style:style style:name="T393" style:family="text">
      <style:text-properties fo:font-variant="normal" fo:text-transform="none" fo:color="#000000" loext:opacity="100%" style:text-outline="false" style:text-line-through-style="none" style:text-line-through-type="none" fo:letter-spacing="normal" fo:font-style="italic" fo:font-weight="normal" style:letter-kerning="false" style:font-name-asian="Helvetica1" style:font-style-asian="italic" style:font-weight-asian="normal" style:font-name-complex="Times New Roman3" style:language-complex="sa" style:country-complex="IN" style:font-style-complex="italic" style:font-weight-complex="normal"/>
    </style:style>
    <style:style style:name="T394" style:family="text">
      <style:text-properties fo:font-variant="normal" fo:text-transform="none" fo:color="#000000" loext:opacity="100%" style:text-outline="false" style:text-line-through-style="none" style:text-line-through-type="none" fo:letter-spacing="normal" fo:font-style="italic" fo:font-weight="normal" style:letter-kerning="false" style:font-name-asian="Times New Roman3" style:font-style-asian="italic" style:font-weight-asian="normal" style:font-name-complex="Times New Roman3" style:language-complex="sa" style:country-complex="IN" style:font-style-complex="italic" style:font-weight-complex="normal"/>
    </style:style>
    <style:style style:name="T395" style:family="text">
      <style:text-properties fo:font-variant="normal" fo:text-transform="none" fo:color="#000000" loext:opacity="100%" style:text-outline="false" style:font-name="Times New Roman2" fo:font-size="12pt" fo:letter-spacing="normal" fo:font-style="italic" style:letter-kerning="false" style:font-name-asian="Times New Roman1" style:font-size-asian="12pt" style:font-style-asian="italic" style:font-name-complex="Times New Roman2" style:font-size-complex="12pt" style:language-complex="sa" style:country-complex="IN" style:font-style-complex="italic"/>
    </style:style>
    <style:style style:name="T396" style:family="text">
      <style:text-properties fo:font-variant="normal" fo:text-transform="none" fo:color="#000000" loext:opacity="100%" style:text-outline="false" style:font-name="Times New Roman2" fo:font-size="11pt" fo:letter-spacing="normal" fo:font-style="normal" style:letter-kerning="false" style:font-name-asian="Times New Roman1" style:font-size-asian="11pt" style:font-style-asian="normal" style:font-name-complex="Times New Roman2" style:font-size-complex="11pt" style:language-complex="sa" style:country-complex="IN" style:font-style-complex="normal"/>
    </style:style>
    <style:style style:name="T397" style:family="text">
      <style:text-properties fo:font-variant="normal" fo:text-transform="none" fo:color="#000000" loext:opacity="100%" style:text-outline="false" style:font-name="Times New Roman2" fo:font-size="10pt" fo:letter-spacing="normal" fo:font-style="normal" style:text-underline-style="solid" style:text-underline-width="auto" style:text-underline-color="font-color" fo:font-weight="bold" style:letter-kerning="false" style:font-name-asian="Times New Roman3" style:font-size-asian="10pt" style:font-style-asian="normal" style:font-weight-asian="bold" style:font-name-complex="Times New Roman2" style:font-size-complex="10pt" style:language-complex="sa" style:country-complex="IN" style:font-style-complex="normal" style:font-weight-complex="bold"/>
    </style:style>
    <style:style style:name="T398" style:family="text">
      <style:text-properties fo:font-variant="normal" fo:text-transform="none" fo:color="#000000" loext:opacity="100%" style:text-outline="false" style:font-name="Times New Roman2" fo:font-size="7pt" fo:letter-spacing="normal" fo:font-style="normal" style:text-underline-style="solid" style:text-underline-width="auto" style:text-underline-color="font-color" fo:font-weight="bold" style:letter-kerning="false" style:font-name-asian="Times New Roman3" style:font-size-asian="7pt" style:font-style-asian="normal" style:font-weight-asian="bold" style:font-name-complex="Times New Roman2" style:font-size-complex="7pt" style:language-complex="sa" style:country-complex="IN" style:font-style-complex="normal" style:font-weight-complex="bold"/>
    </style:style>
    <style:style style:name="T399" style:family="text">
      <style:text-properties fo:font-variant="normal" fo:text-transform="none" fo:color="#000000" loext:opacity="100%" style:text-outline="false" fo:letter-spacing="normal" fo:font-style="normal" style:letter-kerning="false" style:font-name-asian="Times New Roman3" style:font-style-asian="normal" style:font-name-complex="Times New Roman2" style:language-complex="sa" style:country-complex="IN" style:font-style-complex="normal"/>
    </style:style>
    <style:style style:name="T400" style:family="text">
      <style:text-properties fo:font-variant="normal" fo:text-transform="none" fo:color="#000000" loext:opacity="100%" style:text-outline="false" fo:letter-spacing="normal" fo:font-style="normal" style:letter-kerning="false" style:font-name-asian="Times New Roman3" style:font-style-asian="normal" style:font-name-complex="Times New Roman3" style:language-complex="sa" style:country-complex="IN" style:font-style-complex="normal"/>
    </style:style>
    <style:style style:name="T401" style:family="text">
      <style:text-properties fo:font-variant="normal" fo:text-transform="none" fo:color="#000000" loext:opacity="100%" style:text-outline="false" fo:letter-spacing="normal" fo:font-style="normal" style:letter-kerning="false" style:font-name-asian="Times New Roman1" style:font-style-asian="normal" style:font-name-complex="Times New Roman2" style:language-complex="sa" style:country-complex="IN" style:font-style-complex="normal"/>
    </style:style>
    <style:style style:name="T402" style:family="text">
      <style:text-properties fo:font-variant="normal" fo:text-transform="none" fo:color="#000000" loext:opacity="100%" style:text-outline="false" fo:letter-spacing="normal" fo:font-style="normal" fo:font-weight="bold" style:letter-kerning="false" style:font-name-asian="Times New Roman1" style:font-style-asian="normal" style:font-weight-asian="bold" style:font-name-complex="Times New Roman2" style:language-complex="sa" style:country-complex="IN" style:font-style-complex="normal" style:font-weight-complex="bold"/>
    </style:style>
    <style:style style:name="T403" style:family="text">
      <style:text-properties fo:font-variant="normal" fo:text-transform="none" fo:color="#000000" loext:opacity="100%" style:text-outline="false" fo:letter-spacing="normal" fo:font-style="normal" fo:font-weight="bold" style:letter-kerning="false" style:font-name-asian="Times New Roman3" style:font-style-asian="normal" style:font-weight-asian="bold" style:font-name-complex="Times New Roman2" style:language-complex="sa" style:country-complex="IN" style:font-style-complex="normal" style:font-weight-complex="bold"/>
    </style:style>
    <style:style style:name="T404" style:family="text">
      <style:text-properties fo:font-variant="normal" fo:text-transform="none" fo:color="#000000" loext:opacity="100%" style:text-outline="false" fo:letter-spacing="normal" fo:font-style="normal" style:text-underline-style="solid" style:text-underline-width="auto" style:text-underline-color="font-color" fo:font-weight="bold" style:letter-kerning="false" style:font-name-asian="Times New Roman1" style:font-style-asian="normal" style:font-weight-asian="bold" style:font-name-complex="Times New Roman2" style:language-complex="sa" style:country-complex="IN" style:font-style-complex="normal" style:font-weight-complex="bold"/>
    </style:style>
    <style:style style:name="T405" style:family="text">
      <style:text-properties fo:font-variant="normal" fo:text-transform="none" fo:color="#000000" loext:opacity="100%" style:text-outline="fals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2" style:language-complex="sa" style:country-complex="IN" style:font-style-complex="normal" style:font-weight-complex="bold"/>
    </style:style>
    <style:style style:name="T406" style:family="text">
      <style:text-properties fo:font-variant="normal" fo:text-transform="none" fo:color="#000000" loext:opacity="100%" style:text-outline="fals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407" style:family="text">
      <style:text-properties fo:font-variant="normal" fo:text-transform="none" fo:color="#000000" loext:opacity="100%" style:text-outline="false" fo:letter-spacing="normal" fo:font-style="normal" style:text-underline-style="solid" style:text-underline-width="auto" style:text-underline-color="font-color" style:letter-kerning="false" style:font-name-asian="Times New Roman3" style:font-style-asian="normal" style:font-name-complex="Times New Roman2" style:language-complex="sa" style:country-complex="IN" style:font-style-complex="normal"/>
    </style:style>
    <style:style style:name="T408" style:family="text">
      <style:text-properties fo:font-variant="normal" fo:text-transform="none" fo:color="#000000" loext:opacity="100%" style:text-outline="false"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409" style:family="text">
      <style:text-properties fo:font-variant="normal" fo:text-transform="none" fo:color="#000000" loext:opacity="100%" style:text-outline="false" fo:letter-spacing="normal" fo:font-style="normal" style:text-underline-style="solid" style:text-underline-width="auto" style:text-underline-color="font-color" style:letter-kerning="false" style:font-name-asian="Times New Roman1" style:font-style-asian="normal" style:font-name-complex="Times New Roman2" style:language-complex="sa" style:country-complex="IN" style:font-style-complex="normal"/>
    </style:style>
    <style:style style:name="T410" style:family="text">
      <style:text-properties fo:font-variant="normal" fo:text-transform="none" fo:color="#000000" loext:opacity="100%" style:text-outline="false" style:text-position="sub 58%" fo:letter-spacing="normal" fo:font-style="normal" style:text-underline-style="solid" style:text-underline-width="auto" style:text-underline-color="font-color" style:letter-kerning="false" style:font-name-asian="Times New Roman3" style:font-style-asian="normal" style:font-name-complex="Times New Roman2" style:language-complex="sa" style:country-complex="IN" style:font-style-complex="normal"/>
    </style:style>
    <style:style style:name="T411" style:family="text">
      <style:text-properties fo:font-variant="normal" fo:text-transform="none" fo:color="#000000" loext:opacity="100%" style:text-outline="false" style:text-position="sub 58%"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412" style:family="text">
      <style:text-properties fo:font-variant="normal" fo:text-transform="none" fo:color="#000000" loext:opacity="100%" style:text-outline="false" style:text-position="sub 58%" style:font-name="Times New Roman2"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3" style:font-size-complex="10pt" style:language-complex="sa" style:country-complex="IN" style:font-style-complex="normal"/>
    </style:style>
    <style:style style:name="T413" style:family="text">
      <style:text-properties fo:font-variant="normal" fo:text-transform="none" fo:color="#000000" loext:opacity="100%" style:text-outline="false" style:text-position="sub 58%" style:font-name="Times New Roman2" fo:font-size="7pt" fo:letter-spacing="normal" fo:font-style="normal" style:text-underline-style="solid" style:text-underline-width="auto" style:text-underline-color="font-color" style:letter-kerning="false" style:font-name-asian="Times New Roman3" style:font-size-asian="7pt" style:font-style-asian="normal" style:font-name-complex="Times New Roman3" style:font-size-complex="7pt" style:language-complex="sa" style:country-complex="IN" style:font-style-complex="normal"/>
    </style:style>
    <style:style style:name="T414" style:family="text">
      <style:text-properties fo:font-variant="normal" fo:text-transform="none" fo:color="#000000" loext:opacity="100%" style:text-outline="false" fo:font-size="8pt" fo:letter-spacing="normal" fo:font-style="normal" fo:font-weight="normal" style:letter-kerning="false"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T415" style:family="text">
      <style:text-properties fo:font-variant="normal" fo:text-transform="none" fo:color="#000000" loext:opacity="100%" style:text-outline="false" fo:font-size="10pt" fo:letter-spacing="normal" fo:font-style="normal" fo:font-weight="bold" style:letter-kerning="false" style:font-name-asian="Times New Roman1" style:font-size-asian="10pt" style:font-style-asian="normal" style:font-weight-asian="bold" style:font-name-complex="Times New Roman2" style:font-size-complex="10pt" style:language-complex="sa" style:country-complex="IN" style:font-style-complex="normal" style:font-weight-complex="bold"/>
    </style:style>
    <style:style style:name="T416" style:family="text">
      <style:text-properties fo:font-variant="normal" fo:text-transform="none" fo:color="#000000" loext:opacity="100%" style:text-outline="false" style:text-position="0% 100%" fo:letter-spacing="normal" fo:language="fr" fo:country="FR" fo:font-style="normal" style:text-underline-style="solid" style:text-underline-width="auto" style:text-underline-color="font-color" fo:font-weight="bold" style:letter-kerning="false" style:font-name-asian="Times New Roman1" style:font-style-asian="normal" style:font-weight-asian="bold" style:font-name-complex="Times New Roman2" style:language-complex="sa" style:country-complex="IN" style:font-style-complex="normal" style:font-weight-complex="bold"/>
    </style:style>
    <style:style style:name="T417" style:family="text">
      <style:text-properties fo:font-variant="normal" fo:text-transform="none" fo:color="#000000" loext:opacity="100%" fo:letter-spacing="normal" fo:font-style="normal" style:font-name-asian="Times New Roman1" style:font-style-asian="normal" style:font-name-complex="Times New Roman2" style:language-complex="sa" style:country-complex="IN" style:font-style-complex="normal"/>
    </style:style>
    <style:style style:name="T418" style:family="text">
      <style:text-properties fo:font-variant="normal" fo:text-transform="none" fo:color="#000000" loext:opacity="100%" fo:letter-spacing="normal" fo:font-style="normal" fo:font-weight="bold" style:font-name-asian="Times New Roman1" style:font-style-asian="normal" style:font-weight-asian="bold" style:font-name-complex="Times New Roman2" style:language-complex="sa" style:country-complex="IN" style:font-style-complex="normal" style:font-weight-complex="bold"/>
    </style:style>
    <style:style style:name="T419" style:family="text">
      <style:text-properties fo:font-variant="normal" fo:text-transform="none" fo:color="#000000" loext:opacity="100%" fo:letter-spacing="normal" fo:font-style="normal" fo:font-weight="bold" style:font-name-asian="Times New Roman3" style:font-style-asian="normal" style:font-weight-asian="bold" style:font-name-complex="Times New Roman2" style:language-complex="sa" style:country-complex="IN" style:font-style-complex="normal" style:font-weight-complex="bold"/>
    </style:style>
    <style:style style:name="T420" style:family="text">
      <style:text-properties fo:font-variant="normal" fo:text-transform="none" fo:color="#000000" loext:opacity="100%" fo:letter-spacing="normal" fo:font-style="normal" fo:font-weight="bold" style:font-name-asian="Times New Roman2" style:font-style-asian="normal" style:font-weight-asian="bold" style:font-name-complex="Times New Roman2" style:language-complex="sa" style:country-complex="IN" style:font-style-complex="normal" style:font-weight-complex="bold"/>
    </style:style>
    <style:style style:name="T421" style:family="text">
      <style:text-properties fo:font-variant="normal" fo:text-transform="none" fo:color="#000000" loext:opacity="100%" fo:letter-spacing="normal" fo:font-style="normal" style:font-name-asian="Times New Roman3" style:font-style-asian="normal" style:font-name-complex="Times New Roman2" style:language-complex="sa" style:country-complex="IN" style:font-style-complex="normal"/>
    </style:style>
    <style:style style:name="T422" style:family="text">
      <style:text-properties fo:font-variant="normal" fo:text-transform="none" fo:color="#000000" loext:opacity="100%" fo:letter-spacing="normal" fo:font-style="normal" style:text-underline-style="solid" style:text-underline-width="auto" style:text-underline-color="font-color" fo:font-weight="bold" style:font-name-asian="Times New Roman3" style:font-style-asian="normal" style:font-weight-asian="bold" style:font-name-complex="Times New Roman2" style:language-complex="sa" style:country-complex="IN" style:font-style-complex="normal" style:font-weight-complex="bold"/>
    </style:style>
    <style:style style:name="T423" style:family="text">
      <style:text-properties fo:font-variant="normal" fo:text-transform="none" fo:color="#000000" loext:opacity="100%" fo:letter-spacing="normal" fo:font-style="normal" style:text-underline-style="solid" style:text-underline-width="auto" style:text-underline-color="font-color" style:font-name-asian="Times New Roman3" style:font-style-asian="normal" style:font-name-complex="Times New Roman2" style:language-complex="sa" style:country-complex="IN" style:font-style-complex="normal"/>
    </style:style>
    <style:style style:name="T424" style:family="text">
      <style:text-properties fo:font-variant="normal" fo:text-transform="none" fo:color="#000000" loext:opacity="100%" fo:letter-spacing="normal" fo:font-style="italic" style:text-underline-style="solid" style:text-underline-width="auto" style:text-underline-color="font-color" style:font-name-asian="Times New Roman3" style:font-style-asian="italic" style:font-name-complex="Times New Roman2" style:language-complex="sa" style:country-complex="IN" style:font-style-complex="italic"/>
    </style:style>
    <style:style style:name="T425" style:family="text">
      <style:text-properties fo:font-variant="normal" fo:text-transform="none" fo:color="#000000" loext:opacity="100%" fo:letter-spacing="normal" fo:font-style="italic" fo:font-weight="bold" style:font-name-asian="Times New Roman1" style:font-style-asian="italic" style:font-weight-asian="bold" style:font-name-complex="Times New Roman2" style:language-complex="sa" style:country-complex="IN" style:font-style-complex="italic" style:font-weight-complex="bold"/>
    </style:style>
    <style:style style:name="T426" style:family="text">
      <style:text-properties fo:font-variant="normal" fo:text-transform="none" fo:color="#000000" loext:opacity="100%" style:font-name="Times New Roman2" fo:letter-spacing="normal" fo:font-style="normal" style:font-name-asian="Times New Roman3" style:font-style-asian="normal" style:font-name-complex="Times New Roman2" style:language-complex="sa" style:country-complex="IN" style:font-style-complex="normal"/>
    </style:style>
    <style:style style:name="T427" style:family="text">
      <style:text-properties fo:font-variant="normal" fo:text-transform="none" fo:color="#000000" loext:opacity="100%" style:font-name="Times New Roman2" fo:font-size="4pt" fo:letter-spacing="normal" fo:font-style="normal" style:text-underline-style="none" fo:font-weight="normal" style:font-name-asian="Times New Roman1" style:font-size-asian="4pt" style:font-style-asian="normal" style:font-weight-asian="normal" style:font-name-complex="Times New Roman2" style:font-size-complex="4pt" style:language-complex="sa" style:country-complex="IN" style:font-style-complex="normal" style:font-weight-complex="normal"/>
    </style:style>
    <style:style style:name="T428" style:family="text">
      <style:text-properties fo:font-variant="normal" fo:text-transform="none" fo:color="#000000" loext:opacity="100%" style:font-name="Times New Roman2" fo:font-size="7pt" fo:letter-spacing="normal" fo:font-style="normal" style:text-underline-style="solid" style:text-underline-width="auto" style:text-underline-color="font-color" fo:background-color="transparent" loext:char-shading-value="0" style:font-name-asian="Times New Roman3" style:font-size-asian="7pt" style:font-style-asian="normal" style:font-name-complex="Times New Roman2" style:font-size-complex="7pt" style:language-complex="sa" style:country-complex="IN" style:font-style-complex="normal"/>
    </style:style>
    <style:style style:name="T429" style:family="text">
      <style:text-properties fo:font-variant="normal" fo:text-transform="none" fo:color="#000000" loext:opacity="100%" fo:font-size="10pt" fo:letter-spacing="normal" fo:font-style="normal" style:text-underline-style="solid" style:text-underline-width="auto" style:text-underline-color="font-color" style:font-name-asian="Times New Roman3" style:font-size-asian="10pt" style:font-style-asian="normal" style:font-name-complex="Times New Roman2" style:font-size-complex="10pt" style:language-complex="sa" style:country-complex="IN" style:font-style-complex="normal"/>
    </style:style>
    <style:style style:name="T430" style:family="text">
      <style:text-properties fo:font-variant="normal" fo:text-transform="none" fo:color="#000000" loext:opacity="100%" fo:font-size="11pt" fo:letter-spacing="normal" fo:font-style="normal" style:text-underline-style="solid" style:text-underline-width="auto" style:text-underline-color="font-color" style:font-name-asian="Times New Roman3" style:font-size-asian="11pt" style:font-style-asian="normal" style:font-name-complex="Times New Roman2" style:font-size-complex="11pt" style:language-complex="sa" style:country-complex="IN" style:font-style-complex="normal"/>
    </style:style>
    <style:style style:name="T431" style:family="text">
      <style:text-properties fo:font-variant="normal" fo:text-transform="none" fo:color="#000000" loext:opacity="100%" fo:font-size="11pt" fo:letter-spacing="normal" fo:font-style="normal" style:font-name-asian="Times New Roman1" style:font-size-asian="11pt" style:font-style-asian="normal" style:font-name-complex="Times New Roman2" style:font-size-complex="11pt" style:language-complex="sa" style:country-complex="IN" style:font-style-complex="normal"/>
    </style:style>
    <style:style style:name="T432" style:family="text">
      <style:text-properties fo:font-variant="normal" fo:text-transform="none" fo:color="#000000" loext:opacity="100%" fo:font-size="11pt" fo:letter-spacing="normal" fo:font-style="italic" style:text-underline-style="solid" style:text-underline-width="auto" style:text-underline-color="font-color" style:font-name-asian="Times New Roman3" style:font-size-asian="11pt" style:font-style-asian="italic" style:font-name-complex="Times New Roman2" style:font-size-complex="11pt" style:language-complex="sa" style:country-complex="IN" style:font-style-complex="italic"/>
    </style:style>
    <style:style style:name="T433" style:family="text">
      <style:text-properties fo:font-variant="normal" fo:text-transform="none" fo:color="#000000" loext:opacity="100%" fo:font-size="11pt" fo:font-style="italic" style:text-underline-style="solid" style:text-underline-width="auto" style:text-underline-color="font-color" style:font-size-asian="11pt" style:font-style-asian="italic" style:font-name-complex="Times New Roman2" style:font-size-complex="11pt" style:font-style-complex="italic"/>
    </style:style>
    <style:style style:name="T434" style:family="text">
      <style:text-properties fo:font-variant="normal" fo:text-transform="none" fo:color="#000000" loext:opacity="100%" fo:font-size="11pt" fo:font-style="italic" style:text-underline-style="solid" style:text-underline-width="auto" style:text-underline-color="font-color" style:font-name-asian="Times New Roman3" style:font-size-asian="11pt" style:font-style-asian="italic" style:font-name-complex="Times New Roman2" style:font-size-complex="11pt" style:font-style-complex="italic"/>
    </style:style>
    <style:style style:name="T435" style:family="text">
      <style:text-properties fo:font-variant="normal" fo:text-transform="none" fo:color="#000000" loext:opacity="100%" fo:font-size="11pt" style:text-underline-style="solid" style:text-underline-width="auto" style:text-underline-color="font-color" style:font-size-asian="11pt" style:font-name-complex="Times New Roman2" style:font-size-complex="11pt"/>
    </style:style>
    <style:style style:name="T436" style:family="text">
      <style:text-properties fo:font-variant="normal" fo:text-transform="none" fo:color="#000000" loext:opacity="100%" fo:font-size="11pt" style:text-underline-style="solid" style:text-underline-width="auto" style:text-underline-color="font-color" style:font-name-asian="Times New Roman3" style:font-size-asian="11pt" style:font-name-complex="Times New Roman2" style:font-size-complex="11pt"/>
    </style:style>
    <style:style style:name="T437" style:family="text">
      <style:text-properties fo:font-variant="normal" fo:text-transform="none" fo:color="#000000" loext:opacity="100%" style:text-position="sub 58%" fo:letter-spacing="normal" fo:font-style="normal" style:text-underline-style="solid" style:text-underline-width="auto" style:text-underline-color="font-color" style:font-name-asian="Times New Roman3" style:font-style-asian="normal" style:font-name-complex="Times New Roman2" style:language-complex="sa" style:country-complex="IN" style:font-style-complex="normal"/>
    </style:style>
    <style:style style:name="T438" style:family="text">
      <style:text-properties fo:font-variant="normal" fo:text-transform="none" fo:color="#000000" loext:opacity="100%" fo:font-size="8pt" style:text-underline-style="solid" style:text-underline-width="auto" style:text-underline-color="font-color" style:font-size-asian="8pt" style:font-name-complex="Times New Roman2" style:font-size-complex="8pt"/>
    </style:style>
    <style:style style:name="T439" style:family="text">
      <style:text-properties fo:font-variant="normal" fo:text-transform="none" fo:color="#000000" loext:opacity="100%" style:text-position="0% 100%" fo:font-size="12pt" fo:letter-spacing="normal" fo:language="en" fo:country="US" fo:font-style="normal" style:text-underline-style="none" fo:background-color="transparent" loext:char-shading-value="0" style:font-name-asian="Times New Roman1" style:font-size-asian="12pt" style:font-style-asian="normal" style:font-name-complex="Times New Roman2" style:font-size-complex="12pt" style:font-style-complex="normal"/>
    </style:style>
    <style:style style:name="T440" style:family="text">
      <style:text-properties fo:font-variant="normal" fo:text-transform="none" style:text-outline="false" style:text-line-through-style="none" style:text-line-through-type="none" fo:letter-spacing="normal" fo:font-style="normal" fo:font-weight="bold" style:letter-kerning="false" style:font-style-asian="normal" style:font-weight-asian="bold" style:language-complex="sa" style:country-complex="IN" style:font-style-complex="normal" style:font-weight-complex="bold"/>
    </style:style>
    <style:style style:name="T441" style:family="text">
      <style:text-properties fo:font-variant="normal" fo:text-transform="none" style:text-outline="false" style:text-line-through-style="none" style:text-line-through-type="none" fo:letter-spacing="normal" fo:font-style="normal" fo:font-weight="bold" style:letter-kerning="false" style:font-style-asian="normal" style:font-weight-asian="bold" style:font-name-complex="Times New Roman2" style:language-complex="sa" style:country-complex="IN" style:font-style-complex="normal" style:font-weight-complex="bold"/>
    </style:style>
    <style:style style:name="T442" style:family="text">
      <style:text-properties fo:font-variant="normal" fo:text-transform="none" style:text-outline="false" style:text-line-through-style="none" style:text-line-through-type="none" fo:letter-spacing="normal" fo:font-style="normal" fo:font-weight="bold" style:letter-kerning="false" style:font-name-asian="Times New Roman3" style:font-style-asian="normal" style:font-weight-asian="bold" style:language-complex="sa" style:country-complex="IN" style:font-style-complex="normal" style:font-weight-complex="bold"/>
    </style:style>
    <style:style style:name="T443" style:family="text">
      <style:text-properties fo:font-variant="normal" fo:text-transform="none" style:text-outline="false" style:text-line-through-style="none" style:text-line-through-type="none" fo:letter-spacing="normal" fo:font-style="normal" fo:font-weight="bold" style:letter-kerning="false" style:font-name-asian="Times New Roman3" style:font-style-asian="normal" style:font-weight-asian="bold" style:font-style-complex="normal" style:font-weight-complex="bold"/>
    </style:style>
    <style:style style:name="T444" style:family="text">
      <style:text-properties fo:font-variant="normal" fo:text-transform="none" style:text-outline="false" style:text-line-through-style="none" style:text-line-through-type="none" fo:letter-spacing="normal" fo:font-style="normal" style:letter-kerning="false" style:font-style-asian="normal" style:language-complex="sa" style:country-complex="IN" style:font-style-complex="normal"/>
    </style:style>
    <style:style style:name="T445" style:family="text">
      <style:text-properties fo:font-variant="normal" fo:text-transform="none" style:text-outline="false" style:text-line-through-style="none" style:text-line-through-type="none" fo:letter-spacing="normal" fo:font-style="normal" style:letter-kerning="false" style:font-name-asian="Times New Roman3" style:font-style-asian="normal" style:language-complex="sa" style:country-complex="IN" style:font-style-complex="normal"/>
    </style:style>
    <style:style style:name="T446" style:family="text">
      <style:text-properties fo:font-variant="normal" fo:text-transform="none" style:text-outline="false" style:text-line-through-style="none" style:text-line-through-type="none" fo:letter-spacing="normal" fo:font-style="normal" style:letter-kerning="false" style:font-name-asian="Times New Roman3" style:font-style-asian="normal" style:font-name-complex="Times New Roman3" style:language-complex="sa" style:country-complex="IN" style:font-style-complex="normal"/>
    </style:style>
    <style:style style:name="T447" style:family="text">
      <style:text-properties fo:font-variant="normal" fo:text-transform="none" style:text-outline="false" style:text-line-through-style="none" style:text-line-through-type="none" fo:letter-spacing="normal" fo:font-style="normal" style:letter-kerning="false" style:font-name-asian="Times New Roman3" style:font-style-asian="normal" style:font-style-complex="normal"/>
    </style:style>
    <style:style style:name="T448"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449"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Times New Roman3" style:font-style-asian="normal" style:font-weight-asian="bold" style:language-complex="sa" style:country-complex="IN" style:font-style-complex="normal" style:font-weight-complex="bold"/>
    </style:style>
    <style:style style:name="T450"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Helvetica1" style:font-style-asian="normal" style:font-weight-asian="bold" style:font-name-complex="Times New Roman3" style:language-complex="sa" style:country-complex="IN" style:font-style-complex="normal" style:font-weight-complex="bold"/>
    </style:style>
    <style:style style:name="T451"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TimesNewRomanPSMT1" style:font-style-asian="normal" style:font-weight-asian="bold" style:font-name-complex="Times New Roman3" style:language-complex="sa" style:country-complex="IN" style:font-style-complex="normal" style:font-weight-complex="bold"/>
    </style:style>
    <style:style style:name="T452"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style-asian="normal" style:font-weight-asian="bold" style:language-complex="sa" style:country-complex="IN" style:font-style-complex="normal" style:font-weight-complex="bold"/>
    </style:style>
    <style:style style:name="T453"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SimSun" style:font-style-asian="normal" style:font-weight-asian="bold" style:font-name-complex="Times New Roman3" style:language-complex="sa" style:country-complex="IN" style:font-style-complex="normal" style:font-weight-complex="bold"/>
    </style:style>
    <style:style style:name="T454"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455"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Times New Roman3" style:font-style-asian="normal" style:language-complex="sa" style:country-complex="IN" style:font-style-complex="normal"/>
    </style:style>
    <style:style style:name="T456"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style-asian="normal" style:language-complex="sa" style:country-complex="IN" style:font-style-complex="normal"/>
    </style:style>
    <style:style style:name="T457"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font-name-complex="Times New Roman3" style:language-complex="sa" style:country-complex="IN" style:font-style-complex="normal"/>
    </style:style>
    <style:style style:name="T458"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language-complex="sa" style:country-complex="IN" style:font-style-complex="normal"/>
    </style:style>
    <style:style style:name="T459"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TimesNewRomanPSMT1" style:font-style-asian="normal" style:font-name-complex="Times New Roman3" style:language-complex="sa" style:country-complex="IN" style:font-style-complex="normal"/>
    </style:style>
    <style:style style:name="T460"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SimSun" style:font-style-asian="normal" style:font-name-complex="Times New Roman3" style:language-complex="sa" style:country-complex="IN" style:font-style-complex="normal"/>
    </style:style>
    <style:style style:name="T461" style:family="text">
      <style:text-properties fo:font-variant="normal" fo:text-transform="none" style:text-outline="false" style:text-line-through-style="none" style:text-line-through-type="none" fo:letter-spacing="normal" fo:font-style="normal" fo:font-weight="normal" style:letter-kerning="false" style:font-style-asian="normal" style:font-weight-asian="normal" style:language-complex="sa" style:country-complex="IN" style:font-style-complex="normal" style:font-weight-complex="normal"/>
    </style:style>
    <style:style style:name="T462" style:family="text">
      <style:text-properties fo:font-variant="normal" fo:text-transform="none" style:text-outline="false" style:text-line-through-style="none" style:text-line-through-type="none" fo:letter-spacing="normal" fo:language="en" fo:country="US" fo:font-style="normal" style:text-underline-style="solid" style:text-underline-width="auto" style:text-underline-color="font-color" fo:font-weight="bold" style:letter-kerning="false" style:font-name-asian="nRWÿ" style:font-style-asian="normal" style:font-weight-asian="bold" style:language-complex="sa" style:country-complex="IN" style:font-style-complex="normal" style:font-weight-complex="bold"/>
    </style:style>
    <style:style style:name="T463"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464"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style:letter-kerning="false" style:font-name-asian="Times New Roman3" style:font-style-asian="normal" style:language-complex="sa" style:country-complex="IN" style:font-style-complex="normal"/>
    </style:style>
    <style:style style:name="T465"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style:letter-kerning="false" style:font-name-asian="TimesNewRomanPSMT1" style:font-style-asian="normal" style:font-name-complex="Times New Roman3" style:language-complex="sa" style:country-complex="IN" style:font-style-complex="normal"/>
    </style:style>
    <style:style style:name="T466"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467"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fo:font-weight="bold" style:letter-kerning="false" style:font-name-asian="Times New Roman3" style:font-style-asian="normal" style:font-weight-asian="bold" style:language-complex="sa" style:country-complex="IN" style:font-style-complex="normal" style:font-weight-complex="bold"/>
    </style:style>
    <style:style style:name="T468" style:family="text">
      <style:text-properties fo:font-variant="normal" fo:text-transform="none" style:text-outline="false" style:text-line-through-style="none" style:text-line-through-type="none" style:text-position="sub 58%" fo:letter-spacing="normal" fo:font-style="normal" style:letter-kerning="false" style:font-name-asian="Times New Roman3" style:font-style-asian="normal" style:font-name-complex="Times New Roman3" style:language-complex="sa" style:country-complex="IN" style:font-style-complex="normal"/>
    </style:style>
    <style:style style:name="T469" style:family="text">
      <style:text-properties fo:font-variant="normal" fo:text-transform="none" style:text-outline="false" style:text-line-through-style="none" style:text-line-through-type="none" style:text-position="sub 58%" fo:letter-spacing="normal" fo:language="fr" fo:country="FR" fo:font-style="normal" style:text-underline-style="solid" style:text-underline-width="auto" style:text-underline-color="font-color" style:letter-kerning="false" fo:background-color="transparent" loext:char-shading-value="0" style:font-name-asian="Times New Roman3" style:font-style-asian="normal" style:font-name-complex="Times New Roman3" style:language-complex="sa" style:country-complex="IN" style:font-style-complex="normal"/>
    </style:style>
    <style:style style:name="T470" style:family="text">
      <style:text-properties fo:font-variant="normal" fo:text-transform="none" style:text-outline="false" style:text-line-through-style="none" style:text-line-through-type="none" style:text-position="sub 58%" fo:font-size="10pt" fo:letter-spacing="normal" fo:font-style="normal" style:letter-kerning="false" style:font-name-asian="Times New Roman3" style:font-size-asian="10pt" style:font-style-asian="normal" style:font-name-complex="Times New Roman3" style:font-size-complex="10pt" style:language-complex="sa" style:country-complex="IN" style:font-style-complex="normal"/>
    </style:style>
    <style:style style:name="T471" style:family="text">
      <style:text-properties fo:font-variant="normal" fo:text-transform="none" style:text-outline="false" style:text-line-through-style="none" style:text-line-through-type="none" fo:font-size="10pt" fo:letter-spacing="normal" fo:font-style="normal" fo:font-weight="bold" style:letter-kerning="false" style:font-name-asian="Times New Roman3" style:font-size-asian="10pt" style:font-style-asian="normal" style:font-weight-asian="bold" style:font-name-complex="Times New Roman2" style:font-size-complex="10pt" style:language-complex="sa" style:country-complex="IN" style:font-style-complex="normal" style:font-weight-complex="bold"/>
    </style:style>
    <style:style style:name="T472" style:family="text">
      <style:text-properties fo:font-variant="normal" fo:text-transform="none" style:text-outline="false" style:text-line-through-style="none" style:text-line-through-type="none" fo:font-size="10pt" fo:letter-spacing="normal" fo:font-style="normal" fo:font-weight="bold" style:letter-kerning="false" style:font-size-asian="10pt" style:font-style-asian="normal" style:font-weight-asian="bold" style:font-size-complex="10pt" style:language-complex="sa" style:country-complex="IN" style:font-style-complex="normal" style:font-weight-complex="bold"/>
    </style:style>
    <style:style style:name="T473" style:family="text">
      <style:text-properties fo:font-variant="normal" fo:text-transform="none" style:text-outline="false" style:text-line-through-style="none" style:text-line-through-type="none"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3" style:font-size-complex="10pt" style:language-complex="sa" style:country-complex="IN" style:font-style-complex="normal"/>
    </style:style>
    <style:style style:name="T474" style:family="text">
      <style:text-properties fo:font-variant="normal" fo:text-transform="none" style:text-outline="false" style:text-line-through-style="none" style:text-line-through-type="none" fo:font-size="10pt" fo:letter-spacing="normal" fo:font-style="normal" style:text-underline-style="solid" style:text-underline-width="auto" style:text-underline-color="font-color" style:letter-kerning="false" style:font-name-asian="Helvetica1" style:font-size-asian="10pt" style:font-style-asian="normal" style:font-name-complex="Times New Roman3" style:font-size-complex="10pt" style:language-complex="sa" style:country-complex="IN" style:font-style-complex="normal"/>
    </style:style>
    <style:style style:name="T475" style:family="text">
      <style:text-properties fo:font-variant="normal" fo:text-transform="none" style:text-outline="false" style:text-line-through-style="none" style:text-line-through-type="none" fo:font-size="10pt" fo:letter-spacing="normal" fo:font-style="normal" fo:font-weight="normal" style:letter-kerning="false" style:font-size-asian="10pt" style:font-style-asian="normal" style:font-weight-asian="normal" style:font-name-complex="Times New Roman2" style:font-size-complex="10pt" style:language-complex="sa" style:country-complex="IN" style:font-style-complex="normal" style:font-weight-complex="normal"/>
    </style:style>
    <style:style style:name="T476" style:family="text">
      <style:text-properties fo:font-variant="normal" fo:text-transform="none" style:text-outline="false" style:text-line-through-style="none" style:text-line-through-type="none"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477" style:family="text">
      <style:text-properties fo:font-variant="normal" fo:text-transform="none" style:text-outline="false" style:text-line-through-style="none" style:text-line-through-type="none" fo:font-size="11pt" fo:letter-spacing="normal" fo:font-style="normal" style:text-underline-style="solid" style:text-underline-width="auto" style:text-underline-color="font-color" style:letter-kerning="false" style:font-name-asian="Times New Roman3" style:font-size-asian="11pt" style:font-style-asian="normal" style:font-size-complex="11pt" style:language-complex="sa" style:country-complex="IN" style:font-style-complex="normal"/>
    </style:style>
    <style:style style:name="T478" style:family="text">
      <style:text-properties fo:font-variant="normal" fo:text-transform="none" style:text-outline="false" style:text-line-through-style="none" style:text-line-through-type="none" fo:font-size="11pt" fo:letter-spacing="normal" fo:font-style="normal" style:text-underline-style="solid" style:text-underline-width="auto" style:text-underline-color="font-color" style:letter-kerning="false" style:font-name-asian="Times New Roman3" style:font-size-asian="11pt" style:font-style-asian="normal" style:font-name-complex="Times New Roman3" style:font-size-complex="11pt" style:language-complex="sa" style:country-complex="IN" style:font-style-complex="normal"/>
    </style:style>
    <style:style style:name="T479" style:family="text">
      <style:text-properties fo:font-variant="normal" fo:text-transform="none" style:text-outline="false" style:text-line-through-style="none" style:text-line-through-type="none" fo:font-size="11pt" fo:letter-spacing="normal" fo:font-style="italic" style:text-underline-style="solid" style:text-underline-width="auto" style:text-underline-color="font-color" style:letter-kerning="false" style:font-size-asian="11pt" style:font-style-asian="italic" style:font-size-complex="11pt" style:language-complex="sa" style:country-complex="IN" style:font-style-complex="italic"/>
    </style:style>
    <style:style style:name="T480" style:family="text">
      <style:text-properties fo:font-variant="normal" fo:text-transform="none" style:text-outline="false" style:text-line-through-style="none" style:text-line-through-type="none" fo:font-size="11pt" fo:letter-spacing="normal" fo:font-style="italic" style:text-underline-style="solid" style:text-underline-width="auto" style:text-underline-color="font-color" style:letter-kerning="false" style:font-name-asian="Times New Roman3" style:font-size-asian="11pt" style:font-style-asian="italic" style:font-size-complex="11pt" style:language-complex="sa" style:country-complex="IN" style:font-style-complex="italic"/>
    </style:style>
    <style:style style:name="T481" style:family="text">
      <style:text-properties fo:font-variant="normal" fo:text-transform="none" style:text-outline="false" style:text-line-through-style="none" style:text-line-through-type="none" fo:font-size="11pt" fo:letter-spacing="normal" fo:font-style="italic" style:text-underline-style="solid" style:text-underline-width="auto" style:text-underline-color="font-color" style:letter-kerning="false" style:font-name-asian="Times New Roman3" style:font-size-asian="11pt" style:font-style-asian="italic" style:font-name-complex="Times New Roman3" style:font-size-complex="11pt" style:language-complex="sa" style:country-complex="IN" style:font-style-complex="italic"/>
    </style:style>
    <style:style style:name="T482" style:family="text">
      <style:text-properties fo:font-variant="normal" fo:text-transform="none" style:text-outline="false" style:text-line-through-style="none" style:text-line-through-type="none" style:font-name="Times New Roman2"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2" style:font-size-complex="10pt" style:language-complex="sa" style:country-complex="IN" style:font-style-complex="normal"/>
    </style:style>
    <style:style style:name="T483" style:family="text">
      <style:text-properties fo:font-variant="normal" fo:text-transform="none" style:text-outline="false" style:text-line-through-style="none" style:text-line-through-type="none" style:font-name="Times New Roman2"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3" style:font-size-complex="10pt" style:language-complex="sa" style:country-complex="IN" style:font-style-complex="normal"/>
    </style:style>
    <style:style style:name="T484" style:family="text">
      <style:text-properties fo:font-variant="normal" fo:text-transform="none" style:text-outline="false" style:text-line-through-style="none" style:text-line-through-type="none" style:font-name="Times New Roman2" fo:font-size="10pt" fo:letter-spacing="normal" fo:font-style="normal" style:letter-kerning="false" style:font-name-asian="Times New Roman3" style:font-size-asian="10pt" style:font-style-asian="normal" style:font-name-complex="Times New Roman3" style:font-size-complex="10pt" style:language-complex="sa" style:country-complex="IN" style:font-style-complex="normal"/>
    </style:style>
    <style:style style:name="T485" style:family="text">
      <style:text-properties fo:font-variant="normal" fo:text-transform="none" style:text-outline="false" style:text-line-through-style="none" style:text-line-through-type="none" style:font-name="Times New Roman2" fo:font-size="9pt" fo:letter-spacing="normal" fo:font-style="normal" style:text-underline-style="solid" style:text-underline-width="auto" style:text-underline-color="font-color" style:letter-kerning="false" style:font-name-asian="Times New Roman3" style:font-size-asian="9pt" style:font-style-asian="normal" style:font-name-complex="Times New Roman2" style:font-size-complex="9pt" style:language-complex="sa" style:country-complex="IN" style:font-style-complex="normal"/>
    </style:style>
    <style:style style:name="T486" style:family="text">
      <style:text-properties fo:font-variant="normal" fo:text-transform="none" style:text-outline="false" style:text-line-through-style="none" style:text-line-through-type="none" style:font-name="Times New Roman2" fo:font-size="7pt" fo:letter-spacing="normal" fo:font-style="normal" style:letter-kerning="false" style:font-name-asian="Times New Roman3" style:font-size-asian="7pt" style:font-style-asian="normal" style:font-name-complex="Times New Roman3" style:font-size-complex="7pt" style:language-complex="sa" style:country-complex="IN" style:font-style-complex="normal"/>
    </style:style>
    <style:style style:name="T487" style:family="text">
      <style:text-properties fo:font-variant="normal" fo:text-transform="none" style:text-outline="false" style:text-line-through-style="none" style:text-line-through-type="none" style:font-name="Times New Roman2" fo:font-size="12pt" fo:letter-spacing="normal" fo:font-style="normal" style:text-underline-style="solid" style:text-underline-width="auto" style:text-underline-color="font-color" style:letter-kerning="false" style:font-size-asian="12pt" style:font-style-asian="normal" style:font-name-complex="Times New Roman2" style:font-size-complex="12pt" style:language-complex="sa" style:country-complex="IN" style:font-style-complex="normal"/>
    </style:style>
    <style:style style:name="T488"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language-complex="sa" style:country-complex="IN" style:font-style-complex="normal"/>
    </style:style>
    <style:style style:name="T489"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Times New Roman2" style:language-complex="sa" style:country-complex="IN" style:font-style-complex="normal"/>
    </style:style>
    <style:style style:name="T490"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Ganapathy" style:language-complex="sa" style:country-complex="IN" style:font-style-complex="normal"/>
    </style:style>
    <style:style style:name="T491"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style-asian="normal" style:language-complex="sa" style:country-complex="IN" style:font-style-complex="normal"/>
    </style:style>
    <style:style style:name="T492"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font-name-complex="Times New Roman2" style:language-complex="sa" style:country-complex="IN" style:font-style-complex="normal" style:font-weight-complex="normal"/>
    </style:style>
    <style:style style:name="T493"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language-complex="sa" style:country-complex="IN" style:font-style-complex="normal" style:font-weight-complex="normal"/>
    </style:style>
    <style:style style:name="T494"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3" style:font-style-asian="normal" style:font-weight-asian="bold" style:language-complex="sa" style:country-complex="IN" style:font-style-complex="normal" style:font-weight-complex="bold"/>
    </style:style>
    <style:style style:name="T495"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1" style:font-style-asian="normal" style:font-weight-asian="bold" style:language-complex="sa" style:country-complex="IN" style:font-style-complex="normal" style:font-weight-complex="bold"/>
    </style:style>
    <style:style style:name="T496" style:family="text">
      <style:text-properties fo:font-variant="normal" fo:text-transform="none" style:text-outline="false" style:text-line-through-style="none" style:text-line-through-type="none" style:text-position="0% 100%" fo:letter-spacing="normal" fo:language="fr" fo:country="FR" fo:font-style="normal" fo:font-weight="bold" style:letter-kerning="false" fo:background-color="transparent" loext:char-shading-value="0" style:font-name-asian="Times New Roman1" style:font-style-asian="normal" style:font-weight-asian="bold" style:language-complex="sa" style:country-complex="IN" style:font-style-complex="normal" style:font-weight-complex="bold"/>
    </style:style>
    <style:style style:name="T497" style:family="text">
      <style:text-properties fo:font-variant="normal" fo:text-transform="none" style:text-outline="false" style:text-line-through-style="none" style:text-line-through-type="none" style:text-position="0% 100%" fo:letter-spacing="normal" fo:language="fr" fo:country="FR" fo:font-style="normal" style:letter-kerning="false" fo:background-color="transparent" loext:char-shading-value="0" style:font-name-asian="Times New Roman3" style:font-style-asian="normal" style:language-complex="sa" style:country-complex="IN" style:font-style-complex="normal"/>
    </style:style>
    <style:style style:name="T498" style:family="text">
      <style:text-properties fo:font-variant="normal" fo:text-transform="none" style:text-outline="false" style:text-line-through-style="none" style:text-line-through-type="none" style:text-position="0% 100%" fo:letter-spacing="normal" fo:language="fr" fo:country="FR" fo:font-style="normal" style:letter-kerning="false" fo:background-color="transparent" loext:char-shading-value="0" style:font-name-asian="Times New Roman3" style:font-style-asian="normal" style:font-name-complex="Times New Roman1" style:language-complex="sa" style:country-complex="IN" style:font-style-complex="normal"/>
    </style:style>
    <style:style style:name="T499" style:family="text">
      <style:text-properties fo:font-variant="normal" fo:text-transform="none" style:text-outline="false" style:text-line-through-style="none" style:text-line-through-type="none" style:text-position="0% 100%" fo:letter-spacing="normal" fo:language="fr" fo:country="FR" fo:font-style="normal" style:letter-kerning="false" fo:background-color="transparent" loext:char-shading-value="0" style:font-name-asian="Times New Roman1" style:font-style-asian="normal" style:language-complex="sa" style:country-complex="IN" style:font-style-complex="normal"/>
    </style:style>
    <style:style style:name="T500" style:family="text">
      <style:text-properties fo:font-variant="normal" fo:text-transform="none" style:text-outline="false" style:text-line-through-style="none" style:text-line-through-type="none" style:text-position="0% 100%" fo:letter-spacing="normal" fo:language="fr" fo:country="FR" fo:font-style="normal" fo:font-weight="normal" style:letter-kerning="false" fo:background-color="transparent" loext:char-shading-value="0" style:font-name-asian="Times New Roman1" style:font-style-asian="normal" style:font-weight-asian="normal" style:language-complex="sa" style:country-complex="IN" style:font-style-complex="normal" style:font-weight-complex="normal"/>
    </style:style>
    <style:style style:name="T501" style:family="text">
      <style:text-properties fo:font-variant="normal" fo:text-transform="none" style:text-outline="false" style:text-line-through-style="none" style:text-line-through-type="none" style:text-position="0% 100%" fo:letter-spacing="normal" fo:language="fr" fo:country="FR" fo:font-style="normal" style:text-underline-style="solid" style:text-underline-width="auto" style:text-underline-color="font-color" fo:font-weight="bold" style:letter-kerning="false" fo:background-color="transparent" loext:char-shading-value="0" style:font-name-asian="Times New Roman3" style:font-style-asian="normal" style:font-weight-asian="bold" style:font-name-complex="Times New Roman3" style:language-complex="sa" style:country-complex="IN" style:font-style-complex="normal" style:font-weight-complex="bold"/>
    </style:style>
    <style:style style:name="T502" style:family="text">
      <style:text-properties fo:font-variant="normal" fo:text-transform="none" style:text-outline="false" style:text-line-through-style="none" style:text-line-through-type="none" style:text-position="0% 100%" fo:letter-spacing="normal" fo:language="fr" fo:country="FR" fo:font-style="normal" style:text-underline-style="solid" style:text-underline-width="auto" style:text-underline-color="font-color" style:letter-kerning="false" fo:background-color="transparent" loext:char-shading-value="0" style:font-name-asian="Times New Roman3" style:font-style-asian="normal" style:font-name-complex="Times New Roman3" style:language-complex="sa" style:country-complex="IN" style:font-style-complex="normal"/>
    </style:style>
    <style:style style:name="T503" style:family="text">
      <style:text-properties fo:font-variant="normal" fo:text-transform="none" style:text-outline="false" style:text-line-through-style="none" style:text-line-through-type="none" style:text-position="0% 100%" fo:letter-spacing="normal" fo:language="fr" fo:country="FR" fo:font-style="italic" style:text-underline-style="none" fo:font-weight="normal" style:letter-kerning="false" fo:background-color="transparent" loext:char-shading-value="0" style:font-name-asian="Times New Roman1" style:font-style-asian="italic" style:font-weight-asian="normal" style:language-complex="sa" style:country-complex="IN" style:font-style-complex="italic" style:font-weight-complex="normal"/>
    </style:style>
    <style:style style:name="T504" style:family="text">
      <style:text-properties fo:font-variant="normal" fo:text-transform="none" style:text-outline="false" style:text-line-through-style="none" style:text-line-through-type="none" style:text-position="0% 100%" fo:letter-spacing="normal" fo:language="en" fo:country="US" fo:font-style="normal" style:text-underline-style="solid" style:text-underline-width="auto" style:text-underline-color="font-color" fo:font-weight="bold" style:letter-kerning="false" fo:background-color="transparent" loext:char-shading-value="0" style:font-name-asian="nRWÿ" style:font-style-asian="normal" style:font-weight-asian="bold" style:language-complex="sa" style:country-complex="IN" style:font-style-complex="normal" style:font-weight-complex="bold"/>
    </style:style>
    <style:style style:name="T505" style:family="text">
      <style:text-properties fo:font-variant="normal" fo:text-transform="none" style:text-outline="false" style:text-line-through-style="none" style:text-line-through-type="none" style:text-position="0% 100%" style:font-name="Times New Roman2" fo:font-size="6pt" fo:letter-spacing="normal" fo:language="fr" fo:country="FR" fo:font-style="normal" fo:font-weight="normal" style:letter-kerning="false" fo:background-color="transparent" loext:char-shading-value="0" style:font-name-asian="Times New Roman1" style:font-size-asian="6pt" style:font-style-asian="normal" style:font-weight-asian="normal" style:font-size-complex="6pt" style:language-complex="sa" style:country-complex="IN" style:font-style-complex="normal" style:font-weight-complex="normal"/>
    </style:style>
    <style:style style:name="T506" style:family="text">
      <style:text-properties fo:font-variant="normal" fo:text-transform="none" style:text-outline="false" style:text-line-through-style="none" style:text-line-through-type="none" style:text-position="0% 100%" fo:font-size="2pt" fo:letter-spacing="normal" fo:language="fr" fo:country="FR" fo:font-style="normal" style:text-underline-style="none" fo:font-weight="normal" style:letter-kerning="false" fo:background-color="transparent" loext:char-shading-value="0" style:font-name-asian="Times New Roman1" style:font-size-asian="2pt" style:font-style-asian="normal" style:font-weight-asian="normal" style:font-size-complex="2pt" style:language-complex="sa" style:country-complex="IN" style:font-style-complex="normal" style:font-weight-complex="normal"/>
    </style:style>
    <style:style style:name="T507" style:family="text">
      <style:text-properties fo:font-variant="normal" fo:text-transform="none" style:text-outline="false" style:text-line-through-style="none" style:text-line-through-type="none" fo:font-size="6pt" fo:letter-spacing="normal" fo:font-style="normal" fo:font-weight="bold" style:letter-kerning="false" style:font-size-asian="6pt" style:font-style-asian="normal" style:font-weight-asian="bold" style:font-size-complex="6pt" style:language-complex="sa" style:country-complex="IN" style:font-style-complex="normal" style:font-weight-complex="bold"/>
    </style:style>
    <style:style style:name="T508" style:family="text">
      <style:text-properties fo:font-variant="normal" fo:text-transform="none" style:text-outline="false" style:text-line-through-style="none" style:text-line-through-type="none" fo:font-size="6pt" fo:letter-spacing="normal" fo:font-style="normal" fo:font-weight="bold" style:letter-kerning="false" style:font-name-asian="Times New Roman3" style:font-size-asian="6pt" style:font-style-asian="normal" style:font-weight-asian="bold" style:font-name-complex="Times New Roman2" style:font-size-complex="6pt" style:language-complex="sa" style:country-complex="IN" style:font-style-complex="normal" style:font-weight-complex="bold"/>
    </style:style>
    <style:style style:name="T509" style:family="text">
      <style:text-properties fo:font-variant="normal" fo:text-transform="none" style:text-outline="false" style:text-line-through-style="none" style:text-line-through-type="none" fo:font-size="8pt" fo:letter-spacing="normal" fo:font-style="normal" fo:font-weight="normal" style:letter-kerning="false" style:font-size-asian="8pt" style:font-style-asian="normal" style:font-weight-asian="normal" style:font-size-complex="8pt" style:language-complex="sa" style:country-complex="IN" style:font-style-complex="normal" style:font-weight-complex="normal"/>
    </style:style>
    <style:style style:name="T510"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2" style:font-size-asian="10pt" style:font-style-asian="normal" style:font-weight-asian="normal" style:font-name-complex="Gentium" style:font-size-complex="10pt" style:language-complex="sa" style:country-complex="IN" style:font-style-complex="normal" style:font-weight-complex="normal"/>
    </style:style>
    <style:style style:name="T511"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Helvetica" style:font-size-asian="10pt" style:font-style-asian="normal" style:font-weight-asian="normal" style:font-name-complex="Times New Roman2" style:font-size-complex="10pt" style:language-complex="sa" style:country-complex="IN" style:font-style-complex="normal" style:font-weight-complex="normal"/>
    </style:style>
    <style:style style:name="T512"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Helvetica" style:font-size-asian="10pt" style:font-style-asian="normal" style:font-weight-asian="normal" style:font-name-complex="Helvetica" style:font-size-complex="10pt" style:language-complex="sa" style:country-complex="IN" style:font-style-complex="normal" style:font-weight-complex="normal"/>
    </style:style>
    <style:style style:name="T513"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 style:font-size-asian="10pt" style:font-style-asian="italic" style:font-weight-asian="normal" style:font-name-complex="Times New Roman2" style:font-size-complex="10pt" style:language-complex="sa" style:country-complex="IN" style:font-style-complex="italic" style:font-weight-complex="normal"/>
    </style:style>
    <style:style style:name="T514"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 style:font-size-asian="10pt" style:font-style-asian="italic" style:font-weight-asian="normal" style:font-name-complex="Helvetica" style:font-size-complex="10pt" style:language-complex="sa" style:country-complex="IN" style:font-style-complex="italic" style:font-weight-complex="normal"/>
    </style:style>
    <style:style style:name="T515"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Helvetica" style:font-size-asian="12pt" style:font-style-asian="normal" style:font-size-complex="12pt" style:language-complex="sa" style:country-complex="IN" style:font-style-complex="normal"/>
    </style:style>
    <style:style style:name="T516"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Helvetica" style:font-size-asian="12pt" style:font-style-asian="normal" style:font-weight-asian="bold" style:font-size-complex="12pt" style:language-complex="sa" style:country-complex="IN" style:font-style-complex="normal" style:font-weight-complex="bold"/>
    </style:style>
    <style:style style:name="T517"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style:text-underline-style="none" fo:font-weight="normal" style:letter-kerning="false" fo:background-color="transparent" loext:char-shading-value="0" style:font-name-asian="Helvetica" style:font-size-asian="12pt" style:font-style-asian="normal" style:font-weight-asian="normal" style:font-size-complex="12pt" style:language-complex="sa" style:country-complex="IN" style:font-style-complex="normal" style:font-weight-complex="normal"/>
    </style:style>
    <style:style style:name="T518"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Helvetica" style:font-size-asian="12pt" style:font-style-asian="italic" style:font-weight-asian="bold" style:font-size-complex="12pt" style:language-complex="sa" style:country-complex="IN" style:font-style-complex="italic" style:font-weight-complex="bold"/>
    </style:style>
    <style:style style:name="T519" style:family="text">
      <style:text-properties fo:font-variant="normal" fo:text-transform="none" style:use-window-font-color="true" loext:opacity="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Helvetica" style:font-size-asian="11pt" style:font-style-asian="normal" style:font-size-complex="11pt" style:language-complex="sa" style:country-complex="IN" style:font-style-complex="normal"/>
    </style:style>
    <style:style style:name="T520" style:family="text">
      <style:text-properties fo:font-variant="normal" fo:text-transform="none" style:use-window-font-color="true" loext:opacity="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Helvetica" style:font-style-asian="normal" style:language-complex="sa" style:country-complex="IN" style:font-style-complex="normal"/>
    </style:style>
    <style:style style:name="T521" style:family="text">
      <style:text-properties fo:font-variant="normal" fo:text-transform="none" style:use-window-font-color="true" loext:opacity="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NewRomanPSMT" style:font-style-asian="normal" style:font-weight-asian="normal" style:language-complex="sa" style:country-complex="IN" style:font-style-complex="normal" style:font-weight-complex="normal"/>
    </style:style>
    <style:style style:name="T522" style:family="text">
      <style:text-properties fo:font-variant="normal" fo:text-transform="none" style:use-window-font-color="true" loext:opacity="0%" style:text-outline="false" style:text-line-through-style="none" style:text-line-through-type="none" style:text-position="0% 100%" fo:font-size="8pt" fo:letter-spacing="normal" fo:language="fr" fo:country="FR" fo:font-style="normal" style:text-underline-style="none" style:letter-kerning="false" fo:background-color="transparent" loext:char-shading-value="0" style:font-name-asian="Helvetica" style:font-size-asian="8pt" style:font-style-asian="normal" style:font-size-complex="8pt" style:language-complex="sa" style:country-complex="IN" style:font-style-complex="normal"/>
    </style:style>
    <style:style style:name="T523" style:family="text">
      <style:text-properties fo:font-variant="normal" fo:text-transform="none" style:use-window-font-color="true" loext:opacity="0%" style:text-line-through-style="none" style:text-line-through-type="none" style:text-position="0% 100%" fo:language="fr" fo:country="FR" fo:font-style="italic" style:text-underline-style="none" fo:font-weight="bold" fo:background-color="transparent" loext:char-shading-value="0" style:font-name-asian="Helvetica" style:font-style-asian="italic" style:font-weight-asian="bold" style:font-name-complex="Helvetica" style:font-style-complex="italic" style:font-weight-complex="bold"/>
    </style:style>
    <style:style style:name="T524" style:family="text">
      <style:text-properties fo:font-variant="normal" fo:text-transform="none" fo:letter-spacing="normal" fo:language="en" fo:country="US"/>
    </style:style>
    <style:style style:name="T525" style:family="text">
      <style:text-properties fo:font-variant="normal" fo:text-transform="none" fo:letter-spacing="normal" fo:language="en" fo:country="US" fo:font-style="italic" style:font-style-asian="italic" style:font-style-complex="italic"/>
    </style:style>
    <style:style style:name="T526"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fo:font-weight="bold" style:letter-kerning="false" style:font-name-asian="Helvetica1" style:font-style-asian="normal" style:font-weight-asian="bold" style:font-name-complex="Times New Roman3" style:language-complex="sa" style:country-complex="IN" style:font-style-complex="normal" style:font-weight-complex="bold"/>
    </style:style>
    <style:style style:name="T527"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fo:font-weight="bold" style:letter-kerning="false" style:font-name-asian="Helvetica1" style:font-style-asian="normal" style:font-weight-asian="bold" style:language-complex="sa" style:country-complex="IN" style:font-style-complex="normal" style:font-weight-complex="bold"/>
    </style:style>
    <style:style style:name="T528"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529"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font-name-complex="Times New Roman3" style:language-complex="sa" style:country-complex="IN" style:font-style-complex="normal"/>
    </style:style>
    <style:style style:name="T530"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language-complex="sa" style:country-complex="IN" style:font-style-complex="normal"/>
    </style:style>
    <style:style style:name="T531"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532" style:family="text">
      <style:text-properties fo:font-variant="normal" fo:text-transform="none" fo:color="#00000a" loext:opacity="100%" style:text-outline="false" style:text-line-through-style="none" style:text-line-through-type="none" fo:letter-spacing="normal" fo:font-style="normal" style:letter-kerning="false" style:font-name-asian="Times New Roman3" style:font-style-asian="normal" style:language-complex="sa" style:country-complex="IN" style:font-style-complex="normal"/>
    </style:style>
    <style:style style:name="T533" style:family="text">
      <style:text-properties fo:font-variant="normal" fo:text-transform="none" fo:color="#00000a" loext:opacity="100%" style:text-outline="false" style:text-line-through-style="none" style:text-line-through-type="none" fo:letter-spacing="normal" fo:font-style="normal" style:letter-kerning="false" style:font-name-asian="Times New Roman3" style:font-style-asian="normal" style:font-style-complex="normal"/>
    </style:style>
    <style:style style:name="T534" style:family="text">
      <style:text-properties fo:font-variant="normal" fo:text-transform="none" fo:color="#00000a" loext:opacity="100%" style:text-outline="false" style:text-line-through-style="none" style:text-line-through-type="none" fo:font-size="10pt" fo:letter-spacing="normal" fo:font-style="normal" style:text-underline-style="solid" style:text-underline-width="auto" style:text-underline-color="font-color" style:letter-kerning="false" style:font-name-asian="Helvetica1" style:font-size-asian="10pt" style:font-style-asian="normal" style:font-name-complex="Times New Roman2" style:font-size-complex="10pt" style:language-complex="sa" style:country-complex="IN" style:font-style-complex="normal"/>
    </style:style>
    <style:style style:name="T535" style:family="text">
      <style:text-properties fo:font-variant="normal" fo:text-transform="none" fo:color="#00000a"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1" style:font-size-asian="10pt" style:font-style-asian="italic" style:font-weight-asian="normal" style:font-name-complex="Times New Roman3" style:font-size-complex="10pt" style:language-complex="sa" style:country-complex="IN" style:font-style-complex="italic" style:font-weight-complex="normal"/>
    </style:style>
    <style:style style:name="T536" style:family="text">
      <style:text-properties fo:font-variant="normal" fo:text-transform="none" fo:color="#00000a" loext:opacity="100%" style:text-outline="false" style:text-line-through-style="none" style:text-line-through-type="none" style:text-position="0% 100%" style:font-name="Times New Roman2" fo:letter-spacing="normal" fo:language="fr" fo:country="FR" fo:font-style="normal" style:text-underline-style="solid" style:text-underline-width="auto" style:text-underline-color="font-color" style:letter-kerning="false" fo:background-color="transparent" loext:char-shading-value="0" style:font-name-asian="Times New Roman3" style:font-style-asian="normal" style:font-name-complex="Times New Roman3" style:language-complex="sa" style:country-complex="IN" style:font-style-complex="normal"/>
    </style:style>
    <style:style style:name="T537" style:family="text">
      <style:text-properties fo:font-variant="normal" fo:text-transform="none" fo:color="#00000a"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3" style:font-size-asian="12pt" style:font-style-asian="normal" style:font-size-complex="12pt" style:language-complex="sa" style:country-complex="IN" style:font-style-complex="normal"/>
    </style:style>
    <style:style style:name="T538" style:family="text">
      <style:text-properties fo:font-variant="normal" fo:text-transform="none" fo:color="#00000a" loext:opacity="100%" style:text-outline="false" style:text-line-through-style="none" style:text-line-through-type="none" style:text-position="0% 100%" fo:font-size="12pt" fo:letter-spacing="normal" fo:language="fr" fo:country="FR" fo:font-style="normal" style:text-underline-style="none" fo:font-weight="normal" style:letter-kerning="false" fo:background-color="transparent" loext:char-shading-value="0" style:font-name-asian="Times New Roman3" style:font-size-asian="12pt" style:font-style-asian="normal" style:font-weight-asian="normal" style:font-name-complex="Times New Roman3" style:font-size-complex="12pt" style:language-complex="sa" style:country-complex="IN" style:font-style-complex="normal" style:font-weight-complex="normal"/>
    </style:style>
    <style:style style:name="T539" style:family="text">
      <style:text-properties fo:font-variant="normal" fo:text-transform="none" fo:color="#00000a"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3" style:font-style-asian="normal" style:language-complex="sa" style:country-complex="IN" style:font-style-complex="normal"/>
    </style:style>
    <style:style style:name="T540" style:family="text">
      <style:text-properties fo:font-variant="normal" fo:text-transform="none" style:text-line-through-style="none" style:text-line-through-type="none" style:text-position="0% 100%" fo:font-size="12pt" fo:letter-spacing="normal" fo:language="fr" fo:country="FR" fo:font-style="normal" style:text-underline-style="none" fo:font-weight="bold" fo:background-color="transparent" loext:char-shading-value="0" style:font-name-asian="Times New Roman3" style:font-size-asian="12pt" style:font-style-asian="normal" style:font-weight-asian="bold" style:font-size-complex="12pt" style:language-complex="sa" style:country-complex="IN" style:font-style-complex="normal" style:font-weight-complex="bold"/>
    </style:style>
    <style:style style:name="T541" style:family="text">
      <style:text-properties fo:font-variant="normal" fo:text-transform="none" style:text-line-through-style="none" style:text-line-through-type="none" style:text-position="0% 100%" fo:letter-spacing="normal" fo:language="fr" fo:country="FR" fo:font-style="normal" style:text-underline-style="none" fo:font-weight="bold" style:font-name-asian="Times New Roman3" style:font-style-asian="normal" style:font-weight-asian="bold" style:language-complex="sa" style:country-complex="IN" style:font-style-complex="normal" style:font-weight-complex="bold"/>
    </style:style>
    <style:style style:name="T542" style:family="text">
      <style:text-properties fo:font-style="italic" style:font-style-asian="italic" style:font-style-complex="italic"/>
    </style:style>
    <style:style style:name="T543" style:family="text">
      <style:text-properties fo:font-style="italic" style:font-style-asian="italic" style:font-name-complex="Times New Roman2" style:font-style-complex="italic"/>
    </style:style>
    <style:style style:name="T544" style:family="text">
      <style:text-properties fo:font-style="italic" style:font-style-asian="italic" style:font-name-complex="Ganapathy" style:font-style-complex="italic"/>
    </style:style>
    <style:style style:name="T545" style:family="text">
      <style:text-properties fo:font-style="italic" fo:font-weight="bold" style:font-style-asian="italic" style:font-weight-asian="bold" style:font-style-complex="italic" style:font-weight-complex="bold"/>
    </style:style>
    <style:style style:name="T546" style:family="text">
      <style:text-properties fo:font-style="italic" fo:font-weight="bold" style:font-style-asian="italic" style:font-weight-asian="bold" style:font-name-complex="Times New Roman2" style:font-style-complex="italic" style:font-weight-complex="bold"/>
    </style:style>
    <style:style style:name="T547" style:family="text">
      <style:text-properties fo:font-style="italic" fo:font-weight="normal" style:font-style-asian="italic" style:font-weight-asian="normal" style:font-style-complex="italic" style:font-weight-complex="normal"/>
    </style:style>
    <style:style style:name="T548" style:family="text">
      <style:text-properties fo:font-style="italic" fo:font-weight="normal" style:font-style-asian="italic" style:font-weight-asian="normal" style:font-name-complex="Times New Roman2" style:font-style-complex="italic" style:font-weight-complex="normal"/>
    </style:style>
    <style:style style:name="T549" style:family="text">
      <style:text-properties fo:font-style="italic" style:font-name-asian="Helvetica" style:font-style-asian="italic" style:font-style-complex="italic"/>
    </style:style>
    <style:style style:name="T550" style:family="text">
      <style:text-properties fo:font-style="italic" style:text-underline-style="none" fo:font-weight="bold" style:font-style-asian="italic" style:font-weight-asian="bold" style:font-style-complex="italic" style:font-weight-complex="bold"/>
    </style:style>
    <style:style style:name="T551" style:family="text">
      <style:text-properties fo:font-size="12pt" fo:font-weight="bold" style:font-size-asian="12pt" style:font-weight-asian="bold" style:font-size-complex="12pt" style:font-weight-complex="bold"/>
    </style:style>
    <style:style style:name="T552" style:family="text">
      <style:text-properties fo:font-size="12pt" fo:font-weight="bold" style:font-size-asian="12pt" style:font-weight-asian="bold" style:font-name-complex="Times New Roman2" style:font-size-complex="12pt" style:font-weight-complex="bold"/>
    </style:style>
    <style:style style:name="T553" style:family="text">
      <style:text-properties fo:font-size="12pt" style:font-size-asian="12pt" style:font-name-complex="Times New Roman2" style:font-size-complex="12pt"/>
    </style:style>
    <style:style style:name="T554" style:family="text">
      <style:text-properties fo:font-size="12pt" style:font-size-asian="12pt" style:font-size-complex="12pt"/>
    </style:style>
    <style:style style:name="T555" style:family="text">
      <style:text-properties fo:font-size="12pt" fo:font-style="italic" style:font-size-asian="12pt" style:font-style-asian="italic" style:font-name-complex="Times New Roman2" style:font-size-complex="12pt" style:font-style-complex="italic"/>
    </style:style>
    <style:style style:name="T556" style:family="text">
      <style:text-properties fo:font-size="12pt" fo:font-style="italic" style:font-size-asian="12pt" style:font-style-asian="italic" style:font-size-complex="12pt" style:font-style-complex="italic"/>
    </style:style>
    <style:style style:name="T557" style:family="text">
      <style:text-properties fo:font-size="12pt" fo:font-style="italic" fo:font-weight="bold" style:font-size-asian="12pt" style:font-style-asian="italic" style:font-weight-asian="bold" style:font-size-complex="12pt" style:font-style-complex="italic" style:font-weight-complex="bold"/>
    </style:style>
    <style:style style:name="T558" style:family="text">
      <style:text-properties fo:font-size="12pt" fo:font-style="italic" fo:font-weight="bold" style:font-size-asian="12pt" style:font-style-asian="italic" style:font-weight-asian="bold" style:font-name-complex="Times New Roman2" style:font-size-complex="12pt" style:font-style-complex="italic" style:font-weight-complex="bold"/>
    </style:style>
    <style:style style:name="T559" style:family="text">
      <style:text-properties fo:font-size="12pt" fo:font-style="italic" fo:font-weight="bold" style:font-name-asian="Times New Roman1" style:font-size-asian="12pt" style:font-style-asian="italic" style:font-weight-asian="bold" style:font-size-complex="12pt" style:font-style-complex="italic" style:font-weight-complex="bold"/>
    </style:style>
    <style:style style:name="T560" style:family="text">
      <style:text-properties fo:font-size="12pt" fo:font-style="italic" fo:font-weight="bold" fo:background-color="transparent" loext:char-shading-value="0" style:font-name-asian="Times New Roman1" style:font-size-asian="12pt" style:font-style-asian="italic" style:font-weight-asian="bold" style:font-size-complex="12pt" style:font-style-complex="italic" style:font-weight-complex="bold"/>
    </style:style>
    <style:style style:name="T56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62" style:family="text">
      <style:text-properties fo:font-size="12pt" fo:font-style="italic" fo:background-color="transparent" loext:char-shading-value="0" style:font-name-asian="Times New Roman1" style:font-size-asian="12pt" style:font-style-asian="italic" style:font-size-complex="12pt" style:font-style-complex="italic"/>
    </style:style>
    <style:style style:name="T563"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564" style:family="text">
      <style:text-properties fo:font-size="12pt" fo:font-style="normal" style:font-size-asian="12pt" style:font-style-asian="normal" style:font-size-complex="12pt" style:font-style-complex="normal"/>
    </style:style>
    <style:style style:name="T565" style:family="text">
      <style:text-properties fo:font-size="12pt" fo:font-style="normal" style:font-size-asian="12pt" style:font-style-asian="normal" style:font-name-complex="Times New Roman2" style:font-size-complex="12pt" style:font-style-complex="normal"/>
    </style:style>
    <style:style style:name="T566" style:family="text">
      <style:text-properties fo:font-size="12pt" fo:font-style="normal" fo:font-weight="normal" style:font-name-asian="Times New Roman1" style:font-size-asian="12pt" style:font-style-asian="normal" style:font-weight-asian="normal" style:font-size-complex="12pt" style:font-style-complex="normal" style:font-weight-complex="normal"/>
    </style:style>
    <style:style style:name="T56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68" style:family="text">
      <style:text-properties fo:font-size="12pt" fo:font-style="normal" fo:font-weight="bold" style:font-name-asian="Times New Roman1" style:font-size-asian="12pt" style:font-style-asian="normal" style:font-weight-asian="bold" style:font-size-complex="12pt" style:font-style-complex="normal" style:font-weight-complex="bold"/>
    </style:style>
    <style:style style:name="T569" style:family="text">
      <style:text-properties fo:font-size="12pt" fo:font-style="normal" fo:font-weight="bold" style:font-size-asian="12pt" style:font-style-asian="normal" style:font-weight-asian="bold" style:font-size-complex="12pt" style:font-style-complex="normal" style:font-weight-complex="bold"/>
    </style:style>
    <style:style style:name="T570" style:family="text">
      <style:text-properties fo:font-size="12pt" fo:font-style="normal" fo:font-weight="bold" fo:background-color="transparent" loext:char-shading-value="0" style:font-name-asian="Times New Roman1" style:font-size-asian="12pt" style:font-style-asian="normal" style:font-weight-asian="bold" style:font-size-complex="12pt" style:font-style-complex="normal" style:font-weight-complex="bold"/>
    </style:style>
    <style:style style:name="T57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72"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573" style:family="text">
      <style:text-properties fo:font-size="12pt" fo:font-style="normal" fo:background-color="transparent" loext:char-shading-value="0" style:font-size-asian="12pt" style:font-style-asian="normal" style:font-size-complex="12pt" style:font-style-complex="normal"/>
    </style:style>
    <style:style style:name="T574" style:family="text">
      <style:text-properties fo:font-size="12pt" fo:font-style="normal" fo:background-color="transparent" loext:char-shading-value="0" style:font-name-asian="Times New Roman1" style:font-size-asian="12pt" style:font-style-asian="normal" style:font-size-complex="12pt" style:font-style-complex="normal"/>
    </style:style>
    <style:style style:name="T575" style:family="text">
      <style:text-properties fo:font-size="12pt" fo:font-weight="normal" style:font-size-asian="12pt" style:font-weight-asian="normal" style:font-size-complex="12pt" style:font-weight-complex="normal"/>
    </style:style>
    <style:style style:name="T576"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577" style:family="text">
      <style:text-properties fo:font-size="12pt" fo:language="fr" fo:country="FR" fo:font-style="normal" fo:background-color="transparent" loext:char-shading-value="0" style:font-name-asian="Times New Roman1" style:font-size-asian="12pt" style:font-style-asian="normal" style:font-size-complex="12pt" style:font-style-complex="normal"/>
    </style:style>
    <style:style style:name="T578" style:family="text">
      <style:text-properties fo:font-size="12pt" fo:language="fr" fo:country="FR" fo:font-style="italic" fo:background-color="transparent" loext:char-shading-value="0" style:font-name-asian="Times New Roman1" style:font-size-asian="12pt" style:font-style-asian="italic" style:font-size-complex="12pt" style:font-style-complex="italic"/>
    </style:style>
    <style:style style:name="T579" style:family="text">
      <style:text-properties fo:font-variant="small-caps" style:use-window-font-color="true" loext:opacity="0%" style:text-line-through-style="none" style:text-line-through-type="none" style:text-position="0% 100%" style:font-name="Times New Roman2" fo:font-size="12pt" fo:letter-spacing="normal" fo:language="fr" fo:country="FR" fo:font-style="normal" style:text-underline-style="none" fo:font-weight="normal" fo:background-color="transparent" loext:char-shading-value="0" style:font-name-asian="Helvetica" style:font-size-asian="12pt" style:font-style-asian="normal" style:font-weight-asian="normal" style:font-name-complex="Times New Roman2" style:font-size-complex="12pt" style:language-complex="sa" style:country-complex="IN" style:font-style-complex="normal" style:font-weight-complex="normal"/>
    </style:style>
    <style:style style:name="T580" style:family="text">
      <style:text-properties fo:font-variant="small-caps" style:use-window-font-color="true" loext:opacity="0%" style:text-outline="false" style:text-line-through-style="none" style:text-line-through-type="none" style:text-position="0% 100%" style:font-name="Times New Roman2" fo:font-size="4pt" fo:letter-spacing="normal" fo:language="fr" fo:country="FR" fo:font-style="normal" style:text-underline-style="none" fo:font-weight="normal" style:letter-kerning="false" fo:background-color="transparent" loext:char-shading-value="0" style:font-name-asian="Helvetica" style:font-size-asian="4pt" style:font-style-asian="normal" style:font-weight-asian="normal" style:font-name-complex="Helvetica" style:font-size-complex="4pt" style:language-complex="sa" style:country-complex="IN" style:font-style-complex="normal" style:font-weight-complex="normal"/>
    </style:style>
    <style:style style:name="T581" style:family="text">
      <style:text-properties fo:font-variant="small-caps" style:text-outline="false" fo:letter-spacing="normal" fo:font-style="normal" style:letter-kerning="false" style:font-style-asian="normal" style:language-complex="sa" style:country-complex="IN" style:font-style-complex="normal"/>
    </style:style>
    <style:style style:name="T582" style:family="text">
      <style:text-properties fo:font-variant="small-caps" style:text-outline="false" style:font-name="Times New Roman2" fo:letter-spacing="normal" fo:font-style="normal" style:letter-kerning="false" style:font-style-asian="normal" style:font-name-complex="Times New Roman2" style:language-complex="sa" style:country-complex="IN" style:font-style-complex="normal"/>
    </style:style>
    <style:style style:name="T583" style:family="text">
      <style:text-properties style:font-name="Times New Roman2"/>
    </style:style>
    <style:style style:name="T584" style:family="text">
      <style:text-properties style:font-name="Times New Roman2" fo:font-size="10pt" style:font-size-asian="10pt" style:font-size-complex="10pt"/>
    </style:style>
    <style:style style:name="T585" style:family="text">
      <style:text-properties style:font-name="Times New Roman2" fo:font-size="10pt" style:font-size-asian="10pt" style:font-name-complex="Times New Roman2" style:font-size-complex="10pt"/>
    </style:style>
    <style:style style:name="T586" style:family="text">
      <style:text-properties style:font-name="Times New Roman2" fo:font-size="10pt" fo:font-style="italic" style:font-size-asian="10pt" style:font-style-asian="italic" style:font-size-complex="10pt" style:font-style-complex="italic"/>
    </style:style>
    <style:style style:name="T587" style:family="text">
      <style:text-properties style:font-name="Times New Roman2" fo:font-size="10pt" fo:font-style="italic" style:font-size-asian="10pt" style:font-style-asian="italic" style:font-name-complex="Times New Roman2" style:font-size-complex="10pt" style:font-style-complex="italic"/>
    </style:style>
    <style:style style:name="T588" style:family="text">
      <style:text-properties style:font-name="Times New Roman2" fo:font-size="10pt" fo:font-style="italic" fo:font-weight="normal" style:font-size-asian="10pt" style:font-style-asian="italic" style:font-weight-asian="normal" style:font-name-complex="Times New Roman2" style:font-size-complex="10pt" style:font-style-complex="italic" style:font-weight-complex="normal"/>
    </style:style>
    <style:style style:name="T589" style:family="text">
      <style:text-properties style:font-name="Times New Roman2" fo:font-size="10pt" fo:font-style="italic" fo:font-weight="normal" style:font-size-asian="10pt" style:font-style-asian="italic" style:font-weight-asian="normal" style:font-size-complex="10pt" style:font-style-complex="italic" style:font-weight-complex="normal"/>
    </style:style>
    <style:style style:name="T590" style:family="text">
      <style:text-properties style:font-name="Times New Roman2" fo:font-size="10pt" fo:font-style="italic" fo:font-weight="normal" style:font-size-asian="10pt" style:font-style-asian="italic" style:font-weight-asian="normal" style:font-name-complex="Ganapathy" style:font-size-complex="10pt" style:font-style-complex="italic" style:font-weight-complex="normal"/>
    </style:style>
    <style:style style:name="T591" style:family="text">
      <style:text-properties style:font-name="Times New Roman2" fo:font-size="10pt" fo:font-style="italic"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592" style:family="text">
      <style:text-properties style:font-name="Times New Roman2"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593" style:family="text">
      <style:text-properties style:font-name="Times New Roman2" fo:font-size="10pt" fo:font-style="italic" fo:font-weight="bold" style:font-size-asian="10pt" style:font-style-asian="italic" style:font-weight-asian="bold" style:font-name-complex="Times New Roman2" style:font-size-complex="10pt" style:font-style-complex="italic" style:font-weight-complex="bold"/>
    </style:style>
    <style:style style:name="T594" style:family="text">
      <style:text-properties style:font-name="Times New Roman2" fo:font-size="10pt" fo:font-style="italic" style:text-underline-style="none" fo:font-weight="normal" style:font-size-asian="10pt" style:font-style-asian="italic" style:font-weight-asian="normal" style:font-name-complex="Times New Roman2" style:font-size-complex="10pt" style:font-style-complex="italic" style:font-weight-complex="normal"/>
    </style:style>
    <style:style style:name="T595" style:family="text">
      <style:text-properties style:font-name="Times New Roman2" fo:font-size="10pt" fo:font-style="normal" style:font-size-asian="10pt" style:font-style-asian="normal" style:font-size-complex="10pt" style:font-style-complex="normal"/>
    </style:style>
    <style:style style:name="T596" style:family="text">
      <style:text-properties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T597" style:family="text">
      <style:text-properties style:font-name="Times New Roman2" fo:font-size="10pt" fo:font-style="normal" fo:font-weight="normal" style:font-size-asian="10pt" style:font-style-asian="normal" style:font-weight-asian="normal" style:font-name-complex="Ganapathy" style:font-size-complex="10pt" style:font-style-complex="normal" style:font-weight-complex="normal"/>
    </style:style>
    <style:style style:name="T598" style:family="text">
      <style:text-properties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599" style:family="text">
      <style:text-properties style:font-name="Times New Roman2" fo:font-size="10pt" fo:font-style="normal" style:text-underline-style="none" fo:font-weight="normal" style:font-size-asian="10pt" style:font-style-asian="normal" style:font-weight-asian="normal" style:font-name-complex="Times New Roman2" style:font-size-complex="10pt" style:font-style-complex="normal" style:font-weight-complex="normal"/>
    </style:style>
    <style:style style:name="T600" style:family="text">
      <style:text-properties style:font-name="Times New Roman2" fo:font-size="10pt" fo:font-weight="normal" style:font-size-asian="10pt" style:font-weight-asian="normal" style:font-name-complex="Times New Roman2" style:font-size-complex="10pt" style:font-weight-complex="normal"/>
    </style:style>
    <style:style style:name="T601" style:family="text">
      <style:text-properties style:font-name="Times New Roman2" fo:font-size="10pt" fo:language="fr" fo:country="FR" style:font-size-asian="10pt" style:font-size-complex="10pt"/>
    </style:style>
    <style:style style:name="T602" style:family="text">
      <style:text-properties style:font-name="Times New Roman2" fo:font-size="10pt" fo:language="fr" fo:country="FR" fo:font-style="italic" style:font-size-asian="10pt" style:font-style-asian="italic" style:font-size-complex="10pt" style:font-style-complex="italic"/>
    </style:style>
    <style:style style:name="T603" style:family="text">
      <style:text-properties style:font-name="Times New Roman2" fo:font-size="10pt" fo:language="fr" fo:country="FR" fo:font-style="italic" fo:font-weight="normal" style:font-size-asian="10pt" style:font-style-asian="italic" style:font-weight-asian="normal" style:font-name-complex="Times New Roman2" style:font-size-complex="10pt" style:font-style-complex="italic" style:font-weight-complex="normal"/>
    </style:style>
    <style:style style:name="T604" style:family="text">
      <style:text-properties style:font-name="Times New Roman2" fo:font-size="10pt" fo:language="fr" fo:country="FR" fo:font-style="normal" style:font-size-asian="10pt" style:font-style-asian="normal" style:font-size-complex="10pt" style:font-style-complex="normal"/>
    </style:style>
    <style:style style:name="T605" style:family="text">
      <style:text-properties style:font-name="Times New Roman2" fo:font-size="10pt" fo:language="fr" fo:country="FR" fo:font-style="normal" fo:font-weight="normal" style:font-size-asian="10pt" style:font-style-asian="normal" style:font-weight-asian="normal" style:font-name-complex="Times New Roman2" style:font-size-complex="10pt" style:font-style-complex="normal" style:font-weight-complex="normal"/>
    </style:style>
    <style:style style:name="T606" style:family="text">
      <style:text-properties style:font-name="Times New Roman2" fo:font-size="10pt" fo:language="fr" fo:country="FR" fo:font-weight="normal" style:font-size-asian="10pt" style:font-weight-asian="normal" style:font-name-complex="Ganapathy" style:font-size-complex="10pt" style:font-weight-complex="normal"/>
    </style:style>
    <style:style style:name="T607" style:family="text">
      <style:text-properties style:font-name="Times New Roman2" fo:font-style="italic" fo:font-weight="normal" style:font-style-asian="italic" style:font-weight-asian="normal" style:font-name-complex="Times New Roman2" style:font-style-complex="italic" style:font-weight-complex="normal"/>
    </style:style>
    <style:style style:name="T608" style:family="text">
      <style:text-properties style:font-name="Times New Roman2" fo:font-style="italic" style:font-style-asian="italic" style:font-style-complex="italic"/>
    </style:style>
    <style:style style:name="T609" style:family="text">
      <style:text-properties style:font-name="Times New Roman2" fo:font-style="italic" style:font-style-asian="italic" style:font-name-complex="Times New Roman2" style:font-style-complex="italic"/>
    </style:style>
    <style:style style:name="T610" style:family="text">
      <style:text-properties style:font-name="Times New Roman2" fo:font-weight="normal" style:font-weight-asian="normal" style:font-name-complex="Times New Roman2" style:font-weight-complex="normal"/>
    </style:style>
    <style:style style:name="T611" style:family="text">
      <style:text-properties style:font-name="Times New Roman2" fo:font-style="normal" fo:font-weight="normal" style:font-style-asian="normal" style:font-weight-asian="normal" style:font-name-complex="Times New Roman2" style:font-style-complex="normal" style:font-weight-complex="normal"/>
    </style:style>
    <style:style style:name="T612" style:family="text">
      <style:text-properties style:font-name="Times New Roman2" fo:font-style="normal" style:font-style-asian="normal" style:font-name-complex="Times New Roman2" style:font-style-complex="normal"/>
    </style:style>
    <style:style style:name="T613" style:family="text">
      <style:text-properties style:font-name="Times New Roman2" fo:font-style="normal" style:font-style-asian="normal" style:font-style-complex="normal"/>
    </style:style>
    <style:style style:name="T614" style:family="text">
      <style:text-properties style:font-name="Times New Roman2" style:font-name-complex="Times New Roman2"/>
    </style:style>
    <style:style style:name="T615" style:family="text">
      <style:text-properties fo:font-style="normal" style:font-style-asian="normal" style:font-style-complex="normal"/>
    </style:style>
    <style:style style:name="T616" style:family="text">
      <style:text-properties fo:font-style="normal" style:font-style-asian="normal" style:font-name-complex="Tamil Sangam MN" style:font-style-complex="normal"/>
    </style:style>
    <style:style style:name="T617" style:family="text">
      <style:text-properties fo:font-style="normal" fo:font-weight="bold" style:font-style-asian="normal" style:font-weight-asian="bold" style:font-style-complex="normal" style:font-weight-complex="bold"/>
    </style:style>
    <style:style style:name="T618" style:family="text">
      <style:text-properties fo:font-style="normal" fo:font-weight="bold" style:font-name-asian="Helvetica" style:font-style-asian="normal" style:font-weight-asian="bold" style:font-style-complex="normal" style:font-weight-complex="bold"/>
    </style:style>
    <style:style style:name="T619" style:family="text">
      <style:text-properties fo:font-style="normal" style:text-underline-style="none" style:font-style-asian="normal" style:font-style-complex="normal"/>
    </style:style>
    <style:style style:name="T620" style:family="text">
      <style:text-properties fo:font-style="normal" style:text-underline-style="none" fo:font-weight="bold" style:font-style-asian="normal" style:font-weight-asian="bold" style:font-style-complex="normal" style:font-weight-complex="bold"/>
    </style:style>
    <style:style style:name="T621" style:family="text">
      <style:text-properties fo:font-style="normal" style:text-underline-style="solid" style:text-underline-width="auto" style:text-underline-color="font-color" style:font-style-asian="normal" style:font-style-complex="normal"/>
    </style:style>
    <style:style style:name="T622" style:family="text">
      <style:text-properties fo:font-style="normal" style:font-name-asian="Helvetica" style:font-style-asian="normal" style:font-style-complex="normal"/>
    </style:style>
    <style:style style:name="T623" style:family="text">
      <style:text-properties fo:font-style="normal" fo:font-weight="normal" style:font-style-asian="normal" style:font-weight-asian="normal" style:font-style-complex="normal" style:font-weight-complex="normal"/>
    </style:style>
    <style:style style:name="T624" style:family="text">
      <style:text-properties fo:font-size="11pt" style:font-size-asian="11pt" style:font-name-complex="Times New Roman2" style:font-size-complex="11pt"/>
    </style:style>
    <style:style style:name="T625" style:family="text">
      <style:text-properties fo:font-size="11pt" style:font-size-asian="11pt" style:font-size-complex="11pt"/>
    </style:style>
    <style:style style:name="T626"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627" style:family="text">
      <style:text-properties fo:font-size="11pt" fo:font-style="normal" style:font-size-asian="11pt" style:font-style-asian="normal" style:font-size-complex="11pt" style:font-style-complex="normal"/>
    </style:style>
    <style:style style:name="T628" style:family="text">
      <style:text-properties fo:font-size="11pt" style:text-underline-style="solid" style:text-underline-width="auto" style:text-underline-color="font-color" style:font-size-asian="11pt" style:font-size-complex="11pt"/>
    </style:style>
    <style:style style:name="T629" style:family="text">
      <style:text-properties fo:font-size="11pt" fo:font-style="italic" style:font-size-asian="11pt" style:font-style-asian="italic" style:font-size-complex="11pt" style:font-style-complex="italic"/>
    </style:style>
    <style:style style:name="T630" style:family="text">
      <style:text-properties style:font-name="Telugu Sangam MN" fo:font-size="9pt" fo:font-style="italic" fo:font-weight="normal" style:font-size-asian="9pt" style:font-style-asian="italic" style:font-weight-asian="normal" style:font-name-complex="Tamil Sangam MN" style:font-size-complex="9pt" style:font-style-complex="italic" style:font-weight-complex="normal"/>
    </style:style>
    <style:style style:name="T631" style:family="text">
      <style:text-properties style:font-name-complex="Times New Roman2"/>
    </style:style>
    <style:style style:name="T632" style:family="text">
      <style:text-properties style:text-outline="false" fo:font-size="11pt" fo:letter-spacing="normal" fo:font-style="normal" style:text-underline-style="solid" style:text-underline-width="auto" style:text-underline-color="font-color" style:letter-kerning="false" style:font-name-asian="Times New Roman3" style:font-size-asian="11pt" style:font-style-asian="normal" style:font-size-complex="11pt" style:language-complex="sa" style:country-complex="IN" style:font-style-complex="normal"/>
    </style:style>
    <style:style style:name="T633" style:family="text">
      <style:text-properties style:text-outline="false" fo:font-size="11pt" fo:letter-spacing="normal" fo:font-style="normal" style:text-underline-style="solid" style:text-underline-width="auto" style:text-underline-color="font-color" style:letter-kerning="false" style:font-name-asian="Times New Roman3" style:font-size-asian="11pt" style:font-style-asian="normal" style:font-name-complex="Times New Roman3" style:font-size-complex="11pt" style:language-complex="sa" style:country-complex="IN" style:font-style-complex="normal"/>
    </style:style>
    <style:style style:name="T634" style:family="text">
      <style:text-properties style:text-outline="false" fo:font-size="11pt" fo:letter-spacing="normal" fo:font-style="normal" style:text-underline-style="solid" style:text-underline-width="auto" style:text-underline-color="font-color" style:letter-kerning="false" style:font-name-asian="Times New Roman3" style:font-size-asian="11pt" style:font-style-asian="normal" style:font-name-complex="Ganapathy1" style:font-size-complex="11pt" style:language-complex="sa" style:country-complex="IN" style:font-style-complex="normal"/>
    </style:style>
    <style:style style:name="T635" style:family="text">
      <style:text-properties style:text-outline="false" fo:font-size="11pt" fo:letter-spacing="normal" fo:font-style="normal" style:text-underline-style="solid" style:text-underline-width="auto" style:text-underline-color="font-color" style:letter-kerning="false" style:font-name-asian="Times New Roman3" style:font-size-asian="11pt" style:font-style-asian="normal" style:font-name-complex="Ganapathy" style:font-size-complex="11pt" style:language-complex="sa" style:country-complex="IN" style:font-style-complex="normal"/>
    </style:style>
    <style:style style:name="T636" style:family="text">
      <style:text-properties style:text-outline="false" fo:font-size="11pt" fo:letter-spacing="normal" fo:font-style="normal" style:text-underline-style="solid" style:text-underline-width="auto" style:text-underline-color="font-color" style:letter-kerning="false" fo:background-color="transparent" loext:char-shading-value="0" style:font-size-asian="11pt" style:font-style-asian="normal" style:font-size-complex="11pt" style:language-complex="sa" style:country-complex="IN" style:font-style-complex="normal"/>
    </style:style>
    <style:style style:name="T637"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638"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name-complex="Ganapathy" style:font-size-complex="11pt" style:language-complex="sa" style:country-complex="IN" style:font-style-complex="normal"/>
    </style:style>
    <style:style style:name="T639"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weight-asian="bold" style:font-size-complex="11pt" style:language-complex="sa" style:country-complex="IN" style:font-style-complex="normal" style:font-weight-complex="bold"/>
    </style:style>
    <style:style style:name="T640" style:family="text">
      <style:text-properties style:text-outline="false" fo:font-size="11pt" fo:letter-spacing="normal" fo:font-style="normal" style:text-underline-style="solid" style:text-underline-width="auto" style:text-underline-color="font-color" style:letter-kerning="false" style:font-name-asian="TimesNewRomanPSMT" style:font-size-asian="11pt" style:font-style-asian="normal" style:font-size-complex="11pt" style:language-complex="sa" style:country-complex="IN" style:font-style-complex="normal"/>
    </style:style>
    <style:style style:name="T641" style:family="text">
      <style:text-properties style:text-outline="false" fo:font-size="11pt" fo:letter-spacing="normal" fo:font-style="normal" style:text-underline-style="solid" style:text-underline-width="auto" style:text-underline-color="font-color" style:letter-kerning="false" style:font-name-asian="SimSun" style:font-size-asian="11pt" style:font-style-asian="normal" style:font-size-complex="11pt" style:language-complex="sa" style:country-complex="IN" style:font-style-complex="normal"/>
    </style:style>
    <style:style style:name="T642" style:family="text">
      <style:text-properties style:text-outline="false" fo:font-size="11pt" fo:letter-spacing="normal" fo:font-style="normal" style:text-underline-style="solid" style:text-underline-width="auto" style:text-underline-color="font-color" style:letter-kerning="false" style:font-name-asian="SimSun" style:font-size-asian="11pt" style:font-style-asian="normal" style:font-name-complex="Mangal" style:font-size-complex="11pt" style:language-complex="sa" style:country-complex="IN" style:font-style-complex="normal"/>
    </style:style>
    <style:style style:name="T643" style:family="text">
      <style:text-properties style:text-outline="false" fo:font-size="11pt" fo:letter-spacing="normal" fo:font-style="normal" style:text-underline-style="solid" style:text-underline-width="auto" style:text-underline-color="font-color" style:letter-kerning="false" style:font-name-asian="SimSun" style:font-size-asian="11pt" style:font-style-asian="normal" style:font-name-complex="Times New Roman3" style:font-size-complex="11pt" style:language-complex="sa" style:country-complex="IN" style:font-style-complex="normal"/>
    </style:style>
    <style:style style:name="T644" style:family="text">
      <style:text-properties style:text-outline="false" fo:font-size="11pt" fo:letter-spacing="normal" fo:font-style="normal" style:text-underline-style="solid" style:text-underline-width="auto" style:text-underline-color="font-color" style:letter-kerning="false" style:font-name-asian="Helvetica1" style:font-size-asian="11pt" style:font-style-asian="normal" style:font-name-complex="Times New Roman3" style:font-size-complex="11pt" style:language-complex="sa" style:country-complex="IN" style:font-style-complex="normal"/>
    </style:style>
    <style:style style:name="T645" style:family="text">
      <style:text-properties style:text-outline="false" fo:font-size="11pt" fo:letter-spacing="normal" fo:font-style="normal" style:text-underline-style="solid" style:text-underline-width="auto" style:text-underline-color="font-color" style:letter-kerning="false" style:font-name-asian="Helvetica" style:font-size-asian="11pt" style:font-style-asian="normal" style:font-name-complex="Ganapathy" style:font-size-complex="11pt" style:language-complex="sa" style:country-complex="IN" style:font-style-complex="normal"/>
    </style:style>
    <style:style style:name="T646" style:family="text">
      <style:text-properties style:text-outline="false" fo:font-size="11pt" fo:letter-spacing="normal" fo:font-style="normal" style:text-underline-style="solid" style:text-underline-width="auto" style:text-underline-color="font-color" style:letter-kerning="false" style:font-name-asian="Helvetica" style:font-size-asian="11pt" style:font-style-asian="normal" style:font-size-complex="11pt" style:language-complex="sa" style:country-complex="IN" style:font-style-complex="normal"/>
    </style:style>
    <style:style style:name="T647" style:family="text">
      <style:text-properties style:text-outline="false" fo:font-size="11pt" fo:letter-spacing="normal" fo:font-style="normal" style:text-underline-style="solid" style:text-underline-width="auto" style:text-underline-color="font-color" style:letter-kerning="false" style:font-name-asian="Times New Roman1" style:font-size-asian="11pt" style:font-style-asian="normal" style:font-name-complex="Ganapathy" style:font-size-complex="11pt" style:language-complex="sa" style:country-complex="IN" style:font-style-complex="normal"/>
    </style:style>
    <style:style style:name="T648" style:family="text">
      <style:text-properties style:text-outline="false" fo:font-size="11pt" fo:letter-spacing="normal" fo:font-style="normal" style:text-underline-style="solid" style:text-underline-width="auto" style:text-underline-color="font-color" style:letter-kerning="false" style:font-name-asian="nRWÿ" style:font-size-asian="11pt" style:font-style-asian="normal" style:font-size-complex="11pt" style:language-complex="sa" style:country-complex="IN" style:font-style-complex="normal"/>
    </style:style>
    <style:style style:name="T649" style:family="text">
      <style:text-properties style:text-outline="false" fo:font-size="11pt" fo:letter-spacing="normal" fo:font-style="normal" style:text-underline-style="solid" style:text-underline-width="auto" style:text-underline-color="font-color" fo:font-weight="normal" style:letter-kerning="false" style:font-size-asian="11pt" style:font-style-asian="normal" style:font-weight-asian="normal" style:font-size-complex="11pt" style:language-complex="sa" style:country-complex="IN" style:font-style-complex="normal" style:font-weight-complex="normal"/>
    </style:style>
    <style:style style:name="T650" style:family="text">
      <style:text-properties style:text-outline="false" fo:font-size="11pt" fo:letter-spacing="normal" fo:font-style="normal" style:text-underline-style="solid" style:text-underline-width="auto" style:text-underline-color="font-color" fo:font-weight="normal" style:letter-kerning="false" style:font-size-asian="11pt" style:font-style-asian="normal" style:font-weight-asian="normal" style:font-name-complex="Ganapathy" style:font-size-complex="11pt" style:language-complex="sa" style:country-complex="IN" style:font-style-complex="normal" style:font-weight-complex="normal"/>
    </style:style>
    <style:style style:name="T651" style:family="text">
      <style:text-properties style:text-outline="false" fo:font-size="11pt" fo:letter-spacing="normal" fo:font-style="normal" style:text-underline-style="solid" style:text-underline-width="auto" style:text-underline-color="font-color" fo:font-weight="normal" style:letter-kerning="false" style:font-name-asian="Times New Roman3" style:font-size-asian="11pt" style:font-style-asian="normal" style:font-weight-asian="normal" style:font-name-complex="Ganapathy" style:font-size-complex="11pt" style:language-complex="sa" style:country-complex="IN" style:font-style-complex="normal" style:font-weight-complex="normal"/>
    </style:style>
    <style:style style:name="T652" style:family="text">
      <style:text-properties style:text-outline="false" fo:font-size="11pt" fo:letter-spacing="normal" fo:font-style="normal" style:letter-kerning="false" style:font-size-asian="11pt" style:font-style-asian="normal" style:font-size-complex="11pt" style:language-complex="sa" style:country-complex="IN" style:font-style-complex="normal"/>
    </style:style>
    <style:style style:name="T653" style:family="text">
      <style:text-properties style:text-outline="false" fo:font-size="11pt" fo:letter-spacing="normal" fo:font-style="normal" style:letter-kerning="false" style:font-name-asian="TimesNewRomanPSMT" style:font-size-asian="11pt" style:font-style-asian="normal" style:font-size-complex="11pt" style:language-complex="sa" style:country-complex="IN" style:font-style-complex="normal"/>
    </style:style>
    <style:style style:name="T654" style:family="text">
      <style:text-properties style:text-outline="false" fo:font-size="11pt" fo:letter-spacing="normal" fo:font-style="normal" style:letter-kerning="false" style:font-name-asian="Helvetica" style:font-size-asian="11pt" style:font-style-asian="normal" style:font-name-complex="Ganapathy" style:font-size-complex="11pt" style:language-complex="sa" style:country-complex="IN" style:font-style-complex="normal"/>
    </style:style>
    <style:style style:name="T655" style:family="text">
      <style:text-properties style:text-outline="false" fo:font-size="11pt" fo:letter-spacing="normal" fo:font-style="normal" style:letter-kerning="false" style:font-name-asian="Helvetica1" style:font-size-asian="11pt" style:font-style-asian="normal" style:font-name-complex="Times New Roman3" style:font-size-complex="11pt" style:language-complex="sa" style:country-complex="IN" style:font-style-complex="normal"/>
    </style:style>
    <style:style style:name="T656" style:family="text">
      <style:text-properties style:text-outline="false" fo:font-size="11pt" fo:letter-spacing="normal" fo:font-style="normal" fo:font-weight="normal" style:letter-kerning="false" style:font-size-asian="11pt" style:font-style-asian="normal" style:font-weight-asian="normal" style:font-size-complex="11pt" style:language-complex="sa" style:country-complex="IN" style:font-style-complex="normal" style:font-weight-complex="normal"/>
    </style:style>
    <style:style style:name="T657" style:family="text">
      <style:text-properties style:text-outline="false" fo:font-size="11pt" fo:letter-spacing="normal" fo:font-style="normal" fo:font-weight="normal" style:letter-kerning="false" style:font-size-asian="11pt" style:font-style-asian="normal" style:font-weight-asian="normal" style:font-name-complex="Ganapathy" style:font-size-complex="11pt" style:language-complex="sa" style:country-complex="IN" style:font-style-complex="normal" style:font-weight-complex="normal"/>
    </style:style>
    <style:style style:name="T658" style:family="text">
      <style:text-properties style:text-outline="false" fo:font-size="11pt" fo:letter-spacing="normal" fo:font-style="italic" style:text-underline-style="solid" style:text-underline-width="auto" style:text-underline-color="font-color" style:letter-kerning="false" style:font-name-asian="Times New Roman3" style:font-size-asian="11pt" style:font-style-asian="italic" style:font-size-complex="11pt" style:language-complex="sa" style:country-complex="IN" style:font-style-complex="italic"/>
    </style:style>
    <style:style style:name="T659" style:family="text">
      <style:text-properties style:text-outline="false" fo:font-size="11pt" fo:letter-spacing="normal" fo:font-style="italic" style:text-underline-style="solid" style:text-underline-width="auto" style:text-underline-color="font-color" style:letter-kerning="false" style:font-name-asian="Times New Roman3" style:font-size-asian="11pt" style:font-style-asian="italic" style:font-name-complex="Times New Roman3" style:font-size-complex="11pt" style:language-complex="sa" style:country-complex="IN" style:font-style-complex="italic"/>
    </style:style>
    <style:style style:name="T660" style:family="text">
      <style:text-properties style:text-outline="false" fo:font-size="11pt" fo:letter-spacing="normal" fo:font-style="italic" style:text-underline-style="solid" style:text-underline-width="auto" style:text-underline-color="font-color" style:letter-kerning="false" style:font-name-asian="Times New Roman3" style:font-size-asian="11pt" style:font-style-asian="italic" style:font-name-complex="Ganapathy" style:font-size-complex="11pt" style:language-complex="sa" style:country-complex="IN" style:font-style-complex="italic"/>
    </style:style>
    <style:style style:name="T661" style:family="text">
      <style:text-properties style:text-outline="false" fo:font-size="11pt" fo:letter-spacing="normal" fo:font-style="italic" style:text-underline-style="solid" style:text-underline-width="auto" style:text-underline-color="font-color" style:letter-kerning="false" style:font-size-asian="11pt" style:font-style-asian="italic" style:font-size-complex="11pt" style:language-complex="sa" style:country-complex="IN" style:font-style-complex="italic"/>
    </style:style>
    <style:style style:name="T662" style:family="text">
      <style:text-properties style:text-outline="false" fo:font-size="11pt" fo:letter-spacing="normal" fo:font-style="italic" style:text-underline-style="solid" style:text-underline-width="auto" style:text-underline-color="font-color" style:letter-kerning="false" style:font-size-asian="11pt" style:font-style-asian="italic" style:font-name-complex="Ganapathy" style:font-size-complex="11pt" style:language-complex="sa" style:country-complex="IN" style:font-style-complex="italic"/>
    </style:style>
    <style:style style:name="T663" style:family="text">
      <style:text-properties style:text-outline="false" fo:font-size="11pt" fo:letter-spacing="normal" fo:font-style="italic" style:text-underline-style="solid" style:text-underline-width="auto" style:text-underline-color="font-color" style:letter-kerning="false" style:font-name-asian="TimesNewRomanPSMT" style:font-size-asian="11pt" style:font-style-asian="italic" style:font-size-complex="11pt" style:language-complex="sa" style:country-complex="IN" style:font-style-complex="italic"/>
    </style:style>
    <style:style style:name="T664" style:family="text">
      <style:text-properties style:text-outline="false" fo:font-size="11pt" fo:letter-spacing="normal" fo:font-style="italic" style:text-underline-style="solid" style:text-underline-width="auto" style:text-underline-color="font-color" style:letter-kerning="false" style:font-name-asian="SimSun" style:font-size-asian="11pt" style:font-style-asian="italic" style:font-size-complex="11pt" style:language-complex="sa" style:country-complex="IN" style:font-style-complex="italic"/>
    </style:style>
    <style:style style:name="T665" style:family="text">
      <style:text-properties style:text-outline="false" fo:font-size="11pt" fo:letter-spacing="normal" fo:font-style="italic" style:text-underline-style="solid" style:text-underline-width="auto" style:text-underline-color="font-color" style:letter-kerning="false" style:font-name-asian="Helvetica1" style:font-size-asian="11pt" style:font-style-asian="italic" style:font-name-complex="Times New Roman3" style:font-size-complex="11pt" style:language-complex="sa" style:country-complex="IN" style:font-style-complex="italic"/>
    </style:style>
    <style:style style:name="T666" style:family="text">
      <style:text-properties style:text-outline="false" fo:font-size="11pt" fo:letter-spacing="normal" fo:font-style="italic" style:text-underline-style="solid" style:text-underline-width="auto" style:text-underline-color="font-color" style:letter-kerning="false" style:font-name-asian="Helvetica" style:font-size-asian="11pt" style:font-style-asian="italic" style:font-size-complex="11pt" style:language-complex="sa" style:country-complex="IN" style:font-style-complex="italic"/>
    </style:style>
    <style:style style:name="T667" style:family="text">
      <style:text-properties style:text-outline="false" fo:font-size="11pt" fo:letter-spacing="normal" fo:font-style="italic" style:text-underline-style="solid" style:text-underline-width="auto" style:text-underline-color="font-color" style:letter-kerning="false" style:font-name-asian="nRWÿ" style:font-size-asian="11pt" style:font-style-asian="italic" style:font-size-complex="11pt" style:language-complex="sa" style:country-complex="IN" style:font-style-complex="italic"/>
    </style:style>
    <style:style style:name="T668" style:family="text">
      <style:text-properties style:text-outline="false" fo:font-size="11pt" fo:letter-spacing="normal" fo:font-style="italic" style:text-underline-style="solid" style:text-underline-width="auto" style:text-underline-color="font-color" fo:font-weight="normal" style:letter-kerning="false" style:font-size-asian="11pt" style:font-style-asian="italic" style:font-weight-asian="normal" style:font-name-complex="Ganapathy" style:font-size-complex="11pt" style:language-complex="sa" style:country-complex="IN" style:font-style-complex="italic" style:font-weight-complex="normal"/>
    </style:style>
    <style:style style:name="T669" style:family="text">
      <style:text-properties style:text-outline="false" fo:font-size="11pt" fo:letter-spacing="normal" fo:font-style="italic" style:text-underline-style="solid" style:text-underline-width="auto" style:text-underline-color="font-color" fo:font-weight="normal" style:letter-kerning="false" style:font-size-asian="11pt" style:font-style-asian="italic" style:font-weight-asian="normal" style:font-size-complex="11pt" style:language-complex="sa" style:country-complex="IN" style:font-style-complex="italic" style:font-weight-complex="normal"/>
    </style:style>
    <style:style style:name="T670" style:family="text">
      <style:text-properties style:text-outline="false" fo:font-size="11pt" fo:letter-spacing="normal" fo:font-style="italic" style:text-underline-style="solid" style:text-underline-width="auto" style:text-underline-color="font-color" fo:font-weight="normal" style:letter-kerning="false" style:font-name-asian="nRWÿ" style:font-size-asian="11pt" style:font-style-asian="italic" style:font-weight-asian="normal" style:font-size-complex="11pt" style:language-complex="sa" style:country-complex="IN" style:font-style-complex="italic" style:font-weight-complex="normal"/>
    </style:style>
    <style:style style:name="T671" style:family="text">
      <style:text-properties style:text-outline="false" fo:font-size="11pt" fo:letter-spacing="normal" fo:font-style="italic" style:letter-kerning="false" style:font-size-asian="11pt" style:font-style-asian="italic" style:font-size-complex="11pt" style:language-complex="sa" style:country-complex="IN" style:font-style-complex="italic"/>
    </style:style>
    <style:style style:name="T672" style:family="text">
      <style:text-properties style:text-outline="false" fo:font-size="11pt" fo:letter-spacing="normal" fo:font-style="italic" style:letter-kerning="false" style:font-name-asian="TimesNewRomanPSMT" style:font-size-asian="11pt" style:font-style-asian="italic" style:font-size-complex="11pt" style:language-complex="sa" style:country-complex="IN" style:font-style-complex="italic"/>
    </style:style>
    <style:style style:name="T673" style:family="text">
      <style:text-properties style:text-outline="false" fo:font-size="11pt" fo:letter-spacing="normal" fo:font-style="italic" style:letter-kerning="false" style:font-name-asian="Helvetica1" style:font-size-asian="11pt" style:font-style-asian="italic" style:font-name-complex="Times New Roman3" style:font-size-complex="11pt" style:language-complex="sa" style:country-complex="IN" style:font-style-complex="italic"/>
    </style:style>
    <style:style style:name="T674" style:family="text">
      <style:text-properties style:text-outline="false" fo:font-size="11pt" fo:letter-spacing="normal" fo:language="en" fo:country="US" fo:font-style="italic" style:text-underline-style="solid" style:text-underline-width="auto" style:text-underline-color="font-color" style:letter-kerning="false" style:font-name-asian="nRWÿ" style:font-size-asian="11pt" style:font-style-asian="italic" style:font-size-complex="11pt" style:language-complex="sa" style:country-complex="IN" style:font-style-complex="italic"/>
    </style:style>
    <style:style style:name="T675" style:family="text">
      <style:text-properties style:text-outline="false" fo:font-size="11pt" fo:letter-spacing="normal" fo:language="en" fo:country="US" fo:font-style="normal" style:text-underline-style="solid" style:text-underline-width="auto" style:text-underline-color="font-color" style:letter-kerning="false" style:font-name-asian="nRWÿ" style:font-size-asian="11pt" style:font-style-asian="normal" style:font-size-complex="11pt" style:language-complex="sa" style:country-complex="IN" style:font-style-complex="normal"/>
    </style:style>
    <style:style style:name="T676" style:family="text">
      <style:text-properties style:text-outline="false" fo:font-size="11pt" fo:font-style="normal" style:text-underline-style="solid" style:text-underline-width="auto" style:text-underline-color="font-color" style:letter-kerning="false" style:font-size-asian="11pt" style:font-style-asian="normal" style:font-name-complex="Ganapathy" style:font-size-complex="11pt" style:font-style-complex="normal"/>
    </style:style>
    <style:style style:name="T677" style:family="text">
      <style:text-properties style:text-outline="false" fo:font-size="11pt" fo:font-style="normal" style:text-underline-style="solid" style:text-underline-width="auto" style:text-underline-color="font-color" style:letter-kerning="false" style:font-size-asian="11pt" style:font-style-asian="normal" style:font-size-complex="11pt" style:font-style-complex="normal"/>
    </style:style>
    <style:style style:name="T678" style:family="text">
      <style:text-properties style:text-outline="false" fo:font-size="11pt" fo:font-style="normal" style:text-underline-style="solid" style:text-underline-width="auto" style:text-underline-color="font-color" style:letter-kerning="false" style:font-name-asian="Helvetica1" style:font-size-asian="11pt" style:font-style-asian="normal" style:font-name-complex="Times New Roman3" style:font-size-complex="11pt" style:language-complex="sa" style:country-complex="IN" style:font-style-complex="normal"/>
    </style:style>
    <style:style style:name="T679" style:family="text">
      <style:text-properties style:text-outline="false" fo:font-size="11pt" fo:font-style="normal" style:text-underline-style="solid" style:text-underline-width="auto" style:text-underline-color="font-color" style:letter-kerning="false" style:font-name-asian="Helvetica" style:font-size-asian="11pt" style:font-style-asian="normal" style:font-size-complex="11pt" style:language-complex="sa" style:country-complex="IN" style:font-style-complex="normal"/>
    </style:style>
    <style:style style:name="T680" style:family="text">
      <style:text-properties style:text-outline="false" fo:font-size="11pt" fo:font-style="italic" style:text-underline-style="solid" style:text-underline-width="auto" style:text-underline-color="font-color" style:letter-kerning="false" style:font-size-asian="11pt" style:font-style-asian="italic" style:font-name-complex="Ganapathy" style:font-size-complex="11pt" style:font-style-complex="italic"/>
    </style:style>
    <style:style style:name="T681" style:family="text">
      <style:text-properties style:text-outline="false" fo:font-size="11pt" fo:font-style="italic" style:text-underline-style="solid" style:text-underline-width="auto" style:text-underline-color="font-color" style:letter-kerning="false" style:font-size-asian="11pt" style:font-style-asian="italic" style:font-name-complex="Ganapathy" style:font-size-complex="11pt" style:language-complex="sa" style:country-complex="IN" style:font-style-complex="italic"/>
    </style:style>
    <style:style style:name="T682" style:family="text">
      <style:text-properties style:text-outline="false" fo:font-size="11pt" fo:font-style="italic" style:text-underline-style="solid" style:text-underline-width="auto" style:text-underline-color="font-color" style:letter-kerning="false" style:font-size-asian="11pt" style:font-style-asian="italic" style:font-size-complex="11pt" style:font-style-complex="italic"/>
    </style:style>
    <style:style style:name="T683" style:family="text">
      <style:text-properties style:text-outline="false" fo:font-size="11pt" fo:font-style="italic" style:text-underline-style="solid" style:text-underline-width="auto" style:text-underline-color="font-color" style:letter-kerning="false" style:font-name-asian="Helvetica" style:font-size-asian="11pt" style:font-style-asian="italic" style:font-size-complex="11pt" style:language-complex="sa" style:country-complex="IN" style:font-style-complex="italic"/>
    </style:style>
    <style:style style:name="T684" style:family="text">
      <style:text-properties style:text-outline="false" fo:font-size="11pt" fo:language="en" fo:country="US" fo:font-style="italic" style:text-underline-style="solid" style:text-underline-width="auto" style:text-underline-color="font-color" style:letter-kerning="false" style:font-name-asian="nRWÿ" style:font-size-asian="11pt" style:font-style-asian="italic" style:font-size-complex="11pt" style:font-style-complex="italic"/>
    </style:style>
    <style:style style:name="T685" style:family="text">
      <style:text-properties style:text-outline="false" style:text-position="super 58%"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686" style:family="text">
      <style:text-properties style:text-outline="false" style:text-position="super 58%" fo:font-size="11pt" fo:letter-spacing="normal" fo:font-style="normal" style:text-underline-style="solid" style:text-underline-width="auto" style:text-underline-color="font-color" style:letter-kerning="false" style:font-name-asian="Times New Roman3" style:font-size-asian="11pt" style:font-style-asian="normal" style:font-size-complex="11pt" style:language-complex="sa" style:country-complex="IN" style:font-style-complex="normal"/>
    </style:style>
    <style:style style:name="T687" style:family="text">
      <style:text-properties style:text-outline="false" style:text-position="super 58%" fo:font-size="11pt" fo:letter-spacing="normal" fo:font-style="normal" style:text-underline-style="solid" style:text-underline-width="auto" style:text-underline-color="font-color" style:letter-kerning="false" style:font-name-asian="Times New Roman3" style:font-size-asian="11pt" style:font-style-asian="normal" style:font-name-complex="Times New Roman3" style:font-size-complex="11pt" style:language-complex="sa" style:country-complex="IN" style:font-style-complex="normal"/>
    </style:style>
    <style:style style:name="T688" style:family="text">
      <style:text-properties style:text-outline="false" style:font-name="Times New Roman2" fo:font-size="12pt" fo:letter-spacing="normal" fo:font-style="normal" style:letter-kerning="false" style:font-size-asian="12pt" style:font-style-asian="normal" style:font-name-complex="Times New Roman2" style:font-size-complex="12pt" style:language-complex="sa" style:country-complex="IN" style:font-style-complex="normal"/>
    </style:style>
    <style:style style:name="T689" style:family="text">
      <style:text-properties style:text-outline="false" style:font-name="Times New Roman2" fo:font-size="12pt" fo:letter-spacing="normal" fo:font-style="normal" style:text-underline-style="solid" style:text-underline-width="auto" style:text-underline-color="font-color" style:letter-kerning="false" style:font-size-asian="12pt" style:font-style-asian="normal" style:font-name-complex="Times New Roman2" style:font-size-complex="12pt" style:language-complex="sa" style:country-complex="IN" style:font-style-complex="normal"/>
    </style:style>
    <style:style style:name="T690" style:family="text">
      <style:text-properties style:text-outline="false" style:font-name="Times New Roman2" fo:font-size="12pt" fo:letter-spacing="normal" fo:font-style="normal" style:text-underline-style="solid" style:text-underline-width="auto" style:text-underline-color="font-color" style:letter-kerning="false" style:font-name-asian="Times New Roman3" style:font-size-asian="12pt" style:font-style-asian="normal" style:font-name-complex="Times New Roman2" style:font-size-complex="12pt" style:language-complex="sa" style:country-complex="IN" style:font-style-complex="normal"/>
    </style:style>
    <style:style style:name="T691" style:family="text">
      <style:text-properties style:text-outline="false" style:font-name="Times New Roman2" fo:font-size="11pt" fo:letter-spacing="normal" fo:font-style="normal" style:text-underline-style="solid" style:text-underline-width="auto" style:text-underline-color="font-color" style:letter-kerning="false" style:font-size-asian="11pt" style:font-style-asian="normal" style:font-name-complex="Times New Roman2" style:font-size-complex="11pt" style:language-complex="sa" style:country-complex="IN" style:font-style-complex="normal"/>
    </style:style>
    <style:style style:name="T692" style:family="text">
      <style:text-properties style:text-outline="false" style:font-name="Times New Roman2"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693" style:family="text">
      <style:text-properties style:text-outline="false" style:font-name="Times New Roman2" fo:font-size="11pt" fo:letter-spacing="normal" fo:font-style="normal" style:text-underline-style="solid" style:text-underline-width="auto" style:text-underline-color="font-color" style:letter-kerning="false" fo:background-color="transparent" loext:char-shading-value="0" style:font-size-asian="11pt" style:font-style-asian="normal" style:font-size-complex="11pt" style:language-complex="sa" style:country-complex="IN" style:font-style-complex="normal"/>
    </style:style>
    <style:style style:name="T694" style:family="text">
      <style:text-properties style:text-outline="false" style:font-name="Times New Roman2" fo:font-size="11pt" fo:letter-spacing="normal" fo:font-style="normal" style:letter-kerning="false" style:font-size-asian="11pt" style:font-style-asian="normal" style:font-name-complex="Times New Roman2" style:font-size-complex="11pt" style:language-complex="sa" style:country-complex="IN" style:font-style-complex="normal"/>
    </style:style>
    <style:style style:name="T695" style:family="text">
      <style:text-properties style:text-outline="false" style:font-name="Times New Roman2" fo:font-size="4pt" fo:letter-spacing="normal" fo:font-style="normal" style:letter-kerning="false" style:font-size-asian="4pt" style:font-style-asian="normal" style:font-name-complex="Times New Roman2" style:font-size-complex="4pt" style:language-complex="sa" style:country-complex="IN" style:font-style-complex="normal"/>
    </style:style>
    <style:style style:name="T696" style:family="text">
      <style:text-properties style:text-outline="false" style:font-name="Times New Roman2" fo:font-size="6pt" fo:letter-spacing="normal" fo:font-style="normal" style:letter-kerning="false" style:font-size-asian="6pt" style:font-style-asian="normal" style:font-name-complex="Times New Roman2" style:font-size-complex="6pt" style:language-complex="sa" style:country-complex="IN" style:font-style-complex="normal"/>
    </style:style>
    <style:style style:name="T697" style:family="text">
      <style:text-properties style:text-outline="false" style:font-name="Times New Roman2" fo:font-size="6pt" fo:letter-spacing="normal" fo:font-style="normal" style:text-underline-style="solid" style:text-underline-width="auto" style:text-underline-color="font-color" style:letter-kerning="false" style:font-size-asian="6pt" style:font-style-asian="normal" style:font-name-complex="Times New Roman2" style:font-size-complex="6pt" style:language-complex="sa" style:country-complex="IN" style:font-style-complex="normal"/>
    </style:style>
    <style:style style:name="T698" style:family="text">
      <style:text-properties style:text-outline="false" style:font-name="Times New Roman2" fo:font-size="8pt" fo:letter-spacing="normal" fo:font-style="normal" style:text-underline-style="solid" style:text-underline-width="auto" style:text-underline-color="font-color" style:letter-kerning="false" style:font-size-asian="8pt" style:font-style-asian="normal" style:font-name-complex="Times New Roman2" style:font-size-complex="8pt" style:language-complex="sa" style:country-complex="IN" style:font-style-complex="normal"/>
    </style:style>
    <style:style style:name="T699" style:family="text">
      <style:text-properties style:text-outline="false" style:font-name="Times New Roman2" fo:font-size="8pt" fo:letter-spacing="normal" fo:font-style="normal" style:letter-kerning="false" style:font-size-asian="8pt" style:font-style-asian="normal" style:font-name-complex="Times New Roman2" style:font-size-complex="8pt" style:language-complex="sa" style:country-complex="IN" style:font-style-complex="normal"/>
    </style:style>
    <style:style style:name="T700" style:family="text">
      <style:text-properties style:text-outline="false" style:font-name="Times New Roman2" fo:font-size="10pt" fo:letter-spacing="normal" fo:font-style="normal" style:text-underline-style="solid" style:text-underline-width="auto" style:text-underline-color="font-color" style:letter-kerning="false" style:font-size-asian="10pt" style:font-style-asian="normal" style:font-name-complex="Times New Roman2" style:font-size-complex="10pt" style:language-complex="sa" style:country-complex="IN" style:font-style-complex="normal"/>
    </style:style>
    <style:style style:name="T701" style:family="text">
      <style:text-properties style:text-outline="false" style:font-name="Times New Roman2" fo:font-size="10pt" fo:letter-spacing="normal" fo:font-style="normal" style:letter-kerning="false" style:font-size-asian="10pt" style:font-style-asian="normal" style:font-name-complex="Times New Roman2" style:font-size-complex="10pt" style:language-complex="sa" style:country-complex="IN" style:font-style-complex="normal"/>
    </style:style>
    <style:style style:name="T702" style:family="text">
      <style:text-properties style:text-outline="false" style:font-name="Times New Roman2" fo:font-size="2pt" fo:letter-spacing="normal" fo:font-style="normal" style:letter-kerning="false" style:font-size-asian="2pt" style:font-style-asian="normal" style:font-name-complex="Times New Roman2" style:font-size-complex="2pt" style:language-complex="sa" style:country-complex="IN" style:font-style-complex="normal"/>
    </style:style>
    <style:style style:name="T703" style:family="text">
      <style:text-properties style:text-outline="false" style:font-name="Times New Roman2" fo:font-size="9pt" fo:letter-spacing="normal" fo:font-style="normal" style:letter-kerning="false" style:font-size-asian="9pt" style:font-style-asian="normal" style:font-name-complex="Times New Roman2" style:font-size-complex="9pt" style:language-complex="sa" style:country-complex="IN" style:font-style-complex="normal"/>
    </style:style>
    <style:style style:name="T704" style:family="text">
      <style:text-properties style:text-outline="false" fo:font-size="8pt" fo:letter-spacing="normal" fo:font-style="normal" fo:font-weight="normal" style:letter-kerning="false" style:font-size-asian="8pt" style:font-style-asian="normal" style:font-weight-asian="normal" style:font-size-complex="8pt" style:language-complex="sa" style:country-complex="IN" style:font-style-complex="normal" style:font-weight-complex="normal"/>
    </style:style>
    <style:style style:name="T705" style:family="text">
      <style:text-properties style:text-outline="false" style:font-name="Times New Roman"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706" style:family="text">
      <style:text-properties style:text-outline="false" style:font-name="Times New Roman" fo:font-size="11pt" fo:letter-spacing="normal" fo:font-style="normal" style:text-underline-style="solid" style:text-underline-width="auto" style:text-underline-color="font-color" style:letter-kerning="false" style:font-name-asian="Helvetica" style:font-size-asian="11pt" style:font-style-asian="normal" style:font-size-complex="11pt" style:language-complex="sa" style:country-complex="IN" style:font-style-complex="normal"/>
    </style:style>
    <style:style style:name="T707" style:family="text">
      <style:text-properties style:text-outline="false" style:font-name="Times New Roman" fo:font-size="11pt" fo:letter-spacing="normal" fo:font-style="italic" style:text-underline-style="solid" style:text-underline-width="auto" style:text-underline-color="font-color" style:letter-kerning="false" style:font-size-asian="11pt" style:font-style-asian="italic" style:font-size-complex="11pt" style:language-complex="sa" style:country-complex="IN" style:font-style-complex="italic"/>
    </style:style>
    <style:style style:name="T708" style:family="text">
      <style:text-properties style:text-outline="false" style:font-name="Times New Roman" fo:font-size="11pt" fo:letter-spacing="normal" fo:language="en" fo:country="US" fo:font-style="italic" style:text-underline-style="solid" style:text-underline-width="auto" style:text-underline-color="font-color" style:letter-kerning="false" style:font-name-asian="nRWÿ" style:font-size-asian="11pt" style:font-style-asian="italic" style:font-size-complex="11pt" style:language-complex="sa" style:country-complex="IN" style:font-style-complex="italic"/>
    </style:style>
    <style:style style:name="T709" style:family="text">
      <style:text-properties fo:font-size="10pt" fo:font-style="italic" style:font-size-asian="10pt" style:font-style-asian="italic" style:font-size-complex="10pt" style:font-style-complex="italic"/>
    </style:style>
    <style:style style:name="T71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11" style:family="text">
      <style:text-properties fo:font-size="10pt" style:font-size-asian="10pt" style:font-size-complex="10pt"/>
    </style:style>
    <style:style style:name="T712" style:family="text">
      <style:text-properties fo:font-size="10pt" style:text-underline-style="none" style:font-size-asian="10pt" style:font-size-complex="10pt"/>
    </style:style>
    <style:style style:name="T713" style:family="text">
      <style:text-properties fo:font-size="10pt" fo:font-weight="normal" style:font-size-asian="10pt" style:font-weight-asian="normal" style:font-size-complex="10pt" style:font-weight-complex="normal"/>
    </style:style>
    <style:style style:name="T714" style:family="text">
      <style:text-properties fo:font-size="10pt" fo:font-style="normal" style:font-size-asian="10pt" style:font-style-asian="normal" style:font-size-complex="10pt" style:font-style-complex="normal"/>
    </style:style>
    <style:style style:name="T715" style:family="text">
      <style:text-properties fo:font-size="10pt" fo:font-style="normal" style:text-underline-style="solid" style:text-underline-width="auto" style:text-underline-color="font-color" style:font-size-asian="10pt" style:font-style-asian="normal" style:font-size-complex="10pt" style:font-style-complex="normal"/>
    </style:style>
    <style:style style:name="T716" style:family="text">
      <style:text-properties fo:font-size="10pt" fo:language="fr" fo:country="FR" style:font-size-asian="10pt" style:font-size-complex="10pt"/>
    </style:style>
    <style:style style:name="T717" style:family="text">
      <style:text-properties fo:font-size="10pt" fo:language="fr" fo:country="FR" fo:font-style="italic" style:font-size-asian="10pt" style:font-style-asian="italic" style:font-size-complex="10pt" style:font-style-complex="italic"/>
    </style:style>
    <style:style style:name="T718" style:family="text">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T719" style:family="text">
      <style:text-properties fo:font-size="10pt" fo:language="fr" fo:country="FR" fo:font-weight="normal" style:font-size-asian="10pt" style:font-weight-asian="normal" style:font-size-complex="10pt" style:font-weight-complex="normal"/>
    </style:style>
    <style:style style:name="T720" style:family="text">
      <style:text-properties fo:font-size="10pt" fo:language="fr" fo:country="FR" fo:font-style="normal" style:font-size-asian="10pt" style:font-style-asian="normal" style:font-size-complex="10pt" style:font-style-complex="normal"/>
    </style:style>
    <style:style style:name="T721" style:family="text">
      <style:text-properties style:text-position="super 58%"/>
    </style:style>
    <style:style style:name="T722" style:family="text">
      <style:text-properties style:font-name-complex="Ganapathy"/>
    </style:style>
    <style:style style:name="T723" style:family="text">
      <style:text-properties style:font-name-asian="Times New Roman1"/>
    </style:style>
    <style:style style:name="T724" style:family="text">
      <style:text-properties style:text-underline-style="solid" style:text-underline-width="auto" style:text-underline-color="font-color"/>
    </style:style>
    <style:style style:name="T725" style:family="text">
      <style:text-properties style:text-underline-style="none"/>
    </style:style>
    <style:style style:name="T726" style:family="text">
      <style:text-properties fo:font-size="9pt" style:font-size-asian="9pt" style:font-name-complex="Tamil Sangam MN" style:font-size-complex="9pt"/>
    </style:style>
    <style:style style:name="T727" style:family="text">
      <style:text-properties style:font-name-complex="Tamil Sangam MN"/>
    </style:style>
    <style:style style:name="T728" style:family="text">
      <style:text-properties fo:font-weight="normal" style:font-weight-asian="normal" style:font-weight-complex="normal"/>
    </style:style>
    <style:style style:name="T729" style:family="text">
      <style:text-properties fo:font-weight="normal" style:font-weight-asian="normal" style:font-name-complex="Times New Roman2" style:font-weight-complex="normal"/>
    </style:style>
    <style:style style:name="T730" style:family="text">
      <style:text-properties style:text-position="0% 100%" fo:language="fr" fo:country="FR" fo:font-style="normal" style:text-underline-style="none" fo:font-weight="normal" fo:background-color="transparent" loext:char-shading-value="0" style:font-style-asian="normal" style:font-weight-asian="normal" style:font-style-complex="normal" style:font-weight-complex="normal"/>
    </style:style>
    <style:style style:name="T731" style:family="text">
      <style:text-properties style:text-position="0% 100%" fo:language="fr" fo:country="FR" style:text-underline-style="solid" style:text-underline-width="auto" style:text-underline-color="font-color"/>
    </style:style>
    <style:style style:name="T732" style:family="text">
      <style:text-properties style:text-position="0% 100%" fo:language="fr" fo:country="FR" style:text-underline-style="none"/>
    </style:style>
    <style:style style:name="T733" style:family="text">
      <style:text-properties style:text-position="0% 100%" fo:language="fr" fo:country="FR" style:text-underline-style="none" fo:background-color="transparent" loext:char-shading-value="0" style:font-name-asian="Times New Roman1"/>
    </style:style>
    <style:style style:name="T734" style:family="text">
      <style:text-properties style:text-position="0% 100%" fo:language="fr" fo:country="FR" style:text-underline-style="none" fo:font-weight="bold" fo:background-color="transparent" loext:char-shading-value="0" style:font-name-asian="Times New Roman1" style:font-weight-asian="bold" style:font-weight-complex="bold"/>
    </style:style>
    <style:style style:name="T735" style:family="text">
      <style:text-properties style:text-position="0% 100%" fo:language="fr" fo:country="FR" fo:font-style="italic" style:text-underline-style="none" fo:font-weight="bold" fo:background-color="transparent" loext:char-shading-value="0" style:font-style-asian="italic" style:font-weight-asian="bold" style:font-style-complex="italic" style:font-weight-complex="bold"/>
    </style:style>
    <style:style style:name="T736" style:family="text">
      <style:text-properties style:text-position="0% 100%" fo:font-style="normal" style:text-underline-style="solid" style:text-underline-width="auto" style:text-underline-color="font-color" style:font-style-asian="normal" style:font-style-complex="normal"/>
    </style:style>
    <style:style style:name="T737" style:family="text">
      <style:text-properties style:text-position="0% 100%" fo:font-style="normal" style:font-style-asian="normal" style:font-style-complex="normal"/>
    </style:style>
    <style:style style:name="T738" style:family="text">
      <style:text-properties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739" style:family="text">
      <style:text-properties style:text-position="0% 100%" fo:font-size="12pt" fo:language="fr" fo:country="FR" fo:font-style="normal" style:text-underline-style="none" fo:background-color="transparent" loext:char-shading-value="0" style:font-name-asian="Times New Roman1" style:font-size-asian="12pt" style:font-style-asian="normal" style:font-size-complex="12pt" style:language-complex="sa" style:country-complex="IN" style:font-style-complex="normal"/>
    </style:style>
    <style:style style:name="T740" style:family="text">
      <style:text-properties style:text-position="0% 100%" fo:font-size="12pt" fo:language="fr" fo:country="FR" fo:font-style="normal" style:text-underline-style="solid" style:text-underline-width="auto" style:text-underline-color="font-color" fo:background-color="transparent" loext:char-shading-value="0" style:font-name-asian="Times New Roman1" style:font-size-asian="12pt" style:font-style-asian="normal" style:font-size-complex="12pt" style:font-style-complex="normal"/>
    </style:style>
    <style:style style:name="T741" style:family="text">
      <style:text-properties style:text-position="0% 100%" fo:font-size="12pt" fo:language="fr" fo:country="FR" fo:font-style="italic" style:text-underline-style="none" fo:font-weight="bold" fo:background-color="transparent" loext:char-shading-value="0" style:font-name-asian="Times New Roman1" style:font-size-asian="12pt" style:font-style-asian="italic" style:font-weight-asian="bold" style:font-size-complex="12pt" style:language-complex="sa" style:country-complex="IN" style:font-style-complex="italic" style:font-weight-complex="bold"/>
    </style:style>
    <style:style style:name="T742" style:family="text">
      <style:text-properties style:use-window-font-color="true" loext:opacity="0%" style:text-position="0% 100%" fo:language="fr" fo:country="FR" fo:font-style="italic" style:text-underline-style="none" fo:font-weight="bold" fo:background-color="transparent" loext:char-shading-value="0" style:font-name-asian="Helvetica" style:font-style-asian="italic" style:font-weight-asian="bold" style:font-style-complex="italic" style:font-weight-complex="bold"/>
    </style:style>
    <style:style style:name="T743" style:family="text">
      <style:text-properties style:use-window-font-color="true" loext:opacity="0%" style:text-position="0% 100%" fo:language="fr" fo:country="FR" fo:font-style="normal" style:text-underline-style="none" fo:font-weight="normal" fo:background-color="transparent" loext:char-shading-value="0" style:font-name-asian="Helvetica" style:font-style-asian="normal" style:font-weight-asian="normal" style:font-style-complex="normal" style:font-weight-complex="normal"/>
    </style:style>
    <style:style style:name="T744" style:family="text">
      <style:text-properties style:use-window-font-color="true" loext:opacity="0%" style:text-position="0% 100%" fo:language="fr" fo:country="FR" fo:font-style="normal" style:text-underline-style="none" fo:font-weight="normal" fo:background-color="transparent" loext:char-shading-value="0" style:font-name-asian="Helvetica" style:font-style-asian="normal" style:font-weight-asian="normal" style:language-complex="sa" style:country-complex="IN" style:font-style-complex="normal" style:font-weight-complex="normal"/>
    </style:style>
    <style:style style:name="T745" style:family="text">
      <style:text-properties style:use-window-font-color="true" loext:opacity="0%" style:text-position="0% 100%" fo:language="fr" fo:country="FR" fo:font-style="normal" style:text-underline-style="none" fo:font-weight="bold" fo:background-color="transparent" loext:char-shading-value="0" style:font-name-asian="Helvetica" style:font-style-asian="normal" style:font-weight-asian="bold" style:font-style-complex="normal" style:font-weight-complex="bold"/>
    </style:style>
    <style:style style:name="T746" style:family="text">
      <style:text-properties style:use-window-font-color="true" loext:opacity="0%" style:text-position="0% 100%" style:font-name="Times New Roman2" fo:language="fr" fo:country="FR" fo:font-style="italic" style:text-underline-style="none" fo:font-weight="normal" fo:background-color="transparent" loext:char-shading-value="0" style:font-name-asian="Helvetica" style:font-style-asian="italic" style:font-weight-asian="normal" style:font-name-complex="Times New Roman2" style:font-style-complex="italic" style:font-weight-complex="normal"/>
    </style:style>
    <style:style style:name="T747" style:family="text">
      <style:text-properties style:use-window-font-color="true" loext:opacity="0%" style:text-position="0% 100%" style:font-name="Times New Roman2" fo:language="fr" fo:country="FR" fo:font-style="italic" style:text-underline-style="none" fo:font-weight="normal" style:font-name-asian="Helvetica" style:font-style-asian="italic" style:font-weight-asian="normal" style:font-name-complex="Helvetica" style:language-complex="sa" style:country-complex="IN" style:font-style-complex="italic" style:font-weight-complex="normal"/>
    </style:style>
    <style:style style:name="T748" style:family="text">
      <style:text-properties style:use-window-font-color="true" loext:opacity="0%" style:text-position="0% 100%" style:font-name="Times New Roman2" fo:language="fr" fo:country="FR" fo:font-style="normal" style:text-underline-style="none" fo:font-weight="normal" fo:background-color="transparent" loext:char-shading-value="0" style:font-name-asian="Helvetica" style:font-style-asian="normal" style:font-weight-asian="normal" style:font-name-complex="Times New Roman2" style:font-style-complex="normal" style:font-weight-complex="normal"/>
    </style:style>
    <style:style style:name="T749" style:family="text">
      <style:text-properties style:use-window-font-color="true" loext:opacity="0%" style:text-position="0% 100%" style:font-name="Times New Roman2" fo:language="fr" fo:country="FR" fo:font-style="normal" style:text-underline-style="none" fo:font-weight="normal" style:font-name-asian="Helvetica" style:font-style-asian="normal" style:font-weight-asian="normal" style:font-name-complex="Helvetica" style:language-complex="sa" style:country-complex="IN" style:font-style-complex="normal" style:font-weight-complex="normal"/>
    </style:style>
    <style:style style:name="T750" style:family="text">
      <style:text-properties style:use-window-font-color="true" loext:opacity="0%" style:text-position="0% 100%" style:font-name="Times New Roman2" fo:font-size="10pt" fo:language="fr" fo:country="FR" fo:font-style="italic" style:text-underline-style="none" fo:font-weight="normal" fo:background-color="transparent" loext:char-shading-value="0" style:font-name-asian="Helvetica" style:font-size-asian="10pt" style:font-style-asian="italic" style:font-weight-asian="normal" style:font-name-complex="Times New Roman2" style:font-size-complex="10pt" style:font-style-complex="italic" style:font-weight-complex="normal"/>
    </style:style>
    <style:style style:name="T751" style:family="text">
      <style:text-properties style:use-window-font-color="true" loext:opacity="0%" style:font-name="Times New Roman2" fo:font-size="10pt" fo:font-style="italic" style:font-name-asian="Helvetica" style:font-size-asian="10pt" style:font-style-asian="italic" style:font-name-complex="Helvetica" style:font-size-complex="10pt" style:font-style-complex="italic"/>
    </style:style>
    <style:style style:name="T752" style:family="text">
      <style:text-properties style:use-window-font-color="true" loext:opacity="0%" style:font-name="Times New Roman2" fo:font-size="10pt" fo:font-style="italic" style:font-name-asian="Helvetica" style:font-size-asian="10pt" style:font-style-asian="italic" style:font-name-complex="Times New Roman2" style:font-size-complex="10pt" style:font-style-complex="italic"/>
    </style:style>
    <style:style style:name="T753" style:family="text">
      <style:text-properties style:use-window-font-color="true" loext:opacity="0%" style:font-name="Times New Roman2" fo:font-size="10pt" fo:font-style="italic" fo:font-weight="normal" style:font-name-asian="Helvetica" style:font-size-asian="10pt" style:font-style-asian="italic" style:font-weight-asian="normal" style:font-name-complex="Helvetica" style:font-size-complex="10pt" style:font-style-complex="italic" style:font-weight-complex="normal"/>
    </style:style>
    <style:style style:name="T754" style:family="text">
      <style:text-properties style:use-window-font-color="true" loext:opacity="0%" style:font-name="Times New Roman2" fo:font-size="10pt" fo:font-style="italic" fo:font-weight="normal" style:font-name-asian="Helvetica" style:font-size-asian="10pt" style:font-style-asian="italic" style:font-weight-asian="normal" style:font-name-complex="Times New Roman2" style:font-size-complex="10pt" style:font-style-complex="italic" style:font-weight-complex="normal"/>
    </style:style>
    <style:style style:name="T755" style:family="text">
      <style:text-properties style:use-window-font-color="true" loext:opacity="0%" style:font-name="Times New Roman2" fo:font-size="10pt" fo:font-style="normal" style:font-name-asian="Helvetica" style:font-size-asian="10pt" style:font-style-asian="normal" style:font-name-complex="Helvetica" style:font-size-complex="10pt" style:font-style-complex="normal"/>
    </style:style>
    <style:style style:name="T756" style:family="text">
      <style:text-properties style:use-window-font-color="true" loext:opacity="0%" style:font-name="Times New Roman2"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T757" style:family="text">
      <style:text-properties style:use-window-font-color="true" loext:opacity="0%" style:font-name="Times New Roman2" fo:font-size="10pt" fo:font-style="normal" fo:font-weight="normal" style:font-name-asian="Helvetica" style:font-size-asian="10pt" style:font-style-asian="normal" style:font-weight-asian="normal" style:font-name-complex="Times New Roman2" style:font-size-complex="10pt" style:font-style-complex="normal" style:font-weight-complex="normal"/>
    </style:style>
    <style:style style:name="T758" style:family="text">
      <style:text-properties style:use-window-font-color="true" loext:opacity="0%" style:font-name="Times New Roman2" fo:font-size="10pt" fo:font-style="normal" fo:font-weight="bold" style:font-name-asian="Helvetica" style:font-size-asian="10pt" style:font-style-asian="normal" style:font-weight-asian="bold" style:font-name-complex="Helvetica" style:font-size-complex="10pt" style:font-style-complex="normal" style:font-weight-complex="bold"/>
    </style:style>
    <style:style style:name="T759" style:family="text">
      <style:text-properties style:use-window-font-color="true" loext:opacity="0%" style:font-name="Times New Roman2" fo:font-size="10pt" style:font-name-asian="Helvetica" style:font-size-asian="10pt" style:font-name-complex="Helvetica" style:font-size-complex="10pt"/>
    </style:style>
    <style:style style:name="T760" style:family="text">
      <style:text-properties style:use-window-font-color="true" loext:opacity="0%" style:font-name="Times New Roman2" fo:font-size="10pt" fo:font-weight="normal" style:font-name-asian="Helvetica" style:font-size-asian="10pt" style:font-weight-asian="normal" style:font-name-complex="Times New Roman2" style:font-size-complex="10pt" style:font-weight-complex="normal"/>
    </style:style>
    <style:style style:name="T761" style:family="text">
      <style:text-properties style:use-window-font-color="true" loext:opacity="0%" style:font-name="Times New Roman2" fo:font-size="12pt" fo:font-style="normal" fo:font-weight="bold" style:font-name-asian="Helvetica" style:font-size-asian="12pt" style:font-style-asian="normal" style:font-weight-asian="bold" style:font-name-complex="Helvetica" style:font-size-complex="12pt" style:font-style-complex="normal" style:font-weight-complex="bold"/>
    </style:style>
    <style:style style:name="T762" style:family="text">
      <style:text-properties style:use-window-font-color="true" loext:opacity="0%" style:font-name-asian="Helvetica"/>
    </style:style>
    <style:style style:name="T763" style:family="text">
      <style:text-properties style:use-window-font-color="true" loext:opacity="0%" fo:font-style="normal" style:font-name-asian="Helvetica" style:font-style-asian="normal" style:font-name-complex="Times New Roman2" style:font-style-complex="normal"/>
    </style:style>
    <style:style style:name="T764" style:family="text">
      <style:text-properties style:use-window-font-color="true" loext:opacity="0%" fo:font-style="normal" style:font-name-asian="Helvetica" style:font-style-asian="normal" style:font-style-complex="normal"/>
    </style:style>
    <style:style style:name="T765" style:family="text">
      <style:text-properties style:use-window-font-color="true" loext:opacity="0%" fo:font-style="normal" fo:font-weight="bold" style:font-name-asian="Helvetica" style:font-style-asian="normal" style:font-weight-asian="bold" style:font-name-complex="Times New Roman2" style:font-style-complex="normal" style:font-weight-complex="bold"/>
    </style:style>
    <style:style style:name="T766" style:family="text">
      <style:text-properties style:use-window-font-color="true" loext:opacity="0%" fo:font-style="normal" fo:font-weight="bold" style:font-name-asian="Helvetica" style:font-style-asian="normal" style:font-weight-asian="bold" style:font-style-complex="normal" style:font-weight-complex="bold"/>
    </style:style>
    <style:style style:name="T767" style:family="text">
      <style:text-properties style:use-window-font-color="true" loext:opacity="0%" fo:font-style="normal" style:text-underline-style="none" style:font-name-asian="TimesNewRomanPSMT" style:font-style-asian="normal" style:font-style-complex="normal"/>
    </style:style>
    <style:style style:name="T768" style:family="text">
      <style:text-properties style:use-window-font-color="true" loext:opacity="0%" fo:font-style="normal" style:text-underline-style="none" fo:font-weight="normal" style:font-name-asian="TimesNewRomanPSMT" style:font-style-asian="normal" style:font-weight-asian="normal" style:font-style-complex="normal" style:font-weight-complex="normal"/>
    </style:style>
    <style:style style:name="T769" style:family="text">
      <style:text-properties style:use-window-font-color="true" loext:opacity="0%" style:text-outline="false" fo:font-size="11pt" fo:letter-spacing="normal" fo:font-style="italic" style:text-underline-style="solid" style:text-underline-width="auto" style:text-underline-color="font-color" style:letter-kerning="false" style:font-name-asian="Helvetica" style:font-size-asian="11pt" style:font-style-asian="italic" style:font-size-complex="11pt" style:language-complex="sa" style:country-complex="IN" style:font-style-complex="italic"/>
    </style:style>
    <style:style style:name="T770" style:family="text">
      <style:text-properties style:use-window-font-color="true" loext:opacity="0%" style:text-outline="false" fo:font-size="11pt" fo:letter-spacing="normal" fo:font-style="normal" style:text-underline-style="solid" style:text-underline-width="auto" style:text-underline-color="font-color" fo:font-weight="bold" style:letter-kerning="false" style:font-name-asian="Helvetica" style:font-size-asian="11pt" style:font-style-asian="normal" style:font-weight-asian="bold" style:font-size-complex="11pt" style:language-complex="sa" style:country-complex="IN" style:font-style-complex="normal" style:font-weight-complex="bold"/>
    </style:style>
    <style:style style:name="T771" style:family="text">
      <style:text-properties style:use-window-font-color="true" loext:opacity="0%" style:text-outline="false" fo:font-size="11pt" fo:font-style="normal" style:text-underline-style="solid" style:text-underline-width="auto" style:text-underline-color="font-color" style:letter-kerning="false" style:font-name-asian="Helvetica" style:font-size-asian="11pt" style:font-style-asian="normal" style:font-name-complex="Helvetica" style:font-size-complex="11pt" style:font-style-complex="normal"/>
    </style:style>
    <style:style style:name="T772" style:family="text">
      <style:text-properties style:use-window-font-color="true" loext:opacity="0%" fo:font-weight="bold" style:font-name-asian="Helvetica" style:font-weight-asian="bold" style:font-weight-complex="bold"/>
    </style:style>
    <style:style style:name="T773" style:family="text">
      <style:text-properties style:use-window-font-color="true" loext:opacity="0%" fo:font-style="italic" fo:font-weight="bold" style:font-name-asian="Helvetica" style:font-style-asian="italic" style:font-weight-asian="bold" style:font-style-complex="italic" style:font-weight-complex="bold"/>
    </style:style>
    <style:style style:name="T774" style:family="text">
      <style:text-properties fo:color="#00000a" loext:opacity="100%" style:text-outline="false" fo:font-size="11pt" fo:letter-spacing="normal" fo:font-style="normal" style:text-underline-style="solid" style:text-underline-width="auto" style:text-underline-color="font-color" style:letter-kerning="false" style:font-name-asian="Helvetica1" style:font-size-asian="11pt" style:font-style-asian="normal" style:font-name-complex="Times New Roman3" style:font-size-complex="11pt" style:language-complex="sa" style:country-complex="IN" style:font-style-complex="normal"/>
    </style:style>
    <style:style style:name="T775" style:family="text">
      <style:text-properties fo:color="#00000a" loext:opacity="100%" style:text-outline="false" fo:font-size="11pt" fo:letter-spacing="normal" fo:font-style="italic" style:text-underline-style="solid" style:text-underline-width="auto" style:text-underline-color="font-color" style:letter-kerning="false" style:font-name-asian="Helvetica1" style:font-size-asian="11pt" style:font-style-asian="italic" style:font-name-complex="Times New Roman3" style:font-size-complex="11pt" style:language-complex="sa" style:country-complex="IN" style:font-style-complex="italic"/>
    </style:style>
    <style:style style:name="T776" style:family="text">
      <style:text-properties fo:color="#00000a" loext:opacity="100%" style:text-position="0% 100%" fo:language="fr" fo:country="FR" style:text-underline-style="none" style:font-name-asian="Helvetica1" style:font-name-complex="Times New Roman3" style:language-complex="sa" style:country-complex="IN"/>
    </style:style>
    <style:style style:name="T777" style:family="text">
      <style:text-properties fo:color="#00000a" loext:opacity="100%" style:text-position="0% 100%" fo:language="fr" fo:country="FR" style:text-underline-style="none" fo:font-weight="bold" style:font-name-asian="Helvetica1" style:font-weight-asian="bold" style:font-name-complex="Times New Roman3" style:language-complex="sa" style:country-complex="IN" style:font-weight-complex="bold"/>
    </style:style>
    <style:style style:name="T778" style:family="text">
      <style:text-properties fo:font-size="6pt" style:font-size-asian="6pt" style:font-size-complex="6pt"/>
    </style:style>
    <style:style style:name="T779" style:family="text">
      <style:text-properties fo:font-size="6pt" fo:font-style="normal" style:font-size-asian="6pt" style:font-style-asian="normal" style:font-size-complex="6pt" style:font-style-complex="normal"/>
    </style:style>
    <style:style style:name="T780" style:family="text">
      <style:text-properties fo:language="fr" fo:country="FR"/>
    </style:style>
    <style:style style:name="T781" style:family="text">
      <style:text-properties fo:language="fr" fo:country="FR" fo:font-weight="normal" style:font-weight-asian="normal" style:font-weight-complex="normal"/>
    </style:style>
    <style:style style:name="T782" style:family="text">
      <style:text-properties fo:language="fr" fo:country="FR" fo:font-style="italic" style:font-style-asian="italic" style:font-style-complex="italic"/>
    </style:style>
    <style:style style:name="T783" style:family="text">
      <style:text-properties fo:color="#800000" loext:opacity="100%" fo:font-size="12pt" fo:font-style="normal" style:font-size-asian="12pt" style:font-style-asian="normal" style:font-size-complex="12pt" style:font-style-complex="normal"/>
    </style:style>
    <style:style style:name="T784" style:family="text">
      <style:text-properties fo:color="#800000" loext:opacity="100%" fo:font-size="11pt" style:font-size-asian="11pt" style:font-size-complex="11pt"/>
    </style:style>
    <style:style style:name="T785" style:family="text">
      <style:text-properties style:font-name-asian="Helvetica"/>
    </style:style>
    <style:style style:name="T786" style:family="text">
      <style:text-properties fo:color="#33cc66" loext:opacity="100%"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787"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2"/>
      <text:p text:style-name="P14"/>
      <text:p text:style-name="P14"/>
      <text:p text:style-name="P14"/>
      <text:p text:style-name="P675"/>
      <text:h text:style-name="P670" text:outline-level="2"><text:span text:style-name="T1">Ins. 1 </text:span><text:span text:style-name="T5">Uyyakkoṇṭāṉ Tirumalai</text:span><text:span text:style-name="T89">1 </text:span><text:span text:style-name="T6">[Kaṟkuṭi – KT004]</text:span></text:h>
      <text:p text:style-name="P682"><text:span text:style-name="T44"/></text:p>
      <text:p text:style-name="P282"/>
      <text:p text:style-name="P284"/>
      <text:p text:style-name="P39">[1.] matirai koṇṭa koppara-</text:p>
      <text:p text:style-name="P40">[2.] kecari<text:span text:style-name="T1">pa</text:span><text:span text:style-name="T545">nma</text:span>rkku yāṇṭu mu-</text:p>
      <text:p text:style-name="P40">[3.] ppattunālāvatu ten-</text:p>
      <text:p text:style-name="P40">[4.] karai <text:span text:style-name="T545">brahma</text:span>teyam na<text:span text:style-name="T542">nti</text:span><text:span text:style-name="T1">pa</text:span><text:span text:style-name="T545">nma</text:span>ma-</text:p>
      <text:p text:style-name="P40">[5.] ṅkalattu[t*]tirukkaṟkuṭi<text:span text:style-name="T1">para</text:span>-</text:p>
      <text:p text:style-name="P40">[6.] <text:span text:style-name="T1">me</text:span><text:span text:style-name="T545">sva</text:span><text:span text:style-name="T1">ra</text:span>ṟkku<text:note text:id="ftn1" text:note-class="footnote"><text:note-citation>1</text:note-citation><text:note-body><text:p text:style-name="Footnote"><text:span text:style-name="T542">Paramesvara</text:span> : lire <text:span text:style-name="T542">parameśvara</text:span>.</text:p></text:note-body></text:note> pirāntakankaṇ-</text:p>
      <text:p text:style-name="P40">[7.] ṭarātittatevar teviyār</text:p>
      <text:p text:style-name="P40">[8.] maḻaperumāḷ makaḷār pirā-</text:p>
      <text:p text:style-name="P40">[9.] ntakaṉmātevaṭikaḷār</text:p>
      <text:p text:style-name="P40">[10.] °oru tirunontāviḷakku °i-</text:p>
      <text:p text:style-name="P40">[11.] ravum pakalum °erivatāka nica-</text:p>
      <text:p text:style-name="P40">[12.] tam cūla°uḻakkāl °uḻakku</text:p>
      <text:p text:style-name="P40">[13.] ne[y*]yaṭṭi cantirātittava-</text:p>
      <text:p text:style-name="P40">[14.] l °erippatāka vaitta cāvā</text:p>
      <text:p text:style-name="P40">[15.] mūvāpperāṭu toṇṇū-</text:p>
      <text:p text:style-name="P40"><text:span text:style-name="T27">[16.] ṟu </text:span><text:span text:style-name="Emphasis"><text:span text:style-name="T250">[</text:span></text:span><text:span text:style-name="Emphasis"><text:span text:style-name="T251">❘❘</text:span></text:span><text:span text:style-name="Emphasis"><text:span text:style-name="T250">*] </text:span></text:span><text:span text:style-name="T26"><text:s/>pa</text:span><text:span text:style-name="T39">nm</text:span><text:span text:style-name="T26">āhe</text:span><text:span text:style-name="T39">śva</text:span><text:span text:style-name="T26">ra</text:span><text:span text:style-name="T27"> [</text:span><text:span text:style-name="T26">ra</text:span><text:span text:style-name="T27">*]</text:span><text:span text:style-name="T39">kṣai</text:span><text:span text:style-name="T27"> </text:span><text:span text:style-name="Emphasis"><text:span text:style-name="T250">[</text:span></text:span><text:span text:style-name="Emphasis"><text:span text:style-name="T255">❘❘</text:span></text:span><text:span text:style-name="Emphasis"><text:span text:style-name="T250">*] </text:span></text:span><text:span text:style-name="T27"><text:s/></text:span></text:p>
      <text:p text:style-name="P285">----------------------------------</text:p>
      <text:p text:style-name="P21"/>
      <text:p text:style-name="P21"/>
      <text:h text:style-name="Heading_20_2" text:outline-level="2"><text:soft-page-break/><text:span text:style-name="T551">Ins. </text:span><text:span text:style-name="T1">2 </text:span><text:span text:style-name="T63">Karaṭi </text:span><text:span text:style-name="T64">[Ravikulacūḷāmaṇi-caturvedimaṅkalam]</text:span></text:h>
      <text:p text:style-name="P677"/>
      <text:p text:style-name="P283"/>
      <text:p text:style-name="P283"/>
      <text:p text:style-name="P644"><text:span text:style-name="Emphasis"><text:span text:style-name="T417">[1.] </text:span></text:span><text:span text:style-name="Emphasis"><text:span text:style-name="T425">svasti</text:span></text:span><text:span text:style-name="Emphasis"><text:span text:style-name="T417"> </text:span></text:span><text:span text:style-name="Emphasis"><text:span text:style-name="T425">śrī</text:span></text:span><text:span text:style-name="Emphasis"><text:span text:style-name="T417"> </text:span></text:span><text:span text:style-name="Emphasis"><text:span text:style-name="T431">[</text:span></text:span><text:span text:style-name="Emphasis"><text:span text:style-name="T419">❘❘</text:span></text:span><text:span text:style-name="Emphasis"><text:span text:style-name="T431">*] </text:span></text:span><text:span text:style-name="Emphasis"><text:span text:style-name="T417">matiraiyumīḻamuṅko-</text:span></text:span></text:p>
      <text:p text:style-name="P645"><text:span text:style-name="Emphasis"><text:span text:style-name="T417">[2.] ṇṭa kopparakecaripaṉmaṟku yāṇ-</text:span></text:span></text:p>
      <text:p text:style-name="P645"><text:span text:style-name="Emphasis"><text:span text:style-name="T417">[3.] ṭu 41°āvatu vāṇakoppaṭṭippeṇ-</text:span></text:span></text:p>
      <text:p text:style-name="P645"><text:span text:style-name="Emphasis"><text:span text:style-name="T417">[4.] ṇaitteṉkarai °iravikulacūḷāmaṇicatu-</text:span></text:span></text:p>
      <text:p text:style-name="P645"><text:span text:style-name="Emphasis"><text:span text:style-name="T417">[5.] [rve]timaṅkalattu </text:span></text:span><text:span text:style-name="Emphasis"><text:span text:style-name="T418">sabhai</text:span></text:span><text:span text:style-name="Emphasis"><text:span text:style-name="T417">yom vaḻi piḷḷaiyār</text:span></text:span></text:p>
      <text:p text:style-name="P645"><text:span text:style-name="Emphasis"><text:span text:style-name="T417">[6.] tirukaṇṭarātittar teviy[ā*]r cempiyaṉmā-</text:span></text:span></text:p>
      <text:p text:style-name="P645"><text:span text:style-name="Emphasis"><text:span text:style-name="T417">[7.] teviyār °ivvūṟttirumāṭappāṟai</text:span></text:span><text:span text:style-name="Emphasis"><text:span text:style-name="T418">m</text:span></text:span><text:span text:style-name="Emphasis"><text:span text:style-name="T417">(</text:span></text:span><text:span text:style-name="Emphasis"><text:span text:style-name="T418">ā</text:span></text:span><text:span text:style-name="Emphasis"><text:span text:style-name="T417">)</text:span></text:span><text:span text:style-name="Emphasis"><text:span text:style-name="T418">h</text:span></text:span><text:span text:style-name="Emphasis"><text:span text:style-name="T417">[</text:span></text:span><text:span text:style-name="Emphasis"><text:span text:style-name="T418">ā</text:span></text:span><text:span text:style-name="Emphasis"><text:span text:style-name="T417">*]</text:span></text:span><text:span text:style-name="Emphasis"><text:span text:style-name="T418">de</text:span></text:span><text:span text:style-name="Emphasis"><text:span text:style-name="T417">-</text:span></text:span></text:p>
      <text:p text:style-name="P645"><text:span text:style-name="Emphasis"><text:span text:style-name="T417">[8.] varkku </text:span></text:span><text:span text:style-name="Emphasis"><text:span text:style-name="T418">sabhai</text:span></text:span><text:span text:style-name="Emphasis"><text:span text:style-name="T417">yār vaḻi vaitta cāvā mūvāpper°ā-</text:span></text:span></text:p>
      <text:p text:style-name="P645"><text:span text:style-name="Emphasis"><text:span text:style-name="T417">[9.] ṭu toṇṇūṟṟu°aṟu koṇṭu kācu 1 viḷakku ca-</text:span></text:span></text:p>
      <text:p text:style-name="P645"><text:span text:style-name="Emphasis"><text:span text:style-name="T417">[10.] ntirātittaval nicatam °uḻakku ney °erippatāka vai- </text:span></text:span></text:p>
      <text:p text:style-name="P645"><text:span text:style-name="Emphasis"><text:span text:style-name="T417">[11.] tta cempiya[ṉ*]māteviyār </text:span></text:span><text:span text:style-name="Emphasis"><text:span text:style-name="T431">[</text:span></text:span><text:span text:style-name="Emphasis"><text:span text:style-name="T419">❘❘</text:span></text:span><text:span text:style-name="Emphasis"><text:span text:style-name="T431">*] </text:span></text:span><text:span text:style-name="Emphasis"><text:span text:style-name="T417"><text:s/>°itu paṉ</text:span></text:span><text:span text:style-name="Emphasis"><text:span text:style-name="T418">mahe</text:span></text:span><text:span text:style-name="Emphasis"><text:span text:style-name="T417">(</text:span></text:span><text:span text:style-name="Emphasis"><text:span text:style-name="T418">pe</text:span></text:span><text:span text:style-name="Emphasis"><text:span text:style-name="T417">)</text:span></text:span><text:span text:style-name="Emphasis"><text:span text:style-name="T425">śva</text:span></text:span><text:span text:style-name="Emphasis"><text:span text:style-name="T417">- </text:span></text:span></text:p>
      <text:p text:style-name="P645"><text:span text:style-name="Emphasis"><text:span text:style-name="T417">[12.] </text:span></text:span><text:span text:style-name="Emphasis"><text:span text:style-name="T418">ra rakṣai</text:span></text:span><text:span text:style-name="Emphasis"><text:span text:style-name="T417"> </text:span></text:span><text:span text:style-name="Emphasis"><text:span text:style-name="T431">[</text:span></text:span><text:span text:style-name="Emphasis"><text:span text:style-name="T419">❘❘</text:span></text:span><text:span text:style-name="Emphasis"><text:span text:style-name="T431">*] </text:span></text:span><text:span text:style-name="Emphasis"><text:span text:style-name="T417">°itu °i</text:span></text:span><text:span text:style-name="Emphasis"><text:span text:style-name="T418">rakṣi</text:span></text:span><text:span text:style-name="Emphasis"><text:span text:style-name="T417">ttār °aṭippoṭi °eṉ talai […]</text:span></text:span></text:p>
      <text:p text:style-name="P638"><text:span text:style-name="Emphasis"><text:span text:style-name="T427"/></text:span></text:p>
      <text:p text:style-name="P639"><text:span text:style-name="Emphasis"><text:span text:style-name="T421">----------------------------------</text:span></text:span></text:p>
      <text:p text:style-name="P633"><text:span text:style-name="Emphasis"><text:span text:style-name="T426"/></text:span></text:p>
      <text:p text:style-name="P633"><text:span text:style-name="Emphasis"><text:span text:style-name="T426"/></text:span></text:p>
      <text:p text:style-name="P633"><text:span text:style-name="Emphasis"><text:span text:style-name="T426"/></text:span></text:p>
      <text:p text:style-name="P633"><text:span text:style-name="Emphasis"><text:span text:style-name="T426"/></text:span></text:p>
      <text:p text:style-name="P633"><text:span text:style-name="Emphasis"><text:span text:style-name="T426"/></text:span></text:p>
      <text:p text:style-name="P633"><text:span text:style-name="Emphasis"><text:span text:style-name="T426"/></text:span></text:p>
      <text:p text:style-name="P633"><text:span text:style-name="Emphasis"><text:span text:style-name="T426"/></text:span></text:p>
      <text:p text:style-name="P633"><text:span text:style-name="Emphasis"><text:span text:style-name="T426"/></text:span></text:p>
      <text:p text:style-name="P633"><text:span text:style-name="Emphasis"><text:span text:style-name="T426"/></text:span></text:p>
      <text:h text:style-name="Heading_20_2" text:outline-level="2"><text:soft-page-break/><text:span text:style-name="Emphasis"><text:span text:style-name="T419">Ins. 3 </text:span></text:span><text:span text:style-name="Emphasis"><text:span text:style-name="T422">Uṭaiyārkuṭi</text:span></text:span><text:span text:style-name="Emphasis"><text:span text:style-name="T423"> (Kāṭṭumaṉṉārkōyil) [Vīranārāyaṇa-caturvedimaṅkalam]</text:span></text:span></text:h>
      <text:p text:style-name="P640"><text:span text:style-name="Emphasis"><text:span text:style-name="T429"><text:line-break/></text:span></text:span></text:p>
      <text:p text:style-name="P636"><text:span text:style-name="Emphasis"><text:span text:style-name="T579"/></text:span></text:p>
      <text:p text:style-name="P636"><text:span text:style-name="Emphasis"><text:span text:style-name="T579"/></text:span></text:p>
      <text:p text:style-name="P648"><text:span text:style-name="Emphasis"><text:span text:style-name="T257">[1.] </text:span></text:span><text:span text:style-name="Emphasis"><text:span text:style-name="T261">svasti śrī</text:span></text:span><text:span text:style-name="Emphasis"><text:span text:style-name="T257"> [</text:span></text:span><text:span text:style-name="Emphasis"><text:span text:style-name="T258">❘❘</text:span></text:span><text:span text:style-name="Emphasis"><text:span text:style-name="T257">*] ko</text:span></text:span><text:span text:style-name="Emphasis"><text:span text:style-name="T259">parakesari</text:span></text:span><text:span text:style-name="Emphasis"><text:span text:style-name="T257">va</text:span></text:span><text:span text:style-name="Emphasis"><text:span text:style-name="T261">rmma</text:span></text:span><text:span text:style-name="Emphasis"><text:span text:style-name="T260">rkku</text:span></text:span><text:span text:style-name="Emphasis"><text:span text:style-name="T257"> yāṇṭu 2°āvatu meṟ-</text:span></text:span></text:p>
      <text:p text:style-name="P649"><text:span text:style-name="Emphasis"><text:span text:style-name="T257">[2.] keḻu</text:span></text:span><text:span text:style-name="Emphasis"><text:span text:style-name="T260">nta</text:span></text:span><text:span text:style-name="Emphasis"><text:span text:style-name="T257">ruḷiṉa</text:span></text:span><text:span text:style-name="Emphasis"><text:span text:style-name="T259">de</text:span></text:span><text:span text:style-name="Emphasis"><text:span text:style-name="T257">var </text:span></text:span><text:span text:style-name="Emphasis"><text:span text:style-name="T259">ga</text:span></text:span><text:span text:style-name="Emphasis"><text:span text:style-name="T261">ṇḍa</text:span></text:span><text:span text:style-name="Emphasis"><text:span text:style-name="T257">rā</text:span></text:span><text:span text:style-name="Emphasis"><text:span text:style-name="T259">di</text:span></text:span><text:span text:style-name="Emphasis"><text:span text:style-name="T261">tya</text:span></text:span><text:span text:style-name="Emphasis"><text:span text:style-name="T259">de</text:span></text:span><text:span text:style-name="Emphasis"><text:span text:style-name="T257">var</text:span></text:span><text:span text:style-name="Emphasis"><text:span text:style-name="T257"><text:note text:id="ftn2" text:note-class="footnote"><text:note-citation>2</text:note-citation><text:note-body><text:p text:style-name="P656"><text:span text:style-name="T584">Contrairement à ce qu'indique la translitération de Srinivasa Rao, bien qu'il soit </text:span><text:span text:style-name="Emphasis"><text:span text:style-name="T262">encadré par deux caractères de l'alphabet </text:span></text:span><text:span text:style-name="Emphasis"><text:span text:style-name="T265">grantha</text:span></text:span><text:span text:style-name="Emphasis"><text:span text:style-name="T262">, le -</text:span></text:span><text:span text:style-name="Emphasis"><text:span text:style-name="T265">rā</text:span></text:span><text:span text:style-name="Emphasis"><text:span text:style-name="T262">- de </text:span></text:span><text:span text:style-name="Emphasis"><text:span text:style-name="T265">gaṇḍarāditya </text:span></text:span><text:span text:style-name="Emphasis"><text:span text:style-name="T262">appartient à l'alphabet tamoul.</text:span></text:span></text:p></text:note-body></text:note></text:span></text:span><text:span text:style-name="Emphasis"><text:span text:style-name="T257"> </text:span></text:span><text:span text:style-name="Emphasis"><text:span text:style-name="T259">de</text:span></text:span><text:span text:style-name="Emphasis"><text:span text:style-name="T257">viyār maḻavarai-/</text:span></text:span><text:span text:style-name="Emphasis"><text:span text:style-name="T257"><text:note text:id="ftn3" text:note-class="footnote"><text:note-citation>3</text:note-citation><text:note-body><text:p text:style-name="P656">Cette barre oblique ne figure pas dans l'inscription. Nous avons recours à ce symbole dans nos translitérations chaque fois que le texte d'une épigraphe localisée <text:span text:style-name="T542">in situ </text:span>occupant plusieurs faces d'un même élément architectural, plusieurs pans de mur, voire des éléments architecturaux différents, se poursuit sur la face, le pan ou l'élément suivant. Signalons qu'ici ces deux premières lignes, parce qu'elles sont gravées sur la face supérieure du <text:span text:style-name="T542">kumuda</text:span> où elles sont plus exposées à la lumière et aux intempéries, sont beaucoup plus altérées que les trois lignes qui occupent la face suivante. Ce contraste entre l'état de préservation de chacune des deux portions d'inscription apparaît clairement sur les clichés figurant en annexe.</text:p></text:note-body></text:note></text:span></text:span></text:p>
      <text:p text:style-name="P649"><text:span text:style-name="Emphasis"><text:span text:style-name="T257">[3.] yar makaḷār</text:span></text:span><text:span text:style-name="Emphasis"><text:span text:style-name="T257"><text:note text:id="ftn4" text:note-class="footnote"><text:note-citation>4</text:note-citation><text:note-body><text:p text:style-name="P656"><text:span text:style-name="T584">Certains </text:span><text:span text:style-name="Emphasis"><text:span text:style-name="T265">ḷ </text:span></text:span><text:span text:style-name="T584"><text:s/></text:span><text:span text:style-name="Emphasis"><text:span text:style-name="T263">rétroflexes (ள) </text:span></text:span><text:span text:style-name="T584">et <text:s/></text:span><text:span text:style-name="T586">ṉ</text:span><text:span text:style-name="T584"> </text:span><text:span text:style-name="Emphasis"><text:span text:style-name="T263">alvéolaire (ன) </text:span></text:span><text:span text:style-name="T584">ont dans l'épigraphe un tracé très similaire, si bien que ce </text:span><text:span text:style-name="Emphasis"><text:span text:style-name="T265">makaḷār</text:span></text:span><text:span text:style-name="Emphasis"><text:span text:style-name="T262"> pourrait aisément passer pour un </text:span></text:span><text:span text:style-name="Emphasis"><text:span text:style-name="T265">makaṉār</text:span></text:span><text:span text:style-name="Emphasis"><text:span text:style-name="T262">. Voir à ce sujet l'enregistrement du don de la princesse </text:span></text:span><text:span text:style-name="Emphasis"><text:span text:style-name="T264">Vīra</text:span></text:span><text:span text:style-name="Emphasis"><text:span text:style-name="T263">nāra</text:span></text:span><text:span text:style-name="Emphasis"><text:span text:style-name="T264">ṇ</text:span></text:span><text:span text:style-name="Emphasis"><text:span text:style-name="T263">i à Jampai présenté dans le chapitre précédent. </text:span></text:span></text:p></text:note-body></text:note></text:span></text:span><text:span text:style-name="Emphasis"><text:span text:style-name="T257"> parā</text:span></text:span><text:span text:style-name="Emphasis"><text:span text:style-name="T260">nta</text:span></text:span><text:span text:style-name="Emphasis"><text:span text:style-name="T257">kaṉmātevaṭikaḷāṉa cempiyaṉmāte-</text:span></text:span></text:p>
      <text:p text:style-name="P649"><text:span text:style-name="Emphasis"><text:span text:style-name="T257">[4.] viyār </text:span></text:span><text:span text:style-name="Emphasis"><text:span text:style-name="T261">śrī</text:span></text:span><text:span text:style-name="Emphasis"><text:span text:style-name="T257">vīranārāyaṇa</text:span></text:span><text:span text:style-name="Emphasis"><text:span text:style-name="T257"><text:note text:id="ftn5" text:note-class="footnote"><text:note-citation>5</text:note-citation><text:note-body><text:p text:style-name="P656"><text:span text:style-name="T584">Le </text:span><text:span text:style-name="T586">-</text:span><text:span text:style-name="Emphasis"><text:span text:style-name="T265">ī- </text:span></text:span><text:span text:style-name="T584">de </text:span><text:span text:style-name="Emphasis"><text:span text:style-name="T265">vīranārāyaṇa</text:span></text:span><text:span text:style-name="Emphasis"><text:span text:style-name="T262"> </text:span></text:span><text:span text:style-name="T584">est bien gravé sur la pierre, </text:span><text:span text:style-name="T586">contra SII</text:span><text:span text:style-name="T595"> 19: 11</text:span><text:span text:style-name="T586"> </text:span><text:span text:style-name="T584">qui donne </text:span><text:span text:style-name="Emphasis"><text:span text:style-name="T265">viranārāyaṇa</text:span></text:span><text:span text:style-name="T584">.</text:span></text:p></text:note-body></text:note></text:span></text:span><text:span text:style-name="Emphasis"><text:span text:style-name="T261">cca</text:span></text:span><text:span text:style-name="Emphasis"><text:span text:style-name="T259">tu</text:span></text:span><text:span text:style-name="Emphasis"><text:span text:style-name="T261">rvve</text:span></text:span><text:span text:style-name="Emphasis"><text:span text:style-name="T259">dimaṃgala</text:span></text:span><text:span text:style-name="Emphasis"><text:span text:style-name="T257">ttuttiruvana</text:span></text:span><text:span text:style-name="Emphasis"><text:span text:style-name="T260">nte</text:span></text:span><text:span text:style-name="Emphasis"><text:span text:style-name="T261">śva</text:span></text:span><text:span text:style-name="Emphasis"><text:span text:style-name="T257">rattāḷ</text:span></text:span><text:span text:style-name="Emphasis"><text:span text:style-name="T257"><text:note text:id="ftn6" text:note-class="footnote"><text:note-citation>6</text:note-citation><text:note-body><text:p text:style-name="Footnote">Le <text:span text:style-name="T542">-r-</text:span> <text:span text:style-name="T615">d'</text:span><text:span text:style-name="Emphasis"><text:span text:style-name="T265">ananteśvara</text:span></text:span>, appartient à l'alphabet tamoul et non <text:span text:style-name="T542">grantha</text:span>, <text:span text:style-name="T586">contra SII</text:span><text:span text:style-name="T595"> 19: 11.</text:span></text:p></text:note-body></text:note></text:span></text:span><text:span text:style-name="Emphasis"><text:span text:style-name="T257">-</text:span></text:span></text:p>
      <text:p text:style-name="P649"><text:span text:style-name="Emphasis"><text:span text:style-name="T257">[5.] vā</text:span></text:span><text:span text:style-name="Emphasis"><text:span text:style-name="T260">rkku</text:span></text:span><text:span text:style-name="Emphasis"><text:span text:style-name="T257"> vai</text:span></text:span><text:span text:style-name="Emphasis"><text:span text:style-name="T260">tta </text:span></text:span><text:span text:style-name="Emphasis"><text:span text:style-name="T257">no</text:span></text:span><text:span text:style-name="Emphasis"><text:span text:style-name="T260">nt</text:span></text:span><text:span text:style-name="Emphasis"><text:span text:style-name="T257">āvi</text:span></text:span><text:span text:style-name="Emphasis"><text:span text:style-name="T260">ḷakkukku</text:span></text:span><text:span text:style-name="Emphasis"><text:span text:style-name="T257"> </text:span></text:span><text:span text:style-name="Emphasis"><text:span text:style-name="T257"><text:note text:id="ftn7" text:note-class="footnote"><text:note-citation>7</text:note-citation><text:note-body><text:p text:style-name="P656">Le chiffre 1 qui suit<text:span text:style-name="Emphasis"><text:span text:style-name="T262"> </text:span></text:span><text:span text:style-name="Emphasis"><text:span text:style-name="T265">nontāviḷakku</text:span></text:span><text:span text:style-name="Emphasis"><text:span text:style-name="T262"> et </text:span></text:span><text:span text:style-name="Emphasis"><text:span text:style-name="T265">takar</text:span></text:span><text:span text:style-name="Emphasis"><text:span text:style-name="T262"> a, comme souvent dans les inscriptions de la période, l'apparence d'une</text:span></text:span> croix allongée. Ici, ces 1 paraissent tous deux gravés bien moins profondément que le reste de l'inscription, ce qui pourrait suggérer qu'ils sont le fait d'une seconde main. Le premier particulièrement, semble avoir été inséré ultérieurement dans un espace laissé vide entre la paire de -<text:span text:style-name="T542">kku</text:span>- de <text:span text:style-name="Emphasis"><text:span text:style-name="T265">viḷakkukku.</text:span></text:span> <text:s/></text:p></text:note-body></text:note></text:span></text:span><text:span text:style-name="Emphasis"><text:span text:style-name="T257">1</text:span></text:span><text:span text:style-name="Emphasis"><text:span text:style-name="T260">kku</text:span></text:span><text:span text:style-name="Emphasis"><text:span text:style-name="T257"> vai</text:span></text:span><text:span text:style-name="Emphasis"><text:span text:style-name="T260">tta</text:span></text:span><text:span text:style-name="Emphasis"><text:span text:style-name="T257">vāṭu 96 takar 1 [</text:span></text:span><text:span text:style-name="Emphasis"><text:span text:style-name="T258">❘❘</text:span></text:span><text:span text:style-name="Emphasis"><text:span text:style-name="T257">*]</text:span></text:span><text:span text:style-name="Emphasis"><text:span text:style-name="T257"><text:note text:id="ftn8" text:note-class="footnote"><text:note-citation>8</text:note-citation><text:note-body><text:p text:style-name="P656"><text:span text:style-name="T584">Ici, comme dans les autres translittérations d'inscriptions pariétales présentées dans cette étude, les caractères italiques indiquent qu'un groupe consonantique et la voyelle qui suit sont représentés par une combinaison graphique, de type ligature, dont l'usage pour l'écriture du tamoul épigraphique ancien est fréquent sans être systématique. La ligature </text:span><text:span text:style-name="T586">kku</text:span><text:span text:style-name="T584">, relevée <text:s/>notamment pour les termes porteurs de ce suffixe du datif, est l'une des plus aisément identifiables. Mais dans notre épigraphe, la boucle du </text:span><text:span text:style-name="T586">-u</text:span><text:span text:style-name="T584"> final qui enferme ordinairement<text:line-break/>le premier des deux </text:span><text:span text:style-name="T586">-k-</text:span><text:span text:style-name="T584"> dans la combinaison, inclue également le </text:span><text:span text:style-name="T586">-r-</text:span><text:span text:style-name="T584"> qui précède. C'est le cas pour le groupe -</text:span><text:span text:style-name="T586">rkku</text:span><text:span text:style-name="T584"> de ce </text:span><text:span text:style-name="Emphasis"><text:span text:style-name="T265">kesarivarmmarkku</text:span></text:span><text:span text:style-name="Emphasis"><text:span text:style-name="T262"> à la ligne 1, comme pour celui d'</text:span></text:span><text:span text:style-name="Emphasis"><text:span text:style-name="T265">āḷvārkku</text:span></text:span><text:span text:style-name="Emphasis"><text:span text:style-name="T262"> <text:s/>en début de ligne 5. De la même façon, la boucle du -</text:span></text:span><text:span text:style-name="Emphasis"><text:span text:style-name="T265">u</text:span></text:span><text:span text:style-name="Emphasis"><text:span text:style-name="T262"> dans le </text:span></text:span><text:span text:style-name="Emphasis"><text:span text:style-name="T265">viḷakku</text:span></text:span><text:span text:style-name="Emphasis"><text:span text:style-name="T262"> de la ligne 5 englobe non seulement la combinaison -</text:span></text:span><text:span text:style-name="Emphasis"><text:span text:style-name="T265">kku</text:span></text:span><text:span text:style-name="Emphasis"><text:span text:style-name="T262">, mais aussi le -</text:span></text:span><text:span text:style-name="Emphasis"><text:span text:style-name="T265">ḷa</text:span></text:span><text:span text:style-name="Emphasis"><text:span text:style-name="T262">- qui précède. Ces particularités sont peut-être dues au style calligraphique adopté pour la gravure de bon nombre d'épigraphes de ce site, caractérisé par une tendance à accentuer l'amplitude des courbes et des arrondis, où alphabets tamoul et </text:span></text:span><text:span text:style-name="Emphasis"><text:span text:style-name="T265">grantha </text:span></text:span><text:span text:style-name="Emphasis"><text:span text:style-name="T262">s'entremêlent harmonieusement dans un tracé attestant de la grande maîtrise du lapicide. </text:span></text:span></text:p></text:note-body></text:note></text:span></text:span></text:p>
      <text:p text:style-name="P649"><text:span text:style-name="Emphasis"><text:span text:style-name="T257"/></text:span></text:p>
      <text:h text:style-name="Heading_20_2" text:outline-level="2"><text:soft-page-break/><text:span text:style-name="Emphasis"><text:span text:style-name="T420">Ins. 4 </text:span></text:span><text:span text:style-name="Emphasis"><text:span text:style-name="T422">Tiruvicalūr</text:span></text:span><text:span text:style-name="Emphasis"><text:span text:style-name="T437">1 </text:span></text:span><text:span text:style-name="Emphasis"><text:span text:style-name="T423">[Viyalūr - KV43] </text:span></text:span></text:h>
      <text:p text:style-name="P643"><text:span text:style-name="Emphasis"><text:span text:style-name="T428"/></text:span></text:p>
      <text:p text:style-name="P685"><text:span text:style-name="Emphasis"><text:span text:style-name="T654"/></text:span></text:p>
      <text:p text:style-name="P683"><text:span text:style-name="Emphasis"><text:span text:style-name="T644"/></text:span></text:p>
      <text:p text:style-name="P232"><text:span text:style-name="Emphasis"><text:span text:style-name="T267">[1.] </text:span></text:span><text:span text:style-name="T558">svasti</text:span><text:span text:style-name="T552"> </text:span><text:span text:style-name="T558">śrī</text:span><text:span text:style-name="T552"> </text:span><text:span text:style-name="Emphasis"><text:span text:style-name="T267">[</text:span></text:span><text:span text:style-name="Emphasis"><text:span text:style-name="T272">❘❘</text:span></text:span><text:span text:style-name="Emphasis"><text:span text:style-name="T267">*]</text:span></text:span><text:span text:style-name="T553"> koner°i</text:span><text:span text:style-name="T624">✿</text:span><text:span text:style-name="T553">ṉ(m)mai</text:span><text:span text:style-name="T553"><text:note text:id="ftn9" text:note-class="footnote"><text:note-citation>9</text:note-citation><text:note-body><text:p text:style-name="P656"><text:span text:style-name="T588">Koner°i✿ṉ</text:span><text:span text:style-name="T596">(</text:span><text:span text:style-name="T588">m</text:span><text:span text:style-name="T596">)</text:span><text:span text:style-name="T588">mai</text:span><text:span text:style-name="T600"> : comme le fait apparaître cette translittération, un tracé de fleur de la taille d'un </text:span><text:span text:style-name="T588">akṣara</text:span><text:span text:style-name="T600"> sépare le °</text:span><text:span text:style-name="T588">i</text:span><text:span text:style-name="T600"> initial du</text:span><text:span text:style-name="T588"> ṉ</text:span><text:span text:style-name="T600"> alvéolaire, tandis que l'</text:span><text:span text:style-name="T588">akṣara</text:span><text:span text:style-name="T600"> qui précède le -</text:span><text:span text:style-name="T588">mai </text:span><text:span text:style-name="T596">final</text:span><text:span text:style-name="T600">, un -</text:span><text:span text:style-name="T588">m</text:span><text:span text:style-name="T600">- semble-t-il, est partiellement gratté. La fleur comme l'altération de l'</text:span><text:span text:style-name="T588">akṣara</text:span><text:span text:style-name="T600"> résultent manifestement d'une tentative de dissimulation d'une ou plusieurs erreurs dans le texte initial. Dans sa transcription, S. Swaminathan donne </text:span><text:span text:style-name="T588">koner°iṉmai</text:span><text:span text:style-name="T600"> sans préciser qu'il s'agit d'une restitution ni signaler ces quelques éléments.</text:span></text:p></text:note-body></text:note></text:span><text:span text:style-name="T553"> koṇṭāṉ maṇ[ṇināṭ/ṭu] </text:span><text:span text:style-name="T558">prahma</text:span><text:span text:style-name="T565">-teyam</text:span><text:span text:style-name="T565"><text:note text:id="ftn10" text:note-class="footnote"><text:note-citation>10</text:note-citation><text:note-body><text:p text:style-name="Footnote"><text:span text:style-name="T542">P</text:span><text:span text:style-name="T607">rahmateyam</text:span><text:span text:style-name="T610"> : </text:span><text:span text:style-name="T607">contra</text:span><text:span text:style-name="T610"> </text:span><text:span text:style-name="T607">SII</text:span><text:span text:style-name="T610"> 32 Part 2: 32 : </text:span><text:span text:style-name="T607">prahmadeyam</text:span><text:span text:style-name="T610">.</text:span></text:p></text:note-body></text:note></text:span><text:span text:style-name="T553"> taṉiyūr vempaṟṟūr </text:span><text:span text:style-name="T552">sabhai</text:span><text:span text:style-name="T553">yārkku taṅkaḷūr mutalāy varukiṉṟa ner-</text:span></text:p>
      <text:p text:style-name="P250"/>
      <text:p text:style-name="P232"><text:span text:style-name="T553">[2.] vāyacempoṉ <text:s/></text:span><text:span text:style-name="T553"><text:note text:id="ftn11" text:note-class="footnote"><text:note-citation>11</text:note-citation><text:note-body><text:p text:style-name="Footnote"><text:span text:style-name="T586">M</text:span><text:span text:style-name="T588">uvāyirattu</text:span><text:span text:style-name="T600"> : lire </text:span><text:span text:style-name="T588">mūvāyirattu.</text:span></text:p></text:note-body></text:note></text:span><text:span text:style-name="T553">muvāyirattutto[ḷ*]ḷāyirat[tup]/patiṉ <text:s/>kaḻañce mukkāley</text:span><text:span text:style-name="T553"><text:note text:id="ftn12" text:note-class="footnote"><text:note-citation>12</text:note-citation><text:note-body><text:p text:style-name="P656">Ce <text:span text:style-name="T607">mukkāley</text:span> présent sur la pierre n'apparaît pas dans l'édition de <text:span text:style-name="T607">SII</text:span><text:span text:style-name="T610"> 32.</text:span></text:p></text:note-body></text:note></text:span><text:span text:style-name="T553"> muṉṟu</text:span><text:span text:style-name="T553"><text:note text:id="ftn13" text:note-class="footnote"><text:note-citation>13</text:note-citation><text:note-body><text:p text:style-name="P657"><text:span text:style-name="T542">M</text:span><text:span text:style-name="T607">uṉṟu</text:span><text:span text:style-name="T610"> : lire </text:span><text:span text:style-name="T607">mūṉṟu.</text:span></text:p></text:note-body></text:note></text:span><text:span text:style-name="T553"> mañcāṭiyilum </text:span><text:span text:style-name="Emphasis"><text:span text:style-name="T267">[</text:span></text:span><text:span text:style-name="Emphasis"><text:span text:style-name="T272">❘❘</text:span></text:span><text:span text:style-name="Emphasis"><text:span text:style-name="T267">*]</text:span></text:span><text:span text:style-name="T553"> namakku yāṇṭu 6vatu nāṉ </text:span><text:span text:style-name="T553"><text:note text:id="ftn14" text:note-class="footnote"><text:note-citation>14</text:note-citation><text:note-body><text:p text:style-name="Footnote"><text:span text:style-name="T542">N</text:span><text:span text:style-name="T607">āṉ</text:span><text:span text:style-name="T610"> </text:span><text:span text:style-name="T607">nūṟṟeṇpattaiñciṉāl</text:span><text:span text:style-name="T610"> : </text:span><text:span text:style-name="T607">contra</text:span><text:span text:style-name="T610"> </text:span><text:span text:style-name="T607">SII</text:span><text:span text:style-name="T610"> 32 Part 2: 32 : </text:span><text:span text:style-name="T607">nāṉūṟṟeṇpattaiñciṉāl.</text:span></text:p></text:note-body></text:note></text:span><text:span text:style-name="T553">nūṟṟeṇ-</text:span></text:p>
      <text:p text:style-name="P194"><text:span text:style-name="Emphasis"><text:span text:style-name="T377"/></text:span></text:p>
      <text:p text:style-name="P232"><text:span text:style-name="Emphasis"><text:span text:style-name="T318">[3.] [pa]ttaiñciṉāl paḻaiyāṟṟu namviṭṭiṉuḷḷāl nammācciy[ār*]</text:span></text:span><text:span text:style-name="Emphasis"><text:span text:style-name="T318"><text:note text:id="ftn15" text:note-class="footnote"><text:note-citation>15</text:note-citation><text:note-body><text:p text:style-name="P656"><text:span text:style-name="T607">Nammācciy</text:span><text:span text:style-name="T611">[ār*] : à nouveau, Swaminathan restitue </text:span><text:span text:style-name="T607">nammācciyār</text:span><text:span text:style-name="T611">—peut-être le terme le plus important de l'épigraphe—, sans en faire la mention. Lorsque le terme apparaît <text:s/>ensuite ligne 5, orthographié de façon identique, l'épigraphiste transcrit pourtant </text:span><text:span text:style-name="T607">nammācciy </text:span><text:span text:style-name="T611">(</text:span><text:span text:style-name="T630">நம்மாச்சிய்</text:span><text:span text:style-name="T611">), cette fois sans restitution ni davantage d'explication.</text:span></text:p></text:note-body></text:note></text:span></text:span><text:span text:style-name="Emphasis"><text:span text:style-name="T318"> koyili/ṉ muṉpiṟkūṭattu nāmmirukka naṅka[ru]mamārāykiṉṟa paritti</text:span></text:span><text:span text:style-name="Emphasis"><text:span text:style-name="T337">kku</text:span></text:span><text:span text:style-name="Emphasis"><text:span text:style-name="T318">ṭaiyāṉ kotu-</text:span></text:span></text:p>
      <text:p text:style-name="P194"><text:span text:style-name="Emphasis"><text:span text:style-name="T314"/></text:span></text:p>
      <text:p text:style-name="P232"><text:span text:style-name="Emphasis"><text:span text:style-name="T318">[4.] kulavaṉcāttaṉāṉa parakecarimūventaveḷāṉ vempaṟṟūrttiruvicalūrt- tevarkku / </text:span></text:span><text:span text:style-name="Emphasis"><text:span text:style-name="T325">saṃ</text:span></text:span><text:span text:style-name="Emphasis"><text:span text:style-name="T318">kirānti</text:span></text:span><text:span text:style-name="Emphasis"><text:span text:style-name="T318"><text:note text:id="ftn16" text:note-class="footnote"><text:note-citation>16</text:note-citation><text:note-body><text:p text:style-name="Footnote"><text:span text:style-name="T542">S</text:span><text:span text:style-name="T607">aṃkirānti</text:span><text:span text:style-name="T610"> : </text:span><text:span text:style-name="T607">contra</text:span><text:span text:style-name="T610"> </text:span><text:span text:style-name="T607">SII</text:span><text:span text:style-name="T610"> 32 Part 2: 32 : </text:span><text:span text:style-name="T607">cakkirānti</text:span><text:span text:style-name="T610">.</text:span></text:p></text:note-body></text:note></text:span></text:span><text:span text:style-name="Emphasis"><text:span text:style-name="T318"> toṟu[m*] nūṟṟeṭṭuk/</text:span></text:span><text:span text:style-name="Emphasis"><text:span text:style-name="T318"><text:note text:id="ftn17" text:note-class="footnote"><text:note-citation>17</text:note-citation><text:note-body><text:p text:style-name="Footnote"><text:span text:style-name="T542">Kalacam</text:span><text:span text:style-name="T610">[</text:span><text:span text:style-name="T607">ā</text:span><text:span text:style-name="T610">]</text:span><text:span text:style-name="T607">ṭi-</text:span> : <text:span text:style-name="T607">contra</text:span><text:span text:style-name="T610"> </text:span><text:span text:style-name="T607">SII</text:span><text:span text:style-name="T610"> 32 Part 2: 32 : </text:span><text:span text:style-name="T607">kalacam namaṉamāṭi-</text:span></text:p></text:note-body></text:note></text:span></text:span><text:span text:style-name="Emphasis"><text:span text:style-name="T318">kalacam[ā]ṭiyaruḷavum nicata-</text:span></text:span></text:p>
      <text:p text:style-name="P194"><text:span text:style-name="Emphasis"><text:span text:style-name="T377"/></text:span></text:p>
      <text:p text:style-name="P230"><text:span text:style-name="T553">[5.] m °</text:span><text:span text:style-name="T552">a</text:span><text:span text:style-name="T553">[</text:span><text:span text:style-name="T552">r</text:span><text:span text:style-name="T553">*]</text:span><text:span text:style-name="T558">ddha</text:span><text:span text:style-name="T553">yāma nāṉāḻiyariciyāṟ</text:span><text:span text:style-name="T553"><text:note text:id="ftn18" text:note-class="footnote"><text:note-citation>18</text:note-citation><text:note-body><text:p text:style-name="Footnote"><text:span text:style-name="T542">Y</text:span><text:span text:style-name="T607">ariciyāṟ</text:span><text:span text:style-name="T610"> : </text:span><text:span text:style-name="T607">contra</text:span><text:span text:style-name="T610"> </text:span><text:span text:style-name="T607">SII</text:span><text:span text:style-name="T610"> 32 Part 2: 32 : </text:span><text:span text:style-name="T607">vāciyāṟ</text:span><text:span text:style-name="T610">.</text:span></text:p></text:note-body></text:note></text:span><text:span text:style-name="T553"> poṉakam°amurtu ceytaruḷavum namakkāka nammāc/ciy[ār*] vempaṟṟūriley / nāṉkey mukkāl nilam</text:span><text:span text:style-name="T553"><text:note text:id="ftn19" text:note-class="footnote"><text:note-citation>19</text:note-citation><text:note-body><text:p text:style-name="Footnote"><text:span text:style-name="T542">M</text:span><text:span text:style-name="T607">ukkāl nilam</text:span><text:span text:style-name="T610"> : </text:span><text:span text:style-name="T607">contra</text:span><text:span text:style-name="T610"> </text:span><text:span text:style-name="T607">SII</text:span><text:span text:style-name="T610"> 32 Part 2: 32 : </text:span><text:span text:style-name="T607">mukkāley</text:span><text:span text:style-name="T610">.</text:span></text:p></text:note-body></text:note></text:span><text:span text:style-name="T553"> vi-</text:span></text:p>
      <text:p text:style-name="P231"><text:span text:style-name="T553">[6.] laikkākakkoṇṭu nama</text:span><text:span text:style-name="T555">kku</text:span><text:span text:style-name="T553"> yāṇṭu muṉṟāvatu</text:span><text:span text:style-name="T553"><text:note text:id="ftn20" text:note-class="footnote"><text:note-citation>20</text:note-citation><text:note-body><text:p text:style-name="P657"><text:span text:style-name="T542">M</text:span><text:span text:style-name="T607">uṉṟāvatu</text:span><text:span text:style-name="T610"> : lire </text:span><text:span text:style-name="T607">mūṉṟāvatu.</text:span></text:p></text:note-body></text:note></text:span><text:span text:style-name="T553"> muta/l </text:span><text:span text:style-name="T553"><text:note text:id="ftn21" text:note-class="footnote"><text:note-citation>21</text:note-citation><text:note-body><text:p text:style-name="Footnote"><text:span text:style-name="T542">N</text:span><text:span text:style-name="T607">amaṉamāṭi</text:span><text:span text:style-name="T610"> : lire </text:span><text:span text:style-name="T607">napaṉamāṭi</text:span><text:span text:style-name="T610">.</text:span></text:p></text:note-body></text:note></text:span><text:span text:style-name="T553">namaṉamāṭi-yaruḷuvi/ttu °amutuceyvittu vārā ni-</text:span></text:p>
      <text:p text:style-name="P268"><text:soft-page-break/></text:p>
      <text:p text:style-name="P79">[7.] ṉṟātu °innilam nāṉkey mukkālum °i/vvempaṟṟūr muṉ muta/lāy varukiṉṟa nervāyattil</text:p>
      <text:p text:style-name="P268"/>
      <text:p text:style-name="P231"><text:span text:style-name="T553">[8.] nāṟpatteḻu ka[ḻa*]ñcarai</text:span><text:span text:style-name="T553"><text:note text:id="ftn22" text:note-class="footnote"><text:note-citation>22</text:note-citation><text:note-body><text:p text:style-name="Footnote"><text:span text:style-name="T542">K</text:span><text:span text:style-name="T607">a</text:span><text:span text:style-name="T610">[ḻa*]</text:span><text:span text:style-name="T607">ñcarai</text:span><text:span text:style-name="T610"> : </text:span><text:span text:style-name="T607">contra</text:span><text:span text:style-name="T610"> </text:span><text:span text:style-name="T607">SII</text:span><text:span text:style-name="T610"> 32 Part 2: 32 : </text:span><text:span text:style-name="T607">kaḻañcarai</text:span><text:span text:style-name="T610">.</text:span></text:p></text:note-body></text:note></text:span><text:span text:style-name="T553"> poṉ yāṇṭu °āṟā/vatu mutal curukki veṇ/ṭumeṉṟu nama</text:span><text:span text:style-name="T555">kku</text:span><text:span text:style-name="T553">ccolla</text:span><text:span text:style-name="T553"><text:note text:id="ftn23" text:note-class="footnote"><text:note-citation>23</text:note-citation><text:note-body><text:p text:style-name="Footnote"><text:span text:style-name="T542">Colla</text:span> :<text:span text:style-name="T610"> </text:span><text:span text:style-name="T607">contra</text:span><text:span text:style-name="T610"> </text:span><text:span text:style-name="T607">SII</text:span><text:span text:style-name="T610"> 32 Part 2: 32 : </text:span><text:span text:style-name="T542">cella</text:span>.</text:p></text:note-body></text:note></text:span></text:p>
      <text:p text:style-name="P268"/>
      <text:p text:style-name="P231"><text:span text:style-name="T553">[9.] vempaṟṟūrtiruvicalūrttevar </text:span><text:span text:style-name="T552">sa</text:span><text:span text:style-name="T553">ṅkirānti to/ṟum nūṟṟeṭṭu</text:span><text:span text:style-name="T555">kka</text:span><text:span text:style-name="T553">lacam</text:span><text:span text:style-name="T553"><text:note text:id="ftn24" text:note-class="footnote"><text:note-citation>24</text:note-citation><text:note-body><text:p text:style-name="Footnote"><text:span text:style-name="T542">N</text:span><text:span text:style-name="T607">ūṟṟeṭṭukkalacam</text:span><text:span text:style-name="T610"> : </text:span><text:span text:style-name="T607">contra</text:span><text:span text:style-name="T610"> </text:span><text:span text:style-name="T607">SII</text:span><text:span text:style-name="T610"> 32 Part 2: 32 : </text:span><text:span text:style-name="T607">nūṟṟeṭṭu</text:span><text:span text:style-name="T610"> </text:span><text:span text:style-name="T607">kalacam</text:span><text:span text:style-name="T610">.</text:span></text:p></text:note-body></text:note></text:span><text:span text:style-name="T553"> / </text:span><text:span text:style-name="T553"><text:note text:id="ftn25" text:note-class="footnote"><text:note-citation>25</text:note-citation><text:note-body><text:p text:style-name="Footnote"><text:span text:style-name="T542">N</text:span><text:span text:style-name="T607">amaṉamāṭi</text:span><text:span text:style-name="T610"> : lire </text:span><text:span text:style-name="T607">napaṉamāṭi</text:span><text:span text:style-name="T610">.</text:span></text:p></text:note-body></text:note></text:span><text:span text:style-name="T553">namaṉamāṭiyaruḷavum nica-</text:span></text:p>
      <text:p text:style-name="P268"/>
      <text:p text:style-name="P231"><text:span text:style-name="T553">[10.] […]ṉāḻiyariciyiṉ ponakam […] [ce]/ytaruḷavum […]/[…] vempaṟṟūr [vi]lai</text:span><text:span text:style-name="T555">kku-</text:span></text:p>
      <text:p text:style-name="P269"/>
      <text:p text:style-name="P231"><text:span text:style-name="T553">[11.] kkoṇṭa nilam nāṉ[key] mukkālum °i</text:span><text:span text:style-name="T555">vv</text:span><text:span text:style-name="T553">empaṟṟūr muṉ / mutalāy varukiṉṟa ner/vāyattil nā[ṟ]patteḻu[</text:span><text:span text:style-name="T555">kka</text:span><text:span text:style-name="T553">]ḻañ</text:span><text:span text:style-name="T553"><text:note text:id="ftn26" text:note-class="footnote"><text:note-citation>26</text:note-citation><text:note-body><text:p text:style-name="Footnote"><text:span text:style-name="T542">N</text:span><text:span text:style-name="T607">ā</text:span><text:span text:style-name="T610">[</text:span><text:span text:style-name="T607">ṟ</text:span><text:span text:style-name="T610">]</text:span><text:span text:style-name="T607">patteḻu</text:span><text:span text:style-name="T610">[</text:span><text:span text:style-name="T607">kka</text:span><text:span text:style-name="T610">]</text:span><text:span text:style-name="T607">ḻañcaraiy</text:span><text:span text:style-name="T610"> : </text:span><text:span text:style-name="T607">contra</text:span><text:span text:style-name="T610"> </text:span><text:span text:style-name="T607">SII</text:span><text:span text:style-name="T610"> 32 Part 2: 32 : </text:span><text:span text:style-name="T607">nā[ṟ*]patteḻu kaḻañcaraiy</text:span><text:span text:style-name="T610">.</text:span></text:p></text:note-body></text:note></text:span><text:span text:style-name="T553">-</text:span></text:p>
      <text:p text:style-name="P256"/>
      <text:p text:style-name="P231"><text:span text:style-name="T553">[12.] caraiy poṉ yāṇṭu °ā[ṟāva]tu muta[l*] curukkiyakkoḷkaveṉ/ṟu nāñcolla </text:span><text:span text:style-name="Emphasis"><text:span text:style-name="T267">[</text:span></text:span><text:span text:style-name="Emphasis"><text:span text:style-name="T272">❘❘</text:span></text:span><text:span text:style-name="Emphasis"><text:span text:style-name="T267">*]</text:span></text:span><text:span text:style-name="T553"> <text:s/>namm/{o}laiyeḻutuñcevakaṉ°aru-</text:span></text:p>
      <text:p text:style-name="P231"><text:span text:style-name="Emphasis"><text:span text:style-name="T382"/></text:span></text:p>
      <text:p text:style-name="P231"><text:span text:style-name="Emphasis"><text:span text:style-name="T318">[13.] ḷaṉṉuttamaṉitiyeḻuttiṉālu nammo(l)lai(y)nāya[ka]/ṉ veḷāṉ-kaṇṭarātit/taṉāṉa </text:span></text:span><text:span text:style-name="Emphasis"><text:span text:style-name="T318"><text:note text:id="ftn27" text:note-class="footnote"><text:note-citation>27</text:note-citation><text:note-body><text:p text:style-name="Footnote"><text:span text:style-name="T586">M</text:span><text:span text:style-name="Emphasis"><text:span text:style-name="T283">iṉavaṉmuventaveḷāṉ</text:span></text:span><text:span text:style-name="Emphasis"><text:span text:style-name="T289"> : lire </text:span></text:span><text:span text:style-name="Emphasis"><text:span text:style-name="T283">mīṉavaṉmūventaveḷāṉ</text:span></text:span><text:span text:style-name="Emphasis"><text:span text:style-name="T289">.</text:span></text:span></text:p></text:note-body></text:note></text:span></text:span><text:span text:style-name="Emphasis"><text:span text:style-name="T318">miṉavaṉmuventa-</text:span></text:span></text:p>
      <text:p text:style-name="P231"><text:span text:style-name="Emphasis"><text:span text:style-name="T382"/></text:span></text:p>
      <text:p text:style-name="P79">[14.] veḷāṉum veḷāṉaṇṇāṉummoppiṭṭupputtakatti/ṭiṉpaṭiyey va/riyi-liṭṭukkoḷ[ka*]veṉṟu</text:p>
      <text:p text:style-name="P268"/>
      <text:p text:style-name="P79">[15.] nām colla naṅkarumamārāyum parittikkuṭaiyāṉ / kotukulavaṉ- cātta/ṉāṉa parakecarimuventave-</text:p>
      <text:p text:style-name="P256"/>
      <text:p text:style-name="P231"><text:span text:style-name="T553">[16.] ḷāṉum</text:span><text:span text:style-name="T553"><text:note text:id="ftn28" text:note-class="footnote"><text:note-citation>28</text:note-citation><text:note-body><text:p text:style-name="Footnote"><text:span text:style-name="Emphasis"><text:span text:style-name="T283">Muventaveḷāṉ</text:span></text:span><text:span text:style-name="Emphasis"><text:span text:style-name="T289"> : lire </text:span></text:span><text:span text:style-name="Emphasis"><text:span text:style-name="T283">mūventaveḷāṉ</text:span></text:span><text:span text:style-name="Emphasis"><text:span text:style-name="T289">.</text:span></text:span></text:p></text:note-body></text:note></text:span><text:span text:style-name="T553"> ciṟṟiṅkaṇuṭaiyāṉ koyi[l]mayilaiyāṉa maturā/ntaka-muventave/ḷāṉum</text:span><text:span text:style-name="T553"><text:note text:id="ftn29" text:note-class="footnote"><text:note-citation>29</text:note-citation><text:note-body><text:p text:style-name="P660">Idem.</text:p></text:note-body></text:note></text:span><text:span text:style-name="T553"> °āṇattiyāl puravu-</text:span></text:p>
      <text:p text:style-name="P250"/>
      <text:p text:style-name="P194"><text:soft-page-break/><text:span text:style-name="T553">[17.] vari(y)ppottakakiḻavaṉ °[a]ṭika[ḷ*]nakkaṉum kiraikaḷḷuṭaiyāṉ / °araiyaṉkaṟpakamāṉa / virāparaṇamuventaveḷāṉum</text:span><text:span text:style-name="T553"><text:note text:id="ftn30" text:note-class="footnote"><text:note-citation>30</text:note-citation><text:note-body><text:p text:style-name="P656"><text:span text:style-name="T588">Virāparaṇamuventaveḷāṉ</text:span><text:span text:style-name="T596"> :</text:span> lire <text:span text:style-name="T542">vīr</text:span><text:span text:style-name="T588">āparaṇamūventaveḷāṉ</text:span><text:span text:style-name="T596">. </text:span><text:span text:style-name="T607">Contra SII</text:span><text:span text:style-name="T610"> 32 Part 2: 32 : </text:span><text:span text:style-name="T607">v</text:span><text:span text:style-name="T588">irāparaṇam</text:span><text:span text:style-name="T607">uvent(ā)veḷāṉ</text:span><text:span text:style-name="T610">.</text:span></text:p></text:note-body></text:note></text:span></text:p>
      <text:p text:style-name="P250"/>
      <text:p text:style-name="P194"><text:span text:style-name="T553">[18.] °aṉattūruṭaiyāṉ pallavaṉmātevaṉāṉa °irācacūlāmaṇi-m[ū]/v{e}ntaveḷāṉum perarai/cūruṭaiyāṉ °ārur</text:span><text:span text:style-name="T553"><text:note text:id="ftn31" text:note-class="footnote"><text:note-citation>31</text:note-citation><text:note-body><text:p text:style-name="Footnote"><text:s/><text:span text:style-name="T588">Ārur</text:span><text:span text:style-name="T600"> : lire </text:span><text:span text:style-name="T588">ārūr.</text:span></text:p></text:note-body></text:note></text:span><text:span text:style-name="T553"> °utaiya ti-</text:span></text:p>
      <text:p text:style-name="P194"><text:span text:style-name="Emphasis"><text:span text:style-name="T377"/></text:span></text:p>
      <text:p text:style-name="P194"><text:span text:style-name="Emphasis"><text:span text:style-name="T318">[19.] vākaraṉum kompuruvi°āṉa centakaṟāṭiyum varipotta[...]</text:span></text:span><text:span text:style-name="Emphasis"><text:span text:style-name="T318"><text:note text:id="ftn32" text:note-class="footnote"><text:note-citation>32</text:note-citation><text:note-body><text:p text:style-name="P656"><text:s/><text:span text:style-name="T584">L'inscription s'arrête ici au milieu du mot </text:span><text:span text:style-name="Emphasis"><text:span text:style-name="T283">varipottakam</text:span></text:span><text:span text:style-name="T584">, à la fin du pan de mur abritant le portrait supposé </text:span><text:span text:style-name="Emphasis"><text:span text:style-name="T510">d'</text:span></text:span><text:span text:style-name="Emphasis"><text:span text:style-name="T289">Aṉantacivaṉ</text:span></text:span><text:span text:style-name="T584">,</text:span><text:span text:style-name="Emphasis"><text:span text:style-name="T289"> et ne se </text:span></text:span><text:span text:style-name="T584">poursuit pas sur le pan de mur suivant alors qu'un espace suffisant</text:span><text:span text:style-name="Emphasis"><text:span text:style-name="T289"> permettait pourtant la gravure de cette 19</text:span></text:span><text:span text:style-name="Emphasis"><text:span text:style-name="T385">e</text:span></text:span><text:span text:style-name="Emphasis"><text:span text:style-name="T289"> ligne de part et d'autre de la niche du </text:span></text:span><text:span text:style-name="Emphasis"><text:span text:style-name="T283">gaṇa</text:span></text:span><text:span text:style-name="Emphasis"><text:span text:style-name="T289">.</text:span></text:span></text:p></text:note-body></text:note></text:span></text:span></text:p>
      <text:p text:style-name="P635"><text:span text:style-name="Emphasis"><text:span text:style-name="T580"/></text:span></text:p>
      <text:p text:style-name="P637"><text:span text:style-name="Emphasis"><text:span text:style-name="T399">----------------------------------</text:span></text:span></text:p>
      <text:p text:style-name="P635"><text:span text:style-name="Emphasis"><text:span text:style-name="T396"/></text:span></text:p>
      <text:p text:style-name="P635"><text:span text:style-name="Emphasis"><text:span text:style-name="T396"/></text:span></text:p>
      <text:p text:style-name="P635"><text:span text:style-name="Emphasis"><text:span text:style-name="T396"/></text:span></text:p>
      <text:p text:style-name="P635"><text:span text:style-name="Emphasis"><text:span text:style-name="T396"/></text:span></text:p>
      <text:p text:style-name="P635"><text:span text:style-name="Emphasis"><text:span text:style-name="T396"/></text:span></text:p>
      <text:p text:style-name="P635"><text:span text:style-name="Emphasis"><text:span text:style-name="T396"/></text:span></text:p>
      <text:p text:style-name="P635"><text:span text:style-name="Emphasis"><text:span text:style-name="T396"/></text:span></text:p>
      <text:p text:style-name="P635"><text:span text:style-name="Emphasis"><text:span text:style-name="T396"/></text:span></text:p>
      <text:p text:style-name="P635"/>
      <text:p text:style-name="P635"/>
      <text:p text:style-name="P635"/>
      <text:p text:style-name="P635"/>
      <text:p text:style-name="P635"/>
      <text:p text:style-name="P635"/>
      <text:p text:style-name="P635"/>
      <text:p text:style-name="P635"/>
      <text:h text:style-name="Heading_20_2" text:outline-level="2"><text:span text:style-name="Emphasis"><text:span text:style-name="T402">Ins. 5</text:span></text:span><text:span text:style-name="Emphasis"><text:span text:style-name="T401"> </text:span></text:span><text:span text:style-name="Emphasis"><text:span text:style-name="T404">Kōṉērirājapuram</text:span></text:span><text:span text:style-name="Emphasis"><text:span text:style-name="T410">1</text:span></text:span><text:span text:style-name="Emphasis"><text:span text:style-name="T407"> [Nallam –</text:span></text:span><text:span text:style-name="Emphasis"><text:span text:style-name="T405"> </text:span></text:span><text:span text:style-name="Emphasis"><text:span text:style-name="T407">KT034]</text:span></text:span></text:h>
      <text:p text:style-name="P642"><text:span text:style-name="Emphasis"><text:span text:style-name="T397"/></text:span></text:p>
      <text:p text:style-name="P714"><text:soft-page-break/><text:span text:style-name="Emphasis"><text:span text:style-name="T638"/></text:span></text:p>
      <text:p text:style-name="P617"><text:span text:style-name="Emphasis"><text:span text:style-name="T688"/></text:span></text:p>
      <text:p text:style-name="P191"><text:span text:style-name="Emphasis"><text:span text:style-name="T298"/></text:span></text:p>
      <text:p text:style-name="P86"><text:span text:style-name="Emphasis"><text:span text:style-name="T346">[1.]</text:span></text:span><text:span text:style-name="T631"><text:note text:id="ftn33" text:note-class="footnote"><text:note-citation>33</text:note-citation><text:note-body><text:p text:style-name="P658">Les 48 premières lignes de l'inscription sont gravées sur la totalité du dernier pan de mur à l'extrême est de la face sud du <text:span text:style-name="T542">garbhag</text:span><text:span text:style-name="Emphasis"><text:span text:style-name="T266">r̥</text:span></text:span><text:span text:style-name="T542">ha</text:span>, c'est-à-dire à droite de la cellule aménagée pour Dakṣinamūrti. Les lignes 49 à 65 sont gravées juste en dessous sur<text:span text:style-name="T61"> l'</text:span><text:span text:style-name="T60">adhiṣṭhāna</text:span>. Le reste de l'inscription se trouvant sur les faces est et nord, la circumambulation du sanctuaire doit se faire dans le sens antihoraire si l'on souhaite lire le texte dans sa continuité. Les quatre premières lignes sont gravées sur l'architrave, sous la frise de <text:span text:style-name="T542">bhūtagaṇa</text:span>, et ne sont plus lisibles que par endroits en raison de l'épaisse couche d'enduit et de peinture rouge qui recouvre l'intégralité de l'entablement sur les trois faces du sanctuaire principal.</text:p></text:note-body></text:note></text:span><text:span text:style-name="T631"> </text:span><text:span text:style-name="T546">svasti </text:span><text:span text:style-name="T118">śrī</text:span><text:span text:style-name="T97"> [</text:span><text:span text:style-name="Emphasis"><text:span text:style-name="T254">❘❘</text:span></text:span><text:span text:style-name="T97">*]</text:span><text:span text:style-name="T631"> °</text:span><text:span text:style-name="T97">uṭai[yapi]rāṭṭi[yār</text:span><text:span text:style-name="T118"> </text:span><text:span text:style-name="T97">ce]mpiyaṉmāte[vi]yār veṇṇāṭṭu <text:s/>ti[runalla]ttu</text:span><text:span text:style-name="T91">mahā</text:span><text:span text:style-name="T97">[</text:span><text:span text:style-name="T91">de</text:span><text:span text:style-name="T97">]var koyil </text:span><text:span text:style-name="T118">śrī</text:span><text:span text:style-name="T91">ga</text:span><text:span text:style-name="T97">-</text:span></text:p>
      <text:p text:style-name="P547"/>
      <text:p text:style-name="P87"><text:span text:style-name="T631">[2.] </text:span><text:span text:style-name="T118">ṇḍa</text:span><text:span text:style-name="T91">rādi</text:span><text:span text:style-name="T118">tya</text:span><text:span text:style-name="T97">ṉeṉṉuntirunāmattāl tirukkaṟṟaḷiyākacceyvittaru[ḷu*]kiṉṟār [</text:span><text:span text:style-name="Emphasis"><text:span text:style-name="T254">❘</text:span></text:span><text:span text:style-name="T97">*] </text:span><text:span text:style-name="T91">de</text:span><text:span text:style-name="T97">varkkut[tirunantavā]ṉamāka ve-</text:span></text:p>
      <text:p text:style-name="P547"/>
      <text:p text:style-name="P87"><text:span text:style-name="T631">[3.] </text:span><text:span text:style-name="T97">ṇṭum nilamivvūrccavaiy</text:span><text:span text:style-name="T631">ār nilattiliṟaiyiliyāka vilaik[kaṟa] ko[</text:span><text:span text:style-name="T97">ṇṭu] ceyta na[</text:span><text:span text:style-name="T118">nda</text:span><text:span text:style-name="T97">]vāṉam </text:span></text:p>
      <text:p text:style-name="P547"/>
      <text:p text:style-name="P88"><text:span text:style-name="T631">[4.]</text:span><text:span text:style-name="T2"> </text:span><text:span text:style-name="T118">śrī</text:span><text:span text:style-name="T91">ga</text:span><text:span text:style-name="T118">ṇḍa</text:span><text:span text:style-name="T91">rādi</text:span><text:span text:style-name="T118">tya</text:span><text:span text:style-name="T97">ṉuḷḷiṭṭa nantavāṉaṅkaḷukkuppaṇiceyyumā[ḷ] nālvarkku koṟṟu[kku]m [puṭavai]-/ </text:span></text:p>
      <text:p text:style-name="P548"/>
      <text:p text:style-name="P392">[5.] mutalukkumāka veṇṇāṭṭukkiḻaṭukuvilai nilamiru veliyiṉāl kā[ṇiyā]-</text:p>
      <text:p text:style-name="P548"/>
      <text:p text:style-name="P393">[6.] ṉa nellirunūṟṟirupattunāṟkalamum yāṇṭu mūṉṟāvatu mutal<text:line-break/>nantavāṉappuṟamā-</text:p>
      <text:p text:style-name="P549"/>
      <text:p text:style-name="P89"><text:span text:style-name="T97">[7.] y </text:span><text:span text:style-name="T91">devadā</text:span><text:span text:style-name="T97">na °iṟaiyiliyāka variyiliṭṭukkuṭukka veṇṭumeṉṟu namakkuc-colla [</text:span><text:span text:style-name="Emphasis"><text:span text:style-name="T254">❘</text:span></text:span><text:span text:style-name="T97">*]</text:span></text:p>
      <text:p text:style-name="P549"/>
      <text:p text:style-name="P394">[8.] veṇṇāṭṭukkiḻaṭukuvilai nilamiru veliyum muṉṉuṭaiyārai māṟṟi(ttu)-</text:p>
      <text:p text:style-name="P549"/>
      <text:p text:style-name="P89"><text:span text:style-name="T97">[9.] k</text:span><text:span text:style-name="T97"><text:note text:id="ftn34" text:note-class="footnote"><text:note-citation>34</text:note-citation><text:note-body><text:p text:style-name="P657"><text:span text:style-name="T59">Kuṭinikki </text:span><text:span text:style-name="T61">: lire </text:span><text:span text:style-name="T59">kuṭinīkki</text:span><text:span text:style-name="T61">.</text:span></text:p></text:note-body></text:note></text:span><text:span text:style-name="T97">kuṭinikkikkārāṇmai miyāṭciyuḷḷaṭaṅkattirunallattu</text:span><text:span text:style-name="T91">mahāde</text:span><text:span text:style-name="T97">varkku na</text:span><text:span text:style-name="T118">nda</text:span><text:span text:style-name="T97">vā-</text:span></text:p>
      <text:p text:style-name="P203"><text:span text:style-name="T146">[10.] </text:span><text:span text:style-name="T553">nappuṟamāy <text:s/></text:span><text:span text:style-name="T140">devad</text:span><text:span text:style-name="T146">āṉa <text:s/>°iṟaiyiliyākavumitaṉālevvakaippaṭṭa °antarāya-</text:span></text:p>
      <text:p text:style-name="P550"/>
      <text:p text:style-name="P204"><text:soft-page-break/><text:span text:style-name="T553">[11.] mumiṟātitāka </text:span><text:span text:style-name="T140">sa</text:span><text:span text:style-name="T146">[</text:span><text:span text:style-name="T170">r</text:span><text:span text:style-name="T146">]</text:span><text:span text:style-name="T170">vva</text:span><text:span text:style-name="T140">parihāra</text:span><text:span text:style-name="T146">m peṟavum yāṇṭu muṉṟāvatu</text:span><text:span text:style-name="T146"><text:note text:id="ftn35" text:note-class="footnote"><text:note-citation>35</text:note-citation><text:note-body><text:p text:style-name="Footnote"><text:span text:style-name="T191">Muṉṟāvatu</text:span><text:span text:style-name="T203"> : lire </text:span><text:span text:style-name="T191">mūṉṟāvatu</text:span><text:span text:style-name="T203">.</text:span></text:p></text:note-body></text:note></text:span><text:span text:style-name="T146"> mutal variyili- </text:span></text:p>
      <text:p text:style-name="P550"/>
      <text:p text:style-name="P202"><text:span text:style-name="T146">[12.] ṭṭukkoḷkaveṉṟu nāñcolla [</text:span><text:span text:style-name="Emphasis"><text:span text:style-name="T272">❘</text:span></text:span><text:span text:style-name="T146">*] naṅkarumamārāykiṉṟa koṉūruṭaiyaṉ </text:span><text:span text:style-name="T140">pa</text:span><text:span text:style-name="T146">-</text:span></text:p>
      <text:p text:style-name="P550"/>
      <text:p text:style-name="P204"><text:span text:style-name="T146">[13.] </text:span><text:span text:style-name="T140">rame</text:span><text:span text:style-name="T170">śva</text:span><text:span text:style-name="T140">ra</text:span><text:span text:style-name="T146">ṉaraṅkaṉāṉa °irumuṭiccoḻamuventaveḷāṉum</text:span><text:span text:style-name="T146"><text:note text:id="ftn36" text:note-class="footnote"><text:note-citation>36</text:note-citation><text:note-body><text:p text:style-name="P5"><text:span text:style-name="T542">M</text:span><text:span text:style-name="T125">uventaveḷāṉ</text:span><text:span text:style-name="T100"> : lire </text:span><text:span text:style-name="T125">mūventaveḷāṉ</text:span><text:span text:style-name="T100">.</text:span></text:p></text:note-body></text:note></text:span><text:span text:style-name="T146"> ciṟṟiṅka-ṇuṭaiyāṉ koyil-</text:span></text:p>
      <text:p text:style-name="P550"/>
      <text:p text:style-name="P204"><text:span text:style-name="T146">[14.] [mayilaiyā]ṉa maturāntakamuventaveḷāṉum</text:span><text:span text:style-name="T146"><text:note text:id="ftn37" text:note-class="footnote"><text:note-citation>37</text:note-citation><text:note-body><text:p text:style-name="P660">Idem.</text:p></text:note-body></text:note></text:span><text:span text:style-name="T146"> paruttikkuṭiyuṭaiyāṉ kotukulavaṉcāt-</text:span></text:p>
      <text:p text:style-name="P550"/>
      <text:p text:style-name="P204"><text:span text:style-name="T146">[15.] taṉāṉa parakecarimuventaveḷāṉum</text:span><text:span text:style-name="T146"><text:note text:id="ftn38" text:note-class="footnote"><text:note-citation>38</text:note-citation><text:note-body><text:p text:style-name="P660">Idem.</text:p></text:note-body></text:note></text:span><text:span text:style-name="T146"> °āṇattiyālum puravuvari °iraiyāṉkuṭittalai-</text:span></text:p>
      <text:p text:style-name="P550"/>
      <text:p text:style-name="P204"><text:span text:style-name="T146">[16.] makaṉ taṇṭipūtiyāṉa cempiyaṉutta</text:span><text:span text:style-name="T140">rama</text:span><text:span text:style-name="T170">ntri</text:span><text:span text:style-name="T146">yum neṟkuṉṟamuṭaiyāṉ parañcotinila</text:span><text:span text:style-name="T146"><text:note text:id="ftn39" text:note-class="footnote"><text:note-citation>39</text:note-citation><text:note-body><text:p text:style-name="P657"><text:span text:style-name="T542">N</text:span><text:span text:style-name="T220">ilaṉ </text:span><text:span text:style-name="T222">: lire </text:span><text:span text:style-name="T220">nīlaṉ</text:span><text:span text:style-name="T222">.</text:span></text:p></text:note-body></text:note></text:span><text:span text:style-name="T146">- </text:span></text:p>
      <text:p text:style-name="P550"/>
      <text:p text:style-name="P209"><text:span text:style-name="T146">[17.] ṉāṉa °ana</text:span><text:span text:style-name="T167">nta</text:span><text:span text:style-name="T146">vi</text:span><text:span text:style-name="T170">kra</text:span><text:span text:style-name="T140">ma</text:span><text:span text:style-name="T146">muventaveḷāṉum</text:span><text:span text:style-name="T146"><text:note text:id="ftn40" text:note-class="footnote"><text:note-citation>40</text:note-citation><text:note-body><text:p text:style-name="Footnote"><text:span text:style-name="T586">M</text:span><text:span text:style-name="T191">uventaveḷāṉ</text:span><text:span text:style-name="T203"> : lire </text:span><text:span text:style-name="T191">mūventaveḷāṉ</text:span><text:span text:style-name="T203">.</text:span></text:p></text:note-body></text:note></text:span><text:span text:style-name="T146"> </text:span><text:span text:style-name="T146"><text:note text:id="ftn41" text:note-class="footnote"><text:note-citation>41</text:note-citation><text:note-body><text:p text:style-name="P657"><text:span text:style-name="T220">Kiraikkaḷḷūr </text:span><text:span text:style-name="T222">: lire</text:span><text:span text:style-name="T220"> kīraikkaḷḷūr</text:span><text:span text:style-name="T222">.</text:span></text:p></text:note-body></text:note></text:span><text:span text:style-name="T146">kiraikkaḷḷūruṭaiyāṉaraiyaṉ- kaṟpakamāṉa</text:span></text:p>
      <text:p text:style-name="P551"/>
      <text:p text:style-name="P205"><text:span text:style-name="T146">[18.] </text:span><text:span text:style-name="T146"><text:note text:id="ftn42" text:note-class="footnote"><text:note-citation>42</text:note-citation><text:note-body><text:p text:style-name="P657"><text:span text:style-name="T220">Virāpāṇamuventaveḷāṉ </text:span><text:span text:style-name="T222">: lire </text:span><text:span text:style-name="T220">vīrāpāṇamūventaveḷāṉ</text:span><text:span text:style-name="T222">.</text:span></text:p></text:note-body></text:note></text:span><text:span text:style-name="T146">virāpāṇamuventaveḷāṉum vāykkeḷviyāluṅkeṭṭu nammolaiyeḻutum veḷ[ā]- </text:span></text:p>
      <text:p text:style-name="P551"/>
      <text:p text:style-name="P395">[19.] ṉmaturāntakaṉeḻut[ti]ṉālum nammolaināyakaṉ veḷāṉkaṇṭarāticca-ṉoppiṉālum pukka keḷvippa-</text:p>
      <text:p text:style-name="P559"/>
      <text:p text:style-name="P206"><text:span text:style-name="T146">[20.] [ṭi] yāṇṭu muṉṟāvatu</text:span><text:span text:style-name="T146"><text:note text:id="ftn43" text:note-class="footnote"><text:note-citation>43</text:note-citation><text:note-body><text:p text:style-name="Footnote"><text:span text:style-name="T191">Muṉṟāvatu</text:span><text:span text:style-name="T203"> : lire </text:span><text:span text:style-name="T191">mūṉṟāvatu</text:span><text:span text:style-name="T203">.</text:span></text:p></text:note-body></text:note></text:span><text:span text:style-name="T146"> mutal nantavāṉappuṟam </text:span><text:span text:style-name="T140">devad</text:span><text:span text:style-name="T146">āṉa °iṟaiyiliyāka variyiliṭṭukkuṭutta taṅkaṇāṭṭu kiḻa- </text:span></text:p>
      <text:p text:style-name="P207"><text:span text:style-name="T146">[21.] [ṭa]kuvilai nilamiru veliyum p(ā)ṭākai naṭappippatākavum [</text:span><text:span text:style-name="Emphasis"><text:span text:style-name="T272">❘</text:span></text:span><text:span text:style-name="T146">*] yāṇṭeḻāvatu nāḷirunūṟṟunāṟpatiṉāl kaṭampūriṉ vaṭa-</text:span></text:p>
      <text:p text:style-name="P552"><text:soft-page-break/></text:p>
      <text:p text:style-name="P396">[22.] [k]kuppiccaṉkoyil viṭṭa viṭṭiṉuḷḷāl muṉpiṟkūṭattu nāmirukka <text:s/>naṅkarumamārāykiṉṟa parakecarimuventaveḷ-</text:p>
      <text:p text:style-name="P552"/>
      <text:p text:style-name="P207"><text:span text:style-name="T146">[23.] āṉ</text:span><text:span text:style-name="T146"><text:note text:id="ftn44" text:note-class="footnote"><text:note-citation>44</text:note-citation><text:note-body><text:p text:style-name="Footnote"><text:span text:style-name="T586">M</text:span><text:span text:style-name="T191">uventaveḷāṉ</text:span><text:span text:style-name="T203"> : lire </text:span><text:span text:style-name="T191">mūventaveḷāṉ</text:span><text:span text:style-name="T203">.</text:span></text:p></text:note-body></text:note></text:span><text:span text:style-name="T146"> °uṭaiyapirāṭṭiyār</text:span><text:span text:style-name="T170"> </text:span><text:span text:style-name="T146">cempiyaṉmāteviyār veṇṇāṭṭu </text:span><text:span text:style-name="T170">brahma</text:span><text:span text:style-name="T140">de</text:span><text:span text:style-name="T146">yam tirunallattu</text:span><text:span text:style-name="T140">mahāde</text:span><text:span text:style-name="T146">[var] koyil </text:span></text:p>
      <text:p text:style-name="P552"/>
      <text:p text:style-name="P207"><text:span text:style-name="T146">[24.] </text:span><text:span text:style-name="T170">śrī</text:span><text:span text:style-name="T140">ga</text:span><text:span text:style-name="T170">ṇḍa</text:span><text:span text:style-name="T140">rādi</text:span><text:span text:style-name="T170">tya</text:span><text:span text:style-name="T146">ṉeṉṉum tirunāmattāl tirukkaṟṟaḷiyākacceyvittaruḷi °i[</text:span><text:span text:style-name="T140">d</text:span><text:span text:style-name="T146">*]</text:span><text:span text:style-name="T140">de</text:span><text:span text:style-name="T146">varkku ve[ṇṭu]m nivan-</text:span></text:p>
      <text:p text:style-name="P552"/>
      <text:p text:style-name="P207"><text:span text:style-name="T146">[25.] tamellām paḻampaṭi meleṟṟamākacceytaruḷi °iṅkeyuṭaiyārkkāka </text:span><text:span text:style-name="T146"><text:note text:id="ftn45" text:note-class="footnote"><text:note-citation>45</text:note-citation><text:note-body><text:p text:style-name="P656">Ici c'est bien <text:span text:style-name="T542">nicatam </text:span>qui est gravé sur la pierre comme indiqué dans<text:span text:style-name="T542"> SII </text:span>3: 151, <text:span text:style-name="T542">contra</text:span> <text:span text:style-name="T542">SII </text:span>32 Part 2: 52 : <text:span text:style-name="T542">nittam</text:span>.</text:p></text:note-body></text:note></text:span><text:span text:style-name="T146">nicatamirupattaiyvar </text:span><text:span text:style-name="T170">br</text:span><text:span text:style-name="T140">ā</text:span><text:span text:style-name="T170">hma</text:span><text:span text:style-name="T146">ṇar </text:span></text:p>
      <text:p text:style-name="P552"/>
      <text:p text:style-name="P207"><text:span text:style-name="T631">[26.] </text:span><text:span text:style-name="T140">ca</text:span><text:span text:style-name="T170">ndr</text:span><text:span text:style-name="T140">ādi</text:span><text:span text:style-name="T170">tya</text:span><text:span text:style-name="T146">vat °uṇpatākaccālaiyum vaittaruḷiṉārittevarkku nivantappaṭi veṇṭunellukku °ittevar</text:span></text:p>
      <text:p text:style-name="P552"/>
      <text:p text:style-name="P207"><text:span text:style-name="T631">[27.] paḻantevatāṉamāṉa pūṅkuṭi nilam paṉṉiru veliyiṉāl muṉ </text:span><text:span text:style-name="T140">de</text:span><text:span text:style-name="T146">varkku nikki</text:span><text:span text:style-name="T146"><text:note text:id="ftn46" text:note-class="footnote"><text:note-citation>46</text:note-citation><text:note-body><text:p text:style-name="P657"><text:span text:style-name="T542">N</text:span><text:span text:style-name="T220">ikki</text:span><text:span text:style-name="T222"> : lire </text:span><text:span text:style-name="T220">nīkki</text:span><text:span text:style-name="T222">.</text:span></text:p></text:note-body></text:note></text:span><text:span text:style-name="T146"> °irukkakkaṭava <text:s/>pañcavāram nel-</text:span></text:p>
      <text:p text:style-name="P552"/>
      <text:p text:style-name="P207"><text:span text:style-name="T146">[28.] lu <text:s/>°aṟunūṟṟukkalamum muciṭṭaikkuṭi <text:s/>nilam nāl veliyiṉāl</text:span><text:span text:style-name="T140"> de</text:span><text:span text:style-name="T146">varkku nikki</text:span><text:span text:style-name="T146"><text:note text:id="ftn47" text:note-class="footnote"><text:note-citation>47</text:note-citation><text:note-body><text:p text:style-name="Footnote"><text:span text:style-name="T547">Idem</text:span>.</text:p></text:note-body></text:note></text:span><text:span text:style-name="T146"> °iṟukkakkaṭava pañcavāra[n]elli-</text:span></text:p>
      <text:p text:style-name="P552"/>
      <text:p text:style-name="P233"><text:span text:style-name="T146">[29.] runūṟṟukkalamum °i[</text:span><text:span text:style-name="T140">d</text:span><text:span text:style-name="T146">*]</text:span><text:span text:style-name="T140">de</text:span><text:span text:style-name="T146">varkkeyiṟuppatākakkuṭinikki</text:span><text:span text:style-name="T146"><text:note text:id="ftn48" text:note-class="footnote"><text:note-citation>48</text:note-citation><text:note-body><text:p text:style-name="P660">Idem.</text:p></text:note-body></text:note></text:span><text:span text:style-name="T146"> °iṟaiyiliyā-ka yāṇṭāṟāvatu mutal variyiliṭṭukkuṭuttaruḷi-</text:span></text:p>
      <text:p text:style-name="P563"/>
      <text:p text:style-name="P208"><text:span text:style-name="T146">[30.] ṟṟu [</text:span><text:span text:style-name="Emphasis"><text:span text:style-name="T272">❘</text:span></text:span><text:span text:style-name="T146">*] °innelleṇṇūṟṟukkalamumuṭpaṭappaḻantevatāṉattālaṭaippaṭi °i[</text:span><text:span text:style-name="T140">d</text:span><text:span text:style-name="T146">*]</text:span><text:span text:style-name="T140">de</text:span><text:span text:style-name="T146">var peṟunellu °uṭai-</text:span></text:p>
      <text:p text:style-name="P563"/>
      <text:p text:style-name="P397">[31.] yār ceytaruḷiṉapaṭi nivantattukku nirampappotā °iṉṉamaṟunūṟṟaim-pattiru kalaṉe tūṇippatakku nellu ve-</text:p>
      <text:p text:style-name="P588"/>
      <text:p text:style-name="P234"><text:span text:style-name="T631">[32.] ṇṭum °iṅkeyuṭaiyārkkāka vaitta cālaiyiluṇṇum </text:span><text:span text:style-name="T170">br</text:span><text:span text:style-name="T140">ā</text:span><text:span text:style-name="T170">hma</text:span><text:span text:style-name="T146">ṇarirupattaiy-varkkukkaṟi viṟaku ney tayir palakāy veṟṟi-</text:span></text:p>
      <text:p text:style-name="P588"><text:soft-page-break/></text:p>
      <text:p text:style-name="P406">[33.] lai veṟuṅkāykkum maṭaiyar[k*]kumuṭpaṭa meyyāl nicatam nellukkuk-kuṟuṇiyirunāḻiyāka °orāṇṭaikkuttoḷāyi-</text:p>
      <text:p text:style-name="P589"/>
      <text:p text:style-name="P398">[34.] rattu muppatteḻu kalaṉe tūṇippatakku nellu veṇṭumāka °āyirattaiñ-ñūṟṟuttoṇṇūṟṟukkalane-</text:p>
      <text:p text:style-name="P587"/>
      <text:p text:style-name="P399">[35.] llu nivantappaṭiyuḷa °ivaiyiṟṟukkāka veṇṇāṭṭu °iḷanalam nilam paṉṉiru veliyiṉālaṭuttuvarumpaṭi nel-</text:p>
      <text:p text:style-name="P587"/>
      <text:p text:style-name="P215"><text:span text:style-name="T146">[36.] lāyirattaiññūṟṟuttoṇṇūṟṟukkalamum </text:span><text:span text:style-name="T140">de</text:span><text:span text:style-name="T146">va</text:span><text:span text:style-name="T140">dā</text:span><text:span text:style-name="T146">ṉamum </text:span><text:span text:style-name="T140">śālābhoga</text:span><text:span text:style-name="T146">mumāy yāṇṭeḻāvatu picāṉamu-</text:span></text:p>
      <text:p text:style-name="P585"/>
      <text:p text:style-name="P212"><text:span text:style-name="T146">[37.] taliṟaiyiliyāka variyiliṭṭukkuṭukka veṇṭumeṉṟu namakkuccolla [</text:span><text:span text:style-name="Emphasis"><text:span text:style-name="T272">❘</text:span></text:span><text:span text:style-name="T146">*] veṇṇāṭṭu °iḷanalam nilam pa-</text:span></text:p>
      <text:p text:style-name="P583"/>
      <text:p text:style-name="P213"><text:span text:style-name="T146">[38.] ṉṉiru veliyum muṉṉuṭaiyārai māṟṟikkuṭinikkik</text:span><text:span text:style-name="T146"><text:note text:id="ftn49" text:note-class="footnote"><text:note-citation>49</text:note-citation><text:note-body><text:p text:style-name="P279">Id.</text:p></text:note-body></text:note></text:span><text:span text:style-name="T146">kārāṇmai miyāṭci-yuḷḷaṭaṅka yāṇṭeḻāvatu pic[ā]ṉ mutal</text:span></text:p>
      <text:p text:style-name="P583"/>
      <text:p text:style-name="P214"><text:span text:style-name="T631">[39.] </text:span><text:span text:style-name="T140">de</text:span><text:span text:style-name="T146">va</text:span><text:span text:style-name="T140">dā</text:span><text:span text:style-name="T146">ṉa[mum]</text:span><text:span text:style-name="T228"> </text:span><text:span text:style-name="T140">śālābhoga</text:span><text:span text:style-name="T146">mumiṟaiyiliyākavumivvūru[...]</text:span><text:span text:style-name="T228"> </text:span><text:span text:style-name="T146">namellām °evvakaippaṭṭa °an-</text:span></text:p>
      <text:p text:style-name="P584"/>
      <text:p text:style-name="P210"><text:span text:style-name="T146">[40.] tarāyamumiṟāttāka °iṟaiyiliyāka <text:s/></text:span><text:span text:style-name="T140">sa</text:span><text:span text:style-name="T146">[</text:span><text:span text:style-name="T170">r</text:span><text:span text:style-name="T146">]</text:span><text:span text:style-name="T170">vva</text:span><text:span text:style-name="T140">parihāra</text:span><text:span text:style-name="T146">m <text:s/>peṟavum variyiliṭṭukkoḷkaveṉṟu <text:s/>nām colla [</text:span><text:span text:style-name="Emphasis"><text:span text:style-name="T272">❘</text:span></text:span><text:span text:style-name="T146">*] naṅka-</text:span></text:p>
      <text:p text:style-name="P582"/>
      <text:p text:style-name="P211"><text:span text:style-name="T146">[41.] rumamārāykiṉṟa </text:span><text:span text:style-name="T146"><text:note text:id="ftn50" text:note-class="footnote"><text:note-citation>50</text:note-citation><text:note-body><text:p text:style-name="P247"><text:span text:style-name="T542">Marakecarim</text:span><text:span text:style-name="T235">uventaveḷāṉ</text:span><text:span text:style-name="T542"> </text:span>: lire <text:span text:style-name="T542">parakecari</text:span><text:span text:style-name="T235">mūventaveḷāṉ</text:span><text:span text:style-name="T229">.</text:span></text:p></text:note-body></text:note></text:span><text:span text:style-name="T146">marakecarimuventaveḷāṉāṇattiyālum puravu-variccempiyaṉuttaramantiriyum </text:span><text:span text:style-name="T146"><text:note text:id="ftn51" text:note-class="footnote"><text:note-citation>51</text:note-citation><text:note-body><text:p text:style-name="Footnote"><text:span text:style-name="T709">Vi</text:span><text:span text:style-name="Emphasis"><text:span text:style-name="T283">rāparaṇa</text:span></text:span><text:span text:style-name="Emphasis"><text:span text:style-name="T289"> : lire </text:span></text:span><text:span text:style-name="Emphasis"><text:span text:style-name="T283">vīrāparaṇa.</text:span></text:span></text:p></text:note-body></text:note></text:span><text:span text:style-name="T146">virāpara-</text:span></text:p>
      <text:p text:style-name="P582"/>
      <text:p text:style-name="P211"><text:span text:style-name="T146">[42.] ṇamuventaveḷāṉum</text:span><text:span text:style-name="T146"><text:note text:id="ftn52" text:note-class="footnote"><text:note-citation>52</text:note-citation><text:note-body><text:p text:style-name="Footnote"><text:span text:style-name="T542">M</text:span><text:span text:style-name="T191">uventaveḷāṉ</text:span><text:span text:style-name="T608"> </text:span><text:span text:style-name="T583">: lire </text:span><text:span text:style-name="T191">mūventaveḷāṉ</text:span><text:span text:style-name="T203">.</text:span></text:p></text:note-body></text:note></text:span><text:span text:style-name="T146"> pavvattiririḻavaṉ</text:span><text:span text:style-name="T146"><text:note text:id="ftn53" text:note-class="footnote"><text:note-citation>53</text:note-citation><text:note-body><text:p text:style-name="P657"><text:span text:style-name="T220">Riḻavaṉ</text:span><text:span text:style-name="T222">: lire </text:span><text:span text:style-name="T220">kiḻavaṉ</text:span><text:span text:style-name="T222">.</text:span></text:p></text:note-body></text:note></text:span><text:span text:style-name="T146"> °aṭikaḷnakkaṉum peraraicūruṭaiyāṉṉāruraṉ °u</text:span><text:span text:style-name="T140">dayadi</text:span><text:span text:style-name="T146">vākaraṉum</text:span></text:p>
      <text:p text:style-name="P400">[43.] ko[ṭ]pūruṭaiyāṉ centaṉarakkuṭiyum vāykkeḻviyāluṅkeṭṭu nammolai-yeḻutum <text:s/>cempaṉaruḷaṉutta-</text:p>
      <text:p text:style-name="P582"><text:soft-page-break/></text:p>
      <text:p text:style-name="P211"><text:span text:style-name="T146">[44.] makiti</text:span><text:span text:style-name="T146"><text:note text:id="ftn54" text:note-class="footnote"><text:note-citation>54</text:note-citation><text:note-body><text:p text:style-name="P657"><text:span text:style-name="T542">U</text:span><text:span text:style-name="T220">ttamaniti</text:span><text:span text:style-name="T222"> : lire </text:span><text:span text:style-name="T220">uttamanīti</text:span><text:span text:style-name="T222"> ;</text:span><text:span text:style-name="T220"> contra</text:span><text:span text:style-name="T222"> </text:span><text:span text:style-name="T220">SII </text:span><text:span text:style-name="T222">3: 151 : </text:span><text:span text:style-name="T220">uttamaki</text:span><text:span text:style-name="T222">[</text:span><text:span text:style-name="T220">ti</text:span><text:span text:style-name="T222">].</text:span></text:p></text:note-body></text:note></text:span><text:span text:style-name="T146">yeḻuttiṉālum nammolaināyakaṉ veḷāṉkaṇṭarāticcaṉāṉā miṉavaṉmuventaveḷāṉum</text:span><text:span text:style-name="T146"><text:note text:id="ftn55" text:note-class="footnote"><text:note-citation>55</text:note-citation><text:note-body><text:p text:style-name="Footnote"><text:span text:style-name="T199">Miṉavaṉmuventaveḷāṉ</text:span><text:span text:style-name="T210">: lire </text:span><text:span text:style-name="T199">mīṉavaṉmūventaveḷāṉ</text:span><text:span text:style-name="T210">.</text:span></text:p></text:note-body></text:note></text:span><text:span text:style-name="T146"> veḷāṉa-</text:span></text:p>
      <text:p text:style-name="P582"/>
      <text:p text:style-name="P211"><text:span text:style-name="T146">[45.] ṇṇāvaṉum °oppiṭṭuppukka keḷvippaṭi </text:span><text:span text:style-name="T140">de</text:span><text:span text:style-name="T146">va</text:span><text:span text:style-name="T140">dā</text:span><text:span text:style-name="T146">ṉamum <text:s/></text:span><text:span text:style-name="T140">śālābhoga</text:span><text:span text:style-name="T146">-mu[m] °iṟaiyiliyāka yāṇṭeḻāvatu pacāṉa muta- </text:span></text:p>
      <text:p text:style-name="P582"/>
      <text:p text:style-name="P211"><text:span text:style-name="T146">[46.] l variyiliṭṭukkuṭutta taṅkaḷ nāṭṭu °iḷanalam [ni]lam paṉṉiru veliyum [pa]ṭākai naṭappippatākavum parakecarimuvettave</text:span><text:span text:style-name="T146"><text:note text:id="ftn56" text:note-class="footnote"><text:note-citation>56</text:note-citation><text:note-body><text:p text:style-name="P657"><text:span text:style-name="T220">Muvettaveḷāṉ</text:span><text:span text:style-name="T222"> : lire </text:span><text:span text:style-name="T220">mūventaveḷāṉ.</text:span></text:p></text:note-body></text:note></text:span><text:span text:style-name="T146">- </text:span></text:p>
      <text:p text:style-name="P582"/>
      <text:p text:style-name="P211"><text:span text:style-name="T146">[47.] ḷāṉaiyum °ātaṉūr </text:span><text:span text:style-name="T146"><text:note text:id="ftn57" text:note-class="footnote"><text:note-citation>57</text:note-citation><text:note-body><text:p text:style-name="P656"><text:span text:style-name="T191">Rāmabhaṭṭa </text:span><text:span text:style-name="T203">: ici c'est un </text:span><text:span text:style-name="T191">m</text:span><text:span text:style-name="T203"> de l'alphabet </text:span><text:span text:style-name="T191">grantha</text:span><text:span text:style-name="T203">, </text:span><text:span text:style-name="T191">contra</text:span><text:span text:style-name="T203"> les deux éditions de </text:span><text:span text:style-name="T191"><text:s/>SII </text:span><text:span text:style-name="T203">3: 151 et </text:span><text:span text:style-name="T191">SII </text:span><text:span text:style-name="T203">32 Part 2: 52.</text:span></text:p></text:note-body></text:note></text:span><text:span text:style-name="T140">rāmabha</text:span><text:span text:style-name="T146">ṭṭaṉaiyum koṭuṅkaittāḻi</text:span><text:span text:style-name="T140">bha</text:span><text:span text:style-name="T146">ṭṭaṉaiyu[m] puravuvariccempiyaṉuttaramantiriyaiyum</text:span><text:span text:style-name="T146"><text:note text:id="ftn58" text:note-class="footnote"><text:note-citation>58</text:note-citation><text:note-body><text:p text:style-name="P656"><text:span text:style-name="T542">Mantiri </text:span>: la boucle du premier <text:span text:style-name="T542">i</text:span> est bien visible sur la pierre comme indiqué dans <text:span text:style-name="T203"><text:s/></text:span><text:span text:style-name="T191">SII </text:span><text:span text:style-name="T203">3: 151,</text:span> <text:span text:style-name="T542">contra</text:span> <text:span text:style-name="T191">SII </text:span><text:span text:style-name="T203">32 Part 2: 52 :</text:span> <text:span text:style-name="T542">mantari</text:span>. </text:p></text:note-body></text:note></text:span></text:p>
      <text:p text:style-name="P582"/>
      <text:p text:style-name="P400">[48.] perttantom tāṅkaḷivarkaḷoṭum niṉṟellai tericcuppiṭi cūḻntu paṭākai <text:s/>naṭantu kalluṅkaḷḷiyum nāṭṭiyaṟaiyo-/</text:p>
      <text:p text:style-name="P582"/>
      <text:p text:style-name="P211"><text:span text:style-name="T146">[49.] </text:span><text:span text:style-name="T146"><text:note text:id="ftn59" text:note-class="footnote"><text:note-citation>59</text:note-citation><text:note-body><text:p text:style-name="Footnote">Les lignes 49 à 51 sont gravées sur <text:span text:style-name="T49">la </text:span><text:span text:style-name="T53">paṭṭikā</text:span><text:span text:style-name="T49">.</text:span></text:p></text:note-body></text:note></text:span><text:span text:style-name="T146">lai cey[tu] viṭutakaveṉṉum vācakattāl ko</text:span><text:span text:style-name="T140">parakesari</text:span><text:span text:style-name="T146">va</text:span><text:span text:style-name="T170">nma</text:span><text:span text:style-name="T146">rkku y[ā]ṇṭeḻāvatu nāḷil nāṭṭomukkuttirumukam vara nāṭṭomu</text:span><text:span text:style-name="T149">m tirumukaṅkaṇṭe-</text:span></text:p>
      <text:p text:style-name="P575"/>
      <text:p text:style-name="P199"><text:span text:style-name="T149">[50.] tireḻuntu ceṉṟu toḻutu vāṅkittalaimel vaiyttu °ellai teri[ccu]ppiṭi cūḻntu</text:span><text:span text:style-name="T231"> </text:span><text:span text:style-name="T149">paṭākai</text:span><text:span text:style-name="T231"> </text:span><text:span text:style-name="T149">natanta</text:span><text:span text:style-name="T231"> </text:span><text:span text:style-name="T149">kiḻaṭakuvilai</text:span><text:span text:style-name="T149"><text:note text:id="ftn60" text:note-class="footnote"><text:note-citation>60</text:note-citation><text:note-body><text:p text:style-name="P657"><text:span text:style-name="T542">K</text:span><text:span text:style-name="T221">iḻaṭakuvilai</text:span><text:span text:style-name="T223"> : lire </text:span><text:span text:style-name="T221">kīḻaṭakuvilai.</text:span></text:p></text:note-body></text:note></text:span><text:span text:style-name="T231"> </text:span><text:span text:style-name="T149">nilattukkuk</text:span><text:span text:style-name="T149"><text:note text:id="ftn61" text:note-class="footnote"><text:note-citation>61</text:note-citation><text:note-body><text:p text:style-name="P656">Le<text:span text:style-name="T542"> k</text:span> qui marque ici le <text:span text:style-name="T542">sandhi</text:span> entre <text:span text:style-name="T199">nilattukku</text:span><text:span text:style-name="T210"> et </text:span><text:span text:style-name="T199">kiḻ</text:span><text:span text:style-name="T210"> est présent sur la pierre. Il n'apparaît pourtant dans aucune des deux éditions de l'inscription.</text:span></text:p></text:note-body></text:note></text:span><text:span text:style-name="T149">kiḻpāṟkkellai [</text:span><text:span text:style-name="Emphasis"><text:span text:style-name="T272">❘❘</text:span></text:span><text:span text:style-name="T149">*]</text:span></text:p>
      <text:p text:style-name="P573"/>
      <text:p text:style-name="P454">[51.] veṇṇāṭṭu vaṭakaṇṇamaṅkalam pāyppoṉavāykkāliṉiṉṟum °i[ṉṉāṭṭu]k-koṟṟaṅkuṭi pāyatteṟku nokkippoṉ vāykkāṟṟalaiyey /</text:p>
      <text:p text:style-name="P524"/>
      <text:p text:style-name="P200"><text:span text:style-name="T149">[52.] </text:span><text:span text:style-name="T149"><text:note text:id="ftn62" text:note-class="footnote"><text:note-citation>62</text:note-citation><text:note-body><text:p text:style-name="Footnote">Les lignes 52 à 55 sont gravées sur <text:span text:style-name="T49">la face supérieure du </text:span><text:span text:style-name="T53">kumuda</text:span><text:span text:style-name="T49">.</text:span></text:p></text:note-body></text:note></text:span><text:span text:style-name="T149">tuṭaṅki °ivvāykkāl menaṭai nir</text:span><text:span text:style-name="T149"><text:note text:id="ftn63" text:note-class="footnote"><text:note-citation>63</text:note-citation><text:note-body><text:p text:style-name="Footnote"><text:span text:style-name="T542">Nir</text:span> : lire <text:span text:style-name="T542">nīr.</text:span></text:p></text:note-body></text:note></text:span><text:span text:style-name="T149"> pāyppeṟuvatākattāṉ kiṭanta-</text:span><text:soft-page-break/><text:span text:style-name="T149">vāṟitanaṭuvey teṟ[k]ku nokkicceṉṟu koṟṟaṅkuṭiyellaiyeyuṟṟu °iv-</text:span></text:p>
      <text:p text:style-name="P573"/>
      <text:p text:style-name="P454">[53.] vāykkāl <text:s text:c="2"/>p[ā]tiyuṭpaṭattirunallattellaikku <text:s/>meṟkiṉṉum <text:s text:c="2"/>°itaṉiṉṟu[m <text:s/>me]lkaraikkeyeṟikkoṟṟaṅkuṭiyellai tāṉuḷḷavāṟe</text:p>
      <text:p text:style-name="P573"/>
      <text:p text:style-name="P454">[54.] meṟku nokkiyum <text:s/>teṟku nokkiyuñceṉṟu vaṭakkiṉṉum meṟkkiṉṉum °ivvellai tāṉuḷḷavāṟey kiḻakku nokkiyum teṟkku nokki-</text:p>
      <text:p text:style-name="P573"/>
      <text:p text:style-name="P454">[55.] yum ceṉṟu koṟṟaṅkuṭinilattin pūttoṇṭaṉ kalluvitta kuḷattiṉ melkaraikkey °iḷana[la]ttu vaṭavell[ai] °oṭai pāynta viṭame yu-/ </text:p>
      <text:p text:style-name="P573"/>
      <text:p text:style-name="P200"><text:span text:style-name="T149">[56.] </text:span><text:span text:style-name="T149"><text:note text:id="ftn64" text:note-class="footnote"><text:note-citation>64</text:note-citation><text:note-body><text:p text:style-name="Footnote">Les lignes 56 à 59 sont gravées sur <text:span text:style-name="T49">la face inférieure du même </text:span><text:span text:style-name="T53">kumuda.</text:span></text:p></text:note-body></text:note></text:span><text:span text:style-name="T149">ṟṟu koṟṟaṅkuṭiyellaiykku meṟkiṉṉum [</text:span><text:span text:style-name="Emphasis"><text:span text:style-name="T272">❘❘</text:span></text:span><text:span text:style-name="T149">*] teṉpāṟkellai °ivvoṭai palamuṭakku muṭaṅkittā[ṉ] kiṭantavāṟitaṉaṭu[vey me]ṟku [no]-</text:span></text:p>
      <text:p text:style-name="P573"/>
      <text:p text:style-name="P200"><text:span text:style-name="T149">[57.] kkicceṉṟu <text:s/>tirunallattuccaṇakkāleṉṉum nilattiṉ teṉkiḻ mulaiyeyuṟṟu °iḷana[lat]tellaikku vaṭakkiṉṉum [</text:span><text:span text:style-name="Emphasis"><text:span text:style-name="T272">❘❘</text:span></text:span><text:span text:style-name="T149">*] [mel]pāṟkel- </text:span></text:p>
      <text:p text:style-name="P573"/>
      <text:p text:style-name="P200"><text:span text:style-name="T149">[58.] lai caṇakkāleṉṉum nilattiṉ </text:span><text:span text:style-name="T149"><text:note text:id="ftn65" text:note-class="footnote"><text:note-citation>65</text:note-citation><text:note-body><text:p text:style-name="Footnote"><text:span text:style-name="T709">K</text:span><text:span text:style-name="T199">iḻellai</text:span><text:span text:style-name="T210"> : lire </text:span><text:span text:style-name="T199">kīḻellai.</text:span></text:p></text:note-body></text:note></text:span><text:span text:style-name="T149">kiḻellai tāṉuḷḷavāṟey vaṭakku nokkicceṉṟu vaṭakkaṉṉamaṅkalam pāyppoṉavāy[kkāleyu]ṟṟu[k]-</text:span></text:p>
      <text:p text:style-name="P573"/>
      <text:p text:style-name="P200"><text:span text:style-name="T149">[59.] kiḻa[k]kiṉum</text:span><text:span text:style-name="T231"> </text:span><text:span text:style-name="T149">[</text:span><text:span text:style-name="Emphasis"><text:span text:style-name="T272">❘❘</text:span></text:span><text:span text:style-name="T149">*]</text:span><text:span text:style-name="T231"> </text:span><text:span text:style-name="T149">vaṭapāṟkellai °ivvāykkāl</text:span><text:span text:style-name="T231"> </text:span><text:span text:style-name="T149">tāṉ kiṭanta-vāṟitiṉaṭuv[e]y kiḻakku nokkicceṉṟu °itaṉiṉṟum koṟṟaṅkuṭi pāya-/</text:span></text:p>
      <text:p text:style-name="P538"/>
      <text:p text:style-name="P200"><text:span text:style-name="T149">[60.] </text:span><text:span text:style-name="T149"><text:note text:id="ftn66" text:note-class="footnote"><text:note-citation>66</text:note-citation><text:note-body><text:p text:style-name="P657">Les lignes 60 à 65 sont gravées sur la<text:span text:style-name="T62"> </text:span><text:span text:style-name="T60">jagatī</text:span><text:span text:style-name="T62">.</text:span></text:p></text:note-body></text:note></text:span><text:span text:style-name="T149">tteṟkku nokkippoṉ[...]y kūṭi °ivvāy[...] tirunalattu maṇ[ṇai]cce[...]</text:span></text:p>
      <text:p text:style-name="P573"/>
      <text:p text:style-name="P200"><text:span text:style-name="T149">[61.] mumeṉṉum nilattuk[ku]tteṟkiṉṉum °[āka °ivvi]caitta perunāṉ-ke[l[...]ppaṭṭa kiḻaṭakuvilai</text:span><text:span text:style-name="T149"><text:note text:id="ftn67" text:note-class="footnote"><text:note-citation>67</text:note-citation><text:note-body><text:p text:style-name="Footnote"><text:span text:style-name="T709">K</text:span><text:span text:style-name="T199">iḻaṭakuvilai</text:span><text:span text:style-name="T210"> : lire </text:span><text:span text:style-name="T199">kīḻaṭakuvilai.</text:span></text:p></text:note-body></text:note></text:span><text:span text:style-name="T149"> ni[la]miru ve[liyum °i]</text:span><text:span text:style-name="T177">dde</text:span><text:span text:style-name="T149">va[r]-</text:span></text:p>
      <text:p text:style-name="P573"/>
      <text:p text:style-name="P197"><text:span text:style-name="T631">[62.] kke[y] <text:s/></text:span><text:span text:style-name="T152">de</text:span><text:span text:style-name="T149">va</text:span><text:span text:style-name="T152">dā</text:span><text:span text:style-name="T149">namum <text:s/></text:span><text:span text:style-name="T152">śālābhoga</text:span><text:span text:style-name="T149">mumāṉa °iḷanalattu[kku] </text:span><text:span text:style-name="T149"><text:note text:id="ftn68" text:note-class="footnote"><text:note-citation>68</text:note-citation><text:note-body><text:p text:style-name="Footnote"><text:span text:style-name="T709">K</text:span><text:span text:style-name="T199">iḻ</text:span><text:span text:style-name="T210"> : lire </text:span><text:span text:style-name="T199">kīḻ.</text:span></text:p></text:note-body></text:note></text:span><text:span text:style-name="T149">kiḻ-pāṟkkellai veṇṇāṭṭu koṟṟaṅkuṭi nilat[ti]ṉ pūttoṇṭaṉ kal- </text:span></text:p>
      <text:p text:style-name="P198"><text:span text:style-name="T149">[63.] luvitta kuḷattiṉ mel[ka]raikkey </text:span><text:span text:style-name="T149"><text:note text:id="ftn69" text:note-class="footnote"><text:note-citation>69</text:note-citation><text:note-body><text:p text:style-name="Footnote"><text:span text:style-name="T709">K</text:span><text:span text:style-name="T199">iḻaṭakuvilai</text:span><text:span text:style-name="T210"> : lire </text:span><text:span text:style-name="T199">kīḻaṭakuvilai.</text:span></text:p></text:note-body></text:note></text:span><text:span text:style-name="T149">kiḻaṭukuvilaitteṉṉellai [...]viṭamey <text:s/>tuṭaṅki °ikkuḷatti[tiṉ] melkaraiyarukey</text:span></text:p>
      <text:p text:style-name="P537"><text:soft-page-break/></text:p>
      <text:p text:style-name="P452">[64.] teṟku nokkiyum teṉkaraiyarukey [kiḻakku] nokkiyuñ[ce]ṉṟu meṟkiṉṉu[m] te[ṟkiṉ]ṉum °itaṉiṉṟum °ikkoṟ[ṟaṅ]kuṭi miyellaiye tāṉuḷ-</text:p>
      <text:p text:style-name="P537"/>
      <text:p text:style-name="P198"><text:span text:style-name="T149">[65.] ḷavāṟe teṟku nokkiyum kiḻakku nokkiy[u]m ceṉṟu °innāṭṭu </text:span><text:span text:style-name="T152">de</text:span><text:span text:style-name="T149">va</text:span><text:span text:style-name="T152">dā</text:span><text:span text:style-name="T149">na[m] kaṭu[ku*]vvāṟ ṉilattiṉ miyellaiyeyuṟṟukkoṟṟaṅkuṭi-yellaikku meṟ-/</text:span><text:span text:style-name="T149"><text:note text:id="ftn70" text:note-class="footnote"><text:note-citation>70</text:note-citation><text:note-body><text:p text:style-name="P656">Trois lignes d'une autre inscription contenant des portions du <text:span text:style-name="T542">meykkirtti</text:span> de Rājendra-Cōḻa I<text:span text:style-name="T721">er</text:span> sont gravées sous cette 65<text:span text:style-name="T721">e</text:span> ligne.</text:p></text:note-body></text:note></text:span></text:p>
      <text:p text:style-name="P537"/>
      <text:p text:style-name="P198"><text:span text:style-name="T149">[66.] </text:span><text:span text:style-name="T149"><text:note text:id="ftn71" text:note-class="footnote"><text:note-citation>71</text:note-citation><text:note-body><text:p text:style-name="P658">L'inscription se poursuit sur le mur est du <text:span text:style-name="T542">garbhagṛha</text:span>, c'est-à-dire à gauche de la niche de Liṅgodbhavamūrti. Les lignes 66 à 120 sont gravées sur la totalité du premier pan de mur au dessus de<text:span text:style-name="T61"> l'</text:span><text:span text:style-name="T60">adhiṣṭhāna</text:span>. <text:s/>Les lignes 121 à 137 sont quant à elles gravées sur <text:span text:style-name="T61">l'</text:span><text:span text:style-name="T60">adhiṣṭhāna.</text:span></text:p></text:note-body></text:note></text:span><text:span text:style-name="T149">[ki]ṉṉum teṟkiṉṉum °itaṉ [...]yellai tā[ṉu]ḷḷavāṟey</text:span></text:p>
      <text:p text:style-name="P537"/>
      <text:p text:style-name="P198"><text:span text:style-name="T149">[67.] teṟku nokkicceṉṟu °iṉṉāṭṭu </text:span><text:span text:style-name="T177">brahma</text:span><text:span text:style-name="T149">teyam paravaikkuṭi nilattin va[ṭa]vellaiyāṉa pūṅkuṭi-</text:span></text:p>
      <text:p text:style-name="P537"/>
      <text:p text:style-name="P198"><text:span text:style-name="T149">[68.] vāykkāleyuṟṟukkaṭukuvā nilattiṉ miyellaikku meṟkiṉṉu[m] [</text:span><text:span text:style-name="Emphasis"><text:span text:style-name="T272">❘❘</text:span></text:span><text:span text:style-name="T149">*] […] pūṅku-</text:span></text:p>
      <text:p text:style-name="P537"/>
      <text:p text:style-name="P198"><text:span text:style-name="T149">[69.] ṭivāykkāl nir</text:span><text:span text:style-name="T149"><text:note text:id="ftn72" text:note-class="footnote"><text:note-citation>72</text:note-citation><text:note-body><text:p text:style-name="Footnote"><text:span text:style-name="T542">Nir</text:span> : lire <text:span text:style-name="T542">nīr.</text:span></text:p></text:note-body></text:note></text:span><text:span text:style-name="T149"> pāyumurkaḷ meṇaṭai nir</text:span><text:span text:style-name="T149"><text:note text:id="ftn73" text:note-class="footnote"><text:note-citation>73</text:note-citation><text:note-body><text:p text:style-name="P660">Idem.</text:p></text:note-body></text:note></text:span><text:span text:style-name="T149"> pāyppeṟu[vatāka] […]</text:span><text:span text:style-name="T149"><text:note text:id="ftn74" text:note-class="footnote"><text:note-citation>74</text:note-citation><text:note-body><text:p text:style-name="Footnote">Ici on peut restituer : <text:span text:style-name="T199">tāṉ kiṭantavāṟitan.</text:span></text:p></text:note-body></text:note></text:span><text:span text:style-name="T149"> °aṭuve-/</text:span></text:p>
      <text:p text:style-name="P537"/>
      <text:p text:style-name="P452">[70.] y meṟku nokkicceṉṟu tirunalla[ttellaiyeyuṟṟu °ivvā]ykkāl pāṭiyuṭ-paṭa-</text:p>
      <text:p text:style-name="P537"/>
      <text:p text:style-name="P452">[71.] pparavaikkuṭiyellaikku vaṭakkiṉ[ṉu]m °i[taṉiṉṟu]m vaṭa[kkaraikke ye]ṟi tirunallatte-</text:p>
      <text:p text:style-name="P537"/>
      <text:p text:style-name="P455">[72.] llai tāṉuḷḷavāṟe vaṭakku nokkicceṉṟu kiḻakkiṉṉum °ivvellai tāṉṉuḷḷa-</text:p>
      <text:p text:style-name="P537"/>
      <text:p text:style-name="P452">[73.] vāṟey meṟku nokkicceṉṟu °iḷanallam pāyum vāykkāl kaṭai-p[ā]y(n)nta viṭame[yu]ṟṟu</text:p>
      <text:p text:style-name="P452">[74.] °ivvāykkāl tāṉ kiṭantavāṟitaṉaṭuvey meṟku nokkiyum teṟku nokkiyum ceṉṟu- </text:p>
      <text:p text:style-name="P572"><text:soft-page-break/></text:p>
      <text:p text:style-name="P450">[75.] pparavaikkuṭi vaṭavellaiyāṉa pūṅkuṭivāykkāle kūṭittirunallattellaikku</text:p>
      <text:p text:style-name="P572"/>
      <text:p text:style-name="P198"><text:span text:style-name="T149">[76.] vaṭakkiṉṉum meṟkiṉṉum [</text:span><text:span text:style-name="Emphasis"><text:span text:style-name="T272">❘❘</text:span></text:span><text:span text:style-name="T149">*] melpāṟkellai °ippūṅkuṭivāykkāl tāṉ</text:span></text:p>
      <text:p text:style-name="P572"/>
      <text:p text:style-name="P452">[77.] kiṭantavāṟitaṉaṭuvey meṟku nokki[yum vaṭa]meṟku nokkiyum ceṉṟu tiru-</text:p>
      <text:p text:style-name="P572"/>
      <text:p text:style-name="P452">[78.] nallattellaiyeyuṟṟu °ivvāykkāl [pāṭi]yuṭpaṭapparavai[k]kuṭiye-</text:p>
      <text:p text:style-name="P572"/>
      <text:p text:style-name="P452">[79.] llaikku vaṭakkiṉṉum kiḻakkiṉṉum °ivvāykkāl tāṉ kiṭantavāṟu °itaṉaṭuve-</text:p>
      <text:p text:style-name="P572"/>
      <text:p text:style-name="P452">[80.] y vaṭakku nokkicceṉṟu vaṭakkaṉṉamaṅkalam pāyppoṉavāykkāluk-</text:p>
      <text:p text:style-name="P572"/>
      <text:p text:style-name="P201"><text:span text:style-name="T149">[81.] key kūṭittirunallattellaikkukkiḻakkiṉṉum °ivvāykkāl meṉaṭai nir</text:span><text:span text:style-name="T149"><text:note text:id="ftn75" text:note-class="footnote"><text:note-citation>75</text:note-citation><text:note-body><text:p text:style-name="Footnote"><text:span text:style-name="T542">Nir</text:span> : lire <text:span text:style-name="T542">nīr.</text:span></text:p></text:note-body></text:note></text:span><text:span text:style-name="T149"> pā-</text:span></text:p>
      <text:p text:style-name="P572"/>
      <text:p text:style-name="P456">[82.] yappeṟuvatāka °itaṉiṉṟum vaṭakkaṉṉamaṅkalavāykkāliṉṉaṭuvey vaṭa-</text:p>
      <text:p text:style-name="P574"/>
      <text:p text:style-name="P195"><text:span text:style-name="T149">[83.] kku nokkicceṉṟu </text:span><text:span text:style-name="T149"><text:note text:id="ftn76" text:note-class="footnote"><text:note-citation>76</text:note-citation><text:note-body><text:p text:style-name="Footnote"><text:span text:style-name="T709">K</text:span><text:span text:style-name="T199">iḻ</text:span><text:span text:style-name="T210"> : lire </text:span><text:span text:style-name="T199">kīḻ.</text:span></text:p></text:note-body></text:note></text:span><text:span text:style-name="T149">kiḻkaraikkeyeṟi °ivvāykkāl pāṭiyuṭpaṭakkiḻakkiṉ-ṉum [</text:span><text:span text:style-name="Emphasis"><text:span text:style-name="T272">❘❘</text:span></text:span><text:span text:style-name="T149">*] vaṭa-</text:span></text:p>
      <text:p text:style-name="P571"/>
      <text:p text:style-name="P196"><text:span text:style-name="T631">[84.] pā[ṟ]kellai tirunallattu </text:span><text:span text:style-name="T152">parame</text:span><text:span text:style-name="T177">śva</text:span><text:span text:style-name="T152">ra</text:span><text:span text:style-name="T149">ṉkuṉṟaṉum ciṅkaṉcantira-cekaraṉum nilattiṉ te-</text:span></text:p>
      <text:p text:style-name="P571"/>
      <text:p text:style-name="P451">[85.] ṉṉellai varampey kiḻakku nokkicceṉṟu °iḷanallattūrirukkaiyiṉ vaṭakkaṭainta tiruna- </text:p>
      <text:p text:style-name="P571"/>
      <text:p text:style-name="P453">[86.] llattucceriyeṉṉum nattameyuṟṟutteṟkiṉṉum °itaṉiṉ[ṟu]m °icceriyil tirunallat-</text:p>
      <text:p text:style-name="P573"/>
      <text:p text:style-name="P200"><text:span text:style-name="T149">[87.] tu</text:span><text:span text:style-name="T152">mahāde</text:span><text:span text:style-name="T149">var nantavāṉam cempiyaṉmāteviyiṉ miyellaivitaiyey teṟku nokkiyum te- </text:span></text:p>
      <text:p text:style-name="P200"><text:span text:style-name="T149">[88.] ṉṉellai vitaiyey kiḻakku nokkiyum ceṉṟu teṟkiṉṉum °inta na[n*]ta-</text:span><text:soft-page-break/><text:span text:style-name="T149">vāṉattiṉ </text:span><text:span text:style-name="T149"><text:note text:id="ftn77" text:note-class="footnote"><text:note-citation>77</text:note-citation><text:note-body><text:p text:style-name="P660"><text:span text:style-name="T711">K</text:span><text:span text:style-name="T213">iḻellai</text:span><text:span text:style-name="T210"> : lire </text:span><text:span text:style-name="T213">kīḻellai.</text:span></text:p></text:note-body></text:note></text:span><text:span text:style-name="T149">kiḻellaiyāṉa teru[vi]ṉ</text:span></text:p>
      <text:p text:style-name="P538"/>
      <text:p text:style-name="P454">[89.] [na]ṭuvey vaṭakku nokkicceṉṟu °iḷanallattiṉ vaṭakkiṟkuḷattiṉ teṉmel mūlaiyeyuṟṟu °ikkuḷattiṉ naṭuve- </text:p>
      <text:p text:style-name="P538"/>
      <text:p text:style-name="P454">[90.] y vaṭakiḻakku nokkicceṉṟu vaṭakiḻ mūlaiyeyuṟṟu °ikkuḷam pātiyuṭ-paṭa <text:s/>tirunallattellaikkukkiḻakkiṉum °ita[ṉiṉ]-</text:p>
      <text:p text:style-name="P538"/>
      <text:p text:style-name="P454">[91.] ṟum tirunallattukkeyeṟiṉa vaḻivarampu tāṉ kiṭantavāṟey vaṭakku nokkicceṉṟu kiḻakkiṉṉum °itaṉiṉṟum tiruna-</text:p>
      <text:p text:style-name="P538"/>
      <text:p text:style-name="P200"><text:span text:style-name="T149">[92.] llattu</text:span><text:span text:style-name="T152">mahāde</text:span><text:span text:style-name="T149">var maṭṭai muṉṟu</text:span><text:span text:style-name="T149"><text:note text:id="ftn78" text:note-class="footnote"><text:note-citation>78</text:note-citation><text:note-body><text:p text:style-name="P657"><text:span text:style-name="T542">M</text:span><text:span text:style-name="T221">uṉṟu</text:span><text:span text:style-name="T223"> : lire </text:span><text:span text:style-name="T221">mūṉṟu</text:span><text:span text:style-name="T223">.</text:span></text:p></text:note-body></text:note></text:span><text:span text:style-name="T149"> māveṉṉum nilattiṉ teṉṉellai varampey kiḻakku nokkicce-</text:span></text:p>
      <text:p text:style-name="P538"/>
      <text:p text:style-name="P454">[93.] ṉṟu teṟkiṉṉum °itaṉiṉṟum tirunallattuccaṇakkāleṉṉum nilattiṉ miyellai varampu tāṉuḷḷa-</text:p>
      <text:p text:style-name="P538"/>
      <text:p text:style-name="P454">[94.] vāṟey teṟku nokkicceṉṟu meṟkiṉṉum °itaṉ teṉṉellai varampu tā(ṉ)-ṉuḷḷavāṟey kiḻakku no-</text:p>
      <text:p text:style-name="P538"/>
      <text:p text:style-name="P200"><text:span text:style-name="T149">[95.] kkicceṉṟu nantavāṉappuṟamāṉa kiḻaṭakuvilai</text:span><text:span text:style-name="T149"><text:note text:id="ftn79" text:note-class="footnote"><text:note-citation>79</text:note-citation><text:note-body><text:p text:style-name="Footnote"><text:span text:style-name="T709">K</text:span><text:span text:style-name="T199">iḻaṭakuvilai</text:span><text:span text:style-name="T210"> : lire </text:span><text:span text:style-name="T199">kīḻaṭakuvilai.</text:span></text:p></text:note-body></text:note></text:span><text:span text:style-name="T149"> nilattiṉ teṉmel mūlaiye[yuṟ]ṟuttirunallattellaik- <text:s/></text:span></text:p>
      <text:p text:style-name="P538"/>
      <text:p text:style-name="P200"><text:span text:style-name="T149">[96.] kutteṟkiṉṉum °itaṉiṉṟum <text:s/>kiḻaṭakuvilai</text:span><text:span text:style-name="T149"><text:note text:id="ftn80" text:note-class="footnote"><text:note-citation>80</text:note-citation><text:note-body><text:p text:style-name="P660">Idem.</text:p></text:note-body></text:note></text:span><text:span text:style-name="T149"> nilattiṉ teṉṉellaiyoṭai tāṉ kiṭantavāṟu °itaṉaṭuvey kiḻakku no-</text:span></text:p>
      <text:p text:style-name="P538"/>
      <text:p text:style-name="P200"><text:span text:style-name="T149">[97.] kkicceṉṟu koṟṟaṅkuṭi nilattil pūttoṇṭaṉ kalluvitta kuḷattiṉ melkaraiyil </text:span><text:span text:style-name="T149"><text:note text:id="ftn81" text:note-class="footnote"><text:note-citation>81</text:note-citation><text:note-body><text:p text:style-name="P657"><text:span text:style-name="T542">M</text:span><text:span text:style-name="T221">uṉṟu</text:span><text:span text:style-name="T223"> : lire </text:span><text:span text:style-name="T221">mūṉṟu</text:span><text:span text:style-name="T223">.</text:span></text:p></text:note-body></text:note></text:span><text:span text:style-name="T149">muṉṟuṭaṅkiṉa viṭame-</text:span></text:p>
      <text:p text:style-name="P538"/>
      <text:p text:style-name="P200"><text:span text:style-name="T149">[98.] {y} kūṭi °oṭaipātiyuṭpaṭakkiḻaṭakuvilai</text:span><text:span text:style-name="T149"><text:note text:id="ftn82" text:note-class="footnote"><text:note-citation>82</text:note-citation><text:note-body><text:p text:style-name="P660"><text:span text:style-name="T711">K</text:span><text:span text:style-name="T213">iḻaṭakuvilai</text:span><text:span text:style-name="T210"> : lire </text:span><text:span text:style-name="T213">kīḻaṭakuvilai.</text:span></text:p></text:note-body></text:note></text:span><text:span text:style-name="T149"> nilattellaikkutteṟkiṉṉum °āka °i[v]vi[c]aitta perunāṉkellaiyuḷa-</text:span></text:p>
      <text:p text:style-name="P573"/>
      <text:p text:style-name="P200"><text:soft-page-break/><text:span text:style-name="T149">[99.] kappaṭṭa °iḷanalam nilam paṉṉiru veliyum °āka ivviraṇṭurum</text:span><text:span text:style-name="T149"><text:note text:id="ftn83" text:note-class="footnote"><text:note-citation>83</text:note-citation><text:note-body><text:p text:style-name="P657"><text:span text:style-name="T221">Ivviraṇṭurum </text:span><text:span text:style-name="T223">: lire</text:span><text:span text:style-name="T221"> ivviraṇṭūrum</text:span><text:span text:style-name="T223">.</text:span></text:p></text:note-body></text:note></text:span><text:span text:style-name="T149"> °ūrirukkaiyummaṉaiyuma[ṉai]ppaṭappaiyummaṉṟu-</text:span></text:p>
      <text:p text:style-name="P573"/>
      <text:p text:style-name="P200"><text:span text:style-name="T149">[100.] ṅkaṉṟumeypāḻum kuḷamum koṭṭ(ā)kāramum puṟṟum teṟṟiyum kāṭum </text:span><text:span text:style-name="T149"><text:note text:id="ftn84" text:note-class="footnote"><text:note-citation>84</text:note-citation><text:note-body><text:p text:style-name="P657"><text:span text:style-name="T221">Piṭilikai </text:span><text:span text:style-name="T223">: lire </text:span><text:span text:style-name="T221">pīṭilikai</text:span><text:span text:style-name="T223">.</text:span></text:p></text:note-body></text:note></text:span><text:span text:style-name="T149">piṭilikaiyum kaḷarum °uvarum kiṭaṅkuṅkeṇiyam</text:span><text:span text:style-name="T149"><text:note text:id="ftn85" text:note-class="footnote"><text:note-citation>85</text:note-citation><text:note-body><text:p text:style-name="Footnote"><text:span text:style-name="T199">Keṇiyam </text:span><text:span text:style-name="T210">: lire </text:span><text:span text:style-name="T199">keṇiyum</text:span><text:span text:style-name="T210">.</text:span></text:p></text:note-body></text:note></text:span><text:span text:style-name="T149"> °oṭaiyum-(m)uṭai-</text:span></text:p>
      <text:p text:style-name="P573"/>
      <text:p text:style-name="P200"><text:span text:style-name="T149">[101.] ppum °āṟumāṟiṭupaṭukaiyummiṉpayil paḷḷamum teṉpayil potumpummeṉokkiya maramum </text:span><text:span text:style-name="T149"><text:note text:id="ftn86" text:note-class="footnote"><text:note-citation>86</text:note-citation><text:note-body><text:p text:style-name="P657"><text:span text:style-name="T59">Kiḻ </text:span><text:span text:style-name="T61">: lire</text:span><text:span text:style-name="T59"> kīḻ.</text:span></text:p></text:note-body></text:note></text:span><text:span text:style-name="T149">kiḻnokkiya kiṇaṟumuḷḷiṭ-</text:span></text:p>
      <text:p text:style-name="P573"/>
      <text:p text:style-name="P200"><text:span text:style-name="T149">[102.] ṭu °uṭumpoṭiyāmai tavaḻntatevvakaippaṭṭatum °uṇṇilamoḻiviṉṟi muṉṉuṭaiyārai māṟṟikkuṭi </text:span><text:span text:style-name="T149"><text:note text:id="ftn87" text:note-class="footnote"><text:note-citation>87</text:note-citation><text:note-body><text:p text:style-name="Footnote"><text:span text:style-name="T542">Nikki</text:span> : <text:span text:style-name="T711">lire </text:span><text:span text:style-name="T199">nīkki.</text:span></text:p></text:note-body></text:note></text:span><text:span text:style-name="T149">nikki-</text:span></text:p>
      <text:p text:style-name="P573"/>
      <text:p text:style-name="P200"><text:span text:style-name="T631">[103.] kkārāṇmai miyāṭciyuḷḷaṭaṅka </text:span><text:span text:style-name="T152">de</text:span><text:span text:style-name="T149">va</text:span><text:span text:style-name="T152">dā</text:span><text:span text:style-name="T149">namum nantavāṉappuṟamum </text:span><text:span text:style-name="T152">śālābhoga</text:span><text:span text:style-name="T149">mum °iṟaiyiliyāka[p]peṟṟa-</text:span></text:p>
      <text:p text:style-name="P573"/>
      <text:p text:style-name="P200"><text:span text:style-name="T149">[104.] taṟkuppeṟṟa <text:s/></text:span><text:span text:style-name="T177">vya</text:span><text:span text:style-name="T149">va</text:span><text:span text:style-name="T177">sthai</text:span><text:span text:style-name="T149">y [</text:span><text:span text:style-name="Emphasis"><text:span text:style-name="T272">❘❘</text:span></text:span><text:span text:style-name="T149">*] °innilattukku </text:span><text:span text:style-name="T149"><text:note text:id="ftn88" text:note-class="footnote"><text:note-citation>88</text:note-citation><text:note-body><text:p text:style-name="P657"><text:span text:style-name="T542">Nī</text:span><text:span text:style-name="T221">rkkiyanta</text:span><text:span text:style-name="T223"> :</text:span><text:span text:style-name="T221"> lire nīrkkiyīynta.</text:span></text:p></text:note-body></text:note></text:span><text:span text:style-name="T149">nīrkkiya</text:span><text:span text:style-name="T175">nta</text:span><text:span text:style-name="T149">vāṟu vāykkāl kuttikkoṇṭu </text:span><text:span text:style-name="T149"><text:note text:id="ftn89" text:note-class="footnote"><text:note-citation>89</text:note-citation><text:note-body><text:p text:style-name="P657"><text:span text:style-name="T221">Pāytta </text:span><text:span text:style-name="T223">: lire </text:span><text:span text:style-name="T221">pāykka</text:span><text:span text:style-name="T223">.</text:span></text:p></text:note-body></text:note></text:span><text:span text:style-name="T149">pāyttappe[ṟuvatākavum] °a-</text:span></text:p>
      <text:p text:style-name="P573"/>
      <text:p text:style-name="P200"><text:span text:style-name="T149">[105.] vvāykkālai °</text:span><text:span text:style-name="T152">a</text:span><text:span text:style-name="T177">nya</text:span><text:span text:style-name="T149">r kuṟaṅkaṟuttukkuttavum kuṟṟettam paṇṇavum kūṭai</text:span><text:span text:style-name="T149"><text:note text:id="ftn90" text:note-class="footnote"><text:note-citation>90</text:note-citation><text:note-body><text:p text:style-name="Footnote"><text:span text:style-name="T199">Kūṭainir </text:span><text:span text:style-name="T210">: lire </text:span><text:span text:style-name="T199">kūṭainīr</text:span><text:span text:style-name="T210">.</text:span></text:p></text:note-body></text:note></text:span><text:span text:style-name="T149">niriṟaikkavum vilaṅ[kaṭaiyappeṟā]titā-</text:span></text:p>
      <text:p text:style-name="P573"/>
      <text:p text:style-name="P200"><text:span text:style-name="T149">[106.] kavum </text:span><text:span text:style-name="T149"><text:note text:id="ftn91" text:note-class="footnote"><text:note-citation>91</text:note-citation><text:note-body><text:p text:style-name="P535">Cennir : lire cennīr<text:span text:style-name="T615">.</text:span></text:p></text:note-body></text:note></text:span><text:span text:style-name="T149">cennirppotuviṉai ceyyātitā[ka*]vum </text:span><text:span text:style-name="T149"><text:note text:id="ftn92" text:note-class="footnote"><text:note-citation>92</text:note-citation><text:note-body><text:p text:style-name="P535">Annir : lire annīr<text:span text:style-name="T615">.</text:span></text:p></text:note-body></text:note></text:span><text:span text:style-name="T149">°anniraṭaittuṇṇap- peṟuvatākavum </text:span><text:span text:style-name="T149"><text:note text:id="ftn93" text:note-class="footnote"><text:note-citation>93</text:note-citation><text:note-body><text:p text:style-name="P657"><text:span text:style-name="T221">Cuṭṭoṭṭā[l] </text:span><text:span text:style-name="T223">: lire </text:span><text:span text:style-name="T221">cūṭṭoṭṭāl</text:span><text:span text:style-name="T223">.</text:span></text:p></text:note-body></text:note></text:span><text:span text:style-name="T149">cuṭṭoṭṭā[l māṭamāḷikai]yeṭu-</text:span></text:p>
      <text:p text:style-name="P573"/>
      <text:p text:style-name="P200"><text:span text:style-name="T149">[107.] kkappeṟuvatākavum turavu </text:span><text:span text:style-name="T149"><text:note text:id="ftn94" text:note-class="footnote"><text:note-citation>94</text:note-citation><text:note-body><text:p text:style-name="Footnote"><text:span text:style-name="T199">Kiṇāṟiḻicca </text:span><text:span text:style-name="T210">: lire </text:span><text:span text:style-name="T199">kiṇaṟu iḻicca</text:span><text:span text:style-name="T210">.</text:span></text:p></text:note-body></text:note></text:span><text:span text:style-name="T149">kiṇāṟiḻiccappeṟuvatākavum kāvu teṅkiṭappeṟuvatākavum tamaṉakamu[m]maru[vum °i]ruveliyu-</text:span></text:p>
      <text:p text:style-name="P573"/>
      <text:p text:style-name="P221"><text:soft-page-break/><text:span text:style-name="T149">[108.] m ceṇpakamum ceṅkaḻunirum</text:span><text:span text:style-name="T149"><text:note text:id="ftn95" text:note-class="footnote"><text:note-citation>95</text:note-citation><text:note-body><text:p text:style-name="Footnote"><text:span text:style-name="T709">C</text:span><text:span text:style-name="T199">eṅkaḻunirum</text:span><text:span text:style-name="T210"> : lire </text:span><text:span text:style-name="T199">ceṅkaḻunīrum.</text:span></text:p></text:note-body></text:note></text:span><text:span text:style-name="T149"> maruvum</text:span><text:span text:style-name="T149"><text:note text:id="ftn96" text:note-class="footnote"><text:note-citation>96</text:note-citation><text:note-body><text:p text:style-name="Footnote"><text:span text:style-name="T55">Maruvum </text:span><text:span text:style-name="T47">: lire </text:span><text:span text:style-name="T55">māvum</text:span><text:span text:style-name="T47">. </text:span><text:span text:style-name="T55">Cf. </text:span><text:span text:style-name="T47">Grandes tablettes de Leyde, ligne 184 de la partie tamoule.</text:span></text:p></text:note-body></text:note></text:span><text:span text:style-name="T149"> palāvum teṅkum paṉaiyum kamukumuḷḷiṭṭa payaṉmaram °iṭa[...]ṭavum</text:span><text:span text:style-name="T439"><text:note text:id="ftn97" text:note-class="footnote"><text:note-citation>97</text:note-citation><text:note-body><text:p text:style-name="P278">Ici on peut restituer <text:span text:style-name="T542">iṭa</text:span><text:span text:style-name="T524">vunna</text:span><text:span text:style-name="T525">ṭavum </text:span>en se basant également sur le passage correspondant dans les Grandes tablettes de Leyde, ligne 185.</text:p></text:note-body></text:note></text:span><text:span text:style-name="T149"> peṟuvatākavum</text:span></text:p>
      <text:p text:style-name="P539"/>
      <text:p text:style-name="P222"><text:span text:style-name="T149">[109.] °iṭṭa teṅkum </text:span><text:span text:style-name="T149"><text:note text:id="ftn98" text:note-class="footnote"><text:note-citation>98</text:note-citation><text:note-body><text:p text:style-name="P657"><text:span text:style-name="T221">Iḻava(r)r </text:span><text:span text:style-name="T223">: lire </text:span><text:span text:style-name="T221">īḻavar</text:span><text:span text:style-name="T223">.</text:span></text:p></text:note-body></text:note></text:span><text:span text:style-name="T149">paṉaiyumiḻava(r)reṟappeṟāttākavum peruñcekkiṭap- peṟuvatākavumippaṭi peṟṟataṟkuppeṟṟa </text:span><text:span text:style-name="T152">parihāra</text:span><text:span text:style-name="T149">m</text:span></text:p>
      <text:p text:style-name="P539"/>
      <text:p text:style-name="P458">[110.] nāṭāṭciyum °ūrāṭciyum vaṭṭināḻiyum pitānāḻiyum kaṇṇālak-kāṇamum vaṇṇārappāṟaiyum kucakkāṇamum tarakum taṭ[ṭā]- </text:p>
      <text:p text:style-name="P539"/>
      <text:p text:style-name="P222"><text:span text:style-name="T149">[111.] rppāṭṭamum °ilaikkūlamum taṟippuṭavaiyum maṉṟupāṭummāviṟai-yum [tī]ye[riyum nallāvum </text:span><text:span text:style-name="T149"><text:note text:id="ftn99" text:note-class="footnote"><text:note-citation>99</text:note-citation><text:note-body><text:p text:style-name="Footnote"><text:span text:style-name="T199">Nalleritu </text:span><text:span text:style-name="T210">: lire </text:span><text:span text:style-name="T199">nallerutu</text:span><text:span text:style-name="T210">. </text:span></text:p></text:note-body></text:note></text:span><text:span text:style-name="T149">nal]leritu- <text:s/></text:span></text:p>
      <text:p text:style-name="P539"/>
      <text:p text:style-name="P222"><text:span text:style-name="T149">[112.] m nāṭukāvalum °ūṭupokkum viṟpiṭiyum vālamañcāṭiyum °ulkum °oṭakkūli[yu]m </text:span><text:span text:style-name="T149"><text:note text:id="ftn100" text:note-class="footnote"><text:note-citation>100</text:note-citation><text:note-body><text:p text:style-name="P657"><text:span text:style-name="T221"><text:s/>Nirkkūli </text:span><text:span text:style-name="T223">: lire </text:span><text:span text:style-name="T221">nīrkkūli</text:span><text:span text:style-name="T223">.</text:span></text:p></text:note-body></text:note></text:span><text:span text:style-name="T149">nirkkūliyu[m °īḻa]mpuṭciyum</text:span><text:span text:style-name="T149"><text:note text:id="ftn101" text:note-class="footnote"><text:note-citation>101</text:note-citation><text:note-body><text:p text:style-name="P657"><text:span text:style-name="T221"><text:s/>Īḻampuṭci </text:span><text:span text:style-name="T223">: lire </text:span><text:span text:style-name="T221">īḻampūṭci</text:span><text:span text:style-name="T223">.</text:span></text:p></text:note-body></text:note></text:span><text:span text:style-name="T149"> °iṭai- <text:s/></text:span></text:p>
      <text:p text:style-name="P579"/>
      <text:p text:style-name="P222"><text:span text:style-name="T149">[113.] ppāṭṭamum °aṭṭukkaṟaiyum</text:span><text:span text:style-name="T149"><text:note text:id="ftn102" text:note-class="footnote"><text:note-citation>102</text:note-citation><text:note-body><text:p text:style-name="Footnote"><text:span text:style-name="T199"><text:s/>Aṭṭukkaṟaiyum</text:span><text:span text:style-name="T210">: lire </text:span><text:span text:style-name="T199">āṭṭukkaṟaiyum</text:span><text:span text:style-name="T210">. </text:span></text:p></text:note-body></text:note></text:span><text:span text:style-name="T149"> °ūrkkaḻañcum °uḷḷiṭṭukkottoṭṭuṇṇap-pā[la*](t)tevvakaippaṭṭatum kokko-</text:span></text:p>
      <text:p text:style-name="P539"/>
      <text:p text:style-name="P222"><text:span text:style-name="T631">[114.] ḷḷātey </text:span><text:span text:style-name="T631"><text:note text:id="ftn103" text:note-class="footnote"><text:note-citation>103</text:note-citation><text:note-body><text:p text:style-name="P656"><text:span text:style-name="T542"><text:s/>Tiruna</text:span><text:span text:style-name="T615">(</text:span><text:span text:style-name="T542">l</text:span><text:span text:style-name="T615">)</text:span><text:span text:style-name="T542">llattu</text:span><text:span text:style-name="T615"> : bien que lisible</text:span><text:span text:style-name="T542"> in situ</text:span><text:span text:style-name="T615">, ce</text:span><text:span text:style-name="T542"> l</text:span><text:span text:style-name="T615"> supplémentaire gravé par erreur n'apparaît dans aucune des deux éditions de l'inscription. </text:span></text:p></text:note-body></text:note></text:span><text:span text:style-name="T631">tiruna(l)llattuttirukkaṟṟaḷi</text:span><text:span text:style-name="T152">mahāde</text:span><text:span text:style-name="T149">varey peṟuvatākavum °ippaṭippaṭṭa </text:span><text:span text:style-name="T177">vya</text:span><text:span text:style-name="T149">va</text:span><text:span text:style-name="T177">sthai</text:span><text:span text:style-name="T149">yum </text:span><text:span text:style-name="T152">parihāra</text:span><text:span text:style-name="T149">-</text:span></text:p>
      <text:p text:style-name="P539"/>
      <text:p text:style-name="P222"><text:span text:style-name="T149">[115.] mum peṟa piṭi cūḻnta kalluṅkaḷḷiyum nāṭṭiyaṟaivolai ceytu kuṭuttom °ivai </text:span><text:span text:style-name="T149"><text:note text:id="ftn104" text:note-class="footnote"><text:note-citation>104</text:note-citation><text:note-body><text:p text:style-name="Footnote"><text:s/><text:span text:style-name="T199">Miṉavaṉmuventaveḷāṉ </text:span><text:span text:style-name="T210">: lire </text:span><text:span text:style-name="T199">mīṉavaṉmūventaveḷāṉ</text:span><text:span text:style-name="T210">.</text:span></text:p></text:note-body></text:note></text:span><text:span text:style-name="T149">miṉavaṉmuventave-</text:span></text:p>
      <text:p text:style-name="P509"/>
      <text:p text:style-name="P222"><text:span text:style-name="T149">[116.] ḷāṉeḻu[t]tu [</text:span><text:span text:style-name="Emphasis"><text:span text:style-name="T272">❘❘</text:span></text:span><text:span text:style-name="T149">*] kopparakecari</text:span><text:span text:style-name="T152">pa</text:span><text:span text:style-name="T149">ṉma[r*]kki yāṇṭu °eṭṭāvatu nāḷ nūṟṟunāṟppattumuṉṟiṉāl °uṭaiyār kāraik- <text:s/></text:span></text:p>
      <text:p text:style-name="P509"/>
      <text:p text:style-name="P458">[117.] kāṭṭu paṉaiyūr viṭṭa viṭṭukkoyiliṉuḷḷāl māḷikai °ātipūmiyiley °eḻuntaruḷi °iruntu <text:s/>tirunallattute- </text:p>
      <text:p text:style-name="P222"><text:soft-page-break/><text:span text:style-name="T149">[118.] var</text:span><text:span text:style-name="T152">dā</text:span><text:span text:style-name="T149">navū[rka]ḷ nivantañceyyumāṟu keṭṭaruḷi veṇṇāṭṭu </text:span><text:span text:style-name="T177">brahma</text:span><text:span text:style-name="T149">-</text:span><text:span text:style-name="T152">de</text:span><text:span text:style-name="T149">yam tirunallattu</text:span><text:span text:style-name="T152">de</text:span><text:span text:style-name="T149">var</text:span><text:span text:style-name="T152">dā</text:span><text:span text:style-name="T149">namākavuṭaiya</text:span></text:p>
      <text:p text:style-name="P579"/>
      <text:p text:style-name="P222"><text:span text:style-name="T149">[119.] nilaniraṇ[ṭa]raiyey nāṉku mā mukkāṇi muntirikaikkiḻ</text:span><text:span text:style-name="T149"><text:note text:id="ftn105" text:note-class="footnote"><text:note-citation>105</text:note-citation><text:note-body><text:p text:style-name="P657"><text:span text:style-name="T542"><text:s/>K</text:span><text:span text:style-name="T221">iḻ</text:span><text:span text:style-name="T223"> : lire </text:span><text:span text:style-name="T221">kīḻ</text:span><text:span text:style-name="T223">.</text:span></text:p></text:note-body></text:note></text:span><text:span text:style-name="T149"> °oru<text:line-break/>māvarai muntirikaiyum °ittirunallam paḻampottakap-</text:span></text:p>
      <text:p text:style-name="P579"/>
      <text:p text:style-name="P222"><text:span text:style-name="T149">[120.] paṭi nilaṉ °[eḻu]patiṟṟu velikkiḻin</text:span><text:span text:style-name="T149"><text:note text:id="ftn106" text:note-class="footnote"><text:note-citation>106</text:note-citation><text:note-body><text:p text:style-name="P660"><text:s/>Idem.</text:p></text:note-body></text:note></text:span><text:span text:style-name="T149"> nilavopāti va</text:span><text:span text:style-name="T175">nta</text:span><text:span text:style-name="T149"> poṉ muk-kaḻañcey mañcāṭiyuṅkuṉṟiyum pañcavāramu-/</text:span></text:p>
      <text:p text:style-name="P579"/>
      <text:p text:style-name="P222"><text:span text:style-name="T149">[121.] </text:span><text:span text:style-name="T149"><text:note text:id="ftn107" text:note-class="footnote"><text:note-citation>107</text:note-citation><text:note-body><text:p text:style-name="Footnote"><text:s/>Les lignes 121 à 123 sont gravées sur <text:span text:style-name="T49">la </text:span><text:span text:style-name="T53">paṭṭikā</text:span><text:span text:style-name="T49">.</text:span></text:p></text:note-body></text:note></text:span><text:span text:style-name="T149">ppattoṉpatiṉ kalaṉey pata[kku] nāṉāḻiyum °ittirunallamuṉ-[ṉi]ṟuttu [va]rukiṉṟa poṉṉilum pañcavārattilum yāṇṭu °eṭṭāvatu mu-</text:span></text:p>
      <text:p text:style-name="P579"/>
      <text:p text:style-name="P222"><text:span text:style-name="T149">[122.] tal °iṟai curukkavum °ittevar[t]evatāṉamāṉa °innāṭṭu °iḷanalattu niva</text:span><text:span text:style-name="T175">nta</text:span><text:span text:style-name="T149">ñceytu mikum nellu °ittevar [cālai]yiluṇṇum</text:span></text:p>
      <text:p text:style-name="P579"/>
      <text:p text:style-name="P216"><text:span text:style-name="T149">[123.] </text:span><text:span text:style-name="T177">br</text:span><text:span text:style-name="T152">ā</text:span><text:span text:style-name="T177">hma</text:span><text:span text:style-name="T149">ṇarirupattaiyvaroṭum [pa]tiṉaiyvar <text:s/></text:span><text:span text:style-name="T177">br</text:span><text:span text:style-name="T152">ā</text:span><text:span text:style-name="T177">hma</text:span><text:span text:style-name="T149">ṇareṟṟi nāṟpatiṉ-maruṇṇavum °oru kaṟpūraviḷakku[m] °oru tirunontāviḷakkumitti-/</text:span></text:p>
      <text:p text:style-name="P576"/>
      <text:p text:style-name="P217"><text:span text:style-name="T149">[124.] </text:span><text:span text:style-name="T149"><text:note text:id="ftn108" text:note-class="footnote"><text:note-citation>108</text:note-citation><text:note-body><text:p text:style-name="Footnote"><text:s/>Les lignes 124 à 127 sont gravées sur <text:span text:style-name="T49">la face supérieure du </text:span><text:span text:style-name="T53">kumuda</text:span><text:span text:style-name="T49">.</text:span></text:p></text:note-body></text:note></text:span><text:span text:style-name="T149">runallattu <text:s/>tevar[k*]kerippatākavu(m)[m]āka °ippaṭi variyiliṭṭuk-koḷḷa </text:span><text:span text:style-name="T149"><text:note text:id="ftn109" text:note-class="footnote"><text:note-citation>109</text:note-citation><text:note-body><text:p text:style-name="Footnote"><text:span text:style-name="T199"><text:s/>Aruḷucceytār </text:span><text:span text:style-name="T210">: lire </text:span><text:span text:style-name="T199">aruḷicceytār</text:span><text:span text:style-name="T210">.</text:span></text:p></text:note-body></text:note></text:span><text:span text:style-name="T149">aruḷucceytāreṉṟu mantiravolaicce[mpiyaṉe]ḻutti[ṉālu]m nam-</text:span></text:p>
      <text:p text:style-name="P576"/>
      <text:p text:style-name="P217"><text:span text:style-name="T149">[125.] </text:span><text:span text:style-name="T149"><text:note text:id="ftn110" text:note-class="footnote"><text:note-citation>110</text:note-citation><text:note-body><text:p text:style-name="Footnote"><text:span text:style-name="T542"><text:s/>Namvolaināyakaṉ </text:span>: lire <text:span text:style-name="T542">nammolaināyakaṉ</text:span>.</text:p></text:note-body></text:note></text:span><text:span text:style-name="T149">volaināyakaṉ </text:span><text:span text:style-name="T149"><text:note text:id="ftn111" text:note-class="footnote"><text:note-citation>111</text:note-citation><text:note-body><text:p text:style-name="Footnote"><text:span text:style-name="T199"><text:s/>Miṉavaṉmuventaveḷāṉ </text:span><text:span text:style-name="T210">: lire </text:span><text:span text:style-name="T199">mīṉavaṉmūventaveḷāṉ</text:span><text:span text:style-name="T210">.</text:span></text:p></text:note-body></text:note></text:span><text:span text:style-name="T149">miṉavaṉmuventa[v]eḷāṉum veḷāṉaṇṇāttaṭikaḷum °oppiṭṭuppu[ku]</text:span><text:span text:style-name="T175">nta</text:span><text:span text:style-name="T149"> keḻvippaṭiyey variyiliṭṭu[kkuṭukka]veṉṟu </text:span></text:p>
      <text:p text:style-name="P576"/>
      <text:p text:style-name="P220"><text:span text:style-name="T149">[126.] °ati[k]ārikaḷ paruttikkuṭaiyāṉ ko[tu]kulavaṉcāttaṉāṉa parakesari- </text:span><text:span text:style-name="T149"><text:note text:id="ftn112" text:note-class="footnote"><text:note-citation>112</text:note-citation><text:note-body><text:p text:style-name="Footnote"><text:s/><text:span text:style-name="T542">M</text:span><text:span text:style-name="T199">uventaveḷāṉ </text:span><text:span text:style-name="T210">: lire </text:span><text:span text:style-name="T199">mūventaveḷāṉ</text:span><text:span text:style-name="T210">.</text:span></text:p></text:note-body></text:note></text:span><text:span text:style-name="T149">muve</text:span><text:span text:style-name="T175">nta</text:span><text:span text:style-name="T149">veḷāṉevap[pu]ravuvaripperaraicūruṭaiyāṉā[ruraṉu]</text:span><text:span text:style-name="T152">da</text:span><text:span text:style-name="T149">ya</text:span><text:span text:style-name="T152">di</text:span><text:span text:style-name="T149">[vā]-</text:span></text:p>
      <text:p text:style-name="P578"/>
      <text:p text:style-name="P216"><text:span text:style-name="T149">[127.] karaṉum pavvattirikiḻavaṉaṭikaḷ nakkaṉum varippottakattiru-nallūruṭaiyāṉ tāḻi</text:span><text:span text:style-name="T152">ca</text:span><text:span text:style-name="T177">ntra</text:span><text:span text:style-name="T152">śekhara</text:span><text:span text:style-name="T149">ṉum [mu]ka[veṭ]ṭi mu[k]kuṟumpi-luṭai[...][nā]-/</text:span></text:p>
      <text:p text:style-name="P217"><text:soft-page-break/><text:span text:style-name="T149">[128.] </text:span><text:span text:style-name="T149"><text:note text:id="ftn113" text:note-class="footnote"><text:note-citation>113</text:note-citation><text:note-body><text:p text:style-name="Footnote"><text:s/>Les lignes 128 à 131 sont gravées sur <text:span text:style-name="T49">la face inférieure du même </text:span><text:span text:style-name="T53">kumuda.</text:span></text:p></text:note-body></text:note></text:span><text:span text:style-name="T149">ṉa <text:s/></text:span><text:span text:style-name="T152">rājādi</text:span><text:span text:style-name="T177">tya</text:span><text:span text:style-name="T149">ṉum <text:s/>kaṅkāṇi <text:s/>varippottakam <text:s/>viḷḷaippāṅkiḻāṉ niṟai-yaṉaraṅkaṉum varip[po]ttakakkaṇakkuttiruvāñciya[muṭaiyāṉu]-</text:span></text:p>
      <text:p text:style-name="P576"/>
      <text:p text:style-name="P217"><text:span text:style-name="T149">[129.] m variyiliṭu cūraṉaṇiyaṉum <text:s/>paṭṭolai <text:s/>kaṇapuravaṉum °iru</text:span><text:span text:style-name="T175">ntu</text:span><text:span text:style-name="T149"> <text:s/>yāṇṭu <text:s text:c="2"/>°eṭṭāvatu nāḷ nūṟṟaiympattoṉṟiṉāl veṇṇāṭṭu [</text:span><text:span text:style-name="T177">brahma</text:span><text:span text:style-name="T152">de</text:span><text:span text:style-name="T149">]-</text:span></text:p>
      <text:p text:style-name="P576"/>
      <text:p text:style-name="P217"><text:span text:style-name="T149">[130.] yam tirunallam paḻampottakappaṭi ni[la]ṉ °elupatiṟṟu veliyilum tiru[na]llattutevartāṉamā[yi][</text:span><text:span text:style-name="T152">d</text:span><text:span text:style-name="T149">*]</text:span><text:span text:style-name="T152">de</text:span><text:span text:style-name="T149">varanu</text:span><text:span text:style-name="T152">bha</text:span><text:span text:style-name="T149">vittu varu[kiṉṟa] nilam °i[ttevar]-</text:span></text:p>
      <text:p text:style-name="P576"/>
      <text:p text:style-name="P217"><text:span text:style-name="T149">[131.] kkeyyeṭṭāvatu mutaliṟai °iliyāyccu[ru]ṅkum nilaṉiraṇṭarai[yey] nāṉku mā mukkāṇi</text:span><text:span text:style-name="T231"> </text:span><text:span text:style-name="T149">munti[ri]kaikkiḻ</text:span><text:span text:style-name="T149"><text:note text:id="ftn114" text:note-class="footnote"><text:note-citation>114</text:note-citation><text:note-body><text:p text:style-name="Footnote"><text:s/><text:span text:style-name="T709">K</text:span><text:span text:style-name="T199">iḻ</text:span><text:span text:style-name="T210"> : lire </text:span><text:span text:style-name="T199">kīḻ</text:span><text:span text:style-name="T210">.</text:span></text:p></text:note-body></text:note></text:span><text:span text:style-name="T231"> </text:span><text:span text:style-name="T149">°oru māvarai muntiri[kaiyiṉā]l </text:span></text:p>
      <text:p text:style-name="P576"/>
      <text:p text:style-name="P217"><text:span text:style-name="T149">[132.] </text:span><text:span text:style-name="T149"><text:note text:id="ftn115" text:note-class="footnote"><text:note-citation>115</text:note-citation><text:note-body><text:p text:style-name="Footnote"><text:span text:style-name="T711"><text:s/>Les lignes 132 à 137 sont gravées sur la</text:span><text:span text:style-name="T49"> </text:span><text:span text:style-name="T53">jagatī</text:span><text:span text:style-name="T49">.</text:span></text:p></text:note-body></text:note></text:span><text:span text:style-name="T149">[...][ya] poṉ mukkaḻañce[y] ma[ñ]cāṭiyuṅkuṉṟi curuṅkum pañcavāramu[...]ṉ kalaṉey patakkuṉāṉāḻi °ip[pa]- </text:span></text:p>
      <text:p text:style-name="P576"/>
      <text:p text:style-name="P217"><text:span text:style-name="T149">[133.] [...]nta [nilam] °ira[ṇṭaraiyey] nāṉku mā mukkāṇi muntirikaikkiḻ</text:span><text:span text:style-name="T149"><text:note text:id="ftn116" text:note-class="footnote"><text:note-citation>116</text:note-citation><text:note-body><text:p text:style-name="Footnote"><text:s/><text:span text:style-name="T709">K</text:span><text:span text:style-name="T199">iḻ</text:span><text:span text:style-name="T210"> : lire </text:span><text:span text:style-name="T199">kīḻ</text:span><text:span text:style-name="T210">.</text:span></text:p></text:note-body></text:note></text:span><text:span text:style-name="T149"> [...][tiri]kaiyum °i</text:span><text:span text:style-name="Emphasis"><text:span text:style-name="T318">[n*]</text:span></text:span><text:span text:style-name="T149">nilattai[...]</text:span></text:p>
      <text:p text:style-name="P576"/>
      <text:p text:style-name="P457">[134.] tirunallatti[...][ṭāṅka ni]lamāyiṟey [...]ttu varukiṉṟa nilaṅkaḷum °innila[...]ñceytu koḷkave[ṉ]- </text:p>
      <text:p text:style-name="P576"/>
      <text:p text:style-name="P218"><text:span text:style-name="T149">[135.] ṟu °aruḷicceyya °ittiruk[kūṭa]ttu [...][kki]ṟaiyiliyāy tevar °anu-</text:span><text:span text:style-name="T152">bha</text:span><text:span text:style-name="T149">vittu varukiṉṟa [...] kāṇiyarai[kkā]ṇi[k]kiḻ</text:span><text:span text:style-name="T149"><text:note text:id="ftn117" text:note-class="footnote"><text:note-citation>117</text:note-citation><text:note-body><text:p text:style-name="Footnote"><text:s/><text:span text:style-name="T709">K</text:span><text:span text:style-name="T199">iḻ</text:span><text:span text:style-name="T210"> : lire </text:span><text:span text:style-name="T199">kīḻ</text:span><text:span text:style-name="T210">.</text:span></text:p></text:note-body></text:note></text:span><text:span text:style-name="T149"> [kā-</text:span></text:p>
      <text:p text:style-name="P577"/>
      <text:p text:style-name="P219"><text:span text:style-name="T149">[136.] le]y °ar[ai]ymāvaraik[kā]ṇi muntiri[k]aiyum °āka °i[t]tirunallattu nilam °onpa[te][...][mun]tirikaikki[ḻ</text:span><text:span text:style-name="T149"><text:note text:id="ftn118" text:note-class="footnote"><text:note-citation>118</text:note-citation><text:note-body><text:p text:style-name="Footnote"><text:s/><text:span text:style-name="T542">Idem</text:span>.</text:p></text:note-body></text:note></text:span><text:span text:style-name="T149"> °arai]ye[y]</text:span></text:p>
      <text:p text:style-name="P219"><text:span text:style-name="Emphasis"><text:span text:style-name="T311"/></text:span></text:p>
      <text:p text:style-name="P219"><text:span text:style-name="Emphasis"><text:span text:style-name="T318">[137.] mākāṇi[yāka] veṇṇāṭṭu [</text:span></text:span><text:span text:style-name="Emphasis"><text:span text:style-name="T343">brahma</text:span></text:span><text:span text:style-name="Emphasis"><text:span text:style-name="T318">]</text:span></text:span><text:span text:style-name="Emphasis"><text:span text:style-name="T325">de</text:span></text:span><text:span text:style-name="Emphasis"><text:span text:style-name="T318">yam °[i]ḷanallamum mu[cu]ṭṭaikuṭi nilamum nivanta[...]yārkku cirukālaittiruvami-</text:span></text:span></text:p>
      <text:p text:style-name="P132"><text:span text:style-name="Emphasis"><text:span text:style-name="T319">--</text:span></text:span></text:p>
      <text:p text:style-name="P223"><text:soft-page-break/><text:span text:style-name="T149">[138.]</text:span><text:span text:style-name="T553"> </text:span><text:span text:style-name="T553"><text:note text:id="ftn119" text:note-class="footnote"><text:note-citation>119</text:note-citation><text:note-body><text:p text:style-name="P656"><text:s/>Les 4 premières lignes de <text:span text:style-name="T199">SII </text:span><text:span text:style-name="T210">3: 151A</text:span> semblent être gravées sous les lignes <text:span text:style-name="T711">132 à 137 de </text:span><text:span text:style-name="T199">SII </text:span><text:span text:style-name="T210">3: 151. Mais l'état de dégradation de la pierre est tel qu'il nous est impossible de l'affirmer avec certitude.</text:span> </text:p></text:note-body></text:note></text:span><text:span text:style-name="T553">[tarici] ku</text:span><text:span text:style-name="T146">ṟuṇiyum payaṟṟuppoṉakattukku </text:span><text:span text:style-name="T149">nāṉāḻiyum °ucciyam-potaikkukkuṟuṇiyu[m] °iravaikkukkuṟuṇiyu- </text:span></text:p>
      <text:p text:style-name="P525"/>
      <text:p text:style-name="P224"><text:span text:style-name="T553">[139.] m <text:s/>°</text:span><text:span text:style-name="T552">a</text:span><text:span text:style-name="T558">rddha</text:span><text:span text:style-name="T552">y</text:span><text:span text:style-name="T140">āma</text:span><text:span text:style-name="T146">ttukku</text:span><text:span text:style-name="Emphasis"><text:span text:style-name="T318"><text:note text:id="ftn120" text:note-class="footnote"><text:note-citation>120</text:note-citation><text:note-body><text:p text:style-name="P656"><text:span text:style-name="T593"><text:s/></text:span><text:span text:style-name="T588">Arddhay</text:span><text:span text:style-name="T191">āmattukku </text:span><text:span text:style-name="T203">: comme indiqué dans l'édition de </text:span><text:span text:style-name="T199">SII</text:span><text:span text:style-name="T210"> 3: 151A, </text:span><text:span text:style-name="T199">contra</text:span><text:span text:style-name="T210"> <text:s/></text:span><text:span text:style-name="T199">SII</text:span><text:span text:style-name="T210"> 32 Part 2: 52A : <text:s/></text:span><text:span text:style-name="T199">arddhadhāmattukku</text:span><text:span text:style-name="T49">. Le terme apparaît à nouveau ligne 5 où il est toujours lisible </text:span><text:span text:style-name="T53">in situ</text:span><text:span text:style-name="T49">. </text:span></text:p></text:note-body></text:note></text:span></text:span><text:span text:style-name="Emphasis"><text:span text:style-name="T318"> </text:span></text:span><text:span text:style-name="T146"><text:s text:c="2"/></text:span><text:span text:style-name="T149">nāṉāḻiyum <text:s/>°āka <text:s/>°arici <text:s/>tūṇiyiṉukkuk- kuṟuvāḷkūliyuṭpaṭa °aiñciraṇṭu vaṇṇattā- </text:span></text:p>
      <text:p text:style-name="P580"/>
      <text:p text:style-name="P224"><text:span text:style-name="T553">[140.] l ce</text:span><text:span text:style-name="T146">ṉṉellu °iru tūṇippatakkum ciṟukālaip</text:span><text:span text:style-name="T146"><text:note text:id="ftn121" text:note-class="footnote"><text:note-citation>121</text:note-citation><text:note-body><text:p text:style-name="Footnote"><text:span text:style-name="T191"><text:s/>Payiṟṟu </text:span><text:span text:style-name="T203">: lire </text:span><text:span text:style-name="T191">payaṟṟu</text:span><text:span text:style-name="T203">.</text:span></text:p></text:note-body></text:note></text:span><text:span text:style-name="T146">payiṟṟuppoṉakattukku tūpparuppu </text:span><text:span text:style-name="T149">nāṉāḻikku nellu- </text:span></text:p>
      <text:p text:style-name="P525"/>
      <text:p text:style-name="P224"><text:span text:style-name="T553">[141.] kku</text:span><text:span text:style-name="T146">ṟuṇi </text:span><text:span text:style-name="T149">nāṉāḻiyum payaṟṟuppoṉakattukkuppaṭaikkuñcaṟkarai °iru palattukku nellu °iru nāḻiyum pa-/ </text:span></text:p>
      <text:p text:style-name="P525"/>
      <text:p text:style-name="P224"><text:span text:style-name="T146">[142.] </text:span><text:span text:style-name="T146"><text:note text:id="ftn122" text:note-class="footnote"><text:note-citation>122</text:note-citation><text:note-body><text:p text:style-name="P656"><text:s/>Les lignes 142-59 (5-22) sont gravées sur<text:span text:style-name="T47"> l'</text:span><text:span text:style-name="T53">adhiṣṭhāna</text:span> sous la niche de Liṅgodbhavamūrti. Les lignes 142-45 (5-8) sont gravées sur <text:span text:style-name="T49">la </text:span><text:span text:style-name="T53">paṭṭikā.</text:span> </text:p></text:note-body></text:note></text:span><text:span text:style-name="T146">yattuppo</text:span><text:span text:style-name="T149">ṉakattukkucciraicciṭu[...]m paḻam °iraṇ[...] nellu °aiññāḻiyum neyyamitu ciṟukālaippotukku °uḻakkāḻākkum °ucciyam-potaikkum °iravaikkum °</text:span><text:span text:style-name="T152">a</text:span><text:span text:style-name="T177">rddha</text:span><text:span text:style-name="T152">yāma</text:span><text:span text:style-name="T149">ttukkum</text:span><text:span text:style-name="T146"> </text:span></text:p>
      <text:p text:style-name="P522"/>
      <text:p text:style-name="P224"><text:span text:style-name="T146">[143.] °āka °[</text:span><text:span text:style-name="T149">u]ḻakkā[ḻā]kkum porikkaṟiyamutukku[...] </text:span><text:span text:style-name="T177">dravya</text:span><text:span text:style-name="T149">ttukku<text:line-break/>ney nāḻiyi</text:span><text:span text:style-name="T146">ṉukku nelluttuṇiyum n</text:span><text:span text:style-name="T149">ālu potaikkukkummāyattukkuttū[p]-paruppu °iru nāḻikku nellu °aṟu nāḻiyum kāy- </text:span></text:p>
      <text:p text:style-name="P525"/>
      <text:p text:style-name="P224"><text:span text:style-name="T146">[144.] kka</text:span><text:span text:style-name="T149">ṟi[...] puḻukku °oṉṟum <text:s/></text:span><text:span text:style-name="T149"><text:note text:id="ftn123" text:note-class="footnote"><text:note-citation>123</text:note-citation><text:note-body><text:p text:style-name="P657"><text:span text:style-name="T221"><text:s/>Puḷiṅkari </text:span><text:span text:style-name="T223">: lire </text:span><text:span text:style-name="T221">puḷiṅkaṟi</text:span><text:span text:style-name="T223">.</text:span></text:p></text:note-body></text:note></text:span><text:span text:style-name="T149">pu[ḷi]ṅkariyoṉṟum <text:s/></text:span><text:span text:style-name="T149"><text:note text:id="ftn124" text:note-class="footnote"><text:note-citation>124</text:note-citation><text:note-body><text:p text:style-name="Footnote"><text:span text:style-name="T199"><text:s/>Porikkari </text:span><text:span text:style-name="T210">: lire </text:span><text:span text:style-name="T199">porikkaṟi</text:span><text:span text:style-name="T210">.</text:span></text:p></text:note-body></text:note></text:span><text:span text:style-name="T149">po[rikkari-yo]ṉṟum °</text:span><text:span text:style-name="T146">ākakkaṟi nālukkukkāyamum <text:s/>caṟkaraiyum pu</text:span><text:span text:style-name="T149">ḷiyumuṭpaṭa nellukkuṟuṇi</text:span><text:span text:style-name="T146"> nānā</text:span><text:span text:style-name="T149">ḻiyum nālu potaikkuttayiramutu nānāḻikku ne-</text:span><text:span text:style-name="T146">/ </text:span></text:p>
      <text:p text:style-name="P522"/>
      <text:p text:style-name="P224"><text:span text:style-name="T146">[145.] llu </text:span><text:span text:style-name="T149">[...]</text:span><text:span text:style-name="T146"> </text:span><text:span text:style-name="T149">nānāḻiyum [...] veṟṟilaippaṟṟu <text:s/>°iraṇṭukkum <text:s/>nellukkuṟuṇi <text:s/>°iru nāḻiyuntiruvamutaṭa viṟakukku nellu °[i]ru nāḻiyum nālu potaikkuñcārtti <text:s/></text:span></text:p>
      <text:p text:style-name="P525"/>
      <text:p text:style-name="P224"><text:soft-page-break/><text:span text:style-name="T146">[146.] </text:span><text:span text:style-name="T146"><text:note text:id="ftn125" text:note-class="footnote"><text:note-citation>125</text:note-citation><text:note-body><text:p text:style-name="Footnote"><text:s/>Les lignes 146-49 (9-12) sont gravées sur la <text:span text:style-name="T49">face supérieure du </text:span><text:span text:style-name="T53">kumuda</text:span><text:span text:style-name="T49">.</text:span></text:p></text:note-body></text:note></text:span><text:span text:style-name="T149">[...]</text:span><text:span text:style-name="T146"> </text:span><text:span text:style-name="T149">mañcaḷiru palattiṟku nelliru nāḻiyum °āka [...]ṉe °iru tūṇi patakku <text:s/>nānāḻiyāka °orāṭṭaik[...] pattu mukkalaṉeyirutūṇi <text:s/>kuṟuṇik-[ku]ntirunallat-</text:span></text:p>
      <text:p text:style-name="P525"/>
      <text:p text:style-name="P224"><text:span text:style-name="T146">[147.] tu ma</text:span><text:span text:style-name="T149">ṇṇiccey nilam °oṉpatu mā mukkāṇi[ya]raikkāṇikkiḻ</text:span><text:span text:style-name="T149"><text:note text:id="ftn126" text:note-class="footnote"><text:note-citation>126</text:note-citation><text:note-body><text:p text:style-name="Footnote"><text:s/><text:span text:style-name="T709">K</text:span><text:span text:style-name="T199">iḻ</text:span><text:span text:style-name="T210"> : lire </text:span><text:span text:style-name="T199">kīḻ</text:span><text:span text:style-name="T210">.</text:span></text:p></text:note-body></text:note></text:span><text:span text:style-name="T149"> °eḻu mā mukkāṇiya[raikkāṇi] muntirikai[ya]raikkāṇi[...]yarai kiḻ</text:span><text:span text:style-name="T149"><text:note text:id="ftn127" text:note-class="footnote"><text:note-citation>127</text:note-citation><text:note-body><text:p text:style-name="Footnote"><text:s/><text:span text:style-name="T199">Idem</text:span><text:span text:style-name="T210">.</text:span></text:p></text:note-body></text:note></text:span><text:span text:style-name="T149"> °iru mākkāṇiyaraikkāṇi muntirikai kiḻ</text:span><text:span text:style-name="T149"><text:note text:id="ftn128" text:note-class="footnote"><text:note-citation>128</text:note-citation><text:note-body><text:p text:style-name="Footnote"><text:s/><text:span text:style-name="T542">Idem.</text:span></text:p></text:note-body></text:note></text:span><text:span text:style-name="T149"> °eḻu mākkāṇi </text:span></text:p>
      <text:p text:style-name="P525"/>
      <text:p text:style-name="P224"><text:span text:style-name="T146">[148.] muntirikai kuṇṭuvāyiṉ [te]ṉkarai °eṭṭu māviṉ </text:span><text:span text:style-name="T149"><text:note text:id="ftn129" text:note-class="footnote"><text:note-citation>129</text:note-citation><text:note-body><text:p text:style-name="Footnote"><text:s/><text:span text:style-name="T542">Id.</text:span></text:p></text:note-body></text:note></text:span><text:span text:style-name="T146">ki</text:span><text:span text:style-name="T149">ḻaraiyey<text:line-break/></text:span><text:span text:style-name="T149"><text:note text:id="ftn130" text:note-class="footnote"><text:note-citation>130</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span text:style-name="T149">muṉṟu m</text:span><text:span text:style-name="T146">ā </text:span><text:span text:style-name="T149">mukkāṇi cuppiramaṇiyavāykkāliṉ [...]</text:span><text:span text:style-name="T146">ṇṭā</text:span><text:span text:style-name="T149">[…] °</text:span><text:span text:style-name="T146">oru <text:line-break/></text:span><text:span text:style-name="T149">m</text:span><text:span text:style-name="T146">āvaraiyaraikk</text:span><text:span text:style-name="T149">āṇi [mu]ntirikai </text:span><text:span text:style-name="T149"><text:note text:id="ftn131" text:note-class="footnote"><text:note-citation>131</text:note-citation><text:note-body><text:p text:style-name="Footnote"><text:s/><text:span text:style-name="T709">K</text:span><text:span text:style-name="T199">iḻ</text:span><text:span text:style-name="T210"> : lire </text:span><text:span text:style-name="T199">kīḻ</text:span><text:span text:style-name="T210">.</text:span></text:p></text:note-body></text:note></text:span><text:span text:style-name="T149">kiḻaraiyeyaraikkā- </text:span></text:p>
      <text:p text:style-name="P525"/>
      <text:p text:style-name="P224"><text:span text:style-name="T146">[149.] </text:span><text:span text:style-name="T149">ṇi paṟpa[n]etiyil </text:span><text:span text:style-name="T149"><text:note text:id="ftn132" text:note-class="footnote"><text:note-citation>132</text:note-citation><text:note-body><text:p text:style-name="Footnote"><text:s/><text:span text:style-name="T199">Idem.</text:span></text:p></text:note-body></text:note></text:span><text:span text:style-name="T149">kiḻkka</text:span><text:span text:style-name="T146">ṭaiya °oru mā muntirikaik</text:span><text:span text:style-name="T149"><text:note text:id="ftn133" text:note-class="footnote"><text:note-citation>133</text:note-citation><text:note-body><text:p text:style-name="Footnote"><text:s/><text:span text:style-name="T199">Idem.</text:span></text:p></text:note-body></text:note></text:span><text:span text:style-name="T146">ki</text:span><text:span text:style-name="T149">ḻaraiyeyoru mā mukkāṇi turuttiyil °[e]ḻu māvaraikkāṇi muntirikaikkiḻ</text:span><text:span text:style-name="T149"><text:note text:id="ftn134" text:note-class="footnote"><text:note-citation>134</text:note-citation><text:note-body><text:p text:style-name="Footnote"><text:s/><text:span text:style-name="T199">Id.</text:span></text:p></text:note-body></text:note></text:span><text:span text:style-name="T149"> nāṉku mā[k]kiḻ</text:span><text:span text:style-name="T149"><text:note text:id="ftn135" text:note-class="footnote"><text:note-citation>135</text:note-citation><text:note-body><text:p text:style-name="Footnote"><text:s/><text:span text:style-name="T199">Id.</text:span></text:p></text:note-body></text:note></text:span><text:span text:style-name="T149"> [...] °oṉṟarai tiruccantaṉantiraṭṭ[ā*]lāṅkuḻampu potu/</text:span></text:p>
      <text:p text:style-name="P459"/>
      <text:p text:style-name="P224"><text:span text:style-name="T146">[150.] </text:span><text:span text:style-name="T146"><text:note text:id="ftn136" text:note-class="footnote"><text:note-citation>136</text:note-citation><text:note-body><text:p text:style-name="Footnote"><text:s/>Les lignes 150-53 (13-16) sont gravées sur la <text:span text:style-name="T49">face inférieure du même </text:span><text:span text:style-name="T53">kumuda</text:span><text:span text:style-name="T49">. </text:span></text:p></text:note-body></text:note></text:span><text:span text:style-name="T149">[...]</text:span><text:span text:style-name="T146"> nālu potaikku °iru</text:span><text:span text:style-name="T149">[...]</text:span><text:span text:style-name="T146">kkuc</text:span><text:span text:style-name="T149">cantaṉam <text:s/>nāṟpalattukku <text:s/>nicatan tūṇippatakkāka °o[rāṭṭai]kku nellu [nūṟṟeṇ]patiṉ kalattukkuttirunalattu [ti]ruttoṇipuraṅ[kā]ley mu-</text:span></text:p>
      <text:p text:style-name="P580"/>
      <text:p text:style-name="P224"><text:span text:style-name="T146">[151.] kk</text:span><text:span text:style-name="T149">ā[ṇi] civatevaṉ nāṉku mā[kkā]ṇiyaraikkāṇi mu[n]tirikaikkiḻ</text:span><text:span text:style-name="T149"><text:note text:id="ftn137" text:note-class="footnote"><text:note-citation>137</text:note-citation><text:note-body><text:p text:style-name="Footnote"><text:s/><text:span text:style-name="T709">K</text:span><text:span text:style-name="T199">iḻ</text:span><text:span text:style-name="T210"> : lire </text:span><text:span text:style-name="T199">kīḻ</text:span><text:span text:style-name="T210">.</text:span></text:p></text:note-body></text:note></text:span><text:span text:style-name="T146"> </text:span><text:span text:style-name="T149"><text:note text:id="ftn138" text:note-class="footnote"><text:note-citation>138</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span text:style-name="T146">mu</text:span><text:span text:style-name="T149">ṉṟu mā nāraṇamukkāṇi viḷākattukkā[ṇi] kiḻ</text:span><text:span text:style-name="T149"><text:note text:id="ftn139" text:note-class="footnote"><text:note-citation>139</text:note-citation><text:note-body><text:p text:style-name="Footnote"><text:s/><text:span text:style-name="T709">K</text:span><text:span text:style-name="T199">iḻ</text:span><text:span text:style-name="T210"> : lire </text:span><text:span text:style-name="T199">kīḻ</text:span><text:span text:style-name="T210">.</text:span></text:p></text:note-body></text:note></text:span><text:span text:style-name="T149"> muk[kā]ley nāṉku mā mukkāṇi muntiri[k]ai turuttiyilaṟumā mukkāṇi-</text:span></text:p>
      <text:p text:style-name="P580"/>
      <text:p text:style-name="P224"><text:soft-page-break/><text:span text:style-name="T146">[152.] k</text:span><text:span text:style-name="T149">kiḻ</text:span><text:span text:style-name="T149"><text:note text:id="ftn140" text:note-class="footnote"><text:note-citation>140</text:note-citation><text:note-body><text:p text:style-name="Footnote"><text:s/><text:span text:style-name="T199">Idem</text:span><text:span text:style-name="T210">.</text:span></text:p></text:note-body></text:note></text:span><text:span text:style-name="T149"> mukkāleyoru mā <text:s/>citā[rik]ku nicatam patakkāka °orāṭṭaikku ne[l*]lu °aṟupatiṉ kalattiṉuk[ku*]ttirunallat[tu]tturuttiyil °oṉpatu mā muntirikaikkiḻ</text:span><text:span text:style-name="T149"><text:note text:id="ftn141" text:note-class="footnote"><text:note-citation>141</text:note-citation><text:note-body><text:p text:style-name="Footnote"><text:s/><text:span text:style-name="T199">Idem</text:span><text:span text:style-name="T210">.</text:span></text:p></text:note-body></text:note></text:span><text:span text:style-name="T149"> [muk]kāley muntirikai tirunon- </text:span></text:p>
      <text:p text:style-name="P510"/>
      <text:p text:style-name="P224"><text:span text:style-name="T146">[153.] [t</text:span><text:span text:style-name="T149">āvi]ḷakku [vai]ttār tirunalla[t]tu °āritaṉ kuṉṟanakkaṉ °oṉṟum pālāciriyaṉ nārā[yaṇa]ṉvaṭukaṉ °oṉṟum pālāciriyaṉ tāmotiraṉ </text:span><text:span text:style-name="T152">bhā</text:span><text:span text:style-name="T177">ska</text:span><text:span text:style-name="T152">rabha</text:span><text:span text:style-name="T149">ṭ[ṭa]ṉ </text:span><text:span text:style-name="T177">br</text:span><text:span text:style-name="T152">ā</text:span><text:span text:style-name="T177">hma</text:span><text:span text:style-name="T149">ṇi paṭṭaṉakki °arai-/</text:span></text:p>
      <text:p text:style-name="P510"/>
      <text:p text:style-name="P224"><text:span text:style-name="T146">[154.] </text:span><text:span text:style-name="T146"><text:note text:id="ftn142" text:note-class="footnote"><text:note-citation>142</text:note-citation><text:note-body><text:p text:style-name="Footnote"><text:s/>Les lignes 154-59 (17-22) sont gravées <text:span text:style-name="T711">sur la</text:span><text:span text:style-name="T49"> </text:span><text:span text:style-name="T53">jagatī</text:span><text:span text:style-name="T49">.</text:span></text:p></text:note-body></text:note></text:span><text:span text:style-name="T146">yum °</text:span><text:span text:style-name="T149">āritaṉ caritaṉ [...] °oṉṟum °āritaṉakkaṉ […] °oṉṟu [...]lūr- kiḻavaṉ na[...]tira(ṉ)ṉāṉa parakecariviḻu[p]peraraiyaṉ</text:span><text:span text:style-name="T149"><text:note text:id="ftn143" text:note-class="footnote"><text:note-citation>143</text:note-citation><text:note-body><text:p text:style-name="P657"><text:span text:style-name="T221"><text:s/>Viḻupperaraiyaṉ </text:span><text:span text:style-name="T223">: </text:span><text:span text:style-name="T221">contra</text:span><text:span text:style-name="T223"> </text:span><text:span text:style-name="T60">SII </text:span><text:span text:style-name="T62">32 Part 2: 52A : </text:span><text:span text:style-name="T59">viḻu[p]peraiyaṉ.</text:span></text:p></text:note-body></text:note></text:span><text:span text:style-name="T149"> °oṉṟum [...]rāyaṉ nākiriyaṉ°ātittaṉ °onṟum °[uka] °eḻu- </text:span></text:p>
      <text:p text:style-name="P510"/>
      <text:p text:style-name="P224"><text:span text:style-name="T146">[155.] ppaḷi <text:s/>°</text:span><text:span text:style-name="T149">onṟum <text:s/>°aruḷacceyya <text:s/>vaitta tirunontāviḷakku <text:s/>°aiñcum °āka paṉṉiraṇṭaraikku nicatam °eṇṇai [...]ṇṭeriyum °aṇukka[...]ṇṭukku</text:span><text:span text:style-name="T45"><text:note text:id="ftn144" text:note-class="footnote"><text:note-citation>144</text:note-citation><text:note-body><text:p text:style-name="Footnote"><text:s/>Ici, on peut opérer la restitution suivante : <text:span text:style-name="Emphasis"><text:span text:style-name="T283">aṇukka</text:span></text:span><text:span text:style-name="Emphasis"><text:span text:style-name="T289">viḷakkira</text:span></text:span><text:span text:style-name="Emphasis"><text:span text:style-name="T283">ṇṭukku.</text:span></text:span></text:p></text:note-body></text:note></text:span><text:span text:style-name="T149"> munṟu</text:span><text:span text:style-name="T149"><text:note text:id="ftn145" text:note-class="footnote"><text:note-citation>145</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p>
      <text:p text:style-name="P510"/>
      <text:p text:style-name="P224"><text:span text:style-name="T146">[156.] </text:span><text:span text:style-name="T140">sa</text:span><text:span text:style-name="T170">ndhi</text:span><text:span text:style-name="T146">kkum nicatam °</text:span><text:span text:style-name="T149">eṇṇai muḻākkum </text:span><text:span text:style-name="T152">dipamā</text:span><text:span text:style-name="T149">lai nūṟṟiru-patteṭṭukku nicatam °eṇṇai nānāḻiyum </text:span><text:span text:style-name="T177">śrī</text:span><text:span text:style-name="T149">palikkeṇṇai [...]ṇṭukkum</text:span><text:span text:style-name="T239"><text:note text:id="ftn146" text:note-class="footnote"><text:note-citation>146</text:note-citation><text:note-body><text:p text:style-name="Footnote"><text:s/>À nouveau, ici on peut restituer : <text:span text:style-name="Emphasis"><text:span text:style-name="T289">cirukālaiyira</text:span></text:span><text:span text:style-name="Emphasis"><text:span text:style-name="T283">ṇṭukkum. </text:span></text:span></text:p></text:note-body></text:note></text:span><text:span text:style-name="T149"> °ucciyampotu °iraṇṭukkum °iravaikku- </text:span></text:p>
      <text:p text:style-name="P510"/>
      <text:p text:style-name="P224"><text:span text:style-name="T146">[157.] ppatiṉālukkum <text:s/>nicatam <text:s/>°</text:span><text:span text:style-name="T149">eṇṇai </text:span><text:span text:style-name="T146"><text:s/></text:span><text:span text:style-name="T149">nāḻi <text:s/>°uḻakkum <text:s/>°āka <text:s/>°eṇṇai <text:s/>°oṉpatināḻiyāḻākkiṉukku °eṇṇai <text:s/>nāḻikkuttūṇiyāka °orāṭṭaikku nellu °[āyira]ttutoṇṇūṟṟaiṅkalamāka […]-</text:span></text:p>
      <text:p text:style-name="P259"/>
      <text:p text:style-name="P224"><text:span text:style-name="T146">[158.] ttirunontāviḷakku °</text:span><text:span text:style-name="T149">onṟukku nicatam naṟuneyyuriyiṉukku nellup-patakkum kaṟpūram […] °eḻu mañcāṭiyum kuṉṟikku nellu °iru<text:line-break/>tūṇikkuṟuṇi patakku kaṟpūra[...]-</text:span></text:p>
      <text:p text:style-name="P259"/>
      <text:p text:style-name="P224"><text:span text:style-name="T146">[159.] kku nicatam °iru </text:span><text:span text:style-name="T149">tūṇi mukkuṟuṇiyāka °orāṭṭaikku nellu muṉ-ṉūṟṟeḻupatiṉ kalamumāka nellu °āyirattunāṉūṟṟirupattaiṅkalattiṉukku tirunallattu</text:span><text:span text:style-name="T152"> </text:span><text:span text:style-name="T177">śtri</text:span><text:span text:style-name="T149">[...]vā[y*]kkāliṉ vaṭaka-/</text:span></text:p>
      <text:p text:style-name="P224"><text:soft-page-break/><text:span text:style-name="T146">[160.] </text:span><text:span text:style-name="T146"><text:note text:id="ftn147" text:note-class="footnote"><text:note-citation>147</text:note-citation><text:note-body><text:p text:style-name="P656"><text:s/>Les lignes 160-213 (23-76) sont gravées sur l'intégralité du pan de mur à l'extrême nord de la face est du <text:span text:style-name="T542">garbhagṛha</text:span>, c'est-à-dire à droite de <text:span text:style-name="T49">la niche de Liṅgodbhavamūrti. Les lignes 160-63 sont gravées sur l'architrave et ne sont malheureusement pas plus lisibles que les premières lignes de l'inscription sur la face sud.</text:span></text:p></text:note-body></text:note></text:span><text:span text:style-name="T146">ṇṭattu kāley °araimā muntirikaikki</text:span><text:span text:style-name="T149">ḻ</text:span><text:span text:style-name="T149"><text:note text:id="ftn148" text:note-class="footnote"><text:note-citation>148</text:note-citation><text:note-body><text:p text:style-name="Footnote"><text:s/><text:span text:style-name="T709">K</text:span><text:span text:style-name="T199">iḻ</text:span><text:span text:style-name="T210"> : lire </text:span><text:span text:style-name="T199">kīḻ</text:span><text:span text:style-name="T210">.</text:span></text:p></text:note-body></text:note></text:span><text:span text:style-name="T149"> mukkāley °iru māva[rai °arai]kkāṇi kucap- </text:span></text:p>
      <text:p text:style-name="P259"/>
      <text:p text:style-name="P224"><text:span text:style-name="T146">[161.] peṟṟu °eḻu mā muntirikaikki</text:span><text:span text:style-name="T149">ḻ</text:span><text:span text:style-name="T149"><text:note text:id="ftn149" text:note-class="footnote"><text:note-citation>149</text:note-citation><text:note-body><text:p text:style-name="Footnote"><text:s/><text:span text:style-name="T199">Idem</text:span><text:span text:style-name="T210">.</text:span></text:p></text:note-body></text:note></text:span><text:span text:style-name="T149"> mukkāley °oru mā kāmakkoṭiyiṉ melai muṉṟu</text:span><text:span text:style-name="T149"><text:note text:id="ftn150" text:note-class="footnote"><text:note-citation>150</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span text:style-name="T149"> mākkāṇikki-</text:span><text:span text:style-name="T146"> </text:span></text:p>
      <text:p text:style-name="P259"/>
      <text:p text:style-name="P224"><text:span text:style-name="T146">[162.] ḻ</text:span><text:span text:style-name="T146"><text:note text:id="ftn151" text:note-class="footnote"><text:note-citation>151</text:note-citation><text:note-body><text:p text:style-name="Footnote"><text:s/><text:span text:style-name="T709">K</text:span><text:span text:style-name="T199">iḻ</text:span><text:span text:style-name="T210"> : lire </text:span><text:span text:style-name="T199">kīḻ</text:span><text:span text:style-name="T210">.</text:span></text:p></text:note-body></text:note></text:span><text:span text:style-name="T146"> mukkāleyaraikkāl turuttiyilttaṭi °iraṇṭ</text:span><text:span text:style-name="T149">ā</text:span><text:span text:style-name="T146">y(i) °aṟu māvaraiyaraik-k[ā*]ṇikkiḻ</text:span><text:span text:style-name="T149"><text:note text:id="ftn152" text:note-class="footnote"><text:note-citation>152</text:note-citation><text:note-body><text:p text:style-name="Footnote"><text:s/><text:span text:style-name="T199">Idem</text:span><text:span text:style-name="T210">.</text:span></text:p></text:note-body></text:note></text:span><text:span text:style-name="T146"> mumākkāṇi-</text:span></text:p>
      <text:p text:style-name="P259"/>
      <text:p text:style-name="P224"><text:span text:style-name="T146">[163.] yaraikkāṇi veppa</text:span><text:span text:style-name="T149">ñcūṟṟiṉ <text:s/>kiḻ</text:span><text:span text:style-name="T149"><text:note text:id="ftn153" text:note-class="footnote"><text:note-citation>153</text:note-citation><text:note-body><text:p text:style-name="Footnote"><text:s/><text:span text:style-name="T199">Kiḻ</text:span><text:span text:style-name="T210"> : lire </text:span><text:span text:style-name="T199">kīḻ</text:span><text:span text:style-name="T210">.</text:span></text:p></text:note-body></text:note></text:span><text:span text:style-name="T149"> nāṉku māviṉ kiḻ</text:span><text:span text:style-name="T149"><text:note text:id="ftn154" text:note-class="footnote"><text:note-citation>154</text:note-citation><text:note-body><text:p text:style-name="Footnote"><text:s/><text:span text:style-name="T199">Idem</text:span><text:span text:style-name="T210">.</text:span></text:p></text:note-body></text:note></text:span><text:span text:style-name="T149"> <text:s/>°aṟu mā mukkāṇiyaraikkāṇi muntirikai °i-/ </text:span></text:p>
      <text:p text:style-name="P259"/>
      <text:p text:style-name="P224"><text:span text:style-name="T146">[164.] ḷanalattil °ira</text:span><text:span text:style-name="T149">ṇṭey kāleyaraimā muciṭṭaikuṭiyil </text:span><text:span text:style-name="T149"><text:note text:id="ftn155" text:note-class="footnote"><text:note-citation>155</text:note-citation><text:note-body><text:p text:style-name="Footnote"><text:s/><text:span text:style-name="T586">M</text:span><text:span text:style-name="T199">uṉṟe</text:span><text:span text:style-name="T210"> : lire </text:span><text:span text:style-name="T199">mūṉṟe</text:span><text:span text:style-name="T210">.</text:span></text:p></text:note-body></text:note></text:span><text:span text:style-name="T149">muṉṟeyeḻu mā </text:span></text:p>
      <text:p text:style-name="P259"/>
      <text:p text:style-name="P224"><text:span text:style-name="T146">[165.] </text:span><text:span text:style-name="T170">śrī</text:span><text:span text:style-name="T146">matur</text:span><text:span text:style-name="T149">ā</text:span><text:span text:style-name="T175">nta</text:span><text:span text:style-name="T149">katevarāṉa °uttamacoḻaraittiruvayiṟu vāytta pirāṭṭiyār</text:span></text:p>
      <text:p text:style-name="P540"/>
      <text:p text:style-name="P225"><text:span text:style-name="T146">[166.] cempiyaṉmāteviyār tiruna</text:span><text:span text:style-name="T140">kṣa</text:span><text:span text:style-name="T170">tra</text:span><text:span text:style-name="T146">m</text:span><text:span text:style-name="T149">āṉa tirukkeṭṭai toṟum perumpali °eḻu-</text:span></text:p>
      <text:p text:style-name="P541"/>
      <text:p text:style-name="P226"><text:span text:style-name="T146">[167.] ntaruḷa °orāṭṭaikku veṇṭum nellu °</text:span><text:span text:style-name="T149">eḻupatiṉ kalattukkuttirunallattil</text:span></text:p>
      <text:p text:style-name="P541"/>
      <text:p text:style-name="P226"><text:span text:style-name="T146">[168.] turuttiyil °onpatin mā muntirikaikkiḻ</text:span><text:span text:style-name="T149"><text:note text:id="ftn156" text:note-class="footnote"><text:note-citation>156</text:note-citation><text:note-body><text:p text:style-name="Footnote"><text:s/><text:span text:style-name="T199">Kiḻ</text:span><text:span text:style-name="T210"> : lire </text:span><text:span text:style-name="T199">kīḻ</text:span><text:span text:style-name="T210">.</text:span></text:p></text:note-body></text:note></text:span><text:span text:style-name="T146"> kāley muntirikai °āḻvār koyilu-</text:span></text:p>
      <text:p text:style-name="P553"/>
      <text:p text:style-name="P226"><text:span text:style-name="T146">[169.] ṇṇum <text:s/></text:span><text:span text:style-name="T170">br</text:span><text:span text:style-name="T140">ā</text:span><text:span text:style-name="T170">hma</text:span><text:span text:style-name="T146">ṇar nāṟpatiṉmarkkukkaṟi viṟaku ney mor palakāyam veṟṟi-</text:span></text:p>
      <text:p text:style-name="P553"/>
      <text:p text:style-name="P386">[170.] [lai] veṟuṅkāyuṭpaṭa veṇṭum palavicattukkupperāl(k)kuṟuṇi °i- </text:p>
      <text:p text:style-name="P586"/>
      <text:p text:style-name="P226"><text:soft-page-break/><text:span text:style-name="T146">[171.] [ru] </text:span><text:span text:style-name="T149">nāḻiyāka °orāṭṭaikku veṇṭum nellu °āyirattaiñ[ñū]ṟṟu-</text:span><text:span text:style-name="T146"> </text:span></text:p>
      <text:p text:style-name="P586"/>
      <text:p text:style-name="P386">[172.] kkalattukku °iḷanallattil °onpatiṟṟu veli °ārātikkum nampik[ku] </text:p>
      <text:p text:style-name="P586"/>
      <text:p text:style-name="P226"><text:span text:style-name="T146">[173.] kappaṭamuṭpaṭa nicatam nellut</text:span><text:span text:style-name="T149">tūṇiyāka nūṟṟirupatiṉ kalattukku °i-</text:span></text:p>
      <text:p text:style-name="P581"/>
      <text:p text:style-name="P386">[174.] ḷanallattil °araiyey nāṉmāvarai mārkaḻittiruvātiraikkum</text:p>
      <text:p text:style-name="P586"/>
      <text:p text:style-name="P226"><text:span text:style-name="T146">[175.] vaikāci vicākattukkum tiruviḻāvicam °orāṭṭaikku nellu °aṟu</text:span><text:span text:style-name="T149">nūṟṟuk-kalattukku</text:span></text:p>
      <text:p text:style-name="P581"/>
      <text:p text:style-name="P226"><text:span text:style-name="T146">[176.] muciṭṭaikuṭiyil °onṟaraiyey munṟu</text:span><text:span text:style-name="T149"><text:note text:id="ftn157" text:note-class="footnote"><text:note-citation>157</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span text:style-name="T146"> māppūṅkuṭiyil °ira</text:span><text:span text:style-name="T149">ṇṭeyoru-mākkāṇi-</text:span></text:p>
      <text:p text:style-name="P581"/>
      <text:p text:style-name="P226"><text:span text:style-name="T146">[177.] ttiruccantana[m*] tekkum </text:span><text:span text:style-name="T170">br</text:span><text:span text:style-name="T140">ā</text:span><text:span text:style-name="T170">hma</text:span><text:span text:style-name="T149">ṇarkku kappaṭamuṭpaṭa nicatam °aṟu nāḻiyāka °orāṭṭaikku nel-</text:span></text:p>
      <text:p text:style-name="P581"/>
      <text:p text:style-name="P226"><text:span text:style-name="T146">[178.] lu °irupattiru kalaṉey t</text:span><text:span text:style-name="T149">ūṇi patakkiṉukku pūṅkuṭiyil munṟu</text:span><text:span text:style-name="T149"><text:note text:id="ftn158" text:note-class="footnote"><text:note-citation>158</text:note-citation><text:note-body><text:p text:style-name="Footnote"><text:s/><text:span text:style-name="T542">Idem.</text:span></text:p></text:note-body></text:note></text:span><text:span text:style-name="T149"> mākkāṇiyaraikkāṇi </text:span><text:span text:style-name="T146"><text:s/></text:span></text:p>
      <text:p text:style-name="P586"/>
      <text:p text:style-name="P226"><text:span text:style-name="T146">[179.] muntirikai tirukkoyiluṭaiy</text:span><text:span text:style-name="T149">ārkaḷ tiruvu</text:span><text:span text:style-name="T146">ṇṇ</text:span><text:span text:style-name="T149">āḻikaikku veṇṭum paṇi ceyyavum vitā-</text:span><text:span text:style-name="T146"> </text:span></text:p>
      <text:p text:style-name="P586"/>
      <text:p text:style-name="P226"><text:span text:style-name="T146">[180.] nam piṭikkavum (</text:span><text:span text:style-name="T149">veṇṭum paṇi ceyyavum vitānam piṭikkavum</text:span><text:span text:style-name="Emphasis"><text:span text:style-name="T368"><text:note text:id="ftn159" text:note-class="footnote"><text:note-citation>159</text:note-citation><text:note-body><text:p text:style-name="P656"><text:s/><text:span text:style-name="T709">N</text:span><text:span text:style-name="Emphasis"><text:span text:style-name="T283">icatam nellu-t tūṇiyāka</text:span></text:span><text:span text:style-name="T711"> : considérant que la répétition de ces mots est à mettre sur le compte d'une erreur du lapicide, nous en écartons la seconde occurrence</text:span>.</text:p></text:note-body></text:note></text:span></text:span><text:span text:style-name="T149">) veṇṭummāṇi °aiñciṉuk-</text:span></text:p>
      <text:p text:style-name="P266"/>
      <text:p text:style-name="P226"><text:span text:style-name="T146">[181.] kuttirunallattukkiḻār °</text:span><text:span text:style-name="T149">aṟu māvaraiyaraikkāṇi [mun]tirikaikkiḻ</text:span><text:span text:style-name="T149"><text:note text:id="ftn160" text:note-class="footnote"><text:note-citation>160</text:note-citation><text:note-body><text:p text:style-name="Footnote"><text:s/><text:span text:style-name="T199">Kiḻ</text:span><text:span text:style-name="T210"> : lire </text:span><text:span text:style-name="T199">kīḻ</text:span><text:span text:style-name="T210">.</text:span></text:p></text:note-body></text:note></text:span><text:span text:style-name="T149"> mukkāley munṟu</text:span><text:span text:style-name="T149"><text:note text:id="ftn161" text:note-class="footnote"><text:note-citation>161</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span text:style-name="T149"> mā mukkāṇiya-</text:span></text:p>
      <text:p text:style-name="P266"/>
      <text:p text:style-name="P226"><text:span text:style-name="T146">[182.] raik</text:span><text:span text:style-name="T149">kāṇi kucappeṟṟu °araiyey mukkāṇi muntirikai[k*]kiḻ</text:span><text:span text:style-name="T149"><text:note text:id="ftn162" text:note-class="footnote"><text:note-citation>162</text:note-citation><text:note-body><text:p text:style-name="Footnote"><text:s/><text:span text:style-name="T199">Kiḻ</text:span><text:span text:style-name="T210"> : lire </text:span><text:span text:style-name="T199">kīḻ</text:span><text:span text:style-name="T210">.</text:span></text:p></text:note-body></text:note></text:span><text:span text:style-name="T149"> °araiye-yira</text:span><text:span text:style-name="T146">ṇṭu māppūṅkuṭi</text:span></text:p>
      <text:p text:style-name="P226"><text:soft-page-break/><text:span text:style-name="T146">[183.] °aṟu mā <text:s/></text:span><text:span text:style-name="T149">mukkāṇi <text:s/>tiruppa</text:span><text:span text:style-name="T146">ḷḷitt</text:span><text:span text:style-name="T149">āmam paṟippār </text:span><text:span text:style-name="T149"><text:note text:id="ftn163" text:note-class="footnote"><text:note-citation>163</text:note-citation><text:note-body><text:p text:style-name="Footnote"><text:s/><text:span text:style-name="T586">M</text:span><text:span text:style-name="T199">uvar</text:span><text:span text:style-name="T210"> : lire </text:span><text:span text:style-name="T199">mūvar.</text:span></text:p></text:note-body></text:note></text:span><text:span text:style-name="T149">muvarkkun to</text:span><text:span text:style-name="T146">ṭupp</text:span><text:span text:style-name="T149">ār </text:span><text:span text:style-name="T149"><text:note text:id="ftn164" text:note-class="footnote"><text:note-citation>164</text:note-citation><text:note-body><text:p text:style-name="Footnote"><text:s/><text:span text:style-name="T542">Idem.</text:span></text:p></text:note-body></text:note></text:span><text:span text:style-name="T149">muvarkkum perāl nicatammuṉ[ṉā]- </text:span></text:p>
      <text:p text:style-name="P541"/>
      <text:p text:style-name="P226"><text:span text:style-name="T146">[184.] <text:s/></text:span><text:span text:style-name="T149">ḻiy</text:span><text:span text:style-name="T146">āka °orāṭṭaikku nellu °aṟupatte</text:span><text:span text:style-name="T149">ḻu kalaṉe</text:span><text:span text:style-name="T146"> t</text:span><text:span text:style-name="T149">ūṇippatakkiṉukkup- pūṅkuṭiyilaraiyey kā[ṇi] </text:span></text:p>
      <text:p text:style-name="P260"/>
      <text:p text:style-name="P226"><text:span text:style-name="T146">[185.] muntirikai tiruvalakiṭṭuttirume</text:span><text:span text:style-name="T149">ḻukkiṭuvār <text:s/></text:span><text:span text:style-name="T149"><text:note text:id="ftn165" text:note-class="footnote"><text:note-citation>165</text:note-citation><text:note-body><text:p text:style-name="Footnote"><text:s/><text:span text:style-name="T199">Idem.</text:span></text:p></text:note-body></text:note></text:span><text:span text:style-name="T149">muvarkkupperāl nicatam nāṉāḻiyāka °orāṭṭaikku nellu</text:span></text:p>
      <text:p text:style-name="P260"/>
      <text:p text:style-name="P226"><text:span text:style-name="T146">[186.] nāṟpattai</text:span><text:span text:style-name="T149">ṅkalattukkuppūṅkuṭiyil °aṟu mā mukkāṇiyaraikkāṇi °uvaccar talaippaṟai °iraṇṭukku-</text:span></text:p>
      <text:p text:style-name="P260"/>
      <text:p text:style-name="P460">[187.] mmattaḷanāḷukkum <text:s/>tāḷamoraṇaikkum kaiymaṇi °īraṇaikkum <text:s/>kaṟaṭikaiy °oṉṟukkum cekaṇṭikai °oṉ-</text:p>
      <text:p text:style-name="P260"/>
      <text:p text:style-name="P226"><text:span text:style-name="T149">[188.] ṟukkum timilai °oṉṟukkum caṇṭai °iraṇṭukkuntirunallattil kāmakkoṭiyiṉ </text:span><text:span text:style-name="T149"><text:note text:id="ftn166" text:note-class="footnote"><text:note-citation>166</text:note-citation><text:note-body><text:p text:style-name="Footnote"><text:s/><text:span text:style-name="T199">Kiḻai</text:span><text:span text:style-name="T210"> : lire </text:span><text:span text:style-name="T199">kīḻai</text:span><text:span text:style-name="T210">.</text:span></text:p></text:note-body></text:note></text:span><text:span text:style-name="T149">kiḻai nāṉku mākkāṇik-</text:span></text:p>
      <text:p text:style-name="P541"/>
      <text:p text:style-name="P226"><text:span text:style-name="T149">[189.] kiḻ</text:span><text:span text:style-name="T149"><text:note text:id="ftn167" text:note-class="footnote"><text:note-citation>167</text:note-citation><text:note-body><text:p text:style-name="Footnote"><text:s/><text:span text:style-name="T199">Kiḻ</text:span><text:span text:style-name="T210"> : lire </text:span><text:span text:style-name="T199">kīḻ</text:span><text:span text:style-name="T210">.</text:span></text:p></text:note-body></text:note></text:span><text:span text:style-name="T149"> mukkāleyaraikkāl matiḷ(k)kiḻ</text:span><text:span text:style-name="T149"><text:note text:id="ftn168" text:note-class="footnote"><text:note-citation>168</text:note-citation><text:note-body><text:p text:style-name="Footnote"><text:s/><text:span text:style-name="T542">Idem.</text:span></text:p></text:note-body></text:note></text:span><text:span text:style-name="T149"> °oru māvaraiyaraikkāṇi mu[</text:span><text:span text:style-name="T175">nti</text:span><text:span text:style-name="T149">]rikai kiḻ</text:span><text:span text:style-name="T149"><text:note text:id="ftn169" text:note-class="footnote"><text:note-citation>169</text:note-citation><text:note-body><text:p text:style-name="Footnote"><text:s/><text:span text:style-name="T542">Idem.</text:span></text:p></text:note-body></text:note></text:span><text:span text:style-name="T149"> °eḻu mākkāṇi piṭārikoyili-</text:span></text:p>
      <text:p text:style-name="P541"/>
      <text:p text:style-name="P226"><text:span text:style-name="T149">[190.] ṉ kiḻatu melaikkuḷamuḷppaṭa °eḻu mākkāṇik</text:span><text:span text:style-name="T149"><text:note text:id="ftn170" text:note-class="footnote"><text:note-citation>170</text:note-citation><text:note-body><text:p text:style-name="Footnote"><text:s/><text:span text:style-name="T199">Kiḻ</text:span><text:span text:style-name="T210"> : lire </text:span><text:span text:style-name="T199">kīḻ</text:span><text:span text:style-name="T210">.</text:span></text:p></text:note-body></text:note></text:span><text:span text:style-name="T149">kiḻaraiye °oru<text:line-break/>māvaraikkāṇi muntirikai kuḷaviḷācam °oṉpa- </text:span></text:p>
      <text:p text:style-name="P541"/>
      <text:p text:style-name="P226"><text:span text:style-name="T149">[191.] tu m[ā]kkāṇi caṅkoṭ[ai]yil °iraṇṭu māvaraikkāṇi mu</text:span><text:span text:style-name="T175">nti</text:span><text:span text:style-name="T149">rikaikkiḻ</text:span><text:span text:style-name="T149"><text:note text:id="ftn171" text:note-class="footnote"><text:note-citation>171</text:note-citation><text:note-body><text:p text:style-name="Footnote"><text:s/><text:span text:style-name="T542">Idem.</text:span></text:p></text:note-body></text:note></text:span><text:span text:style-name="T149"> °oru māvaraikkāṇi [cu]ppiramaṇṇi-</text:span></text:p>
      <text:p text:style-name="P536"/>
      <text:p text:style-name="P226"><text:span text:style-name="T149">[192.] yavāykkāliṉ <text:s/></text:span><text:span text:style-name="T149"><text:note text:id="ftn172" text:note-class="footnote"><text:note-citation>172</text:note-citation><text:note-body><text:p text:style-name="Footnote"><text:s/><text:span text:style-name="T199">Kiḻ</text:span><text:span text:style-name="T210"> : lire </text:span><text:span text:style-name="T199">kīḻ</text:span><text:span text:style-name="T210">.</text:span></text:p></text:note-body></text:note></text:span><text:span text:style-name="T149">kiḻkaṇṭattu mākkāṇikkiḻ</text:span><text:span text:style-name="T149"><text:note text:id="ftn173" text:note-class="footnote"><text:note-citation>173</text:note-citation><text:note-body><text:p text:style-name="Footnote"><text:s/><text:span text:style-name="T199">Idem.</text:span></text:p></text:note-body></text:note></text:span><text:span text:style-name="T149"> <text:s/>mukkāle mummāvarai mu</text:span><text:span text:style-name="T175">nti</text:span><text:span text:style-name="T149">rikai pūṅkuṭiyil mukkāle </text:span></text:p>
      <text:p text:style-name="P226"><text:soft-page-break/><text:span text:style-name="T149">[193.] muṉṟu</text:span><text:span text:style-name="T149"><text:note text:id="ftn174" text:note-class="footnote"><text:note-citation>174</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span text:style-name="T149"> mākkāṇi mu</text:span><text:span text:style-name="T175">nti</text:span><text:span text:style-name="T149">rikai kāḷam °ūtuvār nālvarkkuttirunallattil <text:s/>koṟṟaṅkuṭi vāykkāliṉ melkaṇṭattu mu-</text:span></text:p>
      <text:p text:style-name="P541"/>
      <text:p text:style-name="P226"><text:span text:style-name="T149">[194.] mmāvaraiyaraikkāṇikkiḻ</text:span><text:span text:style-name="T149"><text:note text:id="ftn175" text:note-class="footnote"><text:note-citation>175</text:note-citation><text:note-body><text:p text:style-name="Footnote"><text:s/><text:span text:style-name="T199">Kiḻ</text:span><text:span text:style-name="T210"> : lire </text:span><text:span text:style-name="T199">kīḻ</text:span><text:span text:style-name="T210">.</text:span></text:p></text:note-body></text:note></text:span><text:span text:style-name="T149"> °aṟu mākkāṇi mu</text:span><text:span text:style-name="T175">nti</text:span><text:span text:style-name="T149">rikai kāṭukāḷ koyiliṉ <text:s/>teṟkil °araikkāleyaraikkāṇi muntirikai</text:span></text:p>
      <text:p text:style-name="P541"/>
      <text:p text:style-name="P226"><text:span text:style-name="T149">[195.] kiḻ</text:span><text:span text:style-name="T149"><text:note text:id="ftn176" text:note-class="footnote"><text:note-citation>176</text:note-citation><text:note-body><text:p text:style-name="Footnote"><text:s/><text:span text:style-name="T542">Idem.</text:span></text:p></text:note-body></text:note></text:span><text:span text:style-name="T149"> mukkāle nāṉ māvaraiyaraikkāṇi caṅkūtuvār °iruvaṟkuttiru-nallattil caṅkoṭaiyil <text:s/>nāṉku mā mukkāṇi-</text:span></text:p>
      <text:p text:style-name="P541"/>
      <text:p text:style-name="P226"><text:span text:style-name="T149">[196.] yaraikkāṇikkiḻ</text:span><text:span text:style-name="T149"><text:note text:id="ftn177" text:note-class="footnote"><text:note-citation>177</text:note-citation><text:note-body><text:p text:style-name="Footnote"><text:s/><text:span text:style-name="T542">Idem.</text:span></text:p></text:note-body></text:note></text:span><text:span text:style-name="T149"> °iraṇṭu mā mukkāṇi matiṭ</text:span><text:span text:style-name="T149"><text:note text:id="ftn178" text:note-class="footnote"><text:note-citation>178</text:note-citation><text:note-body><text:p text:style-name="Footnote"><text:s/><text:span text:style-name="T542">Id.</text:span></text:p></text:note-body></text:note></text:span><text:span text:style-name="T149">kiḻaraikkāṇi kiḻ</text:span><text:span text:style-name="T149"><text:note text:id="ftn179" text:note-class="footnote"><text:note-citation>179</text:note-citation><text:note-body><text:p text:style-name="Footnote"><text:s/><text:span text:style-name="T542">Id.</text:span></text:p></text:note-body></text:note></text:span><text:span text:style-name="T149"> °eṭṭu mā tirumeykāppār <text:s/></text:span><text:span text:style-name="T149"><text:note text:id="ftn180" text:note-class="footnote"><text:note-citation>180</text:note-citation><text:note-body><text:p text:style-name="Footnote"><text:s/><text:span text:style-name="T586">M</text:span><text:span text:style-name="T199">uvar</text:span><text:span text:style-name="T210"> : lire </text:span><text:span text:style-name="T199">mūvar.</text:span></text:p></text:note-body></text:note></text:span><text:span text:style-name="T149">muvaṟkuppuṭavaimuta-</text:span></text:p>
      <text:p text:style-name="P541"/>
      <text:p text:style-name="P460">[197.] luṭppaṭa <text:s/>nicatam <text:s/>tūṇi <text:s/>patakkāka °[o]rāṭṭaikku nellu nūṟṟeṇpatiṉ <text:s/>kalattukku <text:s/>pūṅkuṭiyil <text:s/>°oṉṟeyeḻu mākk[ā]-</text:p>
      <text:p text:style-name="P541"/>
      <text:p text:style-name="P226"><text:span text:style-name="T149">[198.] ṇiyaraikkāṇi mu</text:span><text:span text:style-name="T175">nti</text:span><text:span text:style-name="T149">rikai tiruppatiyam pāṭuvār °iruvaṟku nicatam tūṇi patakkāka °orāṭṭaikku nellu nūṟṟeṇpa-</text:span></text:p>
      <text:p text:style-name="P541"/>
      <text:p text:style-name="P226"><text:span text:style-name="T149">[199.] tiṉ kalattukku pūṅkuṭiyilloṉṟeyeḻu mākkāṇiyaraikkāṇi mu</text:span><text:span text:style-name="T175">nti</text:span><text:span text:style-name="T149">rikai </text:span><text:span text:style-name="T177">śrī</text:span><text:span text:style-name="T149">koyilvāriyam ceyyum</text:span><text:span text:style-name="T175"> </text:span><text:span text:style-name="T177">br</text:span><text:span text:style-name="T152">āh</text:span><text:span text:style-name="T177">ma</text:span><text:span text:style-name="T149">-</text:span></text:p>
      <text:p text:style-name="P541"/>
      <text:p text:style-name="P460">[200.] ṇar °iruvaṟku perāl ni[ca]tam kuṟuṇiyāka °orāṭṭaikku nellaṟupatiṉ kalattukku pūṅkuṭiyiloṉpatu māvaraikkāṇi karaṇa- </text:p>
      <text:p text:style-name="P541"/>
      <text:p text:style-name="P460">[201.] ttāṉ kucavaṉṉoruvaṉukku nicatam patakkāka °orāṭṭaikku nellaṟu-patiṉ kalattukku <text:s/>pūṅkuṭiyiloṉpatu māvaraikkā- </text:p>
      <text:p text:style-name="P541"/>
      <text:p text:style-name="P226"><text:span text:style-name="T149">[202.] ṇi <text:s/>tiṅkaḷ </text:span><text:span text:style-name="T177">sna</text:span><text:span text:style-name="T152">pa</text:span><text:span text:style-name="T149">namuṭpaṭa kalamiṭum</text:span><text:span text:style-name="T149"><text:note text:id="ftn181" text:note-class="footnote"><text:note-citation>181</text:note-citation><text:note-body><text:p text:style-name="P658"><text:span text:style-name="T221"><text:s/></text:span><text:span text:style-name="T59">Kalamiṭum </text:span><text:span text:style-name="T61">: l'état de dégradation de la pierre rend la relecture difficile, si bien qu'il est délicat de trancher entre ce </text:span><text:span text:style-name="T59">kalamiṭum </text:span><text:span text:style-name="T61">donné dans l'édition de </text:span><text:span text:style-name="T59">SII </text:span><text:span text:style-name="T61">3: 151A et le </text:span><text:span text:style-name="T59">kalamum</text:span><text:span text:style-name="T61"> qui apparaît dans celle de </text:span><text:span text:style-name="T60">SII </text:span><text:span text:style-name="T62">32 Part 2: 52A. Toutefois, le contexte comme l'espace occupé sur la pierre nous incitent à retenir la première de ces lectures. </text:span></text:p></text:note-body></text:note></text:span><text:span text:style-name="T149"> kucavaṉukku nicatam °aṟu nāḻiyāka °orāṭṭaikku nellu °irupattiru kalaṉe tūṇi patak-</text:span></text:p>
      <text:p text:style-name="P226"><text:soft-page-break/><text:span text:style-name="T149">[203.] kiṉukkuppūṅkuṭiyil muṉṟu</text:span><text:span text:style-name="T149"><text:note text:id="ftn182" text:note-class="footnote"><text:note-citation>182</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span text:style-name="T149"> mākkāṇiyaraikkāṇi mu</text:span><text:span text:style-name="T175">nti</text:span><text:span text:style-name="T149">rikai pari-caṭṭa[...]vaṇṇattāṉukku nicatam muṉṉā- <text:s text:c="2"/></text:span></text:p>
      <text:p text:style-name="P526"/>
      <text:p text:style-name="P226"><text:span text:style-name="T149">[204.] ḻiyāka °orāṭṭaikku nelluppatiṉoru kalaṉe mukkuṟuṇikku pūṅkuṭiyil °oru mā[va]raiyaraikkāṇi mu</text:span><text:span text:style-name="T175">nti</text:span><text:span text:style-name="T149">rikai kāveri- </text:span></text:p>
      <text:p text:style-name="P526"/>
      <text:p text:style-name="P226"><text:span text:style-name="T149">[205.] yiniṉṟu taṇṇ[ī]ramutu koṭuvarum <text:s/></text:span><text:span text:style-name="T177">br</text:span><text:span text:style-name="T152">ā</text:span><text:span text:style-name="T177">hma</text:span><text:span text:style-name="T149">ṇaṉ °oruvaṉukku <text:s/>nicatam kuṟuṇiyāka <text:s/>°orāṭṭaikku nellumuppatiṉ kalattu- </text:span></text:p>
      <text:p text:style-name="P526"/>
      <text:p text:style-name="P226"><text:span text:style-name="T553">[206.] kku pūṅkuṭiyil nāṉmāvarai mu</text:span><text:span text:style-name="T175">nti</text:span><text:span text:style-name="T149">rikai °irā</text:span><text:span text:style-name="T152">ja</text:span><text:span text:style-name="T149">niyokattāl</text:span><text:span text:style-name="T175"> </text:span><text:span text:style-name="T177">śrī</text:span><text:span text:style-name="T149">kā(y)</text:span><text:span text:style-name="T177">rya</text:span><text:span text:style-name="T149">-mārāyvāṉukku nicatamukkuṟuṇiyāka °orāṭṭai- </text:span></text:p>
      <text:p text:style-name="P526"/>
      <text:p text:style-name="P226"><text:span text:style-name="T553">[207.] kku <text:s/>nellu toṇṇūṟṟu <text:s/>kalattukku pūṅkuṭiyilaraiye <text:s/>mummāvarai-yaraikkāṇi <text:s/>mu</text:span><text:span text:style-name="T175">nti</text:span><text:span text:style-name="T149">rikai putukku</text:span><text:span text:style-name="Emphasis"><text:span text:style-name="T318">[p*]</text:span></text:span><text:span text:style-name="T149">puṟam °orāṭṭai- </text:span></text:p>
      <text:p text:style-name="P526"/>
      <text:p text:style-name="P226"><text:span text:style-name="T553">[208.] kku nellu °irunūṟṟukkalattiṉukku pūṅkuṭiyiloṉṟaraiye °araimā <text:s/>tiṅkaḷ toruñceyyum</text:span><text:span text:style-name="T555"> </text:span><text:span text:style-name="T177">sna</text:span><text:span text:style-name="T152">pa</text:span><text:span text:style-name="T149">nattukkuṅ- </text:span></text:p>
      <text:p text:style-name="P526"/>
      <text:p text:style-name="P226"><text:span text:style-name="T149">[209.] </text:span><text:span text:style-name="T177">gra</text:span><text:span text:style-name="T152">ha</text:span><text:span text:style-name="T149">ṇattukkum °orāṭṭaikku nellu muṉṉūṟṟaṟupatiṉ kalattukku <text:s/>pūṅkuṭiyiliraṇṭey mukkāl cārttiyaruḷa </text:span></text:p>
      <text:p text:style-name="P526"/>
      <text:p text:style-name="P460">[210.] paricaṭṭam <text:s/>nālaṇaikku °orāṭṭaikku nellu °aṟupattunāṟkalattukkup- pūṅkuṭiyiloṉpatu mā mukkāṇi tirunamaṉikaikkum </text:p>
      <text:p text:style-name="P526"/>
      <text:p text:style-name="P226"><text:span text:style-name="T149">[211.] vitānattukkum <text:s/>tirumeṟkaṭṭikkum <text:s/></text:span><text:span text:style-name="T152">jalapa</text:span><text:span text:style-name="T149">vi</text:span><text:span text:style-name="T177">tra</text:span><text:span text:style-name="T149">ttukkum <text:s/>tiru-voṟṟāṭaikkum °orāṭṭaikku nellu °aṟupattunāṟkala- <text:s/></text:span></text:p>
      <text:p text:style-name="P526"/>
      <text:p text:style-name="P460">[212.] ttukkuppūṅkuṭiyiṟ °oṉpatu mā <text:s/>mukkāṇi[yum]mayakkamum colli nicatamuṅkoyilil nāḷolai <text:s/>tūkkuntirukka- <text:s/></text:p>
      <text:p text:style-name="P526"/>
      <text:p text:style-name="P226"><text:span text:style-name="T149">[213.] ḷukku nicatam nānāḻiy[āka] °orāṭṭaikku ne[lluppati]ṉaiṅkalattukku pūṅkuṭiyiliraṇṭu mākkāṇi </text:span><text:span text:style-name="T177">śrī</text:span><text:span text:style-name="T152">ga</text:span><text:span text:style-name="T177">ṇḍa</text:span><text:span text:style-name="T152">rādi</text:span><text:span text:style-name="T177">tya</text:span><text:span text:style-name="T149">ṉānā tiruna-/</text:span></text:p>
      <text:p text:style-name="P541"/>
      <text:p text:style-name="P226"><text:soft-page-break/><text:span text:style-name="T149">[214.] </text:span><text:span text:style-name="T149"><text:note text:id="ftn183" text:note-class="footnote"><text:note-citation>183</text:note-citation><text:note-body><text:p text:style-name="P656"><text:s/>Les lignes 214-31 (77-94) sont gravées sur <text:span text:style-name="T47">l'</text:span><text:span text:style-name="T53">adhiṣṭhāna</text:span> sous le même pan de mur. Les lignes 214-17 sont gravées sur <text:span text:style-name="T49">la </text:span><text:span text:style-name="T53">paṭṭikā</text:span>. </text:p></text:note-body></text:note></text:span><text:span text:style-name="T149">ntavānamiṟaippār </text:span><text:span text:style-name="T149"><text:note text:id="ftn184" text:note-class="footnote"><text:note-citation>184</text:note-citation><text:note-body><text:p text:style-name="Footnote"><text:s/><text:span text:style-name="T586">M</text:span><text:span text:style-name="T199">uvar</text:span><text:span text:style-name="T210"> : lire </text:span><text:span text:style-name="T199">mūvar.</text:span></text:p></text:note-body></text:note></text:span><text:span text:style-name="T149">muvarkkukkappaṭamuṭpaṭa perāl nicataṅ-kuṟiṇiyā[ka]</text:span><text:span text:style-name="T149"><text:note text:id="ftn185" text:note-class="footnote"><text:note-citation>185</text:note-citation><text:note-body><text:p text:style-name="Footnote"><text:span text:style-name="T199"><text:s/>Kuṟiṇi </text:span><text:span text:style-name="T210">: lire </text:span><text:span text:style-name="T199">kuṟuṇi</text:span><text:span text:style-name="T210">.</text:span></text:p></text:note-body></text:note></text:span><text:span text:style-name="T149"> °orāṭṭaikku nellu toṇṇūṟṟukkalattukkuk</text:span><text:span text:style-name="T149"><text:note text:id="ftn186" text:note-class="footnote"><text:note-citation>186</text:note-citation><text:note-body><text:p text:style-name="Footnote"><text:s/><text:span text:style-name="T709">K</text:span><text:span text:style-name="Emphasis"><text:span text:style-name="T283">iḻaṭakuvilai</text:span></text:span><text:span text:style-name="T711"> : </text:span><text:span text:style-name="Emphasis"><text:span text:style-name="T283">kīḻaṭakuvilai</text:span></text:span></text:p></text:note-body></text:note></text:span><text:span text:style-name="T149">kiḻa[ṭaku]- vilaiyil °eḻu māvum </text:span></text:p>
      <text:p text:style-name="P511"/>
      <text:p text:style-name="P460">[215.] cempiyaṉmāteviyāṉa tirunantavānamiṟaippār °iruvarkumaṭaiyāna <text:s/>kappaṭamuṭpaṭapperāl nicataṅkuṟuṇiyāka °orāṭṭaikku nellu °aṟupatiṉ [ka]- </text:p>
      <text:p text:style-name="P511"/>
      <text:p text:style-name="P226"><text:span text:style-name="T149">[216.] lattukkukkiḻaṭakuvilaiyil</text:span><text:span text:style-name="T149"><text:note text:id="ftn187" text:note-class="footnote"><text:note-citation>187</text:note-citation><text:note-body><text:p text:style-name="Footnote"><text:s/><text:span text:style-name="T542">Idem.</text:span></text:p></text:note-body></text:note></text:span><text:span text:style-name="T149"> nāṉku mā </text:span><text:span text:style-name="Emphasis"><text:span text:style-name="T318">kāṭṭ[ākkira]ppaṇi</text:span></text:span><text:span text:style-name="Emphasis"><text:span text:style-name="T318"><text:note text:id="ftn188" text:note-class="footnote"><text:note-citation>188</text:note-citation><text:note-body><text:p text:style-name="P656"><text:s/><text:span text:style-name="T709">K</text:span><text:span text:style-name="Emphasis"><text:span text:style-name="T283">āṭṭ</text:span></text:span><text:span text:style-name="Emphasis"><text:span text:style-name="T289">[</text:span></text:span><text:span text:style-name="Emphasis"><text:span text:style-name="T283">ākkira</text:span></text:span><text:span text:style-name="Emphasis"><text:span text:style-name="T289">]</text:span></text:span><text:span text:style-name="Emphasis"><text:span text:style-name="T283">ppaṇi</text:span></text:span><text:span text:style-name="T711"> : </text:span><text:span text:style-name="T709">contra</text:span><text:span text:style-name="T711"> </text:span><text:span text:style-name="T199">SII</text:span><text:span text:style-name="T210"> 3: 151A et </text:span><text:span text:style-name="T199">SII</text:span><text:span text:style-name="T210"> 32 Part 2: 52A :</text:span><text:span text:style-name="Emphasis"><text:span text:style-name="T283"> [kāṭṭāka]rappaṇi. </text:span></text:span></text:p></text:note-body></text:note></text:span></text:span><text:span text:style-name="Emphasis"><text:span text:style-name="T318"> </text:span></text:span><text:span text:style-name="T149">ceyta <text:s/>tillaiyācāriyaṉukkuppūṅkuṭiyil kāltaccaṉukkuppūṅkuṭiyilaraikkā-</text:span></text:p>
      <text:p text:style-name="P511"/>
      <text:p text:style-name="P226"><text:span text:style-name="T149">[217.] </text:span><text:span text:style-name="T553">l kollaṉukkuppūṅ[ku*]ṭiyil °iraṇṭu mākkoyilukku <text:s/>n[uṟutamo]-kulavaṉukkuppūṅkuṭiyilaraikkāl tiripuravi</text:span><text:span text:style-name="T152">ja</text:span><text:span text:style-name="T149">yarkkuttiruvamutukku-/ </text:span></text:p>
      <text:p text:style-name="P511"/>
      <text:p text:style-name="P226"><text:span text:style-name="T149">[218.] </text:span><text:span text:style-name="T149"><text:note text:id="ftn189" text:note-class="footnote"><text:note-citation>189</text:note-citation><text:note-body><text:p text:style-name="Footnote"><text:s/>Les lignes 218-21 (81-84) sont gravées sur <text:span text:style-name="T49">la face supérieure du </text:span><text:span text:style-name="T53">kumuda</text:span><text:span text:style-name="T49">.</text:span></text:p></text:note-body></text:note></text:span><text:span text:style-name="T149">ttirunallattil kucappeṟṟiloru māvarai mu</text:span><text:span text:style-name="T175">nti</text:span><text:span text:style-name="T149">rikaikkiḻ</text:span><text:span text:style-name="T149"><text:note text:id="ftn190" text:note-class="footnote"><text:note-citation>190</text:note-citation><text:note-body><text:p text:style-name="Footnote"><text:s/><text:span text:style-name="T199">Kiḻ</text:span><text:span text:style-name="T210"> : lire </text:span><text:span text:style-name="T199">kīḻ</text:span><text:span text:style-name="T210">.</text:span></text:p></text:note-body></text:note></text:span><text:span text:style-name="T149"> °eṭṭu mā muk[kāṇi] muntirikai kā[ṭu]kāḷ koyiliṉ melatu °umaiyāpiṭā- </text:span></text:p>
      <text:p text:style-name="P511"/>
      <text:p text:style-name="P228"><text:span text:style-name="T631">[219.] riṟṟekkaṭaiyappati °iraṇṭu mā mukkāṇiyaraikkāṇik</text:span><text:span text:style-name="T631"><text:note text:id="ftn191" text:note-class="footnote"><text:note-citation>191</text:note-citation><text:note-body><text:p text:style-name="Footnote"><text:s/><text:span text:style-name="T542">Idem.</text:span></text:p></text:note-body></text:note></text:span><text:span text:style-name="T631">kiḻaraiye-yiraṇṭu mā °i</text:span><text:span text:style-name="T152">ṣa</text:span><text:span text:style-name="T149">pavā</text:span><text:span text:style-name="T152">ha</text:span><text:span text:style-name="T149">ṉarkkuttiruvamutukkuttirunallattil kucappeṟṟil mākā- </text:span></text:p>
      <text:p text:style-name="P511"/>
      <text:p text:style-name="P227"><text:span text:style-name="T553">[220.] ṇiyaraikkāṇik</text:span><text:span text:style-name="T553"><text:note text:id="ftn192" text:note-class="footnote"><text:note-citation>192</text:note-citation><text:note-body><text:p text:style-name="Footnote"><text:s/><text:span text:style-name="T542">Idem.</text:span></text:p></text:note-body></text:note></text:span><text:span text:style-name="T553">kiḻaraiyeyaraikkāṇi <text:s/>mu</text:span><text:span text:style-name="T175">nti</text:span><text:span text:style-name="T149">rikai <text:s/>°ikkucappeṟṟil <text:s/>taṭi °iraṇṭāy°araikkāleyaraikkāṇikkiḻ</text:span><text:span text:style-name="T149"><text:note text:id="ftn193" text:note-class="footnote"><text:note-citation>193</text:note-citation><text:note-body><text:p text:style-name="Footnote"><text:s/><text:span text:style-name="T542">Id.</text:span></text:p></text:note-body></text:note></text:span><text:span text:style-name="T242"> </text:span><text:span text:style-name="T149">mukkāley</text:span><text:span text:style-name="T243"> </text:span><text:span text:style-name="T149">mā[k*]kāṇi</text:span><text:span text:style-name="T243"> </text:span><text:span text:style-name="T149">muntirikai</text:span><text:span text:style-name="T243"> </text:span><text:span text:style-name="T152">ga</text:span><text:span text:style-name="T149">-</text:span></text:p>
      <text:p text:style-name="P511"/>
      <text:p text:style-name="P229"><text:span text:style-name="T553">[221.] ṇa</text:span><text:span text:style-name="T152">pa</text:span><text:span text:style-name="T149">tiyārkkuttiruvamutukku tirunallattil kiḻūr</text:span><text:span text:style-name="T149"><text:note text:id="ftn194" text:note-class="footnote"><text:note-citation>194</text:note-citation><text:note-body><text:p text:style-name="Footnote"><text:s/><text:span text:style-name="T199">Kiḻūr</text:span><text:span text:style-name="T210"> : lire </text:span><text:span text:style-name="T199">kīḻūr</text:span><text:span text:style-name="T210">.</text:span></text:p></text:note-body></text:note></text:span><text:span text:style-name="T149"> nāṉku mākkāṇi-yaraikkāṇik</text:span><text:span text:style-name="T149"><text:note text:id="ftn195" text:note-class="footnote"><text:note-citation>195</text:note-citation><text:note-body><text:p text:style-name="Footnote"><text:s/><text:span text:style-name="T199">Kiḻ</text:span><text:span text:style-name="T210"> : lire </text:span><text:span text:style-name="T199">kīḻ</text:span><text:span text:style-name="T210">.</text:span></text:p></text:note-body></text:note></text:span><text:span text:style-name="T149">kiḻaraiye °iraṇṭu mākkāṇi muntirikai turuttiyil °oru mā [cin-/</text:span></text:p>
      <text:p text:style-name="P227"><text:soft-page-break/><text:span text:style-name="T149">[222.] </text:span><text:span text:style-name="T149"><text:note text:id="ftn196" text:note-class="footnote"><text:note-citation>196</text:note-citation><text:note-body><text:p text:style-name="Footnote"><text:s/>Les lignes 222-25 (85-88) sont gravées sur <text:span text:style-name="T49">la face inférieure du même </text:span><text:span text:style-name="T53">kumuda.</text:span></text:p></text:note-body></text:note></text:span><text:span text:style-name="T149">ṉamum] °aiñcaṅkamāṭattirunallattil <text:s/>kāṭukoḷ</text:span><text:span text:style-name="T149"><text:note text:id="ftn197" text:note-class="footnote"><text:note-citation>197</text:note-citation><text:note-body><text:p text:style-name="P6"><text:span text:style-name="T129"><text:s/>Kāṭukoḷ</text:span><text:span text:style-name="T106">: </text:span><text:span text:style-name="T129">SII </text:span><text:span text:style-name="T106">3: 151A donne </text:span><text:span text:style-name="T129">kāṭukāḷ</text:span><text:span text:style-name="T106">, tandis que </text:span><text:span text:style-name="T32">SII </text:span><text:span text:style-name="T9">32 Part 2: 52A donne </text:span><text:span text:style-name="T33">kāṭukoḷ</text:span><text:span text:style-name="T9">.</text:span><text:span text:style-name="T106"> L'état présent de l'inscription à cet endroit rend à nouveau la lecture incertaine, mais il est possible qu'un </text:span><text:span text:style-name="T129">ko</text:span><text:span text:style-name="T106"> ait bien été gravé sur la pierre. Il faut néanmoins lire </text:span><text:span text:style-name="T129">kāṭukāḷ</text:span><text:span text:style-name="T106"> (« Celle de la forêt »), l'un des noms tamouls de la déesse forestière, Vana-Durgā ou <text:s/>Kālī selon les interprétations. Kāṭukāḷ, ou plutôt l'étang qui jouxte son sanctuaire, est en effet mentionné ligne 91 parmi le limites du quartier résidentiel du temple de Tirunallam.</text:span></text:p></text:note-body></text:note></text:span><text:span text:style-name="T149"> koyiliṉ <text:s/>melatu °araiymā mukkāṇiyaraikkāṇik</text:span><text:span text:style-name="T149"><text:note text:id="ftn198" text:note-class="footnote"><text:note-citation>198</text:note-citation><text:note-body><text:p text:style-name="Footnote"><text:s/><text:span text:style-name="T199">Kiḻ</text:span><text:span text:style-name="T210"> : lire </text:span><text:span text:style-name="T199">kīḻ</text:span><text:span text:style-name="T210">.</text:span></text:p></text:note-body></text:note></text:span><text:span text:style-name="T149">kiḻaraiyeyaraikkāl cempiyaṉm[ā]- </text:span></text:p>
      <text:p text:style-name="P511"/>
      <text:p text:style-name="P226"><text:span text:style-name="T553">[223.] </text:span><text:span text:style-name="T152">de</text:span><text:span text:style-name="T149">viyāṉa tirunantavānamuritiṉ</text:span><text:span text:style-name="T149"><text:note text:id="ftn199" text:note-class="footnote"><text:note-citation>199</text:note-citation><text:note-body><text:p text:style-name="P656"><text:span text:style-name="T199"><text:s/>Muritiṉ </text:span><text:span text:style-name="T210">: la boucle du second </text:span><text:span text:style-name="T199">i </text:span><text:span text:style-name="T210">est encore lisible sur la pierre, c'est pourquoi nous suivons l'édition de </text:span><text:span text:style-name="T55">SII </text:span><text:span text:style-name="T47">3: 151A. </text:span><text:span text:style-name="T55">Contra</text:span><text:span text:style-name="T47"> </text:span><text:span text:style-name="T53">SII </text:span><text:span text:style-name="T49">32 Part 2: 52A : </text:span><text:span text:style-name="T55">muritaṉ.</text:span></text:p></text:note-body></text:note></text:span><text:span text:style-name="T149"> vaṭakkil maṉaikaḷum °ira[ṇ*]ṭu mā mukkāṇi mu[ntirikai]kkiḻ</text:span><text:span text:style-name="T149"><text:note text:id="ftn200" text:note-class="footnote"><text:note-citation>200</text:note-citation><text:note-body><text:p text:style-name="Footnote"><text:s/><text:span text:style-name="T199">Kiḻ</text:span><text:span text:style-name="T210"> : lire </text:span><text:span text:style-name="T199">kīḻ</text:span><text:span text:style-name="T210">.</text:span></text:p></text:note-body></text:note></text:span><text:span text:style-name="T149"> nāṉku māvaraikkāṇi °iḷanallattil vaṭakkiṟkuḷan ti[runa]- </text:span></text:p>
      <text:p text:style-name="P511"/>
      <text:p text:style-name="P226"><text:span text:style-name="T553">[224.] llattil nilamuṭpaṭa °araikkāl tirunallattil <text:s/></text:span><text:span text:style-name="T177">śrī</text:span><text:span text:style-name="T152">ga</text:span><text:span text:style-name="T177">ṇḍa</text:span><text:span text:style-name="T152">rādi</text:span><text:span text:style-name="T177">tya</text:span><text:span text:style-name="T149">ṉāna <text:s/>tirunantavāṉaṅkāle kāṇiyaraikk[ā*]ṇi muntirikaikkīḻ °oru mā mukkāṇi </text:span></text:p>
      <text:p text:style-name="P511"/>
      <text:p text:style-name="P226"><text:span text:style-name="T149">[225.] °[u]ttamacoḻaṉāna <text:s/></text:span><text:span text:style-name="T149"><text:note text:id="ftn201" text:note-class="footnote"><text:note-citation>201</text:note-citation><text:note-body><text:p text:style-name="Footnote"><text:s/><text:span text:style-name="T199">Kiḻūr</text:span><text:span text:style-name="T210"> : lire </text:span><text:span text:style-name="T199">kīḻūr</text:span><text:span text:style-name="T210">.</text:span></text:p></text:note-body></text:note></text:span><text:span text:style-name="T149">kiḻū[riṟ] tirunantavāṉamuṉṟu</text:span><text:span text:style-name="T149"><text:note text:id="ftn202" text:note-class="footnote"><text:note-citation>202</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span text:style-name="T149"> mākkāṇi muntirikaik</text:span><text:span text:style-name="T149"><text:note text:id="ftn203" text:note-class="footnote"><text:note-citation>203</text:note-citation><text:note-body><text:p text:style-name="Footnote"><text:s/><text:span text:style-name="T199">Kiḻ</text:span><text:span text:style-name="T210"> : lire </text:span><text:span text:style-name="T199">kīḻ</text:span><text:span text:style-name="T210">.</text:span></text:p></text:note-body></text:note></text:span><text:span text:style-name="T149">kiḻa[raik]kāley muṉṟu</text:span><text:span text:style-name="T149"><text:note text:id="ftn204" text:note-class="footnote"><text:note-citation>204</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span text:style-name="T149"> mākkāṇiyaraikkāṇi muntirikai tiruppatiya[m*]/ </text:span></text:p>
      <text:p text:style-name="P511"/>
      <text:p text:style-name="P226"><text:span text:style-name="T149">[226] </text:span><text:span text:style-name="T149"><text:note text:id="ftn205" text:note-class="footnote"><text:note-citation>205</text:note-citation><text:note-body><text:p text:style-name="Footnote"><text:span text:style-name="T711"><text:s/>Les lignes 226-31 (89-94) sont gravées sur la</text:span><text:span text:style-name="T49"> </text:span><text:span text:style-name="T53">jagatī</text:span><text:span text:style-name="T49"> à droite de la même niche. </text:span></text:p></text:note-body></text:note></text:span><text:span text:style-name="T149">pāṭuvāriruvarkku maṉai muntirikaikki[...] tirukkoyiluṭaiyārkaḷ maṉai °iraṇṭāy °araikkāṇik</text:span><text:span text:style-name="T149"><text:note text:id="ftn206" text:note-class="footnote"><text:note-citation>206</text:note-citation><text:note-body><text:p text:style-name="Footnote"><text:s/><text:span text:style-name="T199">Kiḻ</text:span><text:span text:style-name="T210"> : lire </text:span><text:span text:style-name="T199">kīḻ</text:span><text:span text:style-name="T210">.</text:span></text:p></text:note-body></text:note></text:span><text:span text:style-name="T149">kiḻeṭṭu mā °uvaccarkaḷ maṉai kāṇi mu- </text:span></text:p>
      <text:p text:style-name="P511"/>
      <text:p text:style-name="P226"><text:span text:style-name="T631">[227.] ntirikaikkiḻoṉpatu mā °itaṉ teṟkil </text:span><text:span text:style-name="T177">śrī</text:span><text:span text:style-name="T149">kā(y)</text:span><text:span text:style-name="T177">rya</text:span><text:span text:style-name="T149">ñceyvāṉirukkum maṉai °araikkāṇik</text:span><text:span text:style-name="T149"><text:note text:id="ftn207" text:note-class="footnote"><text:note-citation>207</text:note-citation><text:note-body><text:p text:style-name="Footnote"><text:s/><text:span text:style-name="T199">Idem</text:span><text:span text:style-name="T210">.</text:span></text:p></text:note-body></text:note></text:span><text:span text:style-name="T149">kiḻaraimā muntirikai °umayāpiṭārikku meṟkum </text:span></text:p>
      <text:p text:style-name="P511"/>
      <text:p text:style-name="P226"><text:span text:style-name="T149">[228.] kamukukku vaṭakkum ceruvukkukkiḻakkum kāṭukāḷ kuḷattukkut-teṟkum naṭuvupaṭṭa nilam paḻantevatāṉa °iṟaiyiliyāykkoyilukkup</text:span><text:span text:style-name="T149"><text:note text:id="ftn208" text:note-class="footnote"><text:note-citation>208</text:note-citation><text:note-body><text:p text:style-name="P656"><text:s/><text:span text:style-name="T199">Koyilukkup </text:span><text:span text:style-name="T210">: ce </text:span><text:span text:style-name="T199">p</text:span><text:span text:style-name="T210"> final marquant le </text:span><text:span text:style-name="T199">sandhi</text:span><text:span text:style-name="T210"> avec </text:span><text:span text:style-name="T199">paṇi</text:span><text:span text:style-name="T210"> est bien présent sur la pierre comme indiqué dans </text:span><text:span text:style-name="T55">SII </text:span><text:span text:style-name="T47">3: 151A ; </text:span><text:span text:style-name="T199">contra</text:span><text:span text:style-name="T47"> </text:span><text:span text:style-name="T53">SII </text:span><text:span text:style-name="T49">32 Part 2: 52A : </text:span><text:span text:style-name="T55">koyilukku paṇi</text:span><text:span text:style-name="T49">.</text:span></text:p></text:note-body></text:note></text:span><text:span text:style-name="T149">- paṇice-</text:span></text:p>
      <text:p text:style-name="P460"><text:soft-page-break/>[229.] yvār °irukkum maṭaviḷākam kamukukku meṟkum vāykkālukku vaṭakkum °āḻvārkuḷattukkukkiḻakkuntiruccuṟṟālaikkutteṟkum naṭuvu-paṭṭa nila- </text:p>
      <text:p text:style-name="P541"/>
      <text:p text:style-name="P226"><text:span text:style-name="T149">[230.] m paḻantevatāṉa °iṟaiyiliyāyk</text:span><text:span text:style-name="T149"><text:note text:id="ftn209" text:note-class="footnote"><text:note-citation>209</text:note-citation><text:note-body><text:p text:style-name="P656"><text:span text:style-name="T199"><text:s/>Kuḷattūrttu </text:span><text:span text:style-name="T210">: </text:span><text:span text:style-name="T55">SII </text:span><text:span text:style-name="T47">3: 151A </text:span><text:span text:style-name="T210">donne </text:span><text:span text:style-name="T199">kuḷantūrttu</text:span><text:span text:style-name="T210">, tandis que </text:span><text:span text:style-name="T53">SII </text:span><text:span text:style-name="T49">32 Part 2: 52A donne</text:span><text:span text:style-name="T210"> </text:span><text:span text:style-name="T199">kuḷattūrttu</text:span><text:span text:style-name="T210">. La condition présente de cette portion de texte ne permet pas véritablement de trancher, bien que la seconde lecture semble plus plausible.</text:span></text:p></text:note-body></text:note></text:span><text:span text:style-name="T149">kuḷattūrttukkoyilukkuppaṇiceyvā-rirukkum maṭaviḷākam tirunalla[t*]tuccavaiyār ko- </text:span></text:p>
      <text:p text:style-name="P541"/>
      <text:p text:style-name="P460">[231.] [ṇṭa] poṉṉāl °erikkakkaṭava viḷakku °arai °ivviḷakkiṉukkuccavai-yārkkāka °ivvūr nāvicar tirukkoyiluṭaiyār vacam °āṭṭaiviṭṭamiṭa-</text:p>
      <text:p text:style-name="P541"/>
      <text:p text:style-name="P226"><text:span text:style-name="T149">[232.] </text:span><text:span text:style-name="T149"><text:note text:id="ftn210" text:note-class="footnote"><text:note-citation>210</text:note-citation><text:note-body><text:p text:style-name="P656"><text:s/>Nous ne sommes pas parvenu à localiser les lignes 232-36 (95-99) sur la face nord. Les lignes suivantes sur<text:span text:style-name="T711"> la</text:span><text:span text:style-name="T49"> </text:span><text:span text:style-name="T53">jagatī</text:span><text:span text:style-name="T49"> ne correspondent pas au texte publié.</text:span></text:p></text:note-body></text:note></text:span><text:span text:style-name="T149">kkaṭava kācu nālu °ivvūr tirukkoyiluṭaiyārkaḷ °ivvūr māṭilaṉ kaḷavaṉ keruṭaṉāṉa ta-/</text:span></text:p>
      <text:p text:style-name="P541"/>
      <text:p text:style-name="P226"><text:span text:style-name="T149">[233] mmaṭinampiyiṭaiyum māṭalaṉ kuṉṟaṉakkaṉiṭaiyum °āritaṉ kuṉṟaṉ </text:span><text:span text:style-name="T149"><text:note text:id="ftn211" text:note-class="footnote"><text:note-citation>211</text:note-citation><text:note-body><text:p text:style-name="P656"><text:span text:style-name="T199"><text:s/>Parameccu</text:span><text:span text:style-name="T210">[va*]</text:span><text:span text:style-name="T199">raṉi </text:span><text:span text:style-name="T210">: </text:span><text:span text:style-name="T199">SII </text:span><text:span text:style-name="T210">3: 151A donne </text:span><text:span text:style-name="T199">parameccuraṉi</text:span><text:span text:style-name="T210">, tandis que </text:span><text:span text:style-name="T53">SII </text:span><text:span text:style-name="T49">32 Part 2: 52A donne </text:span><text:span text:style-name="T55">parameccuvariṉi</text:span><text:span text:style-name="T49">.</text:span></text:p></text:note-body></text:note></text:span><text:span text:style-name="T149">parameccu[va*]raṉi- </text:span></text:p>
      <text:p text:style-name="P541"/>
      <text:p text:style-name="P460">[234.] ṭaiyum °āritaṉ kuṉṟaṉ ciṅkaṉi[...] poṉṉālerikkakkaṭava tirunontā- </text:p>
      <text:p text:style-name="P541"/>
      <text:p text:style-name="P226"><text:span text:style-name="T149">[235.] viḷakku muṉṟu</text:span><text:span text:style-name="T149"><text:note text:id="ftn212" text:note-class="footnote"><text:note-citation>212</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span text:style-name="T149"> piḷḷaiyārkku nicca[...]ttukkuttirunallattil matiṭ </text:span><text:span text:style-name="T149"><text:note text:id="ftn213" text:note-class="footnote"><text:note-citation>213</text:note-citation><text:note-body><text:p text:style-name="Footnote"><text:s/><text:span text:style-name="T199">Kiḻ</text:span><text:span text:style-name="T210"> : lire </text:span><text:span text:style-name="T199">kīḻ</text:span><text:span text:style-name="T210">.</text:span></text:p></text:note-body></text:note></text:span><text:span text:style-name="T149">kiḻppāla-</text:span></text:p>
      <text:p text:style-name="P541"/>
      <text:p text:style-name="P226"><text:span text:style-name="T149">[236.] ṉvāyiṉ melai °uṭciṟuvāykkāliṉ vaṭakkil mukkāṇikkiḻ</text:span><text:span text:style-name="T149"><text:note text:id="ftn214" text:note-class="footnote"><text:note-citation>214</text:note-citation><text:note-body><text:p text:style-name="Footnote"><text:s/><text:span text:style-name="T542">Idem.</text:span></text:p></text:note-body></text:note></text:span><text:span text:style-name="T149"> nāṉku […]</text:span><text:span text:style-name="T149"><text:note text:id="ftn215" text:note-class="footnote"><text:note-citation>215</text:note-citation><text:note-body><text:p text:style-name="P656"><text:span text:style-name="T49"><text:s/>Selon </text:span><text:span text:style-name="T55">SII </text:span><text:span text:style-name="T47">3: 151A</text:span><text:span text:style-name="T49"> (n. 1 p. 316) l'inscription s'arrête ici pour la face nord et se poursuit sur la face est, sous les lignes 132 à 137 de </text:span><text:span text:style-name="T55">SII </text:span><text:span text:style-name="T47">3: 151</text:span><text:span text:style-name="T49"> et les lignes 17 à 22 de </text:span><text:span text:style-name="T55">SII </text:span><text:span text:style-name="T47">3: 151</text:span><text:span text:style-name="T49">A. Deux lignes sont effectivement gravées sous la </text:span><text:span text:style-name="T53">jagatī </text:span><text:span text:style-name="T49">de la face est, sur la face visible de l'</text:span><text:span text:style-name="T53">upāna</text:span><text:span text:style-name="T49">. Malheureusement, seuls quelques </text:span><text:span text:style-name="T53">akṣara</text:span><text:span text:style-name="T49"> sont encore lisibles par endroits. Compte tenu du fait que cette ligne 236 s'achève par </text:span><text:span text:style-name="T55">nāṉku</text:span><text:span text:style-name="T49"> et que la suivante débute par </text:span><text:span text:style-name="T55">orumāvāka</text:span><text:span text:style-name="T49">, une portion de texte est très vraisemblablement manquante.</text:span></text:p></text:note-body></text:note></text:span></text:p>
      <text:p text:style-name="P541"/>
      <text:p text:style-name="P226"><text:span text:style-name="T553">[237.] °[o]ru māvāka [vanta] nilam taṭi</text:span><text:span text:style-name="T149">[...] nilam [...] °i[n*][ni]lam °o[ru] māvaraikkā[ṇi] [...]ṟu mākkāṇi[yum <text:s/>n]āṅkaḷ °iṟaiyiliccik[ku]ṭuttu </text:span><text:soft-page-break/><text:span text:style-name="T149">°itte[var paṇ]ṭārattu <text:s/>°ittevar kaṉmikaḷ <text:s/>tarakkoṇṭa <text:s/>kācu <text:s/>20[m] °āka koṇṭa kācu 100 °ikkācu nūṟuṅkoṇṭu °i[n*]nilaṅkaḷāl vanta tiruvāca[li]ṟ ponta ku/ṭi [maiyum] °ūriṭuvari pala[...][ve]ṭṭi [mu]ṭṭai </text:span></text:p>
      <text:p text:style-name="P581"/>
      <text:p text:style-name="P226"><text:span text:style-name="T631">[238.] [ko]ṇṭu <text:s/>mutal <text:s/>nāṉkaḷe <text:s/>°[iṟu]k[ka][k*][ka]ṭav[o]māka <text:s text:c="2"/>°itte[varkkuc]cantirātittavaṟ [...] [°i]ṟaiyiliccukkalveṭṭuvi[ttu]k- kuṭutto[m <text:s/>tiru]nallattu </text:span><text:span text:style-name="T152">sabhai</text:span><text:span text:style-name="T149">yom <text:s/>paṉm</text:span><text:span text:style-name="T152">āhe</text:span><text:span text:style-name="T177">śva</text:span><text:span text:style-name="T152">ra rakṣai </text:span><text:span text:style-name="Emphasis"><text:span text:style-name="T329">❘❘❘</text:span></text:span><text:span text:style-name="T149"> —</text:span></text:p>
      <text:p text:style-name="P647"/>
      <text:p text:style-name="P650"><text:span text:style-name="Emphasis"><text:span text:style-name="T275">----------------------------------</text:span></text:span></text:p>
      <text:p text:style-name="P293"><text:span text:style-name="Emphasis"><text:span text:style-name="T440"/></text:span></text:p>
      <text:p text:style-name="P292"><text:span text:style-name="Emphasis"><text:span text:style-name="T440"/></text:span></text:p>
      <text:h text:style-name="Heading_20_2" text:outline-level="2"><text:span text:style-name="Emphasis"><text:span text:style-name="T440">Ins. </text:span></text:span><text:span text:style-name="T1">6</text:span><text:span text:style-name="Emphasis"><text:span text:style-name="T444"> </text:span></text:span><text:span text:style-name="Emphasis"><text:span text:style-name="T448">Kōyil-Tēvarāyaṉ-Pēṭṭai</text:span></text:span><text:span text:style-name="Emphasis"><text:span text:style-name="T463">1</text:span></text:span><text:span text:style-name="Emphasis"><text:span text:style-name="T454"> </text:span></text:span><text:span text:style-name="Emphasis"><text:span text:style-name="T445">[</text:span></text:span><text:span text:style-name="Emphasis"><text:span text:style-name="T446">Tiruccelūr</text:span></text:span><text:span text:style-name="Emphasis"><text:span text:style-name="T445">]</text:span></text:span><text:span text:style-name="Emphasis"><text:span text:style-name="T442"> </text:span></text:span></text:h>
      <text:p text:style-name="P281"/>
      <text:p text:style-name="P686"><text:span text:style-name="Emphasis"><text:span text:style-name="T637"/></text:span></text:p>
      <text:p text:style-name="P617"><text:span text:style-name="Emphasis"><text:span text:style-name="T688"/></text:span></text:p>
      <text:p text:style-name="P617"><text:span text:style-name="Emphasis"><text:span text:style-name="T688"/></text:span></text:p>
      <text:p text:style-name="P287">[1.] <text:note text:id="ftn216" text:note-class="footnote"><text:note-citation>216</text:note-citation><text:note-body><text:p text:style-name="P656"><text:s/><text:span text:style-name="T711">Les 42 premières lignes de l'épigraphe sont gravées sur la portion de</text:span><text:span text:style-name="Emphasis"><text:span text:style-name="T290"> </text:span></text:span><text:span text:style-name="Emphasis"><text:span text:style-name="T284">bāhyabhitti</text:span></text:span><text:span text:style-name="Emphasis"><text:span text:style-name="T290"> coincée entre le </text:span></text:span><text:span text:style-name="Emphasis"><text:span text:style-name="T285">pañjarakoṣṭha</text:span></text:span><text:span text:style-name="Emphasis"><text:span text:style-name="T292"> et le premier </text:span></text:span><text:span text:style-name="Emphasis"><text:span text:style-name="T285">kāl</text:span></text:span><text:span text:style-name="Emphasis"><text:span text:style-name="T292"> de la niche de </text:span></text:span><text:span text:style-name="Emphasis"><text:span text:style-name="T289">Viṣṇu.</text:span></text:span></text:p></text:note-body></text:note><text:span text:style-name="T545">svasti śrī</text:span><text:span text:style-name="T1"> </text:span><text:s/>[<text:span text:style-name="Emphasis"><text:span text:style-name="T442">❘❘</text:span></text:span>*] koppa/rake<text:span text:style-name="T1">sa</text:span>ripa<text:span text:style-name="T545">nma</text:span>ṟ<text:span text:style-name="T542">kku</text:span> yā-</text:p>
      <text:p text:style-name="P116"><text:span text:style-name="T554">[2.] ṇṭu [9] °āva/tu </text:span><text:span text:style-name="T141">rājagesa</text:span><text:span text:style-name="T147">ricca-/</text:span></text:p>
      <text:p text:style-name="P116"><text:span text:style-name="T147">[3.] tu</text:span><text:span text:style-name="T171">rve</text:span><text:span text:style-name="T141">di</text:span><text:span text:style-name="T147">maṅka-</text:span></text:p>
      <text:p text:style-name="P368">[4.] lattu tiruccelū-</text:p>
      <text:p text:style-name="P368">[5.] r °āḻvār<text:span text:style-name="T542">kku</text:span> ka-</text:p>
      <text:p text:style-name="P368">[6.] ṇṭarātitta-</text:p>
      <text:p text:style-name="P368">[7.] ṉmaturān-</text:p>
      <text:p text:style-name="P116"><text:span text:style-name="T147">[8.] takaṉ </text:span><text:span text:style-name="T557">śrī</text:span><text:span text:style-name="T554">°u-</text:span></text:p>
      <text:p text:style-name="P116"><text:span text:style-name="T554">[9.] </text:span><text:span text:style-name="T147">ttamacoḻar-</text:span></text:p>
      <text:p text:style-name="P116"><text:span text:style-name="T147">[10.] kk</text:span><text:span text:style-name="T554">āka °ivaraittiru-</text:span></text:p>
      <text:p text:style-name="P116"><text:span text:style-name="T554">[11.] vayiṟu v</text:span><text:span text:style-name="T147">āyttaru-</text:span></text:p>
      <text:p text:style-name="P368">[12.] ḷiṉa °uṭaiyapirāṭṭi-</text:p>
      <text:p text:style-name="P116"><text:soft-page-break/><text:span text:style-name="T147">[13.] yār </text:span><text:span text:style-name="T141">saṃ</text:span><text:span text:style-name="T147">kirā-</text:span></text:p>
      <text:p text:style-name="P116"><text:span text:style-name="T147">[14.] </text:span><text:span text:style-name="T168">nti</text:span><text:span text:style-name="T147"> toṟumu</text:span><text:span text:style-name="T168">tta</text:span><text:span text:style-name="T147">-</text:span></text:p>
      <text:p text:style-name="P368">[15.] [ṭi] nūṟṟeṭṭuk-</text:p>
      <text:p text:style-name="P368">[16.] kalaicam <text:span text:style-name="T545">sna</text:span>ma-</text:p>
      <text:p text:style-name="P368">[17.] namāṭiyāruḷa-</text:p>
      <text:p text:style-name="P368">[18.] vum °aṟṟai-</text:p>
      <text:p text:style-name="P368">[19.] nāḷāl peru-</text:p>
      <text:p text:style-name="P368">[20.] ntiruvamutu</text:p>
      <text:p text:style-name="P368">[21.] ceytaruḷavum °ō-</text:p>
      <text:p text:style-name="P368">[22.] raṇai tirupparicaṭṭa-</text:p>
      <text:p text:style-name="P368">[23.] m cāttiyaruḷavum °a-</text:p>
      <text:p text:style-name="P368">[24.] <text:span text:style-name="T1">bhiṣe</text:span>kañceyta nam-</text:p>
      <text:p text:style-name="P368">[25.] pi<text:span text:style-name="T542">kku </text:span><text:span text:style-name="T1">pūjai</text:span><text:span text:style-name="T542">kku</text:span>mākak-</text:p>
      <text:p text:style-name="P368">[26.] koṇṭu kuṭutta nila-</text:p>
      <text:p text:style-name="P368">[27.] māvaṉa °ivvūr na-</text:p>
      <text:p text:style-name="P368">[28.] ratoṅkacceri pu-</text:p>
      <text:p text:style-name="P368">[29.] <text:span text:style-name="T722">ḷḷama</text:span>ṅkalattu</text:p>
      <text:p text:style-name="P368">[30.] pālāciriyaṉ<text:span text:style-name="T1">bha</text:span>ṭṭa-</text:p>
      <text:p text:style-name="P368">[31.] ṉ c<text:span text:style-name="T722">a</text:span>ṅkaraṉpūvatta-</text:p>
      <text:p text:style-name="P368">[32.] ṉumivaṉ tampi c<text:span text:style-name="T722">a</text:span>ṅkara-</text:p>
      <text:p text:style-name="P368">[33.] ṉcāttaṉumivviruva-</text:p>
      <text:p text:style-name="P368">[34.] rum viṟṟuttanta nilamā-</text:p>
      <text:p text:style-name="P368">[35.] vaṉa °ivvūr naratoṅkava-</text:p>
      <text:p text:style-name="P368"><text:soft-page-break/>[36.] ti<text:span text:style-name="T542">kku</text:span> meṟ<text:span text:style-name="T542">kku</text:span> 4 °āṅkaṇṇā-</text:p>
      <text:p text:style-name="P368">[37.] ṟṟu<text:span text:style-name="T1"> </text:span><text:span text:style-name="T545">śrī</text:span>kaṇṭavāykkālu<text:span text:style-name="T542">kku</text:span></text:p>
      <text:p text:style-name="P368">[38.] teṟ<text:span text:style-name="T542">kku</text:span> 3 °ā<text:span text:style-name="T722">ñcatirattu(k) °i-</text:span></text:p>
      <text:p text:style-name="P368"><text:span text:style-name="T722">[39.] </text:span>ḻakkaṭaiya nāṅka<text:span text:style-name="T722">ḷe</text:span>ṅ[ka]-</text:p>
      <text:p text:style-name="P368">[40.] ṇampi pa<text:span text:style-name="T542">kka</text:span>l kūṟupeṟṟu-</text:p>
      <text:p text:style-name="P368">[41.] ṭaiya nīla[m<text:span text:style-name="T723">*</text:span>] <text:span text:style-name="T712">{**</text:span><text:note text:id="ftn217" text:note-class="footnote"><text:note-citation>217</text:note-citation><text:note-body><text:p text:style-name="Footnote"><text:s/>Ceci signale une occurrence de symboles mathématiques dont nous ignorons la valeur.</text:p></text:note-body></text:note><text:span text:style-name="T712">}</text:span>m °ivvati-</text:p>
      <text:p text:style-name="P368">[42.] kke <text:s/>meṟ<text:span text:style-name="T542">kku</text:span> 3 °āṅkaṇṇā-/</text:p>
      <text:p text:style-name="P368">[43.] <text:note text:id="ftn218" text:note-class="footnote"><text:note-citation>218</text:note-citation><text:note-body><text:p text:style-name="P656"><text:s/>Les lignes 43 à 73 sont gravées entre les deux <text:span text:style-name="T542">kāl</text:span> qui encadrent la petite figure se tenant à la droite de <text:span text:style-name="Emphasis"><text:span text:style-name="T289">Viṣṇu.</text:span></text:span> <text:s text:c="2"/></text:p></text:note-body></text:note>ṟṟu co-</text:p>
      <text:p text:style-name="P368">[44.] ḻacū<text:span text:style-name="T722">ḷ</text:span>āma-</text:p>
      <text:p text:style-name="P368">[45.] ṇivāy<text:span text:style-name="T542">kk</text:span>ā-</text:p>
      <text:p text:style-name="P368">[46.] lu<text:span text:style-name="T542">kku</text:span> te-</text:p>
      <text:p text:style-name="P368">[47.] ṟ<text:span text:style-name="T542">kku</text:span> 1 catirattu </text:p>
      <text:p text:style-name="P368">[48.] kiḻa<text:span text:style-name="T542">kka</text:span>ṭai<text:span text:style-name="T542">nta</text:span> 3 <text:span text:style-name="T724">mā</text:span><text:span text:style-name="T725"><text:note text:id="ftn219" text:note-class="footnote"><text:note-citation>219</text:note-citation><text:note-body><text:p text:style-name="Footnote"><text:s/><text:span text:style-name="T542">Mā</text:span> est ici exprimé par son symbole (<text:span text:style-name="T726">ப</text:span>).</text:p></text:note-body></text:note></text:span></text:p>
      <text:p text:style-name="P368">[49.] māvil meṟkaṭai-</text:p>
      <text:p text:style-name="P368">[50.] ya <text:s/>kūṟupeṟṟuṭai-</text:p>
      <text:p text:style-name="P368">[51.] ya nilam <text:span text:style-name="T712">{**}</text:span>yum-</text:p>
      <text:p text:style-name="P368">[52.] maṉoramacceri <text:note text:id="ftn220" text:note-class="footnote"><text:note-citation>220</text:note-citation><text:note-body><text:p text:style-name="Footnote"><text:s/><text:span text:style-name="T586">K</text:span><text:span text:style-name="T191">iḻ</text:span><text:span text:style-name="T203"> : lire </text:span><text:span text:style-name="T191">kīḻ.</text:span></text:p></text:note-body></text:note>kiḻ-</text:p>
      <text:p text:style-name="P368">[53.] maṇalūr pāratāyaṉ-</text:p>
      <text:p text:style-name="P368">[54.] paṟpaṉāpaṉ <text:span text:style-name="T1">jā</text:span>ta-</text:p>
      <text:p text:style-name="P368">[55.] vetaṉ <text:span text:style-name="T545">br</text:span><text:span text:style-name="T1">ā</text:span><text:span text:style-name="T545">hma</text:span>ṇi</text:p>
      <text:p text:style-name="P368">[56.] vā<text:span text:style-name="T1">sude</text:span>vaṉ kaṇ-</text:p>
      <text:p text:style-name="P368"><text:soft-page-break/>[57.] ṇai viṟṟuta<text:span text:style-name="T542">nta</text:span> nila-</text:p>
      <text:p text:style-name="P368">[58.] māvatu °ivati<text:span text:style-name="T542">kke</text:span><text:note text:id="ftn221" text:note-class="footnote"><text:note-citation>221</text:note-citation><text:note-body><text:p text:style-name="P656"><text:s/>Ce -<text:span text:style-name="T542">kke</text:span> et les suivants sont notés au moyen d'une ligature (<text:span text:style-name="T727">கெக</text:span>) qui constitue théoriquement une entorse à la graphie commune, c.-à-d. le -<text:span text:style-name="T542">e</text:span>- placé entre la paire de <text:span text:style-name="T542">kk </text:span><text:span text:style-name="T615">(</text:span><text:span text:style-name="T616">ககெ</text:span><text:span text:style-name="T615">)</text:span>.</text:p></text:note-body></text:note> me-</text:p>
      <text:p text:style-name="P368">[59.] ṟ<text:span text:style-name="T542">kku</text:span> 2ṭāṅkaṇṇāṟ-</text:p>
      <text:p text:style-name="P368">[60.] ṟu °ivvāykkālu<text:span text:style-name="T542">kke </text:span></text:p>
      <text:p text:style-name="P368">[61.] teṟ<text:span text:style-name="T542">kku</text:span> 2ṭāñcatirat-</text:p>
      <text:p text:style-name="P368"><text:span text:style-name="T722">[62.] tu va</text:span>ṭa<text:span text:style-name="T542">kka</text:span>ṭai<text:span text:style-name="T722">ñca </text:span>3 <text:span text:style-name="T724">mā</text:span>- </text:p>
      <text:p text:style-name="P368">[63.] vil kiḻa<text:span text:style-name="T542">kka</text:span>ṭaiya 2 <text:span text:style-name="T724">mā</text:span>-</text:p>
      <text:p text:style-name="P368">[64.] vummaṉorama-</text:p>
      <text:p text:style-name="P368">[65.] cceri nāraṇa-</text:p>
      <text:p text:style-name="P368">[66.] maṅkalat-</text:p>
      <text:p text:style-name="P368">[67.] tu vāra<text:span text:style-name="T542">kki</text:span>-</text:p>
      <text:p text:style-name="P368">[68.] yaṉ <text:span text:style-name="T1">jā-</text:span></text:p>
      <text:p text:style-name="P368">[69.] <text:span text:style-name="T1">da</text:span>vetaṉ-</text:p>
      <text:p text:style-name="P368">[70.] koṟṟaṉ vi-</text:p>
      <text:p text:style-name="P368">[71.] ṟṟuta<text:span text:style-name="T542">nta</text:span> ni-</text:p>
      <text:p text:style-name="P368">[72.] lamāvatu °i-</text:p>
      <text:p text:style-name="P376"><text:span text:style-name="T722">[73.] vati[k]ke /<text:line-break/>[74.] </text:span><text:span text:style-name="T722"><text:note text:id="ftn222" text:note-class="footnote"><text:note-citation>222</text:note-citation><text:note-body><text:p text:style-name="P656"><text:s/>Les lignes 74 à 106 sont gravées entre les deux <text:span text:style-name="T542">kāl</text:span> encadrant la petite figure à la gauche de <text:span text:style-name="Emphasis"><text:span text:style-name="T289">Viṣṇu.</text:span></text:span> </text:p></text:note-body></text:note></text:span><text:span text:style-name="T722">meṟ-<text:line-break/>[75.] </text:span><text:span text:style-name="T544">kku</text:span><text:span text:style-name="T722"> 7 °ā-<text:line-break/>[76.] ṅkaṇ-<text:line-break/>[77.] ṇāṟṟu<text:line-break/></text:span><text:soft-page-break/><text:span text:style-name="T722">[78.] </text:span><text:span text:style-name="T3">rāja</text:span><text:span text:style-name="T722">ke</text:span><text:span text:style-name="T3">sa</text:span><text:span text:style-name="T722">rivā-<text:line-break/>[79.] ykkālu</text:span><text:span text:style-name="T544">kku</text:span><text:span text:style-name="T722"> te-<text:line-break/>[80.] ṟ</text:span><text:span text:style-name="T544">kku</text:span><text:span text:style-name="T722"> 4 °āñcati-<text:line-break/>[81.] rattu teṟkaṭai-<text:line-break/>[82.] </text:span><text:span text:style-name="T544">nta</text:span><text:span text:style-name="T722"> </text:span><text:span text:style-name="T712">{**} </text:span><text:span text:style-name="T722">māvil me-</text:span></text:p>
      <text:p text:style-name="P368"><text:span text:style-name="T722">[83.] </text:span>ṟ<text:span text:style-name="T542">kka</text:span>ṭaiya 3<text:span text:style-name="T724">mā</text:span>vum</text:p>
      <text:p text:style-name="P368">[84.] coḻacū<text:span text:style-name="T722">ḷ</text:span>āmaṇicce-</text:p>
      <text:p text:style-name="P368">[85.] ri poṉṉār °aiyya-</text:p>
      <text:p text:style-name="P368">[86.] ṉaṭi kaṉnarateva-</text:p>
      <text:p text:style-name="P368">[87.] paṭṭaṉ viṟṟuta<text:span text:style-name="T542">nta</text:span></text:p>
      <text:p text:style-name="P368">[88.] nilamāvatu °ivati-</text:p>
      <text:p text:style-name="P368">[89.] <text:span text:style-name="T542">kk</text:span>e meṟ<text:span text:style-name="T542">kku</text:span> 8 °āṅ-</text:p>
      <text:p text:style-name="P368">[90.] kaṇṇāṟṟu <text:span text:style-name="T545">śrī</text:span>kaṇṭa-</text:p>
      <text:p text:style-name="P368">[91.] vāy<text:span text:style-name="T542">kk</text:span>ālu<text:span text:style-name="T542">kku</text:span> teṟk[ku]</text:p>
      <text:p text:style-name="P368">[92.] 2 °ā<text:span text:style-name="T722">ñcatirattu va</text:span>ṭa-</text:p>
      <text:p text:style-name="P368">[93.] <text:span text:style-name="T542">kka</text:span>ṭaiya nāṉmā ni-</text:p>
      <text:p text:style-name="P368">[94] kki<text:note text:id="ftn223" text:note-class="footnote"><text:note-citation>223</text:note-citation><text:note-body><text:p text:style-name="Footnote"><text:s/><text:span text:style-name="T542">Nikki</text:span> : lire <text:span text:style-name="T542">nīkki</text:span>.</text:p></text:note-body></text:note> °itiṉoṭumaṭai-</text:p>
      <text:p text:style-name="P368">[95.] ya 2 <text:span text:style-name="T724">mā</text:span>vum °ivur<text:note text:id="ftn224" text:note-class="footnote"><text:note-citation>224</text:note-citation><text:note-body><text:p text:style-name="Footnote"><text:s/><text:span text:style-name="T542">Ivur</text:span> : lire <text:span text:style-name="T542">ivvūr.</text:span></text:p></text:note-body></text:note> ma-</text:p>
      <text:p text:style-name="P368">[96.] <text:span text:style-name="T545">dhyasta</text:span>ṉ<text:note text:id="ftn225" text:note-class="footnote"><text:note-citation>225</text:note-citation><text:note-body><text:p text:style-name="Footnote"><text:s/><text:span text:style-name="T542">Madhyastaṉ</text:span> : lire <text:span text:style-name="T542">madhyasthaṉ.</text:span></text:p></text:note-body></text:note> 300vaṉ</text:p>
      <text:p text:style-name="P368">[97.] tiruveṅkaṭam</text:p>
      <text:p text:style-name="P368">[98.] viṟṟuta<text:span text:style-name="T542">nta</text:span> ni-</text:p>
      <text:p text:style-name="P368">[99.] lamāvatu </text:p>
      <text:p text:style-name="P368"><text:soft-page-break/>[100.] °āti<text:span text:style-name="T542">tta</text:span>va-</text:p>
      <text:p text:style-name="P368">[101.] ti<text:span text:style-name="T542">kku</text:span> meṟ-</text:p>
      <text:p text:style-name="P368">[102.] <text:span text:style-name="T542">kku</text:span> °eḻāṅka-</text:p>
      <text:p text:style-name="P368">[103.] ṇṇāṟṟu co-</text:p>
      <text:p text:style-name="P368">[104.] ḻacū<text:span text:style-name="T722">ḷ</text:span>āmaṇi-</text:p>
      <text:p text:style-name="P368">[105.] vāy[k*]kālu<text:span text:style-name="T542">kku</text:span></text:p>
      <text:p text:style-name="P368">[106.] teṟ<text:span text:style-name="T542">kku</text:span> 2-/</text:p>
      <text:p text:style-name="P505"/>
      <text:p text:style-name="P401">[107.]<text:note text:id="ftn226" text:note-class="footnote"><text:note-citation>226</text:note-citation><text:note-body><text:p text:style-name="Footnote"><text:s/>Les lignes 107 à 109 sont gravées sur la <text:span text:style-name="T542">paṭṭikā</text:span>.</text:p></text:note-body></text:note> °ā<text:span text:style-name="T722">ñcatira</text:span><text:span text:style-name="T544">ttu</text:span><text:span text:style-name="T722"> va</text:span>ṭa<text:span text:style-name="T542">k</text:span><text:span text:style-name="T544">k</text:span><text:span text:style-name="T542">a</text:span>ṭai/ya 4vum para/ke<text:span text:style-name="T1">sa</text:span>ricceri korovi tiruveṇkāṭa<text:span text:style-name="T545">kra</text:span><text:span text:style-name="T1">ma</text:span>vi<text:span text:style-name="T542">tta</text:span>ṉummivaṉṟampimārum viṟṟuta<text:span text:style-name="T542">nta</text:span> nilamāvatu [kāma]tevavati<text:span text:style-name="T542">kku</text:span>kkiḻa<text:span text:style-name="T542">kku</text:span> 5 °āṅkaṇ-</text:p>
      <text:p text:style-name="P506"/>
      <text:p text:style-name="P402">[108.] ṇāṟṟu rā<text:span text:style-name="T1">ja</text:span>ke<text:span text:style-name="T1">sa</text:span>rivā/y<text:span text:style-name="T542">kk</text:span>ālu<text:span text:style-name="T542">kku</text:span> / teṟ<text:span text:style-name="T542">kku</text:span> 3 °ā<text:span text:style-name="T722">ñcatira</text:span><text:span text:style-name="T544">ttu</text:span><text:span text:style-name="T722"> m</text:span>eṟ<text:span text:style-name="T542">kka</text:span>ṭai<text:span text:style-name="T722">ñca </text:span><text:span text:style-name="T712">{**}</text:span> māvil teṟ<text:span text:style-name="T542">kka</text:span>ṭaiya 3 <text:span text:style-name="T724">mā</text:span> māvu[m] maṉoramacce[ri ko]ṭṭaiyūr cāvā<text:span text:style-name="T542">nti</text:span> rāmateva-</text:p>
      <text:p text:style-name="P506"/>
      <text:p text:style-name="P402">[109.] ṉ <text:span text:style-name="T545">śrī</text:span>vā<text:span text:style-name="T1">sude</text:span>va/numivaṉ / tampimārum viṟṟuta<text:span text:style-name="T542">nta</text:span> nilam [mā]tevati<text:span text:style-name="T542">kku</text:span> kiḻa<text:span text:style-name="T542">kku</text:span> °eḻāṅkaṇṇāṟṟu rā<text:span text:style-name="T1">ja</text:span>ke<text:span text:style-name="T1">sa</text:span>rivāy<text:span text:style-name="T542">kk</text:span>ālu[<text:span text:style-name="T542">kku</text:span>]<text:line-break/>teṟ<text:span text:style-name="T542">kku</text:span><text:note text:id="ftn227" text:note-class="footnote"><text:note-citation>227</text:note-citation><text:note-body><text:p text:style-name="Footnote"><text:s/><text:span text:style-name="T199">Teṟkku</text:span><text:span text:style-name="T210"> :</text:span><text:span text:style-name="T199"> contra </text:span><text:span text:style-name="Emphasis"><text:span text:style-name="T283">SII </text:span></text:span><text:span text:style-name="Emphasis"><text:span text:style-name="T289">19: 235 ; et </text:span></text:span><text:span text:style-name="Emphasis"><text:span text:style-name="T283">SII</text:span></text:span><text:span text:style-name="Emphasis"><text:span text:style-name="T289"> 32 Part 2: 64 : </text:span></text:span><text:span text:style-name="T199">teṟku.</text:span></text:p></text:note-body></text:note> 2 °ā<text:span text:style-name="T722">ñcatira</text:span><text:span text:style-name="T544">ttu</text:span><text:span text:style-name="T722"> te</text:span>ṟ<text:span text:style-name="T542">kka</text:span>ṭai-/</text:p>
      <text:p text:style-name="P506"/>
      <text:p text:style-name="P402">[110.] <text:note text:id="ftn228" text:note-class="footnote"><text:note-citation>228</text:note-citation><text:note-body><text:p text:style-name="Footnote"><text:s/>Les lignes 110 à 112 sont gravées sur la face supérieure du <text:span text:style-name="T542">kumuda.</text:span></text:p></text:note-body></text:note>ya <text:s/>3 <text:span text:style-name="T724">mā</text:span> <text:s/>māvum naratoṅkacceri puḷḷamaṅkalattu vārakkiyaṉ nārāyaṇaṉ mācentaṉ viṟṟuta<text:span text:style-name="T542">nta</text:span> nilam mātevati<text:span text:style-name="T542">kku</text:span> kiḻa<text:span text:style-name="T542">kku</text:span> 1</text:p>
      <text:p text:style-name="P506"/>
      <text:p text:style-name="P144"><text:span text:style-name="T147">[111.] kaṇṇāṟṟu <text:s/></text:span><text:span text:style-name="T171">śrī</text:span><text:span text:style-name="T147">kaṇṭavāy</text:span><text:span text:style-name="T168">kk</text:span><text:span text:style-name="T147">ālu</text:span><text:span text:style-name="T168">kku</text:span><text:span text:style-name="T147"> teṟ</text:span><text:span text:style-name="T168">kku</text:span><text:span text:style-name="T147"><text:note text:id="ftn229" text:note-class="footnote"><text:note-citation>229</text:note-citation><text:note-body><text:p text:style-name="Footnote"><text:s/><text:span text:style-name="T199">Teṟkku</text:span><text:span text:style-name="T210"> :</text:span><text:span text:style-name="T199"> contra </text:span><text:span text:style-name="Emphasis"><text:span text:style-name="T283">SII </text:span></text:span><text:span text:style-name="Emphasis"><text:span text:style-name="T289">19: 235 ; et </text:span></text:span><text:span text:style-name="Emphasis"><text:span text:style-name="T283">SII</text:span></text:span><text:span text:style-name="Emphasis"><text:span text:style-name="T289"> 32 Part 2: 64 : </text:span></text:span><text:span text:style-name="T199">teṟku.</text:span></text:p></text:note-body></text:note></text:span><text:span text:style-name="T147"> <text:s/>mutaṟcatira</text:span><text:span text:style-name="T168">ttu</text:span><text:span text:style-name="T147"> meṟ</text:span><text:span text:style-name="T168">kka</text:span><text:span text:style-name="T147">ṭaiñca </text:span><text:span text:style-name="T232">{***}</text:span><text:span text:style-name="T147"> māvil vaṭa</text:span><text:span text:style-name="T168">kka</text:span><text:span text:style-name="T147">ṭaiñca 3 </text:span><text:span text:style-name="T162">mā</text:span><text:span text:style-name="T147"> māvil teṟ</text:span><text:span text:style-name="T168">kka</text:span><text:span text:style-name="T147">ṭaiya</text:span></text:p>
      <text:p text:style-name="P506"/>
      <text:p text:style-name="P144"><text:span text:style-name="T147">[112.] </text:span><text:span text:style-name="T232">{***} </text:span><text:span text:style-name="T69">[</text:span><text:span text:style-name="Emphasis"><text:span text:style-name="T328">❘</text:span></text:span><text:span text:style-name="T69">*] </text:span><text:span text:style-name="T147">yāṇṭu 9 °āvatu cantirātittavaṟ °iṭṭa ceppu</text:span><text:span text:style-name="T168">kka</text:span><text:span text:style-name="T147">laiyam 108ṉāl niṟai […]</text:span><text:span text:style-name="T147"><text:note text:id="ftn230" text:note-class="footnote"><text:note-citation>230</text:note-citation><text:note-body><text:p text:style-name="P656"><text:s/>Le texte, dont les deux dernières lignes ne sont quasiment plus lisibles à l'œil nu, semble s'arrêter ici bien que de l'espace vierge soit encore disponible sur la pierre. Il s'agit par conséquent très vraisemblablement d'une épigraphe inachevée. </text:p></text:note-body></text:note></text:span></text:p>
      <text:h text:style-name="Heading_20_2" text:outline-level="2"><text:soft-page-break/><text:span text:style-name="Emphasis"><text:span text:style-name="T440">Ins. 7</text:span></text:span><text:span text:style-name="Emphasis"><text:span text:style-name="T444"> </text:span></text:span><text:span text:style-name="Emphasis"><text:span text:style-name="T448">Tirukkōṭikkāval</text:span></text:span><text:span text:style-name="Emphasis"><text:span text:style-name="T463">1 </text:span></text:span><text:span text:style-name="Emphasis"><text:span text:style-name="T455">[</text:span></text:span><text:span text:style-name="Emphasis"><text:span text:style-name="T454">Kōṭikā - KV37</text:span></text:span><text:span text:style-name="Emphasis"><text:span text:style-name="T455">]</text:span></text:span><text:span text:style-name="Emphasis"><text:span text:style-name="T442"> </text:span></text:span></text:h>
      <text:p text:style-name="P292"><text:span text:style-name="Emphasis"><text:span text:style-name="T471"/></text:span></text:p>
      <text:p text:style-name="P702"><text:span text:style-name="Emphasis"><text:span text:style-name="T689"/></text:span></text:p>
      <text:p text:style-name="P617"><text:span text:style-name="Emphasis"><text:span text:style-name="T701"/></text:span></text:p>
      <text:p text:style-name="P164"><text:span text:style-name="T69">[1.] </text:span><text:span text:style-name="T69"><text:note text:id="ftn231" text:note-class="footnote"><text:note-citation>231</text:note-citation><text:note-body><text:p text:style-name="P656"><text:s/><text:span text:style-name="T84">Les quatre premières lignes s'étendent sur la </text:span><text:span text:style-name="T87">paṭṭikā</text:span><text:span text:style-name="T84"> et les trois restantes sur le </text:span><text:span text:style-name="T87">kumuda</text:span><text:span text:style-name="T84">. Comme c'est parfois le cas, la casse du</text:span><text:span text:style-name="T713"> </text:span><text:span text:style-name="T588">svasti śrī</text:span><text:span text:style-name="T600"> est deux fois plus importante que celle utilisée dans le reste de l'inscription.</text:span></text:p></text:note-body></text:note></text:span><text:span text:style-name="T78">svasti śrī</text:span><text:span text:style-name="T81"> </text:span><text:span text:style-name="T69">[</text:span><text:span text:style-name="Emphasis"><text:span text:style-name="T328">❘❘</text:span></text:span><text:span text:style-name="T69">*] kopparakecaripaṉma[r*]kku yāṇṭu 11 °āvatu vaṭakarai nallāṟṟūrnāṭṭu tiru[k*]koṭikāv[i]l[</text:span><text:span text:style-name="T73">ma</text:span><text:span text:style-name="T69">]</text:span><text:span text:style-name="T73">hāde</text:span><text:span text:style-name="T69">varkku <text:s/></text:span><text:span text:style-name="T78">śrī</text:span><text:span text:style-name="T69">°uttamacoḻa</text:span><text:span text:style-name="T73">de</text:span><text:span text:style-name="T69">varai[t*]</text:span><text:span text:style-name="T69"><text:note text:id="ftn232" text:note-class="footnote"><text:note-citation>232</text:note-citation><text:note-body><text:p text:style-name="P658"><text:s/><text:span text:style-name="T542">Devarai</text:span> avec un <text:span text:style-name="T542">d </text:span><text:span text:style-name="T615">de l'alphabet </text:span><text:span text:style-name="T542">grantha</text:span> et non un<text:span text:style-name="T542"> t</text:span><text:span text:style-name="T615"> </text:span>dental tamoul, <text:span text:style-name="T542">contra</text:span> l'édition de <text:span text:style-name="T59">SII </text:span><text:span text:style-name="T61">19: 292, comme celle de </text:span><text:span text:style-name="T59">SII </text:span><text:span text:style-name="T61">32 Part 2: 93.</text:span></text:p></text:note-body></text:note></text:span><text:span text:style-name="T69">tiruvayiṟu vāytta maḻavaraiyar makiḷār</text:span></text:p>
      <text:p text:style-name="P342"/>
      <text:p text:style-name="P165">[2.] <text:note text:id="ftn233" text:note-class="footnote"><text:note-citation>233</text:note-citation><text:note-body><text:p text:style-name="Footnote"><text:span text:style-name="T547"><text:s/>Prāntakaṉ </text:span><text:span text:style-name="T728">: lire </text:span><text:span text:style-name="T547">parāntakaṉ</text:span><text:span text:style-name="T728">. </text:span></text:p></text:note-body></text:note><text:span text:style-name="T545">pr</text:span>āntakaṉ<text:note text:id="ftn234" text:note-class="footnote"><text:note-citation>234</text:note-citation><text:note-body><text:p text:style-name="P656"><text:s/><text:span text:style-name="T542">M</text:span><text:span text:style-name="T607">ātevaṭikaḷār</text:span><text:span text:style-name="T610"> : i</text:span>ci on lit un <text:span text:style-name="T542">m</text:span> tamoul et non <text:span text:style-name="T542">grantha</text:span>, <text:span text:style-name="T547">contra</text:span><text:span text:style-name="T47"> les deux éditions de l'épigraphe.</text:span></text:p></text:note-body></text:note>mātevaṭikaḷārāna cempiyan<text:span text:style-name="T1">m</text:span>(<text:span text:style-name="T1">ā</text:span>)<text:span text:style-name="T1">h</text:span><text:span text:style-name="T554">[</text:span><text:span text:style-name="T551">ā</text:span><text:span text:style-name="T554">*]</text:span><text:span text:style-name="T551">de</text:span><text:span text:style-name="T554">viyār °i</text:span><text:span text:style-name="T557">dd</text:span><text:span text:style-name="T551">e</text:span><text:span text:style-name="T554">varkku muṉṉiṭṭikaippaṭai[yālu]ḷḷa </text:span><text:span text:style-name="T545">śrī</text:span>koyilaittavirttu kallā[le]<text:span text:style-name="T1"> </text:span><text:span text:style-name="T545">śrī</text:span>vimāṉamamaippittu °i[<text:span text:style-name="T1">d</text:span>*]<text:span text:style-name="T1">de</text:span>varuṭaiya/ </text:p>
      <text:p text:style-name="P251"/>
      <text:p text:style-name="P165">[3.] <text:note text:id="ftn235" text:note-class="footnote"><text:note-citation>235</text:note-citation><text:note-body><text:p text:style-name="P656"><text:s/>Un trait vertical délimite le début de cette ligne ainsi que celui de la suivante sur la pierre. </text:p></text:note-body></text:note>paṭikaḷ muṉpu <text:span text:style-name="T1">dha</text:span><text:span text:style-name="T545">rmma</text:span>ttukku [v]ai[t]tu <text:s/>kaṟkaḷil <text:s/>veṭṭikkiṭanta <text:s/>°avai vevvēṟu kallāl palaviṭattilāykkiṭanta °avai °ellām °inta <text:span text:style-name="T545">śrī</text:span>vimāṉattinmel muṉ ki[...]</text:p>
      <text:p text:style-name="P251"/>
      <text:p text:style-name="P165">[4.] °eṟa veṭṭikkoḷka°eṉṟu °aruḷicceya veṭṭiṉapaṭi muṉ kiṭanta paṭikaḷil °itu °oru paṭi <text:span text:style-name="T554">[</text:span><text:span text:style-name="Emphasis"><text:span text:style-name="T328">❘❘</text:span></text:span><text:span text:style-name="T554">*] komāṟaṉ caṭaiyaṟku </text:span>yāṇṭu 4 °āvatiṉetir °oṉpatāvatu °ā[...]/</text:p>
      <text:p text:style-name="P251"/>
      <text:p text:style-name="P165">[5.] <text:note text:id="ftn236" text:note-class="footnote"><text:note-citation>236</text:note-citation><text:note-body><text:p text:style-name="Footnote"><text:s/>Un nouveau trait vertical délimite le début de cette ligne ainsi que celui de la suivante. </text:p></text:note-body></text:note>rukkoṭikāvil<text:span text:style-name="T1">mahāde</text:span>varkku no<text:span text:style-name="T542">nt</text:span>āviḻakkiṉukku [vara][...]<text:span text:style-name="T1">ja</text:span>r<text:note text:id="ftn237" text:note-class="footnote"><text:note-citation>237</text:note-citation><text:note-body><text:p text:style-name="Footnote"><text:s/>Ici, on peut opérer la restitution suivante : <text:span text:style-name="T607">vara</text:span><text:span text:style-name="T611">guṇamahārā</text:span><text:span text:style-name="T607">jar</text:span><text:span text:style-name="T610">.</text:span></text:p></text:note-body></text:note> kuṭutta <text:s text:c="2"/>poṉṉūṟṟirupatiṉ <text:s/>[…] <text:s/>°[i<text:span text:style-name="T554">ppo]ṉ <text:s text:c="2"/></text:span><text:span text:style-name="T551">mahe</text:span><text:span text:style-name="T557">ntra</text:span><text:span text:style-name="T554">koṭṭūr </text:span><text:span text:style-name="T551">sabhai</text:span><text:span text:style-name="T554">yo[ṅ] […]</text:span><text:span text:style-name="T554"><text:note text:id="ftn238" text:note-class="footnote"><text:note-citation>238</text:note-citation><text:note-body><text:p text:style-name="P656"><text:s/>Le reste du corpus suggère la restitution de la portion finale de cette lacune par l'une des variantes <text:span text:style-name="Emphasis"><text:span text:style-name="T283">itu paḻaṅkaṟpaṭi </text:span></text:span><text:span text:style-name="T711">/ </text:span><text:span text:style-name="Emphasis"><text:span text:style-name="T283">itu paḻayakaṟpaṭi.</text:span></text:span><text:span text:style-name="T711"> </text:span></text:p></text:note-body></text:note></text:span></text:p>
      <text:p text:style-name="P165"><text:span text:style-name="T554">[6.] vicaiyāl nicatam nāḻi ney </text:span><text:span text:style-name="T551">rāja</text:span><text:span text:style-name="T554">māttāṇṭaṉukku </text:span><text:span text:style-name="T557">śrī</text:span><text:span text:style-name="T554">[ko][...][ko]ṇṭu ceṉṟu tirukkoyilu</text:span><text:span text:style-name="T564">ṭaiyār</text:span><text:span text:style-name="T554"> [...] kuṭup[po]māṉom </text:span><text:span text:style-name="T551">mahe</text:span><text:span text:style-name="T557">ntra</text:span><text:span text:style-name="T554">koṭṭūr </text:span><text:span text:style-name="T551">sabhai</text:span><text:span text:style-name="T554">[...]/</text:span></text:p>
      <text:p text:style-name="P358"/>
      <text:p text:style-name="P165"><text:soft-page-break/><text:span text:style-name="T69">[7.] </text:span><text:span text:style-name="T69"><text:note text:id="ftn239" text:note-class="footnote"><text:note-citation>239</text:note-citation><text:note-body><text:p text:style-name="Footnote"><text:s/>Cette dernière ligne est elle aussi délimitée par un trait vertical. </text:p></text:note-body></text:note></text:span><text:span text:style-name="T69">°i</text:span><text:span text:style-name="T81">nta</text:span><text:span text:style-name="T69"> </text:span><text:span text:style-name="T78">śrī</text:span><text:span text:style-name="T69">vimānattile</text:span><text:span text:style-name="T69"><text:note text:id="ftn240" text:note-class="footnote"><text:note-citation>240</text:note-citation><text:note-body><text:p text:style-name="P656"><text:s/>Ici c'est un <text:span text:style-name="T542">n</text:span> dental et non un <text:span text:style-name="T542">ṉ</text:span> alvéolaire, <text:span text:style-name="T542">contra</text:span> les deux éditions de <text:span text:style-name="T47">l'épigraphe. </text:span></text:p></text:note-body></text:note></text:span><text:span text:style-name="T69"> <text:s/>°eṟa veṭṭinamaiyil <text:s text:c="2"/>muṉṉivvā</text:span><text:span text:style-name="T73">ja</text:span><text:span text:style-name="T69">kam</text:span><text:span text:style-name="T69"><text:note text:id="ftn241" text:note-class="footnote"><text:note-citation>241</text:note-citation><text:note-body><text:p text:style-name="Footnote"><text:s/><text:span text:style-name="T710">V</text:span><text:span text:style-name="T55">ājakam</text:span><text:span text:style-name="T47"> : lire </text:span><text:span text:style-name="T55">vācakam.</text:span><text:span text:style-name="T47"> <text:s/></text:span></text:p></text:note-body></text:note></text:span><text:span text:style-name="T69"> veṭṭikkiṭanta taṉik[kallāl] <text:s/>°u</text:span><text:span text:style-name="T73">pai</text:span><text:span text:style-name="T69">yo</text:span><text:span text:style-name="T73">ga</text:span><text:span text:style-name="T69">m °illāmaiyil °atu tavirntatu [</text:span><text:span text:style-name="Emphasis"><text:span text:style-name="T328">❘❘</text:span></text:span><text:span text:style-name="T69">*]</text:span></text:p>
      <text:p text:style-name="P531"/>
      <text:p text:style-name="P235"><text:span text:style-name="Emphasis"><text:span text:style-name="T270">----------------------------------</text:span></text:span></text:p>
      <text:p text:style-name="P192"/>
      <text:p text:style-name="P193"/>
      <text:h text:style-name="Heading_20_2" text:outline-level="2"><text:span text:style-name="Emphasis"><text:span text:style-name="T440">Ins. 8</text:span></text:span><text:span text:style-name="Emphasis"><text:span text:style-name="T444"> </text:span></text:span><text:span text:style-name="Emphasis"><text:span text:style-name="T448">V</text:span></text:span><text:span text:style-name="Emphasis"><text:span text:style-name="T462">r̥</text:span></text:span><text:span text:style-name="Emphasis"><text:span text:style-name="T448">ddhācalam</text:span></text:span><text:span text:style-name="Emphasis"><text:span text:style-name="T463">1</text:span></text:span><text:span text:style-name="Emphasis"><text:span text:style-name="T454"> (Viruttācalam / Neṟkuppai</text:span></text:span><text:span text:style-name="Emphasis"><text:span text:style-name="T448">) </text:span></text:span><text:span text:style-name="Emphasis"><text:span text:style-name="T454">[Mutukuṉṟam – NA09]</text:span></text:span></text:h>
      <text:p text:style-name="P292"><text:span text:style-name="Emphasis"><text:span text:style-name="T473"/></text:span></text:p>
      <text:p text:style-name="P689"><text:span text:style-name="Emphasis"><text:span text:style-name="T689"/></text:span></text:p>
      <text:p text:style-name="P617"><text:span text:style-name="Emphasis"><text:span text:style-name="T688"/></text:span></text:p>
      <text:p text:style-name="P151"><text:span text:style-name="T69">[1.] </text:span><text:span text:style-name="T69"><text:note text:id="ftn242" text:note-class="footnote"><text:note-citation>242</text:note-citation><text:note-body><text:p text:style-name="P656"><text:s/>Un symbole en forme de soleil de la taille d'un <text:span text:style-name="T542">akṣara</text:span> est placé à l'ouverture de l'épigraphe. L'a-t-on tracé en référence à la lignée solaire à laquelle appartient la reine mère <text:span text:style-name="Emphasis"><text:span text:style-name="T289">Cempiyaṉ-Mahādevī ? Autant que l'on puisse en juger par nos lectures </text:span></text:span><text:span text:style-name="Emphasis"><text:span text:style-name="T283">in situ </text:span></text:span><text:span text:style-name="Emphasis"><text:span text:style-name="T289">et sur estampage, ce soleil n'est associé à aucun symbole de lune. Il semble, par conséquent, ne pas avoir vocation à exprimer graphiquement l'usuelle formule </text:span></text:span><text:span text:style-name="Emphasis"><text:span text:style-name="T283">candrādityaval </text:span></text:span><text:span text:style-name="Emphasis"><text:span text:style-name="T289">(« aussi longtemps que [brilleront] la lune et le soleil »), comme c'est ordinairement le cas pour les inscriptions sur stèles (</text:span></text:span><text:span text:style-name="Emphasis"><text:span text:style-name="T283">vīrakkal</text:span></text:span><text:span text:style-name="Emphasis"><text:span text:style-name="T289"> et autres </text:span></text:span><text:span text:style-name="Emphasis"><text:span text:style-name="T283">naṭukkal</text:span></text:span><text:span text:style-name="Emphasis"><text:span text:style-name="T289">).</text:span></text:span></text:p></text:note-body></text:note></text:span><text:span text:style-name="T69">☼ </text:span><text:span text:style-name="T78">svasti śrī</text:span><text:span text:style-name="T69"> <text:s/>[</text:span><text:span text:style-name="Emphasis"><text:span text:style-name="T328">❘❘</text:span></text:span><text:span text:style-name="T69">*] </text:span><text:span text:style-name="T69"><text:note text:id="ftn243" text:note-class="footnote"><text:note-citation>243</text:note-citation><text:note-body><text:p text:style-name="P656"><text:s/><text:span text:style-name="T588">Kopparakesari </text:span><text:span text:style-name="T596">: le second</text:span><text:span text:style-name="T588"> p </text:span><text:span text:style-name="T596">est parfaitement lisible, </text:span><text:span text:style-name="T588">contra SII </text:span><text:span text:style-name="T596">19: 302 :</text:span><text:span text:style-name="T588"> koparakesari</text:span><text:span text:style-name="T596"> ; et</text:span><text:span text:style-name="T588"> SII </text:span><text:span text:style-name="T596">32 Part 2: 114 :</text:span><text:span text:style-name="T588"> ko[p*]parakesari.</text:span></text:p></text:note-body></text:note></text:span><text:span text:style-name="T69">koppara</text:span><text:span text:style-name="T73">kesaripa</text:span><text:span text:style-name="T78">nma</text:span><text:span text:style-name="T69">[ṟ*]ku <text:s/>yāṇṭu 12 °āvatu </text:span><text:span text:style-name="T78">śrī</text:span><text:span text:style-name="T73">pa</text:span><text:span text:style-name="T69">rā</text:span><text:span text:style-name="T81">nta</text:span><text:span text:style-name="T69">ka</text:span><text:span text:style-name="T73">de</text:span><text:span text:style-name="T69">varāṉa pe-</text:span></text:p>
      <text:p text:style-name="P359"/>
      <text:p text:style-name="P150"><text:span text:style-name="T554">[2.] riyacoḻaṉar makaṉār <text:s/></text:span><text:span text:style-name="T554"><text:note text:id="ftn244" text:note-class="footnote"><text:note-citation>244</text:note-citation><text:note-body><text:p text:style-name="P659"><text:s/><text:span text:style-name="T612">Le <text:s/></text:span><text:span text:style-name="T609">śrī <text:s/></text:span><text:span text:style-name="T612">honorifique</text:span><text:span text:style-name="T609"> </text:span><text:span text:style-name="T612">préfixant le titre </text:span><text:span text:style-name="T609">kaṇṭarādittadevar</text:span><text:span text:style-name="T612">, bien gravé sur la pierre, n'apparaît pourtant dans aucune des deux éditions de l'épigraphe.</text:span></text:p></text:note-body></text:note></text:span><text:span text:style-name="T557">śrī</text:span><text:span text:style-name="T554">kaṇṭarā</text:span><text:span text:style-name="T551">di</text:span><text:span text:style-name="T554">tta</text:span><text:span text:style-name="T551">de</text:span><text:span text:style-name="T554">var <text:s/></text:span><text:span text:style-name="T551">de</text:span><text:span text:style-name="T554">viyār maḻa-perumāṉaṭikaḷ makaḷār</text:span></text:p>
      <text:p text:style-name="P242"/>
      <text:p text:style-name="P148"><text:span text:style-name="T554">[3.] <text:s/></text:span><text:span text:style-name="T171">śrī</text:span><text:span text:style-name="T147">°uttamacoḻar taṅkaḷācci</text:span><text:span text:style-name="T554"> cempiyaṉ</text:span><text:span text:style-name="T551">mahāde</text:span><text:span text:style-name="T554">viyārāl °eṭuppikkappa</text:span><text:span text:style-name="T554"><text:note text:id="ftn245" text:note-class="footnote"><text:note-citation>245</text:note-citation><text:note-body><text:p text:style-name="P656"><text:s/><text:span text:style-name="T596">Ce </text:span><text:span text:style-name="T588">pa</text:span><text:span text:style-name="T596"> qui clôt la ligne 3, lui aussi parfaitement lisible </text:span><text:span text:style-name="T588">in situ</text:span><text:span text:style-name="T596">, ne figure dans aucune des deux éditions,</text:span><text:span text:style-name="T588"> </text:span><text:span text:style-name="T596">où seul apparaît le </text:span><text:span text:style-name="T588">pa</text:span><text:span text:style-name="T596"> qui ouvre la ligne suivante. </text:span></text:p></text:note-body></text:note></text:span><text:span text:style-name="T554">-</text:span></text:p>
      <text:p text:style-name="P70"/>
      <text:p text:style-name="P149"><text:span text:style-name="T554">[4.] (pa)ṭṭatu °i</text:span><text:span text:style-name="T557">śrī</text:span><text:span text:style-name="T554">koyilum <text:s/></text:span><text:span text:style-name="T557">sna</text:span><text:span text:style-name="T551">pa</text:span><text:span text:style-name="T554">na</text:span><text:span text:style-name="T551">ma</text:span><text:span text:style-name="T557">ṇḍa</text:span><text:span text:style-name="T551">pa</text:span><text:span text:style-name="T554">mum <text:s/></text:span><text:span text:style-name="T551">gopura</text:span><text:span text:style-name="T554">mum cuṟṟālaiyum </text:span><text:span text:style-name="T551">pa</text:span><text:span text:style-name="T554">rivārakkoyilkaḷu-</text:span></text:p>
      <text:p text:style-name="P243"/>
      <text:p text:style-name="P149"><text:span text:style-name="T554">[5.] m °eṭuppikkappaṭṭaṉa [</text:span><text:span text:style-name="Emphasis"><text:span text:style-name="T328">❘❘</text:span></text:span><text:span text:style-name="T554">*] °ittevarkku °</text:span><text:span text:style-name="T147">uṭaiyapirāṭṭiyār kuṭukkappaṭṭa ceppuviḷakku °aiñcu poṟpaṭṭamoṉṟu</text:span></text:p>
      <text:p text:style-name="P523"><text:soft-page-break/></text:p>
      <text:p text:style-name="P403">[6.] kuṭiñaikkallāl niṟai mañcāṭi kuṟaiya 5 kaḻañcu veḷḷittaḷikai °oṉṟu munnūṟṟeṇpattoṉpatiṉ kaḻañ-</text:p>
      <text:p text:style-name="P523"/>
      <text:p text:style-name="P149"><text:span text:style-name="T147">[7.] cu</text:span><text:span text:style-name="T554"> </text:span><text:span text:style-name="T147">veḷḷikkeṇṭi nūṟṟutoṇṇūṟṟeṇpatiṉ kaḻañce mukkāl poṟpū °iraṇṭu niṟai kuṭiñaikkallāl kaḻañcarai </text:span></text:p>
      <text:p text:style-name="P523"/>
      <text:p text:style-name="P149"><text:span text:style-name="T147">[8.] kūttapperumāḷ poṟpaṭṭam kuṭiñaikkallāl kaḻañcu °u</text:span><text:span text:style-name="T141">mābha</text:span><text:span text:style-name="T147">ṭṭāraki poṟṟāli kāl °iṭaikkaṭṭu munṟun</text:span><text:span text:style-name="T241"><text:note text:id="ftn246" text:note-class="footnote"><text:note-citation>246</text:note-citation><text:note-body><text:p text:style-name="Footnote"><text:span text:style-name="T709"><text:s/>M</text:span><text:span text:style-name="T191">unṟu</text:span><text:span text:style-name="T203"> : lire </text:span><text:span text:style-name="T191">mūnṟu.</text:span></text:p></text:note-body></text:note></text:span><text:span text:style-name="T147"> tāḷimpa[m] °iraṇṭu °iṭṭa muṭṭin pañ-</text:span></text:p>
      <text:p text:style-name="P523"/>
      <text:p text:style-name="P403">[9.] cacari °oṉṟu poṉṉiṉ palakai veḷḷiyiṉiṭaikkaṭṭu °iṭṭa muttiṉ pañcacari °oṉṟu kūttapperumāḷ poṟpū °oṉṟu kuṭiñaikkallāl kaḻañ-</text:p>
      <text:p text:style-name="P523"/>
      <text:p text:style-name="P149"><text:span text:style-name="T147">[10.] ce nālu māñcāṭi °u</text:span><text:span text:style-name="T141">mābha</text:span><text:span text:style-name="T147">ṭṭārakiyi[tu] palakai °oruppūṟa veḷḷiyiṭaikkaṭṭu °iṭṭa pañcacari °oṉṟu °umābhaṭṭārakiyitu muttiṉkaḷāka veḷḷiyiṉiṭaikkaṭṭu °iṭṭa </text:span></text:p>
      <text:p text:style-name="P523"/>
      <text:p text:style-name="P149"><text:span text:style-name="T147">[11.] vaṭa munṟu</text:span><text:span text:style-name="T147"><text:note text:id="ftn247" text:note-class="footnote"><text:note-citation>247</text:note-citation><text:note-body><text:p text:style-name="Footnote"><text:s/><text:span text:style-name="T709">M</text:span><text:span text:style-name="T191">unṟu</text:span><text:span text:style-name="T203"> : lire </text:span><text:span text:style-name="T191">mūnṟu.</text:span></text:p></text:note-body></text:note></text:span><text:span text:style-name="T147"> muṭṭin kaḷā[ka]varam poṉṉiṉ caṉtāpa[ṉa]kkaṭaiyun naṭuvu °iṭṭa paṭamu[...] paṉṉiraṇṭu </text:span><text:span text:style-name="T141">bha</text:span><text:span text:style-name="T147">ṭṭārakiyiṉ muttiṉ kutampai-yiraṇṭu <text:s/></text:span><text:span text:style-name="T244"><text:s text:c="2"/></text:span></text:p>
      <text:p text:style-name="P523"/>
      <text:p text:style-name="P149"><text:span text:style-name="T147">[12.] muttiṉ vaṭamiraṇṭu tāḷimpamiṭṭaṉa </text:span><text:span text:style-name="T141">bha</text:span><text:span text:style-name="T147">ṭṭārakiya tirukkaiyil cāttu vaṭamiraṇṭu <text:s/>kūttapperumāḷ tirukkaiyil <text:s/>cāttu vaṭa muṉṟu</text:span><text:span text:style-name="T147"><text:note text:id="ftn248" text:note-class="footnote"><text:note-citation>248</text:note-citation><text:note-body><text:p text:style-name="Footnote"><text:s/><text:span text:style-name="T709">Idem</text:span><text:span text:style-name="T191">.</text:span></text:p></text:note-body></text:note></text:span><text:span text:style-name="T147"> <text:s/>kūttapperumāḷ <text:s/>muttiṉ kuta-</text:span></text:p>
      <text:p text:style-name="P243"/>
      <text:p text:style-name="P149"><text:span text:style-name="T69">[13.] mpaiyiraṇṭu kūttapperumāḷ <text:s/>muttiṉvāḷi °oṉṟu periyatevar poṟpaṭṭam kuṭiñaikkallāl patiṉ kaḻañcu [</text:span><text:span text:style-name="Emphasis"><text:span text:style-name="T328">❘❘</text:span></text:span><text:span text:style-name="T69">*]</text:span></text:p>
      <text:h text:style-name="Heading_20_2" text:outline-level="2"><text:span text:style-name="Emphasis"><text:span text:style-name="T440">Ins. 9</text:span></text:span><text:span text:style-name="Emphasis"><text:span text:style-name="T444"> </text:span></text:span><text:span text:style-name="Emphasis"><text:span text:style-name="T450">Pāccil-Kōpurappaṭṭi</text:span></text:span><text:span text:style-name="Emphasis"><text:span text:style-name="T468">1</text:span></text:span></text:h>
      <text:p text:style-name="P617"><text:span text:style-name="Emphasis"><text:span text:style-name="T688"/></text:span></text:p>
      <text:p text:style-name="P617"><text:span text:style-name="Emphasis"><text:span text:style-name="T688"/></text:span></text:p>
      <text:p text:style-name="P486"><text:span text:style-name="T730">[1.] </text:span><text:span text:style-name="T742">svasti srī</text:span><text:span text:style-name="T743"> [</text:span><text:span text:style-name="Emphasis"><text:span text:style-name="T494">❘❘</text:span></text:span><text:span text:style-name="T743">*] kopparakecaripaṉmaṟku yānṭu 12 °āvatu maḻanāṭṭup- </text:span><text:soft-page-break/><text:span text:style-name="T743">pāccil tiru°avani</text:span><text:span text:style-name="T742">śva</text:span><text:span text:style-name="T743">rattu</text:span><text:span text:style-name="T743"><text:note text:id="ftn249" text:note-class="footnote"><text:note-citation>249</text:note-citation><text:note-body><text:p text:style-name="P657"><text:s/><text:span text:style-name="T547">A</text:span><text:span text:style-name="T746">vaniśvarattu</text:span><text:span text:style-name="T748"> : lire </text:span><text:span text:style-name="T746">avanīśvarattu</text:span><text:span text:style-name="T748">.</text:span></text:p></text:note-body></text:note></text:span><text:span text:style-name="T745">mahāde</text:span><text:span text:style-name="T743">vaṟku kaṇṭarātittaperumāḷ</text:span><text:span text:style-name="T743"><text:note text:id="ftn250" text:note-class="footnote"><text:note-citation>250</text:note-citation><text:note-body><text:p text:style-name="Footnote"><text:s/><text:span text:style-name="T709">K</text:span><text:span text:style-name="T750">aṇṭarātittaperumāḷ</text:span>, <text:span text:style-name="T542">contra </text:span><text:span text:style-name="T751">SII </text:span><text:span text:style-name="T755">32: 101 :</text:span> <text:span text:style-name="T750">kaṇṭarātittaperumāṉ.</text:span></text:p></text:note-body></text:note></text:span><text:span text:style-name="T743"> tevi/yār cempiyaṉ</text:span><text:span text:style-name="T745">mahā</text:span><text:span text:style-name="T743">teviy[ār]</text:span></text:p>
      <text:p text:style-name="P652"/>
      <text:p text:style-name="P487"><text:span text:style-name="T762">[2.] vaitta tarānilaiviḷakkoṉṟu niṟai muṉṉūṟṟumuppattunālu</text:span><text:span text:style-name="T762"><text:note text:id="ftn251" text:note-class="footnote"><text:note-citation>251</text:note-citation><text:note-body><text:p text:style-name="P656"><text:s/><text:span text:style-name="T542">M</text:span><text:span text:style-name="T751">uppattun</text:span><text:span text:style-name="T752">ā</text:span><text:span text:style-name="T751">lu </text:span><text:span text:style-name="T759">: le lapicide a incisé le -</text:span><text:span text:style-name="T751">n</text:span><text:span text:style-name="T752">ā</text:span><text:span text:style-name="T751">lu</text:span><text:span text:style-name="T759"> (quatre) ainsi que le </text:span><text:span text:style-name="T751">n</text:span><text:span text:style-name="T759">- initial du </text:span><text:span text:style-name="T751">niṟai</text:span><text:span text:style-name="T759"> suivant sous le </text:span><text:span text:style-name="T751">muppattu </text:span><text:span text:style-name="T755">(trente).</text:span></text:p></text:note-body></text:note></text:span><text:span text:style-name="T762"><text:line-break/>niṟai °iru</text:span><text:span text:style-name="T762"><text:note text:id="ftn252" text:note-class="footnote"><text:note-citation>252</text:note-citation><text:note-body><text:p text:style-name="P656"><text:s/><text:span text:style-name="T751">Irunūṟṟu </text:span><text:span text:style-name="T759">: le </text:span><text:span text:style-name="T751">i</text:span><text:span text:style-name="T759"> initial de </text:span><text:span text:style-name="T751">iru-</text:span><text:span text:style-name="T759"> </text:span><text:span text:style-name="T755">(deux) étant clairement lisible </text:span><text:span text:style-name="T751">in situ</text:span><text:span text:style-name="T759">, nous écartons le </text:span><text:span text:style-name="T751">marunūṟṟu <text:s/></text:span><text:span text:style-name="T759">donné dans </text:span><text:span text:style-name="T751">SII </text:span><text:span text:style-name="T755">32: 101.</text:span></text:p></text:note-body></text:note></text:span><text:span text:style-name="T762">nūṟṟunāṟpatu nilaiviḷakkonṟu</text:span><text:span text:style-name="T762"><text:note text:id="ftn253" text:note-class="footnote"><text:note-citation>253</text:note-citation><text:note-body><text:p text:style-name="P656"><text:s/><text:span text:style-name="T751">Nilaiviḷakkonṟu </text:span><text:span text:style-name="T759">: on notera l'emploi indifférencié des </text:span><text:span text:style-name="T751">n</text:span><text:span text:style-name="T759"> dental et alvéolaire pour </text:span><text:span text:style-name="T751">oṉṟu </text:span><text:span text:style-name="T755">qui se</text:span><text:span text:style-name="T751"> </text:span><text:span text:style-name="T755">trouve</text:span><text:span text:style-name="T751"> </text:span><text:span text:style-name="T755">illustré par les deux occurrences rencontrées dans cette même ligne</text:span><text:span text:style-name="T759">.</text:span></text:p></text:note-body></text:note></text:span><text:span text:style-name="T762"> niṟai </text:span><text:span text:style-name="T762"><text:note text:id="ftn254" text:note-class="footnote"><text:note-citation>254</text:note-citation><text:note-body><text:p text:style-name="P656"><text:s/><text:span text:style-name="Emphasis"><text:span text:style-name="T513">Nūṟṟutoṇṇūṟu</text:span></text:span><text:span text:style-name="Emphasis"><text:span text:style-name="T511"> : le premier </text:span></text:span><text:span text:style-name="Emphasis"><text:span text:style-name="T513">ṟ</text:span></text:span><text:span text:style-name="Emphasis"><text:span text:style-name="T511"> est parfaitement lisible sur la pierre, </text:span></text:span><text:span text:style-name="Emphasis"><text:span text:style-name="T513">contra</text:span></text:span><text:span text:style-name="Emphasis"><text:span text:style-name="T511"> </text:span></text:span><text:span text:style-name="Emphasis"><text:span text:style-name="T514">SII </text:span></text:span><text:span text:style-name="Emphasis"><text:span text:style-name="T512">32: 101 :</text:span></text:span><text:span text:style-name="Emphasis"><text:span text:style-name="T511"> </text:span></text:span><text:span text:style-name="Emphasis"><text:span text:style-name="T513">nū[ṟ*]ṟutoṇṇūṟu.</text:span></text:span></text:p></text:note-body></text:note></text:span><text:span text:style-name="T762">nūṟ/ṟutoṇṇūṟu nilaivi-</text:span></text:p>
      <text:p text:style-name="P652"/>
      <text:p text:style-name="P487"><text:span text:style-name="T730">[3.] ḷakkoṉṟu ni[ṟ]ai nūṟṟutoṇṇūṟu nilaiviḷakkoṉṟu [ni*]ṟai nūṟṟutoṇṇūṟu °ā[ka*] nilaiviḷakku °uru / °añcu can[</text:span><text:span text:style-name="T735">tr</text:span><text:span text:style-name="T745">ā</text:span><text:span text:style-name="T743">]ti</text:span><text:span text:style-name="T730">[</text:span><text:span text:style-name="T743">ṟṟa</text:span><text:span text:style-name="T730">][...]</text:span></text:p>
      <text:p text:style-name="P276"/>
      <text:p text:style-name="P651"><text:span text:style-name="Emphasis"><text:span text:style-name="T275">----------------------------------</text:span></text:span></text:p>
      <text:p text:style-name="P294"/>
      <text:p text:style-name="P294"/>
      <text:p text:style-name="P183"><text:span text:style-name="Emphasis"><text:span text:style-name="T278"/></text:span></text:p>
      <text:p text:style-name="P183"><text:span text:style-name="Emphasis"><text:span text:style-name="T278"/></text:span></text:p>
      <text:p text:style-name="P183"><text:span text:style-name="Emphasis"><text:span text:style-name="T278"/></text:span></text:p>
      <text:p text:style-name="P183"><text:span text:style-name="Emphasis"><text:span text:style-name="T278"/></text:span></text:p>
      <text:p text:style-name="P183"><text:span text:style-name="Emphasis"><text:span text:style-name="T278"/></text:span></text:p>
      <text:p text:style-name="P183"><text:span text:style-name="Emphasis"><text:span text:style-name="T278"/></text:span></text:p>
      <text:p text:style-name="P183"><text:span text:style-name="Emphasis"><text:span text:style-name="T278"/></text:span></text:p>
      <text:p text:style-name="P183"><text:span text:style-name="Emphasis"><text:span text:style-name="T278"/></text:span></text:p>
      <text:p text:style-name="P183"><text:span text:style-name="Emphasis"><text:span text:style-name="T278"/></text:span></text:p>
      <text:h text:style-name="Heading_20_2" text:outline-level="2"><text:span text:style-name="Emphasis"><text:span text:style-name="T440">Ins. 10</text:span></text:span><text:span text:style-name="Emphasis"><text:span text:style-name="T444"> </text:span></text:span><text:span text:style-name="Emphasis"><text:span text:style-name="T526">Cempiyaṉmātēvi</text:span></text:span><text:span text:style-name="Emphasis"><text:span text:style-name="T463">1</text:span></text:span><text:span text:style-name="Emphasis"><text:span text:style-name="T466"> </text:span></text:span><text:span text:style-name="Emphasis"><text:span text:style-name="T454">[</text:span></text:span><text:span text:style-name="Emphasis"><text:span text:style-name="T529">Cempiyaṉmātēvi-</text:span></text:span><text:span text:style-name="Emphasis"><text:span text:style-name="T454">caturvedimaṅkalam]</text:span></text:span></text:h>
      <text:p text:style-name="P292"><text:span text:style-name="Emphasis"><text:span text:style-name="T473"/></text:span></text:p>
      <text:p text:style-name="P681"><text:span text:style-name="Emphasis"><text:span text:style-name="T478"/></text:span></text:p>
      <text:p text:style-name="P617"><text:span text:style-name="Emphasis"><text:span text:style-name="T688"/></text:span></text:p>
      <text:p text:style-name="P617"><text:span text:style-name="Emphasis"><text:span text:style-name="T688"/></text:span></text:p>
      <text:p text:style-name="P142"><text:span text:style-name="Emphasis"><text:span text:style-name="T319">[1.]</text:span></text:span><text:span text:style-name="Emphasis"><text:span text:style-name="T515"> </text:span></text:span><text:span text:style-name="Emphasis"><text:span text:style-name="T519"><text:note text:id="ftn255" text:note-class="footnote"><text:note-citation>255</text:note-citation><text:note-body><text:p text:style-name="P656"><text:s/>L'épigraphe, qui compte sept lignes et non six comme le texte édité dans <text:span text:style-name="Emphasis"><text:span text:style-name="T283">SII</text:span></text:span><text:span text:style-name="Emphasis"><text:span text:style-name="T289"> 19: 311 &amp; </text:span></text:span><text:span text:style-name="Emphasis"><text:span text:style-name="T58">SII </text:span></text:span><text:span text:style-name="Emphasis"><text:span text:style-name="T47">32 Part 2: 100, se trouve</text:span></text:span> gravée immédiatement après<text:span text:style-name="T84"> l'Ins. 54 <text:s/></text:span><text:span text:style-name="Emphasis"><text:span text:style-name="T289">dont l'a.r. est perdue</text:span></text:span><text:span text:style-name="T84">. </text:span>Les six premières lignes sont gravées sur <text:span text:style-name="T711">l</text:span><text:span text:style-name="T84">a </text:span><text:span text:style-name="T87">jagatī</text:span>.</text:p></text:note-body></text:note></text:span></text:span><text:span text:style-name="Emphasis"><text:span text:style-name="T328">❘❘❘ <text:s/></text:span></text:span><text:span text:style-name="Emphasis"><text:span text:style-name="T518">svasti <text:s/>śrī</text:span></text:span><text:span text:style-name="Emphasis"><text:span text:style-name="T516"> </text:span></text:span><text:span text:style-name="Emphasis"><text:span text:style-name="T515">[</text:span></text:span><text:span text:style-name="Emphasis"><text:span text:style-name="T328">❘❘</text:span></text:span><text:span text:style-name="Emphasis"><text:span text:style-name="T515">*] <text:s/>kopparake</text:span></text:span><text:span text:style-name="Emphasis"><text:span text:style-name="T516">sa</text:span></text:span><text:span text:style-name="Emphasis"><text:span text:style-name="T515">riva</text:span></text:span><text:span text:style-name="Emphasis"><text:span text:style-name="T518">nma</text:span></text:span><text:span text:style-name="Emphasis"><text:span text:style-name="T515">[ṟ*]ku <text:s/>yāṇṭu <text:s/>12 °āvatu <text:s text:c="2"/></text:span></text:span><text:soft-page-break/><text:span text:style-name="Emphasis"><text:span text:style-name="T516">gūmbha</text:span></text:span><text:span text:style-name="Emphasis"><text:span text:style-name="T515">nāyaṟṟu <text:s text:c="2"/></text:span></text:span><text:span text:style-name="Emphasis"><text:span text:style-name="T322">kaṇṭaṉmaturāntaka</text:span></text:span><text:span text:style-name="Emphasis"><text:span text:style-name="T330">de</text:span></text:span><text:span text:style-name="Emphasis"><text:span text:style-name="T322">varāṉa <text:s/></text:span></text:span><text:span text:style-name="Emphasis"><text:span text:style-name="T345">śrī</text:span></text:span><text:span text:style-name="Emphasis"><text:span text:style-name="T322">°uttamacoḻa-[</text:span></text:span><text:span text:style-name="Emphasis"><text:span text:style-name="T330">de</text:span></text:span><text:span text:style-name="Emphasis"><text:span text:style-name="T322">varai]ttiruvayiṟu vāyt[...]</text:span></text:span><text:span text:style-name="Emphasis"><text:span text:style-name="T322"><text:note text:id="ftn256" text:note-class="footnote"><text:note-citation>256</text:note-citation><text:note-body><text:p text:style-name="P656"><text:s/>C<text:span text:style-name="T711">ette première longue lacune peut être restituée comme suit avec l'appui des enregistrements <text:s/>des a.r. </text:span><text:span text:style-name="Emphasis"><text:span text:style-name="T289">15 et 16 :</text:span></text:span><text:span text:style-name="Emphasis"><text:span text:style-name="T283"> vāyt</text:span></text:span><text:span text:style-name="Emphasis"><text:span text:style-name="T289">ta °uṭaiyapirāṭṭiyār śrīparāntakaṉmātevaṭikaḷārāṉa śrīcempiyaṉmahādevi-yār ceytaruḷi</text:span></text:span><text:span text:style-name="Emphasis"><text:span text:style-name="T283">ṉa</text:span></text:span><text:span text:style-name="Emphasis"><text:span text:style-name="T289">. </text:span></text:span></text:p></text:note-body></text:note></text:span></text:span><text:span text:style-name="Emphasis"><text:span text:style-name="T322">-</text:span></text:span></text:p>
      <text:p text:style-name="P143"><text:span text:style-name="Emphasis"><text:span text:style-name="T310"/></text:span></text:p>
      <text:p text:style-name="P143">[2.] ṉa teṉkarai °aḷanāṭṭu <text:span text:style-name="T545">brahma</text:span><text:span text:style-name="T1">de</text:span>yam <text:s text:c="2"/>[<text:span text:style-name="T545">śrī</text:span><text:span text:style-name="T147">cempiya]ṉ</text:span><text:span text:style-name="T141">mahāde</text:span><text:span text:style-name="T147">vic-catu</text:span><text:span text:style-name="T171">rve</text:span><text:span text:style-name="T141">di</text:span><text:span text:style-name="T147">maṅkalattu <text:s/>°ivv</text:span><text:span text:style-name="T157">uṭaiyapirāṭṭiyār <text:s/></text:span><text:span text:style-name="T157"><text:note text:id="ftn257" text:note-class="footnote"><text:note-citation>257</text:note-citation><text:note-body><text:p text:style-name="Footnote"><text:s/><text:span text:style-name="T193">Veyttaruḷiṉa </text:span><text:span text:style-name="T205">: lire </text:span><text:span text:style-name="T193">vaittaruḷiṉa</text:span><text:span text:style-name="T205"> . </text:span></text:p></text:note-body></text:note></text:span><text:span text:style-name="T157">veytta[ruḷiṉa </text:span><text:span text:style-name="T143">śāsana</text:span><text:span text:style-name="T157">-</text:span><text:span text:style-name="T143">ba</text:span><text:span text:style-name="T157">]</text:span><text:span text:style-name="T173">ddha</text:span><text:span text:style-name="T157">ccatu[...]</text:span><text:span text:style-name="T157"><text:note text:id="ftn258" text:note-class="footnote"><text:note-citation>258</text:note-citation><text:note-body><text:p text:style-name="P656"><text:s/>À nouveau, le morceau de texte manquant peut être restitué avec l'aide des <text:span text:style-name="T711">enregistrements <text:s/></text:span><text:span text:style-name="Emphasis"><text:span text:style-name="T289">des a.r. 15 et 16</text:span></text:span> : <text:span text:style-name="T542">ca</text:span><text:span text:style-name="T205">turvetipaṭṭattāṉapperumakkaḷukku °ivvūr śrīkayilāsamuṭaiyamahādevar koyilile °ip</text:span><text:span text:style-name="T193">pirāṭṭiyār</text:span><text:span text:style-name="T205">.</text:span></text:p></text:note-body></text:note></text:span><text:span text:style-name="T157">-</text:span></text:p>
      <text:p text:style-name="P267"/>
      <text:p text:style-name="P143">[3.] <text:s/><text:span text:style-name="T157">pirāṭṭiyār <text:s/>tirunāḷāṉa <text:s/>cittirait[tirukkeṭṭai nāḷ mey]kkāṭṭi <text:s/>°uṇpatāka <text:s/>°i</text:span><text:span text:style-name="T173">śrī</text:span><text:span text:style-name="T157">°uttamacoḻa</text:span><text:span text:style-name="T143">de</text:span><text:span text:style-name="T157">var <text:s/></text:span><text:span text:style-name="T143">de</text:span><text:span text:style-name="T157">viyār paṭṭaṉ tāṉatoṅkiyār °ivvūr °ūrkkallāl ku[...]-</text:span></text:p>
      <text:p text:style-name="P267"/>
      <text:p text:style-name="P143"><text:span text:style-name="T157">[4.] ccatu</text:span><text:span text:style-name="T173">rve</text:span><text:span text:style-name="T143">dibha</text:span><text:span text:style-name="T157">ṭṭattāṉapperu[makkaḷu</text:span><text:span text:style-name="T180">kku</text:span><text:span text:style-name="T157">] </text:span><text:span text:style-name="T173">śrī</text:span><text:span text:style-name="T157">°uttamacoḻa</text:span><text:span text:style-name="T143">de</text:span><text:span text:style-name="T157">var <text:s text:c="3"/></text:span><text:span text:style-name="T143">de</text:span><text:span text:style-name="T157">viyār nampirāṭṭi maḻapāṭi teṉṉavaṉ</text:span><text:span text:style-name="T143">mahāde</text:span><text:span text:style-name="T157">viyār °ivvūr °ūrkkallāl […]</text:span></text:p>
      <text:p text:style-name="P267"/>
      <text:p text:style-name="P143"><text:span text:style-name="T157">[5.] <text:s/>ttāṉapperumakka[ḷu</text:span><text:span text:style-name="T180">kku </text:span><text:span text:style-name="T157"><text:s/>°i</text:span><text:span text:style-name="T173">śrī</text:span><text:span text:style-name="T157">]°uttamacoḻa</text:span><text:span text:style-name="T143">de</text:span><text:span text:style-name="T157">var <text:s/>°iruṅkoḷār <text:s/>makaḷār <text:s/></text:span><text:span text:style-name="T143">de</text:span><text:span text:style-name="T157">viyār nampirāṭṭiyār vāṉavaṉ</text:span><text:span text:style-name="T143">mahāde</text:span><text:span text:style-name="T157">viyār °ivvūr</text:span><text:span text:style-name="T157"><text:note text:id="ftn259" text:note-class="footnote"><text:note-citation>259</text:note-citation><text:note-body><text:p text:style-name="P656"><text:s/>C<text:span text:style-name="T711">et </text:span><text:span text:style-name="T193">ivvūr</text:span>, qui apparaît de nouveau <text:s/>après deux premières occurrences aux lignes précédentes, est omis dans les deux éditions de l'épigraphe<text:span text:style-name="Emphasis"><text:span text:style-name="T47">.</text:span></text:span></text:p></text:note-body></text:note></text:span><text:span text:style-name="T157"> °ūrkkallāl ku[...] /</text:span></text:p>
      <text:p text:style-name="P143"><text:span text:style-name="Emphasis"><text:span text:style-name="T319">[6.] </text:span></text:span><text:span text:style-name="Emphasis"><text:span text:style-name="T369"><text:note text:id="ftn260" text:note-class="footnote"><text:note-citation>260</text:note-citation><text:note-body><text:p text:style-name="P656"><text:s/>Cette ligne 6 n'est pratiquement <text:span text:style-name="T711">plus lisible</text:span><text:span text:style-name="T709"> in situ</text:span><text:span text:style-name="T711"> en raison de la couche d'enduit qui fait office de joint entre la base de l</text:span><text:span text:style-name="T84">a </text:span><text:span text:style-name="T87">jagatī</text:span><text:span text:style-name="T711"> et l'</text:span><text:span text:style-name="T709">up</text:span><text:span text:style-name="T193">āna</text:span><text:span text:style-name="T711">.</text:span></text:p></text:note-body></text:note></text:span></text:span><text:span text:style-name="Emphasis"><text:span text:style-name="T319">m °i</text:span></text:span><text:span text:style-name="Emphasis"><text:span text:style-name="T341">śś</text:span></text:span><text:span text:style-name="Emphasis"><text:span text:style-name="T326">āsa</text:span></text:span><text:span text:style-name="Emphasis"><text:span text:style-name="T319">na</text:span></text:span><text:span text:style-name="Emphasis"><text:span text:style-name="T326">ba</text:span></text:span><text:span text:style-name="Emphasis"><text:span text:style-name="T341">ddha</text:span></text:span><text:span text:style-name="Emphasis"><text:span text:style-name="T319">ccatu</text:span></text:span><text:span text:style-name="Emphasis"><text:span text:style-name="T341">rve</text:span></text:span><text:span text:style-name="Emphasis"><text:span text:style-name="T326">dibha</text:span></text:span><text:span text:style-name="Emphasis"><text:span text:style-name="T319">ṭṭattānapperumakkaḷukke °i</text:span></text:span><text:span text:style-name="Emphasis"><text:span text:style-name="T341">śrī</text:span></text:span><text:span text:style-name="Emphasis"><text:span text:style-name="T319">-°uttamacoḻa</text:span></text:span><text:span text:style-name="Emphasis"><text:span text:style-name="T326">de</text:span></text:span><text:span text:style-name="Emphasis"><text:span text:style-name="T319">var <text:s/></text:span></text:span><text:span text:style-name="Emphasis"><text:span text:style-name="T326">de</text:span></text:span><text:span text:style-name="Emphasis"><text:span text:style-name="T319">viyār viḻupparaiyār <text:s/>makaḷār nampirāṭṭiyār [ki]ḻāṉaṭikaḷār</text:span></text:span><text:span text:style-name="Emphasis"><text:span text:style-name="T319"><text:note text:id="ftn261" text:note-class="footnote"><text:note-citation>261</text:note-citation><text:note-body><text:p text:style-name="Footnote"><text:s/><text:span text:style-name="T709">K</text:span><text:span text:style-name="Emphasis"><text:span text:style-name="T283">iḻāṉaṭikaḷār</text:span></text:span><text:span text:style-name="Emphasis"><text:span text:style-name="T289"> : </text:span></text:span><text:span text:style-name="Emphasis"><text:span text:style-name="T283">contra</text:span></text:span><text:span text:style-name="Emphasis"><text:span text:style-name="T289"> </text:span></text:span><text:span text:style-name="Emphasis"><text:span text:style-name="T283">SII</text:span></text:span><text:span text:style-name="Emphasis"><text:span text:style-name="T289"> 19: 311 &amp; </text:span></text:span><text:span text:style-name="Emphasis"><text:span text:style-name="T301">SII </text:span></text:span><text:span text:style-name="Emphasis"><text:span text:style-name="T289">32 :</text:span></text:span><text:span text:style-name="Emphasis"><text:span text:style-name="T283"> [...]māṉaṭikaḷār.</text:span></text:span></text:p></text:note-body></text:note></text:span></text:span><text:span text:style-name="Emphasis"><text:span text:style-name="T319"> °ivvūr °ūrkkallāl kuṭutta <text:s/>poṉ <text:s/>95 <text:s/></text:span></text:span><text:span text:style-name="Emphasis"><text:span text:style-name="T332">kaḻañcu</text:span></text:span><text:span text:style-name="Emphasis"><text:span text:style-name="T319"><text:note text:id="ftn262" text:note-class="footnote"><text:note-citation>262</text:note-citation><text:note-body><text:p text:style-name="Footnote"><text:s/><text:span text:style-name="Emphasis"><text:span text:style-name="T283">Kaḻañcu</text:span></text:span> est exprimé par son symbole ici.</text:p></text:note-body></text:note></text:span></text:span></text:p>
      <text:p text:style-name="P143"><text:span text:style-name="Emphasis"><text:span text:style-name="T381"/></text:span></text:p>
      <text:p text:style-name="P143"><text:span text:style-name="T157">[7.]</text:span><text:span text:style-name="Emphasis"><text:span text:style-name="T319"> </text:span></text:span><text:span text:style-name="Emphasis"><text:span text:style-name="T369"><text:note text:id="ftn263" text:note-class="footnote"><text:note-citation>263</text:note-citation><text:note-body><text:p text:style-name="P656"><text:s/>Cette ligne 7, que les deux éditions de l'épigraphe intègrent à la 6, est<text:span text:style-name="T711"> en réalité gravée à part sur l'</text:span><text:span text:style-name="T709">up</text:span><text:span text:style-name="T193">āna</text:span><text:span text:style-name="T711">.</text:span></text:p></text:note-body></text:note></text:span></text:span><text:span text:style-name="Emphasis"><text:span text:style-name="T319">toṇṇūṟṟaiṅkaḻañcum °i</text:span></text:span><text:span text:style-name="Emphasis"><text:span text:style-name="T341">śś</text:span></text:span><text:span text:style-name="Emphasis"><text:span text:style-name="T326">āsa</text:span></text:span><text:span text:style-name="Emphasis"><text:span text:style-name="T319">na</text:span></text:span><text:span text:style-name="Emphasis"><text:span text:style-name="T326">ba</text:span></text:span><text:span text:style-name="Emphasis"><text:span text:style-name="T341">ddha</text:span></text:span><text:span text:style-name="Emphasis"><text:span text:style-name="T319">ccatu</text:span></text:span><text:span text:style-name="Emphasis"><text:span text:style-name="T341">rve</text:span></text:span><text:span text:style-name="Emphasis"><text:span text:style-name="T326">dibha</text:span></text:span><text:span text:style-name="Emphasis"><text:span text:style-name="T319">ṭṭattāṉapperu-</text:span></text:span><text:soft-page-break/><text:span text:style-name="Emphasis"><text:span text:style-name="T319">makkaḷukke °i</text:span></text:span><text:span text:style-name="Emphasis"><text:span text:style-name="T341">śrī</text:span></text:span><text:span text:style-name="Emphasis"><text:span text:style-name="T319">°uttamacoḻa</text:span></text:span><text:span text:style-name="Emphasis"><text:span text:style-name="T326">de</text:span></text:span><text:span text:style-name="Emphasis"><text:span text:style-name="T319">var </text:span></text:span><text:span text:style-name="Emphasis"><text:span text:style-name="T326">de</text:span></text:span><text:span text:style-name="Emphasis"><text:span text:style-name="T319">viyār paḻaveṭṭaraiyar ma[...]</text:span></text:span><text:span text:style-name="Emphasis"><text:span text:style-name="T319"><text:note text:id="ftn264" text:note-class="footnote"><text:note-citation>264</text:note-citation><text:note-body><text:p text:style-name="Footnote"><text:s/><text:span text:style-name="T711">Ici on peut restituer </text:span><text:span text:style-name="Emphasis"><text:span text:style-name="T283">makaḷār</text:span></text:span><text:span text:style-name="Emphasis"><text:span text:style-name="T289">. L'enregistrement s'arrête après cela.</text:span></text:span></text:p></text:note-body></text:note></text:span></text:span></text:p>
      <text:p text:style-name="P337"/>
      <text:p text:style-name="P175"><text:span text:style-name="Emphasis"><text:span text:style-name="T323">----------------------------------</text:span></text:span></text:p>
      <text:p text:style-name="P182"><text:span text:style-name="Emphasis"><text:span text:style-name="T279"/></text:span></text:p>
      <text:h text:style-name="Heading_20_2" text:outline-level="2"><text:span text:style-name="Emphasis"><text:span text:style-name="T440">Ins. 11</text:span></text:span><text:span text:style-name="Emphasis"><text:span text:style-name="T456"> </text:span></text:span><text:span text:style-name="Emphasis"><text:span text:style-name="T526">Tiruvōttūr </text:span></text:span><text:span text:style-name="Emphasis"><text:span text:style-name="T457">[Ōttūr – TO08]</text:span></text:span></text:h>
      <text:p text:style-name="P292"><text:span text:style-name="Emphasis"><text:span text:style-name="T474"/></text:span></text:p>
      <text:p text:style-name="P606"><text:span text:style-name="Emphasis"><text:span text:style-name="T700"/></text:span></text:p>
      <text:p text:style-name="P152"><text:span text:style-name="Emphasis"><text:span text:style-name="T319">[1.] <text:s/></text:span></text:span><text:span text:style-name="Emphasis"><text:span text:style-name="T341">svasti śrī</text:span></text:span><text:span text:style-name="Emphasis"><text:span text:style-name="T319"> <text:s/>[</text:span></text:span><text:span text:style-name="Emphasis"><text:span text:style-name="T328">❘❘</text:span></text:span><text:span text:style-name="Emphasis"><text:span text:style-name="T319">*] kopparake</text:span></text:span><text:span text:style-name="Emphasis"><text:span text:style-name="T326">sa</text:span></text:span><text:span text:style-name="Emphasis"><text:span text:style-name="T319">ri</text:span></text:span><text:span text:style-name="Emphasis"><text:span text:style-name="T320">pa</text:span></text:span><text:span text:style-name="Emphasis"><text:span text:style-name="T342">nm</text:span></text:span><text:span text:style-name="Emphasis"><text:span text:style-name="T341">a</text:span></text:span><text:span text:style-name="Emphasis"><text:span text:style-name="T319">[r*]kku yāṇṭu 14lāvatu tiruvott</text:span></text:span><text:span text:style-name="Emphasis"><text:span text:style-name="T321">ūr</text:span></text:span><text:span text:style-name="Emphasis"><text:span text:style-name="T327">mahāde</text:span></text:span><text:span text:style-name="Emphasis"><text:span text:style-name="T321">varkku tiruna</text:span></text:span><text:span text:style-name="Emphasis"><text:span text:style-name="T339">nt</text:span></text:span><text:span text:style-name="Emphasis"><text:span text:style-name="T321">āviḷakkerippa-</text:span></text:span></text:p>
      <text:p text:style-name="P153"><text:span text:style-name="Emphasis"><text:span text:style-name="T309"/></text:span></text:p>
      <text:p text:style-name="P153"><text:span text:style-name="T160">[2.] taṟkku vaitta °āṭu °uttama</text:span><text:span text:style-name="T147">coḻamārāyan cūṟaiyiṟpoka °uṭaiyār cempiyaṉm(ā)</text:span><text:span text:style-name="T141">hāde</text:span><text:span text:style-name="T147">viyārkku viṇṇa- </text:span></text:p>
      <text:p text:style-name="P507"/>
      <text:p text:style-name="P153"><text:span text:style-name="T160">[3.] ppañceyya °aruḷucceyya mīṇṭa °āṭu °iruṉūṟṟum °</text:span><text:span text:style-name="T147">uṭaiyār vaitta <text:s/></text:span><text:span text:style-name="T160">tirunantāviḷakkiṉukku cāvā mū-</text:span></text:p>
      <text:p text:style-name="P507"/>
      <text:p text:style-name="P153"><text:span text:style-name="T160">[4.] vāpperāṭu </text:span><text:span text:style-name="T144">śa</text:span><text:span text:style-name="T172">ntri</text:span><text:span text:style-name="T160">titavarai</text:span><text:span text:style-name="T160"><text:note text:id="ftn265" text:note-class="footnote"><text:note-citation>265</text:note-citation><text:note-body><text:p text:style-name="Footnote"><text:s/><text:span text:style-name="T191">Śantrititavarai </text:span><text:span text:style-name="T203">: lire </text:span><text:span text:style-name="T191">cantrātitavarai</text:span><text:span text:style-name="T203">.</text:span></text:p></text:note-body></text:note></text:span><text:span text:style-name="T160"> °iraṇṭu tiruna</text:span><text:span text:style-name="T181">nt</text:span><text:span text:style-name="T160">āviḷakkerippataṟkku pañcavārakkāloṭokku nāḻiyāl tiṅkaḷ</text:span></text:p>
      <text:p text:style-name="P153"><text:span text:style-name="Emphasis"><text:span text:style-name="T309"/></text:span></text:p>
      <text:p text:style-name="P153"><text:span text:style-name="Emphasis"><text:span text:style-name="T321">[5.] patinaṟu nāḻi °uri °āḻākku neyyum koyilukke koṇṭu ceṉṟu tiruvuṇṇāḻikaiyuṭaiyārkaḷu[…]</text:span></text:span></text:p>
      <text:p text:style-name="P175"><text:span text:style-name="Emphasis"><text:span text:style-name="T323">----------------------------------</text:span></text:span></text:p>
      <text:h text:style-name="Heading_20_2" text:outline-level="2"><text:span text:style-name="Emphasis"><text:span text:style-name="T440">Ins. 12 </text:span></text:span><text:span text:style-name="Emphasis"><text:span text:style-name="T450">Vaṭa-Tirumullaivāyil</text:span></text:span><text:span text:style-name="Emphasis"><text:span text:style-name="T463">1</text:span></text:span><text:span text:style-name="Emphasis"><text:span text:style-name="T457"> [Vaṭa-Mullaivāyil – TO22]</text:span></text:span></text:h>
      <text:p text:style-name="P292"><text:span text:style-name="Emphasis"><text:span text:style-name="T474"/></text:span></text:p>
      <text:p text:style-name="P694"><text:span text:style-name="Emphasis"><text:span text:style-name="T689"/></text:span></text:p>
      <text:p text:style-name="P617"><text:span text:style-name="Emphasis"><text:span text:style-name="T699"/></text:span></text:p>
      <text:p text:style-name="P105"><text:span text:style-name="Emphasis"><text:span text:style-name="T331">[1.] <text:s/></text:span></text:span><text:span text:style-name="Emphasis"><text:span text:style-name="T341">svasti</text:span></text:span><text:span text:style-name="Emphasis"><text:span text:style-name="T326"> </text:span></text:span><text:span text:style-name="Emphasis"><text:span text:style-name="T341">śrī</text:span></text:span><text:span text:style-name="Emphasis"><text:span text:style-name="T331"> <text:s/>[</text:span></text:span><text:span text:style-name="Emphasis"><text:span text:style-name="T328">❘❘</text:span></text:span><text:span text:style-name="Emphasis"><text:span text:style-name="T331">*] <text:s/>kopparake</text:span></text:span><text:span text:style-name="Emphasis"><text:span text:style-name="T326">saripa</text:span></text:span><text:span text:style-name="Emphasis"><text:span text:style-name="T341">rmma</text:span></text:span><text:span text:style-name="Emphasis"><text:span text:style-name="T326">rā</text:span></text:span><text:span text:style-name="Emphasis"><text:span text:style-name="T331">ṉa</text:span></text:span><text:span text:style-name="Emphasis"><text:span text:style-name="T331"><text:note text:id="ftn266" text:note-class="footnote"><text:note-citation>266</text:note-citation><text:note-body><text:p text:style-name="P656"><text:s/><text:span text:style-name="T55">Kesari</text:span><text:span text:style-name="T47"> : la boucle du </text:span><text:span text:style-name="T55">i</text:span><text:span text:style-name="T47"> est bien visible à l'extrémité supérieure de la pierre, comme indiqué dans </text:span><text:span text:style-name="T55">SII </text:span><text:span text:style-name="T47">32 Part 2: 152 qui donne </text:span><text:span text:style-name="T55">kesa[ri]</text:span><text:span text:style-name="T47">, </text:span><text:span text:style-name="T55">contra</text:span><text:span text:style-name="T47"> </text:span><text:span text:style-name="T55">SII </text:span><text:span text:style-name="T47">3: 141 : </text:span><text:span text:style-name="T55">kesara</text:span><text:span text:style-name="T47">.</text:span></text:p></text:note-body></text:note></text:span></text:span><text:span text:style-name="Emphasis"><text:span text:style-name="T331"> °utta</text:span></text:span><text:span text:style-name="Emphasis"><text:span text:style-name="T326">ma</text:span></text:span><text:span text:style-name="Emphasis"><text:span text:style-name="T331">coḻatevarkku <text:s/>yāṇṭu 14llāvatu ma/ḻavaraiya/r <text:s/>makaḷār </text:span></text:span><text:span text:style-name="Emphasis"><text:span text:style-name="T341">śrī</text:span></text:span><text:span text:style-name="Emphasis"><text:span text:style-name="T331">kaṇ[</text:span></text:span><text:span text:style-name="Emphasis"><text:span text:style-name="T326">di</text:span></text:span><text:span text:style-name="Emphasis"><text:span text:style-name="T331">]rātittaperumāḷ</text:span></text:span><text:span text:style-name="Emphasis"><text:span text:style-name="T331"><text:note text:id="ftn267" text:note-class="footnote"><text:note-citation>267</text:note-citation><text:note-body><text:p text:style-name="P656"><text:s/><text:span text:style-name="T588">Kaṇdirātitta</text:span><text:span text:style-name="T596"> : lire</text:span><text:span text:style-name="T588"> kaṇṭarātitta</text:span><text:span text:style-name="T596">, </text:span><text:span text:style-name="T588">contra SII</text:span><text:span text:style-name="T596"> 3: 141 et </text:span><text:span text:style-name="T55">SII </text:span><text:span text:style-name="T47">32 Part 2: 152</text:span><text:span text:style-name="T596"> :</text:span><text:span text:style-name="T588"> kaṇṭirātitta. </text:span><text:span text:style-name="T596">On comparera sur la Fig. 40 ce </text:span><text:span text:style-name="T588">di</text:span><text:span text:style-name="T596"> avec le </text:span><text:span text:style-name="T591">ṭi</text:span><text:span text:style-name="T596"> de </text:span><text:span text:style-name="T591">pāṇṭivāyttuṟai</text:span><text:span text:style-name="T598"> </text:span><text:span text:style-name="T596">à la ligne suivante.</text:span></text:p></text:note-body></text:note></text:span></text:span><text:span text:style-name="Emphasis"><text:span text:style-name="T331"> tev[i]/yār cem/piyaṉmāteviyār pakkal puḻaṟkoṭṭattu °ampattūrnāṭṭu <text:s/>°ampattūr </text:span></text:span><text:span text:style-name="Emphasis"><text:span text:style-name="T326">sabhai</text:span></text:span><text:span text:style-name="Emphasis"><text:span text:style-name="T331">yo/-</text:span></text:span></text:p>
      <text:p text:style-name="P106"><text:soft-page-break/><text:span text:style-name="Emphasis"><text:span text:style-name="T312"/></text:span></text:p>
      <text:p text:style-name="P106">[2.] m <text:s/>poṉ <text:s/>°eṇpatiṉ <text:s/>kaḻañcu <text:s text:c="2"/><text:span text:style-name="T566">koṇṭu <text:s text:c="2"/>°iṟai°iḻicci <text:s text:c="2"/>vaicca <text:s text:c="2"/>nilam <text:s text:c="2"/></text:span><text:span text:style-name="T566"><text:note text:id="ftn268" text:note-class="footnote"><text:note-citation>268</text:note-citation><text:note-body><text:p text:style-name="Footnote"><text:s/><text:span text:style-name="T709">K</text:span><text:span text:style-name="T591">iḻ</text:span><text:span text:style-name="T598"> : lire </text:span><text:span text:style-name="T591">kīḻ.</text:span></text:p></text:note-body></text:note></text:span><text:span text:style-name="T566">kiḻeripaṭṭu melpāṟ/k{e}llai p[ā]/ṇṭivāyttuṟaikkukkiḻakkum <text:s/>teṉ/pā[ṟ*]kel/lai <text:s/>kirainallūr <text:s/>°oḻuṟkai cāntikuṇṭil[um] °uṭppaṭa vaṭakkum </text:span><text:span text:style-name="T566"><text:note text:id="ftn269" text:note-class="footnote"><text:note-citation>269</text:note-citation><text:note-body><text:p text:style-name="Footnote"><text:s/><text:span text:style-name="T542">Idem.</text:span></text:p></text:note-body></text:note></text:span><text:span text:style-name="T566">kiḻpāṟkellai mu-</text:span></text:p>
      <text:p text:style-name="P261"/>
      <text:p text:style-name="P106"><text:span text:style-name="T566">[3.] ṉaina[l*]lūrkku poṉa peruvatikku meṟkum vaṭapāṟkellai °erikaraikku teṟkum °i[v*]vū/r <text:s/>nā[ṟ*](p)pā/[ṟ]kellaiyu(ḻ)ṭpaṭṭa nilam patinaṟu c/āṇ ko/llā[l*]</text:span><text:span text:style-name="T566"><text:note text:id="ftn270" text:note-class="footnote"><text:note-citation>270</text:note-citation><text:note-body><text:p text:style-name="P656"><text:s/><text:span text:style-name="T542">Koll</text:span><text:span text:style-name="T588">ā </text:span>: <text:span text:style-name="T542">SII </text:span>3: 141 donne <text:span text:style-name="T542">koll</text:span><text:span text:style-name="T588">ā </text:span><text:span text:style-name="T596">en</text:span><text:span text:style-name="T588"> </text:span>invitant à lire <text:span text:style-name="T542">kol</text:span><text:span text:style-name="T588">āl</text:span>, tandis que <text:span text:style-name="T55">SII </text:span><text:span text:style-name="T47">32 Part 2: 152 donne simplement </text:span><text:span text:style-name="T55">ko(l)lā</text:span><text:span text:style-name="T47">.</text:span> </text:p></text:note-body></text:note></text:span><text:span text:style-name="T566"> koyilāṉpaṭṭi <text:s/>kuḻi <text:s/>°āyirattiranūṟum</text:span><text:span text:style-name="T566"><text:note text:id="ftn271" text:note-class="footnote"><text:note-citation>271</text:note-citation><text:note-body><text:p text:style-name="Footnote"><text:s/><text:span text:style-name="T591">Āyirattiran</text:span><text:span text:style-name="T592">ū</text:span><text:span text:style-name="T591">ṟum </text:span><text:span text:style-name="T598">: </text:span><text:span text:style-name="T584">lire </text:span><text:span text:style-name="T591">āyirattirun</text:span><text:span text:style-name="T592">ū</text:span><text:span text:style-name="T591">ṟum</text:span><text:span text:style-name="T598">.</text:span></text:p></text:note-body></text:note></text:span><text:span text:style-name="T566"> °itiṉ kīḻaicceṟu kuḻi °āyiramum </text:span></text:p>
      <text:p text:style-name="P261"/>
      <text:p text:style-name="P96">[4.] °itaṉ teṟkil meṭṭettam kuḻi °āyiramum paḷḷakkaḻuval kuḻi °aṟuṉūṟum °itaṉ / t{e}ṟkil me/ṭṭettam kuḻi °āyirattiruṉūṟum °itaṉ va/ṭakkil ma/ṇaliṭum koraikkuḻiyumu[ṭ*](p)paṭṭa <text:s/>kuḻi <text:s/>°āyiramum puñcai viḷai <text:s/>nilammārttumālai ko-</text:p>
      <text:p text:style-name="P261"/>
      <text:p text:style-name="P106"><text:span text:style-name="T566">[5.] llaiyuṭpaṭa kuḻ[i] muvāyirattu °iruṉūṟum °āka kuḻi °oṉpatiṉāyirattu-muṉṉūṟum nam[pi]/rāṭṭiyā/r cempiyaṉmāteviyārkku yiṟaiyiḻic/ci viṟṟu ku/ṭuttom °ampattūr </text:span><text:span text:style-name="T568">sabhai</text:span><text:span text:style-name="T566">yom</text:span><text:span text:style-name="T566"><text:note text:id="ftn272" text:note-class="footnote"><text:note-citation>272</text:note-citation><text:note-body><text:p text:style-name="P656"><text:s/><text:span text:style-name="T55">Sabhaiyom </text:span><text:span text:style-name="T47">: le </text:span><text:span text:style-name="T55">m</text:span><text:span text:style-name="T47"> final est correctement translittéré dans </text:span><text:span text:style-name="T55">SII</text:span><text:span text:style-name="T47"> 3: 141, </text:span><text:span text:style-name="T55">contra</text:span><text:span text:style-name="T47"> </text:span><text:span text:style-name="T55"><text:s/>SII </text:span><text:span text:style-name="T47">32 Part 2: 152 : </text:span><text:span text:style-name="T55">sabhaiyo[m*]</text:span><text:span text:style-name="T47">.</text:span></text:p></text:note-body></text:note></text:span><text:span text:style-name="T566"> yiṉṉilaṅkoṇṭu tirumullaivāyil °uṭai-</text:span></text:p>
      <text:p text:style-name="P261"/>
      <text:p text:style-name="P96">[6.] yamātevarkku nicatam nāḻi °eṇṇai °aṭṭakkaṭavaṉāka °aṭṭumiṭattu taṉkūṭṭamu/ṭ{ai}yāṉ va/ṇṇakkaṉāṉa vayaṉacuntaraṉ °iṉṉila/ttukku <text:s/>°e/ṅkaḷ °eriyil talainīrum kaṭainīrum pāccikkoḷḷakkaṭavaṉākavum °iṉṉilatti[l*] meno-</text:p>
      <text:p text:style-name="P261"/>
      <text:p text:style-name="P106"><text:span text:style-name="T566">[7.] kkiya maramum kīṉokkiya</text:span><text:span text:style-name="T566"><text:note text:id="ftn273" text:note-class="footnote"><text:note-citation>273</text:note-citation><text:note-body><text:p text:style-name="P656"><text:s/><text:span text:style-name="T542">K</text:span><text:span text:style-name="T591">īṉokkiya </text:span><text:span text:style-name="T598">: lire </text:span><text:span text:style-name="T591">kīṇokkiya </text:span><text:span text:style-name="T598">avec</text:span><text:span text:style-name="T591"> </text:span><text:span text:style-name="T598">un <text:s/></text:span><text:span text:style-name="T591">ṇ</text:span><text:span text:style-name="T598"> rétroflexe comme suggéré en n. 7 de </text:span><text:span text:style-name="T591">SII </text:span><text:span text:style-name="T598">3: 141, </text:span><text:span text:style-name="T591">contra </text:span><text:span text:style-name="T55">SII </text:span><text:span text:style-name="T47">32 Part 2: 152 où la correction est opérée au sein même de la transcription : </text:span><text:span text:style-name="T55">kī[ṇo]kkiya</text:span><text:span text:style-name="T598">.</text:span></text:p></text:note-body></text:note></text:span><text:span text:style-name="T566"> kiṇaṟum °aṉupavikka peṟuvarākavum °iṉṉilaṅ taṭiyātoṉṟu/m</text:span><text:span text:style-name="T566"><text:note text:id="ftn274" text:note-class="footnote"><text:note-citation>274</text:note-citation><text:note-body><text:p text:style-name="P656"><text:s/><text:span text:style-name="T591">T</text:span><text:span text:style-name="T592">a</text:span><text:span text:style-name="T591">ṭiyātoṉṟum </text:span><text:span text:style-name="T598">: </text:span><text:span text:style-name="T591">SII</text:span><text:span text:style-name="T598"> 3: 141 invite à lire </text:span><text:span text:style-name="T591">k</text:span><text:span text:style-name="T592">a</text:span><text:span text:style-name="T591">ṭiyātoṉṟum</text:span><text:span text:style-name="T598">, tandis que </text:span><text:span text:style-name="T55">SII </text:span><text:span text:style-name="T47">32 Part 2: 152 translittère </text:span><text:span text:style-name="T55">t</text:span><text:span text:style-name="T57">a</text:span><text:span text:style-name="T55">ṭiyātoṉṟum </text:span><text:span text:style-name="T47">sans plus de précision.</text:span></text:p></text:note-body></text:note></text:span><text:span text:style-name="T566"> pecap/p{e}ṟātomākavum °ipparita</text:span><text:span text:style-name="T566"><text:note text:id="ftn275" text:note-class="footnote"><text:note-citation>275</text:note-citation><text:note-body><text:p text:style-name="Footnote"><text:s/><text:span text:style-name="T586">Ipparita </text:span><text:span text:style-name="T584">: lire </text:span><text:span text:style-name="T591">ipparicu</text:span><text:span text:style-name="T598">.</text:span></text:p></text:note-body></text:note></text:span><text:span text:style-name="T566"> viṟṟu </text:span><text:soft-page-break/><text:span text:style-name="T566">kuṭuttom / °ampattū/r </text:span><text:span text:style-name="T568">mah</text:span><text:span text:style-name="T566">[</text:span><text:span text:style-name="T568">ā</text:span><text:span text:style-name="T566">]</text:span><text:span text:style-name="T568">sabhai</text:span><text:span text:style-name="T566">yom °ivarkaḷ <text:s/>paṇiyāl °ivvūr matti</text:span><text:span text:style-name="T568">a</text:span><text:span text:style-name="T559">sta</text:span><text:span text:style-name="T566">ṉ cuṟṟi kaṇṭattaṭika[ḷ]eṉ °i-</text:span></text:p>
      <text:p text:style-name="P106"><text:span text:style-name="Emphasis"><text:span text:style-name="T380"/></text:span></text:p>
      <text:p text:style-name="P106"><text:span text:style-name="Emphasis"><text:span text:style-name="T331">[8.] vai °eṉ °eḻuttu °itu</text:span></text:span><text:span text:style-name="Emphasis"><text:span text:style-name="T326"> pa</text:span></text:span><text:span text:style-name="Emphasis"><text:span text:style-name="T341">nm</text:span></text:span><text:span text:style-name="Emphasis"><text:span text:style-name="T326">āhe</text:span></text:span><text:span text:style-name="Emphasis"><text:span text:style-name="T341">s</text:span></text:span><text:span text:style-name="Emphasis"><text:span text:style-name="T331">[</text:span></text:span><text:span text:style-name="Emphasis"><text:span text:style-name="T341">va</text:span></text:span><text:span text:style-name="Emphasis"><text:span text:style-name="T331">]</text:span></text:span><text:span text:style-name="Emphasis"><text:span text:style-name="T326">ra</text:span></text:span><text:span text:style-name="Emphasis"><text:span text:style-name="T326"><text:note text:id="ftn276" text:note-class="footnote"><text:note-citation>276</text:note-citation><text:note-body><text:p text:style-name="Footnote"><text:s/><text:span text:style-name="T193">Panmāhes</text:span><text:span text:style-name="T194">va</text:span><text:span text:style-name="T193">ra </text:span><text:span text:style-name="T205">: lire </text:span><text:span text:style-name="T193">panmāheś</text:span><text:span text:style-name="T194">va</text:span><text:span text:style-name="T193">ra</text:span><text:span text:style-name="T205">.</text:span></text:p></text:note-body></text:note></text:span></text:span><text:span text:style-name="Emphasis"><text:span text:style-name="T326"> ra</text:span></text:span><text:span text:style-name="Emphasis"><text:span text:style-name="T341">kṣai</text:span></text:span><text:span text:style-name="Emphasis"><text:span text:style-name="T331"> [</text:span></text:span><text:span text:style-name="Emphasis"><text:span text:style-name="T328">❘❘</text:span></text:span><text:span text:style-name="Emphasis"><text:span text:style-name="T331">*] °u</text:span></text:span></text:p>
      <text:p text:style-name="P335"/>
      <text:p text:style-name="P187"><text:span text:style-name="Emphasis"><text:span text:style-name="T323">----------------------------------</text:span></text:span></text:p>
      <text:p text:style-name="P186"><text:span text:style-name="Emphasis"><text:span text:style-name="T319"/></text:span></text:p>
      <text:p text:style-name="P184"><text:span text:style-name="Emphasis"><text:span text:style-name="T319"/></text:span></text:p>
      <text:h text:style-name="Heading_20_2" text:outline-level="2"><text:span text:style-name="Emphasis"><text:span text:style-name="T440">Ins. 13 </text:span></text:span><text:span text:style-name="Emphasis"><text:span text:style-name="T450">Vaṭa-Tirumullaivāyil</text:span></text:span><text:span text:style-name="Emphasis"><text:span text:style-name="T463">2</text:span></text:span><text:span text:style-name="Emphasis"><text:span text:style-name="T457"> [Vaṭa-Mullaivāyil – TO22]</text:span></text:span></text:h>
      <text:p text:style-name="P292"><text:span text:style-name="Emphasis"><text:span text:style-name="T474"/></text:span></text:p>
      <text:p text:style-name="P606"><text:span text:style-name="Emphasis"><text:span text:style-name="T644"/></text:span></text:p>
      <text:p text:style-name="P608"/>
      <text:p text:style-name="P295"/>
      <text:p text:style-name="P662"><text:span text:style-name="Emphasis"><text:span text:style-name="T389">« </text:span></text:span><text:span text:style-name="Emphasis"><text:span text:style-name="T390">Enregistre le don d'une part de la redevance </text:span></text:span><text:span text:style-name="Emphasis"><text:span text:style-name="T392">puravu</text:span></text:span><text:span text:style-name="Emphasis"><text:span text:style-name="T390"> levée sur le village de </text:span></text:span><text:span text:style-name="Emphasis"><text:span text:style-name="T389">Villipākam dans l'Ambattūr-nāḍu, dans le Puḻar-kōṭṭam, en tant que </text:span></text:span><text:span text:style-name="Emphasis"><text:span text:style-name="T393">devadāna</text:span></text:span><text:span text:style-name="Emphasis"><text:span text:style-name="T389"> pour la conduite de services au dieu Tirumullaivāyil-Mādēvar <text:s/>dans le Veṇṇaiyūr-nāḍu, dans le Puḻar-kōṭṭam, par Śembiyaṉ-mādēviyār, reine de Gaṇḍarādittapperumāḷ et fille de Maḻavaraiyar, via son fils Madhurāntakadēvar. La part restante de la redevance fut attribuée au dieu Tiruvalidāyil-dēvar dans le Puḻiyūr-kōṭṭam par la même dame</text:span></text:span><text:span text:style-name="Emphasis"><text:span text:style-name="T389"><text:note text:id="ftn277" text:note-class="footnote"><text:note-citation>277</text:note-citation><text:note-body><text:p text:style-name="P656"><text:s/><text:span text:style-name="Emphasis"><text:span text:style-name="T289">« </text:span></text:span><text:span text:style-name="Emphasis"><text:span text:style-name="T303">Records</text:span></text:span><text:span text:style-name="Emphasis"><text:span text:style-name="T306"> </text:span></text:span><text:span text:style-name="Emphasis"><text:span text:style-name="T303">the</text:span></text:span><text:span text:style-name="Emphasis"><text:span text:style-name="T306"> </text:span></text:span><text:span text:style-name="Emphasis"><text:span text:style-name="T303">gift of a part of the</text:span></text:span><text:span text:style-name="Emphasis"><text:span text:style-name="T306"> </text:span></text:span><text:span text:style-name="Emphasis"><text:span text:style-name="T303">puravu</text:span></text:span><text:span text:style-name="Emphasis"><text:span text:style-name="T306"> </text:span></text:span><text:span text:style-name="Emphasis"><text:span text:style-name="T303">dues</text:span></text:span><text:span text:style-name="Emphasis"><text:span text:style-name="T306"> </text:span></text:span><text:span text:style-name="Emphasis"><text:span text:style-name="T303">from</text:span></text:span><text:span text:style-name="Emphasis"><text:span text:style-name="T306"> </text:span></text:span><text:span text:style-name="Emphasis"><text:span text:style-name="T303">the village</text:span></text:span><text:span text:style-name="Emphasis"><text:span text:style-name="T306"> </text:span></text:span><text:span text:style-name="Emphasis"><text:span text:style-name="T304">Villipākam</text:span></text:span><text:span text:style-name="Emphasis"><text:span text:style-name="T307"> </text:span></text:span><text:span text:style-name="Emphasis"><text:span text:style-name="T303">in</text:span></text:span><text:span text:style-name="Emphasis"><text:span text:style-name="T306"> </text:span></text:span><text:span text:style-name="Emphasis"><text:span text:style-name="T304">Ambattūr-nāḍu</text:span></text:span><text:span text:style-name="Emphasis"><text:span text:style-name="T306"> </text:span></text:span><text:span text:style-name="Emphasis"><text:span text:style-name="T303">in</text:span></text:span><text:span text:style-name="Emphasis"><text:span text:style-name="T306"> </text:span></text:span><text:span text:style-name="Emphasis"><text:span text:style-name="T304">Puḻar-kōṭṭam</text:span></text:span><text:span text:style-name="Emphasis"><text:span text:style-name="T307"> </text:span></text:span><text:span text:style-name="Emphasis"><text:span text:style-name="T303">as</text:span></text:span><text:span text:style-name="Emphasis"><text:span text:style-name="T306"> </text:span></text:span><text:span text:style-name="Emphasis"><text:span text:style-name="T303">a </text:span></text:span><text:span text:style-name="Emphasis"><text:span text:style-name="T307">dēvadāna</text:span></text:span><text:span text:style-name="Emphasis"><text:span text:style-name="T304"> </text:span></text:span><text:span text:style-name="Emphasis"><text:span text:style-name="T303">for</text:span></text:span><text:span text:style-name="Emphasis"><text:span text:style-name="T306"> </text:span></text:span><text:span text:style-name="Emphasis"><text:span text:style-name="T303">conducting</text:span></text:span><text:span text:style-name="Emphasis"><text:span text:style-name="T306"> </text:span></text:span><text:span text:style-name="Emphasis"><text:span text:style-name="T303">services</text:span></text:span><text:span text:style-name="Emphasis"><text:span text:style-name="T306"> </text:span></text:span><text:span text:style-name="Emphasis"><text:span text:style-name="T303">to</text:span></text:span><text:span text:style-name="Emphasis"><text:span text:style-name="T306"> </text:span></text:span><text:span text:style-name="Emphasis"><text:span text:style-name="T303">god</text:span></text:span><text:span text:style-name="Emphasis"><text:span text:style-name="T306"> <text:s/></text:span></text:span><text:span text:style-name="Emphasis"><text:span text:style-name="T304">Tirumullaivāyil-mādēvar in Veṇṇaiyūr-nāḍu in Puḻar-kōṭṭam by <text:s/>Śembiyaṉ-mādēviyār, queen of <text:s/>Gaṇḍarādittapperumāḷ and daughter of Maḻavaraiyar, through her son Madhurāntakadēvar. The remaining share of the dues was allotted to god Tiruvalidāyil-dēvar in Puḻiyūr</text:span></text:span><text:span text:style-name="Emphasis"><text:span text:style-name="T307">-</text:span></text:span><text:span text:style-name="Emphasis"><text:span text:style-name="T304">kōṭṭam</text:span></text:span><text:span text:style-name="Emphasis"><text:span text:style-name="T307"> </text:span></text:span><text:span text:style-name="Emphasis"><text:span text:style-name="T304">by the same lady</text:span></text:span><text:span text:style-name="Emphasis"><text:span text:style-name="T296"> ». Cit. </text:span></text:span><text:span text:style-name="Emphasis"><text:span text:style-name="T288">ARE</text:span></text:span><text:span text:style-name="Emphasis"><text:span text:style-name="T296"> 282 of 1960-61.</text:span></text:span></text:p></text:note-body></text:note></text:span></text:span><text:span text:style-name="Emphasis"><text:span text:style-name="T389"> ».</text:span></text:span></text:p>
      <text:h text:style-name="Heading_20_2" text:outline-level="2"><text:span text:style-name="Emphasis"><text:span text:style-name="T440">Ins. 14 </text:span></text:span><text:span text:style-name="Emphasis"><text:span text:style-name="T526">Cempiyaṉmātēvi</text:span></text:span><text:span text:style-name="Emphasis"><text:span text:style-name="T463">2</text:span></text:span><text:span text:style-name="Emphasis"><text:span text:style-name="T466"> </text:span></text:span><text:span text:style-name="Emphasis"><text:span text:style-name="T454">[</text:span></text:span><text:span text:style-name="Emphasis"><text:span text:style-name="T529">Cempiyaṉmātēvi-</text:span></text:span><text:span text:style-name="Emphasis"><text:span text:style-name="T454">caturvedimaṅkalam]</text:span></text:span></text:h>
      <text:p text:style-name="P292"><text:span text:style-name="Emphasis"><text:span text:style-name="T473"/></text:span></text:p>
      <text:p text:style-name="P606"><text:span text:style-name="Emphasis"><text:span text:style-name="T689"/></text:span></text:p>
      <text:p text:style-name="P513"/>
      <text:p text:style-name="P145"><text:span text:style-name="Emphasis"><text:span text:style-name="T319">[1.] <text:s/></text:span></text:span><text:span text:style-name="Emphasis"><text:span text:style-name="T341">svasti śrī</text:span></text:span><text:span text:style-name="Emphasis"><text:span text:style-name="T319"> </text:span></text:span><text:span text:style-name="Emphasis"><text:span text:style-name="T328">❘❘</text:span></text:span><text:span text:style-name="Emphasis"><text:span text:style-name="T326"> — </text:span></text:span><text:span text:style-name="Emphasis"><text:span text:style-name="T319">kopparake</text:span></text:span><text:span text:style-name="Emphasis"><text:span text:style-name="T326">sa</text:span></text:span><text:span text:style-name="Emphasis"><text:span text:style-name="T319">riva</text:span></text:span><text:span text:style-name="Emphasis"><text:span text:style-name="T341">rmma</text:span></text:span><text:span text:style-name="Emphasis"><text:span text:style-name="T319">[ṟku*] yāṇṭu 15 °āvatu kaṇṭaṉmaturāntaka</text:span></text:span><text:span text:style-name="Emphasis"><text:span text:style-name="T326">de</text:span></text:span><text:span text:style-name="Emphasis"><text:span text:style-name="T319">varāṉa <text:s/></text:span></text:span><text:span text:style-name="Emphasis"><text:span text:style-name="T341">śrī</text:span></text:span><text:span text:style-name="Emphasis"><text:span text:style-name="T319">°uttamacoḻa</text:span></text:span><text:span text:style-name="Emphasis"><text:span text:style-name="T326">de</text:span></text:span><text:span text:style-name="Emphasis"><text:span text:style-name="T319">varaiyttiruvayiṟu vāytta °uṭaiya/pirāṭṭiyār <text:s/></text:span></text:span><text:span text:style-name="Emphasis"><text:span text:style-name="T341">śrī</text:span></text:span><text:span text:style-name="Emphasis"><text:span text:style-name="T319">maturāntakaṉmātevaṭikaḷārāṉa <text:s/></text:span></text:span><text:span text:style-name="Emphasis"><text:span text:style-name="T341">śrī</text:span></text:span><text:span text:style-name="Emphasis"><text:span text:style-name="T319">cempiyaṉ-</text:span></text:span><text:span text:style-name="Emphasis"><text:span text:style-name="T326">mahāde</text:span></text:span><text:span text:style-name="Emphasis"><text:span text:style-name="T319">viyār ceytaruḷiṉa teṉkaraiy °aḷaṉāṭṭu </text:span></text:span><text:span text:style-name="Emphasis"><text:span text:style-name="T341">brahma</text:span></text:span><text:span text:style-name="Emphasis"><text:span text:style-name="T326">de</text:span></text:span><text:span text:style-name="Emphasis"><text:span text:style-name="T319">yam <text:s/></text:span></text:span><text:span text:style-name="Emphasis"><text:span text:style-name="T341">śrī</text:span></text:span><text:span text:style-name="Emphasis"><text:span text:style-name="T319">cempiya[n]</text:span></text:span><text:span text:style-name="Emphasis"><text:span text:style-name="T326">mahā/de</text:span></text:span><text:span text:style-name="Emphasis"><text:span text:style-name="T319">viccatu</text:span></text:span><text:span text:style-name="Emphasis"><text:span text:style-name="T341">rve</text:span></text:span><text:span text:style-name="Emphasis"><text:span text:style-name="T319">/</text:span></text:span><text:span text:style-name="Emphasis"><text:span text:style-name="T326">di</text:span></text:span><text:span text:style-name="Emphasis"><text:span text:style-name="T319">maṅkalattu °ivvuṭaiyapirāṭṭiyār <text:s/></text:span></text:span><text:soft-page-break/><text:span text:style-name="Emphasis"><text:span text:style-name="T319">°eṭup/pittaruḷina <text:s/></text:span></text:span><text:span text:style-name="Emphasis"><text:span text:style-name="T341">śrī</text:span></text:span><text:span text:style-name="Emphasis"><text:span text:style-name="T319">kayilā</text:span></text:span><text:span text:style-name="Emphasis"><text:span text:style-name="T326">sa</text:span></text:span><text:span text:style-name="Emphasis"><text:span text:style-name="T319">muṭaiya</text:span></text:span><text:span text:style-name="Emphasis"><text:span text:style-name="T326">mahāde</text:span></text:span><text:span text:style-name="Emphasis"><text:span text:style-name="T319">va[...]/kaḷ <text:s/></text:span></text:span><text:span text:style-name="Emphasis"><text:span text:style-name="T326">saṃ</text:span></text:span><text:span text:style-name="Emphasis"><text:span text:style-name="T341">kr</text:span></text:span><text:span text:style-name="Emphasis"><text:span text:style-name="T326">ā</text:span></text:span><text:span text:style-name="Emphasis"><text:span text:style-name="T319">nti toṟum <text:s/></text:span></text:span><text:span text:style-name="Emphasis"><text:span text:style-name="T341">sna</text:span></text:span><text:span text:style-name="Emphasis"><text:span text:style-name="T319">panañceyyavum °i</text:span></text:span><text:span text:style-name="Emphasis"><text:span text:style-name="T326">mahāde</text:span></text:span><text:span text:style-name="Emphasis"><text:span text:style-name="T319">varkke tiruno</text:span></text:span><text:span text:style-name="Emphasis"><text:span text:style-name="T341">nd</text:span></text:span><text:span text:style-name="Emphasis"><text:span text:style-name="T326">ā</text:span></text:span><text:span text:style-name="Emphasis"><text:span text:style-name="T319">viḷa</text:span></text:span><text:span text:style-name="Emphasis"><text:span text:style-name="T338">kku</text:span></text:span><text:span text:style-name="Emphasis"><text:span text:style-name="T319">kaḷu</text:span></text:span><text:span text:style-name="Emphasis"><text:span text:style-name="T338">kku</text:span></text:span><text:span text:style-name="Emphasis"><text:span text:style-name="T319">m °ut[t*]taramayana</text:span></text:span><text:span text:style-name="Emphasis"><text:span text:style-name="T326">sa</text:span></text:span><text:span text:style-name="Emphasis"><text:span text:style-name="T319"><text:note text:id="ftn278" text:note-class="footnote"><text:note-citation>278</text:note-citation><text:note-body><text:p text:style-name="P656"><text:s/><text:span text:style-name="T709">U</text:span><text:span text:style-name="Emphasis"><text:span text:style-name="T283">t</text:span></text:span><text:span text:style-name="Emphasis"><text:span text:style-name="T289">[t*]</text:span></text:span><text:span text:style-name="Emphasis"><text:span text:style-name="T283">taramayanasa</text:span></text:span><text:span text:style-name="Emphasis"><text:span text:style-name="T289">[...]</text:span></text:span><text:span text:style-name="T711"> :</text:span><text:span text:style-name="T778"> </text:span><text:span text:style-name="T709">contra</text:span><text:span text:style-name="T778"> </text:span><text:span text:style-name="T191">SII </text:span><text:span text:style-name="T203">19: 379 :</text:span><text:span text:style-name="T227"> </text:span><text:span text:style-name="Emphasis"><text:span text:style-name="T283">tomayanasa</text:span></text:span><text:span text:style-name="Emphasis"><text:span text:style-name="T289">[...] ; et </text:span></text:span><text:span text:style-name="Emphasis"><text:span text:style-name="T283">SII </text:span></text:span><text:span text:style-name="Emphasis"><text:span text:style-name="T289">32 Part 2: 174 : </text:span></text:span><text:span text:style-name="Emphasis"><text:span text:style-name="T283">tomayan sa</text:span></text:span><text:span text:style-name="Emphasis"><text:span text:style-name="T289">[...].</text:span></text:span></text:p></text:note-body></text:note></text:span></text:span><text:span text:style-name="Emphasis"><text:span text:style-name="T319">[...][ṇṇavum °uttaramayaṉa</text:span></text:span><text:span text:style-name="Emphasis"><text:span text:style-name="T326">saṃ</text:span></text:span><text:span text:style-name="Emphasis"><text:span text:style-name="T319">]</text:span></text:span><text:span text:style-name="Emphasis"><text:span text:style-name="T341">kr</text:span></text:span><text:span text:style-name="Emphasis"><text:span text:style-name="T326">ā</text:span></text:span><text:span text:style-name="Emphasis"><text:span text:style-name="T319">nti </text:span></text:span><text:span text:style-name="Emphasis"><text:span text:style-name="T319"><text:note text:id="ftn279" text:note-class="footnote"><text:note-citation>279</text:note-citation><text:note-body><text:p text:style-name="P656"><text:span text:style-name="T191"><text:s/>Nāṉṟu </text:span><text:span text:style-name="T203">: </text:span><text:span text:style-name="T191">SII </text:span><text:span text:style-name="T203">19: 379 donne </text:span><text:span text:style-name="T191">nā[ṉ]ṟu</text:span><text:span text:style-name="T203">, tandis que </text:span><text:span text:style-name="T191">SII </text:span><text:span text:style-name="T203">32 Part 2: 174 donne </text:span><text:span text:style-name="T191">nāḷaṉṟu</text:span><text:span text:style-name="T203">. </text:span></text:p></text:note-body></text:note></text:span></text:span><text:span text:style-name="Emphasis"><text:span text:style-name="T319">nāṉṟuṉūṟṟuvar</text:span></text:span><text:span text:style-name="Emphasis"><text:span text:style-name="T326"> </text:span></text:span><text:span text:style-name="Emphasis"><text:span text:style-name="T341">br</text:span></text:span><text:span text:style-name="Emphasis"><text:span text:style-name="T326">ā</text:span></text:span><text:span text:style-name="Emphasis"><text:span text:style-name="T341">hma</text:span></text:span><text:span text:style-name="Emphasis"><text:span text:style-name="T319">ṇar </text:span></text:span><text:span text:style-name="Emphasis"><text:span text:style-name="T319"><text:note text:id="ftn280" text:note-class="footnote"><text:note-citation>280</text:note-citation><text:note-body><text:p text:style-name="P656"><text:s/>Contrairement à ce qu'indique <text:span text:style-name="T191">SII </text:span><text:span text:style-name="T203">32 Part 2: 174</text:span>, aucune lacune ne sépare <text:span text:style-name="T191">brāhmaṇar </text:span><text:span text:style-name="T203">et</text:span><text:span text:style-name="T191"> uṇṇavum</text:span><text:span text:style-name="T203">.</text:span></text:p></text:note-body></text:note></text:span></text:span><text:span text:style-name="Emphasis"><text:span text:style-name="T319"><text:s/>°uṇṇavum °ikkopparake</text:span></text:span><text:span text:style-name="Emphasis"><text:span text:style-name="T326">sa</text:span></text:span><text:span text:style-name="Emphasis"><text:span text:style-name="T319">riva</text:span></text:span><text:span text:style-name="Emphasis"><text:span text:style-name="T341">rmma</text:span></text:span><text:span text:style-name="Emphasis"><text:span text:style-name="T319">-rāṉa </text:span></text:span><text:span text:style-name="Emphasis"><text:span text:style-name="T341">śrī</text:span></text:span><text:span text:style-name="Emphasis"><text:span text:style-name="T319">°uttamacoḻa[r] </text:span></text:span></text:p>
      <text:p text:style-name="P146"><text:span text:style-name="Emphasis"><text:span text:style-name="T281"/></text:span></text:p>
      <text:p text:style-name="P146">[2.]  <text:span text:style-name="T143">de</text:span><text:span text:style-name="T157">viyār nampirāṭṭiyār °[uṟaṭṭa]yaṉcoḻappaiyarāṉa </text:span><text:span text:style-name="T173">tri</text:span><text:span text:style-name="T143">bhu</text:span><text:span text:style-name="T157">vana-</text:span><text:span text:style-name="T143">mahāde</text:span><text:span text:style-name="T157">viyār °ivai °ittaṉaiyum </text:span><text:span text:style-name="T143">ca</text:span><text:span text:style-name="T173">ndr</text:span><text:span text:style-name="T143">ādi</text:span><text:span text:style-name="T173">tya</text:span><text:span text:style-name="T157">vaṟ niṟka veṇṭumeṉṟu <text:s/>palanivan[ta]ṅ/kaḷukku koṇṭu kuṭutta nilamāvaṉa</text:span><text:span text:style-name="T157"><text:note text:id="ftn281" text:note-class="footnote"><text:note-citation>281</text:note-citation><text:note-body><text:p text:style-name="P656"><text:s/><text:span text:style-name="T193">Nilamāvaṉa </text:span><text:span text:style-name="T205">: comme <text:s/>transcrit dans </text:span><text:span text:style-name="T193">SII </text:span><text:span text:style-name="T205">19: 379, </text:span><text:span text:style-name="T193">contra</text:span><text:span text:style-name="T205"> </text:span><text:span text:style-name="T193">SII </text:span><text:span text:style-name="T205">32 Part 2: 174 : </text:span><text:span text:style-name="T193">nilamāṉa</text:span><text:span text:style-name="T205">. <text:s text:c="4"/></text:span></text:p></text:note-body></text:note></text:span><text:span text:style-name="T157"> °ivvūr </text:span><text:span text:style-name="T173">śrī</text:span><text:span text:style-name="T157">°uttamacoḻacceri vācciyaṉvāmaṉ vempa</text:span><text:span text:style-name="T143">bha</text:span><text:span text:style-name="T157">ṭṭaṉ viṟṟa nilamāvana </text:span><text:span text:style-name="T157"><text:note text:id="ftn282" text:note-class="footnote"><text:note-citation>282</text:note-citation><text:note-body><text:p text:style-name="P656"><text:s/>Les deux éditions donnent <text:span text:style-name="T193">śrīcempiyaṉmātevi vāykkālukku teṟku</text:span><text:span text:style-name="T205">. P</text:span>our notre part, nous lisons bien -<text:span text:style-name="T193">vatikku kiḻak/ku</text:span> immédiatement après <text:span text:style-name="T193">mātevi. </text:span></text:p></text:note-body></text:note></text:span><text:span text:style-name="T173">śrī</text:span><text:span text:style-name="T157">cempiyaṉmātevivatikku kiḻak/ku [...]/ḷ</text:span><text:span text:style-name="T157"><text:note text:id="ftn283" text:note-class="footnote"><text:note-citation>283</text:note-citation><text:note-body><text:p text:style-name="Footnote"><text:s/><text:span text:style-name="T711">Ici on peut restituer </text:span><text:span text:style-name="T193">mātevaṭikaḷ</text:span><text:span text:style-name="T711">.</text:span></text:p></text:note-body></text:note></text:span><text:span text:style-name="T157"> vāykkālukku teṟku 2 °āṅkaṇṇāṟṟu mutal/ttuṇṭattum 2 °āntuṇṭattumāka meṟk[ka]/ṭ{ai}ya [...]kaviṇiyaṉ kumāram pūti</text:span><text:span text:style-name="T143">bha</text:span><text:span text:style-name="T157">ṭṭaṉuḷḷiṭṭa catukkattomukkuppaṭṭa nilaṉ 2 </text:span><text:span text:style-name="T161">mā</text:span><text:span text:style-name="T157"> </text:span><text:span text:style-name="T161">araikkāṇi</text:span><text:span text:style-name="T157"> teṟkku niṉṟum °eṉku[...]vatikku[...] </text:span><text:span text:style-name="T173">śrī</text:span><text:span text:style-name="T157">kaṇ[ṭarā]ti</text:span><text:span text:style-name="T180">tta</text:span><text:span text:style-name="T157">vāykkālukku teṟkku 4 °āṅkaṇṇāṟṟu mutal catirattu vaṭakkaṭaiya °iccatukkattomukkuṭpaṭṭa 2 </text:span><text:span text:style-name="T161">mā</text:span><text:span text:style-name="T157"> </text:span><text:span text:style-name="T161">araikkāṇi</text:span><text:span text:style-name="T157"> vaṭa-</text:span></text:p>
      <text:p text:style-name="P514"/>
      <text:p text:style-name="P146"><text:span text:style-name="T157">[3.] <text:s/>kkaṭaiya <text:s text:c="2"/>°eṉkūṟāṉa <text:s text:c="2"/>nilaṉ</text:span><text:span text:style-name="T157"><text:note text:id="ftn284" text:note-class="footnote"><text:note-citation>284</text:note-citation><text:note-body><text:p text:style-name="P656"><text:s/><text:span text:style-name="T193">Nilaṉ</text:span><text:span text:style-name="T205"> : </text:span><text:span text:style-name="T193">SII </text:span><text:span text:style-name="T205">32 Part 2: 174 donne </text:span><text:span text:style-name="T193">nilam</text:span><text:span text:style-name="T205">, mais en dépit de l'état de dégradation de la pierre à cet endroit, on distingue clairement un </text:span><text:span text:style-name="T193">n</text:span><text:span text:style-name="T205"> alvéolaire comme transcrit dans </text:span><text:span text:style-name="T193">SII </text:span><text:span text:style-name="T205">19: 379. <text:s text:c="2"/></text:span></text:p></text:note-body></text:note></text:span><text:span text:style-name="T157"> <text:s text:c="3"/></text:span><text:span text:style-name="T233">{***}</text:span><text:span text:style-name="T157">yum <text:s text:c="2"/></text:span><text:span text:style-name="T173">śrī</text:span><text:span text:style-name="T157">°uttamacoḻavatikku <text:s text:c="2"/>meṟkku <text:s/></text:span><text:span text:style-name="T173">śrī</text:span><text:span text:style-name="T157">paḻuvūrnakkavā[yk*]kālukku <text:s text:c="2"/>teṟku <text:s text:c="2"/>mutal kaṇṇāṟṟu <text:s text:c="2"/>2 °āntuṇṭattu <text:s text:c="2"/>vaṭakkaṭai[ya*] nilaṉ <text:s/>2 </text:span><text:span text:style-name="T161">mā</text:span><text:span text:style-name="T157"> </text:span><text:span text:style-name="T161">araikkāṇi</text:span><text:span text:style-name="T157"> <text:s/>°eṉkūṟāṉa / <text:s/>t{e}ṟkkuṉiṉṟum <text:s/>2 °ām <text:s text:c="2"/>48 <text:s/></text:span><text:span text:style-name="T143"><text:s/></text:span><text:span text:style-name="T173">trai</text:span><text:span text:style-name="T143">lo</text:span><text:span text:style-name="T173">kya</text:span><text:span text:style-name="T143">su</text:span><text:span text:style-name="T173">nda</text:span><text:span text:style-name="T157">ravatikku <text:s/>kiḻakku </text:span><text:span text:style-name="T173">śrī</text:span><text:span text:style-name="T157">kaṇ[ṭa*]rā[titta*]vāykkālu[k*]ku teṟku 2 °āṅkaṇṇāṟṟu mutal catirattu vaṭakkaṭaiya °iccatukkattomukkuṭpaṭṭa / nilaṉ 2 </text:span><text:span text:style-name="T161">mā</text:span><text:span text:style-name="T157">vil kiḻakka/ṭaiya <text:s/>°enkūṟāṉa <text:s/>nilaṉ <text:s/>4vum <text:s/></text:span><text:span text:style-name="T173">śrī</text:span><text:span text:style-name="T157">cempiyaṉmātevi/vati</text:span><text:span text:style-name="T180">kku </text:span><text:span text:style-name="T157"><text:s/></text:span><text:soft-page-break/><text:span text:style-name="T157">kiḻa</text:span><text:span text:style-name="T180">kku </text:span><text:span text:style-name="T173">śrī</text:span><text:span text:style-name="T157">parāntakaṉmātevivāykkā/lukku vaṭakku </text:span><text:span text:style-name="T157"><text:note text:id="ftn285" text:note-class="footnote"><text:note-citation>285</text:note-citation><text:note-body><text:p text:style-name="Footnote"><text:s/><text:span text:style-name="T709">M</text:span><text:span text:style-name="T193">uṉṟāṅ</text:span><text:span text:style-name="T205"> : lire </text:span><text:span text:style-name="T193">mūṉṟāṅ.</text:span></text:p></text:note-body></text:note></text:span><text:span text:style-name="T157">muṉṟāṅkaṇṇāṟṟu <text:s/>mutal catirattu vaṭakkaṭaiya °iccatukkattukkuṭpaṭṭa 4 <text:s/>māvil °eṉkūṟāṉa meṟkiṉi[...] cāttaṉ nilakaṇṭa</text:span><text:span text:style-name="T143">bha</text:span><text:span text:style-name="T157">ṭṭaṉ pakkal ṉāṉ pariva</text:span><text:span text:style-name="T180">tta</text:span><text:span text:style-name="T157">ṉaiyāl °uṭaiya nilaṉ </text:span><text:span text:style-name="T161">araikkāṇi</text:span><text:span text:style-name="T157">yoṭummaṭaiya °itaṉ melaiyya</text:span><text:span text:style-name="T143">ma</text:span><text:span text:style-name="T157">yum</text:span><text:span text:style-name="T157"><text:note text:id="ftn286" text:note-class="footnote"><text:note-citation>286</text:note-citation><text:note-body><text:p text:style-name="P656"><text:s/><text:span text:style-name="T193">Melaiyyamayum </text:span><text:span text:style-name="T205">: </text:span><text:span text:style-name="T193">SII </text:span><text:span text:style-name="T205">19: 379 donne </text:span><text:span text:style-name="T193">melaiyadhamayum</text:span><text:span text:style-name="T205">, tandis que </text:span><text:span text:style-name="T193">SII </text:span><text:span text:style-name="T205">32 Part 2: 174 donne </text:span><text:span text:style-name="T193">melaiyyamayum</text:span><text:span text:style-name="T205">. Les deux </text:span><text:span text:style-name="T193">y</text:span><text:span text:style-name="T205"> consécutifs sont bien déchiffrables </text:span><text:span text:style-name="T193">in situ </text:span><text:span text:style-name="T205">et non un </text:span><text:span text:style-name="T193">y</text:span><text:span text:style-name="T205"> suivi d'un </text:span><text:span text:style-name="T193">dh</text:span><text:span text:style-name="T205"> </text:span><text:span text:style-name="T193">grantha.</text:span><text:span text:style-name="T205"> </text:span></text:p></text:note-body></text:note></text:span></text:p>
      <text:p text:style-name="P514"/>
      <text:p text:style-name="P146"><text:span text:style-name="T157">[4.] <text:s/></text:span><text:span text:style-name="T173">śrī</text:span><text:span text:style-name="T157">kaṇṭarātittavati</text:span><text:span text:style-name="T180">kku</text:span><text:span text:style-name="T157"> <text:s text:c="2"/>kiḻa</text:span><text:span text:style-name="T180">kku</text:span><text:span text:style-name="T157"> <text:s text:c="2"/></text:span><text:span text:style-name="T173">śrī</text:span><text:span text:style-name="T157">cempiyaṉmātevivāykkālu</text:span><text:span text:style-name="T180">kku <text:s/></text:span><text:span text:style-name="T157"><text:s/>vaṭa</text:span><text:span text:style-name="T180">kku</text:span><text:span text:style-name="T157"> 4 °āṅkaṇṇāṟṟu 2 °āñcatirattu vaṭakkaṭaiya °iccatuk-kattā[r*]kku paṭṭa nila[ṉ] 4 māvi/lkkiḻa[k*]ku niṉṟum <text:s/></text:span><text:span text:style-name="T157"><text:note text:id="ftn287" text:note-class="footnote"><text:note-citation>287</text:note-citation><text:note-body><text:p text:style-name="Footnote"><text:s/><text:span text:style-name="T709">M</text:span><text:span text:style-name="T193">uṉṟu</text:span><text:span text:style-name="T205"> : lire </text:span><text:span text:style-name="T193">mūṉṟu.</text:span></text:p></text:note-body></text:note></text:span><text:span text:style-name="T157">muṉṟu māvum <text:s/></text:span><text:span text:style-name="T173">śrī</text:span><text:span text:style-name="T157">kaṇṭarāti[t*]tavati</text:span><text:span text:style-name="T180">kku</text:span><text:span text:style-name="T157"> kiḻa</text:span><text:span text:style-name="T180">kku</text:span><text:span text:style-name="T157"> </text:span><text:span text:style-name="T173">śrī</text:span><text:span text:style-name="T157">kaṇṭarāti[t*]ta-vāykkālu[k*]ku <text:s/>teṟ</text:span><text:span text:style-name="T180">kku</text:span><text:span text:style-name="T157"> 2 °āṅkaṇṇāṟṟu <text:s/>2 °āṅtuṇṭattu °iccatukkattukku[ṭ]paṭṭa natta(ta)nilaṉ <text:s/></text:span><text:span text:style-name="T233">{***}</text:span><text:span text:style-name="T157"> kiḻ</text:span><text:span text:style-name="T157"><text:note text:id="ftn288" text:note-class="footnote"><text:note-citation>288</text:note-citation><text:note-body><text:p text:style-name="Footnote"><text:s/><text:span text:style-name="T709">K</text:span><text:span text:style-name="T591">iḻ</text:span><text:span text:style-name="T598"> : lire </text:span><text:span text:style-name="T591">kīḻ.</text:span></text:p></text:note-body></text:note></text:span><text:span text:style-name="T157"> <text:s/>ce/māl <text:s/>meṟ</text:span><text:span text:style-name="T180">kku</text:span><text:span text:style-name="T157"> niṉṟum °iraṇṭāṅkūṟu nilaṉ kiḻ</text:span><text:span text:style-name="T157"><text:note text:id="ftn289" text:note-class="footnote"><text:note-citation>289</text:note-citation><text:note-body><text:p text:style-name="Footnote"><text:s/><text:span text:style-name="T542">Idem.</text:span></text:p></text:note-body></text:note></text:span><text:span text:style-name="T157"> / […] </text:span><text:span text:style-name="T161">kāl</text:span><text:span text:style-name="T157"> 4 </text:span><text:span text:style-name="T161">kāṇi</text:span><text:span text:style-name="T157">yum </text:span><text:span text:style-name="T173">śrī</text:span><text:span text:style-name="T157">vāmaṉa-vatikku kiḻakku <text:s/></text:span><text:span text:style-name="T173">śrī</text:span><text:span text:style-name="T157">kaṇ[ṭa/rā]tittavāykkālukku <text:s/>teṟkku mutalkkaṇṇāṟṟu mutalttuṇṭattu °iccatukka[t*]tomukkuṭpaṭṭa nattaṉilaṉ <text:s/></text:span><text:span text:style-name="T161">araikkāṇi</text:span><text:span text:style-name="T157"> […] °eṉkūṟā[ṉa] nila[...] <text:s/></text:span><text:span text:style-name="T161">kāl</text:span><text:span text:style-name="T155"> </text:span><text:span text:style-name="T161">araikkāṇi</text:span><text:span text:style-name="T155">yum […] pālaiynat[tat*]til °iccatukkattomukku paṭṭa nattanilaṉ kiḻ</text:span><text:span text:style-name="T155"><text:note text:id="ftn290" text:note-class="footnote"><text:note-citation>290</text:note-citation><text:note-body><text:p text:style-name="Footnote"><text:s/><text:span text:style-name="T542">Idem.</text:span></text:p></text:note-body></text:note></text:span><text:span text:style-name="T155"> </text:span><text:span text:style-name="T233">{***}</text:span><text:span text:style-name="T155">lilum teṅku kaṟinililum </text:span></text:p>
      <text:p text:style-name="P241"/>
      <text:p text:style-name="P146">[5.] °aṭaiyttum paṭaiyttumuṭaiya nilankiḻ<text:span text:style-name="T157"><text:note text:id="ftn291" text:note-class="footnote"><text:note-citation>291</text:note-citation><text:note-body><text:p text:style-name="Footnote"><text:s/><text:span text:style-name="T709">K</text:span><text:span text:style-name="T591">iḻ</text:span><text:span text:style-name="T598"> : lire </text:span><text:span text:style-name="T591">kīḻ.</text:span></text:p></text:note-body></text:note></text:span><text:span text:style-name="T157"> </text:span><text:span text:style-name="T161">araikkāṇi</text:span><text:span text:style-name="T155"> </text:span><text:span text:style-name="T161">kāṇi</text:span><text:span text:style-name="T155">m<text:line-break/>teṅku °araiyum °āka nilaṉ </text:span><text:span text:style-name="T161">irumā</text:span><text:span text:style-name="T155"> </text:span><text:span text:style-name="T161">kāṇi</text:span><text:span text:style-name="T155"> </text:span><text:span text:style-name="T161">araikkāṇi</text:span><text:span text:style-name="T155"> </text:span><text:span text:style-name="T233">{***}</text:span><text:span text:style-name="T155"> kiḻ</text:span><text:span text:style-name="T155"><text:note text:id="ftn292" text:note-class="footnote"><text:note-citation>292</text:note-citation><text:note-body><text:p text:style-name="Footnote"><text:s/><text:span text:style-name="T542">Idem</text:span>.</text:p></text:note-body></text:note></text:span><text:span text:style-name="T155"><text:line-break/></text:span><text:span text:style-name="T233">{***}</text:span><text:span text:style-name="T155"> </text:span><text:span text:style-name="T179">śrī</text:span><text:span text:style-name="T155">cempiyaṉ</text:span><text:span text:style-name="T154">mahāde</text:span><text:span text:style-name="T155">vicceri kumāṇṭur</text:span><text:span text:style-name="T155"><text:note text:id="ftn293" text:note-class="footnote"><text:note-citation>293</text:note-citation><text:note-body><text:p text:style-name="Footnote"><text:s/><text:span text:style-name="T709">K</text:span><text:span text:style-name="T201">umāṇṭur</text:span><text:span text:style-name="T211"> : lire </text:span><text:span text:style-name="T201">kumāṇṭūr</text:span><text:span text:style-name="T211">.</text:span></text:p></text:note-body></text:note></text:span><text:span text:style-name="T155"> nārā/yaṇa</text:span><text:span text:style-name="T154">bha</text:span><text:span text:style-name="T155">ṭṭaṉ<text:line-break/>viṟṟa nilamāvaṉa <text:s/></text:span><text:span text:style-name="T179">śrī</text:span><text:span text:style-name="T155">°uttamacoḻavati</text:span><text:span text:style-name="T176">kku</text:span><text:span text:style-name="T155"> <text:s/>meṟ</text:span><text:span text:style-name="T176">kku</text:span><text:span text:style-name="T155"> mātevaṭikaḷ-vāykkālu</text:span><text:span text:style-name="T176">kku</text:span><text:span text:style-name="T155"> teṟ</text:span><text:span text:style-name="T176">kku</text:span><text:span text:style-name="T155"> 4 °āṅkaṇṇāṟṟu 2 °āñcatirattu komapura/ttu caṅkaraṉārāyaṇa</text:span><text:span text:style-name="T154">bha</text:span><text:span text:style-name="T155">ṭṭaṉuḷḷiṭṭa catukkattār</text:span><text:span text:style-name="T176">kku</text:span><text:span text:style-name="T155"> kuṟavaṭaiypaṭṭa<text:line-break/>nilaṉ 2 </text:span><text:span text:style-name="T161">mā</text:span><text:span text:style-name="T155">vil <text:s/>komapu/rattu kumāraṭik</text:span><text:span text:style-name="T179">kra</text:span><text:span text:style-name="T155">mavi</text:span><text:span text:style-name="T176">tta</text:span><text:span text:style-name="T179">sso</text:span><text:span text:style-name="T154">mayāji</text:span><text:span text:style-name="T155">yār </text:span><text:span text:style-name="T154">śā</text:span><text:span text:style-name="T155">/</text:span><text:span text:style-name="T154">sanaba</text:span><text:span text:style-name="T179">ddha</text:span><text:span text:style-name="T154">m</text:span><text:span text:style-name="T155"> paṭaiyttuṭaiya nilaṉ <text:s/></text:span><text:span text:style-name="T161">araikkāṇi</text:span><text:span text:style-name="T155">vum ṉāṉ °ivan pakkal </text:span><text:soft-page-break/><text:span text:style-name="T155">vilaikoṇṭu °uṭai[ya]ṉāy °irunta nilaṉ <text:s/></text:span><text:span text:style-name="T161">araikkāṇi</text:span><text:span text:style-name="T155"> [...]māva[...]nteviyār °ārūran °ampalattaṭikaḷāṟkku [...] </text:span><text:span text:style-name="T161">kāṇi</text:span><text:span text:style-name="T155"> </text:span><text:span text:style-name="T161">araikkāṇi</text:span><text:span text:style-name="T155"> nikki</text:span><text:span text:style-name="T155"><text:note text:id="ftn294" text:note-class="footnote"><text:note-citation>294</text:note-citation><text:note-body><text:p text:style-name="Footnote"><text:s/><text:span text:style-name="T542">Nikki</text:span> : lire <text:span text:style-name="T542">nīkki</text:span>.</text:p></text:note-body></text:note></text:span><text:span text:style-name="T155"> niṉṟa nilaṉ 4 </text:span><text:span text:style-name="T161">araikkāṇi</text:span><text:span text:style-name="T155">yum °iccerikkumāṇṭurk</text:span><text:span text:style-name="T155"><text:note text:id="ftn295" text:note-class="footnote"><text:note-citation>295</text:note-citation><text:note-body><text:p text:style-name="Footnote"><text:s/><text:span text:style-name="T709">K</text:span><text:span text:style-name="T201">umāṇṭur</text:span><text:span text:style-name="T211"> : lire </text:span><text:span text:style-name="T201">kumāṇṭūr</text:span><text:span text:style-name="T211">.</text:span></text:p></text:note-body></text:note></text:span><text:span text:style-name="T155">kāṭaka</text:span><text:span text:style-name="T154">bha</text:span><text:span text:style-name="T155">ṭṭaṉum °ivantampi </text:span><text:span text:style-name="T154">bha</text:span><text:span text:style-name="T155">varu</text:span><text:span text:style-name="T179">dra</text:span><text:span text:style-name="T154">bha</text:span><text:span text:style-name="T155">ṭṭaṉum °iv- </text:span></text:p>
      <text:p text:style-name="P529"/>
      <text:p text:style-name="P147"><text:span text:style-name="T155">[6.] viruvarum viṟṟukkuṭutta nilamāvana </text:span><text:span text:style-name="T179">śrī</text:span><text:span text:style-name="T155">°avaninārāyaṇavati[k]ku meṟkku </text:span><text:span text:style-name="T179">śrī</text:span><text:span text:style-name="T155">paḻuvūr nakkavā[y*]kkālukku teṟkku 4 °āṅkaṇṇāṟṟu mutal catirattu kumāṇṭur</text:span><text:span text:style-name="T155"><text:note text:id="ftn296" text:note-class="footnote"><text:note-citation>296</text:note-citation><text:note-body><text:p text:style-name="Footnote"><text:s/><text:span text:style-name="T709">Idem</text:span><text:span text:style-name="T211">.</text:span></text:p></text:note-body></text:note></text:span><text:span text:style-name="T155"> nā/rāyaṇa</text:span><text:span text:style-name="T154">bha</text:span><text:span text:style-name="T155">ṭṭa[ṉu]ḷḷiṭṭa catukkattārkkuṭpaṭṭa vaṭakkaṭaiya nilaṉ </text:span><text:span text:style-name="T233">{***}</text:span><text:span text:style-name="T155"> vaṭakkaṭaiya kumāṇṭur tiruve</text:span><text:span text:style-name="T154">dibha</text:span><text:span text:style-name="T155">ṭṭa</text:span><text:span text:style-name="T179">sso</text:span><text:span text:style-name="T154">ma</text:span><text:span text:style-name="T155">-</text:span><text:span text:style-name="T154">yāji</text:span><text:span text:style-name="T155">yār </text:span><text:span text:style-name="T154">śāsanaba</text:span><text:span text:style-name="T179">ddha</text:span><text:span text:style-name="T154">m</text:span><text:span text:style-name="T155"> paṭaiyttuṭaiya paṅkiṉ vaḻiyāy °aṭaittum paṭaittum °uṭaiyārāy °irun/ta nilaṉ <text:s/></text:span><text:span text:style-name="T161">araikkāṇi</text:span><text:span text:style-name="T155">vum °empaṉār tiruvati</text:span><text:span text:style-name="T154">bha</text:span><text:span text:style-name="T155">ṭṭa/[</text:span><text:span text:style-name="T154">s</text:span><text:span text:style-name="T155">*]</text:span><text:span text:style-name="T154">somayāji</text:span><text:span text:style-name="T155">yār pakkal ṉāṅkaḷ °ippaṅku[...]m peṟṟuṭaiyomāy °irunta °ippaṅkil [...]m mātevaṭikaḷvatikku meṟkku cempiyanmā[tevi]vāykkālukku teṟkku 2 °āṅkaṇṇāṟṟu mu[ta*]l catirattu tevūrvāyin tenkaraiy nilaṉ 3 </text:span><text:span text:style-name="T161">araikkāṇi</text:span><text:span text:style-name="T155"> </text:span><text:span text:style-name="T155"><text:note text:id="ftn297" text:note-class="footnote"><text:note-citation>297</text:note-citation><text:note-body><text:p text:style-name="Footnote"><text:s/><text:span text:style-name="T709">K</text:span><text:span text:style-name="T591">iḻ</text:span><text:span text:style-name="T598"> : lire </text:span><text:span text:style-name="T591">kīḻ.</text:span></text:p></text:note-body></text:note></text:span><text:span text:style-name="T155">kiḻṉāl <text:s/></text:span></text:p>
      <text:p text:style-name="P146"><text:span text:style-name="Emphasis"><text:span text:style-name="T316"/></text:span></text:p>
      <text:p text:style-name="P146"><text:span text:style-name="Emphasis"><text:span text:style-name="T319"/></text:span></text:p>
      <text:p text:style-name="P146"><text:span text:style-name="Emphasis"><text:span text:style-name="T319">[7.] me[ṟ*]kkaṭaiya °iccatukkattār[k*]kupaṭṭa nilaṉ </text:span></text:span><text:span text:style-name="Emphasis"><text:span text:style-name="T376">{***}</text:span></text:span><text:span text:style-name="Emphasis"><text:span text:style-name="T319">[k*]kiḻ</text:span></text:span><text:span text:style-name="Emphasis"><text:span text:style-name="T319"><text:note text:id="ftn298" text:note-class="footnote"><text:note-citation>298</text:note-citation><text:note-body><text:p text:style-name="Footnote"><text:s/><text:span text:style-name="T542">Idem</text:span>.</text:p></text:note-body></text:note></text:span></text:span><text:span text:style-name="Emphasis"><text:span text:style-name="T319"> […] °ivvemaiyaṉūr tiruvati</text:span></text:span><text:span text:style-name="Emphasis"><text:span text:style-name="T326">bha</text:span></text:span><text:span text:style-name="Emphasis"><text:span text:style-name="T319">ṭṭa</text:span></text:span><text:span text:style-name="Emphasis"><text:span text:style-name="T341">sso</text:span></text:span><text:span text:style-name="Emphasis"><text:span text:style-name="T326">mayāji</text:span></text:span><text:span text:style-name="Emphasis"><text:span text:style-name="T319">yār paṅkiṉvaḻi °aṭaittum paṭaittum °uṭaiya °eṅkaḷit/[āna] °inṉilam </text:span></text:span><text:span text:style-name="Emphasis"><text:span text:style-name="T332">araikkāṇi</text:span></text:span><text:span text:style-name="Emphasis"><text:span text:style-name="T319"> kiḻ</text:span></text:span><text:span text:style-name="Emphasis"><text:span text:style-name="T319"><text:note text:id="ftn299" text:note-class="footnote"><text:note-citation>299</text:note-citation><text:note-body><text:p text:style-name="Footnote"><text:s/><text:span text:style-name="T542">Idem</text:span>.</text:p></text:note-body></text:note></text:span></text:span><text:span text:style-name="Emphasis"><text:span text:style-name="T319"> </text:span></text:span><text:span text:style-name="Emphasis"><text:span text:style-name="T376">{***}</text:span></text:span><text:span text:style-name="Emphasis"><text:span text:style-name="T319"> mātevaṭikaḷvāy[k*]kālukku meṟkku cempiyaṉmātevivāykkālukku vaṭakku 4 °āṅkaṇṇāṟṟu mutal catirattu tevūrvāy tenkarai nilaṉ […] catukkattā[r*]</text:span></text:span><text:span text:style-name="Emphasis"><text:span text:style-name="T338">kku</text:span></text:span><text:span text:style-name="Emphasis"><text:span text:style-name="T319">ṭpaṭṭa nila °iv/[…] °irunta nilakkiḻ</text:span></text:span><text:span text:style-name="Emphasis"><text:span text:style-name="T319"><text:note text:id="ftn300" text:note-class="footnote"><text:note-citation>300</text:note-citation><text:note-body><text:p text:style-name="Footnote"><text:s/><text:span text:style-name="T542">Id</text:span>.</text:p></text:note-body></text:note></text:span></text:span><text:span text:style-name="Emphasis"><text:span text:style-name="T319">kkaṭai[ya*]-nilan </text:span></text:span><text:span text:style-name="Emphasis"><text:span text:style-name="T376">{***}</text:span></text:span><text:span text:style-name="Emphasis"><text:span text:style-name="T319"> kiḻ</text:span></text:span><text:span text:style-name="Emphasis"><text:span text:style-name="T319"><text:note text:id="ftn301" text:note-class="footnote"><text:note-citation>301</text:note-citation><text:note-body><text:p text:style-name="Footnote"><text:s/><text:span text:style-name="T542">Id</text:span>.</text:p></text:note-body></text:note></text:span></text:span><text:span text:style-name="Emphasis"><text:span text:style-name="T319"> </text:span></text:span><text:span text:style-name="Emphasis"><text:span text:style-name="T376">{***}</text:span></text:span><text:span text:style-name="Emphasis"><text:span text:style-name="T319">[…] </text:span></text:span><text:span text:style-name="Emphasis"><text:span text:style-name="T332">araikkāṇi</text:span></text:span><text:span text:style-name="Emphasis"><text:span text:style-name="T319"> kaḷḷi °uḻ[…]ṭaiyom […]nta nilan </text:span></text:span><text:span text:style-name="Emphasis"><text:span text:style-name="T376">{***}</text:span></text:span><text:span text:style-name="Emphasis"><text:span text:style-name="T319"> kiḻ</text:span></text:span><text:span text:style-name="Emphasis"><text:span text:style-name="T319"><text:note text:id="ftn302" text:note-class="footnote"><text:note-citation>302</text:note-citation><text:note-body><text:p text:style-name="Footnote"><text:s/><text:span text:style-name="T542">Id</text:span>.</text:p></text:note-body></text:note></text:span></text:span><text:span text:style-name="Emphasis"><text:span text:style-name="T319"> 2 mā </text:span></text:span><text:span text:style-name="Emphasis"><text:span text:style-name="T376">{***}</text:span></text:span><text:span text:style-name="Emphasis"><text:span text:style-name="T319">yum </text:span></text:span><text:span text:style-name="Emphasis"><text:span text:style-name="T341">śrī</text:span></text:span><text:span text:style-name="Emphasis"><text:span text:style-name="T319">cempiyanmātevivatikku kiḻakku </text:span></text:span><text:span text:style-name="Emphasis"><text:span text:style-name="T341">śrī</text:span></text:span><text:span text:style-name="Emphasis"><text:span text:style-name="T319">cempiya[n]mātevivāykkālukku vaṭakku 2 °āṅkaṇṇāṟṟu 2ñcatirattu </text:span></text:span><text:soft-page-break/><text:span text:style-name="Emphasis"><text:span text:style-name="T319">vaṭakkaṭaiya nilan 4 </text:span></text:span><text:span text:style-name="Emphasis"><text:span text:style-name="T332">araikkāṇi</text:span></text:span><text:span text:style-name="Emphasis"><text:span text:style-name="T319"> ṟakkiḻ</text:span></text:span><text:span text:style-name="Emphasis"><text:span text:style-name="T319"><text:note text:id="ftn303" text:note-class="footnote"><text:note-citation>303</text:note-citation><text:note-body><text:p text:style-name="Footnote"><text:s/><text:span text:style-name="T542">Id</text:span>.</text:p></text:note-body></text:note></text:span></text:span><text:span text:style-name="Emphasis"><text:span text:style-name="T319"> </text:span></text:span><text:span text:style-name="Emphasis"><text:span text:style-name="T376">{***}</text:span></text:span><text:span text:style-name="Emphasis"><text:span text:style-name="T319"> l meṟkkaṭaiya °ippaṅkiṉvaḻi vanta nilaṉ […]</text:span></text:span></text:p>
      <text:p text:style-name="P335"/>
      <text:p text:style-name="P176"><text:span text:style-name="Emphasis"><text:span text:style-name="T323">----------------------------------</text:span></text:span></text:p>
      <text:p text:style-name="P298"><text:span text:style-name="Emphasis"><text:span text:style-name="T276"/></text:span></text:p>
      <text:h text:style-name="Heading_20_2" text:outline-level="2"><text:span text:style-name="Emphasis"><text:span text:style-name="T440">Ins. 15 </text:span></text:span><text:span text:style-name="Emphasis"><text:span text:style-name="T526">Cempiyaṉmātēvi</text:span></text:span><text:span text:style-name="Emphasis"><text:span text:style-name="T463">3</text:span></text:span><text:span text:style-name="Emphasis"><text:span text:style-name="T466"> </text:span></text:span><text:span text:style-name="Emphasis"><text:span text:style-name="T454">[</text:span></text:span><text:span text:style-name="Emphasis"><text:span text:style-name="T529">Cempiyaṉmātēvi-</text:span></text:span><text:span text:style-name="Emphasis"><text:span text:style-name="T454">caturvedimaṅkalam]</text:span></text:span></text:h>
      <text:p text:style-name="P292"><text:span text:style-name="Emphasis"><text:span text:style-name="T473"/></text:span></text:p>
      <text:p text:style-name="P606"><text:span text:style-name="Emphasis"><text:span text:style-name="T646"/></text:span></text:p>
      <text:p text:style-name="P617"><text:span text:style-name="Emphasis"><text:span text:style-name="T688"/></text:span></text:p>
      <text:p text:style-name="P534"/>
      <text:p text:style-name="P156"><text:span text:style-name="Emphasis"><text:span text:style-name="T319">[1.] </text:span></text:span><text:span text:style-name="Emphasis"><text:span text:style-name="T341">svasti śrī</text:span></text:span><text:span text:style-name="Emphasis"><text:span text:style-name="T319"> </text:span></text:span><text:span text:style-name="Emphasis"><text:span text:style-name="T328">❘❘ </text:span></text:span><text:span text:style-name="Emphasis"><text:span text:style-name="T326">— </text:span></text:span><text:span text:style-name="T157">kopparake</text:span><text:span text:style-name="T143">sa</text:span><text:span text:style-name="T157">riva</text:span><text:span text:style-name="T173">rmma</text:span><text:span text:style-name="T157">[r*]</text:span><text:span text:style-name="T180">kku</text:span><text:span text:style-name="T157"> yāṇṭu 15 °āvatu kaṇṭaṉmaturā</text:span><text:span text:style-name="T180">nta</text:span><text:span text:style-name="T157">ka</text:span><text:span text:style-name="T143">de</text:span><text:span text:style-name="T157">varāṉa </text:span><text:span text:style-name="T147"><text:s/></text:span><text:span text:style-name="T171">śrī</text:span><text:span text:style-name="T147">°u</text:span><text:span text:style-name="T168">tta</text:span><text:span text:style-name="T147">macoḻa</text:span><text:span text:style-name="T141">de</text:span><text:span text:style-name="T147">varai</text:span><text:span text:style-name="T168">tti</text:span><text:span text:style-name="T147">ruvayiṟu</text:span><text:span text:style-name="T147"><text:note text:id="ftn304" text:note-class="footnote"><text:note-citation>304</text:note-citation><text:note-body><text:p text:style-name="P656"><text:s/>On notera la présence rare de cette ligature <text:span text:style-name="T542">tti</text:span> pour <text:span text:style-name="T191">devarai-t tiruvayiṟu</text:span><text:span text:style-name="T203">. Celle-ci n'est signalée dans aucune des deux éditions de l'épigraphe.</text:span></text:p></text:note-body></text:note></text:span><text:span text:style-name="T147"> vā[y*]tta °</text:span><text:span text:style-name="T157">uṭai[ya*]pirāṭṭi-</text:span></text:p>
      <text:p text:style-name="P515"/>
      <text:p text:style-name="P157"><text:span text:style-name="T157">[2.] yār </text:span><text:span text:style-name="T173">śrī</text:span><text:span text:style-name="T157">parā</text:span><text:span text:style-name="T180">nta</text:span><text:span text:style-name="T157">kanmātevaṭikaḷārāṉa <text:s/></text:span><text:span text:style-name="T173">śrī</text:span><text:span text:style-name="T157">cempiyaṉ</text:span><text:span text:style-name="T143">mahāde</text:span><text:span text:style-name="T157">viyār ceyta-ruḷiṉa teṉkarai °aḷaṉāṭṭu <text:s/></text:span><text:span text:style-name="T173">brahma</text:span><text:span text:style-name="T143">de</text:span><text:span text:style-name="T157">yam <text:s/></text:span><text:span text:style-name="T173">śrī</text:span><text:span text:style-name="T157">cempiyaṉ</text:span><text:span text:style-name="T143">mahāde</text:span><text:span text:style-name="T157">vi-</text:span></text:p>
      <text:p text:style-name="P515"/>
      <text:p text:style-name="P157"><text:span text:style-name="T157">[3.] ccatu</text:span><text:span text:style-name="T173">rve</text:span><text:span text:style-name="T143">di</text:span><text:span text:style-name="T157">maṅkalattu </text:span><text:span text:style-name="T234"><text:s/></text:span><text:span text:style-name="T157"><text:note text:id="ftn305" text:note-class="footnote"><text:note-citation>305</text:note-citation><text:note-body><text:p text:style-name="P656"><text:s/><text:span text:style-name="T193">Śrīkayilāsamuṭaiya </text:span><text:span text:style-name="T205">: les deux éditions</text:span><text:span text:style-name="T47"> donnent </text:span><text:span text:style-name="T55">śrīkayilāyamuṭaiya</text:span><text:span text:style-name="T47">, mais on lit clairement un </text:span><text:span text:style-name="T55">s</text:span><text:span text:style-name="T47"> </text:span><text:span text:style-name="T55">grantha</text:span><text:span text:style-name="T47"> et non un </text:span><text:span text:style-name="T55">y</text:span><text:span text:style-name="T47"> sur la pierre.</text:span></text:p></text:note-body></text:note></text:span><text:span text:style-name="T173">śrī</text:span><text:span text:style-name="T157">kayilā</text:span><text:span text:style-name="T143">sa</text:span><text:span text:style-name="T157">muṭaiya</text:span><text:span text:style-name="T143">mahāde</text:span><text:span text:style-name="T157">var</text:span><text:span text:style-name="T180">kku </text:span><text:span text:style-name="T157"><text:s text:c="2"/>cāttap-paṭṭam </text:span><text:span text:style-name="T173">śrī</text:span><text:span text:style-name="T157">°uttamacoḻar <text:s/></text:span><text:span text:style-name="T143">de</text:span><text:span text:style-name="T157">viyārppaṭṭaṉtāṉatoṅkiyār kuṭutta paṭṭam ce-</text:span></text:p>
      <text:p text:style-name="P240"/>
      <text:p text:style-name="P157"><text:span text:style-name="Emphasis"><text:span text:style-name="T319">[4.] </text:span></text:span><text:span text:style-name="Emphasis"><text:span text:style-name="T316"><text:s/></text:span></text:span><text:span text:style-name="Emphasis"><text:span text:style-name="T319">mponṉin paṭṭam 1</text:span></text:span><text:span text:style-name="Emphasis"><text:span text:style-name="T319"><text:note text:id="ftn306" text:note-class="footnote"><text:note-citation>306</text:note-citation><text:note-body><text:p text:style-name="P656"><text:s/>Ce chiffre 1 présente <text:s/>l'apparence d'une croix allongée, comme c'est fréquemment le cas dans les inscriptions de la période. </text:p></text:note-body></text:note></text:span></text:span><text:span text:style-name="Emphasis"><text:span text:style-name="T319"> °itu °ivvūr cempiyaṉmātevi māyileṭṭi kalkācu <text:s/></text:span></text:span><text:span text:style-name="Emphasis"><text:span text:style-name="T376">{***} </text:span></text:span><text:span text:style-name="Emphasis"><text:span text:style-name="T319">cāṭi <text:s/>cātti °eṭu</text:span></text:span><text:span text:style-name="Emphasis"><text:span text:style-name="T338">kku</text:span></text:span><text:span text:style-name="Emphasis"><text:span text:style-name="T319">m <text:s/>ka[l*]lāl niṟaiya </text:span></text:span><text:span text:style-name="Emphasis"><text:span text:style-name="T376">{***}</text:span></text:span><text:span text:style-name="Emphasis"><text:span text:style-name="T319"> </text:span></text:span><text:span text:style-name="Emphasis"><text:span text:style-name="T328">❘❘ </text:span></text:span><text:span text:style-name="Emphasis"><text:span text:style-name="T323">°u</text:span></text:span><text:span text:style-name="Emphasis"><text:span text:style-name="T319"> </text:span></text:span></text:p>
      <text:p text:style-name="P336"/>
      <text:p text:style-name="P188"><text:span text:style-name="Emphasis"><text:span text:style-name="T323">----------------------------------</text:span></text:span></text:p>
      <text:p text:style-name="P296"><text:span text:style-name="Emphasis"><text:span text:style-name="T441"/></text:span></text:p>
      <text:p text:style-name="P292"><text:span text:style-name="Emphasis"><text:span text:style-name="T441"/></text:span></text:p>
      <text:h text:style-name="Heading_20_2" text:outline-level="2"><text:span text:style-name="Emphasis"><text:span text:style-name="T440">Ins. 16 </text:span></text:span><text:span text:style-name="Emphasis"><text:span text:style-name="T526">Cempiyaṉmātēvi</text:span></text:span><text:span text:style-name="Emphasis"><text:span text:style-name="T463">4</text:span></text:span><text:span text:style-name="Emphasis"><text:span text:style-name="T466"> </text:span></text:span><text:span text:style-name="Emphasis"><text:span text:style-name="T454">[</text:span></text:span><text:span text:style-name="Emphasis"><text:span text:style-name="T529">Cempiyaṉmātēvi-</text:span></text:span><text:span text:style-name="Emphasis"><text:span text:style-name="T454">caturvedimaṅkalam]</text:span></text:span></text:h>
      <text:p text:style-name="P603"><text:span text:style-name="Emphasis"><text:span text:style-name="T646"/></text:span></text:p>
      <text:p text:style-name="P617"><text:span text:style-name="Emphasis"><text:span text:style-name="T688"/></text:span></text:p>
      <text:p text:style-name="P133"><text:soft-page-break/><text:span text:style-name="Emphasis"><text:span text:style-name="T297"/></text:span></text:p>
      <text:p text:style-name="P160"><text:span text:style-name="Emphasis"><text:span text:style-name="T319">[1.] <text:s/></text:span></text:span><text:span text:style-name="Emphasis"><text:span text:style-name="T319"><text:note text:id="ftn307" text:note-class="footnote"><text:note-citation>307</text:note-citation><text:note-body><text:p text:style-name="Footnote"><text:s/><text:span text:style-name="T586">S</text:span><text:span text:style-name="Emphasis"><text:span text:style-name="T283">vasti śrī</text:span></text:span><text:span text:style-name="Emphasis"><text:span text:style-name="T289"> : l</text:span></text:span><text:span text:style-name="T584">a formule d'invocation</text:span><text:span text:style-name="T600"> </text:span><text:span text:style-name="T584">est bien présente sur la pierre, mais elle n'apparaît ni dans l'édition</text:span><text:span text:style-name="T205"> de </text:span><text:span text:style-name="T193">SII </text:span><text:span text:style-name="T205">19: 382, ni dans celle de</text:span><text:span text:style-name="T49"> </text:span><text:span text:style-name="T53">SII </text:span><text:span text:style-name="T49">32 Part 2: 172</text:span><text:span text:style-name="T47">.</text:span></text:p></text:note-body></text:note></text:span></text:span><text:span text:style-name="Emphasis"><text:span text:style-name="T341">svasti śrī</text:span></text:span><text:span text:style-name="Emphasis"><text:span text:style-name="T319"> </text:span></text:span><text:span text:style-name="Emphasis"><text:span text:style-name="T328">❘❘ </text:span></text:span><text:span text:style-name="Emphasis"><text:span text:style-name="T326">— </text:span></text:span>koppa[ra*]ke<text:span text:style-name="T1">sa</text:span>riva<text:span text:style-name="T545">rmma</text:span>ṟkku yāṇṭu 15 °āvatu <text:span text:style-name="T157">kaṇṭaṉmaturā</text:span><text:span text:style-name="T180">nta</text:span><text:span text:style-name="T157">ka</text:span><text:span text:style-name="T143">de</text:span><text:span text:style-name="T157">varāṉa <text:s/></text:span><text:span text:style-name="T173">śrī</text:span><text:span text:style-name="T157">°u</text:span><text:span text:style-name="T180">tta</text:span><text:span text:style-name="T157">ma</text:span><text:span text:style-name="T147">coḻa</text:span><text:span text:style-name="T141">de</text:span><text:span text:style-name="T147">varai[t*]tiruvayiṟu vā[y*]</text:span><text:span text:style-name="T168">tta</text:span><text:span text:style-name="T147"> °</text:span><text:span text:style-name="T157">uṭaiyapirāṭṭiyār </text:span><text:span text:style-name="T173">śrī</text:span><text:span text:style-name="T157">parān-</text:span></text:p>
      <text:p text:style-name="P516"/>
      <text:p text:style-name="P161"><text:span text:style-name="T157">[2.] takaṉmātevaṭikaḷārāna <text:s/></text:span><text:span text:style-name="T173">śrī</text:span><text:span text:style-name="T157">cempiyan</text:span><text:span text:style-name="T143">mahāde</text:span><text:span text:style-name="T157">viyār ceytaruḷiṉa<text:line-break/>tenkarai °aḷanāṭṭu <text:s/></text:span><text:span text:style-name="T173">brahma</text:span><text:span text:style-name="T143">de</text:span><text:span text:style-name="T157">yam <text:s/></text:span><text:span text:style-name="T173">śrī</text:span><text:span text:style-name="T157">cempi[ya*]n</text:span><text:span text:style-name="T143">mahāde</text:span><text:span text:style-name="T157">vic-catu</text:span><text:span text:style-name="T173">rve</text:span><text:span text:style-name="T143">di</text:span><text:span text:style-name="T157">maṅkala-</text:span></text:p>
      <text:p text:style-name="P516"/>
      <text:p text:style-name="P161"><text:span text:style-name="T157">[3.] ttu <text:s/></text:span><text:span text:style-name="T173">śrī</text:span><text:span text:style-name="T157">kayilā</text:span><text:span text:style-name="T143">sa</text:span><text:span text:style-name="T157">muṭaiya</text:span><text:span text:style-name="T143">mahāde</text:span><text:span text:style-name="T157">var</text:span><text:span text:style-name="T180">kku</text:span><text:span text:style-name="T157"> °ikkopparake</text:span><text:span text:style-name="T143">sa</text:span><text:span text:style-name="T157">riva</text:span><text:span text:style-name="T173">rma</text:span><text:span text:style-name="T157">rāṉa </text:span><text:span text:style-name="T173">śrī</text:span><text:span text:style-name="T157">°uttamacoḻa</text:span><text:span text:style-name="T143">de</text:span><text:span text:style-name="T157">var <text:s/></text:span><text:span text:style-name="T143">de</text:span><text:span text:style-name="T157">viyār nampirāṭṭiyār pañcavaṉ</text:span><text:span text:style-name="T143">mahāde</text:span><text:span text:style-name="T157">viyā[r*]</text:span></text:p>
      <text:p text:style-name="P516"/>
      <text:p text:style-name="P161"><text:span text:style-name="T157">[4.] °iṭṭa poṉṉiṉ kaiy veṇcāmarai 1</text:span><text:span text:style-name="T157"><text:note text:id="ftn308" text:note-class="footnote"><text:note-citation>308</text:note-citation><text:note-body><text:p text:style-name="Footnote"><text:s/>Ce chiffre 1 a de nouveau l'apparence d'une croix allongée.</text:p></text:note-body></text:note></text:span><text:span text:style-name="T157"> °itu °ippirāṭṭiyār varakkāṭṭiṉa </text:span><text:span text:style-name="T173">śrī</text:span><text:span text:style-name="T157">mukappaṭi poṉ [3]0 </text:span><text:span text:style-name="T161">kaḻañcu</text:span><text:span text:style-name="T157"> [</text:span><text:span text:style-name="Emphasis"><text:span text:style-name="T328">❘❘</text:span></text:span><text:span text:style-name="T157">*] <text:s text:c="2"/></text:span></text:p>
      <text:p text:style-name="P277"/>
      <text:p text:style-name="P177"><text:span text:style-name="Emphasis"><text:span text:style-name="T323">----------------------------------</text:span></text:span></text:p>
      <text:h text:style-name="Heading_20_2" text:outline-level="2"><text:span text:style-name="Emphasis"><text:span text:style-name="T440">Ins. 17 </text:span></text:span><text:span text:style-name="Emphasis"><text:span text:style-name="T526">Cempiyaṉmātēvi</text:span></text:span><text:span text:style-name="Emphasis"><text:span text:style-name="T463">5</text:span></text:span><text:span text:style-name="Emphasis"><text:span text:style-name="T466"> </text:span></text:span><text:span text:style-name="Emphasis"><text:span text:style-name="T454">[</text:span></text:span><text:span text:style-name="Emphasis"><text:span text:style-name="T529">Cempiyaṉmātēvi-</text:span></text:span><text:span text:style-name="Emphasis"><text:span text:style-name="T454">caturvedimaṅkalam]</text:span></text:span></text:h>
      <text:p text:style-name="P292"><text:span text:style-name="Emphasis"><text:span text:style-name="T473"/></text:span></text:p>
      <text:p text:style-name="P606"><text:span text:style-name="Emphasis"><text:span text:style-name="T646"/></text:span></text:p>
      <text:p text:style-name="P366"/>
      <text:p text:style-name="P512"/>
      <text:p text:style-name="P156"><text:span text:style-name="Emphasis"><text:span text:style-name="T319">[1.] <text:s/></text:span></text:span><text:span text:style-name="Emphasis"><text:span text:style-name="T341">svasti śrī </text:span></text:span><text:span text:style-name="Emphasis"><text:span text:style-name="T328">❘❘ </text:span></text:span><text:span text:style-name="Emphasis"><text:span text:style-name="T326">— </text:span></text:span><text:span text:style-name="Emphasis"><text:span text:style-name="T319">kopparake</text:span></text:span><text:span text:style-name="Emphasis"><text:span text:style-name="T326">sa</text:span></text:span><text:span text:style-name="Emphasis"><text:span text:style-name="T319">riva</text:span></text:span><text:span text:style-name="Emphasis"><text:span text:style-name="T341">rmma</text:span></text:span><text:span text:style-name="Emphasis"><text:span text:style-name="T319">[r*]</text:span></text:span><text:span text:style-name="Emphasis"><text:span text:style-name="T338">kku</text:span></text:span><text:span text:style-name="Emphasis"><text:span text:style-name="T319"> yāṇṭu 15 °āva[tu </text:span></text:span><text:span text:style-name="T147">kaṇṭaṉmaturā</text:span><text:span text:style-name="T168">nta</text:span><text:span text:style-name="T147">]ka</text:span><text:span text:style-name="T141">de</text:span><text:span text:style-name="T147">varāṉa <text:s/></text:span><text:span text:style-name="T171">śrī</text:span><text:span text:style-name="T147">°uttamacoḻa</text:span><text:span text:style-name="T141">de</text:span><text:span text:style-name="T147">varaiyttiruvayiṟu vāytta °</text:span><text:span text:style-name="T157">uṭai[yapirāṭṭiyār] </text:span><text:span text:style-name="T173">śrī</text:span><text:span text:style-name="T157">parāntakaṉ-</text:span></text:p>
      <text:p text:style-name="P533"/>
      <text:p text:style-name="P157"><text:span text:style-name="T157">[2.] mātevaṭikaḷārāṉa </text:span><text:span text:style-name="T173">śrī</text:span><text:span text:style-name="T157">cempiyaṉ</text:span><text:span text:style-name="T143">mahāde</text:span><text:span text:style-name="T157">viyār ceytaruḷiṉa teṉkarai °aḷanāṭṭu <text:s/></text:span><text:span text:style-name="T173">brahma</text:span><text:span text:style-name="T143">de</text:span><text:span text:style-name="T157">yam <text:s/></text:span><text:span text:style-name="T173">śrī</text:span><text:span text:style-name="T157">cempiyaṉ</text:span><text:span text:style-name="T143">mahāde</text:span><text:span text:style-name="T157">viccatu</text:span><text:span text:style-name="T173">rve</text:span><text:span text:style-name="T143">di</text:span><text:span text:style-name="T157">maṅka-[lattu catu]</text:span><text:span text:style-name="T173">rve</text:span><text:span text:style-name="T143">di</text:span><text:span text:style-name="T157">[</text:span><text:span text:style-name="T143">bha</text:span><text:span text:style-name="T157">ṭṭattāṉap]-</text:span></text:p>
      <text:p text:style-name="P533"/>
      <text:p text:style-name="P157"><text:span text:style-name="T157">[3.] perumakkaḷu</text:span><text:span text:style-name="T180">kku</text:span><text:span text:style-name="T157"> °ivvūr </text:span><text:span text:style-name="T173">śrī</text:span><text:span text:style-name="T157">kayilā</text:span><text:span text:style-name="T143">sa</text:span><text:span text:style-name="T157">muṭaiya</text:span><text:span text:style-name="T143">mahāde</text:span><text:span text:style-name="T157">var <text:s text:c="2"/>koyililey <text:s text:c="2"/></text:span><text:soft-page-break/><text:span text:style-name="T157">°ippirāṭṭiyār tiruṉāḷāṉa cittiraittirukkeṭṭaiy nāḷ meykkāṭṭi °uṇpatāka kaṇ-</text:span></text:p>
      <text:p text:style-name="P533"/>
      <text:p text:style-name="P157"><text:span text:style-name="T157">[4.] ṇapparaciyārāṉa ceraḷaṉ</text:span><text:span text:style-name="T143">mahāde</text:span><text:span text:style-name="T157">viyār</text:span><text:span text:style-name="T157"><text:note text:id="ftn309" text:note-class="footnote"><text:note-citation>309</text:note-citation><text:note-body><text:p text:style-name="Footnote"><text:s/><text:span text:style-name="T709">C</text:span><text:span text:style-name="T193">eraḷaṉ</text:span><text:span text:style-name="Emphasis"><text:span text:style-name="T283">mahādeviyār</text:span></text:span><text:span text:style-name="T205"> : </text:span><text:span text:style-name="T193">contra</text:span><text:span text:style-name="T205"> </text:span><text:span text:style-name="T55">SII </text:span><text:span text:style-name="T47">19: 383 ; et</text:span><text:span text:style-name="T55"> </text:span><text:span text:style-name="T53">SII </text:span><text:span text:style-name="T49">32 Part 2: 173 </text:span><text:span text:style-name="T47">: </text:span><text:span text:style-name="Emphasis"><text:span text:style-name="T283">c</text:span></text:span><text:span text:style-name="Emphasis"><text:span text:style-name="T286">oṉṉa</text:span></text:span><text:span text:style-name="Emphasis"><text:span text:style-name="T283">mahādeviyār</text:span></text:span><text:span text:style-name="Emphasis"><text:span text:style-name="T289">.</text:span></text:span></text:p></text:note-body></text:note></text:span><text:span text:style-name="T157"> °ivvūr (°ūr) °ūrkkallāl kuṭutta poṉ 507½</text:span><text:span text:style-name="T157"><text:note text:id="ftn310" text:note-class="footnote"><text:note-citation>310</text:note-citation><text:note-body><text:p text:style-name="P656"><text:s/>Ici c'est bien le symbole de la fraction ½ et non celui du <text:span text:style-name="T55">kaḻañcu</text:span><text:span text:style-name="T47"> qui figure sur la pierre, comme transcrit dans </text:span><text:span text:style-name="T55">SII </text:span><text:span text:style-name="T47">19: 383, </text:span><text:span text:style-name="T55">contra </text:span><text:span text:style-name="T53">SII </text:span><text:span text:style-name="T49">32 Part 2: 173</text:span><text:span text:style-name="T47">.</text:span></text:p></text:note-body></text:note></text:span><text:span text:style-name="T157"> [</text:span><text:span text:style-name="Emphasis"><text:span text:style-name="T323">❘*] </text:span></text:span><text:span text:style-name="T157">°ippoṉ °aiññūṟṟu</text:span><text:span text:style-name="T157"><text:note text:id="ftn311" text:note-class="footnote"><text:note-citation>311</text:note-citation><text:note-body><text:p text:style-name="P656"><text:s/><text:span text:style-name="T193">Aiññūṟṟu </text:span><text:span text:style-name="T205">:</text:span> nous lisons <text:s/>deux <text:span text:style-name="T542">ñ</text:span> palataux et non <text:span text:style-name="T193">ainnūṟṟu</text:span><text:span text:style-name="T205"> avec deux </text:span><text:span text:style-name="T193">n</text:span><text:span text:style-name="T205"> dentaux,</text:span><text:span text:style-name="T193"> contra </text:span><text:span text:style-name="T205">les deux éditions de l'épigraphe</text:span><text:span text:style-name="T47">.</text:span></text:p></text:note-body></text:note></text:span><text:span text:style-name="T157"> °eḻu kaḻañcaraiyum °i[</text:span><text:span text:style-name="T173">ddharma</text:span><text:span text:style-name="T143">m</text:span><text:span text:style-name="T157">] </text:span><text:span text:style-name="T143">ca</text:span><text:span text:style-name="T173">ntr</text:span><text:span text:style-name="T143">āti</text:span><text:span text:style-name="T173">tya</text:span><text:span text:style-name="T157">vaṟ</text:span></text:p>
      <text:p text:style-name="P157"><text:span text:style-name="Emphasis"><text:span text:style-name="T297"/></text:span></text:p>
      <text:p text:style-name="P157"><text:span text:style-name="Emphasis"><text:span text:style-name="T319">[5.] </text:span></text:span><text:span text:style-name="Emphasis"><text:span text:style-name="T319"><text:note text:id="ftn312" text:note-class="footnote"><text:note-citation>312</text:note-citation><text:note-body><text:p text:style-name="Footnote"><text:s/><text:span text:style-name="T193">Niṟkkum </text:span><text:span text:style-name="T205">: bien que la ligature </text:span><text:span text:style-name="T193">kku</text:span><text:span text:style-name="T205"> soit parfaitement lisible, les deux éditions donnent </text:span><text:span text:style-name="T193">niṟkum</text:span><text:span text:style-name="T205">. <text:s/></text:span></text:p></text:note-body></text:note></text:span></text:span><text:span text:style-name="Emphasis"><text:span text:style-name="T319">niṟ</text:span></text:span><text:span text:style-name="Emphasis"><text:span text:style-name="T338">kku</text:span></text:span><text:span text:style-name="Emphasis"><text:span text:style-name="T319">m vaṇṇam <text:s/>°ippoṉ <text:s/>mutalaḻiyāmey <text:s/>°itaṉāl vanta <text:s text:c="3"/></text:span></text:span><text:span text:style-name="Emphasis"><text:span text:style-name="T326">bhoga</text:span></text:span><text:span text:style-name="Emphasis"><text:span text:style-name="T319">m <text:s/>°uṇṇappeṟuvārkaḷāka vaiyttatu </text:span></text:span><text:span text:style-name="Emphasis"><text:span text:style-name="T328">❘❘ </text:span></text:span><text:span text:style-name="Emphasis"><text:span text:style-name="T323">°u</text:span></text:span><text:span text:style-name="Emphasis"><text:span text:style-name="T319"> </text:span></text:span></text:p>
      <text:p text:style-name="P277"/>
      <text:p text:style-name="P178"><text:span text:style-name="Emphasis"><text:span text:style-name="T323">----------------------------------</text:span></text:span></text:p>
      <text:p text:style-name="P134"><text:span text:style-name="Emphasis"><text:span text:style-name="T279"/></text:span></text:p>
      <text:p text:style-name="P134"><text:span text:style-name="Emphasis"><text:span text:style-name="T279"/></text:span></text:p>
      <text:h text:style-name="Heading_20_2" text:outline-level="2"><text:span text:style-name="Emphasis"><text:span text:style-name="T440">Ins. 18 </text:span></text:span><text:span text:style-name="Emphasis"><text:span text:style-name="T450">Āṭutuṟai</text:span></text:span><text:span text:style-name="Emphasis"><text:span text:style-name="T463">1</text:span></text:span><text:span text:style-name="Emphasis"><text:span text:style-name="T457"> </text:span></text:span><text:span text:style-name="Emphasis"><text:span text:style-name="T454">[Teṉ Kuraṅkāṭutuṟai – KT031]</text:span></text:span></text:h>
      <text:p text:style-name="P292"><text:span text:style-name="Emphasis"><text:span text:style-name="T473"/></text:span></text:p>
      <text:p text:style-name="P603"><text:span text:style-name="Emphasis"><text:span text:style-name="T487"/></text:span></text:p>
      <text:p text:style-name="P619"><text:span text:style-name="Emphasis"><text:span text:style-name="T689"/></text:span></text:p>
      <text:p text:style-name="P71"><text:span text:style-name="Emphasis"><text:span text:style-name="T346">[1.] </text:span></text:span><text:span text:style-name="Emphasis"><text:span text:style-name="T361">svasti śrī </text:span></text:span><text:span text:style-name="Emphasis"><text:span text:style-name="T351"><text:s/>❘❘❘ — </text:span></text:span><text:span text:style-name="T545">śrī</text:span>maturāntaka<text:span text:style-name="T1">de</text:span>varāṉa <text:s/><text:span text:style-name="T545">śrī</text:span>°utta[ma*]coḻarait-tiruvayi[ṟu] vāytta <text:s/>°<text:span text:style-name="T615">uṭaiyapirāṭṭiyār <text:s/></text:span><text:span text:style-name="T619">mātevaṭika[ḷārāna] </text:span><text:span text:style-name="T550">śrī</text:span><text:span text:style-name="T619">cempiyaṉmāt[e]viyār </text:span><text:span text:style-name="T619"><text:note text:id="ftn313" text:note-class="footnote"><text:note-citation>313</text:note-citation><text:note-body><text:p text:style-name="Footnote"><text:s/><text:span text:style-name="T542">Tiraimur</text:span> : lire <text:span text:style-name="T542">tiraimūr</text:span>.</text:p></text:note-body></text:note></text:span><text:span text:style-name="T619">tiraimurnāṭṭu tirukku[ra*]ṅkāṭu[tu]ṟai °āḻvārkku °eṭuppittariḷiṉa</text:span><text:span text:style-name="T619"><text:note text:id="ftn314" text:note-class="footnote"><text:note-citation>314</text:note-citation><text:note-body><text:p text:style-name="Footnote"><text:s/><text:span text:style-name="T594">Eṭuppittariḷiṉa </text:span><text:span text:style-name="T599">: lire </text:span><text:span text:style-name="T594">eṭuppittaruḷiṉa</text:span><text:span text:style-name="T599">.</text:span></text:p></text:note-body></text:note></text:span><text:span text:style-name="T619"> °ittirukkaṟṟa[ḷiyi]ley muṉpu °[it]tevarku <text:s/>ca</text:span><text:span text:style-name="T550">ndr</text:span><text:span text:style-name="T620">ā</text:span><text:span text:style-name="T619">tittaval ceytaṉa <text:s/></text:span><text:span text:style-name="T620">lakṣa</text:span><text:span text:style-name="T619">ṇapaṭi <text:s/>kaṇṭu <text:s/>°iv</text:span><text:span text:style-name="T619"><text:note text:id="ftn315" text:note-class="footnote"><text:note-citation>315</text:note-citation><text:note-body><text:p text:style-name="P656"><text:s/>Ce <text:span text:style-name="T542">v</text:span> est bien lisible en fin de ligne, <text:span text:style-name="T542">contra</text:span> <text:span text:style-name="T542">SII </text:span>3: 144 et <text:span text:style-name="T542">SII </text:span>32 Part 2: 207 qui le restituent en début de ligne suivante.</text:p></text:note-body></text:note></text:span><text:span text:style-name="T619">-</text:span></text:p>
      <text:p text:style-name="P72"><text:span text:style-name="Emphasis"><text:span text:style-name="T313"/></text:span></text:p>
      <text:p text:style-name="P72"><text:span text:style-name="Emphasis"><text:span text:style-name="T349">[2.] vila</text:span></text:span><text:span text:style-name="Emphasis"><text:span text:style-name="T351">kṣa</text:span></text:span><text:span text:style-name="Emphasis"><text:span text:style-name="T349">ṇaṅkaḷ mūttupoka </text:span></text:span><text:span text:style-name="Emphasis"><text:span text:style-name="T361">śrī</text:span></text:span><text:span text:style-name="Emphasis"><text:span text:style-name="T349">°uttamacoḻa</text:span></text:span><text:span text:style-name="Emphasis"><text:span text:style-name="T351">de</text:span></text:span><text:span text:style-name="Emphasis"><text:span text:style-name="T349">varāna ko[p*]parakecari-pa[ṉ]maṟku yāṇṭu 16 °āvatu kal mel [veṭṭiṉa] </text:span></text:span><text:span text:style-name="Emphasis"><text:span text:style-name="T351">❘❘❘ —</text:span></text:span></text:p>
      <text:p text:style-name="P308"><text:span text:style-name="Emphasis"><text:span text:style-name="T445">----------------------------------</text:span></text:span></text:p>
      <text:p text:style-name="P292"><text:span text:style-name="Emphasis"><text:span text:style-name="T461"/></text:span></text:p>
      <text:h text:style-name="Heading_20_2" text:outline-level="2"><text:soft-page-break/><text:span text:style-name="Emphasis"><text:span text:style-name="T440">Ins. 19 </text:span></text:span><text:span text:style-name="Emphasis"><text:span text:style-name="T449">Vaḷappūrnāṭu</text:span></text:span><text:span text:style-name="Emphasis"><text:span text:style-name="T530"> [</text:span></text:span><text:span text:style-name="Emphasis"><text:span text:style-name="T458">Tiruvaṟappaḷḷi</text:span></text:span><text:span text:style-name="Emphasis"><text:span text:style-name="T530">]</text:span></text:span></text:h>
      <text:p text:style-name="P292"><text:span text:style-name="Emphasis"><text:span text:style-name="T534"/></text:span></text:p>
      <text:p text:style-name="P606"><text:span text:style-name="Emphasis"><text:span text:style-name="T689"/></text:span></text:p>
      <text:p text:style-name="P619"><text:span text:style-name="Emphasis"><text:span text:style-name="T689"/></text:span></text:p>
      <text:p text:style-name="P121"><text:span text:style-name="Emphasis"><text:span text:style-name="T319">[1.] </text:span></text:span><text:span text:style-name="Emphasis"><text:span text:style-name="T344">svasti śrī</text:span></text:span><text:span text:style-name="Emphasis"><text:span text:style-name="T328"> </text:span></text:span><text:span text:style-name="Emphasis"><text:span text:style-name="T323"><text:s/>[</text:span></text:span><text:span text:style-name="Emphasis"><text:span text:style-name="T328">❘❘</text:span></text:span><text:span text:style-name="Emphasis"><text:span text:style-name="T323">*] k-</text:span></text:span></text:p>
      <text:p text:style-name="P121">[2.] {o}pparakecari[pa*]<text:span text:style-name="T545">rmma</text:span><text:span text:style-name="T554">[r*]</text:span>k- <text:s text:c="26"/></text:p>
      <text:p text:style-name="P116">[3.] ku cellā nin- <text:s text:c="59"/></text:p>
      <text:p text:style-name="P116">[4.] ṟa yāṇṭu 16</text:p>
      <text:p text:style-name="P116">[5.] °āvatu kol-</text:p>
      <text:p text:style-name="P116">[6.] lināṭṭukko-</text:p>
      <text:p text:style-name="P116">[7.] llimalai me-</text:p>
      <text:p text:style-name="P116">[8.] ṟ tiruvaṟappaḷ-</text:p>
      <text:p text:style-name="P116">[9.] ḷi°āḻvārkku kaṇ-</text:p>
      <text:p text:style-name="P116">[10.] ṭanmaturāntaka-</text:p>
      <text:p text:style-name="P116">[11.] (n)nārā(n)ṉa<text:span text:style-name="T1"> </text:span><text:span text:style-name="T545">śrī</text:span>°ut-</text:p>
      <text:p text:style-name="P116">[12.] tamacoḻatevar</text:p>
      <text:p text:style-name="P116">[13.] taṅkaḷḷācci pirā-</text:p>
      <text:p text:style-name="P116">[14.] ntakanm<text:span text:style-name="T147">āteva-</text:span></text:p>
      <text:p text:style-name="P368">[15.] ṭikaḷā[r*] cempiyan-</text:p>
      <text:p text:style-name="P368">[16.] māteviyār ko-</text:p>
      <text:p text:style-name="P368">[17.] llimalaināṭu °u-</text:p>
      <text:p text:style-name="P368">[18.] ḷ kāṅka[ya]m paruvū-</text:p>
      <text:p text:style-name="P368">[19.] r °ūralam punna[ppu]ram</text:p>
      <text:p text:style-name="P368">[20.] meṟpunnam mut-</text:p>
      <text:p text:style-name="P368"><text:soft-page-break/>[21.] tūr veruṇūr vā-</text:p>
      <text:p text:style-name="P368">[22.] yalūrmaṅka-</text:p>
      <text:p text:style-name="P368">[23.] [la]m ka[yi]ṟaṅk- </text:p>
      <text:p text:style-name="P368">[24.] āṭu neṭuvalam</text:p>
      <text:p text:style-name="P368">[25.] kāmu[ḷ] °ivaṉait-</text:p>
      <text:p text:style-name="P368">[26.] tūr [va]camum cem-</text:p>
      <text:p text:style-name="P368">[27.] piyanmāteviyār </text:p>
      <text:p text:style-name="P368">[28.] <text:span text:style-name="T1">śa</text:span><text:span text:style-name="T545">ntr</text:span>ātittavaṟ</text:p>
      <text:p text:style-name="P368">[29.] ni[ṟ*]kka tiṅkaḷ <text:span text:style-name="T1">śa</text:span>[<text:span text:style-name="T1">ṅ</text:span>*]<text:span text:style-name="T545">kra</text:span>-</text:p>
      <text:p text:style-name="P368">[30.] mattukku vait-</text:p>
      <text:p text:style-name="P368">[31.] ta pon kuṭiñai-</text:p>
      <text:p text:style-name="P368">[32.] kkallāl nūṟṟu-</text:p>
      <text:p text:style-name="P368">[33.] kkaḻañcu po-</text:p>
      <text:p text:style-name="P368">[34.] n koṇṭom °i-</text:p>
      <text:p text:style-name="P368">[35.] vaṉaittūromum</text:p>
      <text:p text:style-name="P368">[36.] °itukku vaitta</text:p>
      <text:p text:style-name="P368">[37.] p{o}n kaḻañcinvā[y]</text:p>
      <text:p text:style-name="P368">[38.] tiṅkaḷ piḷavupo-</text:p>
      <text:p text:style-name="P368">[39.] n palicai[y]ākki va-</text:p>
      <text:p text:style-name="P368">[40.] nta pon kuṭiñaika-</text:p>
      <text:p text:style-name="P368">[41.] llāl kaḻañce[y] k-</text:p>
      <text:p text:style-name="P368">[42.] āl tiṅkaḷ °oru °ūṟār ti-</text:p>
      <text:p text:style-name="P368">[43.] ruvaṟappaḷḷi <text:span text:style-name="T1">sabhai</text:span>[y]-</text:p>
      <text:p text:style-name="P368"><text:soft-page-break/>[44.] ār vacam kuṭuppatān[o]-</text:p>
      <text:p text:style-name="P42"><text:span text:style-name="Emphasis"><text:span text:style-name="T349">[45.] m </text:span></text:span><text:span text:style-name="Emphasis"><text:span text:style-name="T351">sabhai</text:span></text:span><text:span text:style-name="Emphasis"><text:span text:style-name="T349"> [</text:span></text:span><text:span text:style-name="Emphasis"><text:span text:style-name="T351">❘❘</text:span></text:span><text:span text:style-name="Emphasis"><text:span text:style-name="T349">*]</text:span></text:span></text:p>
      <text:p text:style-name="P53"><text:span text:style-name="Emphasis"><text:span text:style-name="T349">----------------------------------</text:span></text:span></text:p>
      <text:p text:style-name="P57"><text:span text:style-name="Emphasis"><text:span text:style-name="T313"/></text:span></text:p>
      <text:p text:style-name="P293"><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h text:style-name="Heading_20_2" text:outline-level="2"><text:span text:style-name="Emphasis"><text:span text:style-name="T440">Ins. 20 </text:span></text:span><text:span text:style-name="Emphasis"><text:span text:style-name="T527">Cempiyaṉmātēvi</text:span></text:span><text:span text:style-name="Emphasis"><text:span text:style-name="T464">6</text:span></text:span><text:span text:style-name="Emphasis"><text:span text:style-name="T467"> </text:span></text:span><text:span text:style-name="Emphasis"><text:span text:style-name="T455">[</text:span></text:span><text:span text:style-name="Emphasis"><text:span text:style-name="T530">Cempiyaṉmātēvi-</text:span></text:span><text:span text:style-name="Emphasis"><text:span text:style-name="T455">caturvedimaṅkalam]</text:span></text:span></text:h>
      <text:p text:style-name="P603"><text:span text:style-name="Emphasis"><text:span text:style-name="T633"/></text:span></text:p>
      <text:p text:style-name="P600"><text:span text:style-name="Emphasis"><text:span text:style-name="T689"/></text:span></text:p>
      <text:p text:style-name="P367"/>
      <text:p text:style-name="P160"><text:span text:style-name="Emphasis"><text:span text:style-name="T319">[1.] </text:span></text:span><text:span text:style-name="Emphasis"><text:span text:style-name="T344">svasti śrī </text:span></text:span><text:span text:style-name="Emphasis"><text:span text:style-name="T323"><text:s/>[</text:span></text:span><text:span text:style-name="Emphasis"><text:span text:style-name="T328">❘❘</text:span></text:span><text:span text:style-name="Emphasis"><text:span text:style-name="T323">*] </text:span></text:span>kopparake<text:span text:style-name="T1">sa</text:span>ripa<text:span text:style-name="T545">nma</text:span>ṟku <text:s/>yāṇṭu <text:s/>16 °[āvatu] <text:s/><text:span text:style-name="T147">kaṇṭaṉ-maturān[ta*]ka</text:span><text:span text:style-name="T141">de</text:span><text:span text:style-name="T147">varāṉa</text:span> <text:span text:style-name="T171">śrī</text:span><text:span text:style-name="T147">°uttamacoḻa</text:span><text:span text:style-name="T141">de</text:span><text:span text:style-name="T147">varaittiruvayiṟu vāytta °</text:span><text:span text:style-name="T157">uṭaiyapirāṭṭiyār </text:span><text:span text:style-name="T173">śrī</text:span><text:span text:style-name="T157">pirāntakaṉmātevaṭika-</text:span></text:p>
      <text:p text:style-name="P516"/>
      <text:p text:style-name="P161"><text:span text:style-name="T157">[2.] ḷārāṉa cempiyaṉ</text:span><text:span text:style-name="T143">mahāde</text:span><text:span text:style-name="T157">viyār ceytaruḷiṉa teṉkarai<text:line-break/>°aḷanāṭṭu <text:s/></text:span><text:span text:style-name="T173">brahma</text:span><text:span text:style-name="T143">de</text:span><text:span text:style-name="T157">yam <text:s/>cempiyaṉ</text:span><text:span text:style-name="T143">mahāde</text:span><text:span text:style-name="T157">viccatu</text:span><text:span text:style-name="T173">rve</text:span><text:span text:style-name="T157">timaṅkalattu °i[v*]vammeypi-</text:span></text:p>
      <text:p text:style-name="P516"/>
      <text:p text:style-name="P161"><text:span text:style-name="T157">[3.] rāṭṭiyār <text:s/>ceytaruḷiṉa <text:s/></text:span><text:span text:style-name="T143">śāsanaba</text:span><text:span text:style-name="T173">ddha</text:span><text:span text:style-name="T157">ccatu</text:span><text:span text:style-name="T173">rve</text:span><text:span text:style-name="T157">tipaṭṭattāṉapperumakka-ḷukku °ivvūr </text:span><text:span text:style-name="T173">śrī</text:span><text:span text:style-name="T157">kayilā</text:span><text:span text:style-name="T143">sa</text:span><text:span text:style-name="T157">muṭaiya</text:span><text:span text:style-name="T143">mahāde</text:span><text:span text:style-name="T157">var koyilile °ippirāṭṭiyār tiruṉāḷāṉa cittiraittirukkeṭṭai nāḷ meykkāṭṭi °uṇpatāka <text:s/>°i</text:span><text:span text:style-name="T173">śrī</text:span><text:span text:style-name="T157">°uttamacoḻa</text:span><text:span text:style-name="T143">de</text:span><text:span text:style-name="T157">var <text:s/></text:span><text:span text:style-name="T143">de</text:span><text:span text:style-name="T157">viyār <text:s/>°[ārūra]ṉampalattaṭikaḷār °ivvūr °ūrkkallāl(k)kuṭutta poṉ 143 </text:span><text:span text:style-name="T161">k</text:span><text:span text:style-name="T83">aḻañcu</text:span><text:span text:style-name="T157"> kaḻañcaraiye</text:span></text:p>
      <text:p text:style-name="P161"><text:span text:style-name="Emphasis"><text:span text:style-name="T280"/></text:span></text:p>
      <text:p text:style-name="P161"><text:span text:style-name="Emphasis"><text:span text:style-name="T319">[4.] 2 </text:span></text:span><text:span text:style-name="Emphasis"><text:span text:style-name="T332">mā</text:span></text:span><text:span text:style-name="Emphasis"><text:span text:style-name="T319"> </text:span></text:span><text:span text:style-name="Emphasis"><text:span text:style-name="T332">araimā</text:span></text:span><text:span text:style-name="Emphasis"><text:span text:style-name="T319"> ṉūṟṟunāṟpattumukkaḻañcaraiye °iru māvaraiyum <text:s/>[</text:span></text:span><text:span text:style-name="Emphasis"><text:span text:style-name="T328">❘</text:span></text:span><text:span text:style-name="Emphasis"><text:span text:style-name="T323">*]</text:span></text:span><text:span text:style-name="Emphasis"><text:span text:style-name="T370"> </text:span></text:span><text:span text:style-name="Emphasis"><text:span text:style-name="T319">°i</text:span></text:span><text:span text:style-name="Emphasis"><text:span text:style-name="T341">śś</text:span></text:span><text:span text:style-name="Emphasis"><text:span text:style-name="T326">āsanaba</text:span></text:span><text:span text:style-name="Emphasis"><text:span text:style-name="T341">ddha</text:span></text:span><text:span text:style-name="Emphasis"><text:span text:style-name="T319">ccatu</text:span></text:span><text:span text:style-name="Emphasis"><text:span text:style-name="T341">rve</text:span></text:span><text:span text:style-name="Emphasis"><text:span text:style-name="T319">tipaṭṭattāṉapperumakkaḷukku °i</text:span></text:span><text:span text:style-name="Emphasis"><text:span text:style-name="T341">śrī</text:span></text:span><text:span text:style-name="Emphasis"><text:span text:style-name="T326">-</text:span></text:span><text:soft-page-break/><text:span text:style-name="Emphasis"><text:span text:style-name="T319">°uttamacoḻa</text:span></text:span><text:span text:style-name="Emphasis"><text:span text:style-name="T326">de</text:span></text:span><text:span text:style-name="Emphasis"><text:span text:style-name="T319">var </text:span></text:span><text:span text:style-name="Emphasis"><text:span text:style-name="T326">de</text:span></text:span><text:span text:style-name="Emphasis"><text:span text:style-name="T319">viyār nampirāṭṭiyār °uṟaṭṭayaṉcorappaiyārāṉa tiripuvaṉamāteviyār °ivvūr °ūrkkallālkkuṭutta poṉ 14[5][...]ṉūṟṟu- nāṟpattaiṅkaḻañce[...]</text:span></text:span></text:p>
      <text:p text:style-name="P180"><text:span text:style-name="Emphasis"><text:span text:style-name="T323">----------------------------------</text:span></text:span></text:p>
      <text:p text:style-name="P311"><text:span text:style-name="Emphasis"><text:span text:style-name="T440"/></text:span></text:p>
      <text:p text:style-name="P311"><text:span text:style-name="Emphasis"><text:span text:style-name="T440"/></text:span></text:p>
      <text:p text:style-name="P311"><text:span text:style-name="Emphasis"><text:span text:style-name="T440"/></text:span></text:p>
      <text:p text:style-name="P311"><text:span text:style-name="Emphasis"><text:span text:style-name="T440"/></text:span></text:p>
      <text:p text:style-name="P311"><text:span text:style-name="Emphasis"><text:span text:style-name="T440"/></text:span></text:p>
      <text:p text:style-name="P311"><text:span text:style-name="Emphasis"><text:span text:style-name="T440"/></text:span></text:p>
      <text:h text:style-name="Heading_20_2" text:outline-level="2"><text:span text:style-name="Emphasis"><text:span text:style-name="T440">Ins. 21 </text:span></text:span><text:span text:style-name="Emphasis"><text:span text:style-name="T527">Cempiyaṉmātēvi</text:span></text:span><text:span text:style-name="Emphasis"><text:span text:style-name="T464">7 </text:span></text:span><text:span text:style-name="Emphasis"><text:span text:style-name="T455">[</text:span></text:span><text:span text:style-name="Emphasis"><text:span text:style-name="T530">Cempiyaṉmātēvi-</text:span></text:span><text:span text:style-name="Emphasis"><text:span text:style-name="T455">caturvedimaṅkalam]</text:span></text:span></text:h>
      <text:p text:style-name="P292"><text:span text:style-name="Emphasis"><text:span text:style-name="T482"/></text:span></text:p>
      <text:p text:style-name="P610"><text:span text:style-name="Emphasis"><text:span text:style-name="T633"/></text:span></text:p>
      <text:p text:style-name="P617"><text:span text:style-name="Emphasis"><text:span text:style-name="T688"/></text:span></text:p>
      <text:p text:style-name="P617"><text:span text:style-name="Emphasis"><text:span text:style-name="T688"/></text:span></text:p>
      <text:p text:style-name="P162"><text:span text:style-name="Emphasis"><text:span text:style-name="T319">[1.] </text:span></text:span><text:span text:style-name="Emphasis"><text:span text:style-name="T515"><text:s/></text:span></text:span><text:span text:style-name="Emphasis"><text:span text:style-name="T518">svasti srī</text:span></text:span><text:span text:style-name="Emphasis"><text:span text:style-name="T515"> </text:span></text:span><text:span text:style-name="Emphasis"><text:span text:style-name="T328">❘❘</text:span></text:span><text:span text:style-name="Emphasis"><text:span text:style-name="T516"> — </text:span></text:span>koppara[kecariva<text:span text:style-name="T545">rmma</text:span>][ṟ*]<text:span text:style-name="T542">kku</text:span> [...]tu <text:span text:style-name="T147">kaṇṭa[n-matu]rāntaka</text:span><text:span text:style-name="T141">de</text:span><text:span text:style-name="T147">varāṉa <text:s/></text:span><text:span text:style-name="T171">śrī</text:span><text:span text:style-name="T147">°uttamacoḻa</text:span><text:span text:style-name="T141">de</text:span><text:span text:style-name="T147">varaittiruvayiṟu vāytta °</text:span><text:span text:style-name="T157">uṭaiyapirāṭṭiyār </text:span><text:span text:style-name="T173">śrī</text:span><text:span text:style-name="T157">- </text:span></text:p>
      <text:p text:style-name="P517"/>
      <text:p text:style-name="P163"><text:span text:style-name="T157">[2.] [pa]rā</text:span><text:span text:style-name="T180">nta</text:span><text:span text:style-name="T157">kaṉmātevaṭikaḷārāṉa [</text:span><text:span text:style-name="T173">śrī</text:span><text:span text:style-name="T157">cempiyaṉ</text:span><text:span text:style-name="T143">mahā</text:span><text:span text:style-name="T157">]</text:span><text:span text:style-name="T143">de</text:span><text:span text:style-name="T157">viyār [ceyta-ruḷiṉa] teṉkaraiy°aḷaṉāṭṭu </text:span><text:span text:style-name="T173">brahma</text:span><text:span text:style-name="T143">de</text:span><text:span text:style-name="T157">yam </text:span><text:span text:style-name="T157"><text:note text:id="ftn316" text:note-class="footnote"><text:note-citation>316</text:note-citation><text:note-body><text:p text:style-name="P656"><text:s/>Ce <text:span text:style-name="T193">śrī</text:span> bien présent sur la pierre n'apparaît ni dans l'édition de <text:span text:style-name="T542">SII </text:span>19: 458 ni dans celle de <text:span text:style-name="T542">SII </text:span>32 Part 2: 216.</text:p></text:note-body></text:note></text:span><text:span text:style-name="T173">śrī</text:span><text:span text:style-name="T157">cempiyaṉ</text:span><text:span text:style-name="T143">mahāde</text:span><text:span text:style-name="T157">vic-catu</text:span><text:span text:style-name="T173">rve</text:span><text:span text:style-name="T143">di</text:span><text:span text:style-name="T157">-</text:span></text:p>
      <text:p text:style-name="P517"/>
      <text:p text:style-name="P163"><text:span text:style-name="T157">[3.] maṅkalattu </text:span><text:span text:style-name="T157"><text:note text:id="ftn317" text:note-class="footnote"><text:note-citation>317</text:note-citation><text:note-body><text:p text:style-name="P656"><text:s/><text:span text:style-name="T193">Caturvvedi</text:span><text:span text:style-name="T205"> : bien que les deux éditions donnent </text:span><text:span text:style-name="T193">caturvedi</text:span><text:span text:style-name="T205">, la ligature </text:span><text:span text:style-name="T193">vve</text:span><text:span text:style-name="T205"> apparaît clairement sur la pierre.</text:span></text:p></text:note-body></text:note></text:span><text:span text:style-name="T157">catu</text:span><text:span text:style-name="T173">rvve</text:span><text:span text:style-name="T143">dibha</text:span><text:span text:style-name="T157">ṭ[...]</text:span><text:span text:style-name="T157"><text:note text:id="ftn318" text:note-class="footnote"><text:note-citation>318</text:note-citation><text:note-body><text:p text:style-name="Footnote"><text:s/><text:span text:style-name="T711">À cet endroit, on peut opérer la restitution suivante : </text:span><text:span text:style-name="T193">vedibhaṭ</text:span><text:span text:style-name="T205">ṭattāṉapperumakkaḷukku °ivvūr</text:span><text:span text:style-name="T711">.</text:span></text:p></text:note-body></text:note></text:span><text:span text:style-name="T157"> </text:span><text:span text:style-name="T173">śrī</text:span><text:span text:style-name="T157">kayi[lā</text:span><text:span text:style-name="T143">sa</text:span><text:span text:style-name="T157">muṭaiya]</text:span><text:span text:style-name="T143">mahā</text:span><text:span text:style-name="T157">-</text:span><text:span text:style-name="T143">de</text:span><text:span text:style-name="T157">va[r] </text:span><text:span text:style-name="T173">śrī</text:span><text:span text:style-name="T157">koyililey</text:span><text:span text:style-name="T157"><text:note text:id="ftn319" text:note-class="footnote"><text:note-citation>319</text:note-citation><text:note-body><text:p text:style-name="Footnote"><text:s/><text:span text:style-name="T193">Koyililey </text:span><text:span text:style-name="T205">:</text:span><text:span text:style-name="T224"> </text:span><text:span text:style-name="T205">le </text:span><text:span text:style-name="T193">y</text:span><text:span text:style-name="T205"> </text:span>final, lui aussi bien lisible <text:span text:style-name="T542">in situ</text:span>, n'apparaît dans aucune des deux éditions.</text:p></text:note-body></text:note></text:span><text:span text:style-name="T157"> °ippirāṭṭiyār tiruṉāḷāṉa cittiraittirukke-</text:span></text:p>
      <text:p text:style-name="P517"/>
      <text:p text:style-name="P163"><text:span text:style-name="T157">[4.] ṭṭaiy nāḷ meykkāṭṭi °uṇpatāka paṅkaḷaṉāṭuṭaiyār […] °a[...] </text:span><text:soft-page-break/><text:span text:style-name="T157">peruma[...][ṇa]ppirāṭṭiyār °ivvūr °ūrkkallāl ku(ṭ)ṭutta poṉ 158 [</text:span><text:span text:style-name="Emphasis"><text:span text:style-name="T328">❘</text:span></text:span><text:span text:style-name="Emphasis"><text:span text:style-name="T323">*]</text:span></text:span><text:span text:style-name="Emphasis"><text:span text:style-name="T370"> </text:span></text:span><text:span text:style-name="T157">°ippoṉṉū-</text:span></text:p>
      <text:p text:style-name="P163"><text:span text:style-name="Emphasis"><text:span text:style-name="T281"/></text:span></text:p>
      <text:p text:style-name="P163"><text:span text:style-name="Emphasis"><text:span text:style-name="T319">[5.] [ṟ]ṟaiñpatteṇkaḻañcum °i</text:span></text:span><text:span text:style-name="Emphasis"><text:span text:style-name="T341">ddharma</text:span></text:span><text:span text:style-name="Emphasis"><text:span text:style-name="T319">[m*] </text:span></text:span><text:span text:style-name="Emphasis"><text:span text:style-name="T326">ca</text:span></text:span><text:span text:style-name="Emphasis"><text:span text:style-name="T341">ntr</text:span></text:span><text:span text:style-name="Emphasis"><text:span text:style-name="T326">ādi</text:span></text:span><text:span text:style-name="Emphasis"><text:span text:style-name="T341">tya</text:span></text:span><text:span text:style-name="Emphasis"><text:span text:style-name="T319">(ya)vaṟ niṟkum vaṇṇam °ippoṉ <text:s/>muta[laḻiyā]mey °itiṉāl vanta </text:span></text:span><text:span text:style-name="Emphasis"><text:span text:style-name="T326">bhoga</text:span></text:span><text:span text:style-name="Emphasis"><text:span text:style-name="T319">muṇṇappeṟu-vārāka vaiyttatu</text:span></text:span><text:span text:style-name="Emphasis"><text:span text:style-name="T319"><text:note text:id="ftn320" text:note-class="footnote"><text:note-citation>320</text:note-citation><text:note-body><text:p text:style-name="Footnote"><text:s/><text:span text:style-name="T711">Les deux éditions donnent </text:span><text:span text:style-name="T193">vaiyttu</text:span><text:span text:style-name="T205"> ; nous lisons cependant</text:span><text:span text:style-name="T711"> </text:span><text:span text:style-name="T193">vaiyttatu</text:span><text:span text:style-name="T711">.</text:span></text:p></text:note-body></text:note></text:span></text:span><text:span text:style-name="Emphasis"><text:span text:style-name="T319"> </text:span></text:span><text:span text:style-name="Emphasis"><text:span text:style-name="T328">❘❘</text:span></text:span><text:span text:style-name="Emphasis"><text:span text:style-name="T516"> —</text:span></text:span></text:p>
      <text:p text:style-name="P249"/>
      <text:p text:style-name="P181"><text:span text:style-name="Emphasis"><text:span text:style-name="T537">----------------------------------</text:span></text:span></text:p>
      <text:p text:style-name="P300"><text:span text:style-name="Emphasis"><text:span text:style-name="T440"/></text:span></text:p>
      <text:p text:style-name="P292"><text:span text:style-name="Emphasis"><text:span text:style-name="T440"/></text:span></text:p>
      <text:h text:style-name="Heading_20_2" text:outline-level="2"><text:span text:style-name="Emphasis"><text:span text:style-name="T440">Ins. 22 </text:span></text:span><text:span text:style-name="Emphasis"><text:span text:style-name="T448">Tiruvārūr</text:span></text:span><text:span text:style-name="Emphasis"><text:span text:style-name="T463">1</text:span></text:span><text:span text:style-name="Emphasis"><text:span text:style-name="T454"> </text:span></text:span><text:span text:style-name="Emphasis"><text:span text:style-name="T457">[</text:span></text:span><text:span text:style-name="Emphasis"><text:span text:style-name="T454">Ārūr</text:span></text:span><text:span text:style-name="Emphasis"><text:span text:style-name="T457"> </text:span></text:span><text:span text:style-name="Emphasis"><text:span text:style-name="T529">Araneṟi</text:span></text:span><text:span text:style-name="Emphasis"><text:span text:style-name="T457">– KT087]</text:span></text:span></text:h>
      <text:p text:style-name="P603"><text:span text:style-name="Emphasis"><text:span text:style-name="T688"/></text:span></text:p>
      <text:p text:style-name="P166"><text:span text:style-name="Emphasis"><text:span text:style-name="T319">[1.] </text:span></text:span><text:span text:style-name="T171">svasti śrī</text:span><text:span text:style-name="T168"> </text:span><text:span text:style-name="T147"><text:s/>[</text:span><text:span text:style-name="Emphasis"><text:span text:style-name="T328">❘❘</text:span></text:span><text:span text:style-name="T147">*] korā</text:span><text:span text:style-name="T141">ja</text:span><text:span text:style-name="T147">kecaripaṉmarku yāṇṭu 2 °āvatu <text:s/>ḷ</text:span><text:span text:style-name="T147"><text:note text:id="ftn321" text:note-class="footnote"><text:note-citation>321</text:note-citation><text:note-body><text:p text:style-name="Footnote"><text:s/>Ce <text:span text:style-name="T542">ḷ </text:span>rétroflexe est la forme abrégée de <text:span text:style-name="T542">nāḷ</text:span> (jour). </text:p></text:note-body></text:note></text:span><text:span text:style-name="T147"> 30 coḻamāyilaṭṭiyār meṉāyaka[ñ*][ceyu][m*] <text:s/></text:span><text:span text:style-name="T171">śrī</text:span><text:span text:style-name="T147">°uttamacoḻa-</text:span></text:p>
      <text:p text:style-name="P532"/>
      <text:p text:style-name="P167"><text:span text:style-name="T147">[2.] </text:span><text:span text:style-name="T141">de</text:span><text:span text:style-name="T147">varkkāka °uṭaiyapirāṭṭiyār <text:s/></text:span><text:span text:style-name="T171">śrī</text:span><text:span text:style-name="T147">cempiyaṉ</text:span><text:span text:style-name="T141">mahāde</text:span><text:span text:style-name="T147">viyār tiruvaraneṟi-°āḻvār[k*]ku °amutuceyya <text:s/>tirumey[kā]ppān</text:span></text:p>
      <text:p text:style-name="P532"/>
      <text:p text:style-name="P167"><text:span text:style-name="T147">[3.] </text:span><text:span text:style-name="T147"><text:note text:id="ftn322" text:note-class="footnote"><text:note-citation>322</text:note-citation><text:note-body><text:p text:style-name="P657"><text:s/><text:span text:style-name="T542">N</text:span><text:span text:style-name="T220">ilaṉ</text:span><text:span text:style-name="T222"> : lire </text:span><text:span text:style-name="T220">nīlaṉ.</text:span></text:p></text:note-body></text:note></text:span><text:span text:style-name="T147">nilaṉmātevaṉ kaṇkāṇiyoṭuṅkuṭutta varakkāṭṭiṉa veḷḷiyiṉ maṭṭat-taḷikai 1 °ala-</text:span></text:p>
      <text:p text:style-name="P532"/>
      <text:p text:style-name="P167"><text:span text:style-name="T147">[4.] kunilai 500</text:span><text:span text:style-name="Emphasis"><text:span text:style-name="T376">{*}</text:span></text:span><text:span text:style-name="T147">m veḷḷiyiṉ kalacappāṉai 1 °[a]lakunilai 300</text:span><text:span text:style-name="Emphasis"><text:span text:style-name="T376">{*}</text:span></text:span><text:span text:style-name="T147">m<text:line-break/></text:span><text:span text:style-name="Emphasis"><text:span text:style-name="T324">[</text:span></text:span><text:span text:style-name="Emphasis"><text:span text:style-name="T328">❘</text:span></text:span><text:span text:style-name="Emphasis"><text:span text:style-name="T324">*] </text:span></text:span><text:span text:style-name="T147"><text:s/>°itu paṉmā</text:span><text:span text:style-name="T141">he</text:span><text:span text:style-name="T171">śva</text:span><text:span text:style-name="T141">ra rakṣai</text:span><text:span text:style-name="T147"> </text:span><text:span text:style-name="Emphasis"><text:span text:style-name="T328">❘❘</text:span></text:span></text:p>
      <text:p text:style-name="P277"/>
      <text:p text:style-name="P178"><text:span text:style-name="Emphasis"><text:span text:style-name="T323">----------------------------------</text:span></text:span></text:p>
      <text:p text:style-name="P329"/>
      <text:p text:style-name="P329"/>
      <text:p text:style-name="P293"/>
      <text:p text:style-name="P292"/>
      <text:p text:style-name="P292"/>
      <text:p text:style-name="P292"/>
      <text:p text:style-name="P292"/>
      <text:p text:style-name="P292"/>
      <text:p text:style-name="P292"/>
      <text:p text:style-name="P292"><text:soft-page-break/></text:p>
      <text:p text:style-name="P292"/>
      <text:p text:style-name="P292"/>
      <text:p text:style-name="P292"/>
      <text:p text:style-name="P292"/>
      <text:p text:style-name="P292"/>
      <text:p text:style-name="P292"/>
      <text:p text:style-name="P292"><text:span text:style-name="Emphasis"><text:span text:style-name="T440"/></text:span></text:p>
      <text:h text:style-name="Heading_20_2" text:outline-level="2"><text:span text:style-name="Emphasis"><text:span text:style-name="T440">Ins. 23 </text:span></text:span><text:span text:style-name="Emphasis"><text:span text:style-name="T448">Tirunaṟaiyūr</text:span></text:span><text:span text:style-name="Emphasis"><text:span text:style-name="T463">1</text:span></text:span><text:span text:style-name="Emphasis"><text:span text:style-name="T454"> [Naṟaiyūrccittīccuram – KT065]</text:span></text:span></text:h>
      <text:p text:style-name="P292"><text:span text:style-name="Emphasis"><text:span text:style-name="T473"/></text:span></text:p>
      <text:p text:style-name="P606"><text:span text:style-name="Emphasis"><text:span text:style-name="T637"/></text:span></text:p>
      <text:p text:style-name="P617"><text:span text:style-name="Emphasis"><text:span text:style-name="T688"/></text:span></text:p>
      <text:p text:style-name="P154"><text:span text:style-name="Emphasis"><text:span text:style-name="T319">[1.] </text:span></text:span><text:span text:style-name="Emphasis"><text:span text:style-name="T345">svasti</text:span></text:span><text:span text:style-name="Emphasis"><text:span text:style-name="T330"> </text:span></text:span><text:span text:style-name="Emphasis"><text:span text:style-name="T345">śrī</text:span></text:span><text:span text:style-name="Emphasis"><text:span text:style-name="T322"> [</text:span></text:span><text:span text:style-name="Emphasis"><text:span text:style-name="T328">❘❘</text:span></text:span><text:span text:style-name="Emphasis"><text:span text:style-name="T322">*]</text:span></text:span><text:span text:style-name="Emphasis"><text:span text:style-name="T340"> </text:span></text:span><text:span text:style-name="T615">kovirā</text:span><text:span text:style-name="T617">ja</text:span><text:span text:style-name="T615">ke</text:span><text:span text:style-name="T617">sa</text:span><text:span text:style-name="T615">ripanmaṟku yāṇṭu 2</text:span><text:span text:style-name="T615"><text:note text:id="ftn323" text:note-class="footnote"><text:note-citation>323</text:note-citation><text:note-body><text:p text:style-name="P656"><text:s/>Une coquille semble s'être glissée dans dans l'édition de <text:span text:style-name="T542">SII </text:span>13: 10. En effet, l'inscription y est <text:s/>présentée comme provenant d'une deuxième année de règne, mais c'est un 3 qui figure dans la transcription. Une relecture <text:span text:style-name="T542">in situ</text:span> permet de confirmer qu'un 2 se trouve indiscutablement gravé sur la pierre.</text:p></text:note-body></text:note></text:span><text:span text:style-name="T615"> °āvatu <text:s/></text:span><text:span text:style-name="T150">tirunaṟai[yū]-</text:span></text:p>
      <text:p text:style-name="P527"/>
      <text:p text:style-name="P155"><text:span text:style-name="T150">[2.] rnāṭṭuttevatāṉam tirunaṟaiyūr </text:span><text:span text:style-name="T153">si</text:span><text:span text:style-name="T178">ddheśva</text:span><text:span text:style-name="T153">ra</text:span><text:span text:style-name="T150">muṭaiya</text:span><text:span text:style-name="T153">ma</text:span><text:span text:style-name="T150">[</text:span><text:span text:style-name="T153">hāde</text:span><text:span text:style-name="T150">]-</text:span></text:p>
      <text:p text:style-name="P527"/>
      <text:p text:style-name="P461">[3.] varkku °uṭaiyapirāṭṭiyār cempiyaṉmāteviyārāṉa pirāntakaṉ[māte]-</text:p>
      <text:p text:style-name="P527"/>
      <text:p text:style-name="P461">[4.] [vaṭi]kaḷār °amutuceyyakkuṭutta veḷḷiyiṉṟaḷikai °oṉṟuk[...]</text:p>
      <text:p text:style-name="P527"/>
      <text:p text:style-name="P155"><text:span text:style-name="T150">[5.] [muṉ]ūṟṟu</text:span><text:span text:style-name="T150"><text:note text:id="ftn324" text:note-class="footnote"><text:note-citation>324</text:note-citation><text:note-body><text:p text:style-name="Footnote"><text:s/><text:span text:style-name="T709">M</text:span><text:span text:style-name="T199">uṉūṟṟu</text:span><text:span text:style-name="T210"> : </text:span><text:span text:style-name="T199">contra</text:span><text:span text:style-name="T210"> </text:span><text:span text:style-name="T199">SII </text:span><text:span text:style-name="T210">13: 10 : </text:span><text:span text:style-name="T199">[ṉū]ṟṟu.</text:span></text:p></text:note-body></text:note></text:span><text:span text:style-name="T150"> °eḻupattunāṟkaḻañcum veḷḷikkalacappāṉai °oṉṟu[...]</text:span></text:p>
      <text:p text:style-name="P527"/>
      <text:p text:style-name="P461">[6.] muṉṉūṟṟunāṟpatiṉ kaḻañcum poṟkai cāmarai °oṉṟum[...]</text:p>
      <text:p text:style-name="P527"/>
      <text:p text:style-name="P155"><text:span text:style-name="T150">[7.] rumeykāppār nilaṉmātevan</text:span><text:span text:style-name="T150"><text:note text:id="ftn325" text:note-class="footnote"><text:note-citation>325</text:note-citation><text:note-body><text:p text:style-name="P656"><text:s/><text:span text:style-name="T199">Mātevan kaṇkāṇiyoṭum </text:span><text:span text:style-name="T210">: </text:span><text:span text:style-name="T199">SII </text:span><text:span text:style-name="T210">13: 10 donne </text:span><text:span text:style-name="T199">māteva nak[ka]n kāṇiyoṭum</text:span><text:span text:style-name="T210">, mais l'</text:span><text:span text:style-name="T199">akṣara</text:span><text:span text:style-name="T210"> rendu par </text:span><text:span text:style-name="T199">k[ka]n</text:span><text:span text:style-name="T210"> dans cette édition est en réalité un </text:span><text:span text:style-name="T199">ṇ </text:span><text:span text:style-name="T210">rétroflexe précédant </text:span><text:span text:style-name="T199">kāṇi</text:span><text:span text:style-name="T210">. La correction est d'autant plus aisée à effectuer que ce</text:span><text:span text:style-name="T199"> tirumeykāppār</text:span><text:span text:style-name="T210"> Nīlaṉ-Mātēvan intervient dans l'exécution du don de la reine enregistré la même année à Tiruvārūr (Ins. 22) pour lequel il assure la double fonction de convoyeur et superviseur (</text:span><text:span text:style-name="T199">tirumeykkāppānnilaṉ mātevaṉ kaṇkāṇiyoṭuṅ kuṭuttavarakkāṭṭiṉa</text:span><text:span text:style-name="T210">).</text:span></text:p></text:note-body></text:note></text:span><text:span text:style-name="T150"> kaṇkāṇiyoṭum kuṭutta [va][...]</text:span></text:p>
      <text:p text:style-name="P155"><text:span text:style-name="Emphasis"><text:span text:style-name="T317"/></text:span></text:p>
      <text:p text:style-name="P155"><text:span text:style-name="Emphasis"><text:span text:style-name="T322">[8.] paṉmā</text:span></text:span><text:span text:style-name="Emphasis"><text:span text:style-name="T330">he</text:span></text:span><text:span text:style-name="Emphasis"><text:span text:style-name="T345">śva</text:span></text:span><text:span text:style-name="Emphasis"><text:span text:style-name="T322">ra ra[</text:span></text:span><text:span text:style-name="Emphasis"><text:span text:style-name="T330">kṣai</text:span></text:span><text:span text:style-name="Emphasis"><text:span text:style-name="T322">] [</text:span></text:span><text:span text:style-name="Emphasis"><text:span text:style-name="T328">❘❘</text:span></text:span><text:span text:style-name="Emphasis"><text:span text:style-name="T322">*]</text:span></text:span></text:p>
      <text:p text:style-name="P155"><text:span text:style-name="Emphasis"><text:span text:style-name="T384"/></text:span></text:p>
      <text:p text:style-name="P54"><text:span text:style-name="Emphasis"><text:span text:style-name="T349">----------------------------------</text:span></text:span></text:p>
      <text:p text:style-name="P55"><text:soft-page-break/></text:p>
      <text:p text:style-name="P286"><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h text:style-name="Heading_20_2" text:outline-level="2"><text:span text:style-name="Emphasis"><text:span text:style-name="T440">Ins. 24 </text:span></text:span><text:span text:style-name="Emphasis"><text:span text:style-name="T448">Tirumaṇañcēri</text:span></text:span><text:span text:style-name="Emphasis"><text:span text:style-name="T463">1</text:span></text:span><text:span text:style-name="Emphasis"><text:span text:style-name="T454"> [Maṇañcēri – KV25]</text:span></text:span></text:h>
      <text:p text:style-name="P603"><text:span text:style-name="Emphasis"><text:span text:style-name="T688"/></text:span></text:p>
      <text:p text:style-name="P617"><text:span text:style-name="Emphasis"><text:span text:style-name="T688"/></text:span></text:p>
      <text:p text:style-name="P73"><text:span text:style-name="Emphasis"><text:span text:style-name="T346">[1.] </text:span></text:span><text:span text:style-name="Emphasis"><text:span text:style-name="T362">svasti</text:span></text:span><text:span text:style-name="Emphasis"><text:span text:style-name="T352"> </text:span></text:span><text:span text:style-name="Emphasis"><text:span text:style-name="T362">śrī</text:span></text:span><text:span text:style-name="Emphasis"><text:span text:style-name="T350"> <text:s/>[</text:span></text:span><text:span text:style-name="Emphasis"><text:span text:style-name="T351">❘❘</text:span></text:span><text:span text:style-name="Emphasis"><text:span text:style-name="T350">*]</text:span></text:span><text:span text:style-name="T542"> </text:span><text:span text:style-name="T615">kovir[ā*][</text:span><text:span text:style-name="T617">ja</text:span><text:span text:style-name="T615">]kecaripaṉmaṟku yāṇṭu 2 °āvatu uttamacoḻarait</text:span><text:span text:style-name="T109">tiruvayiṟu vāytta pirāṭṭiyār cempiyaṉ</text:span><text:span text:style-name="T110">mahāde</text:span><text:span text:style-name="T109">viyār kuṟukkaināṭṭukkaṭalaṅkuṭippāṟṟirumaṇañceṟit</text:span><text:span text:style-name="T109"><text:note text:id="ftn326" text:note-class="footnote"><text:note-citation>326</text:note-citation><text:note-body><text:p text:style-name="Footnote"><text:s/><text:span text:style-name="T199">Ceṟi </text:span><text:span text:style-name="T210">: lire </text:span><text:span text:style-name="T199">ceri</text:span><text:span text:style-name="T210">.</text:span></text:p></text:note-body></text:note></text:span><text:span text:style-name="T109">tirukkaṟṟaḷi</text:span><text:span text:style-name="T110">mā</text:span><text:span text:style-name="T109">-</text:span></text:p>
      <text:p text:style-name="P528"/>
      <text:p text:style-name="P74"><text:span text:style-name="T109">[2.] </text:span><text:span text:style-name="T110">de</text:span><text:span text:style-name="T109">varkku nallāṟṟū[r*]nāṭṭu mulaṅkuṭi nilam patiṉ(n)āl veliyuñ nivantañceytapaṭiyāvatu [</text:span><text:span text:style-name="Emphasis"><text:span text:style-name="T351">❘</text:span></text:span><text:span text:style-name="T109">*] tiruccennaṭaikkuttiruvamirtarici patakku °ārā(t)tikkum nampikku neṟ patakkum °āka °irunūṟṟumuppatiṉ kalam māṇira- <text:s text:c="2"/></text:span></text:p>
      <text:p text:style-name="P528"/>
      <text:p text:style-name="P462">[3.] ṇṭukku ne[l*]luppatakku tiruviḷakku nālukku nelluttūṇiyum °āka nellu nūṟṟu°eṇpatiṉ kalam ne[y*]yamirtukku nicatam °uḻakku nellukkuṟuṇiyum °aṭaikkāy °amirtukku nāṉāḻiyum kaṟi°amirtukku nāṉāḻiyum </text:p>
      <text:p text:style-name="P528"/>
      <text:p text:style-name="P74"><text:span text:style-name="T109">[4.] tiruppatiyam p[ā*]ṭuvār nālvarkku ne[l*]luttūṇiyum °uvaccar pattāḷukku ne[l*]lu °iru tūṇi °iru nāḻiyumāka nellu nānūṟṟu °irupattu°eḻukalaṉe tūṇippatakku kāḷamum cekaṇṭikaiyum °āka nellu patakku na</text:span><text:span text:style-name="T130">nta</text:span><text:span text:style-name="T109">- <text:s/></text:span></text:p>
      <text:p text:style-name="P74"><text:span text:style-name="Emphasis"><text:span text:style-name="T282"/></text:span></text:p>
      <text:p text:style-name="P74"><text:span text:style-name="Emphasis"><text:span text:style-name="T350">[5.] vāṉam °iṟaippār </text:span></text:span><text:span text:style-name="Emphasis"><text:span text:style-name="T350"><text:note text:id="ftn327" text:note-class="footnote"><text:note-citation>327</text:note-citation><text:note-body><text:p text:style-name="Footnote"><text:s/><text:span text:style-name="T709">M</text:span><text:span text:style-name="Emphasis"><text:span text:style-name="T285">uvar</text:span></text:span><text:span text:style-name="Emphasis"><text:span text:style-name="T292"> : lire </text:span></text:span><text:span text:style-name="Emphasis"><text:span text:style-name="T285">mūvar.</text:span></text:span></text:p></text:note-body></text:note></text:span></text:span><text:span text:style-name="Emphasis"><text:span text:style-name="T350">muvarkku nellu mukkuṟuṇiyum tiruppaḷḷittāmam paṟippār °iruvarkku neṟkuṟuṇiyum tirumeḻu[k*]kiṭuvār °iruvarkku [...] °aṟu nāḻiyumāka nellu nūṟṟuttoṇṇūṟṟu °aiyaṅkalaṉ <text:s/>°eṅka(ḷ)ḷukke vaḻi [...]talvarai °i[</text:span></text:span><text:span text:style-name="Emphasis"><text:span text:style-name="T352">d</text:span></text:span><text:span text:style-name="Emphasis"><text:span text:style-name="T350">*]</text:span></text:span><text:span text:style-name="Emphasis"><text:span text:style-name="T352">dha</text:span></text:span><text:span text:style-name="Emphasis"><text:span text:style-name="T362">nma</text:span></text:span><text:span text:style-name="Emphasis"><text:span text:style-name="T352">m</text:span></text:span><text:span text:style-name="Emphasis"><text:span text:style-name="T350"> </text:span></text:span><text:span text:style-name="Emphasis"><text:span text:style-name="T352">rakṣi</text:span></text:span><text:span text:style-name="Emphasis"><text:span text:style-name="T350">ppār nāṟpatteṇṇāyira </text:span></text:span><text:span text:style-name="Emphasis"><text:span text:style-name="T352">pa</text:span></text:span><text:span text:style-name="Emphasis"><text:span text:style-name="T362">nm</text:span></text:span><text:span text:style-name="Emphasis"><text:span text:style-name="T352">āhe</text:span></text:span><text:span text:style-name="Emphasis"><text:span text:style-name="T362">śva</text:span></text:span><text:span text:style-name="Emphasis"><text:span text:style-name="T352">ra </text:span></text:span><text:soft-page-break/><text:span text:style-name="Emphasis"><text:span text:style-name="T352">rakṣai</text:span></text:span><text:span text:style-name="Emphasis"><text:span text:style-name="T350"> °aṟamaṟavaṟka </text:span></text:span><text:span text:style-name="Emphasis"><text:span text:style-name="T351">❘❘ </text:span></text:span><text:span text:style-name="Emphasis"><text:span text:style-name="T350">—</text:span></text:span></text:p>
      <text:p text:style-name="P81"><text:span text:style-name="Emphasis"><text:span text:style-name="T349">----------------------------------</text:span></text:span></text:p>
      <text:h text:style-name="Heading_20_2" text:outline-level="2"><text:span text:style-name="Emphasis"><text:span text:style-name="T440">Ins. 25 </text:span></text:span><text:span text:style-name="Emphasis"><text:span text:style-name="T448">Aṉpil</text:span></text:span><text:span text:style-name="Emphasis"><text:span text:style-name="T454"> (Kīḻaṉpil) [Aṉpil-Ālantuṟai – KV57]</text:span></text:span></text:h>
      <text:p text:style-name="P292"><text:span text:style-name="Emphasis"><text:span text:style-name="T473"/></text:span></text:p>
      <text:p text:style-name="P606"><text:span text:style-name="Emphasis"><text:span text:style-name="T700"/></text:span></text:p>
      <text:p text:style-name="P73"><text:span text:style-name="Emphasis"><text:span text:style-name="T346">[1.] </text:span></text:span><text:span text:style-name="T545">svasti śrī</text:span> <text:span text:style-name="Emphasis"><text:span text:style-name="T351">❘❘ — </text:span></text:span><text:span text:style-name="Emphasis"><text:span text:style-name="T349"><text:note text:id="ftn328" text:note-class="footnote"><text:note-citation>328</text:note-citation><text:note-body><text:p text:style-name="P656"><text:s/>L<text:span text:style-name="T585">e </text:span><text:span text:style-name="T588">svasti śrī</text:span><text:span text:style-name="T600"> </text:span><text:span text:style-name="T585"><text:s/>a visiblement été (re)gravé dans un second temps, si bien que la boucle du </text:span><text:span text:style-name="T588">ī </text:span><text:span text:style-name="T596">de </text:span><text:span text:style-name="T588">śrī </text:span><text:span text:style-name="T596">et</text:span><text:span text:style-name="T585"> le double </text:span><text:span text:style-name="T587">daṇḍa</text:span><text:span text:style-name="T585"> qui suit passent par dessus les deux premier </text:span><text:span text:style-name="T587">akṣara</text:span><text:span text:style-name="T585"> de </text:span><text:span text:style-name="T588">korāja</text:span><text:span text:style-name="T600">.</text:span><text:span text:style-name="T585"> </text:span></text:p></text:note-body></text:note></text:span></text:span>ko<text:span text:style-name="T1">rāja</text:span>ke<text:span text:style-name="T1">sari</text:span>va<text:span text:style-name="T545">nm</text:span><text:span text:style-name="T1">a</text:span>[r]kku yāṇṭu 2 °āvatu uṭaiyap[i]-</text:p>
      <text:p text:style-name="P252"/>
      <text:p text:style-name="P75">[2.] rāṭṭiyār <text:span text:style-name="T545">śrī</text:span>cempiyaṉ<text:span text:style-name="T1">mahāde</text:span>viyār °anpil tiruvālantuṟai<text:span text:style-name="T1">ma</text:span>- </text:p>
      <text:p text:style-name="P252"/>
      <text:p text:style-name="P75">[3.] <text:span text:style-name="T1">hāde</text:span>varkku °<text:span text:style-name="T1">abhiṣe</text:span>kañceyya vaitta veḷḷikkalacam 1nāl</text:p>
      <text:p text:style-name="P252"/>
      <text:p text:style-name="P75">[4.] °alakunilaippaṭi niṟai 190(100) <text:span text:style-name="T621">k</text:span><text:span text:style-name="T736">aḻañcu</text:span><text:span text:style-name="T737"> °i</text:span><text:span text:style-name="T615">ṉṉu[ṟṟut]</text:span>toṇṇūṟṟu</text:p>
      <text:p text:style-name="P75"><text:span text:style-name="Emphasis"><text:span text:style-name="T379"/></text:span></text:p>
      <text:p text:style-name="P75"><text:span text:style-name="Emphasis"><text:span text:style-name="T350">[5.] <text:s/>°āṟu kaḻañcaraiyum °itu </text:span></text:span><text:span text:style-name="Emphasis"><text:span text:style-name="T352">pa</text:span></text:span><text:span text:style-name="Emphasis"><text:span text:style-name="T362">nm</text:span></text:span><text:span text:style-name="Emphasis"><text:span text:style-name="T352">āhe</text:span></text:span><text:span text:style-name="Emphasis"><text:span text:style-name="T362">śva</text:span></text:span><text:span text:style-name="Emphasis"><text:span text:style-name="T352">ra rakṣai </text:span></text:span><text:span text:style-name="Emphasis"><text:span text:style-name="T351">❘❘ —</text:span></text:span></text:p>
      <text:p text:style-name="P93"><text:span text:style-name="Emphasis"><text:span text:style-name="T349">----------------------------------</text:span></text:span></text:p>
      <text:p text:style-name="P293"><text:span text:style-name="Emphasis"><text:span text:style-name="T440"/></text:span></text:p>
      <text:p text:style-name="P292"><text:span text:style-name="Emphasis"><text:span text:style-name="T509"/></text:span></text:p>
      <text:h text:style-name="Heading_20_2" text:outline-level="2"><text:span text:style-name="Emphasis"><text:span text:style-name="T440">Ins. 26 </text:span></text:span><text:span text:style-name="Emphasis"><text:span text:style-name="T449">Tiruvicalūr</text:span></text:span><text:span text:style-name="Emphasis"><text:span text:style-name="T464">2</text:span></text:span><text:span text:style-name="Emphasis"><text:span text:style-name="T455"> [Viyalūr – KV43]</text:span></text:span></text:h>
      <text:p text:style-name="P292"><text:span text:style-name="Emphasis"><text:span text:style-name="T485"/></text:span></text:p>
      <text:p text:style-name="P606"><text:span text:style-name="Emphasis"><text:span text:style-name="T691"/></text:span></text:p>
      <text:p text:style-name="P619"><text:span text:style-name="Emphasis"><text:span text:style-name="T698"/></text:span></text:p>
      <text:p text:style-name="P154"><text:span text:style-name="Emphasis"><text:span text:style-name="T319">[1.] </text:span></text:span><text:span text:style-name="Emphasis"><text:span text:style-name="T344">svasti śrī </text:span></text:span><text:span text:style-name="Emphasis"><text:span text:style-name="T323"><text:s/>[</text:span></text:span><text:span text:style-name="Emphasis"><text:span text:style-name="T328">❘❘</text:span></text:span><text:span text:style-name="Emphasis"><text:span text:style-name="T323">*]</text:span></text:span><text:span text:style-name="T554"> </text:span>kovirācake<text:span text:style-name="T1">sa</text:span>ri<text:span text:style-name="T1">pa</text:span><text:span text:style-name="T545">nma</text:span>[r*]kku yāṇṭu 3 °āvatu vaṭakarai tevat[āṉa] <text:span text:style-name="T545">brahma</text:span><text:span text:style-name="T1">de</text:span>yam °ava[ṉi]nārāyaṇaccatu<text:span text:style-name="T545">rvve</text:span>ti-maṅkalamuṭaiya </text:p>
      <text:p text:style-name="P253"/>
      <text:p text:style-name="P155">[2.] tiruvicalūr<text:span text:style-name="T1">parama</text:span>-</text:p>
      <text:p text:style-name="P253"/>
      <text:p text:style-name="P155">[3.] <text:span text:style-name="T545">sv</text:span><text:span text:style-name="T1">ā</text:span>mikku<text:span text:style-name="T1"> </text:span><text:span text:style-name="T545">śrī</text:span>°uttama-</text:p>
      <text:p text:style-name="P253"/>
      <text:p text:style-name="P155">[4.] coḻa<text:span text:style-name="T1">de</text:span>varait[ti]ruvayi-</text:p>
      <text:p text:style-name="P253"/>
      <text:p text:style-name="P155">[5.] ṟu vāytta °uṭaiya<text:span text:style-name="T615">pi-</text:span></text:p>
      <text:p text:style-name="P262"/>
      <text:p text:style-name="P155"><text:span text:style-name="T615">[6.] rāṭṭiyār</text:span> pirā[ntaka]ṉmāte-</text:p>
      <text:p text:style-name="P155">[7.] vaṭika[...]ṉ<text:note text:id="ftn329" text:note-class="footnote"><text:note-citation>329</text:note-citation><text:note-body><text:p text:style-name="Footnote"><text:s/><text:span text:style-name="T596">Cette lacune pourrait être restituée de la manière suivante : </text:span><text:span text:style-name="T588">-vaṭika</text:span><text:span text:style-name="T596">ḷārāṉa cempiya</text:span><text:span text:style-name="T588">ṉ-.</text:span></text:p></text:note-body></text:note>- <text:s/></text:p>
      <text:p text:style-name="P253"/>
      <text:p text:style-name="P155"><text:soft-page-break/>[8.] mā[...]<text:note text:id="ftn330" text:note-class="footnote"><text:note-citation>330</text:note-citation><text:note-body><text:p text:style-name="Footnote"><text:s/>Ici on peut vraisemblablement restituer <text:span text:style-name="T607">mā</text:span><text:span text:style-name="T611">teviyār</text:span><text:span text:style-name="T607">.</text:span></text:p></text:note-body></text:note> °<text:span text:style-name="T1">a</text:span>-</text:p>
      <text:p text:style-name="P253"/>
      <text:p text:style-name="P155">[9.] <text:span text:style-name="T1">bhiṣe</text:span>kañceyya ko[...]</text:p>
      <text:p text:style-name="P290"><text:span text:style-name="Emphasis"><text:span text:style-name="T445">----------------------------------</text:span></text:span></text:p>
      <text:h text:style-name="Heading_20_2" text:outline-level="2"><text:span text:style-name="Emphasis"><text:span text:style-name="T440">Ins. 27 </text:span></text:span><text:span text:style-name="Emphasis"><text:span text:style-name="T448">Tiruppuṟampiyam</text:span></text:span><text:span text:style-name="Emphasis"><text:span text:style-name="T454"> [Puṟampayam - KV46]</text:span></text:span></text:h>
      <text:p text:style-name="P292"><text:span text:style-name="Emphasis"><text:span text:style-name="T482"/></text:span></text:p>
      <text:p text:style-name="P606"><text:span text:style-name="Emphasis"><text:span text:style-name="T691"/></text:span></text:p>
      <text:p text:style-name="P619"><text:span text:style-name="Emphasis"><text:span text:style-name="T700"/></text:span></text:p>
      <text:p text:style-name="P168"><text:span text:style-name="Emphasis"><text:span text:style-name="T319">[1.] </text:span></text:span><text:span text:style-name="Emphasis"><text:span text:style-name="T344">svasti śrī</text:span></text:span><text:span text:style-name="Emphasis"><text:span text:style-name="T328"> </text:span></text:span><text:span text:style-name="Emphasis"><text:span text:style-name="T323"><text:s/>[</text:span></text:span><text:span text:style-name="Emphasis"><text:span text:style-name="T328">❘❘</text:span></text:span><text:span text:style-name="Emphasis"><text:span text:style-name="T323">*]</text:span></text:span><text:span text:style-name="T554"> </text:span><text:span text:style-name="T147">ko</text:span><text:span text:style-name="T141">rājarāja</text:span><text:span text:style-name="T147">ke[</text:span><text:span text:style-name="T141">śa</text:span><text:span text:style-name="T147">]riva</text:span><text:span text:style-name="T171">rmma</text:span><text:span text:style-name="T147">[r*]kku yāṇṭu 3 °āvatu <text:s/></text:span><text:span text:style-name="T171">śrī</text:span><text:span text:style-name="T147">tiruppuṟampiyamuṭaiya</text:span><text:span text:style-name="T141">mah</text:span><text:span text:style-name="T147">[</text:span><text:span text:style-name="T141">ā</text:span><text:span text:style-name="T147">*]</text:span><text:span text:style-name="T141">de</text:span><text:span text:style-name="T147">varkkuttiru- </text:span></text:p>
      <text:p text:style-name="P560"/>
      <text:p text:style-name="P169"><text:span text:style-name="T147">[2.] mañcaṉanīrāṭiyaruḷa <text:s/></text:span><text:span text:style-name="T171">śrī</text:span><text:span text:style-name="T147">kaṇṭaṉmaturāntaka</text:span><text:span text:style-name="T141">de</text:span><text:span text:style-name="T147">varāṉa </text:span><text:span text:style-name="T171">śrī</text:span><text:span text:style-name="T147">°uttama-coḻa</text:span><text:span text:style-name="T141">de</text:span><text:span text:style-name="T147">varkkāka °i[</text:span><text:span text:style-name="T141">d</text:span><text:span text:style-name="T147">*]</text:span><text:span text:style-name="T141">de</text:span><text:span text:style-name="T147">varai- </text:span></text:p>
      <text:p text:style-name="P560"/>
      <text:p text:style-name="P169"><text:span text:style-name="T147">[3.] ttiruvayaṟu</text:span><text:span text:style-name="T147"><text:note text:id="ftn331" text:note-class="footnote"><text:note-citation>331</text:note-citation><text:note-body><text:p text:style-name="Footnote"><text:s/><text:span text:style-name="T191">Tiruvayaṟu </text:span><text:span text:style-name="T203">: lire </text:span><text:span text:style-name="T191">tiruvayiṟu</text:span><text:span text:style-name="T203">.</text:span></text:p></text:note-body></text:note></text:span><text:span text:style-name="T147"> vā[y*]tta °uṭaiyapirāṭṭiyār tanta veḷḷikkalacam <text:s text:c="2"/>°oṉṟu °alakuniṅka</text:span><text:span text:style-name="T147"><text:note text:id="ftn332" text:note-class="footnote"><text:note-citation>332</text:note-citation><text:note-body><text:p text:style-name="Footnote"><text:s/><text:span text:style-name="T542">Niṅka</text:span> : lire <text:span text:style-name="T542">nīṅka.</text:span></text:p></text:note-body></text:note></text:span><text:span text:style-name="T147">ṉūṟṟunāṟpattumu</text:span><text:span text:style-name="T69">- <text:s/></text:span></text:p>
      <text:p text:style-name="P343"/>
      <text:p text:style-name="P169"><text:span text:style-name="T147">[4.] kkaḻaiñce mukkāle °iraṇṭu mañcāṭi [</text:span><text:span text:style-name="Emphasis"><text:span text:style-name="T328">❘</text:span></text:span><text:span text:style-name="T157">*</text:span><text:span text:style-name="T147">] °iṅku turaiyākkaliyeṉṉun tilākkolāl niṟai <text:s text:c="3"/></text:span><text:span text:style-name="T69"><text:s/></text:span></text:p>
      <text:p text:style-name="P343"/>
      <text:p text:style-name="P169"><text:span text:style-name="T147">[5.] patiṉmuṉṟe</text:span><text:span text:style-name="T147"><text:note text:id="ftn333" text:note-class="footnote"><text:note-citation>333</text:note-citation><text:note-body><text:p text:style-name="Footnote"><text:s/><text:span text:style-name="T586">M</text:span><text:span text:style-name="T191">uṉṟe</text:span><text:span text:style-name="T203"> : lire </text:span><text:span text:style-name="T191">mūṉṟe.</text:span></text:p></text:note-body></text:note></text:span><text:span text:style-name="T147"> mukkaiycu°orupalam [</text:span><text:span text:style-name="Emphasis"><text:span text:style-name="T328">❘</text:span></text:span><text:span text:style-name="T157">*</text:span><text:span text:style-name="T147">] patiṉ kaḻañce kālāka °ivvūrkkallāl vanta</text:span></text:p>
      <text:p text:style-name="P560"/>
      <text:p text:style-name="P169"><text:span text:style-name="T147">[6.] niṟai ṉūṟṟunāṟpatiṉ kaḻaiñce mukkāle </text:span><text:span text:style-name="T147"><text:note text:id="ftn334" text:note-class="footnote"><text:note-citation>334</text:note-citation><text:note-body><text:p text:style-name="Footnote"><text:s/><text:span text:style-name="T586">M</text:span><text:span text:style-name="T191">uṉṟu</text:span><text:span text:style-name="T203"> : lire </text:span><text:span text:style-name="T191">mūṉṟu.</text:span></text:p></text:note-body></text:note></text:span><text:span text:style-name="T147">muṉṟu mañcāṭiyum °aṟu mā °ivai paṉ- <text:s text:c="14"/></text:span></text:p>
      <text:p text:style-name="P343"/>
      <text:p text:style-name="P169"><text:span text:style-name="T69">[7.] mā</text:span><text:span text:style-name="T73">he</text:span><text:span text:style-name="T78">śva</text:span><text:span text:style-name="T73">ra rakṣai</text:span><text:span text:style-name="T69"> </text:span><text:span text:style-name="Emphasis"><text:span text:style-name="T323">[</text:span></text:span><text:span text:style-name="Emphasis"><text:span text:style-name="T328">❘❘</text:span></text:span><text:span text:style-name="Emphasis"><text:span text:style-name="T323">*]</text:span></text:span><text:span text:style-name="T69"> °u</text:span></text:p>
      <text:p text:style-name="P179"><text:span text:style-name="Emphasis"><text:span text:style-name="T323">----------------------------------</text:span></text:span></text:p>
      <text:h text:style-name="Heading_20_2" text:outline-level="2"><text:span text:style-name="Emphasis"><text:span text:style-name="T440">Ins. 28 </text:span></text:span><text:span text:style-name="Emphasis"><text:span text:style-name="T527">Cempiyaṉmātēvi</text:span></text:span><text:span text:style-name="Emphasis"><text:span text:style-name="T464">8</text:span></text:span><text:span text:style-name="Emphasis"><text:span text:style-name="T467"> </text:span></text:span><text:span text:style-name="Emphasis"><text:span text:style-name="T455">[</text:span></text:span><text:span text:style-name="Emphasis"><text:span text:style-name="T530">Cempiyaṉmātēvi-</text:span></text:span><text:span text:style-name="Emphasis"><text:span text:style-name="T455">caturvedimaṅkalam]</text:span></text:span></text:h>
      <text:p text:style-name="P292"><text:span text:style-name="Emphasis"><text:span text:style-name="T482"/></text:span></text:p>
      <text:p text:style-name="P606"><text:soft-page-break/><text:span text:style-name="Emphasis"><text:span text:style-name="T689"/></text:span></text:p>
      <text:p text:style-name="P619"><text:span text:style-name="Emphasis"><text:span text:style-name="T689"/></text:span></text:p>
      <text:p text:style-name="P49"><text:span text:style-name="Emphasis"><text:span text:style-name="T346">[1.] </text:span></text:span><text:span text:style-name="Emphasis"><text:span text:style-name="T361">svasti śrī</text:span></text:span><text:span text:style-name="Emphasis"><text:span text:style-name="T351"> </text:span></text:span><text:span text:style-name="Emphasis"><text:span text:style-name="T349"><text:s/>[</text:span></text:span><text:span text:style-name="Emphasis"><text:span text:style-name="T351">❘❘</text:span></text:span><text:span text:style-name="Emphasis"><text:span text:style-name="T349">*] ko-</text:span></text:span></text:p>
      <text:p text:style-name="P50">[2.] °irā<text:span text:style-name="T1">ja</text:span>ke<text:span text:style-name="T1">sa</text:span>ripa<text:span text:style-name="T545">nma</text:span>-</text:p>
      <text:p text:style-name="P50">[3.] ṟku yāṇṭu 3 °āvatu</text:p>
      <text:p text:style-name="P50">[4.] teṉkaraiyaḷanā-</text:p>
      <text:p text:style-name="P50">[5.] ṭṭu <text:span text:style-name="T545">brahma</text:span>teyam <text:span text:style-name="T545">śrī</text:span>-</text:p>
      <text:p text:style-name="P50">[6.] cempiyanmātevic-</text:p>
      <text:p text:style-name="P50">[7.] catu<text:span text:style-name="T545">rve</text:span>timaṅkalattu </text:p>
      <text:p text:style-name="P50">[8.] <text:span text:style-name="T545">śrī</text:span>kai<text:span text:style-name="T1">lāsa</text:span>muṭaiya<text:span text:style-name="T1">mahā</text:span>-</text:p>
      <text:p text:style-name="P50">[9.] <text:span text:style-name="T1">de</text:span>vaṟku<text:span text:style-name="T542"> </text:span><text:span text:style-name="T545">śrī</text:span>°uttamacoḻa-</text:p>
      <text:p text:style-name="P50">[10.] <text:span text:style-name="T1">de</text:span>var taṅkaḷācci <text:s/><text:span text:style-name="T545">śrī</text:span>pirānta-</text:p>
      <text:p text:style-name="P50">[11.] kaṉmātevaṭikaḷārāṉa <text:span text:style-name="T545">śrī</text:span>cem-</text:p>
      <text:p text:style-name="P50">[12.] piyaṉmāteviyār °ivvāṇṭu <text:note text:id="ftn335" text:note-class="footnote"><text:note-citation>335</text:note-citation><text:note-body><text:p text:style-name="Footnote"><text:s/><text:span text:style-name="T542">Miṉa</text:span> : lire <text:span text:style-name="T542">mīṉa</text:span>.</text:p></text:note-body></text:note>mi-</text:p>
      <text:p text:style-name="P50">[13.] ṉanāyaṟṟukkuṭutta 100 poṉ ka-</text:p>
      <text:p text:style-name="P50">[14.] lacam °oṉṟu °itu °ivvūrkkallāl </text:p>
      <text:p text:style-name="P50">[15.] poṉṉūṟṟuttoṇṇūṟṟukkaḻa-</text:p>
      <text:p text:style-name="P50">[16.] ñcu poṉṉiṉ paṭṭam °iraṇṭiṉāl</text:p>
      <text:p text:style-name="P50">[17.] meṟpaṭi kallā[l*] niṟai toṇṇūṟ-</text:p>
      <text:p text:style-name="P50">[18.] ṟu kaḻañcum poṟpū °oṉṟu po[ṉ] </text:p>
      <text:p text:style-name="P51">[19.] [muk]kaḻañce mukkālākappoṟpū [<text:note text:id="ftn336" text:note-class="footnote"><text:note-citation>336</text:note-citation><text:note-body><text:p text:style-name="Footnote"><text:s/><text:span text:style-name="T586">M</text:span><text:span text:style-name="T191">uṉṟukku</text:span><text:span text:style-name="T203"> : lire </text:span><text:span text:style-name="T191">mūṉṟukku.</text:span></text:p></text:note-body></text:note>mu- </text:p>
      <text:p text:style-name="P52">[20.] ṉṟukku] meṟpaṭi kallā[l*] niṟai pati- </text:p>
      <text:p text:style-name="P52">[21.] [ṉoru ka]ḻañce kālum poṟpū °oṉ- </text:p>
      <text:p text:style-name="P52"><text:soft-page-break/>[22.] […]<text:note text:id="ftn337" text:note-class="footnote"><text:note-citation>337</text:note-citation><text:note-body><text:p text:style-name="Footnote"><text:s/>Cette lacune<text:span text:style-name="T584"> peut être restituée par</text:span><text:span text:style-name="T596"> </text:span><text:span text:style-name="T588">oṉ</text:span><text:span text:style-name="T596">ṟukku.</text:span></text:p></text:note-body></text:note> mukkaḻañce mukkāle mañ- </text:p>
      <text:p text:style-name="P52">[23.] cāṭiyākappoṟpū °irupattoṉṟi- </text:p>
      <text:p text:style-name="P52">[24.] ṉāl <text:s/>meṟpaṭi kallā[l*] niṟai °eḻupat[to-</text:p>
      <text:p text:style-name="P52">[25.] ṉ]pati[ṉ] kaḻañce mukkāle mañcā-</text:p>
      <text:p text:style-name="P52">[26.] ṭiyum poṟpū[...]<text:note text:id="ftn338" text:note-class="footnote"><text:note-citation>338</text:note-citation><text:note-body><text:p text:style-name="Footnote"><text:s/>Ici on peut opérer la restitution suivante : °iru<text:span text:style-name="T615">ka</text:span><text:span text:style-name="T588">ḻañce</text:span>.</text:p></text:note-body></text:note></text:p>
      <text:p text:style-name="P52">[27.] ḻañce mukkāl °iraṇṭu mañcāṭiyāka</text:p>
      <text:p text:style-name="P52">[28.] poṟpū °iraṇṭiṉāl <text:s/>meṟpaṭi kal- </text:p>
      <text:p text:style-name="P52">[29.] lāṉiṟai °aiṅkaḻañcaraiye nālu</text:p>
      <text:p text:style-name="P52">[30.] mañcāṭiyum °āka °ivai °itta-</text:p>
      <text:p text:style-name="P52">[31.] ṉaiyum <text:span text:style-name="T1">pa</text:span>ṉ<text:span text:style-name="T1">māhe</text:span><text:span text:style-name="T545">śva</text:span><text:span text:style-name="T1">ra rakṣai</text:span></text:p>
      <text:p text:style-name="P52"><text:span text:style-name="Emphasis"><text:span text:style-name="T346">[32.] </text:span></text:span><text:span text:style-name="Emphasis"><text:span text:style-name="T351">❘❘</text:span></text:span><text:span text:style-name="Emphasis"><text:span text:style-name="T346"> °u</text:span></text:span></text:p>
      <text:p text:style-name="P53"><text:span text:style-name="Emphasis"><text:span text:style-name="T349">----------------------------------</text:span></text:span></text:p>
      <text:p text:style-name="P42"/>
      <text:p text:style-name="P42"/>
      <text:p text:style-name="P42"/>
      <text:p text:style-name="P42"/>
      <text:p text:style-name="P42"/>
      <text:p text:style-name="P42"/>
      <text:p text:style-name="P42"/>
      <text:h text:style-name="Heading_20_2" text:outline-level="2"><text:span text:style-name="Emphasis"><text:span text:style-name="T440">Ins. 29 </text:span></text:span><text:span text:style-name="Emphasis"><text:span text:style-name="T448">Tiruveṇkāṭu</text:span></text:span><text:span text:style-name="Emphasis"><text:span text:style-name="T454"> [Veṇkāṭu - KV11]</text:span></text:span></text:h>
      <text:p text:style-name="P715"><text:span text:style-name="Emphasis"><text:span text:style-name="T683"/></text:span></text:p>
      <text:p text:style-name="P606"><text:span text:style-name="Emphasis"><text:span text:style-name="T691"/></text:span></text:p>
      <text:p text:style-name="P606"><text:span text:style-name="Emphasis"><text:span text:style-name="T691"/></text:span></text:p>
      <text:p text:style-name="P606"><text:span text:style-name="Emphasis"><text:span text:style-name="T691"/></text:span></text:p>
      <text:p text:style-name="P46"><text:soft-page-break/><text:span text:style-name="Emphasis"><text:span text:style-name="T346">[1.] </text:span></text:span><text:span text:style-name="Emphasis"><text:span text:style-name="T361">svasti śrī</text:span></text:span><text:span text:style-name="T110"> </text:span><text:span text:style-name="T113">[</text:span><text:span text:style-name="Emphasis"><text:span text:style-name="T351">❘❘</text:span></text:span><text:span text:style-name="T113">*]</text:span><text:span text:style-name="T109"> </text:span><text:span text:style-name="T132">śrī</text:span><text:span text:style-name="T113">ko</text:span><text:span text:style-name="T111">rāja</text:span><text:span text:style-name="T113">ke</text:span><text:span text:style-name="T111">sa</text:span><text:span text:style-name="T113">riparmaṟku yāṇṭu 6 °āvatu</text:span></text:p>
      <text:p text:style-name="P47"><text:span text:style-name="T113">[2.] tiruveṇkāṭa</text:span><text:span text:style-name="T111">de</text:span><text:span text:style-name="T113">varkku </text:span><text:span text:style-name="T132">śrī</text:span><text:span text:style-name="T113">kaṇṭarātitta</text:span><text:span text:style-name="T111">de</text:span><text:span text:style-name="T113">var </text:span><text:span text:style-name="T111">de</text:span><text:span text:style-name="T113">viyār </text:span><text:span text:style-name="T132">śrī</text:span><text:span text:style-name="T113">°u-</text:span></text:p>
      <text:p text:style-name="P47"><text:span text:style-name="T109">[3.] ttamacoḻa</text:span><text:span text:style-name="T110">de</text:span><text:span text:style-name="T109">var taṅkaḷācciyār parāntakaṉmāteviyā- </text:span></text:p>
      <text:p text:style-name="P47"><text:span text:style-name="T109">[4.] rāṉa</text:span><text:span text:style-name="T130"> </text:span><text:span text:style-name="T132">śrī</text:span><text:span text:style-name="T113">cempiyaṉmāteviyār ceyta paṇikaḷ kalli[l*] veṭṭi-</text:span><text:span text:style-name="T109"> </text:span></text:p>
      <text:p text:style-name="P47"><text:span text:style-name="T113">[5.] ṉa paricāvatu [</text:span><text:span text:style-name="Emphasis"><text:span text:style-name="T351">❘</text:span></text:span><text:span text:style-name="T113">*] </text:span><text:span text:style-name="T132">śrī</text:span><text:span text:style-name="T113">°uttamacoḷatevarkku yāṇṭu 4 °āvatu </text:span><text:span text:style-name="T132">sna</text:span><text:span text:style-name="T113">pana-</text:span></text:p>
      <text:p text:style-name="P466">[6.] ñceyyakkuṭutta ceppukkalacam 106 ceppukkuṭam 1 ceppuk-</text:p>
      <text:p text:style-name="P466">[7.] karakam 1 °ivaiccukku mūṭacceppakal 108 °ivai °ittaṉaiyu- </text:p>
      <text:p text:style-name="P466">[8.] māykkūṭṭuniṟai °ikkoyilil veḷḷikkolāl °iraṇṭāyirattunā-</text:p>
      <text:p text:style-name="P47"><text:span text:style-name="T113">[9.] ṟpatteṇpalam [</text:span><text:span text:style-name="Emphasis"><text:span text:style-name="T351">❘</text:span></text:span><text:span text:style-name="T113">*] °ittevarkke yāṇṭu 6 °āvatu °ivvuṭaiyārey</text:span></text:p>
      <text:p text:style-name="P466">[10.] kuṭutta poṉṉiṉ koḷkai 1 niṟai °āyirattaññūṟṟukkaḻañcu °itil cikara-</text:p>
      <text:p text:style-name="P466">[11.] ttilum nālumukattilumāka °ēṟiṉa māṇikkam °añcu vaiyiram °añpa-</text:p>
      <text:p text:style-name="P47"><text:span text:style-name="T113">[12.] ttiraṇṭu muttu muvāyirattu°irunūṟṟu°aṟupattoṉṟu [</text:span><text:span text:style-name="Emphasis"><text:span text:style-name="T351">❘</text:span></text:span><text:span text:style-name="T113">*] korā</text:span><text:span text:style-name="T111">ja</text:span><text:span text:style-name="T113">ke</text:span><text:span text:style-name="T111">sa</text:span><text:span text:style-name="T113">ri-</text:span></text:p>
      <text:p text:style-name="P466">[13.] parmaṟku yāṇṭu 3 °āvataṉiṟ perāḷar veṇkāṭar taṅkoyil meloru</text:p>
      <text:p text:style-name="P466">[14.] paiñpoṟkuṭam °orāyirattoṭaiññūṟṟu kaḻañciṉāl vaittu kantāḷ cirā-</text:p>
      <text:p text:style-name="P47"><text:span text:style-name="T113">[15.] r</text:span><text:span text:style-name="T113"><text:note text:id="ftn339" text:note-class="footnote"><text:note-citation>339</text:note-citation><text:note-body><text:p text:style-name="Footnote"><text:s/><text:span text:style-name="T542">C</text:span><text:span text:style-name="T201">irār </text:span><text:span text:style-name="T211">: lire </text:span><text:span text:style-name="T201">cīrār</text:span><text:span text:style-name="T211">.</text:span></text:p></text:note-body></text:note></text:span><text:span text:style-name="T113"> maḻavarkon peṟṟa nañcempiyanmāteviye [</text:span><text:span text:style-name="Emphasis"><text:span text:style-name="T351">❘</text:span></text:span><text:span text:style-name="T113">*] °ivvāṇṭey °ikkoyi-</text:span></text:p>
      <text:p text:style-name="P47"><text:span text:style-name="T113">[16.] lil vacca poṉṉiṉ </text:span><text:span text:style-name="T111">ca</text:span><text:span text:style-name="T132">ndra</text:span><text:span text:style-name="T111">śe</text:span><text:span text:style-name="T113">k[h*]arattirumeṉi 1 niṟai nālāyiratteṇṇū-</text:span></text:p>
      <text:p text:style-name="P466">[17.] ṟṟuttoṇṇūṟṟeṇkaḻañcey mukkāl °ittevarkkuccempinā- </text:p>
      <text:p text:style-name="P47"><text:span text:style-name="T113">[18.] ṟ ceyta pātapiṭattin</text:span><text:span text:style-name="T113"><text:note text:id="ftn340" text:note-class="footnote"><text:note-citation>340</text:note-citation><text:note-body><text:p text:style-name="Footnote"><text:s/><text:span text:style-name="T201">Piṭattin </text:span><text:span text:style-name="T211">: lire </text:span><text:span text:style-name="T201">pīṭattin</text:span><text:span text:style-name="T211">.</text:span></text:p></text:note-body></text:note></text:span><text:span text:style-name="T113"> meṟportta takaṭu nālu māṇiyumuṭpaṭappo-</text:span></text:p>
      <text:p text:style-name="P466">[19.] ṉ <text:s/>niṟai nūṟṟorupattoru kaḻañcu °ivarkkey cempināṟ ceyta panma-</text:p>
      <text:p text:style-name="P466">[20.] ttinmeṟ portta takaṭiraṇṭukku māṇikkumāka ponṉiṟai °irupatton- </text:p>
      <text:p text:style-name="P47"><text:span text:style-name="T113">[21.] patin kaḻañcey mukkāl °ittevarkkey ceyta veḷḷi</text:span><text:span text:style-name="T132">pra</text:span><text:span text:style-name="T111">bhai</text:span><text:span text:style-name="T113"> 1 veḷḷi </text:span></text:p>
      <text:p text:style-name="P466">[22.] °irunūṟṟeṇpattaṟu kaḻañcey mūnṟu mañcāṭi °itinmeṟ portta pon- </text:p>
      <text:p text:style-name="P466"><text:soft-page-break/>[23.] ṉiṟai nūṟṟaiñpattonpatin kaḻañcey kāl °ittevarkku ceyta °āpa- </text:p>
      <text:p text:style-name="P468">[24.] raṇaṅkaḷ kuppi °iraṇṭum °uḻuttu °īraṇaiyum vāḷi °oṉṟumāka ponṉiṟai °iru ka- </text:p>
      <text:p text:style-name="P542"/>
      <text:p text:style-name="P470">[25.] ḻañcu muttu °añcu °ēkāvallivaṭamiraṇṭu muttu °irupatteṭṭu pavaḻam °i-</text:p>
      <text:p text:style-name="P543"/>
      <text:p text:style-name="P76"><text:span text:style-name="T113">[26.] raṇṭum rā</text:span><text:span text:style-name="T111">j</text:span><text:span text:style-name="T113">āva</text:span><text:span text:style-name="T135">nta</text:span><text:span text:style-name="T113">m °iraṇṭu māṇikkamālai °oṉṟu poṉ °oṉpatin kaḻañcu °iti- <text:s/></text:span></text:p>
      <text:p text:style-name="P543"/>
      <text:p text:style-name="P469">[27.] ṉ meleṟina māṇikkam °āṟu paḷiṅku taṭavikkaṭṭin muppattāṟu vai-</text:p>
      <text:p text:style-name="P543"/>
      <text:p text:style-name="P469">[28.] yiram °irupattumūnṟu muttu muppatteṭṭu maratakam °iruppatto-</text:p>
      <text:p text:style-name="P543"/>
      <text:p text:style-name="P76"><text:span text:style-name="T113">[29.] ṉṟu </text:span><text:span text:style-name="T111">ne</text:span><text:span text:style-name="T132">tra</text:span><text:span text:style-name="T113">ttin poṟ tāṇicca paṭṭikai 1 pon °añkaḻañcu māṇikka- </text:span></text:p>
      <text:p text:style-name="P543"/>
      <text:p text:style-name="P469">[30.] m 1 paḷiṅkumāṇikkam pattonpatu paḷiṅkuvaiyiram pattu potti</text:p>
      <text:p text:style-name="P543"/>
      <text:p text:style-name="P76"><text:span text:style-name="T113">[31.] mūnṟu muttu °irunūṟṟorupattiraṇṭu °ittevaruṭaiya </text:span><text:span text:style-name="T113"><text:note text:id="ftn341" text:note-class="footnote"><text:note-citation>341</text:note-citation><text:note-body><text:p text:style-name="Footnote"><text:s/><text:span text:style-name="T709">Bhahu</text:span><text:span text:style-name="T711"> : lire </text:span><text:span text:style-name="T709">b</text:span><text:span text:style-name="T201">āhu.</text:span></text:p></text:note-body></text:note></text:span><text:span text:style-name="T111">bhahu</text:span><text:span text:style-name="T113">valayam °i-</text:span></text:p>
      <text:p text:style-name="P543"/>
      <text:p text:style-name="P469">[32.] raṇṭinār <text:s/>poṉ niṟai kaḻañcu °itil māṇikkam °iraṇṭu vaiyiram °āṟu mu- </text:p>
      <text:p text:style-name="P543"/>
      <text:p text:style-name="P469">[33.] tu toṇṇūṟṟiraṇṭu veṇcāmarai °onṟu °itin kai ponṉiṟai muppatto[ru*]</text:p>
      <text:p text:style-name="P543"/>
      <text:p text:style-name="P76"><text:span text:style-name="T113">[34.] kaḻañcey mañcāṭiyumiruparaṇ</text:span><text:span text:style-name="T240"><text:note text:id="ftn342" text:note-class="footnote"><text:note-citation>342</text:note-citation><text:note-body><text:p text:style-name="Footnote"><text:span text:style-name="T709"><text:s/>Iru</text:span><text:span text:style-name="Emphasis"><text:span text:style-name="T283">paraṇ</text:span></text:span><text:span text:style-name="Emphasis"><text:span text:style-name="T289"> : </text:span></text:span><text:span text:style-name="Emphasis"><text:span text:style-name="T283">contra</text:span></text:span><text:span text:style-name="Emphasis"><text:span text:style-name="T289"> les deux éditions qui donnent </text:span></text:span><text:span text:style-name="Emphasis"><text:span text:style-name="T283">irupāṇ</text:span></text:span><text:span text:style-name="Emphasis"><text:span text:style-name="T294"> ; ce qui ne nous paraît pas faire sens. <text:s/></text:span></text:span></text:p></text:note-body></text:note></text:span><text:span text:style-name="T113"> ceppuppiṭam</text:span><text:span text:style-name="T113"><text:note text:id="ftn343" text:note-class="footnote"><text:note-citation>343</text:note-citation><text:note-body><text:p text:style-name="Footnote"><text:s/><text:span text:style-name="T201">Piṭam </text:span><text:span text:style-name="T211">: lire </text:span><text:span text:style-name="T201">pīṭam</text:span><text:span text:style-name="T211">.</text:span></text:p></text:note-body></text:note></text:span><text:span text:style-name="T113"> 1 niṟai nūṟṟaiñpatin palam °iv-</text:span></text:p>
      <text:p text:style-name="P543"/>
      <text:p text:style-name="P469">[35.] vāṇṭe kuṭutta poṟpūvoṉṟināl niṟai mukkaḻañcarai °ivvāṇṭey </text:p>
      <text:p text:style-name="P543"/>
      <text:p text:style-name="P469">[36.] tāmeḻuntaruḷuvicca cantiracekarapperumāḷukku °amutuceyyakku-</text:p>
      <text:p text:style-name="P48"><text:span text:style-name="T109">[37.] ṭutta veḷḷittaḷikai °oṉṟu niṟai muṉṉūṟṟai</text:span><text:span text:style-name="T113">ñ-</text:span></text:p>
      <text:p text:style-name="P48"><text:span text:style-name="T113">[38.] pattoru kaḻañcu [</text:span><text:span text:style-name="Emphasis"><text:span text:style-name="T351">❘</text:span></text:span><text:span text:style-name="T113">*] °ivvāṇṭey </text:span><text:span text:style-name="T132">śrī</text:span><text:span text:style-name="T113">°uttamacoḻa</text:span><text:span text:style-name="T111">de</text:span><text:span text:style-name="T113">var </text:span><text:span text:style-name="T111">de</text:span><text:span text:style-name="T113">-</text:span></text:p>
      <text:p text:style-name="P48"><text:span text:style-name="T109">[39.] viyār ceṭṭaṉcorappaiyārāna </text:span><text:span text:style-name="T134">tri</text:span><text:span text:style-name="T110">bhu</text:span><text:span text:style-name="T109">vaṉamāteviyār kuṭutta ve-</text:span></text:p>
      <text:p text:style-name="P465">[40.] ḷḷikkalacappāṉai °oṉṟu niṟai °iruppatteḻu palam °itu virukka °i- </text:p>
      <text:p text:style-name="P48"><text:soft-page-break/><text:span text:style-name="T109">[41.] varey kuṭutta ta[navin]</text:span><text:span text:style-name="T109"><text:note text:id="ftn344" text:note-class="footnote"><text:note-citation>344</text:note-citation><text:note-body><text:p text:style-name="Footnote"><text:s/><text:span text:style-name="T542">Tanavin</text:span> : ici il faut vraisemblablement lire <text:span text:style-name="T542">tarāvin.</text:span></text:p></text:note-body></text:note></text:span><text:span text:style-name="T109"> kaṟikkāl °oṉṟu °</text:span><text:span text:style-name="T113">ivvāṇṭey °ivare ku-</text:span><text:span text:style-name="T109"> </text:span></text:p>
      <text:p text:style-name="P467">[42.] ṭutta poṟpū °onṟināl niṟai °iru kaḻañcaraiyeyaraikkāl °ivvā- </text:p>
      <text:p text:style-name="P48"><text:span text:style-name="T109">[43.] </text:span><text:span text:style-name="T113">ṇṭe °uṭaiyār </text:span><text:span text:style-name="T111">śiva</text:span><text:span text:style-name="T132">śr</text:span><text:span text:style-name="T111">ā</text:span><text:span text:style-name="T132">ddha</text:span><text:span text:style-name="T113">ñceyya nilavilaiyāka kuṭutta poṟpū °o-</text:span></text:p>
      <text:p text:style-name="P48"><text:span text:style-name="T109">[44.] </text:span><text:span text:style-name="T113">nṟināl niṟai nāṟkaḻañcey mukkāle °iraṇṭu mañcāṭi [</text:span><text:span text:style-name="Emphasis"><text:span text:style-name="T351">❘</text:span></text:span><text:span text:style-name="T113">*] kopparakeca-</text:span></text:p>
      <text:p text:style-name="P48"><text:span text:style-name="T109">[45.] riparmaṟkku y</text:span><text:span text:style-name="T113">āṇṭu pattāvatu °uṭaiyār °āparaṇattukkum poṟpū-</text:span><text:span text:style-name="T109"> </text:span></text:p>
      <text:p text:style-name="P467">[46.] vukkumāka varakkāṭṭina kācumāṟicceyta poṟpū °iruppattumūnṟu °i-</text:p>
      <text:p text:style-name="P48"><text:span text:style-name="T109">[47.] vai tevar paṇṭārattil vāṅkiya muttinkalloṭu </text:span><text:span text:style-name="T113">niṟai nūṟṟo- </text:span></text:p>
      <text:p text:style-name="P48"><text:span text:style-name="T109">[48.] rupatteṇ</text:span><text:span text:style-name="T113">kaḻañcu °ivarey varakkāṭṭina kācumāṟi nāmpirāṭṭiyārkku</text:span></text:p>
      <text:p text:style-name="P48"><text:span text:style-name="T109">[49.] ceyta tāliyum tālinūlumāy </text:span><text:span text:style-name="T113">niṟai °añkaḻañcu [</text:span><text:span text:style-name="Emphasis"><text:span text:style-name="T351">❘</text:span></text:span><text:span text:style-name="T113">*]</text:span><text:span text:style-name="T109"> y</text:span><text:span text:style-name="T113">āṇṭu 11 °āva-</text:span></text:p>
      <text:p text:style-name="P467">[50.] tu kuṭutta paḷḷittoṅkal 1 °itil taccamoṭṭoṉṟu paṟaḷai 1 pana[ñ]- </text:p>
      <text:p text:style-name="P48"><text:span text:style-name="T109">[51.] [...]mum muṭpaṭa ponṉiṟai nāṟpatin </text:span><text:span text:style-name="T113">kaḻañcu [</text:span><text:span text:style-name="Emphasis"><text:span text:style-name="T351">❘</text:span></text:span><text:span text:style-name="T113">*]</text:span><text:span text:style-name="T109"> </text:span><text:span text:style-name="T132">śrī</text:span><text:span text:style-name="T113">°uttamacoḻa</text:span><text:span text:style-name="T111">de</text:span><text:span text:style-name="T113">var-</text:span></text:p>
      <text:p text:style-name="P48"><text:span text:style-name="T109">[52.] kku y</text:span><text:span text:style-name="T113">āṇṭu 4 °āvatu koyiṟpiḷḷaiyār °ittevarkku varakkāṭṭina </text:span></text:p>
      <text:p text:style-name="P48"><text:span text:style-name="T109">[53.] ponṉin paṭṭam </text:span><text:span text:style-name="T113">niṟai nāṟkaḻañceyeṭṭu mañcāṭiyum kunṟi °it- </text:span><text:span text:style-name="T109"><text:s/></text:span></text:p>
      <text:p text:style-name="P467">[54.] tevarkkey parāntakanmātevi kuṭutta tarānilaiviḷakku °ē-</text:p>
      <text:p text:style-name="P48"><text:span text:style-name="T109">[55.] ḻu cāṇuḷḷa toṉṟum °aṟu cāṇuḷḷa toṉṟumāka °i</text:span><text:span text:style-name="T113">raṇṭu °ittevar-</text:span><text:span text:style-name="T109"> <text:s/></text:span></text:p>
      <text:p text:style-name="P48"><text:span text:style-name="T109">[56.] kkey kaṇṭanmaturāntakatevarāna </text:span><text:span text:style-name="T132">śrī</text:span><text:span text:style-name="T113">°uttamacoḻa</text:span><text:span text:style-name="T111">de</text:span><text:span text:style-name="T113">var kuṭutta ta- </text:span><text:span text:style-name="T109"><text:s/></text:span></text:p>
      <text:p text:style-name="P467">[57.] rānilaiviḷakku °ēḻu cāṇuḷḷa tonṟum °aṟu cāṇuḷḷa toṉṟumāka</text:p>
      <text:p text:style-name="P48"><text:span text:style-name="T109">[58.] °i</text:span><text:span text:style-name="T113">raṇṭu [</text:span><text:span text:style-name="Emphasis"><text:span text:style-name="T351">❘</text:span></text:span><text:span text:style-name="T113">*] ko</text:span><text:span text:style-name="T111">rāja</text:span><text:span text:style-name="T113">ke</text:span><text:span text:style-name="T111">sa</text:span><text:span text:style-name="T113">riparmaṟku yāṇṭu °āṟāvatu <text:s/>nāṅkūrnāṭṭu nā-</text:span></text:p>
      <text:p text:style-name="P48"><text:span text:style-name="T109">[59.] </text:span><text:span text:style-name="T113">ṅkūr </text:span><text:span text:style-name="T111">sabhai</text:span><text:span text:style-name="T113">yom </text:span><text:span text:style-name="T132">śrī</text:span><text:span text:style-name="T113">kaṇṭarā</text:span><text:span text:style-name="T111">di</text:span><text:span text:style-name="T113">tta</text:span><text:span text:style-name="T111">de</text:span><text:span text:style-name="T113">var </text:span><text:span text:style-name="T111">de</text:span><text:span text:style-name="T113">viyār </text:span><text:span text:style-name="T132">śrī</text:span><text:span text:style-name="T113">°uttamaco[ḷa]</text:span><text:span text:style-name="T111">de</text:span><text:span text:style-name="T113">-</text:span></text:p>
      <text:p text:style-name="P467">[60.] var taṅkaḷācciyār maḻavaraiyarmakaḷār parāntakaṉmātevaṭikaḷārāki-</text:p>
      <text:p text:style-name="P48"><text:span text:style-name="T109">[61.] ya </text:span><text:span text:style-name="T132">śrī</text:span><text:span text:style-name="T113">cempiyaṉmāteviyār </text:span><text:span text:style-name="T132">śrī</text:span><text:span text:style-name="T113">kaṇṭarā</text:span><text:span text:style-name="T111">di</text:span><text:span text:style-name="T113">tta</text:span><text:span text:style-name="T111">de</text:span><text:span text:style-name="T113">varākiya </text:span><text:span text:style-name="T132">śrī</text:span><text:span text:style-name="T113">mum- <text:s/></text:span></text:p>
      <text:p text:style-name="P48"><text:span text:style-name="T109">[62.] muṭiccoḻa</text:span><text:span text:style-name="T110">de</text:span><text:span text:style-name="T109">varkku </text:span><text:span text:style-name="T113">yāṇṭu °iraṇṭāvatu</text:span><text:span text:style-name="T135"> </text:span><text:span text:style-name="T132">śrī</text:span><text:span text:style-name="T113">tiruveṇkāṭatevarkku </text:span><text:span text:style-name="T109"><text:s/></text:span></text:p>
      <text:p text:style-name="P48"><text:span text:style-name="T109">[63.] tiṅkaṭoṟum </text:span><text:span text:style-name="T110">saṃ</text:span><text:span text:style-name="T134">kr</text:span><text:span text:style-name="T110">ā</text:span><text:span text:style-name="T134">nti</text:span><text:span text:style-name="T110"> </text:span><text:span text:style-name="T134">sna</text:span><text:span text:style-name="T110">pana</text:span><text:span text:style-name="T109">ñ</text:span><text:span text:style-name="T110">ca</text:span><text:span text:style-name="T134">ndr</text:span><text:span text:style-name="T110">ādi</text:span><text:span text:style-name="T109">ttavaṟ ceyya </text:span><text:span text:style-name="T113">varakkā-</text:span></text:p>
      <text:p text:style-name="P48"><text:soft-page-break/><text:span text:style-name="T113">[64.] ṭṭina kācu nāṉūṟum nāṅkaḷe koṇṭu </text:span><text:span text:style-name="T111">bhū</text:span><text:span text:style-name="T113">mi ceytilāmaiyil °i-</text:span></text:p>
      <text:p text:style-name="P48"><text:span text:style-name="T109">[65.] k</text:span><text:span text:style-name="T113">kācukku </text:span><text:span text:style-name="T111">sabhai</text:span><text:span text:style-name="T113">yom viṟṟukkuṭutta tenpiṭākai nilattukku °el- </text:span></text:p>
      <text:p text:style-name="P48"><text:span text:style-name="T109">[66.] lai </text:span><text:span text:style-name="T110">sabhai</text:span><text:span text:style-name="T109">yār nilattukkukkiḻakkum periyanantavāṉattukkummuṭai-</text:span></text:p>
      <text:p text:style-name="P467">[67.] yār camaippitta cempiyanmāteviyenṟu perkūvappaṭum na[n*]tavāna-</text:p>
      <text:p text:style-name="P467">[68.] ttukku teṟkum °innantavānattukkey kiḻakkum kaviciya […] /</text:p>
      <text:p text:style-name="P48"><text:span text:style-name="T109">[69.] </text:span><text:span text:style-name="T113">[…]</text:span><text:span text:style-name="T109"> </text:span><text:span text:style-name="T113">nantavānappuṟamāṉa nilattukku teṟk-</text:span></text:p>
      <text:p text:style-name="P48"><text:span text:style-name="T113">[70.] […]r nilattukku meṟkum</text:span><text:span text:style-name="T111"> </text:span><text:span text:style-name="T132">śrī</text:span><text:span text:style-name="T113">tiru</text:span><text:span text:style-name="T114">veṇkāṭa-</text:span><text:span text:style-name="T113"> </text:span></text:p>
      <text:p text:style-name="P48"><text:span text:style-name="T109">[71.] </text:span><text:span text:style-name="T113">[…]ṅ kālukkum kāvirippūmpaṭṭinattu pati</text:span></text:p>
      <text:p text:style-name="P48"><text:span text:style-name="T109">[72.] </text:span><text:span text:style-name="T113">[…]</text:span><text:span text:style-name="T109">kku vaṭakkum °ivvicaitta perunāṉkellai</text:span></text:p>
      <text:p text:style-name="P48"><text:span text:style-name="T109">[73.] </text:span><text:span text:style-name="T113">[…]</text:span><text:span text:style-name="T109">nila</text:span><text:span text:style-name="T113">[…]</text:span><text:span text:style-name="T109">meṉṟu perkūvappaṭu mu</text:span><text:span text:style-name="T113">[…]l-</text:span></text:p>
      <text:p text:style-name="P467">[74.] […]ru cuṅkaḷukkuppāyum vākkāliṉ melkaraip-</text:p>
      <text:p text:style-name="P48"><text:span text:style-name="T109">[75.] </text:span><text:span text:style-name="T113">[…]</text:span><text:span text:style-name="T109">veṉṟu perkūvappaṭum nilam °oṉṟaraiyilum</text:span></text:p>
      <text:p text:style-name="P48"><text:span text:style-name="T109">[76.] </text:span><text:span text:style-name="T113">[…] </text:span><text:span text:style-name="T109">ceyyumāka °immuṉṟe</text:span><text:span text:style-name="T109"><text:note text:id="ftn345" text:note-class="footnote"><text:note-citation>345</text:note-citation><text:note-body><text:p text:style-name="Footnote"><text:s/><text:span text:style-name="T586">M</text:span><text:span text:style-name="T199">uṉṟe</text:span><text:span text:style-name="T210"> : lire </text:span><text:span text:style-name="T199">mūṉṟe.</text:span></text:p></text:note-body></text:note></text:span><text:span text:style-name="T109"> °eḻu mācceyyum °ikkācu nā-</text:span></text:p>
      <text:p text:style-name="P48"><text:span text:style-name="T113">[77.] […]ṟukkuṭuttom parāntakaṉmātevaṭikaḷārākiya </text:span><text:span text:style-name="T132">śrī</text:span><text:span text:style-name="T113">-</text:span></text:p>
      <text:p text:style-name="P48"><text:span text:style-name="T109">[78.] </text:span><text:span text:style-name="T113">[…]</text:span><text:span text:style-name="T109">viyārkku nāṅkūr </text:span><text:span text:style-name="T110">sabhai</text:span><text:span text:style-name="T109">yom °ipparicu paṇik-</text:span></text:p>
      <text:p text:style-name="P236"><text:span text:style-name="T149">[79.] </text:span><text:span text:style-name="T156">[…]</text:span><text:span text:style-name="T149">veṉakatevan </text:span><text:span text:style-name="Emphasis"><text:span text:style-name="T318"><text:note text:id="ftn346" text:note-class="footnote"><text:note-citation>346</text:note-citation><text:note-body><text:p text:style-name="Footnote"><text:s/><text:span text:style-name="T710">T</text:span><text:span text:style-name="Emphasis"><text:span text:style-name="T283">āḻiyisvaraṉ </text:span></text:span><text:span text:style-name="Emphasis"><text:span text:style-name="T289">: lire </text:span></text:span><text:span text:style-name="Emphasis"><text:span text:style-name="T283">tāḻiyīśvaraṉ</text:span></text:span><text:span text:style-name="Emphasis"><text:span text:style-name="T289">.</text:span></text:span></text:p></text:note-body></text:note></text:span></text:span><text:span text:style-name="T149">tāḻiyi</text:span><text:span text:style-name="T177">sva</text:span><text:span text:style-name="T152">ra</text:span><text:span text:style-name="T149">ṉeṉ °ivaiyeṉ </text:span></text:p>
      <text:p text:style-name="P236"><text:span text:style-name="T149">[80.] </text:span><text:span text:style-name="T156">[…]</text:span><text:span text:style-name="T149">kecari</text:span><text:span text:style-name="T151">parm</text:span><text:span text:style-name="T149">aṟkk</text:span><text:span text:style-name="T185">u</text:span><text:span text:style-name="T149"> yāṇṭu 6 °āvatu nāṅkūrnāṭ- <text:s text:c="5"/></text:span></text:p>
      <text:p text:style-name="P236"><text:span text:style-name="T149">[81.] </text:span><text:span text:style-name="T156">[…]</text:span><text:span text:style-name="T149">yom</text:span><text:span text:style-name="T175"> </text:span><text:span text:style-name="T177">śrī</text:span><text:span text:style-name="T149">kaṇṭarātitta</text:span><text:span text:style-name="T152">de</text:span><text:span text:style-name="T149">var </text:span><text:span text:style-name="T152">de</text:span><text:span text:style-name="T149">viyār </text:span><text:span text:style-name="T177"><text:s/>śrī</text:span><text:span text:style-name="T149">°uttama-</text:span></text:p>
      <text:p text:style-name="P236"><text:span text:style-name="T149">[82.] </text:span><text:span text:style-name="T156">[…]</text:span><text:span text:style-name="T156"><text:note text:id="ftn347" text:note-class="footnote"><text:note-citation>347</text:note-citation><text:note-body><text:p text:style-name="Footnote"><text:s/>Cette lacune peut être restituée de la façon suivante : <text:s/><text:span text:style-name="Emphasis"><text:span text:style-name="T283">śrī°uttama</text:span></text:span><text:span text:style-name="Emphasis"><text:span text:style-name="T289">coḷadevar</text:span></text:span><text:span text:style-name="Emphasis"><text:span text:style-name="T283"> </text:span></text:span><text:span text:style-name="Emphasis"><text:span text:style-name="T289">taṅka</text:span></text:span><text:span text:style-name="Emphasis"><text:span text:style-name="T283">ḷācciyār.</text:span></text:span></text:p></text:note-body></text:note></text:span><text:span text:style-name="T149">[ḷā]cciyār maḻavaṟaiyarmakaḷār parāṉtakaṉmāte-</text:span></text:p>
      <text:p text:style-name="P236"><text:span text:style-name="T149">[83.] </text:span><text:span text:style-name="T156">[…]</text:span><text:span text:style-name="T156"><text:note text:id="ftn348" text:note-class="footnote"><text:note-citation>348</text:note-citation><text:note-body><text:p text:style-name="Footnote"><text:s/>Ici, on peut restituer : <text:span text:style-name="Emphasis"><text:span text:style-name="T283">parāntakaṉmāte</text:span></text:span><text:span text:style-name="Emphasis"><text:span text:style-name="T289">vaṭikaḷārāki</text:span></text:span><text:span text:style-name="Emphasis"><text:span text:style-name="T293">ya <text:s/></text:span></text:span><text:span text:style-name="Emphasis"><text:span text:style-name="T289">śrīce</text:span></text:span><text:span text:style-name="Emphasis"><text:span text:style-name="T283">mpiyaṉmāteviyār.</text:span></text:span></text:p></text:note-body></text:note></text:span><text:span text:style-name="T149">mpiyaṉmāteviyār</text:span><text:span text:style-name="T149"><text:note text:id="ftn349" text:note-class="footnote"><text:note-citation>349</text:note-citation><text:note-body><text:p text:style-name="Footnote"><text:s/><text:span text:style-name="T709">M</text:span><text:span text:style-name="T199">āteviyār</text:span><text:span text:style-name="T210">, </text:span><text:span text:style-name="T199">contra</text:span><text:span text:style-name="T210"> les deux éditions de l'épigraphe : </text:span><text:span text:style-name="T199">māteviyāṟ.</text:span></text:p></text:note-body></text:note></text:span><text:span text:style-name="T149"> </text:span><text:span text:style-name="T177">śrī</text:span><text:span text:style-name="T149">°uttamacoḻa</text:span><text:span text:style-name="T152">de</text:span><text:span text:style-name="T149">varkku</text:span></text:p>
      <text:p text:style-name="P236"><text:span text:style-name="T146">[84.] </text:span><text:span text:style-name="T156">[…] </text:span><text:span text:style-name="T146">taṅ</text:span><text:span text:style-name="T149">kaḷ</text:span><text:span text:style-name="T71">aṭiyāḷ</text:span><text:span text:style-name="T149"> °ilaicciyaṉ maḻapāṭikkāka ni-</text:span></text:p>
      <text:p text:style-name="P236"><text:soft-page-break/><text:span text:style-name="T149">[85.] </text:span><text:span text:style-name="T156">[…]</text:span><text:span text:style-name="T152">ma</text:span><text:span text:style-name="T149">ṇaruṇṇa varakkāṭṭiṉa ponnūṟṟirupatteñ-</text:span></text:p>
      <text:p text:style-name="P236"><text:span text:style-name="T149">[86.] </text:span><text:span text:style-name="T156">[…]</text:span><text:span text:style-name="T149">ṇ</text:span><text:span text:style-name="T151">ṭu </text:span><text:span text:style-name="T177">śrī</text:span><text:span text:style-name="T149">t</text:span><text:span text:style-name="T151">iruveṇkāṭuṭaiyārkku </text:span><text:span text:style-name="T156">[…]</text:span></text:p>
      <text:p text:style-name="P236"><text:span text:style-name="T151">[87.] </text:span><text:span text:style-name="T156">[…]</text:span><text:span text:style-name="T149">raṉukāka </text:span><text:span text:style-name="T177">śrī</text:span><text:span text:style-name="T149">cempiyaṉmāteviyārkku viṟṟuk-</text:span></text:p>
      <text:p text:style-name="P236"><text:span text:style-name="T149">[88.] </text:span><text:span text:style-name="T156">[…]ka </text:span><text:span text:style-name="T149">marutaṅkālukkuppāyum vāykkālukku meṟ-</text:span></text:p>
      <text:p text:style-name="P236"><text:span text:style-name="T149">[89.] </text:span><text:span text:style-name="T156">[…]</text:span><text:span text:style-name="T149">māvenṟu perkūvappa</text:span><text:span text:style-name="T151">ṭum nilam °on</text:span><text:span text:style-name="T149">ṟaraiyilu-</text:span></text:p>
      <text:p text:style-name="P236"><text:span text:style-name="T149">[90.] </text:span><text:span text:style-name="T156">[…]</text:span><text:span text:style-name="T149">vu</text:span><text:span text:style-name="T151">ṭaiy</text:span><text:span text:style-name="T149">ā[r*]kkey </text:span><text:span text:style-name="T152">sabhai</text:span><text:span text:style-name="T149">yom viṟṟa nilam °eḻu mā</text:span></text:p>
      <text:p text:style-name="P236"><text:span text:style-name="T149">[91.] </text:span><text:span text:style-name="T156">[…]</text:span><text:span text:style-name="T149">ma</text:span><text:span text:style-name="T151">ṭaiya me</text:span><text:span text:style-name="T149">[r*]</text:span><text:span text:style-name="T151">kku on</text:span><text:span text:style-name="T149">ṟey</text:span><text:span text:style-name="T149"><text:note text:id="ftn350" text:note-class="footnote"><text:note-citation>350</text:note-citation><text:note-body><text:p text:style-name="Footnote"><text:s/><text:span text:style-name="T200">On</text:span><text:span text:style-name="T199">ṟey </text:span><text:span text:style-name="T210">: le </text:span><text:span text:style-name="T199">y</text:span><text:span text:style-name="T210"> final n'apparaît dans aucune des deux éditions de l'épigraphe. </text:span></text:p></text:note-body></text:note></text:span><text:span text:style-name="T149"> </text:span><text:span text:style-name="T149"><text:note text:id="ftn351" text:note-class="footnote"><text:note-citation>351</text:note-citation><text:note-body><text:p text:style-name="Footnote"><text:s/><text:span text:style-name="T586">M</text:span><text:span text:style-name="T199">uṉṟu</text:span><text:span text:style-name="T210"> : lire </text:span><text:span text:style-name="T199">mūṉṟu</text:span><text:span text:style-name="T210">.</text:span></text:p></text:note-body></text:note></text:span><text:span text:style-name="T149">muṉṟu mācceyyum</text:span></text:p>
      <text:p text:style-name="P236"><text:span text:style-name="T149">[92.] </text:span><text:span text:style-name="T156">[…]</text:span><text:span text:style-name="T149">rāntakaṉmāteva</text:span><text:span text:style-name="T151">ṭika</text:span><text:span text:style-name="T149">ḷārāṉa <text:s/></text:span><text:span text:style-name="T177">śrī</text:span><text:span text:style-name="T149">cempiyaṉmāte-</text:span></text:p>
      <text:p text:style-name="P236"><text:span text:style-name="T149">[93.] </text:span><text:span text:style-name="T156">[…] </text:span><text:span text:style-name="T152">sabhai</text:span><text:span text:style-name="T149">yom pa</text:span><text:span text:style-name="T151">ṇiyālleḻutiṉen </text:span><text:span text:style-name="T149">nāṅkūr veṉ-</text:span></text:p>
      <text:p text:style-name="P236"><text:span text:style-name="T149">[94.] </text:span><text:span text:style-name="T156">[…]</text:span><text:span text:style-name="T149">ṉen °ivaiyenṉ</text:span><text:span text:style-name="T151">eḻu</text:span><text:span text:style-name="T149">ttu yāṇṭu [6] °āvatu °iv</text:span><text:span text:style-name="T156">-</text:span></text:p>
      <text:p text:style-name="P236"><text:span text:style-name="T149">[95.] </text:span><text:span text:style-name="T156">[…]</text:span><text:span text:style-name="T149">ku cevitta</text:span><text:span text:style-name="T156">[…]</text:span><text:span text:style-name="T149"> niṟai muṉṉūṟṟumu[p*]patu [</text:span><text:span text:style-name="Emphasis"><text:span text:style-name="T329">❘❘</text:span></text:span><text:span text:style-name="T149">*] <text:s text:c="2"/></text:span></text:p>
      <text:p text:style-name="P463"><text:span text:style-name="Emphasis"><text:span text:style-name="T497">----------------------------------</text:span></text:span></text:p>
      <text:p text:style-name="P297"><text:span text:style-name="Emphasis"><text:span text:style-name="T475"/></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h text:style-name="Heading_20_2" text:outline-level="2"><text:span text:style-name="Emphasis"><text:span text:style-name="T440">Ins. 30 </text:span></text:span><text:span text:style-name="Emphasis"><text:span text:style-name="T451">Tirumaṇañcēri</text:span></text:span><text:span text:style-name="Emphasis"><text:span text:style-name="T465">2</text:span></text:span><text:span text:style-name="Emphasis"><text:span text:style-name="T459"> [Maṇañcēri - KV25]</text:span></text:span></text:h>
      <text:p text:style-name="P292"><text:span text:style-name="Emphasis"><text:span text:style-name="T482"/></text:span></text:p>
      <text:p text:style-name="P606"><text:span text:style-name="Emphasis"><text:span text:style-name="T675"/></text:span></text:p>
      <text:p text:style-name="P606"><text:span text:style-name="Emphasis"><text:span text:style-name="T689"/></text:span></text:p>
      <text:p text:style-name="P606"><text:span text:style-name="Emphasis"><text:span text:style-name="T689"/></text:span></text:p>
      <text:p text:style-name="P77"><text:span text:style-name="Emphasis"><text:span text:style-name="T346">[1.] </text:span></text:span><text:span text:style-name="Emphasis"><text:span text:style-name="T361">svasti śrī</text:span></text:span><text:span text:style-name="T110"> </text:span><text:span text:style-name="T113">[</text:span><text:span text:style-name="Emphasis"><text:span text:style-name="T255">❘❘</text:span></text:span><text:span text:style-name="T113">*] </text:span><text:span text:style-name="T115">ko</text:span><text:span text:style-name="T112">rājarāja</text:span><text:span text:style-name="T115">ke</text:span><text:span text:style-name="T112">sa</text:span><text:span text:style-name="T115">ri</text:span><text:span text:style-name="T112">pa</text:span><text:span text:style-name="T115">ṉmaṟku <text:s/>yāṇṭu <text:s/>6vatu vaṭakaraik-kuṟukkaināṭṭu </text:span><text:span text:style-name="T133">brahma</text:span><text:span text:style-name="T112">de</text:span><text:span text:style-name="T115">yam kaṭala-</text:span></text:p>
      <text:p text:style-name="P544"><text:soft-page-break/></text:p>
      <text:p text:style-name="P78"><text:span text:style-name="T115">[2.] ṅkuṭip[p]āl tirumaṇañceri</text:span><text:span text:style-name="T112">mahāde</text:span><text:span text:style-name="T115">varuṭaiya piṭilikaivāri</text:span><text:span text:style-name="T115"><text:note text:id="ftn352" text:note-class="footnote"><text:note-citation>352</text:note-citation><text:note-body><text:p text:style-name="Footnote"><text:s/><text:span text:style-name="T586">P</text:span><text:span text:style-name="T202">iṭilikaivāri</text:span><text:span text:style-name="T212"> : lire</text:span><text:span text:style-name="T202"> pīṭilikaivāri.</text:span></text:p></text:note-body></text:note></text:span><text:span text:style-name="T115"> </text:span><text:span text:style-name="T133">śrī</text:span><text:span text:style-name="T115">°uttamacoḻa</text:span><text:span text:style-name="T112">de</text:span><text:span text:style-name="T115">var tiruvayiṟu vāytta °u- </text:span></text:p>
      <text:p text:style-name="P544"/>
      <text:p text:style-name="P78"><text:span text:style-name="T115">[3.] ṭai[ya]pirāṭṭiyār °aruḷicceyya <text:s/>°ārūraṉkampanākiya tirumaṇañcerit- tirukkaṟṟaḷippiccaneṉ <text:s/>ni</text:span><text:span text:style-name="T112">ba</text:span><text:span text:style-name="T133">ndha</text:span><text:span text:style-name="T115">-</text:span></text:p>
      <text:p text:style-name="P544"/>
      <text:p text:style-name="P471">[4.] ñce[yta] paricāvatu °ittevarkku mikutikkuṟaimai °uḷḷaṭaṅka °ōrāṭṭai nāḷāḷ vanta poṉ pa-</text:p>
      <text:p text:style-name="P544"/>
      <text:p text:style-name="P78"><text:span text:style-name="T115">[5.] ṉniru kaḻaiñcum tiruvamitarici °orāṭṭai nāḷāḷ vaṉta mikutikkuṟaimai °uḷḷaṭaṅka °ariciyāl va</text:span><text:span text:style-name="T131">nta</text:span><text:span text:style-name="T115"> <text:s/></text:span></text:p>
      <text:p text:style-name="P544"/>
      <text:p text:style-name="P471">[6.] poṉ <text:s/>nā(l)ṟkaḻaiñcumāka <text:s/>°ippoṉ patiṉaṟu <text:s/>kaḻaiñcu <text:s/>°uṭaiyārkku <text:s/>°oru nāḷaikku potunāḻiccantaṉakkuḻampāka muṇnāḻi cantaṉakku- </text:p>
      <text:p text:style-name="P544"/>
      <text:p text:style-name="P471">[7.] ḻampukkāvatākavum <text:s/>vaṉtavariciyile <text:s/>cantaṉattukkuppokki <text:s/>nāḻi <text:s/>°arici °uccampotaikku °aṉṉapalikkāvatākāvum nel vantaṉa<text:line-break/>mikutikkuṟaimai</text:p>
      <text:p text:style-name="P544"/>
      <text:p text:style-name="P78"><text:span text:style-name="T115">[8.] °uḷḷaṭaṅka °āṭṭaiviṭṭam <text:s/>°iraṇṭu kācāy °ikkāciraṇṭum paricaṭṭattukku <text:s/>°oru kācum <text:s/>tirunamaṉikaiyum vitāṉamum mekkaṭṭiyum °uttiriyamum </text:span><text:span text:style-name="T112">ja</text:span><text:span text:style-name="T115">lapavittirattukkum</text:span></text:p>
      <text:p text:style-name="P544"/>
      <text:p text:style-name="P78"><text:span text:style-name="T115">[9.] °oru kācāvatākavum vanta tiruviḷakkeṇṇai koṇṭu mikutikkuṟaimai °uḷḷaṭaṅka <text:s/>nicatamūḻakkeṇṇaiyāka</text:span><text:span text:style-name="T115"><text:note text:id="ftn353" text:note-class="footnote"><text:note-citation>353</text:note-citation><text:note-body><text:p text:style-name="Footnote"><text:s/><text:span text:style-name="T202">Nicatamūḻakkeṇṇai</text:span><text:span text:style-name="T212"> : lire </text:span><text:span text:style-name="T202">nicatamuḻakkeṇṇai.</text:span></text:p></text:note-body></text:note></text:span><text:span text:style-name="T115"> °ivveṇṇai koṇṭu ciṟukālaiccanti °añcum °uccampo-</text:span></text:p>
      <text:p text:style-name="P471">[10.] tai[c*]canti °añcum °i[ru]ppatiṉālum viḷakkeri(vi)ppatākavum <text:s/>°ipparicu <text:s/>nivantañceyteṉ °ārūraṉkampanākiya <text:s/>tirumaṇañceri[t*] tirukkaṟṟaḷippiccaneṉ °ivai paṉmā-</text:p>
      <text:p text:style-name="P544"/>
      <text:p text:style-name="P78"><text:span text:style-name="T115">[11.] </text:span><text:span text:style-name="T112">he</text:span><text:span text:style-name="T133">śva</text:span><text:span text:style-name="T115">ra ra</text:span><text:span text:style-name="T112">kṣai</text:span><text:span text:style-name="T115"> </text:span><text:span text:style-name="Emphasis"><text:span text:style-name="T351">❘❘ —</text:span></text:span></text:p>
      <text:p text:style-name="P82"><text:span text:style-name="Emphasis"><text:span text:style-name="T349">----------------------------------</text:span></text:span></text:p>
      <text:p text:style-name="P299"><text:span text:style-name="Emphasis"><text:span text:style-name="T440"/></text:span></text:p>
      <text:h text:style-name="Heading_20_2" text:outline-level="2"><text:soft-page-break/><text:span text:style-name="Emphasis"><text:span text:style-name="T440">Ins. 31 </text:span></text:span><text:span text:style-name="Emphasis"><text:span text:style-name="T451">Kuttālam</text:span></text:span><text:span text:style-name="Emphasis"><text:span text:style-name="T459"> [Turutti - KT037] </text:span></text:span></text:h>
      <text:p text:style-name="P603"><text:span text:style-name="Emphasis"><text:span text:style-name="T674"/></text:span></text:p>
      <text:p text:style-name="P606"><text:span text:style-name="Emphasis"><text:span text:style-name="T697"/></text:span></text:p>
      <text:p text:style-name="P606"><text:span text:style-name="Emphasis"><text:span text:style-name="T691"/></text:span></text:p>
      <text:p text:style-name="P606"><text:span text:style-name="Emphasis"><text:span text:style-name="T581">i</text:span></text:span></text:p>
      <text:p text:style-name="P606"><text:span text:style-name="Emphasis"><text:span text:style-name="T694"/></text:span></text:p>
      <text:p text:style-name="P374"><text:span text:style-name="Emphasis"><text:span text:style-name="T488">[1.]</text:span></text:span><text:span text:style-name="Emphasis"><text:span text:style-name="T488"><text:note text:id="ftn354" text:note-class="footnote"><text:note-citation>354</text:note-citation><text:note-body><text:p text:style-name="P658"><text:s/><text:span text:style-name="T780">Les 300 lignes de cette épigraphe s'étendent sur </text:span><text:span text:style-name="T15">14 pans de mur différents entre les faces est et nord du sanctuaire principal. Cette première portion est gravée </text:span><text:span text:style-name="T749">au dessus du Brahmā miniature à la droite de Liṅgodbhavamūrti, face est du</text:span><text:span text:style-name="T747"> garbhag</text:span><text:span text:style-name="Emphasis"><text:span text:style-name="T315">r̥</text:span></text:span><text:span text:style-name="T747">ha</text:span><text:span text:style-name="T15">.</text:span></text:p></text:note-body></text:note></text:span></text:span><text:span text:style-name="T722"> […]ṉṉaca- <text:s/></text:span></text:p>
      <text:p text:style-name="P375"><text:span text:style-name="T722">[2.]</text:span><text:span text:style-name="T722"><text:note text:id="ftn355" text:note-class="footnote"><text:note-citation>355</text:note-citation><text:note-body><text:p text:style-name="P656"><text:s/>B<text:span text:style-name="T584">ien que présente sur la pierre, cette seconde ligne n'apparaît pas dans la transcription de l'édition de </text:span><text:span text:style-name="T204">Srinivasa Rao.</text:span><text:span text:style-name="T584"> Il existe par conséquent un décalage d'une ligne entre </text:span><text:span text:style-name="T204">notre</text:span><text:span text:style-name="T584"> numérotation et celle de l'édition </text:span><text:span text:style-name="T192">SII </text:span><text:span text:style-name="T204">13: 170.</text:span></text:p></text:note-body></text:note></text:span><text:span text:style-name="T722"> […]icu °u[...]</text:span></text:p>
      <text:p text:style-name="P375"><text:span text:style-name="T722">[3.] […]pparake</text:span><text:span text:style-name="T3">sa</text:span><text:span text:style-name="T722">-</text:span></text:p>
      <text:p text:style-name="P408">[4.] […] °uttamacoḻa-</text:p>
      <text:p text:style-name="P408">[5.] [...]ruḷiṉa °iṉṉi- </text:p>
      <text:p text:style-name="P375"><text:span text:style-name="T722">[6.] l[...]ṉa</text:span><text:span text:style-name="T3">de</text:span><text:span text:style-name="T722">varuṭaiya</text:span></text:p>
      <text:p text:style-name="P408">[7.] pa[...]</text:p>
      <text:p text:style-name="P408">[8.] nā[...]ya</text:p>
      <text:p text:style-name="P408">[9.] nila[...] </text:p>
      <text:p text:style-name="P408">[10.] nila[...] </text:p>
      <text:p text:style-name="P408">[11.] māvum kāv[irina]llūr […] </text:p>
      <text:p text:style-name="P375"><text:span text:style-name="T722">[12.] paḻa</text:span><text:span text:style-name="T3">devadā</text:span><text:span text:style-name="T722">ṉam °iṟaiyi-</text:span></text:p>
      <text:p text:style-name="P472">[13.] li nilam mu/kkāley nā-</text:p>
      <text:p text:style-name="P489"/>
      <text:p text:style-name="P606"><text:span text:style-name="Emphasis"><text:span text:style-name="T581">ii</text:span></text:span></text:p>
      <text:p text:style-name="P606"><text:span text:style-name="Emphasis"><text:span text:style-name="T694"/></text:span></text:p>
      <text:p text:style-name="P372"><text:span text:style-name="Emphasis"><text:span text:style-name="T488">[1.]</text:span></text:span><text:span text:style-name="Emphasis"><text:span text:style-name="T488"><text:note text:id="ftn356" text:note-class="footnote"><text:note-citation>356</text:note-citation><text:note-body><text:p text:style-name="P656"><text:s/>Cette deuxième portion est gravée <text:span text:style-name="T756">au dessus du Viṣṇu miniature à la gauche de Liṅgodbhavamūrti su la même face est.</text:span></text:p></text:note-body></text:note></text:span></text:span><text:span text:style-name="T722">[…]ppa nārāṇa- <text:s text:c="6"/></text:span></text:p>
      <text:p text:style-name="P407">[2.] […] °uṭaiyapirāṭṭiyār […] </text:p>
      <text:p text:style-name="P407">[3.] °[i]ṭṭu ku[…] nilam °araiyu-</text:p>
      <text:p text:style-name="P407"><text:soft-page-break/>[4.] m °āḻvā[r ko]yilaiccu[...]</text:p>
      <text:p text:style-name="P407">[5.] °āka[…]kka mukunte</text:p>
      <text:p text:style-name="P407">[6.] kkum […] poṉ</text:p>
      <text:p text:style-name="P407">[7.] […]ṉ °i-</text:p>
      <text:p text:style-name="P373"><text:span text:style-name="Emphasis"><text:span text:style-name="T490">[8.] […]patiṉ māvum</text:span></text:span></text:p>
      <text:p text:style-name="P489"/>
      <text:p text:style-name="P606"><text:span text:style-name="Emphasis"><text:span text:style-name="T581">iii</text:span></text:span></text:p>
      <text:p text:style-name="P606"><text:span text:style-name="Emphasis"><text:span text:style-name="T694"/></text:span></text:p>
      <text:p text:style-name="P409"><text:span text:style-name="Emphasis"><text:span text:style-name="T489">[1.]</text:span></text:span><text:span text:style-name="Emphasis"><text:span text:style-name="T489"><text:note text:id="ftn357" text:note-class="footnote"><text:note-citation>357</text:note-citation><text:note-body><text:p text:style-name="P656"><text:s/>Cette troisième portion est gravée <text:span text:style-name="T756">entre la niche de Liṅgodbhavamūrti et le </text:span><text:span text:style-name="T753">pañjara</text:span><text:span text:style-name="T756"> sur la droite.</text:span></text:p></text:note-body></text:note></text:span></text:span> tirukkoyiluṭai- <text:s text:c="2"/></text:p>
      <text:p text:style-name="P410">[2.] yārkaḷ °erikkakaṭavarkaḷā- </text:p>
      <text:p text:style-name="P410">[3.] y muṉpu kallil veṭṭikki- </text:p>
      <text:p text:style-name="P410">[4.] ṭanta tiruno<text:span text:style-name="T542">nt</text:span>āviḷakku pa- </text:p>
      <text:p text:style-name="P410">[5.]<text:span text:style-name="T631"> </text:span>tiṉnālaraiyum °āka nilam</text:p>
      <text:p text:style-name="P410">[6.] patiṉeḻey nāṉku mā mukkāṇi-</text:p>
      <text:p text:style-name="P410">[7.] kkiḻ<text:note text:id="ftn358" text:note-class="footnote"><text:note-citation>358</text:note-citation><text:note-body><text:p text:style-name="P5"><text:s/><text:span text:style-name="T542">K</text:span><text:span text:style-name="T126">iḻ</text:span><text:span text:style-name="T101"> : lire </text:span><text:span text:style-name="T126">kīḻ.</text:span></text:p></text:note-body></text:note> °araimuntirikaiyumaṉai </text:p>
      <text:p text:style-name="P410">[8.] muppattāṟum tirunontāviḷa- <text:s/></text:p>
      <text:p text:style-name="P410">[9.] kkuppatiṉnālarai °itaṉuḷ <text:s text:c="2"/></text:p>
      <text:p text:style-name="P411">[10.] kaṅkuṟaiyāykkamukunteṅkum</text:p>
      <text:p text:style-name="P412">[11.]<text:span text:style-name="T631"> </text:span>pūnantavāṉamumāka °iyākku kiḷani-</text:p>
      <text:p text:style-name="P412">[12.] laṉ °iraṇṭey °oṉpatiṉ māvu-</text:p>
      <text:p text:style-name="P412">[13.] m <text:span text:style-name="T1">de</text:span>var<text:span text:style-name="T1">ka</text:span><text:span text:style-name="T545">nmi</text:span>kaḷ kaṇṭu kāṭciyāva-</text:p>
      <text:p text:style-name="P412">[14.]<text:span text:style-name="T631"> t</text:span>ākavum tirukkoyiluṭaiyārkaḷ </text:p>
      <text:p text:style-name="P412">[15.] muṉ māṇ muṉṟu<text:note text:id="ftn359" text:note-class="footnote"><text:note-citation>359</text:note-citation><text:note-body><text:p text:style-name="Footnote"><text:s/><text:span text:style-name="T589">M</text:span><text:span text:style-name="T192">uṉṟu</text:span><text:span text:style-name="T204"> : lire </text:span><text:span text:style-name="T192">mūṉṟu</text:span><text:span text:style-name="T204">.</text:span></text:p></text:note-body></text:note> ceytu °u[ṇ]ṭu- </text:p>
      <text:p text:style-name="P412"><text:soft-page-break/>[16.]<text:span text:style-name="T631"> varuminilam</text:span><text:span text:style-name="T631"><text:note text:id="ftn360" text:note-class="footnote"><text:note-citation>360</text:note-citation><text:note-body><text:p text:style-name="P6"><text:s/><text:span text:style-name="T125">Inilam</text:span><text:span text:style-name="T100"> : l</text:span>a boucle du premier <text:span text:style-name="T542">i</text:span> e<text:span text:style-name="T100">st bien présente au dessus du </text:span><text:span text:style-name="T125">m</text:span><text:span text:style-name="T100"> de </text:span><text:span text:style-name="T125">varum</text:span><text:span text:style-name="T100">, </text:span><text:span text:style-name="T125">contra</text:span><text:span text:style-name="T100"> </text:span><text:span text:style-name="T126">SII </text:span><text:span text:style-name="T101">13: 170 : v</text:span><text:span text:style-name="T126">arum nilam</text:span><text:span text:style-name="T101">.</text:span></text:p></text:note-body></text:note></text:span><text:span text:style-name="T631"> veliyum</text:span><text:span text:style-name="T631"><text:note text:id="ftn361" text:note-class="footnote"><text:note-citation>361</text:note-citation><text:note-body><text:p text:style-name="P656"><text:s/>Ce <text:span text:style-name="T542">m</text:span> avait visiblement été oublié dans un premier temps, avant d'être ajouté en petit sous la ligne.</text:p></text:note-body></text:note></text:span><text:span text:style-name="T631"> paḻampaṭi</text:span> </text:p>
      <text:p text:style-name="P412">[17.] māṇ muṉṟum<text:note text:id="ftn362" text:note-class="footnote"><text:note-citation>362</text:note-citation><text:note-body><text:p text:style-name="Footnote"><text:s/><text:span text:style-name="T589">M</text:span><text:span text:style-name="T192">uṉṟum</text:span><text:span text:style-name="T204"> : lire </text:span><text:span text:style-name="T192">mūṉṟum</text:span><text:span text:style-name="T204">.</text:span></text:p></text:note-body></text:note> ceytuṇṭu varuva- <text:s text:c="2"/></text:p>
      <text:p text:style-name="P412">[18.] tākavum tirukkoyiluṭaiyārkaḷu-</text:p>
      <text:p text:style-name="P412">[19.] m °ukaccarkaḷum °irā<text:span text:style-name="T1">ja</text:span>niyo<text:span text:style-name="T1">ga</text:span><text:span text:style-name="T542">tt</text:span>ā-</text:p>
      <text:p text:style-name="P412">[20.] l <text:span text:style-name="T546">śrī</text:span><text:span text:style-name="T631">kā</text:span><text:span text:style-name="T546">rya</text:span><text:span text:style-name="T631">ñceyvāṉum °aṭikaḷ-</text:span></text:p>
      <text:p text:style-name="P412">[21.] mārum kavarippiṇākka<text:span text:style-name="T631">ḷ</text:span>um ku<text:span text:style-name="T631">ṭiyiru[k*]ka</text:span></text:p>
      <text:p text:style-name="P412">[22.] maṭaviḷākamāṉa nilam °eḻu māvu-</text:p>
      <text:p text:style-name="P412">[23.] m maṭaviḷākamākavum tirukkoyilu-</text:p>
      <text:p text:style-name="P412">[24.] ṭaiyārkaḷ °erikkakaṭavārkku ka<text:span text:style-name="T631">ṉmel</text:span></text:p>
      <text:p text:style-name="P412">[25.] mu<text:span text:style-name="T631">ṉ </text:span>veṭṭikkiṭakkum tirunontāvi-</text:p>
      <text:p text:style-name="P412">[26.] ḷakkuppatiṉnālaraiyum paḻampa- </text:p>
      <text:p text:style-name="P412">[27.] ṭiyey tirunontāviḷakkerikkaka-</text:p>
      <text:p text:style-name="P412">[28.] ṭavārkaḷākavum kāviriṉallūrkkuḷ </text:p>
      <text:p text:style-name="P412">[29.] °āḻvār maṉai muppattāṟum <text:span text:style-name="T1">de</text:span>va-</text:p>
      <text:p text:style-name="P412">[30.] <text:span text:style-name="T1">dā</text:span>ṉamāṉa nilamuḻuṅkuṭikaḷ kuṭi-</text:p>
      <text:p text:style-name="P415">[31.] yākkavun niṟutti nivantañce-</text:p>
      <text:p text:style-name="P416">[32.] yunilam patiṉmuṉṟey<text:note text:id="ftn363" text:note-class="footnote"><text:note-citation>363</text:note-citation><text:note-body><text:p text:style-name="Footnote"><text:s/><text:span text:style-name="T589">M</text:span><text:span text:style-name="T192">uṉṟey</text:span><text:span text:style-name="T204"> : lire </text:span><text:span text:style-name="T192">mūṉṟey</text:span><text:span text:style-name="T204">.</text:span></text:p></text:note-body></text:note>°eṭṭu mā</text:p>
      <text:p text:style-name="P416"><text:span text:style-name="Emphasis"><text:span text:style-name="T488">[33.] mukkāṇikkiḻ</text:span></text:span><text:span text:style-name="Emphasis"><text:span text:style-name="T488"><text:note text:id="ftn364" text:note-class="footnote"><text:note-citation>364</text:note-citation><text:note-body><text:p text:style-name="P5"><text:s/><text:span text:style-name="T542">K</text:span><text:span text:style-name="T126">iḻ</text:span><text:span text:style-name="T101"> : lire </text:span><text:span text:style-name="T126">kīḻ.</text:span></text:p></text:note-body></text:note></text:span></text:span><text:span text:style-name="Emphasis"><text:span text:style-name="T488"> °araimuntirikaiyu-</text:span></text:span></text:p>
      <text:p text:style-name="P489"/>
      <text:p text:style-name="P489"/>
      <text:p text:style-name="P606"><text:span text:style-name="Emphasis"><text:span text:style-name="T581">iv</text:span></text:span></text:p>
      <text:p text:style-name="P606"><text:span text:style-name="Emphasis"><text:span text:style-name="T694"/></text:span></text:p>
      <text:p text:style-name="P415"><text:soft-page-break/><text:span text:style-name="Emphasis"><text:span text:style-name="T489">[1.]</text:span></text:span><text:span text:style-name="Emphasis"><text:span text:style-name="T489"><text:note text:id="ftn365" text:note-class="footnote"><text:note-citation>365</text:note-citation><text:note-body><text:p text:style-name="P656"><text:s/>Cette quatrième portion est gravée <text:span text:style-name="T756">sur le </text:span><text:span text:style-name="T753">pañjara</text:span><text:span text:style-name="T756"> à droite de la niche Liṅgodbhavamūrti, </text:span></text:p></text:note-body></text:note></text:span></text:span>ḷ nivantañ-</text:p>
      <text:p text:style-name="P416">[2.] caiytapaṭi<text:note text:id="ftn366" text:note-class="footnote"><text:note-citation>366</text:note-citation><text:note-body><text:p text:style-name="Footnote"><text:s/><text:span text:style-name="T192">Caiyta </text:span><text:span text:style-name="T204">: lire </text:span><text:span text:style-name="T192">ceyta</text:span><text:span text:style-name="T204">. </text:span><text:span text:style-name="T192">SII </text:span><text:span text:style-name="T204">13: 170 donne </text:span><text:span text:style-name="T192">ceyta</text:span><text:span text:style-name="T204"> sans mentionner qu'il s'agit d'une restitution.</text:span></text:p></text:note-body></text:note> °ā- </text:p>
      <text:p text:style-name="P416">[3.] ḻvārkkuppaya-</text:p>
      <text:p text:style-name="P416">[4.] ṟupponakatti- </text:p>
      <text:p text:style-name="P416">[5.] ṟkuṭpaṭacciṟuk[<text:span text:style-name="T631">ā]</text:span>-</text:p>
      <text:p text:style-name="P416">[6.]<text:span text:style-name="T631"> laikku °arici ku</text:span>ṟu<text:span text:style-name="T631">-</text:span></text:p>
      <text:p text:style-name="P416">[7.] ṇiyum °uccam-</text:p>
      <text:p text:style-name="P416">[8.] potaikku °ari-</text:p>
      <text:p text:style-name="P416">[9.] ci kuṟuṇiyum °a- </text:p>
      <text:p text:style-name="P416">[10.] ntiyampotai-</text:p>
      <text:p text:style-name="P416">[11.] <text:note text:id="ftn367" text:note-class="footnote"><text:note-citation>367</text:note-citation><text:note-body><text:p text:style-name="Footnote"><text:s/>Le premier <text:span text:style-name="T542">k </text:span>de <text:span text:style-name="T542">ku</text:span> est bien lisible<text:span text:style-name="T542"> in situ</text:span>, <text:span text:style-name="T542">contra</text:span> <text:span text:style-name="T192">SII </text:span><text:span text:style-name="T204">13: 170.</text:span></text:p></text:note-body></text:note>kku °arici <text:s/>kuṟuṇi-</text:p>
      <text:p text:style-name="P416">[12.] yum °<text:span text:style-name="T1">a</text:span><text:span text:style-name="T550">rddh</text:span><text:span text:style-name="T1">a</text:span>yāma-</text:p>
      <text:p text:style-name="P416">[13.] ttu<text:span text:style-name="T542">kku</text:span> °arici nā-</text:p>
      <text:p text:style-name="P416">[14.] ṉāḻiyum °āka °a-</text:p>
      <text:p text:style-name="P416">[15.] rici mukkuṟuṇi nā-</text:p>
      <text:p text:style-name="P416"><text:span text:style-name="Emphasis"><text:span text:style-name="T488">[16.] ṉāḻikkukkuṟuvā-</text:span></text:span></text:p>
      <text:p text:style-name="P606"><text:span text:style-name="Emphasis"><text:span text:style-name="T581"/></text:span></text:p>
      <text:p text:style-name="P606"><text:span text:style-name="Emphasis"><text:span text:style-name="T581">v</text:span></text:span></text:p>
      <text:p text:style-name="P606"><text:span text:style-name="Emphasis"><text:span text:style-name="T694"/></text:span></text:p>
      <text:p text:style-name="P415"><text:span text:style-name="Emphasis"><text:span text:style-name="T489">[1.]</text:span></text:span><text:span text:style-name="Emphasis"><text:span text:style-name="T489"><text:note text:id="ftn368" text:note-class="footnote"><text:note-citation>368</text:note-citation><text:note-body><text:p text:style-name="P656"><text:s/>Cette cinquième portion est gravée <text:span text:style-name="T756">sur</text:span><text:span text:style-name="T761"> </text:span><text:span text:style-name="T756">le dernier pan de mur à l'extrême nord de la face est du</text:span><text:span text:style-name="T753"> garbhag</text:span><text:span text:style-name="Emphasis"><text:span text:style-name="T287">r̥</text:span></text:span><text:span text:style-name="T753">ha.</text:span></text:p></text:note-body></text:note></text:span></text:span>ḷ kūli °uṭpa- </text:p>
      <text:p text:style-name="P416">[2.] ṭa °añciraṇ-</text:p>
      <text:p text:style-name="P416">[3.] ṭu vaṇṇam </text:p>
      <text:p text:style-name="P416"><text:soft-page-break/>[4.] nellu °iru tū-</text:p>
      <text:p text:style-name="P416">[5.]<text:span text:style-name="T631"> ṇi °aṟu n</text:span>āḻiyum payaṟ-</text:p>
      <text:p text:style-name="P416">[6.] rupponakattu<text:span text:style-name="T542">kku</text:span>ppa-</text:p>
      <text:p text:style-name="P416">[7.] ruppu<text:span text:style-name="T542">kku</text:span>ppayaṟu <text:span text:style-name="T631">n</text:span>āṉāḻi-</text:p>
      <text:p text:style-name="P416">[8.] <text:span text:style-name="T542">kku</text:span> nellu<text:span text:style-name="T542">kku</text:span>ṟuṇiyu-</text:p>
      <text:p text:style-name="P416">[9.] m payaṟṟupponakattu-</text:p>
      <text:p text:style-name="P416">[10.] <text:span text:style-name="T542">kku</text:span>ccaṟkaṟaiy °iru palat- <text:s/></text:p>
      <text:p text:style-name="P416">[11.]<text:span text:style-name="T631"> tu</text:span><text:span text:style-name="T543">kku</text:span><text:span text:style-name="T631"> nellu n</text:span>āḻiyuriyu-</text:p>
      <text:p text:style-name="P416">[12.] m neyyamirtu ciṟukā-</text:p>
      <text:p text:style-name="P416">[13.] lai<text:span text:style-name="T542">kku</text:span>ḻa<text:span text:style-name="T542">kku</text:span>m °uccampo-</text:p>
      <text:p text:style-name="P416">[14.]<text:span text:style-name="T631"> tai</text:span><text:span text:style-name="T543">kku</text:span><text:span text:style-name="T631">m °antiyampo-</text:span></text:p>
      <text:p text:style-name="P416">[15.] tai<text:span text:style-name="T542">kku</text:span>m °<text:span text:style-name="T2">ar</text:span><text:span text:style-name="T546">ddha</text:span><text:span text:style-name="T631">y</text:span>āmattu-</text:p>
      <text:p text:style-name="P416">[16.]<text:span text:style-name="T631"> </text:span><text:span text:style-name="T543">kku</text:span><text:span text:style-name="T631">m nālupotaiy</text:span><text:span text:style-name="T543">kku</text:span><text:span text:style-name="T631">m</text:span></text:p>
      <text:p text:style-name="P416">[17.] porikkaṟi °amutukkumā-</text:p>
      <text:p text:style-name="P416">[18.] ka ne[y*]yamu[tā*]ḻākkumāka ne-</text:p>
      <text:p text:style-name="P239"><text:span text:style-name="T148">[19.] y n</text:span><text:span text:style-name="T146">āḻi</text:span><text:span text:style-name="T167">kku</text:span><text:span text:style-name="T146">m nellut-</text:span></text:p>
      <text:p text:style-name="P239"><text:span text:style-name="T148">[20.] tūṇiyum ka</text:span><text:span text:style-name="T146">ṟiyamirtu</text:span></text:p>
      <text:p text:style-name="P239"><text:span text:style-name="T148">[21.] nālu potaiy</text:span><text:span text:style-name="T169">kku</text:span><text:span text:style-name="T148">m ku-</text:span></text:p>
      <text:p text:style-name="P237"><text:span text:style-name="T148">[22.] mmāya°amurtu</text:span><text:span text:style-name="T169">kku</text:span><text:span text:style-name="T148">m paruppa-</text:span></text:p>
      <text:p text:style-name="P238"><text:span text:style-name="T148">[23.] mutu</text:span><text:span text:style-name="T169">kku</text:span><text:span text:style-name="T148">m puḻu</text:span><text:span text:style-name="T169">kkukka</text:span><text:span text:style-name="T148">ṟiyo- </text:span></text:p>
      <text:p text:style-name="P238"><text:span text:style-name="T148">[24.] </text:span><text:span text:style-name="T146">ṉṟu</text:span><text:span text:style-name="T167">kku</text:span><text:span text:style-name="T146">m </text:span><text:span text:style-name="T146"><text:note text:id="ftn369" text:note-class="footnote"><text:note-citation>369</text:note-citation><text:note-body><text:p text:style-name="Footnote"><text:s/><text:span text:style-name="T709">K</text:span><text:span text:style-name="Emphasis"><text:span text:style-name="T283">utakaṟ</text:span></text:span><text:span text:style-name="Emphasis"><text:span text:style-name="T284">i</text:span></text:span><text:span text:style-name="Emphasis"><text:span text:style-name="T290">,</text:span></text:span><text:span text:style-name="Emphasis"><text:span text:style-name="T284"> contra SII </text:span></text:span><text:span text:style-name="Emphasis"><text:span text:style-name="T290">13: 170 : </text:span></text:span><text:span text:style-name="Emphasis"><text:span text:style-name="T283">kutakaḷi</text:span></text:span><text:span text:style-name="Emphasis"><text:span text:style-name="T289"> ; et </text:span></text:span><text:span text:style-name="Emphasis"><text:span text:style-name="T283">TKC</text:span></text:span><text:span text:style-name="Emphasis"><text:span text:style-name="T289">1: 190 : </text:span></text:span><text:span text:style-name="Emphasis"><text:span text:style-name="T283">kutakaḷi = kaṟi vakai (?).</text:span></text:span></text:p></text:note-body></text:note></text:span><text:span text:style-name="T146">kutakaṟ</text:span><text:span text:style-name="T148">iyoṉṟu-</text:span></text:p>
      <text:p text:style-name="P238"><text:span text:style-name="T148">[25.] </text:span><text:span text:style-name="T169">kku</text:span><text:span text:style-name="T148">m porikkaṟiyamuto- </text:span></text:p>
      <text:p text:style-name="P238"><text:span text:style-name="T148">[26.] </text:span><text:span text:style-name="T146">ṉṟu</text:span><text:span text:style-name="T167">kku</text:span><text:span text:style-name="T146">m</text:span><text:span text:style-name="T148">ākakkāyamuṭpaṭa</text:span></text:p>
      <text:p text:style-name="P412"><text:soft-page-break/>[27.] nellukkuṟuṇi °oru nāḻi-</text:p>
      <text:p text:style-name="P412">[28.] yun tayiramutu nāṉāḻik-</text:p>
      <text:p text:style-name="P412">[29.] ku nellukkuṟuṇi nāṉā- </text:p>
      <text:p text:style-name="P238"><text:span text:style-name="T148">[30.] ḻiyum °aṭai</text:span><text:span text:style-name="T169">kk</text:span><text:span text:style-name="T148">āyamutu °i-</text:span></text:p>
      <text:p text:style-name="P238"><text:span text:style-name="T148">[31.] ru patu</text:span><text:span text:style-name="T169">kku</text:span><text:span text:style-name="T148">m veṟṟilaip-</text:span></text:p>
      <text:p text:style-name="P238"><text:span text:style-name="T148">[32.] paṟṟoṉṟu</text:span><text:span text:style-name="T169">kku</text:span><text:span text:style-name="T148">m</text:span></text:p>
      <text:p text:style-name="P606"><text:span text:style-name="Emphasis"><text:span text:style-name="T581">vi</text:span></text:span></text:p>
      <text:p text:style-name="P606"><text:span text:style-name="Emphasis"><text:span text:style-name="T694"/></text:span></text:p>
      <text:p text:style-name="P413"><text:span text:style-name="Emphasis"><text:span text:style-name="T489">[1.]</text:span></text:span><text:span text:style-name="Emphasis"><text:span text:style-name="T489"><text:note text:id="ftn370" text:note-class="footnote"><text:note-citation>370</text:note-citation><text:note-body><text:p text:style-name="P656"><text:s/>Cette sixième portion est gravée <text:span text:style-name="T756">sur</text:span><text:span text:style-name="T761"> </text:span><text:span text:style-name="T756">le</text:span><text:span text:style-name="T761"> </text:span><text:span text:style-name="T756">premier pan de mur à l'extrême est de la face nord du</text:span><text:span text:style-name="T753"> <text:s/>garbhag</text:span><text:span text:style-name="Emphasis"><text:span text:style-name="T287">r̥</text:span></text:span><text:span text:style-name="T753">ha.</text:span></text:p></text:note-body></text:note></text:span></text:span>nellu nāṉā-</text:p>
      <text:p text:style-name="P414">[2.] ḻiyum tiruvamu- </text:p>
      <text:p text:style-name="P414">[3.] tiṭa viṟaku<text:span text:style-name="T542">kku</text:span> [ne]-</text:p>
      <text:p text:style-name="P414">[4.] llu nāṉāḻiyu- </text:p>
      <text:p text:style-name="P414">[5.]<text:span text:style-name="T631"> mañcaṭk</text:span>āppukku ne- </text:p>
      <text:p text:style-name="P414">[6.]<text:span text:style-name="T631"> llu </text:span>nāḻiyum […]m</text:p>
      <text:p text:style-name="P414">[7.]<text:span text:style-name="T631"> […] °[uccampotu]ḻak[...]</text:span></text:p>
      <text:p text:style-name="P414"><text:span text:style-name="T631">[8.] [nālu po</text:span><text:span text:style-name="T631"><text:note text:id="ftn371" text:note-class="footnote"><text:note-citation>371</text:note-citation><text:note-body><text:p text:style-name="Footnote"><text:s/>[<text:span text:style-name="T709">N</text:span><text:span text:style-name="T191">ālu po</text:span><text:span text:style-name="T203">]</text:span>[...], <text:span text:style-name="T542">contra </text:span><text:span text:style-name="Emphasis"><text:span text:style-name="T284">SII </text:span></text:span><text:span text:style-name="Emphasis"><text:span text:style-name="T290">13: 170 :</text:span></text:span> <text:span text:style-name="T709">kk</text:span><text:span text:style-name="T191">ālu[po]</text:span><text:span text:style-name="T709">[...].</text:span></text:p></text:note-body></text:note></text:span><text:span text:style-name="T631">][…]-</text:span></text:p>
      <text:p text:style-name="P414">[9.] ḻampu n<text:span text:style-name="T631">āḻikku […]</text:span></text:p>
      <text:p text:style-name="P377">[10.] °iru palattukku nelluppa-</text:p>
      <text:p text:style-name="P239"><text:span text:style-name="T148">[11.] takkum citārikku nel ku</text:span><text:span text:style-name="T146">ṟu-</text:span></text:p>
      <text:p text:style-name="P239"><text:span text:style-name="T148">[12.] ṇiyum </text:span><text:span text:style-name="T142">dipa</text:span><text:span text:style-name="T148">mālai ciṟu-</text:span></text:p>
      <text:p text:style-name="P416">[13.] kālaippatinañcum °u-</text:p>
      <text:p text:style-name="P416">[14.] ccampotu[...]m</text:p>
      <text:p text:style-name="P416">[15.] °irāvaikkaimpatum</text:p>
      <text:p text:style-name="P239"><text:soft-page-break/><text:span text:style-name="T148">[16.]</text:span><text:span text:style-name="T146"> °</text:span><text:span text:style-name="T148">āka </text:span><text:span text:style-name="T142">dī</text:span><text:span text:style-name="T148">pamālai °eḻupattai- </text:span></text:p>
      <text:p text:style-name="P239"><text:span text:style-name="T148">[17.]</text:span><text:span text:style-name="T146"> ñcukku °eṇṇai °iru n</text:span><text:span text:style-name="T148">āḻi- </text:span></text:p>
      <text:p text:style-name="P239"><text:span text:style-name="T148">[18.] yum </text:span><text:span text:style-name="T170">śrī</text:span><text:span text:style-name="T140">bali</text:span><text:span text:style-name="T146">kku</text:span><text:span text:style-name="T146"><text:note text:id="ftn372" text:note-class="footnote"><text:note-citation>372</text:note-citation><text:note-body><text:p text:style-name="P656"><text:s/><text:span text:style-name="T191">Śrībalikku </text:span><text:span text:style-name="T203">: le </text:span><text:span text:style-name="T191">bali</text:span><text:span text:style-name="T203"> est encore discernable sur la pierre. L'édition de </text:span><text:span text:style-name="T204">Srinivasa Rao d</text:span><text:span text:style-name="T203">onne : « </text:span><text:span text:style-name="T191">śrī..........kku</text:span><text:span text:style-name="T203"> ».</text:span></text:p></text:note-body></text:note></text:span><text:span text:style-name="T146"> kaiy</text:span><text:span text:style-name="T148">- <text:s text:c="2"/></text:span></text:p>
      <text:p text:style-name="P416">[19.] viḷakkukkumāka paricāraṅkaḷukku </text:p>
      <text:p text:style-name="P239"><text:span text:style-name="T148">[20.]</text:span><text:span text:style-name="T146"> </text:span><text:span text:style-name="T140">sa</text:span><text:span text:style-name="T170">ndhi</text:span><text:span text:style-name="T148">viḷakku</text:span><text:span text:style-name="T146">m</text:span><text:span text:style-name="T148">āka °</text:span><text:span text:style-name="T146">eṇṇai</text:span><text:span text:style-name="T148"> <text:s text:c="3"/></text:span></text:p>
      <text:p text:style-name="P239"><text:span text:style-name="T148">[21.]</text:span><text:span text:style-name="T146"> </text:span><text:span text:style-name="T148">nāḻiyumāka °</text:span><text:span text:style-name="T146">eṇṇai muṉ</text:span><text:span text:style-name="T148">-</text:span></text:p>
      <text:p text:style-name="P239"><text:span text:style-name="T148">[22.]</text:span><text:span text:style-name="T146"> ṉ</text:span><text:span text:style-name="T148">āḻikku nellukkalamum</text:span></text:p>
      <text:p text:style-name="P239"><text:span text:style-name="T148">[23.]</text:span><text:span text:style-name="T146"> °</text:span><text:span text:style-name="T148">āka nicata nellu °iru kala-</text:span></text:p>
      <text:p text:style-name="P239"><text:span text:style-name="T148">[24.] [ṉey °iru tuṇi</text:span><text:span text:style-name="T148"><text:note text:id="ftn373" text:note-class="footnote"><text:note-citation>373</text:note-citation><text:note-body><text:p text:style-name="Footnote"><text:s/><text:span text:style-name="T709">T</text:span><text:span text:style-name="T192">uṇi</text:span><text:span text:style-name="T204"> : lire </text:span><text:span text:style-name="T192">tūṇi.</text:span></text:p></text:note-body></text:note></text:span><text:span text:style-name="T148"> °aiññā]-</text:span></text:p>
      <text:p text:style-name="P416">[25.] ḻiyuriyāka °orāṭṭaikku</text:p>
      <text:p text:style-name="P416">[26.] n{e}lluttoḷḷāyirat-</text:p>
      <text:p text:style-name="P416">[27.] teṇpatiṉ kalaṉey</text:p>
      <text:p text:style-name="P239"><text:span text:style-name="T148">[28.] °eḻu ku</text:span><text:span text:style-name="T146">ṟu</text:span><text:span text:style-name="T148">ṇi nānāḻiyum pari</text:span><text:span text:style-name="T146">-</text:span></text:p>
      <text:p text:style-name="P239"><text:span text:style-name="T148">[29.] caṭṭam karaṇaikku</text:span><text:span text:style-name="T148"><text:note text:id="ftn374" text:note-class="footnote"><text:note-citation>374</text:note-citation><text:note-body><text:p text:style-name="Footnote"><text:s/><text:span text:style-name="T542">Karaṇaikku</text:span> : lire <text:span text:style-name="T542">nālaṇaikku.</text:span></text:p></text:note-body></text:note></text:span><text:span text:style-name="T148"> °orāṭṭai-</text:span></text:p>
      <text:p text:style-name="P239"><text:span text:style-name="T148">[30.] </text:span><text:span text:style-name="T169">kku</text:span><text:span text:style-name="T148"> nelluppatiṉ °a-</text:span></text:p>
      <text:p text:style-name="P474"><text:span text:style-name="Emphasis"><text:span text:style-name="T500">[31.] ṟukalamum </text:span></text:span><text:span text:style-name="Emphasis"><text:span text:style-name="T499">jalapa</text:span></text:span><text:span text:style-name="Emphasis"><text:span text:style-name="T500">vi-</text:span></text:span></text:p>
      <text:p text:style-name="P473"><text:span text:style-name="Emphasis"><text:span text:style-name="T505"/></text:span></text:p>
      <text:p text:style-name="P606"><text:span text:style-name="Emphasis"><text:span text:style-name="T581">vii</text:span></text:span></text:p>
      <text:p text:style-name="P606"><text:span text:style-name="Emphasis"><text:span text:style-name="T694"/></text:span></text:p>
      <text:p text:style-name="P477"><text:span text:style-name="Emphasis"><text:span text:style-name="T492">[1.]</text:span></text:span><text:span text:style-name="Emphasis"><text:span text:style-name="T492"><text:note text:id="ftn375" text:note-class="footnote"><text:note-citation>375</text:note-citation><text:note-body><text:p text:style-name="P656"><text:s/><text:span text:style-name="T711">Cette septième portion est gravée </text:span><text:span text:style-name="T756">sur</text:span><text:span text:style-name="T758"> </text:span><text:span text:style-name="T756">le </text:span><text:span text:style-name="T753">pañjara</text:span><text:span text:style-name="T756"> à gauche de la niche Brahmā.</text:span></text:p></text:note-body></text:note></text:span></text:span><text:span text:style-name="T542">tra</text:span><text:span text:style-name="T728"> nāllu-</text:span></text:p>
      <text:p text:style-name="P416">[2.] kku °orāṭṭai-</text:p>
      <text:p text:style-name="P416">[3.] kku nellu mu[kka]-</text:p>
      <text:p text:style-name="P478"><text:soft-page-break/><text:span text:style-name="T728">[4.] lamum tiru[...]</text:span><text:span text:style-name="T728"><text:note text:id="ftn376" text:note-class="footnote"><text:note-citation>376</text:note-citation><text:note-body><text:p text:style-name="Footnote"><text:s/><text:span text:style-name="T711">Ici on peut restituer : </text:span><text:span text:style-name="T192">tiru</text:span><text:span text:style-name="T51">namaṉi-</text:span></text:p></text:note-body></text:note></text:span><text:span text:style-name="T728">-</text:span></text:p>
      <text:p text:style-name="P478"><text:span text:style-name="T728">[5.] kai °iraṇ</text:span><text:span text:style-name="T729">ṭukku °o</text:span><text:span text:style-name="T728">- <text:s text:c="2"/></text:span></text:p>
      <text:p text:style-name="P478"><text:span text:style-name="T728">[6.]</text:span><text:span text:style-name="T729"> r</text:span><text:span text:style-name="T728">āṭṭaikku nel-</text:span><text:span text:style-name="T729"> <text:s text:c="6"/></text:span></text:p>
      <text:p text:style-name="P378">[7.] lu °eṇkalamum</text:p>
      <text:p text:style-name="P416">[8.] vitāṉam °oṉṟi-</text:p>
      <text:p text:style-name="P416">[9.] ṟku °orāṭṭaikku ne-</text:p>
      <text:p text:style-name="P416">[10.] llu °aiṅkalamu- </text:p>
      <text:p text:style-name="P416">[11.] m tirumeṟkaṭṭi °on-</text:p>
      <text:p text:style-name="P416">[12.] ṟukku °orāṭṭaikku</text:p>
      <text:p text:style-name="P478"><text:span text:style-name="Emphasis"><text:span text:style-name="T493">[13.] <text:s/>n{e}[l*]lu mu</text:span></text:span><text:span text:style-name="Emphasis"><text:span text:style-name="T503">kka</text:span></text:span><text:span text:style-name="Emphasis"><text:span text:style-name="T493">lamāka <text:s/></text:span></text:span></text:p>
      <text:p text:style-name="P478"><text:span text:style-name="Emphasis"><text:span text:style-name="T506"/></text:span></text:p>
      <text:p text:style-name="P606"><text:span text:style-name="Emphasis"><text:span text:style-name="T581">viii</text:span></text:span></text:p>
      <text:p text:style-name="P606"><text:span text:style-name="Emphasis"><text:span text:style-name="T694"/></text:span></text:p>
      <text:p text:style-name="P477"><text:span text:style-name="Emphasis"><text:span text:style-name="T492">[1.]</text:span></text:span><text:span text:style-name="Emphasis"><text:span text:style-name="T492"><text:note text:id="ftn377" text:note-class="footnote"><text:note-citation>377</text:note-citation><text:note-body><text:p text:style-name="P656"><text:s/>Cette huitième portion est gravée <text:span text:style-name="T756">sur</text:span><text:span text:style-name="T761"> </text:span><text:span text:style-name="T756">le</text:span><text:span text:style-name="T761"> </text:span><text:span text:style-name="T756">pan de mur à droite du même </text:span><text:span text:style-name="T753">pañjara</text:span><text:span text:style-name="T756"> sur la face nord</text:span><text:span text:style-name="T753"> garbhag</text:span><text:span text:style-name="Emphasis"><text:span text:style-name="T287">r̥</text:span></text:span><text:span text:style-name="T753">ha.</text:span></text:p></text:note-body></text:note></text:span></text:span><text:span text:style-name="T728"> muppattaiṅkala- </text:span></text:p>
      <text:p text:style-name="P416">[2.] mumāka °orāṭṭai nāḷaikku ve- </text:p>
      <text:p text:style-name="P416">[3.] ṇṭunellu °āyiratto- </text:p>
      <text:p text:style-name="P416">[4.] rupattaiṅkalaṉey °eḻu kuṟuṇi-</text:p>
      <text:p text:style-name="P478"><text:span text:style-name="T728">[5.] ṉānā</text:span><text:span text:style-name="T729">ḻi</text:span><text:span text:style-name="T548">kku</text:span><text:span text:style-name="T729"> nilaṉ °āṟey °aṟu mā</text:span><text:span text:style-name="T728">- <text:s/></text:span></text:p>
      <text:p text:style-name="P475"><text:span text:style-name="T728">[6.]</text:span><text:span text:style-name="T729"> muk</text:span><text:span text:style-name="T728">kāṇi muntirikai °araimuntiri-</text:span></text:p>
      <text:p text:style-name="P476"><text:span text:style-name="T729">[7.] k{ai} °ā[ḻ*]vāraittiruvārātiṉai ceyyum </text:span><text:span text:style-name="T542">br</text:span>ā<text:span text:style-name="T728">-</text:span></text:p>
      <text:p text:style-name="P476"><text:span text:style-name="T728">[8.] </text:span><text:span text:style-name="T542">hma</text:span><text:span text:style-name="T728">ṇaṉoruvaṉukkukkappaṭamuṭpaṭa</text:span></text:p>
      <text:p text:style-name="P412">[9.] nicati nelluppatakku nāṉāḻiyāka</text:p>
      <text:p text:style-name="P412">[10.] °orāṭṭaikku nellu °eḻupattaiṅ- <text:s/></text:p>
      <text:p text:style-name="P412"><text:soft-page-break/>[11.] kalattukku nilaṉ °oṉpati[n*]mākkāṇi-</text:p>
      <text:p text:style-name="P412">[12.] yaraikkāṇiyum tirukkoyiluṭaiyā-</text:p>
      <text:p text:style-name="P412">[13.] rkaḷ muṉ veli nilaṅkoṇṭu ceytu va- </text:p>
      <text:p text:style-name="P476"><text:span text:style-name="T728">[14.] rum māṇ </text:span><text:span text:style-name="T728"><text:note text:id="ftn378" text:note-class="footnote"><text:note-citation>378</text:note-citation><text:note-body><text:p text:style-name="Footnote"><text:s/><text:span text:style-name="T709">M</text:span><text:span text:style-name="T192">uṉṟiṉoṭun</text:span><text:span text:style-name="T204"> : lire </text:span><text:span text:style-name="T192">mūṉṟiṉoṭun.</text:span></text:p></text:note-body></text:note></text:span><text:span text:style-name="T728">muṉṟiṉoṭun tiruvamuta[ṭ*]ṭavun tirumañ- </text:span></text:p>
      <text:p text:style-name="P476"><text:span text:style-name="T728">[15.] caṉanīrum</text:span><text:span text:style-name="T728"><text:note text:id="ftn379" text:note-class="footnote"><text:note-citation>379</text:note-citation><text:note-body><text:p text:style-name="Footnote"><text:s/><text:span text:style-name="T583">Les deux </text:span><text:span text:style-name="T192">ī </text:span><text:span text:style-name="T583">longs de </text:span><text:span text:style-name="T192">nīr</text:span><text:span text:style-name="T583"> et </text:span><text:span text:style-name="T192">taṇṇīr </text:span><text:span text:style-name="T583">sont bien lisibles </text:span><text:span text:style-name="T608">in situ</text:span><text:span text:style-name="T583">, </text:span><text:span text:style-name="T608">contra</text:span><text:span text:style-name="T583"> </text:span><text:span text:style-name="T192">SII </text:span><text:span text:style-name="T204">13: 170.</text:span></text:p></text:note-body></text:note></text:span><text:span text:style-name="T728"> taṇṇīramutu cumantaṭṭavum tiruvārāti-</text:span></text:p>
      <text:p text:style-name="P476"><text:span text:style-name="T728">[16.] ṉai ceyyunampikku </text:span>paricāra<text:span text:style-name="T728">kañceyyavum </text:span></text:p>
      <text:p text:style-name="P412">[17.] tirumeypūccuttekkavum vitāṉam pi- <text:s/></text:p>
      <text:p text:style-name="P412">[18.] ṭikkavum °uṭpaṭa veṇṭumāṉa °iraṇṭiṉu-</text:p>
      <text:p text:style-name="P412">[19.] kku nicatanellukkuṟuṇi nāṉāḻiyāka °orā-</text:p>
      <text:p text:style-name="P412">[20.] ṭṭai nāḷaikku nellu nāṟpattaiṅkalattiṟ </text:p>
      <text:p text:style-name="P412">[21.] nilam kāley °araimāvaraikkāṇi tiruppaḷi- </text:p>
      <text:p text:style-name="P476"><text:span text:style-name="T728">[22.] ttāmam paṟittuttoṭuppār </text:span><text:span text:style-name="T728"><text:note text:id="ftn380" text:note-class="footnote"><text:note-citation>380</text:note-citation><text:note-body><text:p text:style-name="Footnote"><text:s/><text:span text:style-name="T709">M</text:span><text:span text:style-name="T192">uvar</text:span><text:span text:style-name="T204"> : lire </text:span><text:span text:style-name="T192">mūvar.</text:span></text:p></text:note-body></text:note></text:span><text:span text:style-name="T728">muvarkku</text:span></text:p>
      <text:p text:style-name="P412">[23.] nicatanellukkuṟuṇi nāṉāḻiyāka °orāṭ-</text:p>
      <text:p text:style-name="P412">[24.] ṭaikku nellu nāṟpattaiṅkalattuk-</text:p>
      <text:p text:style-name="P412">[25.] ku nilaṉ kāle °araimāvaraikkāṇi </text:p>
      <text:p text:style-name="P412">[26.] tirumuṟ[ṟa*]n tiruvalakiṭṭuttirumeḻukkiṭuv[ā*]-</text:p>
      <text:p text:style-name="P411">[27.] r <text:note text:id="ftn381" text:note-class="footnote"><text:note-citation>381</text:note-citation><text:note-body><text:p text:style-name="Footnote"><text:s/><text:span text:style-name="T542">Idem.</text:span></text:p></text:note-body></text:note>muvarkku nicatanellukkuṟuṇi nāṉaḻiyā-</text:p>
      <text:p text:style-name="P412">[28.] ka °orāṭṭaikku nellu nāṟpattaiṅkala- </text:p>
      <text:p text:style-name="P412">[29.] ttukku nilaṉ kāley °araimāvaraikkāṇi</text:p>
      <text:p text:style-name="P412">[30.] °ukaccuttalaippaṟaiyoṉṟu mattaḷamu-</text:p>
      <text:p text:style-name="P412">[31.] ṉṟum<text:note text:id="ftn382" text:note-class="footnote"><text:note-citation>382</text:note-citation><text:note-body><text:p text:style-name="Footnote"><text:s/><text:span text:style-name="T589">M</text:span><text:span text:style-name="T192">uṉṟum</text:span><text:span text:style-name="T204"> : lire </text:span><text:span text:style-name="T192">mūṉṟum</text:span><text:span text:style-name="T204">.</text:span></text:p></text:note-body></text:note> kaṟaṭikai °oṉṟum caṅkiraṇṭum kāḷamira- </text:p>
      <text:p text:style-name="P412"><text:soft-page-break/>[32.] ṇṭum cekaṇṭikaiyoṉṟum tāḷam °o- </text:p>
      <text:p text:style-name="P412">[33.] raṇaiyum kaimaṇi °oraṇaiyāka °ā[ka] pa-</text:p>
      <text:p text:style-name="P412"><text:span text:style-name="Emphasis"><text:span text:style-name="T488">[34.] nṉiraṇṭum tiru- <text:s text:c="2"/></text:span></text:span></text:p>
      <text:p text:style-name="P606"><text:span text:style-name="Emphasis"><text:span text:style-name="T581">ix</text:span></text:span></text:p>
      <text:p text:style-name="P606"><text:span text:style-name="Emphasis"><text:span text:style-name="T694"/></text:span></text:p>
      <text:p text:style-name="P419"><text:span text:style-name="Emphasis"><text:span text:style-name="T489">[1.]</text:span></text:span><text:span text:style-name="Emphasis"><text:span text:style-name="T489"><text:note text:id="ftn383" text:note-class="footnote"><text:note-citation>383</text:note-citation><text:note-body><text:p text:style-name="P656"><text:s/>Cette neuvième portion est gravée<text:span text:style-name="T711"> </text:span><text:span text:style-name="T756">à gauche de la niche Brahmā.</text:span></text:p></text:note-body></text:note></text:span></text:span>vamutum <text:span text:style-name="T1">bhū</text:span>ta-</text:p>
      <text:p text:style-name="P420">[2.] <text:span text:style-name="T1">bali</text:span>yum <text:span text:style-name="T546">śrī</text:span><text:span text:style-name="T2">ba</text:span>-</text:p>
      <text:p text:style-name="P420">[3.] <text:span text:style-name="T1">li</text:span>yum °<text:span text:style-name="T1">a</text:span><text:span text:style-name="T545">rddha</text:span>yāma-</text:p>
      <text:p text:style-name="P420">[4.] mum pa[ḷ]ḷiyeḻucciyum</text:p>
      <text:p text:style-name="P420">[5.] koṭṭuvatāka<text:span text:style-name="T631"> nicatam pe</text:span>- </text:p>
      <text:p text:style-name="P420">[6.]<text:span text:style-name="T631"> </text:span>ṟunellu °iru tūṇikkuṟu-</text:p>
      <text:p text:style-name="P420">[7.] ṇi °iru nāḻiyāka °orāṭṭaik-</text:p>
      <text:p text:style-name="P420">[8.] ku nellu °irunūṟṟeḻupatte- <text:s/></text:p>
      <text:p text:style-name="P420">[9.] ḻu kalane tūṇippatakkukku ni-</text:p>
      <text:p text:style-name="P420">[10.] laṉ °oṉṟaraiyey nāṉku </text:p>
      <text:p text:style-name="P420">[11.] māvarai °araikkāṇi muntiri-</text:p>
      <text:p text:style-name="P420">[12.] kai tirumeykāppāriruvarkkukka-</text:p>
      <text:p text:style-name="P420">[13.] ppaṭamuṭpaṭa nicatanellu mukkuṟu- <text:s/></text:p>
      <text:p text:style-name="P415">[14.] ṇiyāka °orāṭṭaikku nellutto-</text:p>
      <text:p text:style-name="P416">[15.] ṇṇūṟṟukkalattukku nilaṉ °arai-</text:p>
      <text:p text:style-name="P416">[16.] yey mākāṇi karaṇattāṉ °o- </text:p>
      <text:p text:style-name="P416">[17.] <text:note text:id="ftn384" text:note-class="footnote"><text:note-citation>384</text:note-citation><text:note-body><text:p text:style-name="Footnote"><text:s/><text:span text:style-name="T204">Le </text:span><text:span text:style-name="T192">ru</text:span><text:span text:style-name="T204"> de </text:span><text:span text:style-name="T192">oruvaṉukku </text:span><text:span text:style-name="T204">est bien présent sur la pierre, </text:span><text:span text:style-name="T192">contra</text:span><text:span text:style-name="T204"> </text:span><text:span text:style-name="T192">SII </text:span><text:span text:style-name="T204">13: 170 : °</text:span><text:span text:style-name="T192">o[ru]vaṉukku</text:span><text:span text:style-name="T204">.</text:span></text:p></text:note-body></text:note>ruvaṉukku nicatanelluppatakkāka °o-</text:p>
      <text:p text:style-name="P90"><text:span text:style-name="T98">[18.] <text:s/>rāṭṭaikku nellu</text:span><text:span text:style-name="T98"><text:note text:id="ftn385" text:note-class="footnote"><text:note-citation>385</text:note-citation><text:note-body><text:p text:style-name="P656"><text:s/><text:span text:style-name="T711">Le segment </text:span><text:span text:style-name="T192">patakkāka °orāṭṭaikku nellu </text:span><text:span text:style-name="T204">n'apparaît pas dans l'édition</text:span><text:span text:style-name="T711"> de </text:span><text:span text:style-name="T192">SII </text:span><text:span text:style-name="T204">13: 170—qui donne °</text:span><text:span text:style-name="T192">o[ru]vaṉukku nicatanellu °aṟupatiṉ kalattukku</text:span><text:span text:style-name="T204">—à laquelle il manque par conséquent une ligne de transcription (26 lignes pour ce Frag. 9, contre 27 dans notre transcription).</text:span></text:p></text:note-body></text:note></text:span><text:span text:style-name="T98"> °aṟupatiṉ kalattu-</text:span></text:p>
      <text:p text:style-name="P90"><text:soft-page-break/><text:span text:style-name="T98">[19.]</text:span><text:span text:style-name="T137"> kku</text:span><text:span text:style-name="T98"> nilaṉ °eḻu māvarai </text:span><text:span text:style-name="T92">rāja</text:span><text:span text:style-name="T98">niyo- </text:span></text:p>
      <text:p text:style-name="P90"><text:span text:style-name="T98">[20.] </text:span><text:span text:style-name="T92">ga</text:span><text:span text:style-name="T137">tt</text:span><text:span text:style-name="T98">āl </text:span><text:span text:style-name="T118">śrī</text:span><text:span text:style-name="T91">k</text:span><text:span text:style-name="T92">ā</text:span><text:span text:style-name="T120">rya</text:span><text:span text:style-name="T98">ñceyv[ā*]ṉu-</text:span></text:p>
      <text:p text:style-name="P90"><text:span text:style-name="T98">[21.] </text:span><text:span text:style-name="T137">kku</text:span><text:span text:style-name="T98"> nicatam patakkāka °orāṭṭaikku ne- </text:span></text:p>
      <text:p text:style-name="P416">[22.] llu °aṟupatin kalattiṟku nilaṉ °[e]- </text:p>
      <text:p text:style-name="P90"><text:span text:style-name="T98">[23.] ḻu māvarai [...]tiyam</text:span><text:span text:style-name="T98"><text:note text:id="ftn386" text:note-class="footnote"><text:note-citation>386</text:note-citation><text:note-body><text:p text:style-name="Footnote"><text:s/>Cette lacune peut être restituée ainsi : <text:span text:style-name="T192">varai</text:span><text:span text:style-name="T204">kkāṇi tiruppa</text:span><text:span text:style-name="T192">tiyam.</text:span></text:p></text:note-body></text:note></text:span><text:span text:style-name="T98"> pāṭuvāri-</text:span></text:p>
      <text:p text:style-name="P90"><text:span text:style-name="T98">[24.] […]tam</text:span><text:span text:style-name="T98"><text:note text:id="ftn387" text:note-class="footnote"><text:note-citation>387</text:note-citation><text:note-body><text:p text:style-name="Footnote"><text:s/><text:span text:style-name="T584">Le texte manquant est restituable comme suit :</text:span><text:span text:style-name="T595"> -</text:span><text:span text:style-name="T204">ruvaṟkku nica</text:span><text:span text:style-name="T192">tam.</text:span></text:p></text:note-body></text:note></text:span><text:span text:style-name="T98"> patakkāka °orā-</text:span></text:p>
      <text:p text:style-name="P90"><text:span text:style-name="T98">[25.] […]</text:span><text:span text:style-name="T98"><text:note text:id="ftn388" text:note-class="footnote"><text:note-citation>388</text:note-citation><text:note-body><text:p text:style-name="Footnote"><text:s/>Ici, on peut restituer :<text:span text:style-name="T584"> -</text:span><text:span text:style-name="T192">ṭṭaikku nellu.</text:span></text:p></text:note-body></text:note></text:span><text:span text:style-name="T98"> [...]patin kalattiṟku</text:span></text:p>
      <text:p text:style-name="P416">[26.] […] kalamiṭu[m*] kucava-</text:p>
      <text:p text:style-name="P90"><text:span text:style-name="Emphasis"><text:span text:style-name="T348">[27.] […]kku nel[lu] pa- </text:span></text:span></text:p>
      <text:p text:style-name="P606"><text:span text:style-name="Emphasis"><text:span text:style-name="T581">x</text:span></text:span></text:p>
      <text:p text:style-name="P606"><text:span text:style-name="Emphasis"><text:span text:style-name="T694"/></text:span></text:p>
      <text:p text:style-name="P415"><text:span text:style-name="Emphasis"><text:span text:style-name="T489">[1.]</text:span></text:span><text:span text:style-name="Emphasis"><text:span text:style-name="T489"><text:note text:id="ftn389" text:note-class="footnote"><text:note-citation>389</text:note-citation><text:note-body><text:p text:style-name="P656"><text:s/>Cette dixième portion est gravée<text:span text:style-name="T711"> </text:span><text:span text:style-name="T756">à droite de la niche Brahmā.</text:span></text:p></text:note-body></text:note></text:span></text:span>tiṉ kalattiṟku ni- <text:s/></text:p>
      <text:p text:style-name="P416">[2.]<text:span text:style-name="T631"> lam °arai</text:span><text:span text:style-name="T543">kk</text:span><text:span text:style-name="T631">āl °āḻ-</text:span></text:p>
      <text:p text:style-name="P416">[3.] vār <text:note text:id="ftn390" text:note-class="footnote"><text:note-citation>390</text:note-citation><text:note-body><text:p text:style-name="Footnote"><text:s/><text:span text:style-name="T192">Tīrttam </text:span><text:span text:style-name="T204">: le</text:span><text:span text:style-name="T192"> ī </text:span><text:span text:style-name="T204">long est bien lisible, </text:span><text:span text:style-name="T192">contra</text:span><text:span text:style-name="T204"> </text:span><text:span text:style-name="T192">SII </text:span><text:span text:style-name="T204">13: 170.</text:span></text:p></text:note-body></text:note>tīrttamāṭiyaru- <text:s/></text:p>
      <text:p text:style-name="P416">[4.] ḷum vaikāci vicākattiṟkut-</text:p>
      <text:p text:style-name="P417">[5.] tiruviḻaviṟku<text:note text:id="ftn391" text:note-class="footnote"><text:note-citation>391</text:note-citation><text:note-body><text:p text:style-name="Footnote"><text:s/><text:span text:style-name="T709">V</text:span><text:span text:style-name="T192">iḻaviṟku</text:span><text:span text:style-name="T204">, </text:span><text:span text:style-name="T191">contra</text:span><text:span text:style-name="T203"> </text:span><text:span text:style-name="T192">SII </text:span><text:span text:style-name="T204">13: 170 : </text:span><text:span text:style-name="T192">viḻāviṟku.</text:span></text:p></text:note-body></text:note> veṇṭum palavica- </text:p>
      <text:p text:style-name="P418">[6.] tiṟku<text:note text:id="ftn392" text:note-class="footnote"><text:note-citation>392</text:note-citation><text:note-body><text:p text:style-name="Footnote"><text:s/><text:span text:style-name="T192">Tiruviḻāviṟku veṇṭum palavicatiṟku </text:span><text:span text:style-name="T204">:</text:span><text:span text:style-name="T203"> </text:span><text:span text:style-name="T191">contra</text:span><text:span text:style-name="T203"> </text:span><text:span text:style-name="T192">SII </text:span><text:span text:style-name="T204">13: 170 : </text:span><text:span text:style-name="T192">tiruviḻāviṟkum veṇṭu palavicatiṟku</text:span><text:span text:style-name="T203">.</text:span></text:p></text:note-body></text:note> nellu nūṟṟaimpati-</text:p>
      <text:p text:style-name="P418">[7.] n kalattiṟku nilaṉ mu<text:span text:style-name="T543">kk</text:span><text:span text:style-name="T631">āley </text:span><text:note text:id="ftn393" text:note-class="footnote"><text:note-citation>393</text:note-citation><text:note-body><text:p text:style-name="Footnote"><text:s/><text:span text:style-name="T589">M</text:span><text:span text:style-name="T192">uṉṟu</text:span><text:span text:style-name="T204"> : lire </text:span><text:span text:style-name="T192">mūṉṟu</text:span><text:span text:style-name="T204">.</text:span></text:p></text:note-body></text:note><text:span text:style-name="T631">mu- </text:span></text:p>
      <text:p text:style-name="P418">[8.] nṟu mā mukkāṇi <text:span text:style-name="T1">saṃ</text:span><text:span text:style-name="T545">kr</text:span><text:span text:style-name="T1">ā</text:span><text:span text:style-name="T545">nti</text:span>toṟu-</text:p>
      <text:p text:style-name="P418">[9.] m nūṟṟeṭṭu<text:span text:style-name="T542">kka</text:span>lacamāṭiyaruḷavum</text:p>
      <text:p text:style-name="P418"><text:soft-page-break/>[10.] kalavariciyā[…]ti[…]ca</text:p>
      <text:p text:style-name="P418">[11.]<text:span text:style-name="T631"> yavumuṭpaṭa </text:span>[…]</text:p>
      <text:p text:style-name="P418">[12.] ṭum palavicattu[…]ḷaikku</text:p>
      <text:p text:style-name="P418">[13.] ppaṉiraṇṭu <text:span text:style-name="T545">sna</text:span><text:span text:style-name="T1">pa</text:span>natti<text:span text:style-name="T542">kku</text:span>māka<text:note text:id="ftn394" text:note-class="footnote"><text:note-citation>394</text:note-citation><text:note-body><text:p text:style-name="Footnote"><text:s/><text:span text:style-name="T192">Snapanattikkumāka </text:span><text:span text:style-name="T204">: lire </text:span><text:span text:style-name="T192">snapanattukkumāka</text:span><text:span text:style-name="T204"> ; </text:span><text:span text:style-name="T191">contra</text:span><text:span text:style-name="T203"> </text:span><text:span text:style-name="T192">SII </text:span><text:span text:style-name="T204">13: 170 : </text:span><text:span text:style-name="T192">snamanattukkumāka.</text:span></text:p></text:note-body></text:note> ni-</text:p>
      <text:p text:style-name="P418">[14.] laṉ °oṉṟey °aṟu mā[…] </text:p>
      <text:p text:style-name="P418">[15.] […]<text:span text:style-name="T1">de</text:span>var <text:span text:style-name="T1">sāsa</text:span>na<text:note text:id="ftn395" text:note-class="footnote"><text:note-citation>395</text:note-citation><text:note-body><text:p text:style-name="Footnote"><text:s/><text:span text:style-name="T192">Sāsana</text:span><text:span text:style-name="T204">, </text:span><text:span text:style-name="T191">contra</text:span><text:span text:style-name="T203"> </text:span><text:span text:style-name="T192">SII </text:span><text:span text:style-name="T204">13: 170 : </text:span><text:span text:style-name="T192">śāsana</text:span><text:span text:style-name="T204">. </text:span></text:p></text:note-body></text:note>-</text:p>
      <text:p text:style-name="P418">[16.] […]ṭi °i[…]meyaḷantu</text:p>
      <text:p text:style-name="P418">[17.] […][<text:span text:style-name="T545">ntr</text:span><text:span text:style-name="T1">ādi</text:span>ttavat][…][mu]ni<text:span text:style-name="T1">ba</text:span><text:span text:style-name="T545">ndha</text:span>m<text:note text:id="ftn396" text:note-class="footnote"><text:note-citation>396</text:note-citation><text:note-body><text:p text:style-name="Footnote"><text:s/><text:span text:style-name="T204">[…][</text:span><text:span text:style-name="T192">ntrādittavat</text:span><text:span text:style-name="T204">][…][</text:span><text:span text:style-name="T192">mu</text:span><text:span text:style-name="T204">]</text:span><text:span text:style-name="T192">nibandham</text:span><text:span text:style-name="T204">, </text:span><text:span text:style-name="T191">contra</text:span><text:span text:style-name="T203"> </text:span><text:span text:style-name="T192">SII </text:span><text:span text:style-name="T204">13: 170 : […]</text:span><text:span text:style-name="T192">ḷanta</text:span><text:span text:style-name="T204">[…][</text:span><text:span text:style-name="T192">ṭi</text:span><text:span text:style-name="T204">] </text:span><text:span text:style-name="T192">nibandham.</text:span><text:span text:style-name="T225"> </text:span></text:p></text:note-body></text:note></text:p>
      <text:p text:style-name="P418">[18.] […]vukaṅ-</text:p>
      <text:p text:style-name="P418">[19.] […]mukuṉ te[ṅ*]kummuṉ</text:p>
      <text:p text:style-name="P418">[20.] […]ṇṭu kāḻcci ceyta nilamum</text:p>
      <text:p text:style-name="P418">[21.] ni<text:span text:style-name="T1">ba</text:span><text:span text:style-name="T545">ndha</text:span>ñceykaveṉṟu °it-</text:p>
      <text:p text:style-name="P418">[22.]<text:span text:style-name="T631"> tirukkaṟṟaḷi °eṭuppittu °i[</text:span><text:span text:style-name="T2">d</text:span><text:span text:style-name="T631">*]</text:span><text:span text:style-name="T2">de</text:span><text:span text:style-name="T631">-</text:span></text:p>
      <text:p text:style-name="P418">[23.] vark[...]tta<text:span text:style-name="T542"> </text:span><text:span text:style-name="T546">śrī</text:span><text:span text:style-name="T631">°uttama- </text:span></text:p>
      <text:p text:style-name="P418">[24.] c{o}<text:span text:style-name="T631">ḻaraittiruvayiṟu vāytta </text:span></text:p>
      <text:p text:style-name="P418">[25.] °<text:span text:style-name="T631">uṭaiyapirāṭṭiyār cempiyaṉ-</text:span></text:p>
      <text:p text:style-name="P421">[26.] <text:span text:style-name="T2">mahāde</text:span><text:span text:style-name="T631">viyār korā</text:span><text:span text:style-name="T2">ja</text:span><text:span text:style-name="T631">rā</text:span><text:span text:style-name="T2">ja</text:span><text:span text:style-name="T631">ke-</text:span></text:p>
      <text:p text:style-name="P422">[27.] <text:span text:style-name="T1">sa</text:span>ri<text:span text:style-name="T1">pa</text:span><text:span text:style-name="T545">nma</text:span>[r*]kku yāṇṭu 7vatil </text:p>
      <text:p text:style-name="P422"><text:span text:style-name="Emphasis"><text:span text:style-name="T488">[28.] °aruḷicce[...] °[i]vi-</text:span></text:span></text:p>
      <text:p text:style-name="P422"><text:span text:style-name="Emphasis"><text:span text:style-name="T488">[29.] […]</text:span></text:span><text:span text:style-name="Emphasis"><text:span text:style-name="T488"><text:note text:id="ftn397" text:note-class="footnote"><text:note-citation>397</text:note-citation><text:note-body><text:p text:style-name="P656"><text:s/>Contrairement à ce qu'indique la transcription donnée dans <text:span text:style-name="T192">SII </text:span><text:span text:style-name="T204">13: 170</text:span>, une ligne de texte supplémentaire, voire deux, semble être gravée sous la ligne 28. Compte tenu de l'état de dégradation de cette portion d'enregistrement, nous ne sommes <text:s/>malheureusement pas en mesure de la déchiffrer à l'œil nu.</text:p></text:note-body></text:note></text:span></text:span></text:p>
      <text:p text:style-name="P606"><text:soft-page-break/><text:span text:style-name="Emphasis"><text:span text:style-name="T581">xi</text:span></text:span></text:p>
      <text:p text:style-name="P606"><text:span text:style-name="Emphasis"><text:span text:style-name="T694"/></text:span></text:p>
      <text:p text:style-name="P417"><text:span text:style-name="Emphasis"><text:span text:style-name="T489">[1.]</text:span></text:span><text:span text:style-name="Emphasis"><text:span text:style-name="T489"><text:note text:id="ftn398" text:note-class="footnote"><text:note-citation>398</text:note-citation><text:note-body><text:p text:style-name="P656"><text:s/>Cette onzième portion est gravée<text:span text:style-name="T711"> </text:span><text:span text:style-name="T756">sur le pan de mur précédant le </text:span><text:span text:style-name="T753">pañjara</text:span><text:span text:style-name="T756"> de droite, face nord du</text:span><text:span text:style-name="T753"> garbhag</text:span><text:span text:style-name="Emphasis"><text:span text:style-name="T302">r̥</text:span></text:span><text:span text:style-name="T753">ha.</text:span></text:p></text:note-body></text:note></text:span></text:span>ḷa °<text:span text:style-name="T631">uṭaiyār </text:span><text:span text:style-name="T631"><text:note text:id="ftn399" text:note-class="footnote"><text:note-citation>399</text:note-citation><text:note-body><text:p text:style-name="Footnote"><text:s/><text:span text:style-name="T542">Mutta</text:span> : lire <text:span text:style-name="T542">mūtta.</text:span></text:p></text:note-body></text:note></text:span><text:span text:style-name="T631">muttaparivā</text:span>-</text:p>
      <text:p text:style-name="P418">[2.]<text:span text:style-name="T631"> rattu cāramuṭaiya</text:span>ṉ °araṭṭaṉ</text:p>
      <text:p text:style-name="P418">[3.] °ikāṭutevaṉum °<text:span text:style-name="T631">uṭaiyār paḷḷi-</text:span></text:p>
      <text:p text:style-name="P379">[4.] ttoṅkaluṭaiyāṉa °iḷaiyava-</text:p>
      <text:p text:style-name="P379">[5.] kaiyil °appūruṭaiyāṉ °āccaṉ-</text:p>
      <text:p text:style-name="P379">[6.] paṭṭālakaṉum °ippirāṭṭiyārey </text:p>
      <text:p text:style-name="P418">[7.] °inta <text:note text:id="ftn400" text:note-class="footnote"><text:note-citation>400</text:note-citation><text:note-body><text:p text:style-name="P248"><text:span text:style-name="T237"><text:s/></text:span><text:span text:style-name="T236">Sthānādhipatyamañ </text:span><text:span text:style-name="T230">: </text:span><text:span text:style-name="T236">SII </text:span><text:span text:style-name="T230">13: 170 donne </text:span><text:span text:style-name="T236">sthānādhipatamañ</text:span><text:span text:style-name="T230">, mais la ligature </text:span><text:span text:style-name="T236">tya</text:span><text:span text:style-name="T230"> en lettres </text:span><text:span text:style-name="T236">grantha</text:span><text:span text:style-name="T230"> est très aisément déchiffrable </text:span><text:span text:style-name="T236">in situ</text:span><text:span text:style-name="T230">. <text:s/></text:span></text:p></text:note-body></text:note><text:span text:style-name="T545">sth</text:span><text:span text:style-name="T1">ā</text:span>nā<text:span text:style-name="T1">dhi</text:span>pa<text:span text:style-name="T545">tya</text:span>mañc<text:span text:style-name="T631">eyya °e-</text:span></text:p>
      <text:p text:style-name="P418">[8.] vi °aruḷiṉa °<text:span text:style-name="T631">ācca</text:span>ṉkampanākiya ti-</text:p>
      <text:p text:style-name="P418">[9.] rumaṇañcerittirukkaṟṟaḷippicca-</text:p>
      <text:p text:style-name="P418">[10.] ṉum °iruntu °iṉnilam nivantañce-</text:p>
      <text:p text:style-name="P418">[11.]<text:span text:style-name="T631"> ytapaṭi kaṇṭu kāḻcciyāna nila-</text:span></text:p>
      <text:p text:style-name="P418">[12.] ttil °āṭṭā<text:span text:style-name="T631">ṇṭum °a</text:span>ṭaippaṭi</text:p>
      <text:p text:style-name="P418">[13.] pokattiley tirumeypūccu</text:p>
      <text:p text:style-name="P418">[14.] nicati °iru n<text:span text:style-name="T631">āḻi kuḻampukkuccanta</text:span>ṉam</text:p>
      <text:p text:style-name="P421">[15.] °aimpalamāy<text:note text:id="ftn401" text:note-class="footnote"><text:note-citation>401</text:note-citation><text:note-body><text:p text:style-name="Footnote"><text:s/><text:span text:style-name="T709">A</text:span><text:span text:style-name="T192">impalamāy</text:span><text:span text:style-name="T204">, </text:span><text:span text:style-name="T192">contra</text:span><text:span text:style-name="T204"> </text:span><text:span text:style-name="T192">SII </text:span><text:span text:style-name="T204">13: 170 : </text:span><text:span text:style-name="T192">aimpalamāṭa.</text:span></text:p></text:note-body></text:note> °orāṭṭaikku niṟey palamāṭa-</text:p>
      <text:p text:style-name="P422">[16.] tiṉeṭṭukkukkācu patiṉeṭṭukkum <text:span text:style-name="T546">śrī</text:span><text:span text:style-name="T631">- </text:span></text:p>
      <text:p text:style-name="P422">[17.] vimāṉamum maṇṭapamumuḷḷiṭṭa-</text:p>
      <text:p text:style-name="P422">[18] ṉa putukkapputukkuppuṟamummaṟṟu[m*]</text:p>
      <text:p text:style-name="P422">[19.] <text:span text:style-name="T1">de</text:span>varkku veṇṭum palavicattilu-</text:p>
      <text:p text:style-name="P422">[20. ] m °ikkaṇṭu kāḻcciyiṟ pokame[l*]-</text:p>
      <text:p text:style-name="P422"><text:soft-page-break/>[21.] lām nivantamāvatākavum °aḷan-</text:p>
      <text:p text:style-name="P422">[22.] tu mikka nilamāvatu tiruvamu[t]-</text:p>
      <text:p text:style-name="P422">[23.]<text:span text:style-name="T631"> </text:span>āḷavu <text:note text:id="ftn402" text:note-class="footnote"><text:note-citation>402</text:note-citation><text:note-body><text:p text:style-name="P5"><text:span text:style-name="T126"><text:s/>Ko</text:span><text:span text:style-name="T101">, </text:span><text:span text:style-name="T126">contra</text:span><text:span text:style-name="T101"> </text:span><text:span text:style-name="T126">SII </text:span><text:span text:style-name="T101">13: 170 : </text:span><text:span text:style-name="T126">to</text:span><text:span text:style-name="T101">.</text:span></text:p></text:note-body></text:note>koḷukkiruccāṇaraik-</text:p>
      <text:p text:style-name="P422">[24.] kaiyuḷḷa patineṇcāṇ [ko]-<text:span text:style-name="T631"> </text:span></text:p>
      <text:p text:style-name="P422">[25.] l<text:span text:style-name="T631">ālaḷantapaṭi paḻanivantama-</text:span></text:p>
      <text:p text:style-name="P422">[26.] <text:span text:style-name="T631">ṭaittu mikka nilam °</text:span>oṉṟa-</text:p>
      <text:p text:style-name="P422">[27.] r{ai}yeyiraṇṭu m<text:span text:style-name="T631">ākkāṇiyum</text:span><text:span text:style-name="T631"><text:note text:id="ftn403" text:note-class="footnote"><text:note-citation>403</text:note-citation><text:note-body><text:p text:style-name="Footnote"><text:s/><text:span text:style-name="T709">K</text:span><text:span text:style-name="T191">āṇiyum</text:span><text:span text:style-name="T203">-</text:span><text:span text:style-name="T204">, </text:span><text:span text:style-name="T192">contra</text:span><text:span text:style-name="T204"> </text:span><text:span text:style-name="T192">SII </text:span><text:span text:style-name="T204">13: 170 : </text:span><text:span text:style-name="T192">k</text:span><text:span text:style-name="T191">āṇiyumā-</text:span></text:p></text:note-body></text:note></text:span><text:span text:style-name="T631">-</text:span></text:p>
      <text:p text:style-name="P422">[28.] <text:span text:style-name="T631">ā</text:span>ka nivantañceytapa-</text:p>
      <text:p text:style-name="P422">[29.] ṭi pūnantavāṉamum</text:p>
      <text:p text:style-name="P422"><text:span text:style-name="Emphasis"><text:span text:style-name="T488">[30.] teṅka-</text:span></text:span></text:p>
      <text:p text:style-name="P606"><text:span text:style-name="Emphasis"><text:span text:style-name="T581">xii</text:span></text:span></text:p>
      <text:p text:style-name="P606"><text:span text:style-name="Emphasis"><text:span text:style-name="T694"/></text:span></text:p>
      <text:p text:style-name="P423"><text:span text:style-name="Emphasis"><text:span text:style-name="T489">[1.]</text:span></text:span><text:span text:style-name="Emphasis"><text:span text:style-name="T489"><text:note text:id="ftn404" text:note-class="footnote"><text:note-citation>404</text:note-citation><text:note-body><text:p text:style-name="P656"><text:s/>Cette douzième portion est gravée<text:span text:style-name="T711"> </text:span><text:span text:style-name="T756">sur le sur le même </text:span><text:span text:style-name="T753">pañjara</text:span><text:span text:style-name="T756"> de droite, face nord du</text:span><text:span text:style-name="T753"> garbhag</text:span><text:span text:style-name="Emphasis"><text:span text:style-name="T302">r̥</text:span></text:span><text:span text:style-name="T753">ha.</text:span></text:p></text:note-body></text:note></text:span></text:span>nto<text:span text:style-name="T631">ṭṭa</text:span>-</text:p>
      <text:p text:style-name="P424">[2.] <text:span text:style-name="T631">mumi</text:span>ṟaikku<text:span text:style-name="T631">-</text:span></text:p>
      <text:p text:style-name="P424">[3.] ṅkuṭika<text:span text:style-name="T631">ḷ </text:span><text:span text:style-name="T631"><text:note text:id="ftn405" text:note-class="footnote"><text:note-citation>405</text:note-citation><text:note-body><text:p text:style-name="Footnote"><text:s/><text:span text:style-name="T709">M</text:span><text:span text:style-name="T192">uvar</text:span><text:span text:style-name="T204"> : lire </text:span><text:span text:style-name="T192">mūvar.</text:span></text:p></text:note-body></text:note></text:span><text:span text:style-name="T631">muvarkku</text:span></text:p>
      <text:p text:style-name="P380">[4.] nilam °araiye- <text:s text:c="4"/></text:p>
      <text:p text:style-name="P381">[5.] y mākāṇiyumā-</text:p>
      <text:p text:style-name="P382">[6.] ṇuṭaiyāṉu-</text:p>
      <text:p text:style-name="P382">[7.] kku <text:note text:id="ftn406" text:note-class="footnote"><text:note-citation>406</text:note-citation><text:note-body><text:p text:style-name="Footnote"><text:s/><text:span text:style-name="T709">Nir</text:span><text:span text:style-name="T711"> : lire </text:span><text:span text:style-name="T709">nīr</text:span><text:span text:style-name="T711">.</text:span></text:p></text:note-body></text:note>nirnilam pa-</text:p>
      <text:p text:style-name="P425">[8.] ṟṟāmaiyil viṭṭa</text:p>
      <text:p text:style-name="P425">[9.] nilamaraimāva-</text:p>
      <text:p text:style-name="P382"><text:span text:style-name="T722">[10.] raikkā</text:span>ṇiyum pa-</text:p>
      <text:p text:style-name="P382"><text:soft-page-break/>[11.] ḻampaṭi caṅkūtu-</text:p>
      <text:p text:style-name="P382">[12.] m °uvaccarkaḷi-</text:p>
      <text:p text:style-name="P382">[13.] ruvarumey putu-</text:p>
      <text:p text:style-name="P382"><text:span text:style-name="Emphasis"><text:span text:style-name="T488">[14.] nivantamāṉa kā-</text:span></text:span></text:p>
      <text:p text:style-name="P606"><text:span text:style-name="Emphasis"><text:span text:style-name="T582"/></text:span></text:p>
      <text:p text:style-name="P606"><text:span text:style-name="Emphasis"><text:span text:style-name="T581">xiii</text:span></text:span></text:p>
      <text:p text:style-name="P606"><text:span text:style-name="Emphasis"><text:span text:style-name="T694"/></text:span></text:p>
      <text:p text:style-name="P423"><text:span text:style-name="Emphasis"><text:span text:style-name="T489">[1.]</text:span></text:span><text:span text:style-name="Emphasis"><text:span text:style-name="T489"><text:note text:id="ftn407" text:note-class="footnote"><text:note-citation>407</text:note-citation><text:note-body><text:p text:style-name="P656"><text:s/>Cette treizième portion est gravée<text:span text:style-name="T756"> sur le même </text:span><text:span text:style-name="T753">pañjara</text:span><text:span text:style-name="T756"> de droite, face nord du</text:span><text:span text:style-name="T753"> garbhag</text:span><text:span text:style-name="Emphasis"><text:span text:style-name="T302">r̥</text:span></text:span><text:span text:style-name="T753">ha.</text:span></text:p></text:note-body></text:note></text:span></text:span>ḷamira<text:span text:style-name="T631">ṇṭu caṅ-</text:span></text:p>
      <text:p text:style-name="P424">[2.] kira<text:span text:style-name="T631">ṇṭiṉo</text:span>ṭu(m)mū-</text:p>
      <text:p text:style-name="P424">[3.] tuvat<text:span text:style-name="T631">ākacceyta nila-</text:span></text:p>
      <text:p text:style-name="P424">[4.] m n<text:span text:style-name="T631">āṉmāvaraiy</text:span>u-</text:p>
      <text:p text:style-name="P424">[5.]<text:span text:style-name="T631"> m pa</text:span>ḻampaṭi tirume-</text:p>
      <text:p text:style-name="P424">[6.] ḻukkiṭuv<text:span text:style-name="T631">ārun tiruppa[ḷ*]ḷi</text:span>-</text:p>
      <text:p text:style-name="P424">[7.] tt<text:span text:style-name="T631">āmam pa</text:span>ṟippāru(m)-</text:p>
      <text:p text:style-name="P424">[8.] <text:note text:id="ftn408" text:note-class="footnote"><text:note-citation>408</text:note-citation><text:note-body><text:p text:style-name="Footnote"><text:s/><text:span text:style-name="T204">[</text:span><text:span text:style-name="T192">Ma</text:span><text:span text:style-name="T204">]</text:span><text:span text:style-name="T192">ṟuvarun</text:span><text:span text:style-name="T204"> </text:span><text:span text:style-name="T192">tiruppalikku</text:span><text:span text:style-name="T204">,</text:span><text:span text:style-name="T192"> contra</text:span><text:span text:style-name="T204"> </text:span><text:span text:style-name="T192">SII </text:span><text:span text:style-name="T204">13: 170 : </text:span><text:span text:style-name="T192">[…]yaṟuvantiruppalikku</text:span><text:span text:style-name="T204">.</text:span></text:p></text:note-body></text:note>[ma]ṟuvarun tiruppali<text:span text:style-name="T542">kku</text:span>- <text:s/></text:p>
      <text:p text:style-name="P424">[9.] kkaiyviḷa<text:span text:style-name="T542">kku</text:span>ppiṭi<text:span text:style-name="T542">kka</text:span>ka<text:note text:id="ftn409" text:note-class="footnote"><text:note-citation>409</text:note-citation><text:note-body><text:p text:style-name="Footnote"><text:s/><text:span text:style-name="T709">P</text:span><text:span text:style-name="T192">iṭikka</text:span><text:span text:style-name="T204">[k*]</text:span><text:span text:style-name="T192">kaṭava</text:span><text:span text:style-name="T204">[r*]</text:span><text:span text:style-name="T192">kaḷāka</text:span><text:span text:style-name="T204">, </text:span><text:span text:style-name="T192">contra</text:span><text:span text:style-name="T204"> </text:span><text:span text:style-name="T192">SII </text:span><text:span text:style-name="T204">13: 170 : </text:span><text:span text:style-name="T192">piṭikkakkaṭava</text:span><text:span text:style-name="T204">[r*]</text:span><text:span text:style-name="T192">kaḷāka.</text:span></text:p></text:note-body></text:note>-</text:p>
      <text:p text:style-name="P424">[10.] ṭava[r*]kaḷāka nilamuṉṟu<text:note text:id="ftn410" text:note-class="footnote"><text:note-citation>410</text:note-citation><text:note-body><text:p text:style-name="Footnote"><text:s/><text:span text:style-name="T589">M</text:span><text:span text:style-name="T192">uṉṟu</text:span><text:span text:style-name="T204"> : lire </text:span><text:span text:style-name="T192">mūṉṟu</text:span><text:span text:style-name="T204">.</text:span></text:p></text:note-body></text:note> mā-</text:p>
      <text:p text:style-name="P479"><text:span text:style-name="T728">[11.]</text:span><text:span text:style-name="T729"> vum </text:span><text:span text:style-name="T729"><text:note text:id="ftn411" text:note-class="footnote"><text:note-citation>411</text:note-citation><text:note-body><text:p text:style-name="Footnote"><text:s/><text:span text:style-name="T192">Puṟampaṭittiru</text:span><text:span text:style-name="T204">, </text:span><text:span text:style-name="T192">contra</text:span><text:span text:style-name="T204"> </text:span><text:span text:style-name="T192">SII </text:span><text:span text:style-name="T204">13: 170 : </text:span><text:span text:style-name="T191">pa</text:span><text:span text:style-name="T192">ḻampaṭi tiru</text:span><text:span text:style-name="T204">.</text:span></text:p></text:note-body></text:note></text:span><text:span text:style-name="T728">puṟampaṭittirumuṟ-</text:span></text:p>
      <text:p text:style-name="P425">[12.] ṟan tiruvalakiṭṭu tirumeḻu-</text:p>
      <text:p text:style-name="P22"><text:span text:style-name="T102">[13.] [k*]kiṭakkaṭava[r*]kaḷāka </text:span><text:span text:style-name="T102"><text:note text:id="ftn412" text:note-class="footnote"><text:note-citation>412</text:note-citation><text:note-body><text:p text:style-name="P656"><text:s/><text:span text:style-name="T192">Pallavaṉar</text:span><text:span text:style-name="T191">ā</text:span><text:span text:style-name="T192">ṇapurattu </text:span><text:span text:style-name="T204">: <text:s/></text:span><text:span text:style-name="T192">SII </text:span><text:span text:style-name="T204">13: 170 donne </text:span><text:span text:style-name="T192">pallava[pu]r</text:span><text:span text:style-name="T191">ā</text:span><text:span text:style-name="T192">ṇapurattu</text:span><text:span text:style-name="T204">, cependant le </text:span><text:span text:style-name="T192">ṉ</text:span><text:span text:style-name="T204"> alvéolaire en début de ligne 14 est bien lisible. De plus, un officier Cōḻa présenté comme « le seigneur Ārāvamutu [du village] de Pallavaṉar</text:span><text:span text:style-name="T203">ā</text:span><text:span text:style-name="T204">ṇapuram » (</text:span><text:span text:style-name="T192">pallavaṉar</text:span><text:span text:style-name="T191">ā</text:span><text:span text:style-name="T192">ṇapuram-uṭaiyāṉ ārāvamutu</text:span><text:span text:style-name="T204">) apparaît dans une inscription du Karnataka. </text:span><text:span text:style-name="T192">Cf. EC </text:span><text:span text:style-name="T204">X n° ?.</text:span></text:p></text:note-body></text:note></text:span><text:span text:style-name="T102">pallava- </text:span></text:p>
      <text:p text:style-name="P22"><text:span text:style-name="Emphasis"><text:span text:style-name="T354">[14.] ṉar</text:span></text:span><text:span text:style-name="Emphasis"><text:span text:style-name="T355">ā</text:span></text:span><text:span text:style-name="Emphasis"><text:span text:style-name="T354">ṇapurattu</text:span></text:span><text:span text:style-name="Emphasis"><text:span text:style-name="T355"> °i[</text:span></text:span><text:span text:style-name="Emphasis"><text:span text:style-name="T347">d</text:span></text:span><text:span text:style-name="Emphasis"><text:span text:style-name="T355">*]</text:span></text:span><text:span text:style-name="Emphasis"><text:span text:style-name="T347">de</text:span></text:span><text:span text:style-name="Emphasis"><text:span text:style-name="T355">va-</text:span></text:span></text:p>
      <text:p text:style-name="P22"><text:soft-page-break/><text:span text:style-name="Emphasis"><text:span text:style-name="T354">[15.] r maṭaviḷ</text:span></text:span><text:span text:style-name="Emphasis"><text:span text:style-name="T355">ā</text:span></text:span><text:span text:style-name="Emphasis"><text:span text:style-name="T354">kattiru</text:span></text:span><text:span text:style-name="Emphasis"><text:span text:style-name="T364">kku</text:span></text:span><text:span text:style-name="Emphasis"><text:span text:style-name="T354">n ta</text:span></text:span><text:span text:style-name="Emphasis"><text:span text:style-name="T346">pa</text:span></text:span><text:span text:style-name="Emphasis"><text:span text:style-name="T354">-</text:span></text:span></text:p>
      <text:p text:style-name="P22"><text:span text:style-name="Emphasis"><text:span text:style-name="T354">[16.] </text:span></text:span><text:span text:style-name="Emphasis"><text:span text:style-name="T363">sya</text:span></text:span><text:span text:style-name="Emphasis"><text:span text:style-name="T354">ra</text:span></text:span><text:span text:style-name="Emphasis"><text:span text:style-name="T355">ṟu</text:span></text:span><text:span text:style-name="Emphasis"><text:span text:style-name="T354">var</text:span></text:span><text:span text:style-name="Emphasis"><text:span text:style-name="T364">kku</text:span></text:span><text:span text:style-name="Emphasis"><text:span text:style-name="T354"><text:note text:id="ftn413" text:note-class="footnote"><text:note-citation>413</text:note-citation><text:note-body><text:p text:style-name="Footnote"><text:s/><text:span text:style-name="T542">Tapasyaraṟuvarkku</text:span>,<text:span text:style-name="T204"> </text:span><text:span text:style-name="T192">contra</text:span><text:span text:style-name="T204"> </text:span><text:span text:style-name="T192">SII </text:span><text:span text:style-name="T204">13: 170 : </text:span><text:span text:style-name="T192">tapasyar muvarkku</text:span><text:span text:style-name="T204">.</text:span></text:p></text:note-body></text:note></text:span></text:span><text:span text:style-name="Emphasis"><text:span text:style-name="T354"> nilamuṉṟu</text:span></text:span><text:span text:style-name="Emphasis"><text:span text:style-name="T354"><text:note text:id="ftn414" text:note-class="footnote"><text:note-citation>414</text:note-citation><text:note-body><text:p text:style-name="Footnote"><text:s/><text:span text:style-name="T589">M</text:span><text:span text:style-name="T192">uṉṟu</text:span><text:span text:style-name="T204"> : lire </text:span><text:span text:style-name="T192">mūṉṟu</text:span><text:span text:style-name="T204">.</text:span></text:p></text:note-body></text:note></text:span></text:span></text:p>
      <text:p text:style-name="P22"><text:span text:style-name="Emphasis"><text:span text:style-name="T354">[17.] m</text:span></text:span><text:span text:style-name="Emphasis"><text:span text:style-name="T355">āvum tiruppatiyam p{ā}-</text:span></text:span></text:p>
      <text:p text:style-name="P22"><text:span text:style-name="Emphasis"><text:span text:style-name="T354">[18.] </text:span></text:span><text:span text:style-name="Emphasis"><text:span text:style-name="T355">ṭuva(r)riruvar</text:span></text:span><text:span text:style-name="Emphasis"><text:span text:style-name="T365">kku</text:span></text:span><text:span text:style-name="Emphasis"><text:span text:style-name="T355"> nilame-</text:span></text:span></text:p>
      <text:p text:style-name="P22"><text:span text:style-name="Emphasis"><text:span text:style-name="T354">[19.] </text:span></text:span><text:span text:style-name="Emphasis"><text:span text:style-name="T355">ḻu māraiyum °amarapu-</text:span></text:span></text:p>
      <text:p text:style-name="P22"><text:span text:style-name="Emphasis"><text:span text:style-name="T354">[20.] caṅka</text:span></text:span><text:span text:style-name="Emphasis"><text:span text:style-name="T346">de</text:span></text:span><text:span text:style-name="Emphasis"><text:span text:style-name="T354">var</text:span></text:span><text:span text:style-name="Emphasis"><text:span text:style-name="T364">kku</text:span></text:span><text:span text:style-name="Emphasis"><text:span text:style-name="T354">ttiruvamuta-</text:span></text:span></text:p>
      <text:p text:style-name="P22"><text:span text:style-name="Emphasis"><text:span text:style-name="T354">[21.] rici °iru n</text:span></text:span><text:span text:style-name="Emphasis"><text:span text:style-name="T355">āḻi</text:span></text:span><text:span text:style-name="Emphasis"><text:span text:style-name="T365">kku</text:span></text:span><text:span text:style-name="Emphasis"><text:span text:style-name="T355"> nilam °iraṇṭu</text:span></text:span></text:p>
      <text:p text:style-name="P22"><text:span text:style-name="Emphasis"><text:span text:style-name="T354">[22.] m</text:span></text:span><text:span text:style-name="Emphasis"><text:span text:style-name="T355">ā</text:span></text:span><text:span text:style-name="Emphasis"><text:span text:style-name="T365">kk</text:span></text:span><text:span text:style-name="Emphasis"><text:span text:style-name="T355">āṇi °arai</text:span></text:span><text:span text:style-name="Emphasis"><text:span text:style-name="T365">kk</text:span></text:span><text:span text:style-name="Emphasis"><text:span text:style-name="T355">āṇiyum</text:span></text:span></text:p>
      <text:p text:style-name="P616"/>
      <text:p text:style-name="P606"><text:span text:style-name="Emphasis"><text:span text:style-name="T581">xiv</text:span></text:span></text:p>
      <text:p text:style-name="P606"><text:span text:style-name="Emphasis"><text:span text:style-name="T694"/></text:span></text:p>
      <text:p text:style-name="P23"><text:span text:style-name="Emphasis"><text:span text:style-name="T355">[1.]</text:span></text:span><text:span text:style-name="Emphasis"><text:span text:style-name="T355"><text:note text:id="ftn415" text:note-class="footnote"><text:note-citation>415</text:note-citation><text:note-body><text:p text:style-name="P656"><text:s/>Nous ne sommes pas parvenu à localiser cette quatorzième et dernière portion<text:span text:style-name="T711"> </text:span><text:span text:style-name="T756">sur <text:s/>la face nord du</text:span><text:span text:style-name="T753"> garbhag</text:span><text:span text:style-name="Emphasis"><text:span text:style-name="T302">r̥</text:span></text:span><text:span text:style-name="T753">ha.</text:span></text:p></text:note-body></text:note></text:span></text:span><text:span text:style-name="T100">tirumañcaṇattuṟaikkukkiḻakku cempiyanmātevikkamukam toṭṭam pattumāvukkuṅ <text:s/>°aḻakiyacoḻan kamukantoṭṭam nālu māvukkum vaṭakku kāveri </text:span><text:span text:style-name="T100"><text:note text:id="ftn416" text:note-class="footnote"><text:note-citation>416</text:note-citation><text:note-body><text:p text:style-name="Footnote"><text:s/><text:span text:style-name="T542">Nir</text:span> : lire <text:span text:style-name="T542">nīr</text:span>.</text:p></text:note-body></text:note></text:span><text:span text:style-name="T100">niroṭu kālukku te- </text:span></text:p>
      <text:p text:style-name="P561"/>
      <text:p text:style-name="P24"><text:span text:style-name="T100">[2.] ṟku connavā[ṟa]ṟivā[r*] nilattil </text:span><text:span text:style-name="T100"><text:note text:id="ftn417" text:note-class="footnote"><text:note-citation>417</text:note-citation><text:note-body><text:p text:style-name="Footnote"><text:s/><text:span text:style-name="T586">K</text:span><text:span text:style-name="T192">iḻ</text:span><text:span text:style-name="T204"> : lire </text:span><text:span text:style-name="T192">kīḻ.</text:span></text:p></text:note-body></text:note></text:span><text:span text:style-name="T100">kiḻellai tiruvaḻu</text:span><text:span text:style-name="T125">ntū</text:span><text:span text:style-name="T100">r nilattukku meṟku naṭuvupaṭṭa °iṭam </text:span><text:span text:style-name="T100"><text:note text:id="ftn418" text:note-class="footnote"><text:note-citation>418</text:note-citation><text:note-body><text:p text:style-name="Footnote"><text:s/><text:span text:style-name="T542">Nir</text:span> : lire <text:span text:style-name="T542">nīr.</text:span></text:p></text:note-body></text:note></text:span><text:span text:style-name="T100">niroṭu kālāyummaṇaṟkuṉṟāyum kiṭa</text:span><text:span text:style-name="T125">nta</text:span><text:span text:style-name="T100"> °iṭam °ittevaṟku </text:span><text:span text:style-name="T100"><text:note text:id="ftn419" text:note-class="footnote"><text:note-citation>419</text:note-citation><text:note-body><text:p text:style-name="Footnote"><text:s/><text:span text:style-name="T542">Talavukāra</text:span> : lire <text:span text:style-name="T542">talavakāra</text:span>.</text:p></text:note-body></text:note></text:span><text:span text:style-name="T100">talavukāracāmavetamum </text:span><text:span text:style-name="T100"><text:note text:id="ftn420" text:note-class="footnote"><text:note-citation>420</text:note-citation><text:note-body><text:p text:style-name="Footnote"><text:s/><text:span text:style-name="T191">Taitrīya</text:span><text:span text:style-name="T203"> : lire </text:span><text:span text:style-name="T191">taittirīya</text:span><text:span text:style-name="T203">.</text:span></text:p></text:note-body></text:note></text:span><text:span text:style-name="T100">tai</text:span><text:span text:style-name="T138">trī</text:span><text:span text:style-name="T100">yavetamum <text:s/></text:span></text:p>
      <text:p text:style-name="P545"/>
      <text:p text:style-name="P25"><text:span text:style-name="T100">[3.] cantoka</text:span><text:span text:style-name="T97">sā</text:span><text:span text:style-name="T100">mavetamum °attiyayanam paṇṇum </text:span><text:span text:style-name="T138">br</text:span><text:span text:style-name="T97">ā</text:span><text:span text:style-name="T138">hma</text:span><text:span text:style-name="T100">ṇar °irupattaivaṟku tirutti</text:span><text:span text:style-name="T100"><text:note text:id="ftn421" text:note-class="footnote"><text:note-citation>421</text:note-citation><text:note-body><text:p text:style-name="Footnote"><text:s/><text:span text:style-name="T608">Tirutti</text:span><text:span text:style-name="T583"> : lire </text:span><text:span text:style-name="T608">turutti.</text:span></text:p></text:note-body></text:note></text:span><text:span text:style-name="T100"> kulai °aṭṭik[ka]mukam […]ṟu <text:s text:c="2"/>°iṭṭ[u] <text:s text:c="2"/>°anupavikka nipantamāka °ipparicu nivantam <text:s text:c="2"/>ceytom <text:s text:c="2"/>māṭalan maticūtarcāttanāna </text:span></text:p>
      <text:p text:style-name="P562"/>
      <text:p text:style-name="P26"><text:soft-page-break/><text:span text:style-name="T100">[4.] yi[m]paranāyarpaṭṭan °eḻuttu °ipparicu niva</text:span><text:span text:style-name="T125">nta</text:span><text:span text:style-name="T100">ñ[cey*]tu kuṭuttom māṭilan coticoḻapāṇṭiyan °eḻuttu °ipparicu niv</text:span><text:span text:style-name="T125">anta</text:span><text:span text:style-name="T100">m ceytom māṭilannātittañcāttanāna pañcavanmātevipaṭṭa[ne]ḻuttu</text:span></text:p>
      <text:p text:style-name="P562"/>
      <text:p text:style-name="P26"><text:span text:style-name="T100">[5.] °ipparicu niva</text:span><text:span text:style-name="T125">nta</text:span><text:span text:style-name="T100">ñceytom māṭalanāṉūṟṟeṇman piccan °eḻuttu [</text:span><text:span text:style-name="Emphasis"><text:span text:style-name="T256">❘❘</text:span></text:span><text:span text:style-name="T100">*]</text:span></text:p>
      <text:p text:style-name="P500"/>
      <text:p text:style-name="P447"><text:span text:style-name="Emphasis"><text:span text:style-name="T497">----------------------------------</text:span></text:span></text:p>
      <text:p text:style-name="P384"/>
      <text:p text:style-name="P38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h text:style-name="Heading_20_2" text:outline-level="2"><text:span text:style-name="Emphasis"><text:span text:style-name="T495">Ins. 32 </text:span></text:span><text:span text:style-name="Emphasis"><text:span text:style-name="T501">Elavāṉācūr</text:span></text:span></text:h>
      <text:p text:style-name="P292"><text:span text:style-name="Emphasis"><text:span text:style-name="T482"/></text:span></text:p>
      <text:p text:style-name="P606"><text:span text:style-name="Emphasis"><text:span text:style-name="T632"/></text:span></text:p>
      <text:p text:style-name="P606"><text:span text:style-name="Emphasis"><text:span text:style-name="T691"/></text:span></text:p>
      <text:p text:style-name="P606"><text:span text:style-name="Emphasis"><text:span text:style-name="T691"/></text:span></text:p>
      <text:p text:style-name="P606"><text:span text:style-name="Emphasis"><text:span text:style-name="T691"/></text:span></text:p>
      <text:p text:style-name="P130"><text:span text:style-name="Emphasis"><text:span text:style-name="T319">[1.] </text:span></text:span><text:span text:style-name="Emphasis"><text:span text:style-name="T344">svasti śrī</text:span></text:span><text:span text:style-name="T153"> </text:span><text:span text:style-name="T155">[</text:span><text:span text:style-name="Emphasis"><text:span text:style-name="T328">❘❘</text:span></text:span><text:span text:style-name="T155">*]</text:span><text:span text:style-name="T554"> ko</text:span><text:span text:style-name="T69">rā</text:span><text:span text:style-name="T73">ja</text:span><text:span text:style-name="T69">rā</text:span><text:span text:style-name="T73">ja</text:span><text:span text:style-name="T69">ke</text:span><text:span text:style-name="T73">sa-</text:span><text:span text:style-name="T554"> <text:s text:c="2"/></text:span></text:p>
      <text:p text:style-name="P131"><text:span text:style-name="T554">[2.] ri</text:span><text:span text:style-name="T551">pa</text:span><text:span text:style-name="T557">nma</text:span><text:span text:style-name="T554">ṟku </text:span><text:span text:style-name="T564">yāṇṭu 7 °āvatu °i- </text:span></text:p>
      <text:p text:style-name="P131"><text:soft-page-break/><text:span text:style-name="T69">[3.] taṉkiḻ</text:span><text:span text:style-name="T69"><text:note text:id="ftn422" text:note-class="footnote"><text:note-citation>422</text:note-citation><text:note-body><text:p text:style-name="Footnote"><text:s/><text:span text:style-name="T586">K</text:span><text:span text:style-name="T192">iḻ</text:span><text:span text:style-name="T204"> : lire </text:span><text:span text:style-name="T192">kīḻ.</text:span></text:p></text:note-body></text:note></text:span><text:span text:style-name="T69"> </text:span><text:span text:style-name="T78">śrī</text:span><text:span text:style-name="T69">°u</text:span><text:span text:style-name="T81">tta</text:span><text:span text:style-name="T69">macōḻate-</text:span></text:p>
      <text:p text:style-name="P288">[4.] vaṟku yāṇṭu 15 °āvatu te-</text:p>
      <text:p text:style-name="P288">[5.] vaṉāṭci °iṟaiyāṉ °araiyūr</text:p>
      <text:p text:style-name="P131"><text:span text:style-name="T69">[6.] </text:span><text:span text:style-name="T73">sabhai</text:span><text:span text:style-name="T69">yāṟku malāṭuṭaiyār[ā]-</text:span></text:p>
      <text:p text:style-name="P288">[7.] na °irāmatevaṉ[paṭṭālaka]ṉāṉa</text:p>
      <text:p text:style-name="P288">[8.] vi[k*]kiramacōḻamalāṭuṭaiyā[ṉ]</text:p>
      <text:p text:style-name="P288">[9.] °ūroṭey °or puravākkūṭa ce-</text:p>
      <text:p text:style-name="P131"><text:span text:style-name="T69">[10.] yta cempiyaṉmātevi</text:span><text:span text:style-name="T73">catu</text:span><text:span text:style-name="T69">-</text:span></text:p>
      <text:p text:style-name="P131"><text:span text:style-name="T69">[11.]</text:span><text:span text:style-name="T73"> </text:span><text:span text:style-name="T78">rve</text:span><text:span text:style-name="T73">di</text:span><text:span text:style-name="T69">maṅkalamum ci</text:span><text:span text:style-name="T81">tta</text:span><text:span text:style-name="T69">vaṭavan</text:span></text:p>
      <text:p text:style-name="P131"><text:span text:style-name="T69">[12.] kāmaipaṭaṉāṉa °u</text:span><text:span text:style-name="T81">tta</text:span><text:span text:style-name="T69">macōḻa-</text:span></text:p>
      <text:p text:style-name="P288">[13.] malāṭuṭaiyāṉ ceyta °araṇka[la]-</text:p>
      <text:p text:style-name="P131"><text:span text:style-name="T69">[14.] tti</text:span><text:span text:style-name="T73">catu</text:span><text:span text:style-name="T78">rve</text:span><text:span text:style-name="T73">di</text:span><text:span text:style-name="T69">maṅkalamumiraṇṭu °e-</text:span></text:p>
      <text:p text:style-name="P288">[15.] riyum °oreriyāka °uṭaiyār cempi-</text:p>
      <text:p text:style-name="P131"><text:span text:style-name="T69">[16.] yanmāteviyār tam tirumakaṉār °u</text:span><text:span text:style-name="T81">tta</text:span><text:span text:style-name="T69">-</text:span></text:p>
      <text:p text:style-name="P131"><text:span text:style-name="T69">[17.] macōḻa</text:span><text:span text:style-name="T73">de</text:span><text:span text:style-name="T69">vaṉā[r pū]ti(y)parā</text:span><text:span text:style-name="T81">nta</text:span><text:span text:style-name="T69">[ka*]te-</text:span></text:p>
      <text:p text:style-name="P288">[18.] viyār ma[...] makaḷāna […]</text:p>
      <text:p text:style-name="P464"><text:span text:style-name="Emphasis"><text:span text:style-name="T497">----------------------------------</text:span></text:span></text:p>
      <text:h text:style-name="Heading_20_2" text:outline-level="2"><text:span text:style-name="Emphasis"><text:span text:style-name="T440">Ins. 33 </text:span></text:span><text:span text:style-name="Emphasis"><text:span text:style-name="T527">Cempiyaṉmātēvi</text:span></text:span><text:span text:style-name="Emphasis"><text:span text:style-name="T464">9</text:span></text:span><text:span text:style-name="Emphasis"><text:span text:style-name="T467"> </text:span></text:span><text:span text:style-name="Emphasis"><text:span text:style-name="T455">[</text:span></text:span><text:span text:style-name="Emphasis"><text:span text:style-name="T530">Cempiyaṉmātēvi-</text:span></text:span><text:span text:style-name="Emphasis"><text:span text:style-name="T455">caturvedimaṅkalam]</text:span></text:span></text:h>
      <text:p text:style-name="P292"><text:span text:style-name="Emphasis"><text:span text:style-name="T482"/></text:span></text:p>
      <text:p text:style-name="P606"><text:span text:style-name="Emphasis"><text:span text:style-name="T633"/></text:span></text:p>
      <text:p text:style-name="P606"><text:span text:style-name="Emphasis"><text:span text:style-name="T691"/></text:span></text:p>
      <text:p text:style-name="P606"><text:span text:style-name="Emphasis"><text:span text:style-name="T691"/></text:span></text:p>
      <text:p text:style-name="P170"><text:span text:style-name="Emphasis"><text:span text:style-name="T319">[1.] </text:span></text:span><text:span text:style-name="Emphasis"><text:span text:style-name="T344">svasti śrī</text:span></text:span><text:span text:style-name="T73"> </text:span><text:span text:style-name="T69">[</text:span><text:span text:style-name="Emphasis"><text:span text:style-name="T328">❘❘</text:span></text:span><text:span text:style-name="T69">*]</text:span><text:span text:style-name="T554"> °irā</text:span><text:span text:style-name="T551">ja</text:span><text:span text:style-name="T554">rā</text:span><text:span text:style-name="T551">ja</text:span><text:span text:style-name="T554">ke</text:span><text:span text:style-name="T569">s</text:span><text:span text:style-name="T551">a</text:span><text:span text:style-name="T554">ripa</text:span><text:span text:style-name="T557">nma</text:span><text:span text:style-name="T554">ṟku yāṇṭu °eḻāvatu kumpa-nāyaṟṟukkaṇṭaṉmaturāntakatevarāṉa </text:span><text:span text:style-name="T173">śrī</text:span><text:span text:style-name="T554">°uttamaco-</text:span></text:p>
      <text:p text:style-name="P244"/>
      <text:p text:style-name="P171"><text:soft-page-break/><text:span text:style-name="T554">[2.] ḻatevarai[t*]tiruvayiṟu vā[y*]ttaruḷiṉa °</text:span><text:span text:style-name="T157">uṭaiyapirāṭṭiyār <text:s/></text:span><text:span text:style-name="T173">śrī</text:span><text:span text:style-name="T157">pir[ā*]ntakaṉmātevatika(ḷ)ḷārāṉa</text:span><text:span text:style-name="T143"> </text:span><text:span text:style-name="T173">śrī</text:span><text:span text:style-name="T157">cempiyaṉmātevi-</text:span></text:p>
      <text:p text:style-name="P519"/>
      <text:p text:style-name="P172"><text:span text:style-name="T157">[3.]</text:span><text:span text:style-name="T554"> yār ceytaruḷiṉa teṉkarai °[a]ḷanāṭṭu </text:span><text:span text:style-name="T557">brahma</text:span><text:span text:style-name="T554">teyam </text:span><text:span text:style-name="T173">śrī</text:span><text:span text:style-name="T157">cempiyaṉ-māteviccatu[r*]vetimaṅkalattu °ivvūr °uṭaiyapirāṭ-</text:span></text:p>
      <text:p text:style-name="P519"/>
      <text:p text:style-name="P172"><text:span text:style-name="T157">[4.] ṭiyār vaittaruḷiṉa </text:span><text:span text:style-name="T173">śrī</text:span><text:span text:style-name="T157">kaiyilā</text:span><text:span text:style-name="T143">sa</text:span><text:span text:style-name="T157">ttu </text:span><text:span text:style-name="T143"><text:s/></text:span><text:span text:style-name="T157"><text:note text:id="ftn423" text:note-class="footnote"><text:note-citation>423</text:note-citation><text:note-body><text:p text:style-name="Footnote"><text:s text:c="2"/><text:span text:style-name="T193">Śāsanabeddha</text:span><text:span text:style-name="T205"> : lire </text:span><text:span text:style-name="T193">śāsanabaddha</text:span><text:span text:style-name="T205">.</text:span></text:p></text:note-body></text:note></text:span><text:span text:style-name="T143">śāsanabe</text:span><text:span text:style-name="T173">ddha</text:span><text:span text:style-name="T157">[c]catu</text:span><text:span text:style-name="T173">rve</text:span><text:span text:style-name="T157">tipaṭṭa[t tāṉa]pperumakkaḷukku °iv-</text:span></text:p>
      <text:p text:style-name="P519"/>
      <text:p text:style-name="P172"><text:span text:style-name="T157">[5.] vūr </text:span><text:span text:style-name="T180"><text:s/></text:span><text:span text:style-name="T173">śrī</text:span><text:span text:style-name="T157">kayilā</text:span><text:span text:style-name="T143">sa</text:span><text:span text:style-name="T157">muṭaiya</text:span><text:span text:style-name="T143">mahā</text:span><text:span text:style-name="T157">tevar <text:s/></text:span><text:span text:style-name="T173">śrī</text:span><text:span text:style-name="T157">koyilile °ippirāṭṭiyār tirunāḷāṉa cittiraittirukkeṭṭai nāṉṟu me-</text:span></text:p>
      <text:p text:style-name="P519"/>
      <text:p text:style-name="P172"><text:span text:style-name="T157">[6.] ykkāṭṭiyu[ṇpatāka] <text:s/></text:span><text:span text:style-name="T173">śrī</text:span><text:span text:style-name="T157">°uttamacoḻatevar <text:s/>teviyār nampirāṭṭiyār °uṟaṭṭayaṉcorappaiyārāṉa tiripuvaṉamāte-</text:span></text:p>
      <text:p text:style-name="P519"/>
      <text:p text:style-name="P172"><text:span text:style-name="T157">[7.] viyār kuṭutta kācu [100 °i</text:span><text:span text:style-name="T173">ddharmma</text:span><text:span text:style-name="T157">]m cantirātittaval niṟkum vaṇṇam °ikkācu nūṟum mutal […]taṉāl vanta </text:span><text:span text:style-name="T173">vraddhi</text:span></text:p>
      <text:p text:style-name="P530"/>
      <text:p text:style-name="P172"><text:span text:style-name="T157">[8.] °ippirāṭṭiyār <text:s/>tirunāḷāṉa <text:s/>cittiraittirukkeṭṭai <text:s/>nāṉṟu </text:span><text:span text:style-name="T173">śrī</text:span><text:span text:style-name="T157">kaiyilā</text:span><text:span text:style-name="T143">sa</text:span><text:span text:style-name="T157">tte <text:s/>meykkā[ṭṭi*]yyuṇpatāka </text:span><text:span text:style-name="T69">vaittatu [</text:span><text:span text:style-name="Emphasis"><text:span text:style-name="T328">❘❘</text:span></text:span><text:span text:style-name="T69">*] <text:s/></text:span></text:p>
      <text:p text:style-name="P340"/>
      <text:p text:style-name="P446"><text:span text:style-name="Emphasis"><text:span text:style-name="T497">----------------------------------</text:span></text:span></text:p>
      <text:p text:style-name="P301"/>
      <text:p text:style-name="P301"/>
      <text:h text:style-name="Heading_20_2" text:outline-level="2"><text:span text:style-name="Emphasis"><text:span text:style-name="T326">Ins. 34 </text:span></text:span><text:span text:style-name="Emphasis"><text:span text:style-name="T335">Tiruvārūr</text:span></text:span><text:span text:style-name="Emphasis"><text:span text:style-name="T387">2</text:span></text:span><text:span text:style-name="Emphasis"><text:span text:style-name="T333"> </text:span></text:span><text:span text:style-name="Emphasis"><text:span text:style-name="T334">[</text:span></text:span><text:span text:style-name="Emphasis"><text:span text:style-name="T333">Ārūr</text:span></text:span><text:span text:style-name="Emphasis"><text:span text:style-name="T334"> – KT087]</text:span></text:span></text:h>
      <text:p text:style-name="P189"><text:span text:style-name="Emphasis"><text:span text:style-name="T300"/></text:span></text:p>
      <text:p text:style-name="P709"><text:span text:style-name="Emphasis"><text:span text:style-name="T691"/></text:span></text:p>
      <text:p text:style-name="P606"><text:span text:style-name="Emphasis"><text:span text:style-name="T689"/></text:span></text:p>
      <text:p text:style-name="P135"><text:span text:style-name="Emphasis"><text:span text:style-name="T319">[1.] </text:span></text:span><text:span text:style-name="Emphasis"><text:span text:style-name="T344">svasti śrī</text:span></text:span><text:span text:style-name="T73"> </text:span><text:span text:style-name="T69">[</text:span><text:span text:style-name="Emphasis"><text:span text:style-name="T273">❘❘</text:span></text:span><text:span text:style-name="T69">*] </text:span><text:span text:style-name="T147">ko°irā</text:span><text:span text:style-name="T141">ja</text:span><text:span text:style-name="T147">rā</text:span><text:span text:style-name="T141">ja</text:span><text:span text:style-name="T147">kecaripa</text:span><text:span text:style-name="T171">nma</text:span><text:span text:style-name="T147">[r*]kku yāṇṭu 7 °āvatu nāḷ 303ṉā[l*] coḻanāṭṭu kāviri teṉkaraiy tiruvārūr[kkū]ṟṟattu </text:span><text:span text:style-name="T171">brahma</text:span><text:span text:style-name="T147">te[ya]m °aṭiyap[pi]yaccatu[r*]</text:span><text:span text:style-name="T171">vve</text:span><text:span text:style-name="T147">timaṅkala[t]tu <text:s/></text:span><text:span text:style-name="T141">sabhai</text:span><text:span text:style-name="T147">yom </text:span><text:span text:style-name="T171">śrī</text:span><text:span text:style-name="T147">yār</text:span><text:span text:style-name="T70">ū</text:span><text:span text:style-name="T147">r </text:span><text:span text:style-name="T171">śrī</text:span><text:span text:style-name="T147">kā</text:span><text:span text:style-name="T171">rya</text:span><text:span text:style-name="T147">/mārāykiṉṟa cem[pi]- </text:span></text:p>
      <text:p text:style-name="P568"/>
      <text:p text:style-name="P136"><text:span text:style-name="T147">[2.] yaṉamparnāṭṭukkoṉā[r] meṉāyakattu <text:s/>tiruva[ra]ṉeṟi°āḷvār koyil </text:span><text:soft-page-break/><text:span text:style-name="T147">tirukkaṟṟaḷi °eḻu</text:span><text:span text:style-name="T168">nta</text:span><text:span text:style-name="T147">ruḷuvicca °uṭaiyapirāṭṭiyār <text:s/></text:span><text:span text:style-name="T171">śrī</text:span><text:span text:style-name="T147">cempiyaṉ-</text:span><text:span text:style-name="T141">mahāde</text:span><text:span text:style-name="T147">viyār °ikkoyilil tā[ṉ] °eḻuntaruḷuvicca °amaracu</text:span><text:span text:style-name="T168">nta</text:span><text:span text:style-name="T147">ra-te/varkkum °u</text:span><text:span text:style-name="T141">mābha</text:span><text:span text:style-name="T147">ṭṭārakiyā[r]-</text:span></text:p>
      <text:p text:style-name="P568"/>
      <text:p text:style-name="P385">[3.] kkum tiruvamutukkum <text:s/>tiruviḷakkeṇṇaikkum <text:s/>tirukkaṟṟaḷikkum <text:s/>cuṟṟumāḷikaikkum <text:s/>tiruppaḷḷikkaṭṭilmaṇṭapattukkum <text:s/>putukku[p*]-puṟamākavum <text:s/>pali[cai]kkiṭṭukkoḷkaveṉṟu <text:s/>°aruḷicceytu [vara]kkāṭṭiṉa kācu 234 °i/kk[ā]cu °irunūṟṟumuppa-</text:p>
      <text:p text:style-name="P568"/>
      <text:p text:style-name="P136"><text:span text:style-name="T147">[4.] ttunālukkum <text:s/>kācu 1ṉukku poṉ mukkāle °iraṇṭu mañcāṭiyumukkāṇi-yāka <text:s/>°ivvūr <text:s/>°ūrkallāl māṟi <text:s/>mutalā <text:s/>°eṭu[t]tu <text:s/>paṇṭ[ā]ra[ttu] <text:s/>°iru</text:span><text:span text:style-name="T168">nta <text:s/></text:span><text:span text:style-name="T147">poṉ <text:s/>200 </text:span><text:span text:style-name="T69"><text:s/></text:span><text:span text:style-name="T68">kaḻañcu</text:span><text:span text:style-name="T69"> </text:span><text:span text:style-name="T147">°ippoṉ °irunūṟṟu kaḻañcum yāṅkaḷ [ko]/ṇṭu kaṭavom koṇ-</text:span></text:p>
      <text:p text:style-name="P356"/>
      <text:p text:style-name="P302">[5.] ṭa <text:s/>paricāvatu <text:s/>°ippoṉ <text:s/>°[iru]nūṟṟu [kaḻa]ñ[ci]l[um <text:s/>mu]ppatiṉ <text:s/>ka[ḻañcu poliyi]ṉāl nicatam °uḻakkeṇṇai [tiru]nilakaṇṭattāl ko[yi]lu[k]ke koṭu ceṉṟu °aṭṭakkaṭavomākavum [ni]ṉṟa poṉ nūṟṟu°eḻupatiṉ kaḻa/ñcālum °āṇṭuva[r]ai[...]<text:note text:id="ftn424" text:note-class="footnote"><text:note-citation>424</text:note-citation><text:note-body><text:p text:style-name="Footnote"><text:s/>La<text:span text:style-name="Emphasis"><text:span text:style-name="T277"> </text:span></text:span><text:span text:style-name="Emphasis"><text:span text:style-name="T294">suite de l'enregistrement n'est malheureusement pas localisable </text:span></text:span><text:span text:style-name="Emphasis"><text:span text:style-name="T286">in situ</text:span></text:span><text:span text:style-name="Emphasis"><text:span text:style-name="T277">. </text:span></text:span></text:p></text:note-body></text:note></text:p>
      <text:p text:style-name="P446"><text:span text:style-name="Emphasis"><text:span text:style-name="T497">----------------------------------</text:span></text:span></text:p>
      <text:h text:style-name="Heading_20_2" text:outline-level="2"><text:span text:style-name="Emphasis"><text:span text:style-name="T326">Ins. 35 </text:span></text:span><text:span text:style-name="Emphasis"><text:span text:style-name="T336">Āṭutuṟai</text:span></text:span><text:span text:style-name="Emphasis"><text:span text:style-name="T387">2</text:span></text:span><text:span text:style-name="Emphasis"><text:span text:style-name="T334"> </text:span></text:span><text:span text:style-name="Emphasis"><text:span text:style-name="T333">[Teṉ Kuraṅkāṭutuṟai – KT031]</text:span></text:span></text:h>
      <text:p text:style-name="P292"><text:span text:style-name="Emphasis"><text:span text:style-name="T482"/></text:span></text:p>
      <text:p text:style-name="P709"><text:span text:style-name="Emphasis"><text:span text:style-name="T700"/></text:span></text:p>
      <text:p text:style-name="P606"><text:span text:style-name="Emphasis"><text:span text:style-name="T691"/></text:span></text:p>
      <text:p text:style-name="P158"><text:span text:style-name="Emphasis"><text:span text:style-name="T319">[1.] </text:span></text:span><text:span text:style-name="Emphasis"><text:span text:style-name="T344">svasti śrī</text:span></text:span><text:span text:style-name="Emphasis"><text:span text:style-name="T326"> </text:span></text:span><text:span text:style-name="Emphasis"><text:span text:style-name="T319">[</text:span></text:span><text:span text:style-name="Emphasis"><text:span text:style-name="T328">❘❘</text:span></text:span><text:span text:style-name="Emphasis"><text:span text:style-name="T319">*]</text:span></text:span><text:span text:style-name="T554"> <text:s/></text:span>kovirā<text:span text:style-name="T1">ja</text:span>rā<text:span text:style-name="T1">ja</text:span>ke<text:span text:style-name="T1">saripa</text:span><text:span text:style-name="T545">nma</text:span><text:span text:style-name="T554">[r*]</text:span>kku <text:s text:c="2"/>yāṇṭu <text:s/>9 °āvatu teṉkaraittiraimūrnāṭṭuttevatāṉam tirukkuraṅkāṭutuṟai<text:span text:style-name="T1">māhāde</text:span>varkku maturā<text:span text:style-name="T542">nta</text:span>katevarāṉa <text:s/><text:span text:style-name="T545">śrī</text:span>°uttamacoḻarait<text:span text:style-name="T564">tiruvayiṟu vāytta °uṭaiya-pirāṭṭiyār</text:span></text:p>
      <text:p text:style-name="P263"/>
      <text:p text:style-name="P159">[2.] pirāntakaṉmātevaṭikaḷārāna cempiyaṉmāt<text:span text:style-name="T554">eviyār °ittevar nilattil cempiyaṉmāteviyeṉṉum tirunāmattāl tiruttuviccaṉilam </text:span><text:span text:style-name="T147"><text:note text:id="ftn425" text:note-class="footnote"><text:note-citation>425</text:note-citation><text:note-body><text:p text:style-name="Footnote"><text:s/><text:span text:style-name="T586">K</text:span><text:span text:style-name="T192">iḻ</text:span><text:span text:style-name="T204"> : lire </text:span><text:span text:style-name="T192">kīḻ.</text:span></text:p></text:note-body></text:note></text:span><text:span text:style-name="T554">kiḻpāṟkellai kaṟkuḷattukku meṟku teṉpāṟkellai peruvaḻikku vaṭakku melpālkellai °i[pputu]-/</text:span></text:p>
      <text:p text:style-name="P255"><text:soft-page-break/></text:p>
      <text:p text:style-name="P159">[3.] kkuppuṟattukku <text:s/><text:span text:style-name="T554">kiḻakkum vaṭapāṟkellai °[a]ruppuv</text:span>āykkutt<text:span text:style-name="T554">eṟkum °ivvicaitta peruṉāṉkellaiyuḷ °uḷppaṭṭa[...]lam niva</text:span><text:span text:style-name="T556">nta</text:span><text:span text:style-name="T554">ñceytapaṭi </text:span><text:span text:style-name="T551">sa</text:span><text:span text:style-name="T557">ndhi</text:span><text:span text:style-name="T554">viḷakku nicatam °irāvi</text:span>ṉukku °eṇṇai °<text:span text:style-name="T564">ū</text:span><text:span text:style-name="T569">bā</text:span><text:span text:style-name="T564">kkuñceyta</text:span><text:span text:style-name="T615"> nilam °eṭṭu māvum putukkuppuṟattu</text:span><text:span text:style-name="T542">kku</text:span><text:span text:style-name="T615">[mī]/</text:span><text:span text:style-name="T564">cāṉacivaṉu</text:span><text:span text:style-name="T556">kku</text:span><text:span text:style-name="T564"><text:note text:id="ftn426" text:note-class="footnote"><text:note-citation>426</text:note-citation><text:note-body><text:p text:style-name="Footnote"><text:s/><text:span text:style-name="T588">Contra</text:span><text:span text:style-name="T596"> </text:span><text:span text:style-name="T588">SII </text:span><text:span text:style-name="T596">23: 362 : </text:span><text:span text:style-name="T588">cāṉacivaṉum</text:span><text:span text:style-name="T596">.</text:span></text:p></text:note-body></text:note></text:span><text:span text:style-name="T564"> ni/lam °oru māvaraiyum [...]kāluma/ṉaiyuntoṭṭamunteṅkum kāḷamūta 1kku niva</text:span><text:span text:style-name="T556">nta</text:span><text:span text:style-name="T564">m °āccaṉ °eṭuppittatukkucceyta nilam </text:span><text:span text:style-name="T564"><text:note text:id="ftn427" text:note-class="footnote"><text:note-citation>427</text:note-citation><text:note-body><text:p text:style-name="Footnote"><text:s/><text:span text:style-name="T586">K</text:span><text:span text:style-name="T192">iḻ</text:span><text:span text:style-name="T204"> : lire </text:span><text:span text:style-name="T192">kīḻ.</text:span></text:p></text:note-body></text:note></text:span><text:span text:style-name="T564">kiḻ/pāṟkellai / kāḷappuṟattu </text:span><text:span text:style-name="T564"><text:note text:id="ftn428" text:note-class="footnote"><text:note-citation>428</text:note-citation><text:note-body><text:p text:style-name="Footnote"><text:s/><text:span text:style-name="T542">Mekkun</text:span> : lire <text:span text:style-name="T542">meṟkun</text:span>.</text:p></text:note-body></text:note></text:span><text:span text:style-name="T564">me</text:span><text:span text:style-name="T556">kku</text:span><text:span text:style-name="T564">nteṉpāṟkellai[...] <text:s text:c="2"/></text:span></text:p>
      <text:p text:style-name="P263"/>
      <text:p text:style-name="P159">[4.] tiṅkaḷ <text:span text:style-name="T545">sna</text:span>paṉam °ūrkeṇi[...]mārum ceyta nilam [...][ṅ]kalat-taṭika<text:span text:style-name="T554">ḷeṇṇūṟṟuvaṉukku [...]cey nila[...]m °amaracāttaṉkūttaṉāṉa pattakaḷpattaṉukkuttiru[...]vam pāṭacce[y*]ta nilam 4 māvum maṇai[yu][n*][toṭṭa]mu[n*]teṅkumivaṉukku niva</text:span><text:span text:style-name="T556">nta</text:span><text:span text:style-name="T554">m °araṅkaṉ- kuṉṟaṉāṉap/pāvāykkula/kkuṅkucavaṉ taṭṭukkuk</text:span><text:span text:style-name="T564">k[iḻa]</text:span><text:span text:style-name="T554">/kkum</text:span><text:span text:style-name="T554"><text:note text:id="ftn429" text:note-class="footnote"><text:note-citation>429</text:note-citation><text:note-body><text:p text:style-name="Footnote"><text:s/><text:span text:style-name="T588">Contra</text:span><text:span text:style-name="T596"> </text:span><text:span text:style-name="T588">SII </text:span><text:span text:style-name="T596">23: 362 : </text:span><text:span text:style-name="T588">taṭṭukku...kkum</text:span><text:span text:style-name="T600">.</text:span></text:p></text:note-body></text:note></text:span><text:span text:style-name="T554"> vaṭapā/ṟkellai </text:span><text:span text:style-name="T564">puṟṟu</text:span><text:span text:style-name="T556">kku</text:span><text:span text:style-name="T564">[...] kāḷam °oṉṟu °ūtacce[...]/ […] / […]</text:span></text:p>
      <text:h text:style-name="Heading_20_2" text:outline-level="2"><text:span text:style-name="Emphasis"><text:span text:style-name="T440">Ins. 36</text:span></text:span><text:span text:style-name="Emphasis"><text:span text:style-name="T444"> </text:span></text:span><text:span text:style-name="Emphasis"><text:span text:style-name="T448">Kōyil-Tēvarāyaṉ-Pēṭṭai</text:span></text:span><text:span text:style-name="Emphasis"><text:span text:style-name="T463">2</text:span></text:span><text:span text:style-name="Emphasis"><text:span text:style-name="T454"> </text:span></text:span><text:span text:style-name="Emphasis"><text:span text:style-name="T445">[</text:span></text:span><text:span text:style-name="Emphasis"><text:span text:style-name="T446">Tiruccelūr</text:span></text:span><text:span text:style-name="Emphasis"><text:span text:style-name="T445">]</text:span></text:span><text:span text:style-name="Emphasis"><text:span text:style-name="T442"> </text:span></text:span></text:h>
      <text:p text:style-name="P292"><text:span text:style-name="Emphasis"><text:span text:style-name="T508"/></text:span></text:p>
      <text:p text:style-name="P686"><text:span text:style-name="Emphasis"><text:span text:style-name="T706"/></text:span></text:p>
      <text:p text:style-name="P617"><text:span text:style-name="Emphasis"><text:span text:style-name="T703"/></text:span></text:p>
      <text:p text:style-name="P617"><text:span text:style-name="Emphasis"><text:span text:style-name="T702"/></text:span></text:p>
      <text:p text:style-name="P44"><text:span text:style-name="T16">[1.] </text:span><text:s/><text:span text:style-name="T545">svasti</text:span> </text:p>
      <text:p text:style-name="P45">[2.] <text:span text:style-name="T545">śrī</text:span> <text:s/>[<text:span text:style-name="Emphasis"><text:span text:style-name="T255">❘❘</text:span></text:span>*] ko-</text:p>
      <text:p text:style-name="P45"><text:span text:style-name="T98">[3.] rā</text:span><text:span text:style-name="T92">ja</text:span><text:span text:style-name="T98">rā</text:span><text:span text:style-name="T92">ja</text:span><text:span text:style-name="T98">/k{e}</text:span><text:span text:style-name="T92">sa</text:span><text:span text:style-name="T98">ripa-</text:span></text:p>
      <text:p text:style-name="P45"><text:span text:style-name="T98">4.] nma[</text:span><text:span text:style-name="T99">ṟ</text:span><text:span text:style-name="T116">*</text:span><text:span text:style-name="T98">]kku yā</text:span><text:span text:style-name="T99">ṇ/ṭu </text:span><text:span text:style-name="T98">9 °</text:span><text:span text:style-name="T99">āva-</text:span></text:p>
      <text:p text:style-name="P45"><text:span text:style-name="T98">[5.] tu tiruc/cel</text:span><text:span text:style-name="T99">ūṟ ma-</text:span></text:p>
      <text:p text:style-name="P45"><text:span text:style-name="T98">[6.] </text:span><text:span text:style-name="T92">h</text:span><text:span text:style-name="T98">[</text:span><text:span text:style-name="T92">ā</text:span><text:span text:style-name="T116">*</text:span><text:span text:style-name="T98">]</text:span><text:span text:style-name="T92">de</text:span><text:span text:style-name="T98">va[r</text:span><text:span text:style-name="T116">*</text:span><text:span text:style-name="T98">]kku / </text:span><text:span text:style-name="T119">śrī</text:span><text:span text:style-name="T99">°u</text:span><text:span text:style-name="T136">tta</text:span><text:span text:style-name="T93">ma</text:span><text:span text:style-name="T99">-</text:span></text:p>
      <text:p text:style-name="P45"><text:span text:style-name="T98">[7.] </text:span><text:span text:style-name="T99">coḻaraic/c</text:span><text:span text:style-name="T98">ātti °iva-</text:span></text:p>
      <text:p text:style-name="P45"><text:span text:style-name="T98">[8.] raiy tiruva/yi</text:span><text:span text:style-name="T99">ṟu </text:span><text:span text:style-name="T98">vā[yt</text:span><text:span text:style-name="T116">*</text:span><text:span text:style-name="T98">]ta</text:span></text:p>
      <text:p text:style-name="P45"><text:soft-page-break/><text:span text:style-name="T98">[9.] cempiya</text:span><text:span text:style-name="T99">ṉ</text:span><text:span text:style-name="T93">ma</text:span><text:span text:style-name="T92">h</text:span><text:span text:style-name="T98">/[</text:span><text:span text:style-name="T92">ā</text:span><text:span text:style-name="T116">*</text:span><text:span text:style-name="T98">]</text:span><text:span text:style-name="T92">de</text:span><text:span text:style-name="T98">viyār ta</text:span><text:span text:style-name="T137">nta</text:span></text:p>
      <text:p text:style-name="P45"><text:span text:style-name="T98">[10.] ve</text:span><text:span text:style-name="T99">ḷḷittaḷi/k</text:span><text:span text:style-name="T98">{ai} 1 ni</text:span><text:span text:style-name="T99">ṟ</text:span><text:span text:style-name="T98">ai</text:span></text:p>
      <text:p text:style-name="P56"><text:span text:style-name="T20">[11.] 511 </text:span><text:span text:style-name="T7">kaḻañcu</text:span><text:span text:style-name="T20"> tarāva</text:span><text:span text:style-name="T16">ṭṭil /(k)k</text:span><text:span text:style-name="T20">āl 1</text:span><text:span text:style-name="T16"> [</text:span><text:span text:style-name="Emphasis"><text:span text:style-name="T255">❘❘</text:span></text:span><text:span text:style-name="T16">*] </text:span></text:p>
      <text:p text:style-name="P273"/>
      <text:p text:style-name="P291"><text:span text:style-name="Emphasis"><text:span text:style-name="T445">----------------------------------</text:span></text:span></text:p>
      <text:p text:style-name="P4"/>
      <text:h text:style-name="Heading_20_2" text:outline-level="2"><text:span text:style-name="T1">Ins. 37 </text:span><text:span text:style-name="T5">Uyyakkoṇṭāṉ Tirumalai</text:span><text:span text:style-name="T89">2 </text:span><text:span text:style-name="T6">[Kaṟkuṭi – KT004]</text:span></text:h>
      <text:p text:style-name="P280"/>
      <text:p text:style-name="P674"><text:span text:style-name="Emphasis"><text:span text:style-name="T375"/></text:span></text:p>
      <text:p text:style-name="P282"/>
      <text:p text:style-name="P331"/>
      <text:p text:style-name="P108"><text:span text:style-name="T75">[1.] </text:span><text:span text:style-name="T557">śrī</text:span><text:span text:style-name="T575"> [</text:span><text:span text:style-name="Emphasis"><text:span text:style-name="T273">❘❘</text:span></text:span><text:span text:style-name="T575">*] kā</text:span><text:span text:style-name="T561">nta</text:span><text:span text:style-name="T575">[ḷu]rccālai kalamaṟutta kovirā</text:span><text:span text:style-name="T551">ja</text:span><text:span text:style-name="T575">rā</text:span><text:span text:style-name="T551">ja</text:span><text:span text:style-name="T575">ke</text:span><text:span text:style-name="T551">sa</text:span><text:span text:style-name="T575">riva</text:span><text:span text:style-name="T557">nma</text:span><text:span text:style-name="T575">ṟku yāṇṭu 10 °āvatu tenkarai </text:span><text:span text:style-name="T557">brahma</text:span><text:span text:style-name="T551">de</text:span><text:span text:style-name="T575">yam na</text:span><text:span text:style-name="T561">nti</text:span><text:span text:style-name="T551">panma</text:span><text:span text:style-name="T575">ma[ṅ]kalattu</text:span><text:span text:style-name="T551"> </text:span><text:span text:style-name="T557">śrī</text:span><text:span text:style-name="T575">kaṟkuṭi viḻumiyārkku kaṇṭaṉmaturā</text:span><text:span text:style-name="T561">nta</text:span><text:span text:style-name="T575">ka[t]evarāṉa </text:span><text:span text:style-name="T557">śrī</text:span><text:span text:style-name="T575">°uttamacoḻa-tevaraittiruvayiṟu vāytta °uṭaiyapirāṭṭiyār <text:s/>pirā</text:span><text:span text:style-name="T561">nta</text:span><text:span text:style-name="T575">kaṉmātevaṭikaḷārāṉa </text:span><text:span text:style-name="T557">śrī</text:span><text:span text:style-name="T575">cempiyaṉmāteviyā-</text:span></text:p>
      <text:p text:style-name="P109"><text:span text:style-name="T575">[2.] r tirukkaṟkuṭi°āḻvār viḻumiyārkku °a</text:span><text:span text:style-name="T551">bhikṣe</text:span><text:span text:style-name="T575">kañceyya yāṇṭu 10 <text:s/>°āvatu ceytu ta</text:span><text:span text:style-name="T561">ntu</text:span><text:span text:style-name="T575"> °</text:span>a<text:span text:style-name="T1">bhikṣe</text:span>kañceykiṉṟa <text:s/><text:span text:style-name="T557">śrī</text:span>muṭi <text:s/>1 poṉ 149(10) <text:span text:style-name="T66">kaḻañcu</text:span><text:span text:style-name="T575"> °ippoṉ nūṟṟunālpattu°oṉpatiṉ kaḻañcum °itaṉukku °uṭkūṭṭirakacceytu taicca veḷḷi 190 </text:span><text:span text:style-name="T576">m</text:span><text:span text:style-name="T738">ūṉṟumā</text:span><text:span text:style-name="T575"> 7 </text:span><text:span text:style-name="T576">a</text:span><text:span text:style-name="T738">raivīca</text:span><text:span text:style-name="T576">m</text:span><text:span text:style-name="T575"> °ivveḷḷi</text:span></text:p>
      <text:p text:style-name="P345"/>
      <text:p text:style-name="P107"><text:span text:style-name="T75">[3.] 190 </text:span><text:span text:style-name="T66">mūṉṟumā</text:span><text:span text:style-name="T75"> 7 </text:span><text:span text:style-name="T66">araivīcam</text:span><text:span text:style-name="T75"> kotta[mu]ttu <text:s/>700m <text:s/>vaṭṭamaḻuvi pakaṭṭina <text:s/>māṇikkam <text:s/>3m vayiram <text:s/>27m <text:s/>°uṭai[ya] </text:span><text:span text:style-name="T78">śrī</text:span><text:span text:style-name="T75">muṭi 1 pa[t*]toṉpatin <text:s/>kaḻañcaraiye <text:s/>°arai[k]kāl cāmarai ve[ḷ*]ḷikk[ā]l <text:s/>6140 mā</text:span><text:span text:style-name="T73">he</text:span><text:span text:style-name="T78">śva</text:span><text:span text:style-name="T73">rar rakṣai</text:span><text:span text:style-name="T75"> [</text:span><text:span text:style-name="Emphasis"><text:span text:style-name="T273">❘❘</text:span></text:span><text:span text:style-name="T75">*] </text:span></text:p>
      <text:p text:style-name="P444"><text:span text:style-name="Emphasis"><text:span text:style-name="T497">----------------------------------</text:span></text:span></text:p>
      <text:p text:style-name="P341"/>
      <text:p text:style-name="P341"/>
      <text:h text:style-name="P671" text:outline-level="2"><text:span text:style-name="Emphasis"><text:span text:style-name="T416"/></text:span></text:h>
      <text:p text:style-name="P642"><text:span text:style-name="Emphasis"><text:span text:style-name="T402"/></text:span></text:p>
      <text:p text:style-name="P642"><text:span text:style-name="Emphasis"><text:span text:style-name="T402"/></text:span></text:p>
      <text:p text:style-name="P642"><text:span text:style-name="Emphasis"><text:span text:style-name="T402"/></text:span></text:p>
      <text:p text:style-name="P642"><text:span text:style-name="Emphasis"><text:span text:style-name="T402"/></text:span></text:p>
      <text:p text:style-name="P642"><text:span text:style-name="Emphasis"><text:span text:style-name="T402"/></text:span></text:p>
      <text:p text:style-name="P642"><text:span text:style-name="Emphasis"><text:span text:style-name="T402"/></text:span></text:p>
      <text:p text:style-name="P642"><text:span text:style-name="Emphasis"><text:span text:style-name="T402"/></text:span></text:p>
      <text:p text:style-name="P642"><text:span text:style-name="Emphasis"><text:span text:style-name="T402"/></text:span></text:p>
      <text:h text:style-name="Heading_20_2" text:outline-level="2"><text:soft-page-break/><text:span text:style-name="Emphasis"><text:span text:style-name="T402">Ins. 39</text:span></text:span><text:span text:style-name="Emphasis"><text:span text:style-name="T401"> </text:span></text:span><text:span text:style-name="Emphasis"><text:span text:style-name="T404">Kōṉērirājapuram</text:span></text:span><text:span text:style-name="Emphasis"><text:span text:style-name="T410">2</text:span></text:span><text:span text:style-name="Emphasis"><text:span text:style-name="T407"> [Nallam –</text:span></text:span><text:span text:style-name="Emphasis"><text:span text:style-name="T405"> </text:span></text:span><text:span text:style-name="Emphasis"><text:span text:style-name="T407">KT034]</text:span></text:span></text:h>
      <text:p text:style-name="P642"><text:span text:style-name="Emphasis"><text:span text:style-name="T398"/></text:span></text:p>
      <text:p text:style-name="P703"><text:span text:style-name="Emphasis"><text:span text:style-name="T638"/></text:span></text:p>
      <text:p text:style-name="P617"><text:span text:style-name="Emphasis"><text:span text:style-name="T688"/></text:span></text:p>
      <text:p text:style-name="P617"><text:span text:style-name="Emphasis"><text:span text:style-name="T695"/></text:span></text:p>
      <text:p text:style-name="P100"><text:span text:style-name="T75">[1.] </text:span><text:span text:style-name="T78">svasti</text:span><text:span text:style-name="T73"> </text:span><text:span text:style-name="T78">śrī</text:span><text:span text:style-name="T75"> [</text:span><text:span text:style-name="Emphasis"><text:span text:style-name="T273">❘❘</text:span></text:span><text:span text:style-name="T75">*]</text:span><text:span text:style-name="T575"> </text:span><text:span text:style-name="T164">kā</text:span><text:span text:style-name="T182">nta</text:span><text:span text:style-name="T164">ḷūrccālai kalamaṟutta korā</text:span><text:span text:style-name="T141">ja</text:span><text:span text:style-name="T164">rā</text:span><text:span text:style-name="T141">ja</text:span><text:span text:style-name="T164">ke</text:span><text:span text:style-name="T141">sa</text:span><text:span text:style-name="T164">ripa</text:span><text:span text:style-name="T171">nma</text:span><text:span text:style-name="T164">ṟku yāṇṭu patiṉoṉṟāvatu […]ḻaka[…]tta[…]ṟu[…]</text:span></text:p>
      <text:p text:style-name="P338"/>
      <text:p text:style-name="P101"><text:span text:style-name="T75">[2.] </text:span><text:span text:style-name="T78">śrī</text:span><text:span text:style-name="T75">koyilil muṉpil tirukkāvaṇatte peruṅ[…] °irukka nammai <text:s/>°uṭaiyapirāṭṭiyār °ittirunallamuṭaiya</text:span><text:span text:style-name="T73">mahāde</text:span><text:span text:style-name="T75">varkku <text:s/>nivantañceyta-ruḷiṉapaṭi </text:span><text:span text:style-name="T78">śrī</text:span><text:span text:style-name="T75">vimāṉat[…]tu </text:span><text:span text:style-name="T78">śrī</text:span><text:span text:style-name="T75">mukam varak[…]tevar </text:span><text:span text:style-name="T73">śāsa</text:span><text:span text:style-name="T75">nam kallil veṭṭuvi[…]</text:span></text:p>
      <text:p text:style-name="P445"><text:span text:style-name="Emphasis"><text:span text:style-name="T497">----------------------------------</text:span></text:span></text:p>
      <text:p text:style-name="P642"><text:span text:style-name="Emphasis"><text:span text:style-name="T414"/></text:span></text:p>
      <text:h text:style-name="Heading_20_2" text:outline-level="2"><text:span text:style-name="Emphasis"><text:span text:style-name="T402">Ins. 40</text:span></text:span><text:span text:style-name="Emphasis"><text:span text:style-name="T401"> </text:span></text:span><text:span text:style-name="Emphasis"><text:span text:style-name="T406">Teṉṉēri</text:span></text:span><text:span text:style-name="Emphasis"><text:span text:style-name="T411">1</text:span></text:span><text:span text:style-name="Emphasis"><text:span text:style-name="T407">[Uttamac</text:span></text:span><text:span text:style-name="Emphasis"><text:span text:style-name="T409">ōḻa-caturvedimaṅkalam]</text:span></text:span></text:h>
      <text:p text:style-name="P642"><text:span text:style-name="Emphasis"><text:span text:style-name="T413"/></text:span></text:p>
      <text:p text:style-name="P703"><text:span text:style-name="Emphasis"><text:span text:style-name="T689"/></text:span></text:p>
      <text:p text:style-name="P617"><text:span text:style-name="Emphasis"><text:span text:style-name="T695"/></text:span></text:p>
      <text:p text:style-name="P67"><text:span text:style-name="T16">[1.] </text:span><text:span text:style-name="T545">svasti śrī</text:span>c<text:note text:id="ftn431" text:note-class="footnote"><text:note-citation>430</text:note-citation><text:note-body><text:p text:style-name="P656"><text:s/>On notera que de, façon peu commune, le <text:span text:style-name="T542">saṃdhi</text:span> a été appliqué entre <text:span text:style-name="T607">śrī</text:span><text:span text:style-name="T610"> et <text:s/></text:span><text:span text:style-name="T588">cālai</text:span><text:span text:style-name="T600"> avec redoublement du </text:span><text:span text:style-name="T588">c</text:span><text:span text:style-name="T600"> initial de </text:span><text:span text:style-name="T588">calai</text:span><text:span text:style-name="T600">.</text:span></text:p></text:note-body></text:note>꜔<text:note text:id="ftn432" text:note-class="footnote"><text:note-citation>431</text:note-citation><text:note-body><text:p text:style-name="P656"><text:s/><text:span text:style-name="T613">Ce signe figure peut-être un double </text:span><text:span text:style-name="T608">daṇḍa</text:span><text:span text:style-name="T613">. Néanmoins sa présence ici, précisément au milieu du </text:span><text:span text:style-name="T608">saṃdhi</text:span><text:span text:style-name="T613">, ne paraît pas justifiée. À moins qu'il ne s'agisse d'un trait d'union. </text:span></text:p></text:note-body></text:note>cālai kalamaṟu[t*]ta ko<text:span text:style-name="T98">rā</text:span><text:span text:style-name="T92">ja</text:span><text:span text:style-name="T98">rā</text:span><text:span text:style-name="T92">jakesaripa</text:span><text:span text:style-name="T120">nm</text:span><text:span text:style-name="T119">a</text:span><text:span text:style-name="T99">[</text:span><text:span text:style-name="T116">ṟ*</text:span><text:span text:style-name="T99">]</text:span><text:span text:style-name="T93">k</text:span><text:span text:style-name="T245">i </text:span><text:span text:style-name="T99">yāṇṭu 11</text:span><text:span text:style-name="T99"><text:note text:id="ftn433" text:note-class="footnote"><text:note-citation>432</text:note-citation><text:note-body><text:p text:style-name="P656"><text:s/><text:span text:style-name="T614">L'</text:span><text:span text:style-name="T609">akṣara</text:span><text:span text:style-name="T614"> marquant la dizaine (௰) et suivi d'une croix verticale figurant le chiffre 1, dont nous avons déjà rencontré plusieurs occurrences. </text:span></text:p></text:note-body></text:note></text:span><text:span text:style-name="T99"> °āvatu <text:s/></text:span></text:p>
      <text:p text:style-name="P599"/>
      <text:p text:style-name="P84"><text:span text:style-name="T99">[2.] °ūṟṟukkāṭṭukkoṭṭattuttaṉkūṟṟu </text:span><text:span text:style-name="T119">śrī</text:span><text:span text:style-name="T99">°uttamacoḻaccatu[r*]vve(me)ti-maṅkalat-</text:span></text:p>
      <text:p text:style-name="P598"/>
      <text:p text:style-name="P83"><text:span text:style-name="T99">[3.] tu </text:span><text:span text:style-name="T119">śrī</text:span><text:span text:style-name="T99">°uttamacoḻa°</text:span><text:span text:style-name="T93">ī</text:span><text:span text:style-name="T119">śva</text:span><text:span text:style-name="T93">ra</text:span><text:span text:style-name="T99">ttuḷvāra</text:span><text:span text:style-name="T93">r</text:span><text:span text:style-name="T136">kku</text:span><text:span text:style-name="T99"><text:note text:id="ftn434" text:note-class="footnote"><text:note-citation>433</text:note-citation><text:note-body><text:p text:style-name="Footnote"><text:s/><text:span text:style-name="T191">Īśvarattuḷvārarkku </text:span><text:span text:style-name="T203">: lire </text:span><text:span text:style-name="T191">īśvarattāḷvārkku.</text:span></text:p></text:note-body></text:note></text:span><text:span text:style-name="T99"> </text:span><text:span text:style-name="T119">śrī</text:span><text:span text:style-name="T99">kaṇṭa</text:span><text:span text:style-name="T93">rā</text:span><text:span text:style-name="T99">tittateva</text:span><text:span text:style-name="T93">r</text:span><text:span text:style-name="T99"> nampirāṭṭiyār pirā/-</text:span></text:p>
      <text:p text:style-name="P597"/>
      <text:p text:style-name="P405">[4.] ṉtakanmā-</text:p>
      <text:p text:style-name="P405">[5.] tevaṭikaḷā-/</text:p>
      <text:p text:style-name="P85"><text:span text:style-name="T99">[6.] rāṉa cempiyaṉ</text:span><text:span text:style-name="T93">mahāde</text:span><text:span text:style-name="T99">viyā</text:span><text:span text:style-name="T93">r</text:span><text:span text:style-name="T99"><text:note text:id="ftn435" text:note-class="footnote"><text:note-citation>434</text:note-citation><text:note-body><text:p text:style-name="P656"><text:s/><text:span text:style-name="T203">Un symbole ressemblant à une croix allongée et étroite est ici gravé dans <text:s/>l'espace de la taille d'un </text:span><text:span text:style-name="T191">akṣara</text:span><text:span text:style-name="T203"> laissé entre </text:span><text:span text:style-name="T191">ma</text:span><text:span text:style-name="T203">- et -</text:span><text:span text:style-name="T191">hādeviyār</text:span><text:span text:style-name="T203">, et s'étire <text:s/>jusqu'à <text:s/>la ligne inférieure qu'il interrompt en scindant le mot <text:s/></text:span><text:span text:style-name="T191">yāṇṭu</text:span><text:span text:style-name="T203"> en son milieu <text:s/>(yāṇ/ṭu). La présence d'un symbole du même type un peu plus loin (ligne 9), interrompant lui aussi la ligne inférieure, nous amène à penser qu'il pourrait s'agir de repères utilisés par le lapicide.</text:span></text:p></text:note-body></text:note></text:span><text:span text:style-name="T99"> ka</text:span><text:span text:style-name="T119">ṇ</text:span><text:span text:style-name="T121">ḍ</text:span><text:span text:style-name="T119">a</text:span><text:span text:style-name="T99">ṉmatu</text:span><text:span text:style-name="T93">rā</text:span><text:span text:style-name="T99">ṉtakatevarāna </text:span><text:span text:style-name="T119">śrī</text:span><text:span text:style-name="T99">°uttama-</text:span><text:soft-page-break/><text:span text:style-name="T99">coḻatevaraittiruvayiṟu vāy(i)tta °uṭai-</text:span><text:span text:style-name="T99"><text:note text:id="ftn436" text:note-class="footnote"><text:note-citation>435</text:note-citation><text:note-body><text:p text:style-name="P656"><text:s/>À partir d'ici, la lecture est interrompue par un premier tracé de démarcation gravé à travers la <text:span text:style-name="T54">paṭṭikā</text:span>, isolant les deux lignes de texte suivantes (7-8) de cinq autres lignes gravées à une plus petite échelle—les lignes 11 à 15, dernières restantes de l'inscription. Ces lignes 11 à 15 sont donc ainsi en réalité gravées entre les lignes 8 et 9.</text:p></text:note-body></text:note></text:span></text:p>
      <text:p text:style-name="P501"/>
      <text:p text:style-name="P69"><text:span text:style-name="T99">[7.] yapirāṭṭiyār yāṇṭu 10 °āvatil °amutuce[y*]yakkuṭu</text:span><text:span text:style-name="T136">tta</text:span><text:span text:style-name="T99"><text:note text:id="ftn437" text:note-class="footnote"><text:note-citation>436</text:note-citation><text:note-body><text:p text:style-name="P656"><text:s/><text:span text:style-name="T191">Kuṭutta</text:span><text:span text:style-name="T203"> : u</text:span><text:span text:style-name="T711">ne <text:s/>première <text:s/>correction <text:s/>semble <text:s/>avoir été apportée ici. En effet, le </text:span><text:span text:style-name="T709"><text:s/>t</text:span><text:span text:style-name="T711"> <text:s/>dental souscrit est bien moins profondément gravé dans la pierre que l'ensemble des <text:s/></text:span><text:span text:style-name="T709">akṣara</text:span><text:span text:style-name="T711"> qui le côtoient. </text:span></text:p></text:note-body></text:note></text:span><text:span text:style-name="T99"> cepputtaḷikai °ālaku</text:span><text:span text:style-name="T99"><text:note text:id="ftn438" text:note-class="footnote"><text:note-citation>437</text:note-citation><text:note-body><text:p text:style-name="Footnote"><text:s/><text:span text:style-name="T191">Ālaku</text:span><text:span text:style-name="T203"> : lire </text:span><text:span text:style-name="T191">alaku</text:span><text:span text:style-name="T203">.</text:span></text:p></text:note-body></text:note></text:span><text:span text:style-name="T99"> nilaippaṭi 47 palamum <text:s/></text:span><text:span text:style-name="T119">śrī</text:span><text:span text:style-name="T93">ba</text:span><text:span text:style-name="T99">-/</text:span></text:p>
      <text:p text:style-name="P499"/>
      <text:p text:style-name="P68"><text:span text:style-name="T99">[8.] li °eḻu[n*]taruḷa / </text:span><text:span text:style-name="T99"><text:note text:id="ftn439" text:note-class="footnote"><text:note-citation>438</text:note-citation><text:note-body><text:p text:style-name="P658"><text:span text:style-name="T220"><text:s/>Ceppū</text:span><text:span text:style-name="T222"> : lire </text:span><text:span text:style-name="T220">ceppu</text:span><text:span text:style-name="T222">. Une petite boucle est en effet gravée sous le trait vertical du</text:span><text:span text:style-name="T220"> pu</text:span><text:span text:style-name="T222">, </text:span><text:span text:style-name="T220">contra</text:span><text:span text:style-name="T222"> </text:span><text:span text:style-name="T220">SII </text:span><text:span text:style-name="T222">7 : 411 qui donne </text:span><text:span text:style-name="T220">ceppu</text:span><text:span text:style-name="T222"> sans mentionner la correction.</text:span></text:p></text:note-body></text:note></text:span><text:span text:style-name="T99">ceppūppali[t*]tālam °ālaku</text:span><text:span text:style-name="T99"><text:note text:id="ftn440" text:note-class="footnote"><text:note-citation>439</text:note-citation><text:note-body><text:p text:style-name="P657"><text:span text:style-name="T220"><text:s/>Ālaku</text:span><text:span text:style-name="T222"> : à nouveau, lire </text:span><text:span text:style-name="T220">alaku</text:span><text:span text:style-name="T222">.</text:span></text:p></text:note-body></text:note></text:span><text:span text:style-name="T99"> nilaippaṭi 59 palamum °ivvūr veḷḷikkol k</text:span><text:span text:style-name="T98">āñcipūrattu</text:span><text:span text:style-name="T98"><text:note text:id="ftn441" text:note-class="footnote"><text:note-citation>440</text:note-citation><text:note-body><text:p text:style-name="P656"><text:s/><text:span text:style-name="T191">K</text:span><text:span text:style-name="T192">āñcipūrattu</text:span><text:span text:style-name="T204"> : lire </text:span><text:span text:style-name="T191">k</text:span><text:span text:style-name="T192">āñcipurattu</text:span><text:span text:style-name="T204">. La boucle du </text:span><text:span text:style-name="T192">ū </text:span><text:span text:style-name="T204">long, pourtant parfaitement lisible, n'apparaît pas dans </text:span><text:span text:style-name="T191">SII </text:span><text:span text:style-name="T203">7 : 411, qui donne </text:span><text:span text:style-name="T191">k</text:span><text:span text:style-name="T192">āñcipurattu</text:span><text:span text:style-name="T203"> sans là non plus signaler la correction.</text:span></text:p></text:note-body></text:note></text:span><text:span text:style-name="T98">-</text:span></text:p>
      <text:p text:style-name="P498"/>
      <text:p text:style-name="P68"><text:span text:style-name="T99">[9.] </text:span><text:span text:style-name="T99"><text:note text:id="ftn442" text:note-class="footnote"><text:note-citation>441</text:note-citation><text:note-body><text:p text:style-name="P656"><text:s/>Cette ligne et la suivante sont gravées après un second trait de démarcation destiné à isoler les cinq lignes finales.</text:p></text:note-body></text:note></text:span><text:span text:style-name="T99">niṉṟāṉṉoṭo</text:span><text:span text:style-name="T136">kku</text:span><text:span text:style-name="T99">m kolāl °eṭukka ponta niṟai cepputtaḷ[i]kai </text:span><text:span text:style-name="T99"><text:note text:id="ftn443" text:note-class="footnote"><text:note-citation>442</text:note-citation><text:note-body><text:p text:style-name="P656"><text:s/><text:span text:style-name="T711">Un signe présentant l'apparence d'un <text:s/></text:span><text:span text:style-name="T709">r </text:span><text:span text:style-name="T711"><text:s/>dental étiré est gravé superficiellement dans un intervalle de la taille d'un </text:span><text:span text:style-name="T709">akṣara</text:span><text:span text:style-name="T711"> entre <text:s/></text:span><text:span text:style-name="T191">toṇṇū</text:span><text:span text:style-name="T203">- et </text:span><text:span text:style-name="T191">-ṟṟu.</text:span><text:span text:style-name="T203"> Son tracé se poursuivant jusqu'à la ligne inférieure (10), il sépare partiellement le</text:span><text:span text:style-name="T191"> c </text:span><text:span text:style-name="T203">et le </text:span><text:span text:style-name="T191">e</text:span><text:span text:style-name="T203"> de </text:span><text:span text:style-name="T191">ceppupparikalam</text:span><text:span text:style-name="T203"> et semble ainsi faire écho au symbole scindant les mots </text:span><text:span text:style-name="T191">mahādevī</text:span><text:span text:style-name="T203"> <text:s/>et </text:span><text:span text:style-name="T191">yāṇṭu</text:span><text:span text:style-name="T203">.</text:span></text:p></text:note-body></text:note></text:span><text:span text:style-name="T99">toṇṇūṟṟuppalamum </text:span><text:span text:style-name="T119">śrī</text:span><text:span text:style-name="T93">ba</text:span><text:span text:style-name="T99">- </text:span></text:p>
      <text:p text:style-name="P498"/>
      <text:p text:style-name="P68"><text:span text:style-name="T98">[10.] </text:span><text:span text:style-name="T93">li</text:span><text:span text:style-name="T99"> ceppuppalittāla</text:span><text:span text:style-name="T99"><text:note text:id="ftn444" text:note-class="footnote"><text:note-citation>443</text:note-citation><text:note-body><text:p text:style-name="P656"><text:s/><text:span text:style-name="T191">Ceppuppalittāla</text:span><text:span text:style-name="T203"> : comme </text:span><text:span text:style-name="T711"><text:s/>l'indique </text:span><text:span text:style-name="T191">SII </text:span><text:span text:style-name="T203">7: 411 (n. 3 p. 262), une correction a été effectuée ici. Les lettres </text:span><text:span text:style-name="T191"><text:s/>-ttaḷikai</text:span><text:span text:style-name="T203"> sont encore lisibles sous </text:span><text:span text:style-name="T711"><text:s/>-</text:span><text:span text:style-name="T191">ppalittāla</text:span><text:span text:style-name="T203">, bien qu'effacées superficiellement. Le <text:s/></text:span><text:span text:style-name="T191">nū</text:span><text:span text:style-name="T203"> du </text:span><text:span text:style-name="T191">nūṟṟu</text:span><text:span text:style-name="T203"> suivant est lui aussi gravé au-dessus de lettres effacées qu'il ne recouvre que partiellement (</text:span><text:span text:style-name="T191">irunū</text:span><text:span text:style-name="T203"> ?). Le reste de cette ligne 10 en recouvre apparemment une autre, car des traces d'</text:span><text:span text:style-name="T191">akṣara</text:span><text:span text:style-name="T203"> sont toujours visibles par endroits. </text:span></text:p></text:note-body></text:note></text:span><text:span text:style-name="T99">nūṟṟuppalamum yāṇṭu 12 °āvatil tevaṟku<text:line-break/>°amutuceyyak</text:span><text:span text:style-name="T98">kuṭutta <text:s/>ceppupparikalam 1</text:span><text:span text:style-name="T98"><text:note text:id="ftn445" text:note-class="footnote"><text:note-citation>444</text:note-citation><text:note-body><text:p text:style-name="Footnote"><text:s/>Le chiffre 1 est à nouveau figuré par une croix allongée.</text:p></text:note-body></text:note></text:span><text:span text:style-name="T98"> °ituve-</text:span></text:p>
      <text:p text:style-name="P498"/>
      <text:p text:style-name="P68"><text:span text:style-name="T98">[11.] </text:span><text:span text:style-name="T98"><text:note text:id="ftn446" text:note-class="footnote"><text:note-citation>445</text:note-citation><text:note-body><text:p text:style-name="Footnote"><text:s/>Ici débute la première des cinq lignes gravées à une plus petite échelle entre les lignes 8 et 9.</text:p></text:note-body></text:note></text:span><text:span text:style-name="T99">y <text:s/>pirāṭṭiyār tevar ceppu[p*]parikalamu-</text:span><text:span text:style-name="T99"><text:note text:id="ftn447" text:note-class="footnote"><text:note-citation>446</text:note-citation><text:note-body><text:p text:style-name="Footnote"><text:s/>Le second tracé de démarcation vertical débute ici et se prolonge sur trois lignes.</text:p></text:note-body></text:note></text:span></text:p>
      <text:p text:style-name="P498"/>
      <text:p text:style-name="P68"><text:span text:style-name="T98">[12.] </text:span><text:span text:style-name="T99">m viḷakkukaḷum pūmiyum niva</text:span><text:span text:style-name="T136">nta</text:span><text:span text:style-name="T99">m </text:span></text:p>
      <text:p text:style-name="P498"/>
      <text:p text:style-name="P68"><text:span text:style-name="T98">[13.] </text:span><text:span text:style-name="T99">ceytu ka[l]lil veṭṭuvi</text:span><text:span text:style-name="T136">kka</text:span><text:span text:style-name="T99">veṉṟū</text:span><text:span text:style-name="T99"><text:note text:id="ftn448" text:note-class="footnote"><text:note-citation>447</text:note-citation><text:note-body><text:p text:style-name="Footnote"><text:s/><text:span text:style-name="T191">Veṉṟū</text:span><text:span text:style-name="T203"> : lire </text:span><text:span text:style-name="T191">veṉṟu</text:span><text:span text:style-name="T203">.</text:span></text:p></text:note-body></text:note></text:span></text:p>
      <text:p text:style-name="P498"/>
      <text:p text:style-name="P102"><text:soft-page-break/><text:span text:style-name="T163">[14.] </text:span><text:span text:style-name="T171">śrī</text:span><text:span text:style-name="T164">muka[m*] °aruḷucceytu vara </text:span><text:span text:style-name="T171">śrī</text:span><text:span text:style-name="T164">muka-</text:span><text:span text:style-name="T164"><text:note text:id="ftn449" text:note-class="footnote"><text:note-citation>448</text:note-citation><text:note-body><text:p text:style-name="P656"><text:s/>Le second tracé de démarcation vertical s'interrompt ici et se prolonge horizontalement sur quelques centimètres vers la droite pour encadrer la dernière ligne. Cette dernière court sous les lignes 9 et 10 <text:span text:style-name="T714">gravées en amont.</text:span></text:p></text:note-body></text:note></text:span></text:p>
      <text:p text:style-name="P499"/>
      <text:p text:style-name="P102"><text:span text:style-name="T163">[15.] </text:span><text:span text:style-name="T164">m kaṇṭu </text:span><text:span text:style-name="T171">pra</text:span><text:span text:style-name="T141">sā</text:span><text:span text:style-name="T164">tappaṭṭu </text:span><text:span text:style-name="T141">sabhai</text:span><text:span text:style-name="T164">yomum vāriyamiṭṭu </text:span><text:span text:style-name="T171">śrī</text:span><text:span text:style-name="T164">mukap(i)-paṭiye</text:span><text:span text:style-name="T164"><text:note text:id="ftn450" text:note-class="footnote"><text:note-citation>449</text:note-citation><text:note-body><text:p text:style-name="P656"><text:s/><text:span text:style-name="T191">P(i)paṭiye</text:span><text:span text:style-name="T203"> : le </text:span><text:span text:style-name="T191">i </text:span><text:span text:style-name="T203">gravé par erreur entre les deux </text:span><text:span text:style-name="T191">p</text:span><text:span text:style-name="T203"> n'apparaît pas dans </text:span><text:span text:style-name="T191">SII </text:span><text:span text:style-name="T203">7 : 411 en dépit de la parfaite lisibilité de la boucle tracée au dessus du premier de ces deux</text:span><text:span text:style-name="T191"> p</text:span><text:span text:style-name="T203">.</text:span></text:p></text:note-body></text:note></text:span><text:span text:style-name="T164"> kallil veṭṭuvikkaveṉṟu paṇikka <text:s/>kallil <text:s/>veṭṭiṉa <text:s/>paricāvatu <text:s/>°uṭai[...]</text:span><text:span text:style-name="T164"><text:note text:id="ftn451" text:note-class="footnote"><text:note-citation>450</text:note-citation><text:note-body><text:p text:style-name="P656"><text:s/>L'enregistrement s'interrompt ici alors qu'il restait sur la pierre un espace suffisant pour graver au moins une dizaine d'<text:span text:style-name="T709">akṣara</text:span>. </text:p></text:note-body></text:note></text:span></text:p>
      <text:p text:style-name="P449"><text:span text:style-name="Emphasis"><text:span text:style-name="T497">----------------------------------</text:span></text:span></text:p>
      <text:p text:style-name="P546"/>
      <text:h text:style-name="Heading_20_2" text:outline-level="2"><text:span text:style-name="Emphasis"><text:span text:style-name="T402">Ins. 41</text:span></text:span><text:span text:style-name="Emphasis"><text:span text:style-name="T401"> </text:span></text:span><text:span text:style-name="Emphasis"><text:span text:style-name="T406">Kōyil-Tēvarāyaṉ-Pēṭṭai</text:span></text:span><text:span text:style-name="Emphasis"><text:span text:style-name="T411">3</text:span></text:span><text:span text:style-name="Emphasis"><text:span text:style-name="T408"> </text:span></text:span><text:span text:style-name="Emphasis"><text:span text:style-name="T399">[</text:span></text:span><text:span text:style-name="Emphasis"><text:span text:style-name="T400">Tiruccelūr</text:span></text:span><text:span text:style-name="Emphasis"><text:span text:style-name="T399">]</text:span></text:span><text:span text:style-name="Emphasis"><text:span text:style-name="T403"> </text:span></text:span></text:h>
      <text:p text:style-name="P646"/>
      <text:p text:style-name="P716"><text:span text:style-name="Emphasis"><text:span text:style-name="T637"/></text:span></text:p>
      <text:p text:style-name="P631"/>
      <text:p text:style-name="P119">[1.] <text:span text:style-name="T545">svasti </text:span><text:span text:style-name="T171">śrī</text:span><text:span text:style-name="T141"> </text:span><text:span text:style-name="T147"><text:s/>[</text:span><text:span text:style-name="Emphasis"><text:span text:style-name="T273">❘❘</text:span></text:span><text:span text:style-name="T147">*] °i</text:span><text:span text:style-name="T171">dde</text:span><text:span text:style-name="T147">/varkke </text:span><text:span text:style-name="T148">yā- </text:span></text:p>
      <text:p text:style-name="P120"><text:span text:style-name="T147">[2.] ṇṭu 12</text:span><text:span text:style-name="T148"> °</text:span><text:span text:style-name="T147">āvatu / tirucce-</text:span></text:p>
      <text:p text:style-name="P120"><text:span text:style-name="T147">[3.] </text:span><text:span text:style-name="T148">l</text:span><text:span text:style-name="T147">ūṟ</text:span><text:span text:style-name="T141">mahāde</text:span><text:span text:style-name="T147">va/rkku </text:span><text:span text:style-name="T171">śrī</text:span><text:span text:style-name="T147">°ut-</text:span></text:p>
      <text:p text:style-name="P120"><text:span text:style-name="T147">[4.] tamacoḻa</text:span><text:span text:style-name="T141">de</text:span><text:span text:style-name="T147">/varaicc-</text:span></text:p>
      <text:p text:style-name="P369">[5.] ātti °ivarait/tiruvayi-</text:p>
      <text:p text:style-name="P120"><text:span text:style-name="T147">[6.] ṟu </text:span><text:span text:style-name="T147"><text:note text:id="ftn452" text:note-class="footnote"><text:note-citation>451</text:note-citation><text:note-body><text:p text:style-name="P656"><text:s/><text:span text:style-name="T203">I</text:span><text:span text:style-name="T583">l y a eu correction ici : le </text:span><text:span text:style-name="T191">vā</text:span><text:span text:style-name="T203">- de </text:span><text:span text:style-name="T191">vāytta </text:span><text:span text:style-name="T203">qui avait été omis dans un premier temps, a été incisé en petit entre les lignes 5 et 6. </text:span></text:p></text:note-body></text:note></text:span><text:span text:style-name="T147">vā[</text:span><text:span text:style-name="T158">y</text:span><text:span text:style-name="T157">*</text:span><text:span text:style-name="T147">]tta cempiya/</text:span><text:span text:style-name="T171">nma</text:span><text:span text:style-name="T141">hāde</text:span><text:span text:style-name="T147">-</text:span></text:p>
      <text:p text:style-name="P120"><text:span text:style-name="T147">[7.] viyār ta</text:span><text:span text:style-name="T168">nta</text:span><text:span text:style-name="T147"> poṟ/</text:span><text:span text:style-name="T168">kka</text:span><text:span text:style-name="T147">lacam 1</text:span></text:p>
      <text:p text:style-name="P185"><text:span text:style-name="T158">[8.] </text:span><text:span text:style-name="T159">ni</text:span><text:span text:style-name="T158">ṟ</text:span><text:span text:style-name="T159">ai</text:span><text:span text:style-name="T158"> <text:s/>1120 </text:span><text:span text:style-name="T68">kaḻañcu</text:span><text:span text:style-name="T158"> / [1]120[...]</text:span></text:p>
      <text:p text:style-name="P503"/>
      <text:p text:style-name="P443"><text:span text:style-name="Emphasis"><text:span text:style-name="T498">----------------------------------</text:span></text:span></text:p>
      <text:h text:style-name="Heading_20_2" text:outline-level="2"><text:span text:style-name="Emphasis"><text:span text:style-name="T440">Ins. 42</text:span></text:span><text:span text:style-name="Emphasis"><text:span text:style-name="T444"> </text:span></text:span><text:span text:style-name="Emphasis"><text:span text:style-name="T448">Tirukkōṭikkāval</text:span></text:span><text:span text:style-name="Emphasis"><text:span text:style-name="T463">2 </text:span></text:span><text:span text:style-name="Emphasis"><text:span text:style-name="T455">[</text:span></text:span><text:span text:style-name="Emphasis"><text:span text:style-name="T454">Kōṭikā – KV37</text:span></text:span><text:span text:style-name="Emphasis"><text:span text:style-name="T455">]</text:span></text:span></text:h>
      <text:p text:style-name="P630"/>
      <text:p text:style-name="P706"><text:span text:style-name="Emphasis"><text:span text:style-name="T637"/></text:span></text:p>
      <text:p text:style-name="P58"/>
      <text:p text:style-name="P246"/>
      <text:p text:style-name="P117">[1.] <text:span text:style-name="T545">svasti śrī</text:span> <text:span text:style-name="T554">[</text:span><text:span text:style-name="Emphasis"><text:span text:style-name="T273">❘❘</text:span></text:span><text:span text:style-name="T554">*] cālai <text:s text:c="3"/></text:span></text:p>
      <text:p text:style-name="P118"><text:soft-page-break/><text:span text:style-name="T554">[2.] </text:span>kalamaṟutta ko- <text:s text:c="2"/></text:p>
      <text:p text:style-name="P118"><text:span text:style-name="T554">[3.] vir</text:span><text:span text:style-name="T564">ā</text:span><text:span text:style-name="T569">ja</text:span><text:span text:style-name="T564">rā</text:span><text:span text:style-name="T569">ja</text:span><text:span text:style-name="T564">ke</text:span><text:span text:style-name="T569">sa</text:span><text:span text:style-name="T564">ri- </text:span></text:p>
      <text:p text:style-name="P118"><text:span text:style-name="T564">[4.] pan</text:span><text:span text:style-name="T569">ma</text:span><text:span text:style-name="T564">[r*]kku yāṇṭu <text:s text:c="4"/></text:span></text:p>
      <text:p text:style-name="P95">[5.] 13 °āvatu °uṭai- <text:s text:c="2"/></text:p>
      <text:p text:style-name="P95">[6.] yapirāṭṭiyār ce-</text:p>
      <text:p text:style-name="P118"><text:span text:style-name="T564">[7.] </text:span><text:span text:style-name="T147">mpiya</text:span><text:span text:style-name="T157">ṉ</text:span><text:span text:style-name="T147">ma</text:span><text:span text:style-name="T141">hāde</text:span><text:span text:style-name="T147">- <text:s text:c="2"/></text:span></text:p>
      <text:p text:style-name="P118"><text:span text:style-name="T564">[8.] viy</text:span><text:span text:style-name="T147">ār tirumukam vara-</text:span></text:p>
      <text:p text:style-name="P118"><text:span text:style-name="T564">[9.] kkāṭṭi°aru</text:span><text:span text:style-name="T157">ḷa °ivvū-</text:span></text:p>
      <text:p text:style-name="P118"><text:span text:style-name="T564">[10.] r </text:span><text:span text:style-name="T569">sabhai</text:span><text:span text:style-name="T564">yārummā-</text:span></text:p>
      <text:p text:style-name="P118"><text:span text:style-name="T564">[11.] </text:span><text:span text:style-name="T143">he</text:span><text:span text:style-name="T173">śva</text:span><text:span text:style-name="T157">rarumiruntu</text:span></text:p>
      <text:p text:style-name="P95">[12.] °ittevar tirukko-</text:p>
      <text:p text:style-name="P118"><text:span text:style-name="T564">[13.] yiluṭaiyarka</text:span><text:span text:style-name="T157">ḷuk-</text:span><text:span text:style-name="T564"> </text:span></text:p>
      <text:p text:style-name="P95">[14.] ku °ittevar te-</text:p>
      <text:p text:style-name="P95">[15.] vatānattu nilat-</text:p>
      <text:p text:style-name="P118"><text:span text:style-name="T564">[16.] tukku </text:span><text:span text:style-name="T564"><text:note text:id="ftn453" text:note-class="footnote"><text:note-citation>452</text:note-citation><text:note-body><text:p text:style-name="Footnote"><text:s/><text:span text:style-name="T542">Kil</text:span> : lire <text:span text:style-name="T542">kīḻ.</text:span></text:p></text:note-body></text:note></text:span><text:span text:style-name="T157">kiḻpāṟkke-</text:span></text:p>
      <text:p text:style-name="P95">[17.] llai °ittevar ni-</text:p>
      <text:p text:style-name="P118"><text:span text:style-name="T564">[18.] lattukku mekku</text:span><text:span text:style-name="T564"><text:note text:id="ftn454" text:note-class="footnote"><text:note-citation>453</text:note-citation><text:note-body><text:p text:style-name="Footnote"><text:s/><text:span text:style-name="T590">Mekku</text:span><text:span text:style-name="T597"> : lire </text:span><text:span text:style-name="T590">me</text:span><text:span text:style-name="T193">ṟ</text:span><text:span text:style-name="T590">ku</text:span><text:span text:style-name="T597">.</text:span></text:p></text:note-body></text:note></text:span><text:span text:style-name="T564">- <text:s text:c="13"/></text:span></text:p>
      <text:p text:style-name="P114"><text:span text:style-name="T564">[19.] m te</text:span><text:span text:style-name="T157">ṉpāṟkkel-</text:span></text:p>
      <text:p text:style-name="P363">[20.] lai kuṟukkaivāy-</text:p>
      <text:p text:style-name="P363">[21.] kkālukku vaṭakku-</text:p>
      <text:p text:style-name="P363">[22.] m melpāṟ[k*]kel-</text:p>
      <text:p text:style-name="P363">[23.] lai putuvāy[k*]kāl</text:p>
      <text:p text:style-name="P363"><text:soft-page-break/>[24.] niṉṟu ponta °u-</text:p>
      <text:p text:style-name="P363">[25.] ṭciṟuvāy[k*]kāluk- <text:s text:c="2"/></text:p>
      <text:p text:style-name="P363">[26.] ku kiḻakkum vaṭapā- </text:p>
      <text:p text:style-name="P363">[27.] ṟ[k*]kellai putuvā-</text:p>
      <text:p text:style-name="P363">[28.] y[k*]kālukkutteṟ- /</text:p>
      <text:p text:style-name="P363">[29.] kuminnaṭuvupa-</text:p>
      <text:p text:style-name="P363">[30.] ṭṭa nilattil mekka-</text:p>
      <text:p text:style-name="P115"><text:span text:style-name="T157">[31.] ṭaiya</text:span><text:span text:style-name="T157"><text:note text:id="ftn455" text:note-class="footnote"><text:note-citation>454</text:note-citation><text:note-body><text:p text:style-name="Footnote"><text:s/><text:span text:style-name="T193">Mekkaṭaiya</text:span><text:span text:style-name="T205"> : lire </text:span><text:span text:style-name="T193">meṟkaṭaiya</text:span><text:span text:style-name="T205">.</text:span></text:p></text:note-body></text:note></text:span><text:span text:style-name="T157"> °oru māṇukku</text:span></text:p>
      <text:p text:style-name="P363">[32.] kāṟceyyāka °iv-</text:p>
      <text:p text:style-name="P363">[33.] vūr kolālaḷantu</text:p>
      <text:p text:style-name="P363">[34.] nūṟu kuḻi koṇṭatu</text:p>
      <text:p text:style-name="P363">[35.] °oru māvāka mukkāṟce-</text:p>
      <text:p text:style-name="P363">[36.] yyum °aḷavupaṭi koṇ-</text:p>
      <text:p text:style-name="P363">[37.] ṭu kuṟukkaivākkān ka-</text:p>
      <text:p text:style-name="P363">[38.] rai kulai °iru kolum</text:p>
      <text:p text:style-name="P363">[39.] putuvākkāṉ karai °o-</text:p>
      <text:p text:style-name="P363">[40.] ṉṟekāl kolum ni-</text:p>
      <text:p text:style-name="P363">[41.] kkiṉa nilammūṉṟe</text:p>
      <text:p text:style-name="P364">[42.] kāl kolāl va-</text:p>
      <text:p text:style-name="P365">[43.] nta nilamum nā-</text:p>
      <text:p text:style-name="P365">[44.] ṅkaḷe peṟuvatā-</text:p>
      <text:p text:style-name="P365">[45.] kavum kulai nikki<text:note text:id="ftn456" text:note-class="footnote"><text:note-citation>455</text:note-citation><text:note-body><text:p text:style-name="Footnote"><text:s/><text:span text:style-name="T542">Nikki</text:span> : lire <text:span text:style-name="T542">nīkki</text:span>.</text:p></text:note-body></text:note></text:p>
      <text:p text:style-name="P365"><text:soft-page-break/>[46.] mukkā[ṟceyyu]-</text:p>
      <text:p text:style-name="P365">[47.] kulaiyum ko- /</text:p>
      <text:p text:style-name="P365">[48.] [ṇṭu] cantirātita-</text:p>
      <text:p text:style-name="P365">[49.] val māṇi mūṉṟu</text:p>
      <text:p text:style-name="P365">[50.] v[ai]kkaṭavo-</text:p>
      <text:p text:style-name="P365">[51.] mānom tirukko-</text:p>
      <text:p text:style-name="P365">[52.] viluṭaiyom pu- </text:p>
      <text:p text:style-name="P365">[53.] tuvāy[k*]kāl niṉ-</text:p>
      <text:p text:style-name="P365">[54.] ṟu teṟku nokki -</text:p>
      <text:p text:style-name="P365">[55.] t{e}var nilattāṟe</text:p>
      <text:p text:style-name="P365">[56.] pontu °eṅkaḷ /</text:p>
      <text:p text:style-name="P365">[57.] teṉkulaiyaruke</text:p>
      <text:p text:style-name="P365">[58.] pontu teṉkarai kāṟ-</text:p>
      <text:p text:style-name="P365">[59.] cekku pāyappeṟu-</text:p>
      <text:p text:style-name="P365">[60.] vatākavum māṇamuṭ-</text:p>
      <text:p text:style-name="P365">[61.] ṭil māṇal kuṟuṇi</text:p>
      <text:p text:style-name="P365">[62.] nellu taṇṭappa-</text:p>
      <text:p text:style-name="P365">[63.] ṭuvom tirukkoyi-</text:p>
      <text:p text:style-name="P365">[64.] luṭaiyom °i-</text:p>
      <text:p text:style-name="P43"><text:span text:style-name="T18">[65.] v{ai} paṉmā</text:span><text:span text:style-name="T23">[he</text:span><text:span text:style-name="T35">śva</text:span><text:span text:style-name="T18">ra ra</text:span><text:span text:style-name="T23">kṣ</text:span><text:span text:style-name="T18">ai] [</text:span><text:span text:style-name="Emphasis"><text:span text:style-name="T255">❘❘</text:span></text:span><text:span text:style-name="T18">*]</text:span></text:p>
      <text:h text:style-name="Heading_20_2" text:outline-level="2"><text:span text:style-name="Emphasis"><text:span text:style-name="T496">Ins. 43</text:span></text:span><text:span text:style-name="Emphasis"><text:span text:style-name="T499"> </text:span></text:span><text:span text:style-name="Emphasis"><text:span text:style-name="T501">V</text:span></text:span><text:span text:style-name="Emphasis"><text:span text:style-name="T504">r̥</text:span></text:span><text:span text:style-name="Emphasis"><text:span text:style-name="T501">ddhācalam</text:span></text:span><text:span text:style-name="Emphasis"><text:span text:style-name="T469">2</text:span></text:span><text:span text:style-name="Emphasis"><text:span text:style-name="T502"> (Viruttācalam / Neṟkuppai</text:span></text:span><text:span text:style-name="Emphasis"><text:span text:style-name="T501">) </text:span></text:span><text:span text:style-name="Emphasis"><text:span text:style-name="T502">[Mutukuṉṟam – NA09]</text:span></text:span></text:h>
      <text:p text:style-name="P603"><text:span text:style-name="Emphasis"><text:span text:style-name="T637"/></text:span></text:p>
      <text:p text:style-name="P617"><text:span text:style-name="Emphasis"><text:span text:style-name="T688"/></text:span></text:p>
      <text:p text:style-name="P617"><text:soft-page-break/><text:span text:style-name="Emphasis"><text:span text:style-name="T696"/></text:span></text:p>
      <text:p text:style-name="P91"><text:span text:style-name="T17">[1.] </text:span><text:span text:style-name="T36">svasti śrī</text:span><text:span text:style-name="T17"> [</text:span><text:span text:style-name="Emphasis"><text:span text:style-name="T254">❘❘</text:span></text:span><text:span text:style-name="T17">*]</text:span><text:span text:style-name="T97"> </text:span><text:span text:style-name="T97"><text:note text:id="ftn457" text:note-class="footnote"><text:note-citation>456</text:note-citation><text:note-body><text:p text:style-name="Footnote"><text:s/><text:span text:style-name="T191">Tirumakaḻ </text:span><text:span text:style-name="T203">: lire </text:span><text:span text:style-name="T191">tirumakaḷ</text:span><text:span text:style-name="T203">.</text:span></text:p></text:note-body></text:note></text:span><text:span text:style-name="T97">tirumakaḻ polapperunilañcelviyum taṉakkeyurimai pūṇṭamai maṉakkoḷa kā</text:span><text:span text:style-name="T138">nta</text:span><text:span text:style-name="T97">[ḷū*]rcālai kalamaṟutaruḷi <text:s/>ve-</text:span></text:p>
      <text:p text:style-name="P558"/>
      <text:p text:style-name="P391">[2.] ṅkaināṭuṅkaṅkapāṭiyum nuḷampapāṭiyum taṭiyapāṭiyum kuṭamalaināṭum t[i]ṇṭaral <text:s/>koṇṭu taṉṉeḻil vaḷaruḻiyu-</text:p>
      <text:p text:style-name="P558"/>
      <text:p text:style-name="P92"><text:span text:style-name="T97">[3.] ḷellāyāṇṭilum <text:s/>toḻukka <text:s/>viḷaṅkum <text:s/>yāṇṭe <text:s/>ceḻiyarai <text:s/>tecukoḷ <text:s/>kovi</text:span><text:span text:style-name="T91">rājarājarājakesaripa</text:span><text:span text:style-name="T118">nma</text:span><text:span text:style-name="T97">[r]kku yāṇṭu 15/°āvatu °i-</text:span></text:p>
      <text:p text:style-name="P558"/>
      <text:p text:style-name="P92"><text:span text:style-name="T97">[4.] </text:span><text:span text:style-name="T97"><text:note text:id="ftn458" text:note-class="footnote"><text:note-citation>457</text:note-citation><text:note-body><text:p text:style-name="P656"><text:s/><text:span text:style-name="T711">L'estampage est troué et déchiré à cet endroit, mais la reconstruction du texte est aisée : N</text:span><text:span text:style-name="T203">eṟkuppai (« pile de paddy » <text:s/>est le nom donné au village de Viruttācalam dans le corpus épigraphique du temple, tandis qu'Irunkōḷappāṭi est le nom de la division territoriale à laquelle appartenait ledit village. Quant à Tirumutukuṉṟam, il s'agit du nom du site célébré dans le </text:span><text:span text:style-name="T191">Tēvāram</text:span><text:span text:style-name="T203">.</text:span></text:p></text:note-body></text:note></text:span><text:span text:style-name="T97">[runkoḷap]pāṭi neṟku[ppai]ttirumutukuṉṟamuṭaiya</text:span><text:span text:style-name="T91">mahāde</text:span><text:span text:style-name="T97">var</text:span><text:span text:style-name="T138">kku</text:span><text:span text:style-name="T97"> °uṭaiyār</text:span><text:span text:style-name="T138"> </text:span><text:span text:style-name="T118">śrī</text:span><text:span text:style-name="T97">kaṇṭarā</text:span><text:span text:style-name="T91">di</text:span><text:span text:style-name="T97">ttatevar teviyār maḻaperumāṉaṭi/kaḷ makaḷār</text:span></text:p>
      <text:p text:style-name="P558"/>
      <text:p text:style-name="P92"><text:span text:style-name="T97">[5.] </text:span><text:span text:style-name="T118">śrī</text:span><text:span text:style-name="T97">°uttamacoḻar </text:span><text:span text:style-name="T763">taṅkaḷācci cempiyaṉ</text:span><text:span text:style-name="T765">mahā</text:span><text:span text:style-name="T763">teviyār kuṭutta </text:span><text:span text:style-name="T124">śrī</text:span><text:span text:style-name="T117">muṭi °oṉṟu[ppoṉ]</text:span><text:span text:style-name="T117"><text:note text:id="ftn459" text:note-class="footnote"><text:note-citation>458</text:note-citation><text:note-body><text:p text:style-name="Footnote"><text:s/>Le texte n'est pas lisible ici car cette portion d'estampage, ou d'inscription, est très abîmée.</text:p></text:note-body></text:note></text:span><text:span text:style-name="T117"> [...] °oṉpa/tiṉ </text:span><text:span text:style-name="T763">kaḻañ- </text:span></text:p>
      <text:p text:style-name="P654"/>
      <text:p text:style-name="P92"><text:span text:style-name="T97">[6.] ce <text:s/>°</text:span><text:span text:style-name="T117">oṉpatu mañcāṭiyum °eḻu māvum °itiṉu</text:span><text:span text:style-name="T139">kku</text:span><text:span text:style-name="T117"> <text:s text:c="2"/>°uḷ <text:s/>kūṭṭaṭu <text:s/>veḷḷi <text:s/>°irunūṟṟu </text:span><text:span text:style-name="T763">kaḻañcaraiye <text:s/>nālu </text:span><text:span text:style-name="T117">mañcāṭiyum muṭiyil °a[ḻu]ttiṉa / māṇikkamu-</text:span></text:p>
      <text:p text:style-name="P567"/>
      <text:p text:style-name="P92"><text:span text:style-name="T97">[7.] </text:span><text:span text:style-name="T117">ṉṟum cuḻalakkaṭṭiṉa vayiramuppattāṟum </text:span><text:span text:style-name="T95"><text:s/></text:span><text:span text:style-name="T124">śrī</text:span><text:span text:style-name="T117">muṭiyil cuḻala <text:s/>kottamuttu <text:s/>°āyirattu to[...]ttu toṇṇūṟṟu °eṭṭ/[u °i]vai </text:span><text:span text:style-name="T95">pa</text:span><text:span text:style-name="T117">- </text:span></text:p>
      <text:p text:style-name="P567"/>
      <text:p text:style-name="P38"><text:span text:style-name="T100">[8.] </text:span><text:span text:style-name="T118">nm</text:span><text:span text:style-name="T95">āhe</text:span><text:span text:style-name="T124">śva</text:span><text:span text:style-name="T105">-</text:span></text:p>
      <text:p text:style-name="P355"/>
      <text:p text:style-name="P38"><text:span text:style-name="T10">[9.] </text:span><text:span text:style-name="T12">[</text:span><text:span text:style-name="T24">ra</text:span><text:span text:style-name="T12">*] </text:span><text:span text:style-name="T22">rakṣai</text:span><text:span text:style-name="T10"> [</text:span><text:span text:style-name="Emphasis"><text:span text:style-name="T254">❘❘</text:span></text:span><text:span text:style-name="T10">*]</text:span></text:p>
      <text:p text:style-name="P289"><text:span text:style-name="Emphasis"><text:span text:style-name="T532">----------------------------------</text:span></text:span></text:p>
      <text:h text:style-name="Heading_20_2" text:outline-level="2"><text:span text:style-name="Emphasis"><text:span text:style-name="T440">Ins. 44</text:span></text:span><text:span text:style-name="Emphasis"><text:span text:style-name="T444"> </text:span></text:span><text:span text:style-name="Emphasis"><text:span text:style-name="T450">Tirumaṅkalam</text:span></text:span></text:h>
      <text:p text:style-name="P292"><text:span text:style-name="Emphasis"><text:span text:style-name="T473"/></text:span></text:p>
      <text:p text:style-name="P696"><text:span text:style-name="Emphasis"><text:span text:style-name="T644"/></text:span></text:p>
      <text:p text:style-name="P605"><text:span text:style-name="Emphasis"><text:span text:style-name="T637"/></text:span></text:p>
      <text:p text:style-name="P617"><text:soft-page-break/><text:span text:style-name="Emphasis"><text:span text:style-name="T688"/></text:span></text:p>
      <text:p text:style-name="P590"><text:span text:style-name="T739">[1.] </text:span><text:span text:style-name="T741">svasti śrī</text:span><text:span text:style-name="T739"> [</text:span><text:span text:style-name="Emphasis"><text:span text:style-name="T540">❘❘</text:span></text:span><text:span text:style-name="T739">*]</text:span><text:span text:style-name="T577"> tirumakaḷ pola peruni-</text:span></text:p>
      <text:p text:style-name="P591"><text:span text:style-name="T577">[2.] lac</text:span><text:span text:style-name="T577"><text:note text:id="ftn460" text:note-class="footnote"><text:note-citation>459</text:note-citation><text:note-body><text:p text:style-name="Footnote"><text:s/><text:span text:style-name="T542">Cevviyun : </text:span><text:span text:style-name="T615">lire</text:span><text:span text:style-name="T542"> celviyun</text:span>.</text:p></text:note-body></text:note></text:span><text:span text:style-name="T577">cevviyu</text:span><text:span text:style-name="T578">nta</text:span><text:span text:style-name="T577">ṉakkeyurimai pūṇ-</text:span></text:p>
      <text:p text:style-name="P591"><text:span text:style-name="T577">[3.] ṭamai maṉakkoḷakkā</text:span><text:span text:style-name="T578">nta</text:span><text:span text:style-name="T577">lūrcālai kalamaṟu-</text:span></text:p>
      <text:p text:style-name="P591"><text:span text:style-name="T577">[4.] taruḷi veṅkaiṉāṭuṅkeṅkapāṭiyu</text:span><text:span text:style-name="T577"><text:note text:id="ftn461" text:note-class="footnote"><text:note-citation>460</text:note-citation><text:note-body><text:p text:style-name="Footnote"><text:s/>C'est en effet la variante<text:span text:style-name="T711"> </text:span><text:span text:style-name="T191">keṅkapāṭi</text:span><text:span text:style-name="T214"> et non l'habituel </text:span><text:span text:style-name="T191">kaṅkapāṭi</text:span><text:span text:style-name="T214"> que l'on rencontre ici.</text:span></text:p></text:note-body></text:note></text:span><text:span text:style-name="T577">nu-</text:span></text:p>
      <text:p text:style-name="P591"><text:span text:style-name="T577">[5.] ḷampapāṭiyum taṭikaivaḻiyum</text:span><text:span text:style-name="T577"><text:note text:id="ftn462" text:note-class="footnote"><text:note-citation>461</text:note-citation><text:note-body><text:p text:style-name="P656"><text:s/><text:span text:style-name="T206">Nous avons ici <text:s/></text:span><text:span text:style-name="T193">taṭikaivaḻiyum</text:span><text:span text:style-name="T205"> et non l'usuel <text:s/></text:span><text:span text:style-name="T193">taṭikai</text:span><text:span text:style-name="T194">p</text:span><text:span text:style-name="T193">āṭiyu</text:span><text:span text:style-name="T194">ṅ</text:span><text:span text:style-name="T206">. Cette <text:s/>variante apparaît également dans l'inscription de Tiruvakkarai l'année suivante, mais pas dans celle de </text:span><text:span text:style-name="T207">Teṉṉēri.</text:span><text:span text:style-name="T206"> </text:span></text:p></text:note-body></text:note></text:span><text:span text:style-name="T577"> kuṭamalai-</text:span></text:p>
      <text:p text:style-name="P591"><text:span text:style-name="T577">[6.] </text:span><text:span text:style-name="T577"><text:note text:id="ftn463" text:note-class="footnote"><text:note-citation>462</text:note-citation><text:note-body><text:p text:style-name="P656"><text:s/><text:span text:style-name="T711">Le passage </text:span><text:span text:style-name="T709"><text:s/></text:span><text:span text:style-name="T588">kollamuṅkaliṅkamum tiṇṭiṟal veṉṟi</text:span><text:span text:style-name="T205"> qui suit immédiatement le </text:span><text:span text:style-name="T193">kuṭamalaināṭum </text:span><text:span text:style-name="T205">dans l'inscription de Tiruvakkarai n'apparaît pas ici.</text:span></text:p></text:note-body></text:note></text:span><text:span text:style-name="T577">ṉāṭu</text:span><text:span text:style-name="T578">nta</text:span><text:span text:style-name="T577">ṇṭāl koṇṭa taṉṉeḻi-</text:span></text:p>
      <text:p text:style-name="P591"><text:span text:style-name="T577">[7.] l vaḷarūḻi yāṇṭil °ellā yāṇṭu</text:span><text:span text:style-name="T577"><text:note text:id="ftn464" text:note-class="footnote"><text:note-citation>463</text:note-citation><text:note-body><text:p text:style-name="P656"><text:s/><text:span text:style-name="T216">Vaḷarūḻi yāṇṭil °ellā yāṇṭu</text:span><text:span text:style-name="T226"> :</text:span><text:span text:style-name="T711"> la formulation la plus fréquemment rencontrée est </text:span><text:span text:style-name="T193">vaḷarūḻiyuḷellā yāṇṭu</text:span><text:span text:style-name="T205"> (</text:span><text:span text:style-name="T193">vaḷar-ūḻi-y-uḷ ellā yāṇṭu</text:span><text:span text:style-name="T205">).</text:span></text:p></text:note-body></text:note></text:span></text:p>
      <text:p text:style-name="P591"><text:span text:style-name="T577">[8.] toḻutakai</text:span><text:span text:style-name="T577"><text:note text:id="ftn465" text:note-class="footnote"><text:note-citation>464</text:note-citation><text:note-body><text:p text:style-name="P656"><text:s/><text:span text:style-name="T711">Le </text:span><text:span text:style-name="T193">viḷaṅkum</text:span><text:span text:style-name="T205"> qui suit </text:span><text:span text:style-name="T216">toḻutakai</text:span><text:span text:style-name="T205"> dans l'inscription de Tiruvakkarai aussi bien que dans celle de Teṉṉēri est absent ici.</text:span></text:p></text:note-body></text:note></text:span><text:span text:style-name="T577"> yāṇṭe ceḻiyarai tecukoḷ</text:span></text:p>
      <text:p text:style-name="P591"><text:span text:style-name="T554">[9.] </text:span><text:span text:style-name="T557">śrī</text:span><text:span text:style-name="T554">kovirā</text:span><text:span text:style-name="T551">ja</text:span><text:span text:style-name="T554">rā</text:span><text:span text:style-name="T551">ja</text:span><text:span text:style-name="T554">rā</text:span><text:span text:style-name="T551">ja</text:span><text:span text:style-name="T554">kecari</text:span><text:span text:style-name="T551">pa</text:span><text:span text:style-name="T557">nma</text:span><text:span text:style-name="T554">ṟ</text:span><text:span text:style-name="T556">kki</text:span><text:span text:style-name="T554"> yāṇṭu 15 °āva[tu]</text:span></text:p>
      <text:p text:style-name="P591"><text:span text:style-name="T573">[10.] perumānaṭikaḷ </text:span><text:span text:style-name="T560">śrī</text:span><text:span text:style-name="T574">°uttamacoḻa</text:span><text:span text:style-name="T570">de</text:span><text:span text:style-name="T574">var taṅkaḷḷācciyār</text:span></text:p>
      <text:p text:style-name="P591"><text:span text:style-name="T574">[11.] pirā</text:span><text:span text:style-name="T562">nta</text:span><text:span text:style-name="T574">kaṉmātevaṭikaḷā(r)rāṉa cempiyaṉ</text:span><text:span text:style-name="T570">mahāde</text:span><text:span text:style-name="T574">viyār va-</text:span></text:p>
      <text:p text:style-name="P591"><text:span text:style-name="T574">[12.] ṭakarai maḻaṉāṭṭu kiḷārkuṟṟattu miyakūṟṟu </text:span><text:span text:style-name="T560">brahma</text:span><text:span text:style-name="T570">de</text:span><text:span text:style-name="T574">yam ti-</text:span></text:p>
      <text:p text:style-name="P592"><text:span text:style-name="T574">[13.] </text:span><text:span text:style-name="T574"><text:note text:id="ftn466" text:note-class="footnote"><text:note-citation>465</text:note-citation><text:note-body><text:p text:style-name="P656"><text:s/>Les ⅔ de cette ligne ainsi que des deux suivantes sont dissimulés par une pancarte vissée dans le mur faisant référence à l'arbre sacré du temple abrité à proximité (<text:span text:style-name="T195">śrīstala virukṣam palā maram</text:span><text:span text:style-name="T207">). Leur relecture s'est par conséquent faite sur le transcrit conservé à l'ASI de Mysore.</text:span></text:p></text:note-body></text:note></text:span><text:span text:style-name="T574">rumaṅkalattu </text:span><text:span text:style-name="T560">śrī</text:span><text:span text:style-name="T570">paraśurāmī</text:span><text:span text:style-name="T560">śva</text:span><text:span text:style-name="T570">ra</text:span><text:span text:style-name="T574">ttu</text:span><text:span text:style-name="T570">de</text:span><text:span text:style-name="T574">var</text:span><text:span text:style-name="T562">kku</text:span><text:span text:style-name="T574"> </text:span><text:span text:style-name="T570">śa</text:span><text:span text:style-name="T560">ndr</text:span><text:span text:style-name="T570">ā</text:span><text:span text:style-name="T574">tittaval niṟka</text:span></text:p>
      <text:p text:style-name="P593"><text:span text:style-name="T574">[14.] vaittaruḷiṉa tiruno</text:span><text:span text:style-name="T560">nd</text:span><text:span text:style-name="T570">ā</text:span><text:span text:style-name="T574">viḷa</text:span><text:span text:style-name="T562">kku</text:span><text:span text:style-name="T574"> °oṉṟu</text:span><text:span text:style-name="T562">kku</text:span><text:span text:style-name="T574">m °uttara</text:span><text:span text:style-name="T570">ma</text:span><text:span text:style-name="T574">ya-</text:span></text:p>
      <text:p text:style-name="P593"><text:span text:style-name="T574">[15.] na</text:span><text:span text:style-name="T570">śaṃ</text:span><text:span text:style-name="T574">kirā</text:span><text:span text:style-name="T562">ntikku</text:span><text:span text:style-name="T574">m </text:span><text:span text:style-name="T570">dakṣaṇama</text:span><text:span text:style-name="T574">yana</text:span><text:span text:style-name="T570">śaṃ</text:span><text:span text:style-name="T574">kirā</text:span><text:span text:style-name="T562">nti</text:span><text:span text:style-name="T574">kkum cittirai-</text:span></text:p>
      <text:p text:style-name="P593"><text:span text:style-name="T574">[16.] vi</text:span><text:span text:style-name="T570">ṣu</text:span><text:span text:style-name="T574">vum °appikaivi</text:span><text:span text:style-name="T570">ṣu</text:span><text:span text:style-name="T574">vum ṉūṟṟeṭṭu kalaicam koṇ-</text:span></text:p>
      <text:p text:style-name="P593"><text:soft-page-break/><text:span text:style-name="T574">[17.] ṭu tirumañcuṇa</text:span><text:span text:style-name="T574"><text:note text:id="ftn467" text:note-class="footnote"><text:note-citation>466</text:note-citation><text:note-body><text:p text:style-name="Footnote"><text:s/><text:span text:style-name="T195">Tirumañcuṇa</text:span><text:span text:style-name="T207"> : lire </text:span><text:span text:style-name="T195">tirumañcaṇa</text:span><text:span text:style-name="T207">.</text:span></text:p></text:note-body></text:note></text:span><text:span text:style-name="T574">pukavum vaittaruḷīṉa</text:span><text:span text:style-name="T574"><text:note text:id="ftn468" text:note-class="footnote"><text:note-citation>467</text:note-citation><text:note-body><text:p text:style-name="Footnote"><text:s/><text:span text:style-name="T195">Vaittaruḷīṉa</text:span><text:span text:style-name="T207"> : lire v</text:span><text:span text:style-name="T195">aittaruḷiṉa</text:span><text:span text:style-name="T207">.</text:span></text:p></text:note-body></text:note></text:span><text:span text:style-name="T574"> nilamāvaṉa °iv-</text:span></text:p>
      <text:p text:style-name="P593"><text:span text:style-name="T574">[18.] vūr vaṭapulattu</text:span><text:span text:style-name="T562"> </text:span><text:span text:style-name="T560">śrī</text:span><text:span text:style-name="T574">cempiyaṉ</text:span><text:span text:style-name="T570">mahāde</text:span><text:span text:style-name="T574">vi vacakka-</text:span></text:p>
      <text:p text:style-name="P593"><text:span text:style-name="T574">[19.] lu</text:span><text:span text:style-name="T562">kku</text:span><text:span text:style-name="T574"> </text:span><text:span text:style-name="T574"><text:note text:id="ftn469" text:note-class="footnote"><text:note-citation>468</text:note-citation><text:note-body><text:p text:style-name="Footnote"><text:s/><text:span text:style-name="T542">Kil</text:span> : lire <text:span text:style-name="T542">kīḻ.</text:span></text:p></text:note-body></text:note></text:span><text:span text:style-name="T574">kiḻpāṟkellai pirampurināllūr kaṇṭattum <text:s/></text:span></text:p>
      <text:p text:style-name="P593"><text:span text:style-name="T574">[20.] </text:span><text:span text:style-name="T570">mahe</text:span><text:span text:style-name="T560">ntra</text:span><text:span text:style-name="T574">maṅkalattum tirumaṅkalattu °ellaikkum</text:span></text:p>
      <text:p text:style-name="P432">[21.] naṭuve vaṭakku nokkippoṉ °iṭṭeṟkku meṟkkum te-</text:p>
      <text:p text:style-name="P593"><text:span text:style-name="T574">[22.] ṉpāṟkellai °ā</text:span><text:span text:style-name="T560">ntra</text:span><text:span text:style-name="T574">yaṉ kumaraṉ vi</text:span><text:span text:style-name="T560">ṣṇu</text:span><text:span text:style-name="T574">viṉ nilattukku vaṭa-</text:span></text:p>
      <text:p text:style-name="P432">[23.] kkum °ivaṉ nilattu[k*]ke meṟkkum teṉpāṟkellai kālāva-</text:p>
      <text:p text:style-name="P593"><text:span text:style-name="T574">[24.] ṉ </text:span><text:span text:style-name="T570">jā</text:span><text:span text:style-name="T574">tivetaṉi[n]nuḷḷiṭṭār</text:span><text:span text:style-name="T574"><text:note text:id="ftn470" text:note-class="footnote"><text:note-citation>469</text:note-citation><text:note-body><text:p text:style-name="Footnote"><text:s/><text:span text:style-name="T195">Vetaṉi</text:span><text:span text:style-name="T207">[</text:span><text:span text:style-name="T195">n</text:span><text:span text:style-name="T207">] : ce </text:span><text:span text:style-name="T195">n</text:span><text:span text:style-name="T207"> dental est souscrit.</text:span></text:p></text:note-body></text:note></text:span><text:span text:style-name="T574"> nilattukku vaṭakkum(m)i[p*]pāṟkel-</text:span></text:p>
      <text:p text:style-name="P593"><text:span text:style-name="T574">[25.] lai kālāvaṉ kumaraṉ cuvāmi °uḷḷiṭṭār nilattukkum °ā</text:span><text:span text:style-name="T560">ntra</text:span><text:span text:style-name="T574">yaṉ- </text:span></text:p>
      <text:p text:style-name="P593"><text:span text:style-name="T574">[26.] ṉāka</text:span><text:span text:style-name="T562">nn</text:span><text:span text:style-name="T574">ārāyaṇaṉ nilattukkum kiḻakkum °i</text:span><text:span text:style-name="T562">nn</text:span><text:span text:style-name="T574">ākaṉārāyaṇaṉ</text:span></text:p>
      <text:p text:style-name="P432">[27.] nilattukkum cuṭukāṭṭukku vaṭakkum(m)i[p*]pāṟkellai</text:p>
      <text:p text:style-name="P432">[28.] vaṭakku nokki poṉ vaḻikku kiḻakku °ipperuvaḻi[k*]ke teṟkku-</text:p>
      <text:p text:style-name="P595"><text:span text:style-name="T574">[29.] m °āka °i</text:span><text:span text:style-name="T562">nna</text:span><text:span text:style-name="T574">ṭuvuppaṭṭa nilattuḷ °ivvūr °ā</text:span><text:span text:style-name="T560">ntra</text:span><text:span text:style-name="T574">yaṉṉākan cuvāmi °uḷḷiṭṭār pa-</text:span></text:p>
      <text:p text:style-name="P492"/>
      <text:p text:style-name="P596"><text:span text:style-name="T574">[30.] kkal °i[p*]pirā</text:span><text:span text:style-name="T562">nta</text:span><text:span text:style-name="T574">kaṉmātevaṭikaḷā(r)rāṉa cempiyaṉ</text:span><text:span text:style-name="T570">mahāde</text:span><text:span text:style-name="T574">viyār kuṭuttaru-</text:span></text:p>
      <text:p text:style-name="P492"/>
      <text:p text:style-name="P594"><text:span text:style-name="T574">[31.] ḷiṉa poṉ 12 </text:span><text:span text:style-name="T740">kaḻañcu</text:span><text:span text:style-name="T574"> °ippoṉ paṉṉiru kaḻañcum kuṭuttu koṇṭa ni-</text:span></text:p>
      <text:p text:style-name="P428">[32.] lam °eṇmūḻakkolāl<text:note text:id="ftn471" text:note-class="footnote"><text:note-citation>470</text:note-citation><text:note-body><text:p text:style-name="Footnote"><text:s/><text:span text:style-name="T709">M</text:span><text:span text:style-name="T195">ūḻakkolāl</text:span><text:span text:style-name="T711"> : lire </text:span><text:span text:style-name="T195">muḻakkolāl</text:span><text:span text:style-name="T709">.</text:span></text:p></text:note-body></text:note> nūṟu kuḻi <text:s/>koṇṭatu °oru māvāka va<text:span text:style-name="T542">nta</text:span> ni-</text:p>
      <text:p text:style-name="P435">[33.] lam °eḻu māvaraiyum muṉ<text:span text:style-name="T1">de</text:span>var tammuṭaiya nila(m)mum kuṭimakkaḷ</text:p>
      <text:p text:style-name="P491"/>
      <text:p text:style-name="P433">[34.] pakkal vilaikoṇṭanila(m)mum kuḷa(m)muḷpaṭa °āka nilam <text:note text:id="ftn472" text:note-class="footnote"><text:note-citation>471</text:note-citation><text:note-body><text:p text:style-name="Footnote"><text:s/><text:span text:style-name="T542">Mu</text:span> : lire <text:span text:style-name="T542">mū.</text:span></text:p></text:note-body></text:note>muve-</text:p>
      <text:p text:style-name="P433"><text:soft-page-break/>[35.] liye mukkāle mākāṇiyum °i[<text:span text:style-name="T1">d</text:span>*]<text:span text:style-name="T1">de</text:span>var nilam cuṭukāṭṭiṉṉiṉṟu- </text:p>
      <text:p text:style-name="P436">[36.] m vaṭakku nokki poṉ peruvaḻikku meṟkkum cuṭukāṭṭu[k*]ke vaṭakkum</text:p>
      <text:p text:style-name="P496"/>
      <text:p text:style-name="P427">[37.] <text:span text:style-name="T545">śrī</text:span>vā<text:span text:style-name="T1">sude</text:span>vaviṇṇakar<text:span text:style-name="T1">de</text:span>var nilattukku kiḻakkum °ā<text:span text:style-name="T545">ntra</text:span>yaṉ ka- </text:p>
      <text:p text:style-name="P426">[38.] ṇṇaṉ comaṉ °uḷḷiṭṭār nilattukku teṟkkum °āka °i<text:span text:style-name="T542">nta</text:span> na-/</text:p>
      <text:p text:style-name="P426">[39.] ṭuvupaṭṭa nilam mūṉṟu mā mukkāṇiyum °āka kuḷattin <text:note text:id="ftn473" text:note-class="footnote"><text:note-citation>472</text:note-citation><text:note-body><text:p text:style-name="Footnote"><text:s/><text:span text:style-name="T542">Kil</text:span> : lire <text:span text:style-name="T542">kīḻ.</text:span></text:p></text:note-body></text:note>kiḻ-</text:p>
      <text:p text:style-name="P437">[40.] viḷai nila[m*] nālveli °i[n*]nā[l*]veli nilamum °i[<text:span text:style-name="T1">d</text:span>*]<text:span text:style-name="T1">de</text:span>varite<text:line-break/>punce[y*] nila-</text:p>
      <text:p text:style-name="P493"/>
      <text:p text:style-name="P426">[41.] m piramapurinallūr kaṇṭattu <text:s/><text:span text:style-name="T1">mahe</text:span><text:span text:style-name="T545">ntra</text:span>maṅkalattukkum tirumaṅka-</text:p>
      <text:p text:style-name="P426">[42.] lattukkum naṭuve kita<text:span text:style-name="T542">nta</text:span> °iṭṭeriṉ melai punce[y*] °eṇmūḻakolāl</text:p>
      <text:p text:style-name="P426">[43.] kuḻi nānūṟṟu°eṇpattunālaraiyum °i[<text:span text:style-name="T1">d</text:span>*]<text:span text:style-name="T1">de</text:span>varite punce[y*] nila- <text:s/></text:p>
      <text:p text:style-name="P426">[44.] m veḷḷi paṉa<text:span text:style-name="T1">ṃ</text:span>kāṭṭiṉa vaṭavākaṇṇaṉ neri punce[y*] kuḻi nūṟṟunā- </text:p>
      <text:p text:style-name="P426">[45.] ṟpattañcum <text:span text:style-name="T545">śrī</text:span>koyiliṉ melpakkattu punce[y*] kuḻi muṉnūṟṟu</text:p>
      <text:p text:style-name="P426">[46.] °oṉṟe°eṭṭu māvaraikkaṇiyum paṟaicceriyiṉ melpakkattu</text:p>
      <text:p text:style-name="P426">[47.] pirānāṟṟa<text:span text:style-name="T1">ṃ</text:span>kāl kuḻi muppatu °āka kuḻi toḷāyirattu°aṟupate mukkāle</text:p>
      <text:p text:style-name="P429">[48.] mūṉṟu m[ā*]°araikkāṇiyāl nilam °araiyumāka cuṭṭappaṭṭa nilam °i-</text:p>
      <text:p text:style-name="P430">[49.] [t*]taṉaiyilum muppatiraṇṭoṉṟum patiṉṉāṟoṉṟum °e- </text:p>
      <text:p text:style-name="P430">[50.] ṭṭonṟumāka °iṟuppatāka °iccuṭṭappaṭṭa nilattukku °ellāttukkum[ā]-</text:p>
      <text:p text:style-name="P431">[51.] ka °i[t*]tirumaṅkalattu <text:span text:style-name="T1">sabhai</text:span>yom °uṭaiyār pirā<text:span text:style-name="T542">nta</text:span>kaṉmātevaṭikaḷārāṉa <text:s/></text:p>
      <text:p text:style-name="P440">[52.] cempiya<text:span text:style-name="T545">nma</text:span><text:span text:style-name="T1">hāde</text:span>viyāriṭai koṇṭa poṉ 50 <text:span text:style-name="T731">kaḻañcu</text:span><text:span text:style-name="T732">(</text:span>cu)m °i[<text:span text:style-name="T1">d</text:span>*]<text:span text:style-name="T1">de</text:span>vaṟkku <text:span text:style-name="T1">sa</text:span>-</text:p>
      <text:p text:style-name="P495"/>
      <text:p text:style-name="P441">[53.] <text:span text:style-name="T1">bhai</text:span>yome muṉ kaṭavomā[y*] °iru<text:span text:style-name="T542">nta</text:span> poṉ 63 <text:span text:style-name="T731">kaḻañcu</text:span><text:span text:style-name="T732">(</text:span>cum)māka °ivvaṟupattu-</text:p>
      <text:p text:style-name="P495"/>
      <text:p text:style-name="P441">[54.] mu[k*]kaḻañcu po[ṉ*]ṉum <text:span text:style-name="T1">sabhai</text:span>yome koṇṭu °iccuṭṭa[p*]paṭṭa <text:soft-page-break/>nilamit- </text:p>
      <text:p text:style-name="P490"/>
      <text:p text:style-name="P427">[55.] taṉṉaiyum °iṟai nilattu yāṇṭu 15 °āvatu taimmutalāka °iṟaivāṭṭi</text:p>
      <text:p text:style-name="P426">[56.] °iṟaiyili tevatāṉamāvatākavum °i<text:span text:style-name="T542">nni</text:span>lam cuṭṭi va<text:span text:style-name="T542">nta</text:span> °iṟaiyum me-</text:p>
      <text:p text:style-name="P426">[57.] ccoṟum vācalil po<text:span text:style-name="T542">nta</text:span> kuṭimaiyumaṟṟum °ūriṭu varippāṭum-</text:p>
      <text:p text:style-name="P426">[58.] mepper[p*]paṭṭatum <text:span text:style-name="T1">sabhai</text:span>yome °iṟukka[k*]kaṭavomāka °ipparicoṭṭi</text:p>
      <text:p text:style-name="P426">[59.] ni<text:span text:style-name="T1">ba</text:span><text:span text:style-name="T545">ndha</text:span><text:span text:style-name="T1">ṃ</text:span> ce[y*]tu paṇi paṇiṉāl paṇittu °i[v*]vaṟupattumukkaḻa-</text:p>
      <text:p text:style-name="P426">[60.] ñcu po<text:span text:style-name="T542">nnu</text:span>m kaiccellakkoṇṭu °itiṉāl va<text:span text:style-name="T542">nta</text:span> palicai cekut[tu*]</text:p>
      <text:p text:style-name="P438">[61.] <text:span text:style-name="T1">śa</text:span><text:span text:style-name="T545">ntr</text:span><text:span text:style-name="T1">ā</text:span>tittaval °iccuṭṭa[p*]paṭṭa nilattukku °iṟai °iṟuttu kuṭukka[k- ka*]ṭavomāka °i-</text:p>
      <text:p text:style-name="P494"/>
      <text:p text:style-name="P439">[62.] [p*]paricoṭṭi ni<text:span text:style-name="T1">ba</text:span><text:span text:style-name="T545">ndha</text:span><text:span text:style-name="T1">ṃ</text:span> ce[y*]tu kuṭuttom <text:span text:style-name="T545">śrī</text:span><text:span text:style-name="T1">pa</text:span>ra<text:span text:style-name="T1">śurā</text:span>mī<text:span text:style-name="T545">śva</text:span>rattu <text:span text:style-name="T1">de</text:span>vaṟku ti- <text:s/></text:p>
      <text:p text:style-name="P494"/>
      <text:p text:style-name="P439">[63.] rumaṅkalattu <text:span text:style-name="T1">sabhai</text:span>yom °i[n*]ni<text:span text:style-name="T1">ba</text:span><text:span text:style-name="T545">ndha</text:span><text:span text:style-name="T1">ṃ</text:span> <text:span text:style-name="T1">mahāsabhai</text:span>yā[r*] <text:span text:style-name="T1">rakṣai</text:span> <text:span text:style-name="T1">pa</text:span><text:span text:style-name="T545">nm</text:span><text:span text:style-name="T1">ā</text:span>ye<text:span text:style-name="T545">śva</text:span>ra</text:p>
      <text:p text:style-name="P661"/>
      <text:p text:style-name="P434"><text:span text:style-name="T776">[64.] ra</text:span><text:span text:style-name="T777">kṣai</text:span><text:span text:style-name="T776"> [</text:span><text:span text:style-name="Emphasis"><text:span text:style-name="T541">❘❘</text:span></text:span><text:span text:style-name="T776">*]</text:span></text:p>
      <text:p text:style-name="P289"><text:span text:style-name="Emphasis"><text:span text:style-name="T532">----------------------------------</text:span></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h text:style-name="Heading_20_2" text:outline-level="2"><text:span text:style-name="Emphasis"><text:span text:style-name="T440">Ins. 45</text:span></text:span><text:span text:style-name="Emphasis"><text:span text:style-name="T444"> </text:span></text:span><text:span text:style-name="Emphasis"><text:span text:style-name="T452">Kōṉērirājapuram</text:span></text:span><text:span text:style-name="Emphasis"><text:span text:style-name="T464">3</text:span></text:span><text:span text:style-name="Emphasis"><text:span text:style-name="T455"> [Nallam -</text:span></text:span><text:span text:style-name="Emphasis"><text:span text:style-name="T449"> </text:span></text:span><text:span text:style-name="Emphasis"><text:span text:style-name="T455">KT034]</text:span></text:span></text:h>
      <text:p text:style-name="P292"><text:span text:style-name="Emphasis"><text:span text:style-name="T483"/></text:span></text:p>
      <text:p text:style-name="P696"><text:span text:style-name="Emphasis"><text:span text:style-name="T690"/></text:span></text:p>
      <text:p text:style-name="P617"><text:span text:style-name="Emphasis"><text:span text:style-name="T688"/></text:span></text:p>
      <text:p text:style-name="P64"><text:soft-page-break/>[1.] <text:span text:style-name="T545">svasti <text:s/></text:span><text:span text:style-name="T119">śrī</text:span><text:span text:style-name="T99"><text:note text:id="ftn474" text:note-class="footnote"><text:note-citation>473</text:note-citation><text:note-body><text:p text:style-name="Footnote"><text:s/>L<text:span text:style-name="T711">e </text:span><text:span text:style-name="T588">svasti </text:span><text:span text:style-name="T191">śrī</text:span><text:span text:style-name="T203"> est ici été gravé à une échelle deux fois supérieure au reste de l'inscription.</text:span></text:p></text:note-body></text:note></text:span><text:span text:style-name="T99"> [</text:span><text:span text:style-name="Emphasis"><text:span text:style-name="T255">❘❘</text:span></text:span><text:span text:style-name="T99">*]</text:span> tirumakaḷ polapperunilaccelviyuntaṉakkeyurimai pūṇṭamai maṉa-</text:p>
      <text:p text:style-name="P521"/>
      <text:p text:style-name="P390">[2.] kkoḷakkāntaḷūrccālai kalamaṟuttaruḷi veṅkaināṭu kaṅkapāṭiyun taṭikaipāṭiyunuḷam papāṭiyu[ṅ*]kuṭamalaināṭuṅ- </text:p>
      <text:p text:style-name="P521"/>
      <text:p text:style-name="P390">[3.] k{o}llamuṅkaliṅkamuntiṇṭiṟal veṉṟittaṇṭāṟkoṇṭa taṉṉeḻil vaḷar °ūḻiyūḻiyuḷellāyāṇṭun toḻu/-</text:p>
      <text:p text:style-name="P521"/>
      <text:p text:style-name="P65"><text:span text:style-name="T99">[4.] takai viḷaṅkum yāṇṭe ceḻiyaraittecukoḷ [</text:span><text:span text:style-name="T119">śrī</text:span><text:span text:style-name="T99"><text:note text:id="ftn475" text:note-class="footnote"><text:note-citation>474</text:note-citation><text:note-body><text:p text:style-name="P656"><text:s/>C<text:span text:style-name="T713">e </text:span><text:span text:style-name="T191">śrī</text:span><text:span text:style-name="T203"> ne figure pas dans la transcription de</text:span><text:span text:style-name="T191"> SII </text:span><text:span text:style-name="T203">26: 666, mais il semble présent sur la pierre.</text:span></text:p></text:note-body></text:note></text:span><text:span text:style-name="T99">]kovi</text:span><text:span text:style-name="T93">rājarājarāja</text:span><text:span text:style-name="T99">-ke</text:span><text:span text:style-name="T93">saripa</text:span><text:span text:style-name="T119">nma</text:span><text:span text:style-name="T99">ṟki yāṇṭu [1]6 °āvatu ve-</text:span></text:p>
      <text:p text:style-name="P521"/>
      <text:p text:style-name="P65"><text:span text:style-name="T99">[5.] ṇṇāṭṭu </text:span><text:span text:style-name="T119">brahma</text:span><text:span text:style-name="T93">de</text:span><text:span text:style-name="T99">yam tirunallattu </text:span><text:span text:style-name="T93">sabhai</text:span><text:span text:style-name="T99">yom °ivvāṭṭai kaṟkaṭaka nā[ya*]ṟṟu <text:s/>°</text:span><text:span text:style-name="T93">aparapakṣa</text:span><text:span text:style-name="T99">ttu patiṉā[…]m putaṉkiḻa-</text:span></text:p>
      <text:p text:style-name="P521"/>
      <text:p text:style-name="P65"><text:span text:style-name="T99">[6.] m{ai} peṟṟa puṉarpūcattu nāḷ tirunallamuṭaiyār </text:span><text:span text:style-name="T119">śrī</text:span><text:span text:style-name="T99">koyilile peruṅkuṟi kūṭi °irukka °uṭaiyapirāṭṭiyār tirunallamuṭaiyārkku […]</text:span></text:p>
      <text:p text:style-name="P557"/>
      <text:p text:style-name="P390">[7.] tiru[p*]patiyam pāṭuvārkku vaitta nilanivantam nantevar […]ṅppāṭuṅkūttaṉ tirunāvukkaraiyaṉukku kāṇiyākakka(lve)/-</text:p>
      <text:p text:style-name="P520"/>
      <text:p text:style-name="P59"><text:span text:style-name="T99">[8.] lveṭṭikkuṭukkaveṉṟu <text:s/>°aruḷicceyya <text:s/></text:span><text:span text:style-name="T93">sabhai</text:span><text:span text:style-name="T99">yomukkuttirumukam varakkā[ṭṭiya]ruḷa <text:s/>tirumukappaṭiye kallil veṭṭikkuṭutta nilamāvatu °ittevar tevatāṉam</text:span></text:p>
      <text:p text:style-name="P387"/>
      <text:p text:style-name="P66"><text:span text:style-name="T99">[9.] pūṅkuṭiyil tiruppatiyam pāṭuvār °iruvarkku vaitta nilam mukkāle </text:span><text:span text:style-name="T99"><text:note text:id="ftn476" text:note-class="footnote"><text:note-citation>475</text:note-citation><text:note-body><text:p text:style-name="P657"><text:s/><text:span text:style-name="T542">M</text:span><text:span text:style-name="T220">uṉṟarai</text:span><text:span text:style-name="T222"> : lire </text:span><text:span text:style-name="T220">mūṉṟarai</text:span><text:span text:style-name="T222">.</text:span></text:p></text:note-body></text:note></text:span><text:span text:style-name="T99">muṉṟaraikkāṇiyum °innila[…]maṉaiyum °ūril °irukkumaṉaiyum </text:span><text:span text:style-name="T119">brahma</text:span><text:span text:style-name="T99">ṉāyakañ[…] maṉaikku meṟkum te-</text:span></text:p>
      <text:p text:style-name="P362"/>
      <text:p text:style-name="P324">[10.] ruvukku vaṭakkum kucamaṉaikku kiḻakkum °uvaccar maṉaikku teṟkum […]laikkun […][ṭṭa] maṉaiyum ma[…]nāttu kiṇāṟṟiṉ mel pālum […]</text:p>
      <text:p text:style-name="P319"><text:soft-page-break/><text:span text:style-name="Emphasis"><text:span text:style-name="T533">----------------------------------</text:span></text:span></text:p>
      <text:p text:style-name="P322"/>
      <text:p text:style-name="P360"/>
      <text:h text:style-name="Heading_20_2" text:outline-level="2"><text:span text:style-name="Emphasis"><text:span text:style-name="T440">Ins. 46 </text:span></text:span><text:span text:style-name="Emphasis"><text:span text:style-name="T450">Tiruvakkarai</text:span></text:span><text:span text:style-name="Emphasis"><text:span text:style-name="T457"> </text:span></text:span><text:span text:style-name="Emphasis"><text:span text:style-name="T454">[Vakkarai - TO30]</text:span></text:span></text:h>
      <text:p text:style-name="P292"><text:span text:style-name="Emphasis"><text:span text:style-name="T483"/></text:span></text:p>
      <text:p text:style-name="P696"><text:span text:style-name="Emphasis"><text:span text:style-name="T690"/></text:span></text:p>
      <text:p text:style-name="P617"><text:span text:style-name="Emphasis"><text:span text:style-name="T688"/></text:span></text:p>
      <text:p text:style-name="P126"><text:span text:style-name="T70">[1.] </text:span><text:span text:style-name="Emphasis"><text:span text:style-name="T273">❘❘</text:span></text:span><text:span text:style-name="T188">◯</text:span><text:span text:style-name="Emphasis"><text:span text:style-name="T273">❘❘</text:span></text:span><text:span text:style-name="T188"> </text:span><text:span text:style-name="T119">śrī</text:span><text:span text:style-name="T247"> </text:span><text:span text:style-name="T119">svasti</text:span><text:span text:style-name="T247"> </text:span><text:span text:style-name="T119">śrī</text:span><text:span text:style-name="T4"> <text:s/></text:span><text:span text:style-name="T189">[</text:span><text:span text:style-name="Emphasis"><text:span text:style-name="T328">❘❘</text:span></text:span><text:span text:style-name="T189">*] tirumakaḷ polapperunilaccelviyuntaṉa-</text:span></text:p>
      <text:p text:style-name="P94">[2.] kke °urimai pūṇṭamai maṉakkoḷakkāntalūrccālai kalamaṟuttaruḷi ve-</text:p>
      <text:p text:style-name="P127"><text:span text:style-name="T564">[3.] ṅkaināṭuṅkaṅkapāṭiyunuḷampapāṭi taṭikaivaḻiyum</text:span><text:span text:style-name="T564"><text:note text:id="ftn477" text:note-class="footnote"><text:note-citation>476</text:note-citation><text:note-body><text:p text:style-name="P656"><text:s/>Ici, n<text:span text:style-name="T238">ous avons la variante </text:span><text:span text:style-name="T191">taṭikaivaḻiyum</text:span><text:span text:style-name="T214"> </text:span><text:span text:style-name="T205">et non l'usuel </text:span><text:span text:style-name="T193">taṭikai</text:span><text:span text:style-name="T194">p</text:span><text:span text:style-name="T193">āṭiyu</text:span><text:span text:style-name="T194">ṅ</text:span><text:span text:style-name="T206">,</text:span><text:span text:style-name="T214"> comme dans l'inscription</text:span><text:span text:style-name="T206"> de </text:span><text:span text:style-name="T205">Tirumaṅkalam (</text:span><text:span text:style-name="T197">ARE </text:span><text:span text:style-name="T209">251 of 1929)</text:span><text:span text:style-name="T205"> un an auparavant</text:span><text:span text:style-name="T206">. </text:span></text:p></text:note-body></text:note></text:span><text:span text:style-name="T564"> kuṭamalaināṭum </text:span></text:p>
      <text:p text:style-name="P127"><text:span text:style-name="T564">[4.] kollamuṅkaliṅkamum</text:span><text:span text:style-name="T564"><text:note text:id="ftn478" text:note-class="footnote"><text:note-citation>477</text:note-citation><text:note-body><text:p text:style-name="P656"><text:s/><text:span text:style-name="T205">Le passage </text:span><text:span text:style-name="T193">eṇṭicai pukaḻtara īḻamaṇṭalamum</text:span><text:span text:style-name="T205"> qui apparaît dans l'inscription inédite de Teṉṉēri l'année suivante est ici absent.</text:span></text:p></text:note-body></text:note></text:span><text:span text:style-name="T564"> tiṇṭiṟal veṉṟittaṇṭāṟkkoṇṭu taṉṉe-/</text:span></text:p>
      <text:p text:style-name="P141"><text:span text:style-name="T189">[5.] ḻil vaḷar °ūḻiyellāyāṇṭun</text:span><text:span text:style-name="T189"><text:note text:id="ftn479" text:note-class="footnote"><text:note-citation>478</text:note-citation><text:note-body><text:p text:style-name="P656"><text:s/><text:span text:style-name="T216">Vaḷar °ūḻi yellā yāṇṭu</text:span><text:span text:style-name="T226"> :</text:span><text:span text:style-name="T205"> la formulation la plus fréquemment rencontrée est </text:span><text:span text:style-name="T193">vaḷarūḻiyuḷ ellā yāṇṭu</text:span><text:span text:style-name="T205"> (</text:span><text:span text:style-name="T193">vaḷar-ūḻi-y-uḷ ellā yāṇṭu</text:span><text:span text:style-name="T205">).</text:span></text:p></text:note-body></text:note></text:span><text:span text:style-name="T189">toḻutakai viḷaṅkum yāṇṭey ceḻiyaraittecukoḷ </text:span><text:span text:style-name="T171">śrī</text:span><text:span text:style-name="T189">ko</text:span><text:span text:style-name="T190">rājarājarājakesaripa</text:span><text:span text:style-name="T171">nma</text:span><text:span text:style-name="T189">ṟk-</text:span></text:p>
      <text:p text:style-name="P556"/>
      <text:p text:style-name="P141"><text:span text:style-name="T147">[6.] ku yāṇṭu</text:span><text:span text:style-name="T783"> </text:span><text:span text:style-name="T147">16 °āvatu </text:span><text:span text:style-name="T171">śrī</text:span><text:span text:style-name="T147">kaṇṭarāti[t*]tatevar nampirāṭṭiyār <text:s/></text:span><text:span text:style-name="T171">śrī</text:span><text:span text:style-name="T147">°uttama-coḻaraittiruvayiṟu vāytta uṭaiyapirāṭṭiyār cempiyaṉmāteviyār</text:span></text:p>
      <text:p text:style-name="P389"/>
      <text:p text:style-name="P141"><text:span text:style-name="T147">[7.] °eṭuppittaruḷiṉa </text:span><text:span text:style-name="T171">śrī</text:span><text:span text:style-name="T147">tiruvakkarai tirukkaṟṟaḷi civalokam(m)°uṭaiya </text:span><text:span text:style-name="T141">parama</text:span><text:span text:style-name="T171">sv</text:span><text:span text:style-name="T141">āmi</text:span><text:span text:style-name="T147">kaḷukku tevatāṉamāka ceyta °ūr °oymānāṭṭu <text:s/>°āṉmurnāṭṭu <text:s/>maṇali °ūrār <text:s/></text:span><text:span text:style-name="T141">rāja</text:span><text:span text:style-name="T147">-</text:span></text:p>
      <text:p text:style-name="P508"/>
      <text:p text:style-name="P141"><text:span text:style-name="T147">[8.] ke</text:span><text:span text:style-name="T141">sari</text:span><text:span text:style-name="T147">yālaṭṭakkaṭava pañcavāra(ṉ)ṉe[l*]lu °āyirakkāṭi paḷḷippeṟu toṇṇūṟṟu °a[ṟu] kāṭi mukkāl <text:s/>yivai <text:s/>kāṭi kalamākkiya-</text:span></text:p>
      <text:p text:style-name="P508"/>
      <text:p text:style-name="P141"><text:span text:style-name="T147">[9.] (ṉ)ṉellu muṉṉūṟṟu°aṟupattu°aiyṅkalaṉe °eḻu kuṟuṇi °ivai </text:span><text:span text:style-name="T171">tri</text:span><text:span text:style-name="T141">bhuvanamahāde</text:span><text:span text:style-name="T147">vi poṟ(k)kāl ṉālāyiravaṉoṭo-</text:span></text:p>
      <text:p text:style-name="P508"/>
      <text:p text:style-name="P389">[10.] kkum civaloka(ṉ)ṉāṉa marakkālāl kalattuvāy °aiyṅkuṟuṇi vāci °eṟuṉe[l*]lu ṉūṟ-</text:p>
      <text:p text:style-name="P508"><text:soft-page-break/></text:p>
      <text:p text:style-name="P389">[11.] ṟu °aiympattuyiru kalaṉe tūṇi °āka vāciyeṟṟi civalokaṉāṉa marakkālāl</text:p>
      <text:p text:style-name="P508"/>
      <text:p text:style-name="P389">[12.] mutalāṉa ṉe[l*]lu °aiñṉūṟṟorupattu°eḻu kalaṉe °iru tūṇi mukkuṟuṇi °ivaṟṟu-</text:p>
      <text:p text:style-name="P271"/>
      <text:p text:style-name="P389">[13.] ḷ maṇaliyiṉinṟum tiruvakkaraikku °eṭutta °eruttu[k*]k[ū]li poti °oṉṟiṉāl ṉe[l*]lu °iru kala-</text:p>
      <text:p text:style-name="P508"/>
      <text:p text:style-name="P389">[14.] ṉey tūṇi patakku °eruttukkūli patakkākaṉūṟṟuttoṇṇūṟṟuṉālu °erut-</text:p>
      <text:p text:style-name="P508"/>
      <text:p text:style-name="P389">[15.] tukku <text:s/>°eruttukkūli <text:s/>niṅkuṉellu muppattiru kalaṉe tūṇi nīkki <text:s/>tiruvakkarai <text:s/>tirukkoyilukku vantu <text:s/>civalokaṉāṉa <text:s/>marakkālāl <text:s/>mutalāṉaṉellu nāṉūṟṟeṇpatt[ai]ṅkalaṉeyeḻu kuṟuṇi meṟppaṭi tevatāṉa maṇali °ūṟār °iṭakkaṭava <text:s/>kācuniṟaikkallāl poṉ °onpatiṉ kaḻañceyarai</text:p>
      <text:p text:style-name="P508"/>
      <text:p text:style-name="P141"><text:span text:style-name="T147">[16.] °araikkāl °itu °araivāciyeṟṟi <text:s/>kācuniṟaikkallāl °iṭakkaṭava tuḷainiṟai poṉ patiṉmukkaḻañcaraiye <text:s/>mūṉṟu mañcāṭiyum °āṟu mā °ippoṉ kācukallāl °aḻikkavum °iṉṉellu civalokaṉāṉa marakkālāl ṉe[l]laṭṭavum <text:s/>nivaṉtam ceytapaṭi °āṇṭārkku tiru°amutu mūṉṟu </text:span><text:span text:style-name="T141">sa</text:span><text:span text:style-name="T171">nti</text:span><text:span text:style-name="T147">kkum</text:span></text:p>
      <text:p text:style-name="P508"/>
      <text:p text:style-name="P141"><text:span text:style-name="T147">[17.] °arici kuṟuṇiṉānāḻiyāka <text:s/>ku[ṟ*]ṟu[k*]kūli °uḷppaṭa <text:s/>°aiñciraṇṭu <text:s/>vaṇṇattāl <text:s/>ṉe[l]lu <text:s/>mukkuṟuṇi °aṟu nāḻiyum <text:s/>kaṟi°a[mu*]tu <text:s/>mūṉṟu </text:span><text:span text:style-name="T141">sa</text:span><text:span text:style-name="T171">nti</text:span><text:span text:style-name="T147">kku <text:s/>miḷakupoṭikku <text:s/>tiṅkaḷ po-</text:span></text:p>
      <text:p text:style-name="P556"/>
      <text:p text:style-name="P141"><text:span text:style-name="T147">[18.] ṉ kuṉṟiyāka °orāṇṭaikku poṉ °āṟu mañcāṭiyum tayir°amutu<text:line-break/>muṉṟu</text:span><text:span text:style-name="T147"><text:note text:id="ftn480" text:note-class="footnote"><text:note-citation>479</text:note-citation><text:note-body><text:p text:style-name="Footnote"><text:s/><text:span text:style-name="T586">M</text:span><text:span text:style-name="T191">uṉṟu</text:span><text:span text:style-name="T203"> : lire </text:span><text:span text:style-name="T191">mūṉṟu.</text:span></text:p></text:note-body></text:note></text:span><text:span text:style-name="T147"> </text:span><text:span text:style-name="T141">sa</text:span><text:span text:style-name="T171">nti</text:span><text:span text:style-name="T147">kkum tayiramutuṉāṭurikkuṉṉe[l*]lu <text:s/>muṉṉāḻiyum <text:s/>°aṭaikkāyamutukku muṉṟu</text:span><text:span text:style-name="T147"><text:note text:id="ftn481" text:note-class="footnote"><text:note-citation>480</text:note-citation><text:note-body><text:p text:style-name="Footnote"><text:s/><text:span text:style-name="T542">Idem.</text:span></text:p></text:note-body></text:note></text:span><text:span text:style-name="T147"> </text:span><text:span text:style-name="T141">sa</text:span><text:span text:style-name="T171">nti</text:span><text:span text:style-name="T147">kkumāka veṟu[mi]laikkuṉe[l*]lu-ṉāḻiyum veṟum pākku mūṉṟu</text:span><text:span text:style-name="T141"> sa</text:span><text:span text:style-name="T171">nti</text:span><text:span text:style-name="T147">kku patinañcukku tiṅkaḷ <text:s/>poṉ kuṉṟiyāka °orāṇṭaikku kācukallāl poṉ</text:span></text:p>
      <text:p text:style-name="P508"/>
      <text:p text:style-name="P141"><text:span text:style-name="T147">[19.] °āṟu mañcāṭiyum <text:s/></text:span><text:span text:style-name="T171">śrī</text:span><text:span text:style-name="T147">pali °eḻuttaruḷa °irāvaikku pali°aricikkuṉellu <text:s/>°uriyum tiruvārātiṉai ce[y*]yumṉampikku nicatiṉellu</text:span><text:span text:style-name="T168">kku</text:span><text:span text:style-name="T147">ṟuṇi °eḻu ṉāḻi °ā[ṇ]ṭuvarai kappaṭattu</text:span><text:span text:style-name="T168">kku</text:span><text:span text:style-name="T147"> kācukallāl poṉ °araikkaḻañcum tiru°uṇṇāḻiyyai pariyārañceyumāṇiyaḷ °iruvarkkuṉellu nicataṅkuṟuṇi </text:span><text:soft-page-break/><text:span text:style-name="T147">nāṉāḻiyum </text:span></text:p>
      <text:p text:style-name="P508"/>
      <text:p text:style-name="P389">[20.] °uvaccakaḷ talaippaṟai koṭṭuvāṉ °oruvaṉukku kuṟuṇi °uṭppaṭa °uvaccakaḷ ṉāl-</text:p>
      <text:p text:style-name="P508"/>
      <text:p text:style-name="P389">[21.] var[k*]ku <text:s text:c="2"/>nicatanellu <text:s/>mukkuṟuṇi <text:s/>°iru nāḻiyum <text:s/>tiruppatiyam <text:s/>pāṭuvār <text:s/>°iruvar[k*]ku nicata-</text:p>
      <text:p text:style-name="P508"/>
      <text:p text:style-name="P141"><text:span text:style-name="T147">[22.] ne[l*]lu patakkum °āṇṭuvarai</text:span><text:span text:style-name="T783"> </text:span><text:span text:style-name="T147">kappaṭattukku kācukallālppoṉ kaḻañcum tirunaṉ-</text:span></text:p>
      <text:p text:style-name="P508"/>
      <text:p text:style-name="P389">[23.] tavāṉañce[y*]tu tiruppaḷḷittāmamum paṟippāṉukku nicataṉellu kuṟuṇiyum °āṇṭu-</text:p>
      <text:p text:style-name="P508"/>
      <text:p text:style-name="P389">[24.] varai kappaṭattukku kācukallālppon °oṉpatiṉ mañcāṭiyum tiru°alakum tirumeḻu- </text:p>
      <text:p text:style-name="P508"/>
      <text:p text:style-name="P389">[25.] kkum °iṭṭu tiruppaḷḷittāmam toṭuppāḷukku nicataṉellu muṉṉāḻiyum °āṇṭuvarai</text:p>
      <text:p text:style-name="P508"/>
      <text:p text:style-name="P141"><text:span text:style-name="T147">[26.]</text:span><text:span text:style-name="T783"> </text:span><text:span text:style-name="T147">kappaṭattukku poṉ kācukallāl ṉālu mañcāṭiyum </text:span><text:span text:style-name="T171">śrī</text:span><text:span text:style-name="T147">kāriyañceyvārk-kuṉ ne[l*]lu </text:span></text:p>
      <text:p text:style-name="P508"/>
      <text:p text:style-name="P141"><text:span text:style-name="T147">[27.] kuṟuṇiyum </text:span><text:span text:style-name="T141">saṃ</text:span><text:span text:style-name="T171">kr</text:span><text:span text:style-name="T141">ānti</text:span><text:span text:style-name="T147">kaḷum maṟṟum </text:span><text:span text:style-name="T171">sna</text:span><text:span text:style-name="T141">pa</text:span><text:span text:style-name="T147">[naṅ]kaḷum kala-caṅkaḷum maṟṟuñcālka-</text:span></text:p>
      <text:p text:style-name="P141"><text:span text:style-name="T147">[28.] ḷum kuṭaṅkaḷum peruntiruvamutukku pāṉaikaḷum caṭṭikaḷum </text:span><text:span text:style-name="T147"><text:note text:id="ftn482" text:note-class="footnote"><text:note-citation>481</text:note-citation><text:note-body><text:p text:style-name="Footnote"><text:s/><text:span text:style-name="T196">Tīrumuḷai</text:span><text:span text:style-name="T208"> : lire</text:span><text:span text:style-name="T196"> tirumuḷai</text:span><text:span text:style-name="T208">.</text:span></text:p></text:note-body></text:note></text:span><text:span text:style-name="T166">tīrumuḷaikkuppālikai-</text:span></text:p>
      <text:p text:style-name="P566"/>
      <text:p text:style-name="P442">[29.] kaḷum °iṭuṅkucavaṉukku nicatanṉellu munṉāḻiyum tiruppari-caṭṭaṅkaḷ °uṭppaṭa</text:p>
      <text:p text:style-name="P566"/>
      <text:p text:style-name="P141"><text:span text:style-name="T166">[30.] maṟṟum paricaṭṭakamuvveṇṭuvaṉakamuvum</text:span><text:span text:style-name="T166"><text:note text:id="ftn483" text:note-class="footnote"><text:note-citation>482</text:note-citation><text:note-body><text:p text:style-name="Footnote"><text:s/><text:span text:style-name="T196">Paricaṭṭakamuvveṇṭuvaṉakamuvum</text:span><text:span text:style-name="T238"> : lire </text:span><text:span text:style-name="T196">paricaṭṭaṅkaḷum veṇṭuvaṉakaḷum</text:span><text:span text:style-name="T208">.</text:span></text:p></text:note-body></text:note></text:span><text:span text:style-name="T166"> paricaṭṭaṅkoḷḷikku nicatanṉelluṉāḻiyum °āka</text:span></text:p>
      <text:p text:style-name="P566"/>
      <text:p text:style-name="P442">[31.] °oruṉāḷaikkuṉe[l]lu kalaṉe tūṇi °oruṉāḻiyuriyāka °orāṇṭaikkumāka ṉe[l*]luṉāṉūṟṟeṇpa- </text:p>
      <text:p text:style-name="P566"><text:soft-page-break/></text:p>
      <text:p text:style-name="P141"><text:span text:style-name="T166">[32.] ttaiṅkalaṉe °eḻu kuṟuṇiṉāṉāḻiṉe[l*]luṉe[r] °āka miḷakukkum veṟuṅkāykkum niva</text:span><text:span text:style-name="T184">nta</text:span><text:span text:style-name="T166">ṅ-</text:span></text:p>
      <text:p text:style-name="P566"/>
      <text:p text:style-name="P141"><text:span text:style-name="T166">[33.] kaṭavārkku kācukallāl cilavāṉa poṉ °iru kaḻañce mukkālum tirumeyppūccu ca</text:span><text:span text:style-name="T184">nta</text:span><text:span text:style-name="T166">ṉattukku</text:span></text:p>
      <text:p text:style-name="P566"/>
      <text:p text:style-name="P442">[34.] tiṅkaḷ [poṉ] mañcāṭiyāka °orāṇṭaikku poṉ kācukallāl °araik-kaḻañceyiraṇṭu mañcāṭiyum</text:p>
      <text:p text:style-name="P566"/>
      <text:p text:style-name="P442">[35.] citārikku tiṅkaḷ poṉ kuṉṟiyāka °orāṇṭaikku kācukallāl <text:s/>po[ṉ*]ṉāṟu mañcāṭiyum <text:s/>nontāviḷak- </text:p>
      <text:p text:style-name="P566"/>
      <text:p text:style-name="P141"><text:span text:style-name="T166">[36.] konṟukku nicataney°uḻakkum tiruvamutukku muṉṟu</text:span><text:span text:style-name="T166"><text:note text:id="ftn484" text:note-class="footnote"><text:note-citation>483</text:note-citation><text:note-body><text:p text:style-name="Footnote"><text:s/><text:span text:style-name="T586">M</text:span><text:span text:style-name="T191">uṉṟu</text:span><text:span text:style-name="T203"> : lire </text:span><text:span text:style-name="T191">mūṉṟu.</text:span></text:p></text:note-body></text:note></text:span><text:span text:style-name="T166"> </text:span><text:span text:style-name="T145">sa</text:span><text:span text:style-name="T174">nti</text:span><text:span text:style-name="T166">kkum ney°uḻakkāḻākkum </text:span><text:span text:style-name="T145">sa</text:span><text:span text:style-name="T174">nti</text:span><text:span text:style-name="T166">- </text:span></text:p>
      <text:p text:style-name="P566"/>
      <text:p text:style-name="P141"><text:span text:style-name="T166">[37.] viḷakkuppatiṉṉeṭṭukkuṉey°uḻakkāḻākkum mūṉṟu </text:span><text:span text:style-name="T145">sa</text:span><text:span text:style-name="T174">nti</text:span><text:span text:style-name="T184">kku</text:span><text:span text:style-name="T166"> </text:span><text:span text:style-name="T174">śrī</text:span><text:span text:style-name="T166">palikku cuṟṟuviḷakkukku ° āḻākkumāka</text:span></text:p>
      <text:p text:style-name="P566"/>
      <text:p text:style-name="P141"><text:span text:style-name="T166">[38.] nicataṉeyṉāḻi °āḻākku</text:span><text:span text:style-name="T184">kku</text:span><text:span text:style-name="T166"> °orāṇṭai</text:span><text:span text:style-name="T184">kku</text:span><text:span text:style-name="T166"> kācukallāl poṉ °aṟu kaḻañcaraiyeṉālu mañcāṭiyum tirupparicaṭṭat- <text:s/></text:span></text:p>
      <text:p text:style-name="P666"/>
      <text:p text:style-name="P141"><text:span text:style-name="T166">[39.] tukkum tirunamanikaikkum °uttariyattukkum </text:span><text:span text:style-name="T145">jala</text:span><text:span text:style-name="T166">pavi[t*]tirattukku °orāṇṭukku kācukallāl poṉ kaḻañce</text:span></text:p>
      <text:p text:style-name="P141"><text:span text:style-name="T166">[40.] °iraṇṭu mañcāṭiyum °uttaramayaṉamum</text:span><text:span text:style-name="T145"> dakṣa</text:span><text:span text:style-name="T166">ṇamayanamum °appiyyavi</text:span><text:span text:style-name="T145">ṣu</text:span><text:span text:style-name="T166">vum cittiraivi</text:span><text:span text:style-name="T145">ṣu</text:span><text:span text:style-name="T166">vumaṟṟu-</text:span></text:p>
      <text:p text:style-name="P497"/>
      <text:p text:style-name="P141"><text:span text:style-name="T166">[41.] m °iṭukkuvitta <text:s/></text:span><text:span text:style-name="T174">grā</text:span><text:span text:style-name="T166">ṇamuṇṭākilum </text:span><text:span text:style-name="T174">sna</text:span><text:span text:style-name="T166">paṉa[ñ*]ce[y*]taruḷa perun-tiruvamutukku <text:s/>°uḷappaṭa</text:span><text:span text:style-name="T184"> </text:span><text:span text:style-name="T174">sna</text:span><text:span text:style-name="T166">panattāl <text:s/>kācuka-</text:span></text:p>
      <text:p text:style-name="P339"/>
      <text:p text:style-name="P141"><text:span text:style-name="T70">[42.] llāl poṉ °oṉpatu mañcāṭiyāka </text:span><text:span text:style-name="T79">sna</text:span><text:span text:style-name="T70">pana °añciṉukku poṉ °iru kaḻañce kālum °āka kācukallāl [...]</text:span></text:p>
      <text:p text:style-name="P328"><text:span text:style-name="Emphasis"><text:span text:style-name="T533">----------------------------------</text:span></text:span></text:p>
      <text:p text:style-name="P641"><text:span text:style-name="Emphasis"><text:span text:style-name="T415"/></text:span></text:p>
      <text:h text:style-name="Heading_20_2" text:outline-level="2"><text:span text:style-name="Emphasis"><text:span text:style-name="T402">Ins. 47</text:span></text:span><text:span text:style-name="Emphasis"><text:span text:style-name="T401"> </text:span></text:span><text:span text:style-name="Emphasis"><text:span text:style-name="T406">Teṉṉēri</text:span></text:span><text:span text:style-name="Emphasis"><text:span text:style-name="T411">2 </text:span></text:span><text:span text:style-name="Emphasis"><text:span text:style-name="T407">[Uttamac</text:span></text:span><text:span text:style-name="Emphasis"><text:span text:style-name="T409">ōḻa-caturvedimaṅkalam]</text:span></text:span></text:h>
      <text:p text:style-name="P642"><text:span text:style-name="Emphasis"><text:span text:style-name="T413"/></text:span></text:p>
      <text:p text:style-name="P712"><text:soft-page-break/><text:span text:style-name="Emphasis"><text:span text:style-name="T651"/></text:span></text:p>
      <text:p text:style-name="P625"><text:span text:style-name="Emphasis"><text:span text:style-name="T656"/></text:span></text:p>
      <text:p text:style-name="P625"><text:span text:style-name="Emphasis"><text:span text:style-name="T704"/></text:span></text:p>
      <text:p text:style-name="P104"><text:span text:style-name="T76">[1.] </text:span><text:span text:style-name="T557">svasti śrī</text:span><text:span text:style-name="T567"> </text:span><text:span text:style-name="Emphasis"><text:span text:style-name="T328">❘❘❘</text:span></text:span><text:span text:style-name="T76"> </text:span><text:span text:style-name="T567">tirumaka</text:span><text:span text:style-name="T164">ḷ polapperunilaccel(v)viyu</text:span><text:span text:style-name="T182">nta</text:span><text:span text:style-name="T164">ṉakkeyuri/mai </text:span><text:span text:style-name="T165">pūṇ/ṭamai <text:s/>maṉakkoḷakkā</text:span><text:span text:style-name="T183">nta</text:span><text:span text:style-name="T165">ḷūrccālai kalamaṟuttaru/ḷi ve/ṅkaināṭum kuṭamalaināṭu-</text:span></text:p>
      <text:p text:style-name="P502"/>
      <text:p text:style-name="P103"><text:span text:style-name="T567">[2.] [n</text:span><text:span text:style-name="T186">*]taṭikaipāṭiyuṅkaṅ[ka*]pāṭiyum nuḷam[pa*]pāṭiyum kollamum kaliṅkamum tiṇṭiṟal / veṉ/ṟi taṇṭāṟkoṇṭa taṉṉeḻil vaḷaruḻi °ellāviy/āṇṭu/</text:span><text:span text:style-name="T187">nt</text:span><text:span text:style-name="T186">{o}ḻutakai viḷaṅkum yā-</text:span></text:p>
      <text:p text:style-name="P504"/>
      <text:p text:style-name="P103"><text:span text:style-name="T567">[3.] </text:span><text:span text:style-name="T165">ṇṭe ceḻiñarait</text:span><text:span text:style-name="T567">te</text:span><text:span text:style-name="T165">cukoḷ [</text:span><text:span text:style-name="T173">śrī</text:span><text:span text:style-name="T165">]ko</text:span><text:span text:style-name="T143">rājarājarājakesari</text:span><text:span text:style-name="T165">va</text:span><text:span text:style-name="T173">rmma</text:span><text:span text:style-name="T165">[r*]kki<text:line-break/>yāṇṭu / patiṉeḻāvatu °ūṟṟukkāṭṭukkoṭṭat/tu[t*]taṉ/kūṟṟu </text:span><text:span text:style-name="T173">śrī</text:span><text:span text:style-name="T165">°u[t*]ta</text:span><text:span text:style-name="T143">ma</text:span><text:span text:style-name="T165">-</text:span><text:span text:style-name="T143">co</text:span><text:span text:style-name="T165">[</text:span><text:span text:style-name="T143">ḷaca</text:span><text:span text:style-name="T165">]-</text:span></text:p>
      <text:p text:style-name="P502"/>
      <text:p text:style-name="P103"><text:span text:style-name="T567">[4.] </text:span><text:span text:style-name="T165">tu</text:span><text:span text:style-name="T173">rvve</text:span><text:span text:style-name="T165">ti</text:span><text:span text:style-name="T143">maṃgala</text:span><text:span text:style-name="T165">ttu <text:s/></text:span><text:span text:style-name="T173">śrī</text:span><text:span text:style-name="T165">°u</text:span><text:span text:style-name="T183">tta</text:span><text:span text:style-name="T143">macoḷa</text:span><text:span text:style-name="T165">°</text:span><text:span text:style-name="T143">īśvara</text:span><text:span text:style-name="T183">tt</text:span><text:span text:style-name="T165">āḻvārkku °uṭaiya-pirāṭṭiyār / paḷḷit/toṅkaluṭaiyāṉ vīracoḻaṉ</text:span><text:span text:style-name="T143">sū</text:span><text:span text:style-name="T173">rya</text:span><text:span text:style-name="T165">ṉ </text:span><text:span text:style-name="T143">ca</text:span><text:span text:style-name="T173">ndr</text:span><text:span text:style-name="T143">ādi</text:span><text:span text:style-name="T173">tya</text:span><text:span text:style-name="T165">va</text:span><text:span text:style-name="T143">t</text:span><text:span text:style-name="T165"> / vai</text:span><text:span text:style-name="T183">tta</text:span><text:span text:style-name="T165"> </text:span><text:span text:style-name="T165"><text:note text:id="ftn485" text:note-class="footnote"><text:note-citation>484</text:note-citation><text:note-body><text:p text:style-name="Footnote"><text:s/><text:span text:style-name="T709">Tirunant</text:span><text:span text:style-name="T193">āviḷakku</text:span><text:span text:style-name="T205"> : </text:span><text:span text:style-name="T193">contra</text:span><text:span text:style-name="T205"> </text:span><text:span text:style-name="Emphasis"><text:span text:style-name="T283">SII </text:span></text:span><text:span text:style-name="Emphasis"><text:span text:style-name="T289">7: 413 : </text:span></text:span><text:span text:style-name="Emphasis"><text:span text:style-name="T283">tirununtāviḷakku.</text:span></text:span></text:p></text:note-body></text:note></text:span><text:span text:style-name="T165">ti/runa</text:span><text:span text:style-name="T183">ntā</text:span><text:span text:style-name="T165">viḷakku °araiyi-</text:span></text:p>
      <text:p text:style-name="P357"/>
      <text:p text:style-name="P321">[5.] ṉukku °āṭu nāṟpattaiñcu °ivvāṭu meccu neyyaṭṭakkaṭava maṉṟāṭi co/laipākū/r °eṉmāṭṭiyāṉe °araṅkaṉcuppaṉ vacam vaitta °āṭu 22 °i/[...]/l[ai]viḷakku(k)kāl [<text:span text:style-name="Emphasis"><text:span text:style-name="T443">❘❘</text:span></text:span>*] </text:p>
      <text:h text:style-name="Heading_20_2" text:outline-level="2"><text:span text:style-name="Emphasis"><text:span text:style-name="T440">Ins. 48 </text:span></text:span><text:span text:style-name="Emphasis"><text:span text:style-name="T448">Teṉṉēri</text:span></text:span><text:span text:style-name="Emphasis"><text:span text:style-name="T463">3 </text:span></text:span><text:span text:style-name="Emphasis"><text:span text:style-name="T455">[Uttamac</text:span></text:span><text:span text:style-name="Emphasis"><text:span text:style-name="T456">ōḻa-caturvedimaṅkalam]</text:span></text:span></text:h>
      <text:p text:style-name="P642"><text:span text:style-name="Emphasis"><text:span text:style-name="T412"/></text:span></text:p>
      <text:p text:style-name="P696"><text:span text:style-name="Emphasis"><text:span text:style-name="T635"/></text:span></text:p>
      <text:p text:style-name="P617"/>
      <text:p text:style-name="P632"/>
      <text:p text:style-name="P34"><text:span text:style-name="T11">[1.]  </text:span><text:span text:style-name="Emphasis"><text:span text:style-name="T255">❘❘</text:span></text:span><text:span text:style-name="T623"> </text:span><text:span text:style-name="T545">svasti śrī</text:span><text:span text:style-name="T623"> </text:span><text:span text:style-name="Emphasis"><text:span text:style-name="T255">❘❘</text:span></text:span><text:span text:style-name="T623"> tirumaka[...]</text:span><text:span text:style-name="T623"><text:note text:id="ftn486" text:note-class="footnote"><text:note-citation>485</text:note-citation><text:note-body><text:p text:style-name="P656"><text:s/><text:span text:style-name="T601">Bien qu'un large éclat de pierre manque à cet endroit, il est possible de restituer le segment en tenant compte à la fois de l'espace lacunaire et de la présence de quelques restes d'</text:span><text:span text:style-name="T602">akṣara <text:s/></text:span><text:span text:style-name="T604">dont</text:span><text:span text:style-name="T601"> la partie inférieure à été épargnée : </text:span><text:span text:style-name="T603">tirumaka</text:span><text:span text:style-name="T218">ḷ polapperunilaccelviyuntaṉa</text:span><text:span text:style-name="T601">[</text:span><text:span text:style-name="T603">kke</text:span><text:span text:style-name="T605">].</text:span></text:p></text:note-body></text:note></text:span><text:span text:style-name="T623">[kkeyurimai]/ </text:span><text:span text:style-name="T104">pūṇṭa/m{ai} </text:span><text:span text:style-name="T623">ma</text:span><text:span text:style-name="T102">ṉakkoḷa</text:span><text:span text:style-name="T623">k-k</text:span><text:span text:style-name="T102">ā</text:span><text:span text:style-name="T127">nta</text:span><text:span text:style-name="T102">ḷ</text:span><text:span text:style-name="T104">ū</text:span><text:span text:style-name="T102">rccālai kalama/ṟuttaruḷi ve</text:span><text:span text:style-name="T116">ṅ</text:span><text:span text:style-name="T102">kaināṭum ka[</text:span><text:span text:style-name="T104">ṅ]/[...][m]papāṭ[i] [...]ṭ[i]</text:span><text:span text:style-name="T102">kai</text:span><text:span text:style-name="T102"><text:note text:id="ftn487" text:note-class="footnote"><text:note-citation>486</text:note-citation><text:note-body><text:p text:style-name="Footnote"><text:s/><text:span text:style-name="T203">Ici on peut opérer la restitution suivante : </text:span><text:span text:style-name="T191">ka</text:span><text:span text:style-name="T203">[</text:span><text:span text:style-name="T193">ṅ</text:span><text:span text:style-name="T205">]kapāṭiyum</text:span><text:span text:style-name="T786"> </text:span><text:span text:style-name="T205">nuḷa[</text:span><text:span text:style-name="T193">m</text:span><text:span text:style-name="T205">]</text:span><text:span text:style-name="T193">papāṭ</text:span><text:span text:style-name="T205">[</text:span><text:span text:style-name="T193">i</text:span><text:span text:style-name="T205">]yunta</text:span><text:span text:style-name="T193">ṭ</text:span><text:span text:style-name="T205">[</text:span><text:span text:style-name="T193">i</text:span><text:span text:style-name="T205">]</text:span><text:span text:style-name="T193">kai</text:span><text:span text:style-name="T205">.</text:span></text:p></text:note-body></text:note></text:span><text:span text:style-name="T102">[</text:span><text:span text:style-name="T104">pā]ṭiyuṅ</text:span><text:span text:style-name="T104"><text:note text:id="ftn488" text:note-class="footnote"><text:note-citation>487</text:note-citation><text:note-body><text:p text:style-name="P656"><text:s/><text:span text:style-name="T217">Kuṭamalaināṭuṅ </text:span><text:span text:style-name="T219">:</text:span><text:span text:style-name="T217"> </text:span><text:span text:style-name="T780">la boucle du </text:span><text:span text:style-name="T217">śrī</text:span><text:span text:style-name="T716"> de </text:span><text:span text:style-name="T217">śrīkaṇṭarādittatevar </text:span><text:span text:style-name="T716">à la ligne suivante passe au-dessus du </text:span><text:span text:style-name="T217">ṭa</text:span><text:span text:style-name="T219"> de </text:span><text:span text:style-name="T217">kuṭa </text:span><text:span text:style-name="T219">et s'insère dans l'espace étroit qui le sépare du </text:span><text:span text:style-name="T217">ma </text:span><text:span text:style-name="T219">de </text:span><text:span text:style-name="T217">malai</text:span><text:span text:style-name="T716">. Il ne faut donc pas lire </text:span><text:span text:style-name="T217">kuṭimalaināṭuṅ</text:span><text:span text:style-name="T219"> comme on pourrait le penser de prime abord, mais bien </text:span><text:span text:style-name="T217">kuṭamalaināṭuṅ.</text:span><text:span text:style-name="T219"> </text:span></text:p></text:note-body></text:note></text:span><text:span text:style-name="T104">kuṭamalaināṭuṅkollamuṅkaliṅkamum °eṇṭicai </text:span><text:soft-page-break/><text:span text:style-name="T104">pukaḻtara °īḻamaṇṭalamu</text:span><text:span text:style-name="T128">nti</text:span><text:span text:style-name="T104">ṇṭiṟa/[l]</text:span><text:span text:style-name="T104"><text:note text:id="ftn489" text:note-class="footnote"><text:note-citation>488</text:note-citation><text:note-body><text:p text:style-name="P656"><text:s/><text:span text:style-name="T584">L</text:span><text:span text:style-name="T601">a séquence <text:s/></text:span><text:span text:style-name="T217">iraṭṭapāṭi °eḻarai °ilakkamun</text:span><text:span text:style-name="T219">, qui apparaît généralement entre </text:span><text:span text:style-name="T217">tiṇṭiṟal</text:span><text:span text:style-name="T219"> et </text:span><text:span text:style-name="T217">veṉṟi</text:span><text:span text:style-name="T219">, ne figure visiblement pas encore dans la </text:span><text:span text:style-name="T217">meykkīrtti</text:span><text:span text:style-name="T219"> du roi.</text:span></text:p></text:note-body></text:note></text:span><text:span text:style-name="T104"> veṉṟi taṇṭāṟkoṇṭu taṉṉeḻil / vaḷaruḻiyuḷellā</text:span><text:span text:style-name="T104"><text:note text:id="ftn490" text:note-class="footnote"><text:note-citation>489</text:note-citation><text:note-body><text:p text:style-name="P656"><text:s/><text:span text:style-name="T780">Alors qu'il est absent à </text:span><text:span text:style-name="T219">Tirumaṅkalam comme à Tiruvakkarai, le suffixe <text:s/>-</text:span><text:span text:style-name="T217">yuḷ</text:span><text:span text:style-name="T219"> </text:span><text:span text:style-name="T780"><text:s/>fait ici son apparition </text:span><text:span text:style-name="T219">dans cette séquence de la </text:span><text:span text:style-name="T217">meykkīrtti</text:span><text:span text:style-name="T219">.</text:span><text:span text:style-name="T780"> </text:span></text:p></text:note-body></text:note></text:span><text:span text:style-name="T104">yāṇṭuntoḻuta/[...]</text:span><text:span text:style-name="T104"><text:note text:id="ftn491" text:note-class="footnote"><text:note-citation>490</text:note-citation><text:note-body><text:p text:style-name="Footnote"><text:s/>Ici on restituera <text:span text:style-name="T193">toḻuta</text:span><text:span text:style-name="T205">kai.</text:span></text:p></text:note-body></text:note></text:span><text:span text:style-name="T104"> viḷaṅku-</text:span></text:p>
      <text:p text:style-name="P564"/>
      <text:p text:style-name="P36"><text:span text:style-name="T104">[2.] m <text:s/>yāṇṭe <text:s/>ceḻiya[...]ai <text:s/>[...]cukoḷ</text:span><text:span text:style-name="T104"><text:note text:id="ftn492" text:note-class="footnote"><text:note-citation>491</text:note-citation><text:note-body><text:p text:style-name="Footnote"><text:s/>Ces deux lacunes seront restituées :<text:span text:style-name="T584"> </text:span><text:span text:style-name="T193">ceḻiya</text:span><text:span text:style-name="T205">r</text:span><text:span text:style-name="T193">ai</text:span><text:span text:style-name="T205"> te</text:span><text:span text:style-name="T193">cukoḷ</text:span><text:span text:style-name="T584">.</text:span></text:p></text:note-body></text:note></text:span><text:span text:style-name="T104"> </text:span><text:span text:style-name="T122">śrī</text:span><text:span text:style-name="T104">korā</text:span><text:span text:style-name="T94">ja</text:span><text:span text:style-name="T104">rā</text:span><text:span text:style-name="T94">ja</text:span><text:span text:style-name="T104">rā</text:span><text:span text:style-name="T94">ja</text:span><text:span text:style-name="T104">kecaripa</text:span><text:span text:style-name="T122">nma</text:span><text:span text:style-name="T104">ṟk</text:span><text:span text:style-name="T246">u</text:span><text:span text:style-name="T104"> yā[ṇ]/ṭu 17 °ā/vatu ḷ</text:span><text:span text:style-name="T104"><text:note text:id="ftn493" text:note-class="footnote"><text:note-citation>492</text:note-citation><text:note-body><text:p text:style-name="P656"><text:s/><text:span text:style-name="T716">Ce </text:span><text:span text:style-name="T717">ḷ</text:span><text:span text:style-name="T716"> <text:s/>isolé entre l'ordinal de la </text:span><text:span text:style-name="T606">17ᵉ année régnale et le chiffre</text:span><text:span text:style-name="T716"> </text:span><text:span text:style-name="T606">245 </text:span><text:span text:style-name="T716">est l'abréviation pour </text:span><text:span text:style-name="T717">nā</text:span><text:span text:style-name="T718">ḷ</text:span><text:span text:style-name="T716"> (« jour ») déjà rencontrée dans</text:span><text:span text:style-name="T601"> </text:span><text:span text:style-name="Emphasis"><text:span text:style-name="T291">l'Ins. 22 de Tiruvārūr</text:span></text:span><text:span text:style-name="T601">.</text:span></text:p></text:note-body></text:note></text:span><text:span text:style-name="T104"> 245 °ūṟṟukkāṭṭukkoṭṭattu[t*]ta/ṉkūṟṟu<text:line-break/></text:span><text:span text:style-name="T122">śrī</text:span><text:span text:style-name="T104">°uttamacoḻaccatu</text:span><text:span text:style-name="T122">rvve</text:span><text:span text:style-name="T104">t[i]/[...]</text:span><text:span text:style-name="T104"><text:note text:id="ftn494" text:note-class="footnote"><text:note-citation>493</text:note-citation><text:note-body><text:p text:style-name="Footnote"><text:s/>On comblera cette lacune par <text:span text:style-name="T193">maṅkalattu</text:span>.</text:p></text:note-body></text:note></text:span><text:span text:style-name="T104"> [</text:span><text:span text:style-name="T122">śrī</text:span><text:span text:style-name="T104">]°uttama[co][...]</text:span><text:span text:style-name="T104"><text:note text:id="ftn495" text:note-class="footnote"><text:note-citation>494</text:note-citation><text:note-body><text:p text:style-name="Footnote"><text:s/>Ici on restituera : <text:span text:style-name="T205">[</text:span><text:span text:style-name="T193">co</text:span><text:span text:style-name="T205">]ḻa °ī</text:span><text:span text:style-name="T193">śvara-</text:span></text:p></text:note-body></text:note></text:span><text:span text:style-name="T122">śva</text:span><text:span text:style-name="T104">rattāḷvārkku <text:s/></text:span><text:span text:style-name="T122">śrī</text:span><text:span text:style-name="T104">kaṇṭarā</text:span><text:span text:style-name="T94">di</text:span><text:span text:style-name="T128">tta</text:span><text:span text:style-name="T94">de</text:span><text:span text:style-name="T104">var <text:s/>nampirāṭṭiyār <text:s/></text:span><text:span text:style-name="T122">śrī</text:span><text:span text:style-name="T104">°uttamacoḻa</text:span><text:span text:style-name="T94">de</text:span><text:span text:style-name="T104">varai[t*] tiruvayiṟu</text:span><text:span text:style-name="T104"><text:note text:id="ftn496" text:note-class="footnote"><text:note-citation>495</text:note-citation><text:note-body><text:p text:style-name="P656"><text:s/><text:span text:style-name="T716">Deux observations ici : le lapicide s'étant apparemment aperçu trop tard que le </text:span><text:span text:style-name="T717">k</text:span><text:span text:style-name="T716"> de </text:span><text:span text:style-name="T217">pukaḻ</text:span><text:span text:style-name="T219"> à la ligne supérieure ne lui laissait pas une place suffisante pour graver la boucle du </text:span><text:span text:style-name="T217">i </text:span><text:span text:style-name="T219">de </text:span><text:span text:style-name="T217">tiru </text:span><text:span text:style-name="T219">au-dessus du </text:span><text:span text:style-name="T217">t</text:span><text:span text:style-name="T219">, il l'a décalée en l'insérant au-dessus de l'espace vide entre <text:s/>le <text:s/></text:span><text:span text:style-name="T217">t <text:s/></text:span><text:span text:style-name="T219">et <text:s/>le </text:span><text:span text:style-name="T217">ru.</text:span><text:span text:style-name="T219"> D'autre part, un espace vide de la largeur de deux </text:span><text:span text:style-name="T217">akṣara</text:span><text:span text:style-name="T219"> a été laissé entre le </text:span><text:span text:style-name="T217">va</text:span><text:span text:style-name="T219"> et le </text:span><text:span text:style-name="T217">yi</text:span><text:span text:style-name="T219"> de </text:span><text:span text:style-name="T217">vayiṟu</text:span><text:span text:style-name="T219">, le même lapicide ayant probablement estimé que l'espace restreint entre le </text:span><text:span text:style-name="T217">va</text:span><text:span text:style-name="T219"> et un interstice sur sa droite correspondant à la jonction du bloc de pierre avec le suivant ne lui permettrait pas d'y insérer le </text:span><text:span text:style-name="T217">yi</text:span><text:span text:style-name="T219">, il a choisi de graver ce dernier de l'autre côté dudit interstice, sur le second bloc. </text:span></text:p></text:note-body></text:note></text:span><text:span text:style-name="T104"> <text:s/>vā[y*]ttaruḷiṉa <text:s/>pirā</text:span><text:span text:style-name="T128">ṉta</text:span><text:span text:style-name="T104">/kaṉmātevaṭikaḷārāṉa </text:span><text:span text:style-name="T104"><text:note text:id="ftn497" text:note-class="footnote"><text:note-citation>496</text:note-citation><text:note-body><text:p text:style-name="P656"><text:s/><text:span text:style-name="T193">Śrīcempiyaṉmah</text:span><text:span text:style-name="T205">[ā*]</text:span><text:span text:style-name="T193">devi </text:span>: <text:span text:style-name="T780">une correction a été effectuée ici. Le lapicide avait dans un premier temps gravé</text:span><text:span text:style-name="T781"> </text:span><text:span text:style-name="T217">śrīcemmah</text:span><text:span text:style-name="T219">[ā*]</text:span><text:span text:style-name="T217">devi</text:span><text:span text:style-name="T780">. Lorsque l'erreur fut relevée, </text:span><text:span text:style-name="T217">piyaṉ</text:span><text:span text:style-name="T780"> fut ajouté en plus petit sous le double </text:span><text:span text:style-name="T217">mm</text:span><text:span text:style-name="T780">, visiblement par une autre main. La survenue d'une telle erreur dans l'orthographe du titre de la reine, titre qui est correctement orthographié à quelque mètres de là sur</text:span><text:span text:style-name="T719"> </text:span><text:span text:style-name="T50">la face sud de l'</text:span><text:span text:style-name="T54">ardhamaṇḍapa</text:span><text:span text:style-name="T50">,</text:span><text:span text:style-name="T780"> suscite l'interrogation.</text:span></text:p></text:note-body></text:note></text:span><text:span text:style-name="T122">śrī</text:span><text:span text:style-name="T104">cempiyaṉ</text:span><text:span text:style-name="T94">mah</text:span><text:span text:style-name="T104">[</text:span><text:span text:style-name="T94">ā</text:span><text:span text:style-name="T104">*]</text:span><text:span text:style-name="T94">de</text:span><text:span text:style-name="T104">vi/yārāna °uṭ[ai]yapirāṭṭiyār °i</text:span><text:span text:style-name="T122">dde</text:span><text:span text:style-name="T104">var</text:span><text:span text:style-name="T128">kku</text:span><text:span text:style-name="T104"> °amutuce/yya <text:s/>kuṭu</text:span><text:span text:style-name="T104"><text:note text:id="ftn498" text:note-class="footnote"><text:note-citation>497</text:note-citation><text:note-body><text:p text:style-name="P656"><text:s/>I<text:span text:style-name="T780">ci encore, un espace suffisant pour la gravure d'un </text:span><text:span text:style-name="T717">akṣara</text:span><text:span text:style-name="T720"> </text:span><text:span text:style-name="T780">était disponible avant la fin du bloc de pierre</text:span><text:span text:style-name="T720">, mais le choix fut fait de poursuivre sur la ligne suivante. </text:span><text:span text:style-name="T780"><text:s/></text:span></text:p></text:note-body></text:note></text:span><text:span text:style-name="T104">-</text:span></text:p>
      <text:p text:style-name="P351"/>
      <text:p text:style-name="P35"><text:span text:style-name="T11">[3.] tta veḷḷitaḷikai [...]toṇūṟṟ[...]</text:span><text:span text:style-name="T11"><text:note text:id="ftn499" text:note-class="footnote"><text:note-citation>498</text:note-citation><text:note-body><text:p text:style-name="P656"><text:s/><text:span text:style-name="T780">Seul le début de cette troisième ligne a été épargné. Toutefois, l'espace vierge que l'on observe sous les deux premières lignes passé ce premier segment de la </text:span><text:span text:style-name="T782">paṭṭikā</text:span><text:span text:style-name="T780"> atteste que rien d'autre n'a été inscrit au-delà. Il s'agissait donc dès l'origine d'une ligne bien plus courte que les deux premières.</text:span></text:p></text:note-body></text:note></text:span></text:p>
      <text:p text:style-name="P304"><text:span text:style-name="Emphasis"><text:span text:style-name="T532">----------------------------------</text:span></text:span></text:p>
      <text:p text:style-name="P292"><text:span text:style-name="Emphasis"><text:span text:style-name="T440"/></text:span></text:p>
      <text:h text:style-name="Heading_20_2" text:outline-level="2"><text:span text:style-name="Emphasis"><text:span text:style-name="T440">Ins. 49</text:span></text:span><text:span text:style-name="Emphasis"><text:span text:style-name="T444"> </text:span></text:span><text:span text:style-name="Emphasis"><text:span text:style-name="T450">Pāccil-Kōpurappaṭṭi</text:span></text:span><text:span text:style-name="Emphasis"><text:span text:style-name="T468">2</text:span></text:span></text:h>
      <text:p text:style-name="P292"><text:span text:style-name="Emphasis"><text:span text:style-name="T470"/></text:span></text:p>
      <text:p text:style-name="P711"><text:soft-page-break/><text:span text:style-name="Emphasis"><text:span text:style-name="T689"/></text:span></text:p>
      <text:p text:style-name="P482"><text:span text:style-name="Emphasis"><text:span text:style-name="T491">[1.]</text:span></text:span><text:span text:style-name="T762"> […]</text:span><text:span text:style-name="T785">makaḷ polapperuni[lacce]lvi[yu][...]ṉak[...]</text:span><text:span text:style-name="T622">kkān</text:span><text:span text:style-name="T618">da</text:span><text:span text:style-name="T622">lūr[cā]lai</text:span><text:span text:style-name="T549"> </text:span><text:span text:style-name="T622">kalama[ṟu]tta </text:span><text:span text:style-name="T773">śrī</text:span><text:span text:style-name="T764">kovi</text:span><text:span text:style-name="T766">rājarāja</text:span><text:span text:style-name="T764">kecar[i]va[...] yānṭu [1][...] °āvatu </text:span><text:span text:style-name="T773">śrī</text:span><text:span text:style-name="T764">°uttamac[o]ḻa</text:span><text:span text:style-name="T766">de</text:span><text:span text:style-name="T764">va[rai]-</text:span></text:p>
      <text:p text:style-name="P653"/>
      <text:p text:style-name="P483"><text:span text:style-name="T785">[2.] tt[...]</text:span><text:span text:style-name="T762">[ta]</text:span><text:span text:style-name="T762"><text:note text:id="ftn500" text:note-class="footnote"><text:note-citation>499</text:note-citation><text:note-body><text:p text:style-name="Footnote"><text:s/><text:span text:style-name="T215">Ici on effectuera la restitution suivante : </text:span><text:span text:style-name="T198">t</text:span><text:span text:style-name="T757">iruvayiṟu vāyt[</text:span><text:span text:style-name="T754">ta</text:span><text:span text:style-name="T757">].</text:span></text:p></text:note-body></text:note></text:span><text:span text:style-name="T762"> </text:span><text:span text:style-name="T773">śrī</text:span><text:span text:style-name="T762">cempiyaṉmāteviyār tiru[...]ruḷakku[...] kuṭiñaik-kallā[...] nāṟpattu°aṟu kaḻañce mu[...][kale ko]ṇṭum °i-</text:span></text:p>
      <text:p text:style-name="P483"><text:span text:style-name="Emphasis"><text:span text:style-name="T522"/></text:span></text:p>
      <text:p text:style-name="P483"><text:span text:style-name="Emphasis"><text:span text:style-name="T520">[3.] c[...]</text:span></text:span><text:span text:style-name="Emphasis"><text:span text:style-name="T520"><text:note text:id="ftn501" text:note-class="footnote"><text:note-citation>500</text:note-citation><text:note-body><text:p text:style-name="P656"><text:s/>Au-delà de cette lacune de la taille de trois <text:span text:style-name="T542">akṣara</text:span> environ, la pierre est vierge de toute gravure. Il s'agit par conséquent très vraisemblablement d'une inscription inachevée.</text:p></text:note-body></text:note></text:span></text:span></text:p>
      <text:p text:style-name="P303"><text:span text:style-name="Emphasis"><text:span text:style-name="T532">----------------------------------</text:span></text:span></text:p>
      <text:p text:style-name="P292"><text:span text:style-name="Emphasis"><text:span text:style-name="T440"/></text:span></text:p>
      <text:p text:style-name="P292"><text:span text:style-name="Emphasis"><text:span text:style-name="T507"/></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h text:style-name="Heading_20_2" text:outline-level="2"><text:span text:style-name="Emphasis"><text:span text:style-name="T440">Ins. 50 </text:span></text:span><text:span text:style-name="Emphasis"><text:span text:style-name="T448">Tirukkaḷittaṭṭai</text:span></text:span><text:span text:style-name="Emphasis"><text:span text:style-name="T454"> (Tiṭṭai) [Teṉ-Kuṭittiṭṭai - KT015] </text:span></text:span></text:h>
      <text:p text:style-name="P292"><text:span text:style-name="Emphasis"><text:span text:style-name="T484"/></text:span></text:p>
      <text:p text:style-name="P696"><text:span text:style-name="Emphasis"><text:span text:style-name="T689"/></text:span></text:p>
      <text:p text:style-name="P617"><text:span text:style-name="Emphasis"><text:span text:style-name="T695"/></text:span></text:p>
      <text:p text:style-name="P110"><text:span text:style-name="Emphasis"><text:span text:style-name="T331">[1.]</text:span></text:span><text:span text:style-name="T571"> </text:span><text:span text:style-name="T563">svasti śrī </text:span><text:span text:style-name="T571"><text:s/></text:span><text:span text:style-name="Emphasis"><text:span text:style-name="T328">❘❘</text:span></text:span><text:span text:style-name="T571"> — [kovi]rāj</text:span><text:span text:style-name="T572">a</text:span><text:span text:style-name="T571">[kecaripa</text:span><text:span text:style-name="T563">nma</text:span><text:span text:style-name="T571">ṟku […] °āvatu </text:span><text:span text:style-name="T563">śrī</text:span><text:span text:style-name="T571">°uttama-coḻa</text:span><text:span text:style-name="T572">de</text:span><text:span text:style-name="T571">va-</text:span></text:p>
      <text:p text:style-name="P265"/>
      <text:p text:style-name="P111"><text:span text:style-name="T571">[2.] raittiruvayiṟu vāytta [</text:span><text:span text:style-name="T563">śrī</text:span><text:span text:style-name="T571">ce]mpi[yaṉma]</text:span><text:span text:style-name="T572">hāde</text:span><text:span text:style-name="T571">vippi[rāṭ]ṭiyār vemp-</text:span></text:p>
      <text:p text:style-name="P265"/>
      <text:p text:style-name="P111"><text:span text:style-name="T571">[3.] paṟṟūr</text:span><text:span text:style-name="T572"> </text:span><text:span text:style-name="T563">śrī</text:span><text:span text:style-name="T571">kuṭittiṭṭai</text:span><text:span text:style-name="T572">mahāde</text:span><text:span text:style-name="T571">[va]ṟku °</text:span><text:span text:style-name="T572">abhiṣe</text:span><text:span text:style-name="T571">kañceytaruḷakku-</text:span></text:p>
      <text:p text:style-name="P265"/>
      <text:p text:style-name="P98">[4.] ṭuttaruḷiṉa veḷḷikkalacam °oṉṟu °itaṉuḷ veṭṭiṉa [nulkuṉilaip]-</text:p>
      <text:p text:style-name="P111"><text:span text:style-name="Emphasis"><text:span text:style-name="T380"/></text:span></text:p>
      <text:p text:style-name="P111"><text:span text:style-name="Emphasis"><text:span text:style-name="T331">[5.] paṭi niṟai ṉūṟṟeṇpattorukaḻañcarai °itu </text:span></text:span><text:span text:style-name="Emphasis"><text:span text:style-name="T326">pa</text:span></text:span><text:span text:style-name="Emphasis"><text:span text:style-name="T341">nm</text:span></text:span><text:span text:style-name="Emphasis"><text:span text:style-name="T326">āhe</text:span></text:span><text:span text:style-name="Emphasis"><text:span text:style-name="T341">śva</text:span></text:span><text:span text:style-name="Emphasis"><text:span text:style-name="T326">ra rakṣai</text:span></text:span><text:span text:style-name="Emphasis"><text:span text:style-name="T331"> —</text:span></text:span></text:p>
      <text:p text:style-name="P313"><text:span text:style-name="Emphasis"><text:span text:style-name="T533">----------------------------------</text:span></text:span></text:p>
      <text:p text:style-name="P348"/>
      <text:h text:style-name="Heading_20_2" text:outline-level="2"><text:soft-page-break/><text:span text:style-name="Emphasis"><text:span text:style-name="T440">Ins. 51 </text:span></text:span><text:span text:style-name="Emphasis"><text:span text:style-name="T527">Cempiyaṉmātēvi</text:span></text:span><text:span text:style-name="Emphasis"><text:span text:style-name="T464">10</text:span></text:span><text:span text:style-name="Emphasis"><text:span text:style-name="T467"> </text:span></text:span><text:span text:style-name="Emphasis"><text:span text:style-name="T455">[</text:span></text:span><text:span text:style-name="Emphasis"><text:span text:style-name="T530">Cempiyaṉmātēvi-</text:span></text:span><text:span text:style-name="Emphasis"><text:span text:style-name="T455">caturvedimaṅkalam]</text:span></text:span></text:h>
      <text:p text:style-name="P603"><text:span text:style-name="Emphasis"><text:span text:style-name="T637"/></text:span></text:p>
      <text:p text:style-name="P606"><text:span text:style-name="Emphasis"><text:span text:style-name="T697"/></text:span></text:p>
      <text:p text:style-name="P60"><text:span text:style-name="Emphasis"><text:span text:style-name="T346">[1.]</text:span></text:span> [...]taṉiccelviyuntaṉ perunteviy[ā*]rāki °iṉpuṟa neṭutinitūḻiyuḷ °iṭaituṟaināṭuntuṭaṟvaṉavelippaṭar vaṉavāciyum cuḷḷiccūḻmatiṭ koḷḷippākkaiyum naṇṇaṟkarumuraṇ maṇṇaikkaṭakkamum porukaṭal °[ī*]ḻattaraica[r*]kaḷ muṭiyum °āṅkavaṟ <text:span text:style-name="T1">de</text:span>viyaroṅkeḻil muṭiyum muṉṉavarpakkal teṉṉavaṉ vaitta cuntaramuṭiyum °intiranāramum teṇṭirai °[ī]ṭimaṇṭalamuḻuvatum °eṟipaṭaicceraḷaṉ mu[mai]yil </text:p>
      <text:p text:style-name="P254"/>
      <text:p text:style-name="P61">[2.] [...]vil pala paḻantivuñceruviṟ <text:span text:style-name="T16">ci[ṉa]vil °irupattoru kāl °araikk[āl] kaṭṭaparacurāmaṉ °[e]mavaruñcāttimaṟṟivaraṇ karutiyiruttiya cempoṟṟiruttakumuṭiyumāpperutaṇṭāṟ</text:span>koṇṭa kopparakecari<text:span text:style-name="T1">pa</text:span><text:span text:style-name="T545">nma</text:span>rāṉa <text:span text:style-name="T122">śrī</text:span><text:span text:style-name="T1">rāje</text:span><text:span text:style-name="T545">ntra</text:span>coḻa<text:span text:style-name="T1">de</text:span>vaṟku yāṇṭu 8 °āvatu °arumoḻi<text:span text:style-name="T1">de</text:span>vavaḷanāṭṭu °aḷanāṭṭu <text:s/><text:span text:style-name="T545">brahma</text:span><text:span text:style-name="T1">de</text:span>yam <text:s/><text:span text:style-name="T37">śrī</text:span><text:span text:style-name="T16">cempiyan</text:span><text:span text:style-name="T21">mahāde</text:span><text:span text:style-name="T16">vi</text:span><text:span text:style-name="T37">cca</text:span><text:span text:style-name="T16">tu[r*]veti-maṅkalattupperuṅkuṟipperumakkaḷom °iyyāṭṭaicciṅka nāyaṟṟuc-cevvāykkiḻamai peṟṟa tirukkeṭṭai nāṉṟu pakal</text:span></text:p>
      <text:p text:style-name="P344"/>
      <text:p text:style-name="P61"><text:span text:style-name="T16">[3.] [...] °uṭaiyārkkuttiruna</text:span><text:span text:style-name="T40">nta</text:span><text:span text:style-name="T16">vāṉamāka vaṅkippuṟattu toṇakku[ṟi </text:span><text:span text:style-name="T21">ca</text:span><text:span text:style-name="T37">ndra</text:span><text:span text:style-name="T16">]bhaṭṭaṉ kuṭutta nilam °ivvūr </text:span><text:span text:style-name="T37">śrī</text:span><text:span text:style-name="T16">cempiyaṉ</text:span><text:span text:style-name="T21">mahāde</text:span><text:span text:style-name="T16">vivatikku kiḻakku <text:s/></text:span><text:span text:style-name="T37">śrī</text:span><text:span text:style-name="T16">parānta[ka*]ṉ</text:span><text:span text:style-name="T21">mahāde</text:span><text:span text:style-name="T16">vi vāykkālukku vaṭakku mutal kaṇṇāṟṟu mutal catirattu teṟkaṭaiya nilam °iraṇṭu māvil vaṭakkaṭaiya nilam (nilam) mukkāṇiyil kiḻkkaṭaiya nilam °araimāvaraikkāṇikkiḻ</text:span><text:span text:style-name="T16"><text:note text:id="ftn502" text:note-class="footnote"><text:note-citation>501</text:note-citation><text:note-body><text:p text:style-name="Footnote"><text:s/><text:span text:style-name="T709">K</text:span><text:span text:style-name="T55">iḻ</text:span><text:span text:style-name="T47"> : lire </text:span><text:span text:style-name="T55">kīḻ.</text:span></text:p></text:note-body></text:note></text:span><text:span text:style-name="T16"> mukkāle °iru mā turaiyum tirunantavāṉamāka kuṭuttamaiyil °iṉṉilam cantirātittaval </text:span><text:span text:style-name="T21">sabhai</text:span><text:span text:style-name="T16">yome °i-</text:span></text:p>
      <text:p text:style-name="P344"/>
      <text:p text:style-name="P61"><text:span text:style-name="T16">[4.] [...]ṉam ce[y]vār muvarkku perāl niccam nellu kuṟuṇiyāka niccam nellu mukkuṟuṇiyum °ittevar </text:span><text:span text:style-name="T37">śrī</text:span><text:span text:style-name="T21">bha</text:span><text:span text:style-name="T16">ṇṭāratte peṟuvatākavum °ipparicu paṇippaṇiyāl paṇittu °iṟaiyiliyāka kallil veṭṭuvittom peruṅkuṟipperumakkaḷom °ipparicu </text:span><text:span text:style-name="T21">bhi</text:span><text:span text:style-name="T37">dru</text:span><text:span text:style-name="T16">ṅkattu mā</text:span><text:span text:style-name="T21">dha</text:span><text:span text:style-name="T16">va-</text:span><text:span text:style-name="T21">bha</text:span><text:span text:style-name="T16">ṭṭa[...] °e/ṭutta i°ruṅkaṇṭi </text:span><text:span text:style-name="T37">śrīk</text:span><text:span text:style-name="T523">r̥</text:span><text:span text:style-name="T37">ṣṇa</text:span><text:span text:style-name="T21">bha</text:span><text:span text:style-name="T16">ṭṭār paṇiyāl ti[ru-na</text:span><text:span text:style-name="T37">nda</text:span><text:span text:style-name="T16">]vāṉamum °iyāṭṭai tulānāyaṟṟuccanikkiḻamai peṟṟa °</text:span><text:span text:style-name="T18">āyileyatti </text:span><text:soft-page-break/><text:span text:style-name="T18">nāṉṟu</text:span></text:p>
      <text:p text:style-name="P350"/>
      <text:p text:style-name="P61"><text:span text:style-name="T16">[5.] [...] °eḻuntaruḷuvitta °i</text:span><text:span text:style-name="T21">ṣa</text:span><text:span text:style-name="T16">[</text:span><text:span text:style-name="T21">pa</text:span><text:span text:style-name="T16">]vā</text:span><text:span text:style-name="T21">ha</text:span><text:span text:style-name="T16">na</text:span><text:span text:style-name="T21">de</text:span><text:span text:style-name="T16">varkkum </text:span><text:span text:style-name="T37">śrī</text:span><text:span text:style-name="T16">cempiyaṉ-mātevippirāṭṭiyār[k*]kum tiruvamutupuṟamāka </text:span><text:span text:style-name="T21">sabhai</text:span><text:span text:style-name="T16">yom °[i]ṟaiyiḻicci kuṭutta nilamāvatu °ittevarkku muṉ </text:span><text:span text:style-name="T21">sabhai</text:span><text:span text:style-name="T16">yom viṟṟukkuṭutta nilamāvatu °avaninārāyaṇa vatikku meṟkku mummuṭiccoḻa/vāykkālukku vaṭakku mutarkkaṇṇāṟṟu °ira[...]ṇṭattu teṟkkaṭaiya nilam °oru māvum vi[k]kiramacoḻa vatikku <text:s/>meṟkku vā-</text:span></text:p>
      <text:p text:style-name="P344"/>
      <text:p text:style-name="P61"><text:span text:style-name="T16">[6.] [...]kkiḻakku pūmi</text:span><text:span text:style-name="T21">de</text:span><text:span text:style-name="T16">vi vā[y*]kkālukku teṟkku </text:span><text:span text:style-name="T16"><text:note text:id="ftn503" text:note-class="footnote"><text:note-citation>502</text:note-citation><text:note-body><text:p text:style-name="Footnote"><text:s/><text:span text:style-name="T709">M</text:span><text:span text:style-name="T55">uṉṟuṅ</text:span><text:span text:style-name="T47"> : lire </text:span><text:span text:style-name="T55">mūṉṟuṅ.</text:span></text:p></text:note-body></text:note></text:span><text:span text:style-name="T16">muṉṟuṅkaṇṇāṟṟu mutaṟṟaticattu teṟkkaṭaiya nilam °araimā °araikku […] °irumāvarai °araikkāṇiyāl 90</text:span><text:span text:style-name="T7">kalam</text:span><text:span text:style-name="T16"> °innellu toṇṇūṟṟukkalattukkum nivantañceytapaṭi °i</text:span><text:span text:style-name="T21">ṣabha</text:span><text:span text:style-name="T16">vā</text:span><text:span text:style-name="T21">ha</text:span><text:span text:style-name="T16">na</text:span><text:span text:style-name="T21">de</text:span><text:span text:style-name="T16">varkku °ucci/yampotu tiruvamutu °arici 4</text:span><text:span text:style-name="T7">mā</text:span><text:span text:style-name="T16">kku </text:span><text:span text:style-name="T7">kalam</text:span><text:span text:style-name="T16"> </text:span><text:span text:style-name="T85">{***}</text:span><text:span text:style-name="T16">m […] </text:span><text:span text:style-name="T85">{***}</text:span><text:span text:style-name="T16"> [...] kaṟiyamutukku </text:span><text:span text:style-name="T85">{***}</text:span><text:span text:style-name="T16"> ni</text:span><text:span text:style-name="T40">tta</text:span><text:span text:style-name="T16">m[...][</text:span><text:span text:style-name="T21">kṣa</text:span><text:span text:style-name="T16">]ku </text:span><text:span text:style-name="T85">{***}</text:span><text:span text:style-name="T16">m °aṭaikkāyamu- </text:span></text:p>
      <text:p text:style-name="P350"/>
      <text:p text:style-name="P61"><text:span text:style-name="T18">[7.] </text:span><text:span text:style-name="T18"><text:note text:id="ftn504" text:note-class="footnote"><text:note-citation>503</text:note-citation><text:note-body><text:p text:style-name="Footnote"><text:s/>Cette lacune peut être restituée comme suit : <text:span text:style-name="T48">śrīcempiyaṉmātevippi</text:span><text:span text:style-name="T56">rāṭṭiyārkku.</text:span></text:p></text:note-body></text:note></text:span><text:span text:style-name="T18">[…]rāṭṭiyārkku °uccampotirunāḻi °aricikku </text:span><text:span text:style-name="T86">{***}</text:span><text:span text:style-name="T18"> 5</text:span><text:span text:style-name="T8">mā</text:span><text:span text:style-name="T18"> neyyamu[tu*] °oru °[a]vi[ṭai]kālukku </text:span><text:span text:style-name="T86">{***}</text:span><text:span text:style-name="T18">m kaṟiyamutukku </text:span><text:span text:style-name="T86">{***}</text:span><text:span text:style-name="T18">m viṟaku[k*]ku </text:span><text:span text:style-name="T86">{***}</text:span><text:span text:style-name="T18">ṟūramutukku </text:span><text:span text:style-name="T86">{***}</text:span><text:span text:style-name="T18"> °aṭaikkāyamutu pākkiraṇṭum veṟṟilai °eṭṭukkum </text:span><text:span text:style-name="T86">{***}</text:span><text:span text:style-name="T18"> °āka </text:span><text:span text:style-name="T86">{***}</text:span><text:span text:style-name="T18">m °ittevar koyilil °āḷkkoṇṭāṟkkum °āṭavallār nampirāṭṭiyārkkum °umā</text:span><text:span text:style-name="T23">sahi</text:span><text:span text:style-name="T18">ta</text:span><text:span text:style-name="T23">de</text:span><text:span text:style-name="T18">var nampirāṭṭiyārkkum °[i*]</text:span><text:span text:style-name="T23">ṣabha</text:span><text:span text:style-name="T18">vā</text:span><text:span text:style-name="T23">ha</text:span><text:span text:style-name="T18">na</text:span><text:span text:style-name="T23">de</text:span><text:span text:style-name="T18">var nampirāṭṭiyārkkum piccatevar nampirāṭṭiyār[...] tiruvamuti[l*]lāmaiy</text:span><text:span text:style-name="T19">ā</text:span><text:span text:style-name="T18">l tiruvamutukku nivantaṅkaṇṭapaṭi °i</text:span><text:span text:style-name="T35">dde</text:span><text:span text:style-name="T18">var tevatāṉam paḻavāṟṟu nāṟṟukkāl °ikkoyiliṉ vaṭakkil vāykkālukku teṟkku tiruvāykkula °o[ṟai][...]</text:span></text:p>
      <text:p text:style-name="P346"/>
      <text:p text:style-name="P305"><text:span text:style-name="Emphasis"><text:span text:style-name="T532">----------------------------------</text:span></text:span></text:p>
      <text:p text:style-name="P292"/>
      <text:h text:style-name="Heading_20_2" text:outline-level="2"><text:span text:style-name="Emphasis"><text:span text:style-name="T440">Ins. 52 </text:span></text:span><text:span text:style-name="Emphasis"><text:span text:style-name="T453">Pantanallūr</text:span></text:span><text:span text:style-name="Emphasis"><text:span text:style-name="T460"> </text:span></text:span><text:span text:style-name="Emphasis"><text:span text:style-name="T454">[</text:span></text:span><text:span text:style-name="Emphasis"><text:span text:style-name="T460">Pantaṇai-Nallūr</text:span></text:span><text:span text:style-name="Emphasis"><text:span text:style-name="T454"> - KV35]</text:span></text:span></text:h>
      <text:p text:style-name="P642"><text:span text:style-name="Emphasis"><text:span text:style-name="T412"/></text:span></text:p>
      <text:p text:style-name="P696"><text:span text:style-name="Emphasis"><text:span text:style-name="T689"/></text:span></text:p>
      <text:p text:style-name="P617"><text:span text:style-name="Emphasis"><text:span text:style-name="T695"/></text:span></text:p>
      <text:p text:style-name="P37"><text:soft-page-break/><text:span text:style-name="T11">[1.]</text:span><text:span text:style-name="T103"> pūmātu puṇara (…)</text:span><text:span text:style-name="T11"><text:note text:id="ftn505" text:note-class="footnote"><text:note-citation>504</text:note-citation><text:note-body><text:p text:style-name="P656"><text:s/>Nous ne retranscrivons pas ici les cinq premières lignes de la <text:span text:style-name="Emphasis"><text:span text:style-name="T535">meykkīrtti</text:span></text:span><text:span text:style-name="Emphasis"><text:span text:style-name="T293"> </text:span></text:span><text:span text:style-name="Emphasis"><text:span text:style-name="T289">de </text:span></text:span><text:span text:style-name="Emphasis"><text:span text:style-name="T295">Vīkrama-Cōḻa enregistrée dans cette épigraphe de Pantanallūr. Nous n'en avons pas pris copie faute de temps dans les locaux de l'ASI.</text:span></text:span></text:p></text:note-body></text:note></text:span></text:p>
      <text:p text:style-name="P352"/>
      <text:p text:style-name="P325">[2-5.]</text:p>
      <text:p text:style-name="P352"/>
      <text:p text:style-name="P28"><text:span text:style-name="T103">[6.] viṟṟiruntaruḷiya kopparake</text:span><text:span text:style-name="T96">sa</text:span><text:span text:style-name="T103">ripaṟmarāna </text:span><text:span text:style-name="T123">tri</text:span><text:span text:style-name="T96">bhu</text:span><text:span text:style-name="T103">vanaccak</text:span><text:span text:style-name="T123">kra</text:span><text:span text:style-name="T103">vattikaḷ </text:span><text:span text:style-name="T38">śrī</text:span><text:span text:style-name="T13">vi</text:span><text:span text:style-name="T38">kra</text:span><text:span text:style-name="T13">ma-</text:span></text:p>
      <text:p text:style-name="P353"/>
      <text:p text:style-name="P29"><text:span text:style-name="T14">[7.] </text:span><text:span text:style-name="T13">coḷa</text:span><text:span text:style-name="T25">de</text:span><text:span text:style-name="T13">vaṟku yāṇṭu 9 °āvatu </text:span><text:span text:style-name="Emphasis"><text:span text:style-name="T351">❘❘</text:span></text:span><text:span text:style-name="T13"> — </text:span><text:span text:style-name="T38">svasti śrī</text:span><text:span text:style-name="T13"> </text:span><text:span text:style-name="Emphasis"><text:span text:style-name="T351">❘❘</text:span></text:span><text:span text:style-name="T13"> cālai kalamaṟuttu ka</text:span><text:span text:style-name="T11">ṅkapā-</text:span></text:p>
      <text:p text:style-name="P349"/>
      <text:p text:style-name="P30"><text:span text:style-name="T11">[8.] ṭiyumṉuḷampapāṭiyum taṭikaivaḻiyum veṅkaināṭum koṇṭa ko[rā</text:span><text:span text:style-name="T23">ja</text:span><text:span text:style-name="T11">]-</text:span></text:p>
      <text:p text:style-name="P30"><text:span text:style-name="T11">[9.] ke</text:span><text:span text:style-name="T23">sa</text:span><text:span text:style-name="T11">ripaṉmarāna</text:span><text:span text:style-name="T23"> </text:span><text:span text:style-name="T35">śrī</text:span><text:span text:style-name="T11">rā</text:span><text:span text:style-name="T23">ja</text:span><text:span text:style-name="T11">rā</text:span><text:span text:style-name="T23">jade</text:span><text:span text:style-name="T11">vaṟk</text:span><text:span text:style-name="T88">u</text:span><text:span text:style-name="T11"> yāṇṭu 11 °āvatu vaṭakarai</text:span><text:span text:style-name="T23"> </text:span><text:span text:style-name="T11">virutarā</text:span><text:span text:style-name="T23">jabha</text:span><text:span text:style-name="T11">-</text:span></text:p>
      <text:p text:style-name="P349"/>
      <text:p text:style-name="P30"><text:span text:style-name="T11">[10.] yaṅkaravaḷanāṭṭu vilattūrṉāṭṭu pa</text:span><text:span text:style-name="T34">nta</text:span><text:span text:style-name="T11">ṇainallūr pacupati</text:span><text:span text:style-name="T23">de</text:span><text:span text:style-name="T11">vaṟku °uttamaco-</text:span></text:p>
      <text:p text:style-name="P349"/>
      <text:p text:style-name="P30"><text:span text:style-name="T11">[11.] ḻa</text:span><text:span text:style-name="T23">de</text:span><text:span text:style-name="T11">varai[t*] t</text:span><text:span text:style-name="T744">iruvayiṟu vāy[t*]ta </text:span><text:span text:style-name="T11">nampirāṭṭiyār pirā</text:span><text:span text:style-name="T34">nta</text:span><text:span text:style-name="T11">kanmāt[e*]-vaṭikaḷāna cempiyan-</text:span></text:p>
      <text:p text:style-name="P349"/>
      <text:p text:style-name="P30"><text:span text:style-name="T11">[12.] ma</text:span><text:span text:style-name="T23">hāde</text:span><text:span text:style-name="T11">vippirāṭṭiyār °i[</text:span><text:span text:style-name="T23">d</text:span><text:span text:style-name="T11">*]</text:span><text:span text:style-name="T23">de</text:span><text:span text:style-name="T11">vaṟku vaitta tiruṉu</text:span><text:span text:style-name="T34">ntā</text:span><text:span text:style-name="T11">viḷakku °oṉṟukku po[n]</text:span></text:p>
      <text:p text:style-name="P349"/>
      <text:p text:style-name="P30"><text:span text:style-name="T11">[13.] panniru kaḻañcāka viḷakku </text:span><text:span text:style-name="T11"><text:note text:id="ftn506" text:note-class="footnote"><text:note-citation>505</text:note-citation><text:note-body><text:p text:style-name="Footnote"><text:s/><text:span text:style-name="T709">M</text:span><text:span text:style-name="T56">unṟu</text:span><text:span text:style-name="T48"> : lire </text:span><text:span text:style-name="T56">mūnṟu</text:span><text:span text:style-name="T48">.</text:span></text:p></text:note-body></text:note></text:span><text:span text:style-name="T11">munṟukku pon muppattaṟu kaḻañcum kaikoṇṭu</text:span></text:p>
      <text:p text:style-name="P349"/>
      <text:p text:style-name="P30"><text:span text:style-name="T11">[14.] </text:span><text:span text:style-name="T11"><text:note text:id="ftn507" text:note-class="footnote"><text:note-citation>506</text:note-citation><text:note-body><text:p text:style-name="Footnote"><text:s/><text:span text:style-name="T542">Nivantakk</text:span><text:span text:style-name="T587">āṟar</text:span><text:span text:style-name="T585"> : lire </text:span><text:span text:style-name="T587">nivantakkārar</text:span><text:span text:style-name="T585">.</text:span></text:p></text:note-body></text:note></text:span><text:span text:style-name="T11">niva</text:span><text:span text:style-name="T34">nta</text:span><text:span text:style-name="T11">kkāṟaril </text:span><text:span text:style-name="T23">gā</text:span><text:span text:style-name="T35">ndha</text:span><text:span text:style-name="T11">[</text:span><text:span text:style-name="T35">rva</text:span><text:span text:style-name="T11">]</text:span><text:span text:style-name="T23">n </text:span><text:span text:style-name="T11">vi</text:span><text:span text:style-name="T35">kra</text:span><text:span text:style-name="T11">mā</text:span><text:span text:style-name="T23">di</text:span><text:span text:style-name="T11">ttan °āccanāna </text:span><text:span text:style-name="T23">rāja</text:span><text:span text:style-name="T11">-</text:span><text:span text:style-name="T23">rāja</text:span><text:span text:style-name="T11">nāṭakapperayanen nāḷ °o-</text:span></text:p>
      <text:p text:style-name="P349"/>
      <text:p text:style-name="P30"><text:span text:style-name="T11">[15.] ṉṟukku tiruviḷakkonṟu[k*]ku naṟuneyaṭṭikk</text:span><text:span text:style-name="T744">āka ney muvaḻakk</text:span><text:span text:style-name="T11">āka °innāḷ mutal </text:span><text:span text:style-name="T23">ca</text:span><text:span text:style-name="T35">ndr</text:span><text:span text:style-name="T23">ā</text:span><text:span text:style-name="T11">-</text:span></text:p>
      <text:p text:style-name="P349"/>
      <text:p text:style-name="P30"><text:span text:style-name="T11">[16.] di</text:span><text:span text:style-name="T34">tta</text:span><text:span text:style-name="T11">vaḷ celluttakkaṭavenākavum °ennil pinpu °ennaṭṭuva paṅkum </text:span><text:soft-page-break/><text:span text:style-name="T11">meymmaṭṭi paṅ-</text:span></text:p>
      <text:p text:style-name="P349"/>
      <text:p text:style-name="P30"><text:span text:style-name="T11">[17.] kum °anupavikkum °en vaṟka</text:span><text:span text:style-name="T34">ttā</text:span><text:span text:style-name="T11">r celu</text:span><text:span text:style-name="T34">tta</text:span><text:span text:style-name="T11">kkaṭavarkaḷ[ā]ka celu</text:span><text:span text:style-name="T34">tti</text:span><text:span text:style-name="T11"> varukiṟa [vi*]-</text:span></text:p>
      <text:p text:style-name="P349"/>
      <text:p text:style-name="P30"><text:span text:style-name="T11">[18.] </text:span><text:span text:style-name="T35">kra</text:span><text:span text:style-name="T11">mā</text:span><text:span text:style-name="T23">di</text:span><text:span text:style-name="T34">tta</text:span><text:span text:style-name="T11">n makkaḷil ciṅkapirānum </text:span><text:span text:style-name="T23">rāje</text:span><text:span text:style-name="T35">ndra</text:span><text:span text:style-name="T11">coḻanum °anupavittu vantu °iva[r]kaḷu-</text:span></text:p>
      <text:p text:style-name="P349"/>
      <text:p text:style-name="P30"><text:span text:style-name="T11">[19.] kku pinpu °āṇ</text:span><text:span text:style-name="T35">pra</text:span><text:span text:style-name="T23">jai</text:span><text:span text:style-name="T11">kaḷ °i[l*]lāmaiyil °ivarkaḷ marumakaḷ °arayanuyyaninṟāṭuvānāna</text:span></text:p>
      <text:p text:style-name="P349"/>
      <text:p text:style-name="P31"><text:span text:style-name="T11">[20.] rā</text:span><text:span text:style-name="T23">jā</text:span><text:span text:style-name="T35">śra</text:span><text:span text:style-name="T11">ya</text:span><text:span text:style-name="T35">n</text:span><text:span text:style-name="Emphasis"><text:span text:style-name="T367">r̥</text:span></text:span><text:span text:style-name="T34">tta</text:span><text:span text:style-name="T11">pperayan <text:s/></text:span><text:span text:style-name="T35">śrī</text:span><text:span text:style-name="T11">kulo</text:span><text:span text:style-name="T34">ttu</text:span><text:span text:style-name="T11">ṅkacoḷa</text:span><text:span text:style-name="T23">de</text:span><text:span text:style-name="T11">var tiruvāymoḻi</text:span><text:span text:style-name="T34">nta</text:span><text:span text:style-name="T11">ruḷiṉa </text:span><text:span text:style-name="T35">pra</text:span><text:span text:style-name="T11">[c]āda-</text:span></text:p>
      <text:p text:style-name="P30">[21.] ppaṭiyālum muppatiṟṟāṇṭu °anupavi<text:span text:style-name="T34">ttu</text:span><text:span text:style-name="T11"> va</text:span><text:span text:style-name="T34">ntu</text:span><text:span text:style-name="T11"> munpu collappaṭṭa rā</text:span><text:span text:style-name="T23">jen</text:span><text:span text:style-name="T35">dra</text:span><text:span text:style-name="T11">coḻa-</text:span></text:p>
      <text:p text:style-name="P349"/>
      <text:p text:style-name="P30"><text:span text:style-name="T11">[22.] tukku pukku °amaṅ</text:span><text:span text:style-name="T23">ga</text:span><text:span text:style-name="T11">liyāyirunta veḷāntukkai pakkal </text:span><text:span text:style-name="T35">śrī</text:span><text:span text:style-name="T11">vi</text:span><text:span text:style-name="T35">kra</text:span><text:span text:style-name="T11">ma-coḷa</text:span><text:span text:style-name="T23">de</text:span><text:span text:style-name="T11">vaṟku yā-</text:span></text:p>
      <text:p text:style-name="P349"/>
      <text:p text:style-name="P30"><text:span text:style-name="T11">[23.] ṇṭu 6 °āvatu vilai koṇṭu °uṭaimaiyalom °anupavittu vārāninṟu<text:line-break/>°i</text:span><text:span text:style-name="T35">dde</text:span><text:span text:style-name="T11">vaṟku</text:span></text:p>
      <text:p text:style-name="P349"/>
      <text:p text:style-name="P30"><text:span text:style-name="T11">[24.] […]yaṟṟu °aparapa</text:span><text:span text:style-name="T23">kṣa</text:span><text:span text:style-name="T34">ttu</text:span><text:span text:style-name="T11"> tiṅkaḷ kiḻamai peṟṟa coti n[ā][…] </text:span></text:p>
      <text:p text:style-name="P348"/>
      <text:p text:style-name="P318"><text:span text:style-name="Emphasis"><text:span text:style-name="T533">----------------------------------</text:span></text:span></text:p>
      <text:p text:style-name="P330"/>
      <text:p text:style-name="P330"/>
      <text:p text:style-name="P330"/>
      <text:p text:style-name="P330"/>
      <text:p text:style-name="P330"/>
      <text:p text:style-name="P330"/>
      <text:p text:style-name="P330"/>
      <text:p text:style-name="P330"/>
      <text:p text:style-name="P330"/>
      <text:p text:style-name="P330"/>
      <text:p text:style-name="P330"><text:soft-page-break/></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04"><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h text:style-name="Heading_20_2" text:outline-level="2"><text:span text:style-name="Emphasis"><text:span text:style-name="T440">Ins. 53</text:span></text:span><text:span text:style-name="Emphasis"><text:span text:style-name="T444"> </text:span></text:span><text:span text:style-name="Emphasis"><text:span text:style-name="T448">Āṉaṅkūr</text:span></text:span></text:h>
      <text:p text:style-name="P603"/>
      <text:p text:style-name="P607"><text:span text:style-name="Emphasis"><text:span text:style-name="T689"/></text:span></text:p>
      <text:p text:style-name="P617"><text:span text:style-name="Emphasis"><text:span text:style-name="T688"/></text:span></text:p>
      <text:p text:style-name="P124"><text:span text:style-name="Emphasis"><text:span text:style-name="T319">[1.] </text:span></text:span><text:span text:style-name="Emphasis"><text:span text:style-name="T328">❘❘❘</text:span></text:span><text:span text:style-name="Emphasis"><text:span text:style-name="T319"> </text:span></text:span><text:span text:style-name="Emphasis"><text:span text:style-name="T344">svasti</text:span></text:span><text:span text:style-name="Emphasis"><text:span text:style-name="T328"> </text:span></text:span><text:span text:style-name="Emphasis"><text:span text:style-name="T344">śrī</text:span></text:span><text:span text:style-name="Emphasis"><text:span text:style-name="T326"> </text:span></text:span><text:span text:style-name="Emphasis"><text:span text:style-name="T319">[</text:span></text:span><text:span text:style-name="Emphasis"><text:span text:style-name="T328">❘❘</text:span></text:span><text:span text:style-name="Emphasis"><text:span text:style-name="T319">*]</text:span></text:span><text:span text:style-name="T554"> </text:span><text:span text:style-name="T551">rāja</text:span><text:span text:style-name="T554">nārāyaṇavaḷanāṭṭu tiruva</text:span><text:span text:style-name="T564">ḻu</text:span><text:span text:style-name="T556">ntū</text:span><text:span text:style-name="T564">r-</text:span></text:p>
      <text:p text:style-name="P125"><text:span text:style-name="T564">[2.] nāṭṭu </text:span><text:span text:style-name="T557">brahma</text:span><text:span text:style-name="T564">teyam tiruvāṉā</text:span><text:span text:style-name="T147">ṅkūr °uṭaiyā-</text:span></text:p>
      <text:p text:style-name="P125"><text:span text:style-name="T147">[3.] r tiruvakattī</text:span><text:span text:style-name="T171">śva</text:span><text:span text:style-name="T147">ramuṭaiyār tevatāṉam °uḷḷū-</text:span></text:p>
      <text:p text:style-name="P371">[4.] rkkaḷ paḻantevatānam nilam °oṉṟaraiye mā-</text:p>
      <text:p text:style-name="P125"><text:span text:style-name="T147">[5.] kāṇi </text:span><text:span text:style-name="Emphasis"><text:span text:style-name="T323">—</text:span></text:span><text:span text:style-name="T157"> °uttamacoḻa</text:span><text:span text:style-name="T143">de</text:span><text:span text:style-name="T157">varaittiruvayiṟu vāy-</text:span></text:p>
      <text:p text:style-name="P125"><text:soft-page-break/><text:span text:style-name="T147">[6.] tta cempiya</text:span><text:span text:style-name="T157">ṉ</text:span><text:span text:style-name="T147">mātevippirāṭṭiyār °itte-</text:span></text:p>
      <text:p text:style-name="P125"><text:span text:style-name="T147">[7.] varkku tirukka</text:span><text:span text:style-name="T157">ṟṟaḷi ceytu tevatāṉamāka viṭ-</text:span></text:p>
      <text:p text:style-name="P125"><text:span text:style-name="T147">[8.] ṭa °i</text:span><text:span text:style-name="T157">ṉṉāṭṭuppaṉaṅkuṭi nilam muṉṟaraiye</text:span><text:span text:style-name="T157"><text:note text:id="ftn508" text:note-class="footnote"><text:note-citation>507</text:note-citation><text:note-body><text:p text:style-name="Footnote"><text:s/><text:span text:style-name="T709">M</text:span><text:span text:style-name="T193">uṉṟaraiye</text:span><text:span text:style-name="T205"> : lire </text:span><text:span text:style-name="T193">mūṉṟaraiye</text:span><text:span text:style-name="T205">.</text:span></text:p></text:note-body></text:note></text:span></text:p>
      <text:p text:style-name="P125"><text:span text:style-name="T147">[9.] </text:span><text:span text:style-name="T147"><text:note text:id="ftn509" text:note-class="footnote"><text:note-citation>508</text:note-citation><text:note-body><text:p text:style-name="Footnote"><text:s/><text:span text:style-name="T709">M</text:span><text:span text:style-name="T193">uṉṟu</text:span><text:span text:style-name="T205"> : lire </text:span><text:span text:style-name="T193">mūṉṟu</text:span><text:span text:style-name="T205">.</text:span></text:p></text:note-body></text:note></text:span><text:span text:style-name="T147">muṉṟu mā mukkāṇi </text:span><text:span text:style-name="Emphasis"><text:span text:style-name="T323">—</text:span></text:span><text:span text:style-name="T157"> °uḷḷūrkkaḷ poṉ koṇṭa</text:span></text:p>
      <text:p text:style-name="P125"><text:span text:style-name="T147">[10.] koṇṭu polik</text:span><text:span text:style-name="T157">ūlikku </text:span><text:span text:style-name="T143">sabh</text:span><text:span text:style-name="T157">aiyār °iṟaiyiliviṭṭa</text:span></text:p>
      <text:p text:style-name="P125"><text:span text:style-name="T147">[11.] °ūrppottakappa</text:span><text:span text:style-name="T157">ṭi nilam °ikkoyilukku va-</text:span></text:p>
      <text:p text:style-name="P125"><text:span text:style-name="T147">[12.] </text:span><text:span text:style-name="T157">ṭakku viḷakkuppuṟameṉṟu perkūvappaṭṭa </text:span></text:p>
      <text:p text:style-name="P125"><text:span text:style-name="T147">[13.] </text:span><text:span text:style-name="T157">nilam °aṟu māvaraiyiṉ kīḻaraiye ciṉṉamum</text:span></text:p>
      <text:p text:style-name="P125"><text:span text:style-name="T147">[14.] kulottuṅkaco</text:span><text:span text:style-name="T157">ḻavāykkālukkutteṟku</text:span></text:p>
      <text:p text:style-name="P125"><text:span text:style-name="T147">[15.] tiruvārā</text:span><text:span text:style-name="T141">dha</text:span><text:span text:style-name="T147">naippu</text:span><text:span text:style-name="T157">ṟameṉṟu</text:span><text:span text:style-name="T147"> </text:span><text:span text:style-name="T157">perkūvappaṭ- </text:span></text:p>
      <text:p text:style-name="P125"><text:span text:style-name="T147">[16.] </text:span><text:span text:style-name="T157">ṭa nilam kāliṉ kīḻmukkāle nālu mācciṉṉamu-</text:span></text:p>
      <text:p text:style-name="P125"><text:span text:style-name="T147">[17.] m °ita</text:span><text:span text:style-name="T157">ṉ vaṭakku ni[</text:span><text:span text:style-name="T143">dhi</text:span><text:span text:style-name="T157">]kā[p]ā</text:span><text:span text:style-name="T180">nta</text:span><text:span text:style-name="T157">rivayakkal nilam</text:span></text:p>
      <text:p text:style-name="P125"><text:span text:style-name="T147">[18.] °</text:span><text:span text:style-name="T157">aṟu māvarai °araikkāṇi munt[i]rikai kīḻ °aṟu</text:span></text:p>
      <text:p text:style-name="P125"><text:span text:style-name="T147">[19.] </text:span><text:span text:style-name="T157">māvaraicciṉṉamum °āka °uḷḷūr °iṟaiyili nila-</text:span></text:p>
      <text:p text:style-name="P125"><text:span text:style-name="T147">[20.] mmukk</text:span><text:span text:style-name="T157">āle °iraṇṭu mākkāṇikkīḻ mukkāle</text:span></text:p>
      <text:p text:style-name="P125"><text:span text:style-name="Emphasis"><text:span text:style-name="T322">[21.] °oru </text:span></text:span><text:span text:style-name="Emphasis"><text:span text:style-name="T319">mācciṉṉam </text:span></text:span><text:span text:style-name="Emphasis"><text:span text:style-name="T328">❘❘ </text:span></text:span><text:span text:style-name="Emphasis"><text:span text:style-name="T323">—</text:span></text:span><text:span text:style-name="Emphasis"><text:span text:style-name="T319"> pa</text:span></text:span><text:span text:style-name="Emphasis"><text:span text:style-name="T341">nm</text:span></text:span><text:span text:style-name="Emphasis"><text:span text:style-name="T326">āhe</text:span></text:span><text:span text:style-name="Emphasis"><text:span text:style-name="T341">śva</text:span></text:span><text:span text:style-name="Emphasis"><text:span text:style-name="T326">ra</text:span></text:span><text:span text:style-name="Emphasis"><text:span text:style-name="T319"> </text:span></text:span><text:span text:style-name="Emphasis"><text:span text:style-name="T326">rakṣ</text:span></text:span><text:span text:style-name="Emphasis"><text:span text:style-name="T319">ai </text:span></text:span><text:span text:style-name="Emphasis"><text:span text:style-name="T328">❘❘</text:span></text:span><text:span text:style-name="Emphasis"><text:span text:style-name="T319"> °u</text:span></text:span></text:p>
      <text:p text:style-name="P314"><text:span text:style-name="Emphasis"><text:span text:style-name="T533">----------------------------------</text:span></text:span></text:p>
      <text:p text:style-name="P292"><text:span text:style-name="Emphasis"><text:span text:style-name="T440"/></text:span></text:p>
      <text:p text:style-name="P292"><text:span text:style-name="Emphasis"><text:span text:style-name="T440"/></text:span></text:p>
      <text:h text:style-name="Heading_20_2" text:outline-level="2"><text:span text:style-name="Emphasis"><text:span text:style-name="T440">Ins. 54 </text:span></text:span><text:span text:style-name="Emphasis"><text:span text:style-name="T527">Cempiyaṉmātēvi</text:span></text:span><text:span text:style-name="Emphasis"><text:span text:style-name="T464">11</text:span></text:span><text:span text:style-name="Emphasis"><text:span text:style-name="T467"> </text:span></text:span><text:span text:style-name="Emphasis"><text:span text:style-name="T455">[</text:span></text:span><text:span text:style-name="Emphasis"><text:span text:style-name="T530">Cempiyaṉmātēvi-</text:span></text:span><text:span text:style-name="Emphasis"><text:span text:style-name="T455">caturvedimaṅkalam]</text:span></text:span></text:h>
      <text:p text:style-name="P603"><text:span text:style-name="Emphasis"><text:span text:style-name="T633"/></text:span></text:p>
      <text:p text:style-name="P617"><text:span text:style-name="Emphasis"><text:span text:style-name="T688"/></text:span></text:p>
      <text:p text:style-name="P617"><text:span text:style-name="Emphasis"><text:span text:style-name="T688"/></text:span></text:p>
      <text:p text:style-name="P139"><text:soft-page-break/><text:span text:style-name="T70">[1.]</text:span> [...]<text:span text:style-name="T554">turāntaka</text:span><text:span text:style-name="T551">de</text:span><text:span text:style-name="T554">varāṉa </text:span><text:span text:style-name="T173">śrī</text:span><text:span text:style-name="T554">°uttamaco/ḻa</text:span><text:span text:style-name="T551">de</text:span><text:span text:style-name="T554">varaittiruvayiṟu vāytta <text:s/>°</text:span><text:span text:style-name="T157">uṭaiyapirāṭṭiyār <text:s/></text:span><text:span text:style-name="T173">śrī</text:span><text:span text:style-name="T157">pirāntakaṉ</text:span><text:span text:style-name="T143">mahāde</text:span><text:span text:style-name="T157">/viyārā/ṉa <text:s/></text:span><text:span text:style-name="T173">śrī</text:span><text:span text:style-name="T157">cempiyaṉ-</text:span><text:span text:style-name="T143">mahāde</text:span><text:span text:style-name="T157">viyār</text:span></text:p>
      <text:p text:style-name="P518"/>
      <text:p text:style-name="P140"><text:span text:style-name="T157">[2.] [...]teviccatu</text:span><text:span text:style-name="T173">rvve</text:span><text:span text:style-name="T157">[</text:span><text:span text:style-name="T143">di</text:span><text:span text:style-name="T157">]maṅkalattu <text:s/></text:span><text:span text:style-name="T173">śrī</text:span><text:span text:style-name="T157">kayi/</text:span><text:span text:style-name="T143">lāsa</text:span><text:span text:style-name="T157">ttu <text:s/></text:span><text:span text:style-name="T143">śāsanaba</text:span><text:span text:style-name="T173">ddha</text:span><text:span text:style-name="T157">c-catu</text:span><text:span text:style-name="T173">rvve</text:span><text:span text:style-name="T143">dibha</text:span><text:span text:style-name="T157">ṭṭattāṉapperumakkaḷu/kku °ivvūr <text:s/></text:span><text:span text:style-name="T173">śrī</text:span><text:span text:style-name="T157">kayi</text:span><text:span text:style-name="T143">lāsa</text:span><text:span text:style-name="T157">muṭaiya-</text:span><text:span text:style-name="T143">mahā</text:span><text:span text:style-name="T157">-</text:span></text:p>
      <text:p text:style-name="P518"/>
      <text:p text:style-name="P140"><text:span text:style-name="T157">[3.] </text:span><text:span text:style-name="T143">d</text:span><text:span text:style-name="T157">{</text:span><text:span text:style-name="T143">e</text:span><text:span text:style-name="T157">}var koyili/ley °ippirāṭṭiyār tirunāḷāṉa cittiraittirukkeṭṭai[y nāḷ] meykkāṭṭi °uṇpatāka °arumoḻi°ariñcikaippirāṭṭi[...]</text:span><text:span text:style-name="T157"><text:note text:id="ftn510" text:note-class="footnote"><text:note-citation>509</text:note-citation><text:note-body><text:p text:style-name="Footnote"><text:s/><text:span text:style-name="T205">Cette lacune peut être restituée en °</text:span><text:span text:style-name="T193">ariñcikaippirāṭṭi</text:span><text:span text:style-name="T205">yārum.</text:span></text:p></text:note-body></text:note></text:span><text:span text:style-name="T157"> °[arumo]ḻi-kuntavaiyārum °ivvūr °ūrkallā[l*] kuṭutta poṉ 220 […]</text:span></text:p>
      <text:p text:style-name="P518"/>
      <text:p text:style-name="P140"><text:span text:style-name="T157">[4.] °ippoṉ °[irunūṟṟu]°irupatiṉ kaḻañcum °i</text:span><text:span text:style-name="T173">ddharmma</text:span><text:span text:style-name="T157"> </text:span><text:span text:style-name="T143">ca</text:span><text:span text:style-name="T173">ntr</text:span><text:span text:style-name="T143">ādi</text:span><text:span text:style-name="T173">tya</text:span><text:span text:style-name="T157">vaṟ / ni[ṟ*]kum vaṇṇam °ippoṉ mutalaḻ[i]yāmey °itināl vanta </text:span><text:span text:style-name="T143">bhoga</text:span><text:span text:style-name="T157">[…]</text:span><text:span text:style-name="T157"><text:note text:id="ftn511" text:note-class="footnote"><text:note-citation>510</text:note-citation><text:note-body><text:p text:style-name="Footnote"><text:s/><text:span text:style-name="T205">La lacune peut être comblée comme suit : </text:span><text:span text:style-name="T193">bhoga</text:span><text:span text:style-name="T205">m</text:span><text:span text:style-name="T193"> </text:span><text:span text:style-name="T205">°uṇṇa</text:span><text:span text:style-name="Emphasis"><text:span text:style-name="T283">ppeṟuvārkaḷāka</text:span></text:span><text:span text:style-name="T193">.</text:span></text:p></text:note-body></text:note></text:span><text:span text:style-name="T157">ppeṟuvārkaḷāka vaiyttatu [</text:span><text:span text:style-name="Emphasis"><text:span text:style-name="T328">❘❘</text:span></text:span><text:span text:style-name="T157">*] °u </text:span></text:p>
      <text:p text:style-name="P347"/>
      <text:p text:style-name="P307"><text:span text:style-name="Emphasis"><text:span text:style-name="T532">----------------------------------</text:span></text:span></text:p>
      <text:p text:style-name="P292"><text:span text:style-name="Emphasis"><text:span text:style-name="T440"/></text:span></text:p>
      <text:h text:style-name="Heading_20_2" text:outline-level="2"><text:span text:style-name="Emphasis"><text:span text:style-name="T440">Ins. 55</text:span></text:span><text:span text:style-name="Emphasis"><text:span text:style-name="T444"> </text:span></text:span><text:span text:style-name="Emphasis"><text:span text:style-name="T452">Kōṉērirājapuram</text:span></text:span><text:span text:style-name="Emphasis"><text:span text:style-name="T464">4</text:span></text:span><text:span text:style-name="Emphasis"><text:span text:style-name="T455"> [Nallam -</text:span></text:span><text:span text:style-name="Emphasis"><text:span text:style-name="T449"> </text:span></text:span><text:span text:style-name="Emphasis"><text:span text:style-name="T455">KT034]</text:span></text:span></text:h>
      <text:p text:style-name="P604"><text:span text:style-name="Emphasis"><text:span text:style-name="T636"/></text:span></text:p>
      <text:p text:style-name="P713"><text:span text:style-name="Emphasis"><text:span text:style-name="T637"/></text:span></text:p>
      <text:p text:style-name="P617"><text:span text:style-name="Emphasis"><text:span text:style-name="T688"/></text:span></text:p>
      <text:p text:style-name="P617"><text:span text:style-name="Emphasis"><text:span text:style-name="T695"/></text:span></text:p>
      <text:p text:style-name="P137"><text:span text:style-name="T70">[1.]</text:span><text:span text:style-name="T72"> </text:span><text:span text:style-name="T545">svasti śrī </text:span><text:span text:style-name="T554">[=] </text:span><text:span text:style-name="T554"><text:note text:id="ftn512" text:note-class="footnote"><text:note-citation>511</text:note-citation><text:note-body><text:p text:style-name="P656"><text:s/><text:span text:style-name="T713">Ce second </text:span><text:span text:style-name="T588">śrī</text:span><text:span text:style-name="T600">, qui suit le double </text:span><text:span text:style-name="T588">daṇḍa</text:span><text:span text:style-name="T600"> et orne ainsi le titre de Gaṇḍarāditya, ne figure ni dans la transcription de </text:span><text:span text:style-name="T191">SII </text:span><text:span text:style-name="T203">3: 146—</text:span><text:span text:style-name="T600">alors qu'il est parfaitement visible sur l'estampage reproduit dans la même édition—, ni dans la transcription de </text:span><text:span text:style-name="T53">SII </text:span><text:span text:style-name="T49">32 Part II: 218</text:span><text:span text:style-name="T600">.</text:span></text:p></text:note-body></text:note></text:span><text:span text:style-name="T557">śrī</text:span><text:span text:style-name="T554">kaṇṭarā</text:span><text:span text:style-name="T551">di</text:span><text:span text:style-name="T554">tta</text:span><text:span text:style-name="T551">de</text:span><text:span text:style-name="T554">var teviyār mātevaṭikaḷārāṉa </text:span><text:span text:style-name="T557">śrī</text:span><text:span text:style-name="T554">cempiyaṉmāteviyā- <text:s/></text:span></text:p>
      <text:p text:style-name="P555"/>
      <text:p text:style-name="P137"><text:span text:style-name="T160">[2.] </text:span><text:span text:style-name="T147">r tammuṭaiya tirumakaṉār </text:span><text:span text:style-name="T171">śrī</text:span><text:span text:style-name="T141">madhu</text:span><text:span text:style-name="T147">rāntakatevarāṉa </text:span><text:span text:style-name="T171">śrī</text:span><text:span text:style-name="T147">°uttamacoḻar tiru</text:span><text:span text:style-name="T141">rā</text:span><text:span text:style-name="T171">jya</text:span><text:span text:style-name="T147">ñceyta-</text:span></text:p>
      <text:p text:style-name="P554"/>
      <text:p text:style-name="P138"><text:span text:style-name="T147">[3.] ruḷāniṟkattammuṭaiyār </text:span><text:span text:style-name="T171">śrī</text:span><text:span text:style-name="T147">kaṇṭarā</text:span><text:span text:style-name="T141">di</text:span><text:span text:style-name="T147">tta</text:span><text:span text:style-name="T141">de</text:span><text:span text:style-name="T147">var tirunāmattāl tirunalla-muṭaiyār</text:span><text:span text:style-name="T168">kku</text:span><text:span text:style-name="T147">-</text:span></text:p>
      <text:p text:style-name="P554"/>
      <text:p text:style-name="P388"><text:soft-page-break/>[4.] ttirukkaṟṟaḷi °eḻuntaruḷuvittu °ittirukkaṟṟaḷiyiley tirunallamuṭaiyārait-tiruvaṭitt-</text:p>
      <text:p text:style-name="P354"/>
      <text:p text:style-name="P138"><text:span text:style-name="T72">[5.] {o}ḻukiṉṟāka °eḻuntaruḷuvitta </text:span><text:span text:style-name="T80">śrī</text:span><text:span text:style-name="T72">kaṇṭarā</text:span><text:span text:style-name="T74">di</text:span><text:span text:style-name="T72">tta</text:span><text:span text:style-name="T74">de</text:span><text:span text:style-name="T72">var °ivar</text:span><text:span text:style-name="Emphasis"><text:span text:style-name="T273"> </text:span></text:span><text:span text:style-name="Emphasis"><text:span text:style-name="T328">❘❘❘</text:span></text:span><text:span text:style-name="Emphasis"><text:span text:style-name="T273"> </text:span></text:span><text:span text:style-name="Emphasis"><text:span text:style-name="T269">°u </text:span></text:span><text:span text:style-name="Emphasis"><text:span text:style-name="T328">❘❘❘ </text:span></text:span><text:span text:style-name="Emphasis"><text:span text:style-name="T269">°u </text:span></text:span><text:span text:style-name="Emphasis"><text:span text:style-name="T328">❘❘❘</text:span></text:span><text:span text:style-name="Emphasis"><text:span text:style-name="T273"> </text:span></text:span><text:span text:style-name="Emphasis"><text:span text:style-name="T269">°u</text:span></text:span></text:p>
      <text:p text:style-name="P190"><text:span text:style-name="Emphasis"><text:span text:style-name="T537">----------------------------------</text:span></text:span></text:p>
      <text:p text:style-name="P332"/>
      <text:p text:style-name="P292"><text:span text:style-name="Emphasis"><text:span text:style-name="T440"/></text:span></text:p>
      <text:h text:style-name="Heading_20_2" text:outline-level="2"><text:span text:style-name="Emphasis"><text:span text:style-name="T440">Ins. 56</text:span></text:span><text:span text:style-name="Emphasis"><text:span text:style-name="T444"> </text:span></text:span><text:span text:style-name="Emphasis"><text:span text:style-name="T452">Kōṉērirājapuram</text:span></text:span><text:span text:style-name="Emphasis"><text:span text:style-name="T464">5</text:span></text:span><text:span text:style-name="Emphasis"><text:span text:style-name="T455"> [Nallam -</text:span></text:span><text:span text:style-name="Emphasis"><text:span text:style-name="T449"> </text:span></text:span><text:span text:style-name="Emphasis"><text:span text:style-name="T455">KT034]</text:span></text:span></text:h>
      <text:p text:style-name="P604"><text:span text:style-name="Emphasis"><text:span text:style-name="T637"/></text:span></text:p>
      <text:p text:style-name="P618"/>
      <text:p text:style-name="P122"><text:span text:style-name="Emphasis"><text:span text:style-name="T268">[1.]</text:span></text:span><text:span text:style-name="Emphasis"><text:span text:style-name="T271"> </text:span></text:span><text:span text:style-name="T545">svasti śrī</text:span> <text:s/><text:span text:style-name="T554">[</text:span><text:span text:style-name="Emphasis"><text:span text:style-name="T328">❘❘</text:span></text:span><text:span text:style-name="T554">*] </text:span><text:span text:style-name="T171">śrī</text:span><text:span text:style-name="T147">maturānta-</text:span></text:p>
      <text:p text:style-name="P123"><text:span text:style-name="T160">[2.] </text:span><text:span text:style-name="T147">katevarāṉa °uttamacoḻa-</text:span></text:p>
      <text:p text:style-name="P370">[3.] raittiruvayiṟu vāytta</text:p>
      <text:p text:style-name="P123"><text:span text:style-name="T147">[4.] °uṭaiyapirāṭṭiyār[kkāy</text:span><text:span text:style-name="T147"><text:note text:id="ftn513" text:note-class="footnote"><text:note-citation>512</text:note-citation><text:note-body><text:p text:style-name="P656"><text:s/><text:span text:style-name="T191">Uṭaiyapirāṭṭiyārkkāy </text:span><text:span text:style-name="T55">tirukkaṟṟaḷi </text:span><text:span text:style-name="T203">: selon la transcription donnée dans les deux éditions </text:span><text:span text:style-name="T191">SII </text:span><text:span text:style-name="T203">3: 147 et <text:s/></text:span><text:span text:style-name="T53">SII </text:span><text:span text:style-name="T49">32 Part II: 227, il faut lire </text:span><text:span text:style-name="T55">uṭaiyapirāṭṭiyār[</text:span><text:span text:style-name="T47"> </text:span><text:span text:style-name="T52">//</text:span><text:span text:style-name="T47"> </text:span><text:span text:style-name="T55">t] tirukkaṟ[ṟa]ḷi</text:span><text:span text:style-name="T47">. Seulement, le </text:span><text:span text:style-name="T55">y</text:span><text:span text:style-name="T47"> qui précède immédiatement </text:span><text:span text:style-name="T55">tiru</text:span><text:span text:style-name="T47"> est bien lisible </text:span><text:span text:style-name="T55">in situ</text:span><text:span text:style-name="T47">. D'autre part, aucun </text:span><text:span text:style-name="T55">t</text:span><text:span text:style-name="T47"> dental n'a été gravé afin de marquer le</text:span><text:span text:style-name="T55"> sandhi</text:span><text:span text:style-name="T47"> entre </text:span><text:span text:style-name="T55">uṭaiyapirāṭṭiyār</text:span><text:span text:style-name="T47"> et </text:span><text:span text:style-name="T55">tirukkaṟṟaḷi</text:span><text:span text:style-name="T47">. La présence d'un double </text:span><text:span text:style-name="T55">daṇḍa</text:span><text:span text:style-name="T47"> à cet endroit précis ne ferait tout simplement pas sens.</text:span></text:p></text:note-body></text:note></text:span><text:span text:style-name="T147">] tirukkaṟ[ṟa]-</text:span></text:p>
      <text:p text:style-name="P370">[5.] ḷi °eṭuppitta °ālattūruṭai-</text:p>
      <text:p text:style-name="P370">[6.] yāṉ cāttaṉkuṇapattaṉāna</text:p>
      <text:p text:style-name="P123"><text:span text:style-name="T147">[7.] °</text:span><text:span text:style-name="T141">ha</text:span><text:span text:style-name="T147">racaraṇacekaraṉ °ivar</text:span></text:p>
      <text:p text:style-name="P370">[8.] paṭṭaṅkaṭṭiṉa [p]er</text:p>
      <text:p text:style-name="P123"><text:span text:style-name="T147">[9.] rā</text:span><text:span text:style-name="T141">ja</text:span><text:span text:style-name="T147">ke</text:span><text:span text:style-name="T141">sa</text:span><text:span text:style-name="T147">rimuve-</text:span></text:p>
      <text:p text:style-name="P123"><text:span text:style-name="Emphasis"><text:span text:style-name="T269">[10.] ntaveḷār</text:span></text:span><text:span text:style-name="Emphasis"><text:span text:style-name="T269"><text:note text:id="ftn514" text:note-class="footnote"><text:note-citation>513</text:note-citation><text:note-body><text:p text:style-name="Footnote"><text:s/><text:span text:style-name="T191">Muventaveḷār </text:span><text:span text:style-name="T203">: lire </text:span><text:span text:style-name="T191">mūventaveḷār</text:span><text:span text:style-name="T203">.</text:span></text:p></text:note-body></text:note></text:span></text:span><text:span text:style-name="Emphasis"><text:span text:style-name="T269"> °ivar [</text:span></text:span><text:span text:style-name="Emphasis"><text:span text:style-name="T328">❘❘</text:span></text:span><text:span text:style-name="Emphasis"><text:span text:style-name="T269">]</text:span></text:span></text:p>
      <text:p text:style-name="P383"><text:span text:style-name="Emphasis"><text:span text:style-name="T539">----------------------------------</text:span></text:span></text:p>
      <text:p text:style-name="P292"><text:span text:style-name="Emphasis"><text:span text:style-name="T461"/></text:span></text:p>
      <text:h text:style-name="Heading_20_2" text:outline-level="2"><text:soft-page-break/><text:span text:style-name="Emphasis"><text:span text:style-name="T440">Ins. 57 </text:span></text:span><text:span text:style-name="Emphasis"><text:span text:style-name="T448">Talaccaṅkāṭu</text:span></text:span><text:span text:style-name="Emphasis"><text:span text:style-name="T454"> (hameau de Talai-uṭaiyavar-kōyilpattūr) [Talaiccaṅkāṭu - KT045]</text:span></text:span><text:span text:style-name="Emphasis"><text:span text:style-name="T446"> </text:span></text:span></text:h>
      <text:p text:style-name="P292"><text:span text:style-name="Emphasis"><text:span text:style-name="T486"/></text:span></text:p>
      <text:p text:style-name="P605"><text:span text:style-name="Emphasis"><text:span text:style-name="T637"/></text:span></text:p>
      <text:p text:style-name="P617"><text:span text:style-name="Emphasis"><text:span text:style-name="T688"/></text:span></text:p>
      <text:p text:style-name="P617"><text:span text:style-name="Emphasis"><text:span text:style-name="T695"/></text:span></text:p>
      <text:p text:style-name="P484"><text:span text:style-name="Emphasis"><text:span text:style-name="T491">[1.] </text:span></text:span><text:span text:style-name="T762"><text:s/></text:span><text:span text:style-name="T762"><text:note text:id="ftn515" text:note-class="footnote"><text:note-citation>514</text:note-citation><text:note-body><text:p text:style-name="P656"><text:s/>L'épigraphe<text:span text:style-name="T583"> est précédée par les trois premières lignes d'une autre inscription laissée inachevée et mentionnant uniquement le règne d'un R</text:span><text:span text:style-name="T760">ājakēcarivarmaṉ.</text:span></text:p></text:note-body></text:note></text:span><text:span text:style-name="T773">svasti srī</text:span><text:span text:style-name="T762"> [</text:span><text:span text:style-name="Emphasis"><text:span text:style-name="T494">❘❘</text:span></text:span><text:span text:style-name="T762">*]</text:span></text:p>
      <text:p text:style-name="P655">[2.] talaiccaṅkāṭṭu-</text:p>
      <text:p text:style-name="P655">[3.] pperu[n*]tirukko- </text:p>
      <text:p text:style-name="P485"><text:span text:style-name="T762">[4.] yilil </text:span><text:span text:style-name="T772">mahāde</text:span><text:span text:style-name="T762">- </text:span></text:p>
      <text:p text:style-name="P655">[5.] varkku °uttamaco- <text:s/></text:p>
      <text:p text:style-name="P655">[6.] ḻar taṅkaḷācci </text:p>
      <text:p text:style-name="P655">[7.] pirāntakaṉmā-</text:p>
      <text:p text:style-name="P655">[8.] tevaṭika- </text:p>
      <text:p text:style-name="P655">[9.] ḷākiya cem- </text:p>
      <text:p text:style-name="P485"><text:span text:style-name="T762">[10.] piyaṉ</text:span><text:span text:style-name="T772">mahāde</text:span><text:span text:style-name="T762">- </text:span></text:p>
      <text:p text:style-name="P655">[11.] vi kuṭutta </text:p>
      <text:p text:style-name="P655">[12.] veḷḷiccap- <text:s/></text:p>
      <text:p text:style-name="P655">[13.] param niṟai </text:p>
      <text:p text:style-name="P41">[14.] […]5[9][...] </text:p>
      <text:p text:style-name="P315"><text:span text:style-name="Emphasis"><text:span text:style-name="T533">----------------------------------</text:span></text:span></text:p>
      <text:h text:style-name="Heading_20_2" text:outline-level="2"><text:span text:style-name="Emphasis"><text:span text:style-name="T440">Ins. 58 </text:span></text:span><text:span text:style-name="Emphasis"><text:span text:style-name="T453">Tirumaḻavāṭi</text:span></text:span><text:span text:style-name="Emphasis"><text:span text:style-name="T460"> </text:span></text:span><text:span text:style-name="Emphasis"><text:span text:style-name="T454">[M</text:span></text:span><text:span text:style-name="Emphasis"><text:span text:style-name="T460">aḻapāṭi</text:span></text:span><text:span text:style-name="Emphasis"><text:span text:style-name="T454"> - KV54]</text:span></text:span></text:h>
      <text:p text:style-name="P603"><text:span text:style-name="Emphasis"><text:span text:style-name="T637"/></text:span></text:p>
      <text:p text:style-name="P617"><text:span text:style-name="Emphasis"><text:span text:style-name="T688"/></text:span></text:p>
      <text:p text:style-name="P617"><text:span text:style-name="Emphasis"><text:span text:style-name="T695"/></text:span></text:p>
      <text:p text:style-name="P112"><text:span text:style-name="Emphasis"><text:span text:style-name="T331">[1.] </text:span></text:span><text:span text:style-name="Emphasis"><text:span text:style-name="T517"><text:s/></text:span></text:span><text:span text:style-name="T567">[…]</text:span><text:span text:style-name="T165">va</text:span><text:span text:style-name="T567">ṭitevan nilattukku teṟkkum °ivvicaitta perunā</text:span><text:span text:style-name="T165">[ṅ</text:span><text:span text:style-name="T165"><text:note text:id="ftn516" text:note-class="footnote"><text:note-citation>515</text:note-citation><text:note-body><text:p text:style-name="P656"><text:s/><text:span text:style-name="T588">Nā</text:span><text:span text:style-name="T193">ṅ</text:span><text:span text:style-name="T588">kellai</text:span><text:span text:style-name="T711"> : pour l'</text:span><text:span text:style-name="T709">akṣara</text:span><text:span text:style-name="T711"> -</text:span><text:span text:style-name="T709">ṅ- </text:span><text:span text:style-name="T711">le lapicide en charge de cette inscription a semble-t-il tracé -</text:span><text:span text:style-name="T709">n</text:span><text:span text:style-name="T711">- dental auquel il a adjoint un </text:span><text:span text:style-name="T709">pulli</text:span><text:span text:style-name="T711">. On retrouve ce tracé à l'identique ligne suivante pour </text:span><text:span text:style-name="T193">nāṅku</text:span><text:span text:style-name="T205">. Le </text:span><text:span text:style-name="T193">uḷḷaṭaṅka</text:span><text:span text:style-name="T205"> qui suit présente en revanche le tracé conventionnel.</text:span></text:p></text:note-body></text:note></text:span><text:span text:style-name="T165">]</text:span><text:span text:style-name="T567">kellaiyi-</text:span><text:soft-page-break/><text:span text:style-name="T567">lummakappaṭṭa nilam °oru māvum °ākattaṭi °ira-</text:span></text:p>
      <text:p text:style-name="P264"/>
      <text:p text:style-name="P113"><text:span text:style-name="T567">[2.] </text:span><text:span text:style-name="T165">ṇṭināl nilam nā[ṅ]kumāvum °innilam mikutikkuṟaimai °uḷḷaṭaṅka vilaikoṇṭu kuṭutta poṉ muppatiṉ</text:span></text:p>
      <text:p text:style-name="P565"/>
      <text:p text:style-name="P113"><text:span text:style-name="T165">[3.] kaḻañcu kuṭuttu °innilam nā[ṅ]ku māvum vilaikoṇṭu °arttayāmat-tukkukkoṇṭu kuṭutten pirā</text:span><text:span text:style-name="T183">nta</text:span><text:span text:style-name="T165">kan-</text:span></text:p>
      <text:p text:style-name="P113"><text:span text:style-name="Emphasis"><text:span text:style-name="T380"/></text:span></text:p>
      <text:p text:style-name="P113"><text:span text:style-name="Emphasis"><text:span text:style-name="T331">[4.] mātevaṭikaḷen °itu panmā</text:span></text:span><text:span text:style-name="Emphasis"><text:span text:style-name="T326">he</text:span></text:span><text:span text:style-name="Emphasis"><text:span text:style-name="T518">śva</text:span></text:span><text:span text:style-name="Emphasis"><text:span text:style-name="T516">ra</text:span></text:span><text:span text:style-name="Emphasis"><text:span text:style-name="T517"> </text:span></text:span><text:span text:style-name="Emphasis"><text:span text:style-name="T516">rakṣai </text:span></text:span><text:span text:style-name="Emphasis"><text:span text:style-name="T517">[</text:span></text:span><text:span text:style-name="Emphasis"><text:span text:style-name="T328">❘❘</text:span></text:span><text:span text:style-name="Emphasis"><text:span text:style-name="T517">*]</text:span></text:span></text:p>
      <text:p text:style-name="P249"/>
      <text:p text:style-name="P310"><text:span text:style-name="Emphasis"><text:span text:style-name="T532">----------------------------------</text:span></text:span></text:p>
      <text:p text:style-name="P292"><text:span text:style-name="Emphasis"><text:span text:style-name="T440"/></text:span></text:p>
      <text:p text:style-name="P293"><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p text:style-name="P292"><text:span text:style-name="Emphasis"><text:span text:style-name="T440"/></text:span></text:p>
      <text:h text:style-name="Heading_20_2" text:outline-level="2"><text:span text:style-name="Emphasis"><text:span text:style-name="T440">Ins. 59 </text:span></text:span><text:span text:style-name="Emphasis"><text:span text:style-name="T451">Tirumaṇañcēri</text:span></text:span><text:span text:style-name="Emphasis"><text:span text:style-name="T465">3</text:span></text:span><text:span text:style-name="Emphasis"><text:span text:style-name="T459"> [Maṇañcēri - KV25]</text:span></text:span></text:h>
      <text:p text:style-name="P603"><text:span text:style-name="Emphasis"><text:span text:style-name="T692"/></text:span></text:p>
      <text:p text:style-name="P607"><text:span text:style-name="Emphasis"><text:span text:style-name="T700"/></text:span></text:p>
      <text:p text:style-name="P32"><text:span text:style-name="Emphasis"><text:span text:style-name="T354">[1.] </text:span></text:span><text:span text:style-name="Emphasis"><text:span text:style-name="T361">svasti śrī</text:span></text:span><text:span text:style-name="Emphasis"><text:span text:style-name="T353"> </text:span></text:span><text:span text:style-name="Emphasis"><text:span text:style-name="T354">[</text:span></text:span><text:span text:style-name="Emphasis"><text:span text:style-name="T351">❘❘</text:span></text:span><text:span text:style-name="Emphasis"><text:span text:style-name="T354">*] °</text:span></text:span><text:span text:style-name="T623">u</text:span><text:span text:style-name="T107">ṭaiyapirāṭṭiyārum °atikārañceyvārum cātaṉañceyvitta kantāṭainampiyum tiruma</text:span><text:span text:style-name="T767">ṇañcerittirukkaṟṟaḷi °eṭuppitta <text:s/>piccaṉ °</text:span><text:span text:style-name="T108">āruraṉ</text:span><text:span text:style-name="T108"><text:note text:id="ftn517" text:note-class="footnote"><text:note-citation>516</text:note-citation><text:note-body><text:p text:style-name="Footnote"><text:s/><text:span text:style-name="T202">Āruraṉ</text:span><text:span text:style-name="T212"> :</text:span><text:span text:style-name="T711"> lire </text:span><text:span text:style-name="T202">ārūraṉ.</text:span></text:p></text:note-body></text:note></text:span><text:span text:style-name="T108">kampaṉum °iruntu <text:s/>nivantamaṭaittu <text:s/>°ā</text:span><text:span text:style-name="T768">ṟkk</text:span><text:span text:style-name="T108">āṭukiḻāṉ °eḻuttāl</text:span></text:p>
      <text:p text:style-name="P569"/>
      <text:p text:style-name="P33"><text:span text:style-name="T108">[2.] pukunta <text:s/></text:span><text:span text:style-name="T108"><text:note text:id="ftn518" text:note-class="footnote"><text:note-citation>517</text:note-citation><text:note-body><text:p text:style-name="Footnote"><text:s/><text:span text:style-name="T709">Ti</text:span><text:span text:style-name="T202">ṭṭu</text:span><text:span text:style-name="T212"> : lire </text:span><text:span text:style-name="T202">tīṭṭu.</text:span></text:p></text:note-body></text:note></text:span><text:span text:style-name="T108">tiṭṭuppaṭi <text:s/>kaṭalaṅkuṭiccavaikkaṇkāṇiyum °iruntu veṭṭuvittapaṭi tiruvārātiṉai ceyyum nampikku <text:s/>nicatam patakku nellum °iraṇṭu kācukku °ākappatiṉaṟu kalanellum tirunontāviḷakku nālukkum °āka nicatam</text:span></text:p>
      <text:p text:style-name="P569"/>
      <text:p text:style-name="P33"><text:span text:style-name="T108">[3.] tūṇiyum <text:s/>tiruvamirtukku <text:s/>potuku</text:span><text:span text:style-name="T768">ṟuṇi °aricikkum °arttac</text:span><text:span text:style-name="T108">āmam °amirtiṉukku nāṉāḻiyum °āka °arici mukku</text:span><text:span text:style-name="T768">ṟuṇi <text:s/></text:span><text:span text:style-name="T108">nāṉāḻikku <text:s/>nellu °iru tūṇiyum koyil °iraṇṭu māṇukku nicatam <text:s/>patakkum neyyamirtu nicatam °uḻakkukku</text:span></text:p>
      <text:p text:style-name="P569"><text:soft-page-break/></text:p>
      <text:p text:style-name="P33"><text:span text:style-name="T108">[4.] nellukku</text:span><text:span text:style-name="T768">ṟuṇiyum <text:s/>tayiramirtu <text:s/>°iru </text:span><text:span text:style-name="T108">nāḻikku <text:s/>°āka <text:s/>nicatam nellu <text:s/>°a</text:span><text:span text:style-name="T768">ṟu </text:span><text:span text:style-name="T108">nāḻiyum <text:s/>nālu cantikkum ka</text:span><text:span text:style-name="T768">ṟi°amirtukku nicatam nellu </text:span><text:span text:style-name="T108">nāṉāḻiyum °aṭaikkāyamirtukku nicatanellu nāṉāḻiyum tiru- </text:span></text:p>
      <text:p text:style-name="P569"/>
      <text:p text:style-name="P33"><text:span text:style-name="T108">[5.] ppatiyam pāṭuvār nālvarkku nicatam <text:s/>nelluttūṇiyum <text:s/>tirunantavāṉa-miṟaippāriruvarkkum[aṭainiruvā</text:span><text:span text:style-name="T108"><text:note text:id="ftn519" text:note-class="footnote"><text:note-citation>518</text:note-citation><text:note-body><text:p text:style-name="Footnote"><text:s/>Le déchiffrement que nous faisons de ce segment du transcrit est incertain.</text:p></text:note-body></text:note></text:span><text:span text:style-name="T108">]ṉoruvaṉukkumāka nicatam <text:s/>nellup-pa[ta*]kku <text:s text:c="2"/>nāṉāḻiyum <text:s text:c="2"/>tirumeḻukkiṭuvāriruvarkku <text:s/>nicatam nellu °a</text:span><text:span text:style-name="T768">ṟu </text:span><text:span text:style-name="T108">nāḻi-</text:span></text:p>
      <text:p text:style-name="P570"/>
      <text:p text:style-name="P33"><text:span text:style-name="T108">[6.] yum <text:s/>tiruppaḷḷittāmam <text:s/>pa</text:span><text:span text:style-name="T768">ṟittutto</text:span><text:span text:style-name="T108">ṭuppāriruvarkku <text:s/>ni[ca*]tam<text:line-break/>nellukku</text:span><text:span text:style-name="T768">ṟuṇiyum °ukaccar</text:span><text:span text:style-name="T768"><text:note text:id="ftn520" text:note-class="footnote"><text:note-citation>519</text:note-citation><text:note-body><text:p text:style-name="Footnote"><text:s/><text:span text:style-name="T542">Ukaccar</text:span> : lire <text:span text:style-name="T542">uvaccar.</text:span></text:p></text:note-body></text:note></text:span><text:span text:style-name="T768"> <text:s/>koṭṭuv</text:span><text:span text:style-name="T108">ār </text:span><text:span text:style-name="T768"><text:s text:c="2"/></text:span><text:span text:style-name="T108">pattāḷukku °āḷāl °aṟu nāḻiyum paṭakaṅkoṭṭuvāṉukku </text:span></text:p>
      <text:p text:style-name="P33"><text:span text:style-name="T108">[7.] °iraṭṭiyum °āka <text:s/>nellu <text:s/>nicatam °iru tūṇi <text:s/>°iru nāḻiyum caṅkiraṇṭu <text:s/>mutuvārkkum kāḷamiraṇṭu mutuvārkkum ceya kaṇṭikaiyoṉṟu </text:span><text:span text:style-name="T768">koṭṭuv</text:span><text:span text:style-name="T108">āṉukkum °āḷāl °aṟu nāḻiyā-</text:span></text:p>
      <text:p text:style-name="P569"/>
      <text:p text:style-name="P33"><text:span text:style-name="T108">[8.] ka <text:s/>nicatam <text:s/>nellu <text:s/>mukku</text:span><text:span text:style-name="T768">ṟuṇi <text:s/>°a</text:span><text:span text:style-name="T108">ṟu nāḻiyum <text:s/>°ārātikku <text:s/>nampikkuppokki °ippaṇikaḷ ceyvārkkukkoṟṟukkum puṭavai mutalum tiruviḻāppuṟamum tirumeykāppāṉ °oruva-</text:span></text:p>
      <text:p text:style-name="P33"><text:span text:style-name="Emphasis"><text:span text:style-name="T383"/></text:span></text:p>
      <text:p text:style-name="P33"><text:span text:style-name="Emphasis"><text:span text:style-name="T356">[9.] (n)ṉukku nicatam nellukku</text:span></text:span><text:span text:style-name="Emphasis"><text:span text:style-name="T521">ṟuṇiyum °</text:span></text:span><text:span text:style-name="Emphasis"><text:span text:style-name="T356">āka nellu °āyirattunāṉūṟṟu °eṇkalane tūṇi patakku —</text:span></text:span></text:p>
      <text:p text:style-name="P249"/>
      <text:p text:style-name="P309"><text:span text:style-name="Emphasis"><text:span text:style-name="T532">----------------------------------</text:span></text:span></text:p>
      <text:p text:style-name="P292"><text:span text:style-name="Emphasis"><text:span text:style-name="T461"/></text:span></text:p>
      <text:p text:style-name="P292"><text:span text:style-name="Emphasis"><text:span text:style-name="T509"/></text:span></text:p>
      <text:h text:style-name="Heading_20_2" text:outline-level="2"><text:span text:style-name="Emphasis"><text:span text:style-name="T440">Ins. 60</text:span></text:span><text:span text:style-name="Emphasis"><text:span text:style-name="T444"> </text:span></text:span><text:span text:style-name="Emphasis"><text:span text:style-name="T448">Tirunaṟaiyūr</text:span></text:span><text:span text:style-name="Emphasis"><text:span text:style-name="T463">2</text:span></text:span><text:span text:style-name="Emphasis"><text:span text:style-name="T454"> [Naṟaiyūrccittīccuram - KT065]</text:span></text:span></text:h>
      <text:p text:style-name="P603"><text:span text:style-name="Emphasis"><text:span text:style-name="T693"/></text:span></text:p>
      <text:p text:style-name="P605"><text:span text:style-name="Emphasis"><text:span text:style-name="T637"/></text:span></text:p>
      <text:p text:style-name="P617"><text:span text:style-name="Emphasis"><text:span text:style-name="T688"/></text:span></text:p>
      <text:p text:style-name="P617"><text:span text:style-name="Emphasis"><text:span text:style-name="T701"/></text:span></text:p>
      <text:p text:style-name="P62"><text:span text:style-name="T18">[1.] </text:span><text:span text:style-name="T18"><text:note text:id="ftn521" text:note-class="footnote"><text:note-citation>520</text:note-citation><text:note-body><text:p text:style-name="P656"><text:s/>H. Krishna Sastri (<text:span text:style-name="T542">SII </text:span>3: 149, n. 1 p. 298) suggérait de combler cette première lacune par <text:span text:style-name="T547">svasti śrī ko parakesarivarmarā</text:span>-. Compte tenu du fait que l'on ignore totalement l'ampleur et le contenu de la portion d'épigraphe manquante, il nous semble que rien n'autorise cette restitution.</text:p></text:note-body></text:note></text:span>[…]ṉa <text:span text:style-name="T119">śrī</text:span><text:span text:style-name="T99">°uttamacoḻa</text:span><text:span text:style-name="T93">de</text:span><text:span text:style-name="T99">varaittiruvayiṟu vāytta °uṭaiyapirāṭṭiyār <text:s/></text:span><text:soft-page-break/><text:span text:style-name="T119">śrī</text:span><text:span text:style-name="T99">pirāntakaṉmātevaṭikaḷārā[ṉa <text:s/></text:span><text:span text:style-name="T134">śrī</text:span><text:span text:style-name="T109">cempiyan]māteviyār <text:s/>tiru-[naṟai]yūrnā[ṭṭu </text:span><text:span text:style-name="T134">brahma</text:span><text:span text:style-name="T109">te]yam tirunaṟaiyūr </text:span><text:span text:style-name="T110">si</text:span><text:span text:style-name="T134">ddhe</text:span><text:span text:style-name="T545">śva</text:span><text:span text:style-name="T1">ra</text:span>muṭaiya-<text:span text:style-name="T1">mahā</text:span>[te]varkku tiruvamutukkum ti-</text:p>
      <text:p text:style-name="P63"/>
      <text:p text:style-name="P63">[2.] […]ta <text:s/>nila <text:s/>[6] veli <text:s/>°itaṉāl ceyyum pala nivantamā[vatu] muṉṟu<text:note text:id="ftn522" text:note-class="footnote"><text:note-citation>521</text:note-citation><text:note-body><text:p text:style-name="Footnote"><text:s/><text:span text:style-name="T586">M</text:span><text:span text:style-name="T588">uṉṟu</text:span><text:span text:style-name="T600"> : lire </text:span><text:span text:style-name="T588">mūṉṟu.</text:span></text:p></text:note-body></text:note> potiṉukku tiruvamutarici […] p[o]ti[ṉu]kkuṅka[ṟiyamu]tinukkum […]muṉṟu <text:note text:id="ftn523" text:note-class="footnote"><text:note-citation>522</text:note-citation><text:note-body><text:p text:style-name="Footnote"><text:s/><text:span text:style-name="T588">Idem.</text:span></text:p></text:note-body></text:note> (po)poti[ṉu]kkum neyyamutuṉā[…] <text:s/>mu[ṉṟu]<text:note text:id="ftn524" text:note-class="footnote"><text:note-citation>523</text:note-citation><text:note-body><text:p text:style-name="Footnote"><text:s/><text:span text:style-name="T542">Idem.</text:span></text:p></text:note-body></text:note> potiṉukku °aṭaikkāy</text:p>
      <text:p text:style-name="P63">[3.] […]ṇamukkaiciṉā[…] muṉṟu<text:note text:id="ftn525" text:note-class="footnote"><text:note-citation>524</text:note-citation><text:note-body><text:p text:style-name="Footnote"><text:s/><text:span text:style-name="T542">Idem.</text:span></text:p></text:note-body></text:note> potum°amutuceyya vāḻaippaḻam<text:line-break/>13ṉā[…] muṉṟu<text:note text:id="ftn526" text:note-class="footnote"><text:note-citation>525</text:note-citation><text:note-body><text:p text:style-name="Footnote"><text:s/><text:span text:style-name="T542">Id.</text:span></text:p></text:note-body></text:note> […][kkum] caṟkarai […] °ārātikkum [pirāma]ṇaṉ 1kku kappaṭamutaluḷpaṭa [8] pati nāḻi nel tirununtāvi[ḷa]kku […] citārikku kaṟ-/</text:p>
      <text:p text:style-name="P245"/>
      <text:p text:style-name="P63">[4.] […]taṉa[…] ney […] pāl […] tayi[r*][…] pori[…] tiru[…]vaiyiṟṟu [koṇṭu] <text:span text:style-name="T545">sna</text:span><text:span text:style-name="T1">pa</text:span>ṉa<text:span text:style-name="T545">travya</text:span>ṅkaḷukku […] <text:span text:style-name="T1">jalapa</text:span>vi<text:span text:style-name="T545">tra</text:span>muṭpaṭa maṟṟu veṇṭum […] kalaca-</text:p>
      <text:p text:style-name="P245"/>
      <text:p text:style-name="P63">[5.] […]m […]maṟṟum veṇṭum kalacamu[ñ*]cey[yuṅ*] kucavanukku […] tiruccuṇṇamiṭikkum potu […] cuṇṇamiṭi[…] ku[…]ṉaiyaṭṭum […] pālikaik<text:note text:id="ftn527" text:note-class="footnote"><text:note-citation>526</text:note-citation><text:note-body><text:p text:style-name="Footnote"><text:s/><text:span text:style-name="T542">Kiḻ</text:span> : lire <text:span text:style-name="T542">kīḻ.</text:span></text:p></text:note-body></text:note>kiḻaṭṭa[…] muḷaiyk[ki] veṇṭu[m*] va<text:span text:style-name="T545">stu</text:span>kkaḷuk[ku] […] pu<text:span text:style-name="T545">ṇy</text:span><text:span text:style-name="T1">āha</text:span>[<text:span text:style-name="T1">ñ</text:span>*]ce[y*]yum <text:span text:style-name="T545">br</text:span><text:span text:style-name="T617">ā</text:span><text:span text:style-name="T545">hma</text:span>ṇa-</text:p>
      <text:p text:style-name="P245"/>
      <text:p text:style-name="P63">[6.] […] caṟkarai 5 palattiṉāl […] vāḻaippaḻam 35 °aṭaikkāyamutu […]kku […]ṟukkuppalakāyam °āka […] <text:span text:style-name="T1">sa</text:span>ṅkirānti(r)nukku […] °āka <text:span text:style-name="T1">sa</text:span>mkirā<text:span text:style-name="T542">nti</text:span>[…]ṉā[…] °uttama[…]/ </text:p>
      <text:p text:style-name="P245"/>
      <text:p text:style-name="P63">[7.] °eḻuntaruḷu[m] tevaṟkkucciyampotaikku tiruvamutinukku °arici […] <text:soft-page-break/>°ivvaṇṇattāl [1]5 kaṟi°amutinukku</text:p>
      <text:p text:style-name="P245"/>
      <text:p text:style-name="P63">[8.] °āka °ōrāṇṭu[…]kku […] tiruviḻāṉāḷāl °uṇṭaḻivinukku [...] °āka nittallaḻivukkum <text:span text:style-name="T1">saṃ</text:span>[kirā]-</text:p>
      <text:p text:style-name="P245"/>
      <text:p text:style-name="P63">[9.] <text:span text:style-name="T542">nti</text:span> 12nukkum pariccaṭṭamirāṇaiyinukkum tiruviḻā °eḻuntaruḷun tevarkkum tiruviḻā °uṇṭaḻivinukkumāka celavāṉa</text:p>
      <text:p text:style-name="P245"/>
      <text:p text:style-name="P63">[10.] […] °itunukku nivantamāvatu tirunaṟaiyūrnāṭṭu melaṭavāy tevatāṉamāka °iṟai°ili ceytu </text:p>
      <text:p text:style-name="P361"/>
      <text:p text:style-name="P323">[11.] °uṭaiyār kuṭutta nilamā[va]tu […]</text:p>
      <text:p text:style-name="P306"><text:span text:style-name="Emphasis"><text:span text:style-name="T532">----------------------------------</text:span></text:span></text:p>
      <text:h text:style-name="Heading_20_2" text:outline-level="2"><text:span text:style-name="Emphasis"><text:span text:style-name="T440">Ins. 61 </text:span></text:span><text:span text:style-name="Emphasis"><text:span text:style-name="T449">Tiruvicalūr</text:span></text:span><text:span text:style-name="Emphasis"><text:span text:style-name="T464">3</text:span></text:span><text:span text:style-name="Emphasis"><text:span text:style-name="T455"> [Viyalūr – KV43]</text:span></text:span></text:h>
      <text:p text:style-name="P603"><text:span text:style-name="Emphasis"><text:span text:style-name="T637"/></text:span></text:p>
      <text:p text:style-name="P607"><text:span text:style-name="Emphasis"><text:span text:style-name="T637"/></text:span></text:p>
      <text:p text:style-name="P619"><text:span text:style-name="Emphasis"><text:span text:style-name="T691"/></text:span></text:p>
      <text:p text:style-name="P619"><text:span text:style-name="Emphasis"><text:span text:style-name="T697"/></text:span></text:p>
      <text:p text:style-name="P173"><text:span text:style-name="Emphasis"><text:span text:style-name="T319">[1.]</text:span></text:span> <text:span text:style-name="Emphasis"><text:span text:style-name="T328">❘❘</text:span></text:span><text:span text:style-name="T554"> </text:span><text:span text:style-name="T545">svasti śrī </text:span><text:span text:style-name="T554">[</text:span><text:span text:style-name="Emphasis"><text:span text:style-name="T328">❘❘</text:span></text:span><text:span text:style-name="T554">*] </text:span>koparake<text:span text:style-name="T1">sa</text:span>ri[<text:span text:style-name="T1">pa</text:span>]<text:span text:style-name="T545">nma</text:span><text:span text:style-name="T617">rā</text:span>ṉa <text:s/><text:span text:style-name="T545">śrī</text:span>ka<text:span text:style-name="T545">ṇḍa</text:span>rātitta [<text:span text:style-name="T545">śrī</text:span>] <text:span text:style-name="T545">śrī</text:span>matu<text:span text:style-name="T1">rā</text:span>[<text:span text:style-name="T542">nta</text:span>karai]tti[ruvayi]ṟu vāytta °uṭaiya[...]<text:note text:id="ftn528" text:note-class="footnote"><text:note-citation>527</text:note-citation><text:note-body><text:p text:style-name="Footnote"><text:s/><text:span text:style-name="T600">On restituera cette lacune ainsi : °</text:span><text:span text:style-name="T588">uṭaiya</text:span><text:span text:style-name="T600">[...]</text:span><text:span text:style-name="T596">pirāṭṭiyār</text:span><text:span text:style-name="T588"> </text:span><text:span text:style-name="T596">cempi</text:span><text:span text:style-name="T600">-. </text:span></text:p></text:note-body></text:note> <text:s text:c="3"/></text:p>
      <text:p text:style-name="P257"/>
      <text:p text:style-name="P174">[2.] yaṉ<text:span text:style-name="T1">mahāde</text:span>viyār tiruvicalūr<text:span text:style-name="T1">paramasuvāmi</text:span>kku °<text:span text:style-name="T1">a[bhi]ṣe</text:span>kam cey[vit][...]<text:note text:id="ftn529" text:note-class="footnote"><text:note-citation>528</text:note-citation><text:note-body><text:p text:style-name="Footnote"><text:s/><text:span text:style-name="T596">Ici on peut effectuer la restitution suivante : </text:span><text:span text:style-name="T588">cey</text:span><text:span text:style-name="T600">[</text:span><text:span text:style-name="T588">vit</text:span><text:span text:style-name="T600">]</text:span><text:span text:style-name="T596">ta</text:span><text:span text:style-name="T588"> </text:span><text:span text:style-name="T596">nāṉṟu</text:span><text:span text:style-name="T600">. </text:span></text:p></text:note-body></text:note> [pa]ṇṭā[rat]til °o[...]<text:note text:id="ftn530" text:note-class="footnote"><text:note-citation>529</text:note-citation><text:note-body><text:p text:style-name="Footnote"><text:s/><text:span text:style-name="T600">Ici, restituer </text:span><text:span text:style-name="T588">°o</text:span><text:span text:style-name="T596">ṭukki</text:span><text:span text:style-name="T588">ṉa.</text:span><text:span text:style-name="T600"> </text:span></text:p></text:note-body></text:note></text:p>
      <text:p text:style-name="P257"/>
      <text:p text:style-name="P174">[3.] ṉa [nāya]ṟṟu varakkāṭṭiṉa tiruppoṟkoḷkai[y] melaik[kaṇ]ṭam 1ṉāl p[...]<text:note text:id="ftn531" text:note-class="footnote"><text:note-citation>530</text:note-citation><text:note-body><text:p text:style-name="Footnote"><text:s/><text:span text:style-name="T600">Cette lacune peut être comblée ainsi : </text:span><text:span text:style-name="T588">p</text:span><text:span text:style-name="T596">oṉ 355 mu</text:span><text:span text:style-name="T588">ṉṉūṟṟu.</text:span></text:p></text:note-body></text:note> ṉṉūṟṟu°a[y]- <text:s/></text:p>
      <text:p text:style-name="P257"/>
      <text:p text:style-name="P174">[4.] [m]pattu °ay[ñkaḻa]ñcu °itil °eṟiṉa māṇikkam °oṉṟu °itiṉaiccuḻa °e[ṟi]ṉa vayiram <text:span text:style-name="T147">[…]</text:span> vaiccai<text:span text:style-name="T147">[…]</text:span></text:p>
      <text:p text:style-name="P174"><text:span text:style-name="Emphasis"><text:span text:style-name="T378"/></text:span></text:p>
      <text:p text:style-name="P174"><text:span text:style-name="Emphasis"><text:span text:style-name="T319">[5.] ttu cuṟṟuppalacaviyu</text:span></text:span><text:span text:style-name="Emphasis"><text:span text:style-name="T338">ntū</text:span></text:span><text:span text:style-name="Emphasis"><text:span text:style-name="T319">kaḻumā 4[17]3 nālāyi[rattu]°orunūṟṟu <text:s text:c="2"/>°eḻupattumu[ṉ][…]ḷḷike […]</text:span></text:span></text:p>
      <text:p text:style-name="P249"/>
      <text:p text:style-name="P308"><text:soft-page-break/><text:span text:style-name="Emphasis"><text:span text:style-name="T532">----------------------------------</text:span></text:span></text:p>
      <text:p text:style-name="P292"><text:span text:style-name="Emphasis"><text:span text:style-name="T440"/></text:span></text:p>
      <text:p text:style-name="P292"><text:span text:style-name="Emphasis"><text:span text:style-name="T472"/></text:span></text:p>
      <text:h text:style-name="Heading_20_2" text:outline-level="2"><text:span text:style-name="Emphasis"><text:span text:style-name="T440">Ins. 62</text:span></text:span><text:span text:style-name="Emphasis"><text:span text:style-name="T444"> </text:span></text:span><text:span text:style-name="Emphasis"><text:span text:style-name="T452">Tiruvēḷvikkuṭi (</text:span></text:span><text:span text:style-name="Emphasis"><text:span text:style-name="T448">Tiruviḷākkuṭi</text:span></text:span><text:span text:style-name="Emphasis"><text:span text:style-name="T452">)</text:span></text:span><text:span text:style-name="Emphasis"><text:span text:style-name="T448"> </text:span></text:span><text:span text:style-name="Emphasis"><text:span text:style-name="T454">[Vēḷvikkuṭi - KV23]</text:span></text:span></text:h>
      <text:p text:style-name="P292"><text:span text:style-name="Emphasis"><text:span text:style-name="T483"/></text:span></text:p>
      <text:p text:style-name="P708"><text:span text:style-name="Emphasis"><text:span text:style-name="T689"/></text:span></text:p>
      <text:p text:style-name="P617"><text:span text:style-name="Emphasis"><text:span text:style-name="T699"/></text:span></text:p>
      <text:p text:style-name="P128"><text:span text:style-name="T70">[1.] </text:span><text:span text:style-name="T545">svasti </text:span><text:span text:style-name="T171">śrī</text:span><text:span text:style-name="T147"> <text:s/>[</text:span><text:span text:style-name="Emphasis"><text:span text:style-name="T328">❘❘</text:span></text:span><text:span text:style-name="T147">*] </text:span><text:span text:style-name="T148">yā</text:span><text:span text:style-name="T147">ṇṭu °āṟāvatu tiru</text:span><text:span text:style-name="T148">-</text:span></text:p>
      <text:p text:style-name="P129"><text:span text:style-name="T147">[2.] v</text:span><text:span text:style-name="T148">{e}ḻvikkuṭi °āḻvārkku °uṭaiyapirāṭ-</text:span></text:p>
      <text:p text:style-name="P129"><text:span text:style-name="T147">[3.] </text:span><text:span text:style-name="T148">ṭiyār pirāntakan</text:span><text:span text:style-name="T69">mātevaṭikaḷārā- <text:s/></text:span></text:p>
      <text:p text:style-name="P368">[4.] <text:span text:style-name="T733">ṉa cempiyan</text:span><text:span text:style-name="T734">mahāde</text:span><text:span text:style-name="T733">viyār kuṭu- <text:s/></text:span></text:p>
      <text:p text:style-name="P368">[5.] [t]ta veḷḷikkalaicam °onṟu °itu ni-</text:p>
      <text:p text:style-name="P368">[6.] ṟaiṉūṟunāṟppattu °iru kaḻaiñ- <text:s text:c="14"/></text:p>
      <text:p text:style-name="P312">[7.] cu °itu pan<text:span text:style-name="T1">māhe</text:span><text:span text:style-name="T545">śva</text:span><text:span text:style-name="T1">rar ra</text:span>[<text:span text:style-name="T1">kṣ</text:span>*]<text:span text:style-name="T1">ai</text:span> [<text:span text:style-name="Emphasis"><text:span text:style-name="T443">❘❘</text:span></text:span>*] <text:s/></text:p>
      <text:p text:style-name="P316"><text:span text:style-name="Emphasis"><text:span text:style-name="T533">----------------------------------</text:span></text:span></text:p>
      <text:p text:style-name="P27"/>
      <text:h text:style-name="Heading_20_2" text:outline-level="2"><text:span text:style-name="T1">Ins. 63 </text:span><text:span text:style-name="T5">Uyyakkoṇṭāṉ Tirumalai</text:span><text:span text:style-name="T89">4 </text:span><text:span text:style-name="T6">[Kaṟkuṭi - KT004]</text:span></text:h>
      <text:p text:style-name="P679"/>
      <text:p text:style-name="P295"/>
      <text:p text:style-name="P295"/>
      <text:p text:style-name="P667"><text:span text:style-name="Emphasis"><text:span text:style-name="T358">« Encastré au début et au milieu. </text:span></text:span><text:span text:style-name="Emphasis"><text:span text:style-name="T359">Don de terre pour des offrandes au temple de Tirukkaṟkuḍi-Paramēśvara</text:span></text:span><text:span text:style-name="Emphasis"><text:span text:style-name="T366"> </text:span></text:span><text:span text:style-name="Emphasis"><text:span text:style-name="T359">à Nandivanmamaṅgalam, un </text:span></text:span><text:span text:style-name="Emphasis"><text:span text:style-name="T366">brahmadeya</text:span></text:span><text:span text:style-name="Emphasis"><text:span text:style-name="T359"> sur la rive sud (</text:span></text:span><text:span text:style-name="Emphasis"><text:span text:style-name="T366">teṉkarai</text:span></text:span><text:span text:style-name="Emphasis"><text:span text:style-name="T359">), par Parāntakaṉ-Mādēvaḍigaḷ</text:span></text:span><text:span text:style-name="Emphasis"><text:span text:style-name="T366"> </text:span></text:span><text:span text:style-name="Emphasis"><text:span text:style-name="T359">alias Śembiyaṉmādēvi. Mentionne le canal Vairamēga-vā[y]kkāl</text:span></text:span><text:span text:style-name="Emphasis"><text:span text:style-name="T359"><text:note text:id="ftn532" text:note-class="footnote"><text:note-citation>531</text:note-citation><text:note-body><text:p text:style-name="P656"><text:s/><text:span text:style-name="Emphasis"><text:span text:style-name="T294">« </text:span></text:span><text:span text:style-name="Emphasis"><text:span text:style-name="T305">Built in at the beginning and in the middle. Gift of land for offerings to the temple of Tirukkaṟkuḍi-Paramēśvara in Nandivanmamaṅgalam a brahmadeya on the southern bank (teṉkarai), by Parāntakaṉ-Mādēvaḍigaḷ alias Śembiyaṉmādēvi. Mentions the channel Vairamēga-vā[y]kkāl</text:span></text:span><text:span text:style-name="Emphasis"><text:span text:style-name="T294"> ». Cit. </text:span></text:span><text:span text:style-name="Emphasis"><text:span text:style-name="T286">ARE </text:span></text:span><text:span text:style-name="Emphasis"><text:span text:style-name="T294">458 of 1908.</text:span></text:span></text:p></text:note-body></text:note></text:span></text:span><text:span text:style-name="Emphasis"><text:span text:style-name="T359"> ».</text:span></text:span></text:p>
      <text:p text:style-name="P668"><text:span text:style-name="Emphasis"><text:span text:style-name="T359"/></text:span></text:p>
      <text:p text:style-name="P317"><text:span text:style-name="Emphasis"><text:span text:style-name="T447">----------------------------------</text:span></text:span></text:p>
      <text:p text:style-name="P317"><text:span text:style-name="Emphasis"><text:span text:style-name="T447"/></text:span></text:p>
      <text:p text:style-name="P317"><text:span text:style-name="Emphasis"><text:span text:style-name="T447"/></text:span></text:p>
      <text:p text:style-name="P317"><text:span text:style-name="Emphasis"><text:span text:style-name="T447"/></text:span></text:p>
      <text:p text:style-name="P317"><text:soft-page-break/><text:span text:style-name="Emphasis"><text:span text:style-name="T447"/></text:span></text:p>
      <text:p text:style-name="P99"><text:span text:style-name="Emphasis"><text:span text:style-name="T538"/></text:span></text:p>
      <text:p text:style-name="P97"><text:span text:style-name="Emphasis"><text:span text:style-name="T536"/></text:span></text:p>
      <text:p text:style-name="P326"><text:span text:style-name="Emphasis"><text:span text:style-name="T531"/></text:span></text:p>
      <text:p text:style-name="P320"><text:span text:style-name="Emphasis"><text:span text:style-name="T533"/></text:span></text:p>
      <text:p text:style-name="P480"><text:span text:style-name="Emphasis"><text:span text:style-name="T539"/></text:span></text:p>
      <text:p text:style-name="P481"><text:span text:style-name="Emphasis"><text:span text:style-name="T520"/></text:span></text:p>
      <text:p text:style-name="P327"><text:span text:style-name="Emphasis"><text:span text:style-name="T52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Ganapathy" svg:font-family="Ganapathy" style:font-family-generic="swiss" style:font-pitch="variable"/>
    <style:font-face style:name="Ganapathy1" svg:font-family="Ganapathy" style:font-family-generic="system" style:font-pitch="variable"/>
    <style:font-face style:name="Gentium" svg:font-family="Gentium" style:font-pitch="variable"/>
    <style:font-face style:name="Helvetica" svg:font-family="Helvetica" style:font-family-generic="swiss"/>
    <style:font-face style:name="Helvetica1" svg:font-family="Helvetica"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mil Sangam MN" svg:font-family="'Tamil Sangam MN'" style:font-pitch="variable"/>
    <style:font-face style:name="Telugu Sangam MN" svg:font-family="'Telugu Sangam MN'"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NewRomanPS-ItalicMT" svg:font-family="TimesNewRomanPS-ItalicMT" style:font-family-generic="swiss"/>
    <style:font-face style:name="TimesNewRomanPSMT" svg:font-family="TimesNewRomanPSMT" style:font-family-generic="roman"/>
    <style:font-face style:name="TimesNewRomanPSMT1" svg:font-family="TimesNewRomanPSMT" style:font-family-generic="system" style:font-pitch="variable"/>
    <style:font-face style:name="nRWÿ" svg:font-family="nRWÿ"/>
    <style:font-face style:name="ð]`[ÿ" svg:font-family="ð]`[ÿ"/>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1811in" fo:margin-bottom="1.1811in" fo:margin-left="1.5752in" fo:margin-right="1.1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3-26T16:37:09</meta:creation-date>
    <dc:date>2024-05-07T18:18:46.823090137</dc:date>
    <meta:editing-duration>P123DT14H21M37S</meta:editing-duration>
    <meta:editing-cycles>619</meta:editing-cycles>
    <meta:generator>LibreOffice/7.6.6.3$Linux_X86_64 LibreOffice_project/60$Build-3</meta:generator>
    <dc:creator>Michaël Meyer</dc:creator>
    <meta:document-statistic meta:table-count="0" meta:image-count="0" meta:object-count="0" meta:page-count="125" meta:paragraph-count="2060" meta:word-count="17615" meta:character-count="152408" meta:non-whitespace-character-count="135038"/>
  </office:meta>
</office:document-meta>
</file>